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nk_1.receiver_i.routed_msg_sub.network" table:style-name="ta1">
        <table:shapes>
          <draw:frame draw:z-index="0" draw:style-name="gr1" draw:text-style-name="P1" svg:width="453.51pt" svg:height="255.09pt" svg:x="339.14pt" svg:y="2.83pt">
            <draw:object draw:notify-on-update-of-ranges="'sink_1.receiver_i.routed_msg_sub.network'.D1:'sink_1.receiver_i.routed_msg_sub.network'.D1 'sink_1.receiver_i.routed_msg_sub.network'.D2:'sink_1.receiver_i.routed_msg_sub.network'.D1476 'sink_1.receiver_i.routed_msg_sub.network'.E1:'sink_1.receiver_i.routed_msg_sub.network'.E1 'sink_1.receiver_i.routed_msg_sub.network'.E2:'sink_1.receiver_i.routed_msg_sub.network'.E147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770905.45562" calcext:value-type="float">
            <text:p>1442770905.45562</text:p>
          </table:table-cell>
          <table:table-cell office:value-type="float" office:value="8096" calcext:value-type="float">
            <text:p>8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770905.46398" calcext:value-type="float">
            <text:p>1442770905.46398</text:p>
          </table:table-cell>
          <table:table-cell office:value-type="float" office:value="8096" calcext:value-type="float">
            <text:p>8096</text:p>
          </table:table-cell>
          <table:table-cell table:formula="of:=[.B3]-[.B$2]" office:value-type="float" office:value="0.00835919380187988" calcext:value-type="float">
            <text:p>0.0083591938</text:p>
          </table:table-cell>
          <table:table-cell table:formula="of:=[.C3]/([.D3]-[.D2])" office:value-type="float" office:value="968514.451498816" calcext:value-type="float">
            <text:p>968514.4514988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770905.48081" calcext:value-type="float">
            <text:p>1442770905.48081</text:p>
          </table:table-cell>
          <table:table-cell office:value-type="float" office:value="8096" calcext:value-type="float">
            <text:p>8096</text:p>
          </table:table-cell>
          <table:table-cell table:formula="of:=[.B4]-[.B$2]" office:value-type="float" office:value="0.0251827239990234" calcext:value-type="float">
            <text:p>0.025182724</text:p>
          </table:table-cell>
          <table:table-cell table:formula="of:=[.C4]/([.D4]-[.D3])" office:value-type="float" office:value="481230.746765302" calcext:value-type="float">
            <text:p>481230.7467653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770905.4834" calcext:value-type="float">
            <text:p>1442770905.4834</text:p>
          </table:table-cell>
          <table:table-cell office:value-type="float" office:value="8096" calcext:value-type="float">
            <text:p>8096</text:p>
          </table:table-cell>
          <table:table-cell table:formula="of:=[.B5]-[.B$2]" office:value-type="float" office:value="0.0277731418609619" calcext:value-type="float">
            <text:p>0.0277731419</text:p>
          </table:table-cell>
          <table:table-cell table:formula="of:=[.C5]/([.D5]-[.D4])" office:value-type="float" office:value="3125364.49001381" calcext:value-type="float">
            <text:p>3125364.490013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770905.48919" calcext:value-type="float">
            <text:p>1442770905.48919</text:p>
          </table:table-cell>
          <table:table-cell office:value-type="float" office:value="8096" calcext:value-type="float">
            <text:p>8096</text:p>
          </table:table-cell>
          <table:table-cell table:formula="of:=[.B6]-[.B$2]" office:value-type="float" office:value="0.0335705280303955" calcext:value-type="float">
            <text:p>0.033570528</text:p>
          </table:table-cell>
          <table:table-cell table:formula="of:=[.C6]/([.D6]-[.D5])" office:value-type="float" office:value="1396491.41240336" calcext:value-type="float">
            <text:p>1396491.412403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770905.50602" calcext:value-type="float">
            <text:p>1442770905.50602</text:p>
          </table:table-cell>
          <table:table-cell office:value-type="float" office:value="8096" calcext:value-type="float">
            <text:p>8096</text:p>
          </table:table-cell>
          <table:table-cell table:formula="of:=[.B7]-[.B$2]" office:value-type="float" office:value="0.0503911972045898" calcext:value-type="float">
            <text:p>0.0503911972</text:p>
          </table:table-cell>
          <table:table-cell table:formula="of:=[.C7]/([.D7]-[.D6])" office:value-type="float" office:value="481312.599169395" calcext:value-type="float">
            <text:p>481312.5991693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770905.50861" calcext:value-type="float">
            <text:p>1442770905.50861</text:p>
          </table:table-cell>
          <table:table-cell office:value-type="float" office:value="8096" calcext:value-type="float">
            <text:p>8096</text:p>
          </table:table-cell>
          <table:table-cell table:formula="of:=[.B8]-[.B$2]" office:value-type="float" office:value="0.0529868602752686" calcext:value-type="float">
            <text:p>0.0529868603</text:p>
          </table:table-cell>
          <table:table-cell table:formula="of:=[.C8]/([.D8]-[.D7])" office:value-type="float" office:value="3119048.88252044" calcext:value-type="float">
            <text:p>3119048.882520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770905.51443" calcext:value-type="float">
            <text:p>1442770905.51443</text:p>
          </table:table-cell>
          <table:table-cell office:value-type="float" office:value="8096" calcext:value-type="float">
            <text:p>8096</text:p>
          </table:table-cell>
          <table:table-cell table:formula="of:=[.B9]-[.B$2]" office:value-type="float" office:value="0.0588059425354004" calcext:value-type="float">
            <text:p>0.0588059425</text:p>
          </table:table-cell>
          <table:table-cell table:formula="of:=[.C9]/([.D9]-[.D8])" office:value-type="float" office:value="1391284.67996886" calcext:value-type="float">
            <text:p>1391284.679968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770905.52287" calcext:value-type="float">
            <text:p>1442770905.52287</text:p>
          </table:table-cell>
          <table:table-cell office:value-type="float" office:value="8096" calcext:value-type="float">
            <text:p>8096</text:p>
          </table:table-cell>
          <table:table-cell table:formula="of:=[.B10]-[.B$2]" office:value-type="float" office:value="0.0672473907470703" calcext:value-type="float">
            <text:p>0.0672473907</text:p>
          </table:table-cell>
          <table:table-cell table:formula="of:=[.C10]/([.D10]-[.D9])" office:value-type="float" office:value="959077.139015986" calcext:value-type="float">
            <text:p>959077.1390159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770905.53973" calcext:value-type="float">
            <text:p>1442770905.53973</text:p>
          </table:table-cell>
          <table:table-cell office:value-type="float" office:value="8096" calcext:value-type="float">
            <text:p>8096</text:p>
          </table:table-cell>
          <table:table-cell table:formula="of:=[.B11]-[.B$2]" office:value-type="float" office:value="0.0841009616851807" calcext:value-type="float">
            <text:p>0.0841009617</text:p>
          </table:table-cell>
          <table:table-cell table:formula="of:=[.C11]/([.D11]-[.D10])" office:value-type="float" office:value="480372.974352445" calcext:value-type="float">
            <text:p>480372.9743524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770905.54231" calcext:value-type="float">
            <text:p>1442770905.54231</text:p>
          </table:table-cell>
          <table:table-cell office:value-type="float" office:value="8096" calcext:value-type="float">
            <text:p>8096</text:p>
          </table:table-cell>
          <table:table-cell table:formula="of:=[.B12]-[.B$2]" office:value-type="float" office:value="0.0866837501525879" calcext:value-type="float">
            <text:p>0.0866837502</text:p>
          </table:table-cell>
          <table:table-cell table:formula="of:=[.C12]/([.D12]-[.D11])" office:value-type="float" office:value="3134596.61995754" calcext:value-type="float">
            <text:p>3134596.619957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770905.55658" calcext:value-type="float">
            <text:p>1442770905.55658</text:p>
          </table:table-cell>
          <table:table-cell office:value-type="float" office:value="8096" calcext:value-type="float">
            <text:p>8096</text:p>
          </table:table-cell>
          <table:table-cell table:formula="of:=[.B13]-[.B$2]" office:value-type="float" office:value="0.100959539413452" calcext:value-type="float">
            <text:p>0.1009595394</text:p>
          </table:table-cell>
          <table:table-cell table:formula="of:=[.C13]/([.D13]-[.D12])" office:value-type="float" office:value="567114.003440386" calcext:value-type="float">
            <text:p>567114.0034403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770905.64384" calcext:value-type="float">
            <text:p>1442770905.64384</text:p>
          </table:table-cell>
          <table:table-cell office:value-type="float" office:value="8096" calcext:value-type="float">
            <text:p>8096</text:p>
          </table:table-cell>
          <table:table-cell table:formula="of:=[.B14]-[.B$2]" office:value-type="float" office:value="0.188218116760254" calcext:value-type="float">
            <text:p>0.1882181168</text:p>
          </table:table-cell>
          <table:table-cell table:formula="of:=[.C14]/([.D14]-[.D13])" office:value-type="float" office:value="92781.709789092" calcext:value-type="float">
            <text:p>92781.7097890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770905.64643" calcext:value-type="float">
            <text:p>1442770905.64643</text:p>
          </table:table-cell>
          <table:table-cell office:value-type="float" office:value="8096" calcext:value-type="float">
            <text:p>8096</text:p>
          </table:table-cell>
          <table:table-cell table:formula="of:=[.B15]-[.B$2]" office:value-type="float" office:value="0.19080662727356" calcext:value-type="float">
            <text:p>0.1908066273</text:p>
          </table:table-cell>
          <table:table-cell table:formula="of:=[.C15]/([.D15]-[.D14])" office:value-type="float" office:value="3127667.42046606" calcext:value-type="float">
            <text:p>3127667.420466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770905.64903" calcext:value-type="float">
            <text:p>1442770905.64903</text:p>
          </table:table-cell>
          <table:table-cell office:value-type="float" office:value="8096" calcext:value-type="float">
            <text:p>8096</text:p>
          </table:table-cell>
          <table:table-cell table:formula="of:=[.B16]-[.B$2]" office:value-type="float" office:value="0.193406343460083" calcext:value-type="float">
            <text:p>0.1934063435</text:p>
          </table:table-cell>
          <table:table-cell table:formula="of:=[.C16]/([.D16]-[.D15])" office:value-type="float" office:value="3114186.09537784" calcext:value-type="float">
            <text:p>3114186.095377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770905.65611" calcext:value-type="float">
            <text:p>1442770905.65611</text:p>
          </table:table-cell>
          <table:table-cell office:value-type="float" office:value="8096" calcext:value-type="float">
            <text:p>8096</text:p>
          </table:table-cell>
          <table:table-cell table:formula="of:=[.B17]-[.B$2]" office:value-type="float" office:value="0.200482845306396" calcext:value-type="float">
            <text:p>0.2004828453</text:p>
          </table:table-cell>
          <table:table-cell table:formula="of:=[.C17]/([.D17]-[.D16])" office:value-type="float" office:value="1144068.09689701" calcext:value-type="float">
            <text:p>1144068.096897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770905.65866" calcext:value-type="float">
            <text:p>1442770905.65866</text:p>
          </table:table-cell>
          <table:table-cell office:value-type="float" office:value="8096" calcext:value-type="float">
            <text:p>8096</text:p>
          </table:table-cell>
          <table:table-cell table:formula="of:=[.B18]-[.B$2]" office:value-type="float" office:value="0.203038692474365" calcext:value-type="float">
            <text:p>0.2030386925</text:p>
          </table:table-cell>
          <table:table-cell table:formula="of:=[.C18]/([.D18]-[.D17])" office:value-type="float" office:value="3167638.54328358" calcext:value-type="float">
            <text:p>3167638.543283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770905.66122" calcext:value-type="float">
            <text:p>1442770905.66122</text:p>
          </table:table-cell>
          <table:table-cell office:value-type="float" office:value="8096" calcext:value-type="float">
            <text:p>8096</text:p>
          </table:table-cell>
          <table:table-cell table:formula="of:=[.B19]-[.B$2]" office:value-type="float" office:value="0.205599308013916" calcext:value-type="float">
            <text:p>0.205599308</text:p>
          </table:table-cell>
          <table:table-cell table:formula="of:=[.C19]/([.D19]-[.D18])" office:value-type="float" office:value="3161739.77504655" calcext:value-type="float">
            <text:p>3161739.775046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770905.66486" calcext:value-type="float">
            <text:p>1442770905.66486</text:p>
          </table:table-cell>
          <table:table-cell office:value-type="float" office:value="8096" calcext:value-type="float">
            <text:p>8096</text:p>
          </table:table-cell>
          <table:table-cell table:formula="of:=[.B20]-[.B$2]" office:value-type="float" office:value="0.209235668182373" calcext:value-type="float">
            <text:p>0.2092356682</text:p>
          </table:table-cell>
          <table:table-cell table:formula="of:=[.C20]/([.D20]-[.D19])" office:value-type="float" office:value="2226402.12326252" calcext:value-type="float">
            <text:p>2226402.123262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770905.66742" calcext:value-type="float">
            <text:p>1442770905.66742</text:p>
          </table:table-cell>
          <table:table-cell office:value-type="float" office:value="8096" calcext:value-type="float">
            <text:p>8096</text:p>
          </table:table-cell>
          <table:table-cell table:formula="of:=[.B21]-[.B$2]" office:value-type="float" office:value="0.211795091629028" calcext:value-type="float">
            <text:p>0.2117950916</text:p>
          </table:table-cell>
          <table:table-cell table:formula="of:=[.C21]/([.D21]-[.D20])" office:value-type="float" office:value="3163212.40652073" calcext:value-type="float">
            <text:p>3163212.406520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770905.66997" calcext:value-type="float">
            <text:p>1442770905.66997</text:p>
          </table:table-cell>
          <table:table-cell office:value-type="float" office:value="8096" calcext:value-type="float">
            <text:p>8096</text:p>
          </table:table-cell>
          <table:table-cell table:formula="of:=[.B22]-[.B$2]" office:value-type="float" office:value="0.214349269866943" calcext:value-type="float">
            <text:p>0.2143492699</text:p>
          </table:table-cell>
          <table:table-cell table:formula="of:=[.C22]/([.D22]-[.D21])" office:value-type="float" office:value="3169708.31550453" calcext:value-type="float">
            <text:p>3169708.315504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770905.68159" calcext:value-type="float">
            <text:p>1442770905.68159</text:p>
          </table:table-cell>
          <table:table-cell office:value-type="float" office:value="8096" calcext:value-type="float">
            <text:p>8096</text:p>
          </table:table-cell>
          <table:table-cell table:formula="of:=[.B23]-[.B$2]" office:value-type="float" office:value="0.225969314575195" calcext:value-type="float">
            <text:p>0.2259693146</text:p>
          </table:table-cell>
          <table:table-cell table:formula="of:=[.C23]/([.D23]-[.D22])" office:value-type="float" office:value="696727.095572243" calcext:value-type="float">
            <text:p>696727.0955722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770905.68418" calcext:value-type="float">
            <text:p>1442770905.68418</text:p>
          </table:table-cell>
          <table:table-cell office:value-type="float" office:value="8096" calcext:value-type="float">
            <text:p>8096</text:p>
          </table:table-cell>
          <table:table-cell table:formula="of:=[.B24]-[.B$2]" office:value-type="float" office:value="0.22855544090271" calcext:value-type="float">
            <text:p>0.2285554409</text:p>
          </table:table-cell>
          <table:table-cell table:formula="of:=[.C24]/([.D24]-[.D23])" office:value-type="float" office:value="3130550.86051443" calcext:value-type="float">
            <text:p>3130550.860514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770905.68677" calcext:value-type="float">
            <text:p>1442770905.68677</text:p>
          </table:table-cell>
          <table:table-cell office:value-type="float" office:value="8096" calcext:value-type="float">
            <text:p>8096</text:p>
          </table:table-cell>
          <table:table-cell table:formula="of:=[.B25]-[.B$2]" office:value-type="float" office:value="0.231142282485962" calcext:value-type="float">
            <text:p>0.2311422825</text:p>
          </table:table-cell>
          <table:table-cell table:formula="of:=[.C25]/([.D25]-[.D24])" office:value-type="float" office:value="3129685.27041475" calcext:value-type="float">
            <text:p>3129685.270414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770905.69002" calcext:value-type="float">
            <text:p>1442770905.69002</text:p>
          </table:table-cell>
          <table:table-cell office:value-type="float" office:value="8096" calcext:value-type="float">
            <text:p>8096</text:p>
          </table:table-cell>
          <table:table-cell table:formula="of:=[.B26]-[.B$2]" office:value-type="float" office:value="0.234391450881958" calcext:value-type="float">
            <text:p>0.2343914509</text:p>
          </table:table-cell>
          <table:table-cell table:formula="of:=[.C26]/([.D26]-[.D25])" office:value-type="float" office:value="2491714.49838568" calcext:value-type="float">
            <text:p>2491714.498385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770905.70686" calcext:value-type="float">
            <text:p>1442770905.70686</text:p>
          </table:table-cell>
          <table:table-cell office:value-type="float" office:value="8096" calcext:value-type="float">
            <text:p>8096</text:p>
          </table:table-cell>
          <table:table-cell table:formula="of:=[.B27]-[.B$2]" office:value-type="float" office:value="0.251233100891113" calcext:value-type="float">
            <text:p>0.2512331009</text:p>
          </table:table-cell>
          <table:table-cell table:formula="of:=[.C27]/([.D27]-[.D26])" office:value-type="float" office:value="480712.994011807" calcext:value-type="float">
            <text:p>480712.9940118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770905.70945" calcext:value-type="float">
            <text:p>1442770905.70945</text:p>
          </table:table-cell>
          <table:table-cell office:value-type="float" office:value="8096" calcext:value-type="float">
            <text:p>8096</text:p>
          </table:table-cell>
          <table:table-cell table:formula="of:=[.B28]-[.B$2]" office:value-type="float" office:value="0.253820896148682" calcext:value-type="float">
            <text:p>0.2538208961</text:p>
          </table:table-cell>
          <table:table-cell table:formula="of:=[.C28]/([.D28]-[.D27])" office:value-type="float" office:value="3128531.89460107" calcext:value-type="float">
            <text:p>3128531.894601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770905.71204" calcext:value-type="float">
            <text:p>1442770905.71204</text:p>
          </table:table-cell>
          <table:table-cell office:value-type="float" office:value="8096" calcext:value-type="float">
            <text:p>8096</text:p>
          </table:table-cell>
          <table:table-cell table:formula="of:=[.B29]-[.B$2]" office:value-type="float" office:value="0.256411552429199" calcext:value-type="float">
            <text:p>0.2564115524</text:p>
          </table:table-cell>
          <table:table-cell table:formula="of:=[.C29]/([.D29]-[.D28])" office:value-type="float" office:value="3125076.86213878" calcext:value-type="float">
            <text:p>3125076.862138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770905.72538" calcext:value-type="float">
            <text:p>1442770905.72538</text:p>
          </table:table-cell>
          <table:table-cell office:value-type="float" office:value="8096" calcext:value-type="float">
            <text:p>8096</text:p>
          </table:table-cell>
          <table:table-cell table:formula="of:=[.B30]-[.B$2]" office:value-type="float" office:value="0.269760608673096" calcext:value-type="float">
            <text:p>0.2697606087</text:p>
          </table:table-cell>
          <table:table-cell table:formula="of:=[.C30]/([.D30]-[.D29])" office:value-type="float" office:value="606484.822003929" calcext:value-type="float">
            <text:p>606484.8220039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770905.74059" calcext:value-type="float">
            <text:p>1442770905.74059</text:p>
          </table:table-cell>
          <table:table-cell office:value-type="float" office:value="8096" calcext:value-type="float">
            <text:p>8096</text:p>
          </table:table-cell>
          <table:table-cell table:formula="of:=[.B31]-[.B$2]" office:value-type="float" office:value="0.284962892532349" calcext:value-type="float">
            <text:p>0.2849628925</text:p>
          </table:table-cell>
          <table:table-cell table:formula="of:=[.C31]/([.D31]-[.D30])" office:value-type="float" office:value="532551.560999326" calcext:value-type="float">
            <text:p>532551.5609993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770905.74318" calcext:value-type="float">
            <text:p>1442770905.74318</text:p>
          </table:table-cell>
          <table:table-cell office:value-type="float" office:value="8096" calcext:value-type="float">
            <text:p>8096</text:p>
          </table:table-cell>
          <table:table-cell table:formula="of:=[.B32]-[.B$2]" office:value-type="float" office:value="0.287556409835815" calcext:value-type="float">
            <text:p>0.2875564098</text:p>
          </table:table-cell>
          <table:table-cell table:formula="of:=[.C32]/([.D32]-[.D31])" office:value-type="float" office:value="3121629.45247288" calcext:value-type="float">
            <text:p>3121629.452472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770905.74575" calcext:value-type="float">
            <text:p>1442770905.74575</text:p>
          </table:table-cell>
          <table:table-cell office:value-type="float" office:value="8096" calcext:value-type="float">
            <text:p>8096</text:p>
          </table:table-cell>
          <table:table-cell table:formula="of:=[.B33]-[.B$2]" office:value-type="float" office:value="0.290121793746948" calcext:value-type="float">
            <text:p>0.2901217937</text:p>
          </table:table-cell>
          <table:table-cell table:formula="of:=[.C33]/([.D33]-[.D32])" office:value-type="float" office:value="3155862.93531598" calcext:value-type="float">
            <text:p>3155862.935315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770905.75048" calcext:value-type="float">
            <text:p>1442770905.75048</text:p>
          </table:table-cell>
          <table:table-cell office:value-type="float" office:value="8096" calcext:value-type="float">
            <text:p>8096</text:p>
          </table:table-cell>
          <table:table-cell table:formula="of:=[.B34]-[.B$2]" office:value-type="float" office:value="0.294857501983643" calcext:value-type="float">
            <text:p>0.294857502</text:p>
          </table:table-cell>
          <table:table-cell table:formula="of:=[.C34]/([.D34]-[.D33])" office:value-type="float" office:value="1709564.77792881" calcext:value-type="float">
            <text:p>1709564.777928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770905.75868" calcext:value-type="float">
            <text:p>1442770905.75868</text:p>
          </table:table-cell>
          <table:table-cell office:value-type="float" office:value="8096" calcext:value-type="float">
            <text:p>8096</text:p>
          </table:table-cell>
          <table:table-cell table:formula="of:=[.B35]-[.B$2]" office:value-type="float" office:value="0.303055286407471" calcext:value-type="float">
            <text:p>0.3030552864</text:p>
          </table:table-cell>
          <table:table-cell table:formula="of:=[.C35]/([.D35]-[.D34])" office:value-type="float" office:value="987583.910656119" calcext:value-type="float">
            <text:p>987583.9106561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770905.77556" calcext:value-type="float">
            <text:p>1442770905.77556</text:p>
          </table:table-cell>
          <table:table-cell office:value-type="float" office:value="8096" calcext:value-type="float">
            <text:p>8096</text:p>
          </table:table-cell>
          <table:table-cell table:formula="of:=[.B36]-[.B$2]" office:value-type="float" office:value="0.319936990737915" calcext:value-type="float">
            <text:p>0.3199369907</text:p>
          </table:table-cell>
          <table:table-cell table:formula="of:=[.C36]/([.D36]-[.D35])" office:value-type="float" office:value="479572.431878204" calcext:value-type="float">
            <text:p>479572.4318782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770905.77816" calcext:value-type="float">
            <text:p>1442770905.77816</text:p>
          </table:table-cell>
          <table:table-cell office:value-type="float" office:value="8096" calcext:value-type="float">
            <text:p>8096</text:p>
          </table:table-cell>
          <table:table-cell table:formula="of:=[.B37]-[.B$2]" office:value-type="float" office:value="0.322535514831543" calcext:value-type="float">
            <text:p>0.3225355148</text:p>
          </table:table-cell>
          <table:table-cell table:formula="of:=[.C37]/([.D37]-[.D36])" office:value-type="float" office:value="3115614.7521791" calcext:value-type="float">
            <text:p>3115614.752179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770905.79233" calcext:value-type="float">
            <text:p>1442770905.79233</text:p>
          </table:table-cell>
          <table:table-cell office:value-type="float" office:value="8096" calcext:value-type="float">
            <text:p>8096</text:p>
          </table:table-cell>
          <table:table-cell table:formula="of:=[.B38]-[.B$2]" office:value-type="float" office:value="0.336708307266235" calcext:value-type="float">
            <text:p>0.3367083073</text:p>
          </table:table-cell>
          <table:table-cell table:formula="of:=[.C38]/([.D38]-[.D37])" office:value-type="float" office:value="571235.346690218" calcext:value-type="float">
            <text:p>571235.3466902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770905.79493" calcext:value-type="float">
            <text:p>1442770905.79493</text:p>
          </table:table-cell>
          <table:table-cell office:value-type="float" office:value="8096" calcext:value-type="float">
            <text:p>8096</text:p>
          </table:table-cell>
          <table:table-cell table:formula="of:=[.B39]-[.B$2]" office:value-type="float" office:value="0.339303493499756" calcext:value-type="float">
            <text:p>0.3393034935</text:p>
          </table:table-cell>
          <table:table-cell table:formula="of:=[.C39]/([.D39]-[.D38])" office:value-type="float" office:value="3119621.97372531" calcext:value-type="float">
            <text:p>3119621.973725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770905.79752" calcext:value-type="float">
            <text:p>1442770905.79752</text:p>
          </table:table-cell>
          <table:table-cell office:value-type="float" office:value="8096" calcext:value-type="float">
            <text:p>8096</text:p>
          </table:table-cell>
          <table:table-cell table:formula="of:=[.B40]-[.B$2]" office:value-type="float" office:value="0.341896772384644" calcext:value-type="float">
            <text:p>0.3418967724</text:p>
          </table:table-cell>
          <table:table-cell table:formula="of:=[.C40]/([.D40]-[.D39])" office:value-type="float" office:value="3121916.44607888" calcext:value-type="float">
            <text:p>3121916.446078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770905.84502" calcext:value-type="float">
            <text:p>1442770905.84502</text:p>
          </table:table-cell>
          <table:table-cell office:value-type="float" office:value="8096" calcext:value-type="float">
            <text:p>8096</text:p>
          </table:table-cell>
          <table:table-cell table:formula="of:=[.B41]-[.B$2]" office:value-type="float" office:value="0.389399528503418" calcext:value-type="float">
            <text:p>0.3893995285</text:p>
          </table:table-cell>
          <table:table-cell table:formula="of:=[.C41]/([.D41]-[.D40])" office:value-type="float" office:value="170432.216180405" calcext:value-type="float">
            <text:p>170432.2161804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770905.84762" calcext:value-type="float">
            <text:p>1442770905.84762</text:p>
          </table:table-cell>
          <table:table-cell office:value-type="float" office:value="8096" calcext:value-type="float">
            <text:p>8096</text:p>
          </table:table-cell>
          <table:table-cell table:formula="of:=[.B42]-[.B$2]" office:value-type="float" office:value="0.391997814178467" calcext:value-type="float">
            <text:p>0.3919978142</text:p>
          </table:table-cell>
          <table:table-cell table:formula="of:=[.C42]/([.D42]-[.D41])" office:value-type="float" office:value="3115900.64085153" calcext:value-type="float">
            <text:p>3115900.640851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770905.85021" calcext:value-type="float">
            <text:p>1442770905.85021</text:p>
          </table:table-cell>
          <table:table-cell office:value-type="float" office:value="8096" calcext:value-type="float">
            <text:p>8096</text:p>
          </table:table-cell>
          <table:table-cell table:formula="of:=[.B43]-[.B$2]" office:value-type="float" office:value="0.394585609436035" calcext:value-type="float">
            <text:p>0.3945856094</text:p>
          </table:table-cell>
          <table:table-cell table:formula="of:=[.C43]/([.D43]-[.D42])" office:value-type="float" office:value="3128531.89460107" calcext:value-type="float">
            <text:p>3128531.894601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770905.8528" calcext:value-type="float">
            <text:p>1442770905.8528</text:p>
          </table:table-cell>
          <table:table-cell office:value-type="float" office:value="8096" calcext:value-type="float">
            <text:p>8096</text:p>
          </table:table-cell>
          <table:table-cell table:formula="of:=[.B44]-[.B$2]" office:value-type="float" office:value="0.397174119949341" calcext:value-type="float">
            <text:p>0.3971741199</text:p>
          </table:table-cell>
          <table:table-cell table:formula="of:=[.C44]/([.D44]-[.D43])" office:value-type="float" office:value="3127667.42046606" calcext:value-type="float">
            <text:p>3127667.420466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770905.8554" calcext:value-type="float">
            <text:p>1442770905.8554</text:p>
          </table:table-cell>
          <table:table-cell office:value-type="float" office:value="8096" calcext:value-type="float">
            <text:p>8096</text:p>
          </table:table-cell>
          <table:table-cell table:formula="of:=[.B45]-[.B$2]" office:value-type="float" office:value="0.39977240562439" calcext:value-type="float">
            <text:p>0.3997724056</text:p>
          </table:table-cell>
          <table:table-cell table:formula="of:=[.C45]/([.D45]-[.D44])" office:value-type="float" office:value="3115900.64085153" calcext:value-type="float">
            <text:p>3115900.640851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770905.85799" calcext:value-type="float">
            <text:p>1442770905.85799</text:p>
          </table:table-cell>
          <table:table-cell office:value-type="float" office:value="8096" calcext:value-type="float">
            <text:p>8096</text:p>
          </table:table-cell>
          <table:table-cell table:formula="of:=[.B46]-[.B$2]" office:value-type="float" office:value="0.40236496925354" calcext:value-type="float">
            <text:p>0.4023649693</text:p>
          </table:table-cell>
          <table:table-cell table:formula="of:=[.C46]/([.D46]-[.D45])" office:value-type="float" office:value="3122777.74360861" calcext:value-type="float">
            <text:p>3122777.743608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770905.86056" calcext:value-type="float">
            <text:p>1442770905.86056</text:p>
          </table:table-cell>
          <table:table-cell office:value-type="float" office:value="8096" calcext:value-type="float">
            <text:p>8096</text:p>
          </table:table-cell>
          <table:table-cell table:formula="of:=[.B47]-[.B$2]" office:value-type="float" office:value="0.404938697814941" calcext:value-type="float">
            <text:p>0.4049386978</text:p>
          </table:table-cell>
          <table:table-cell table:formula="of:=[.C47]/([.D47]-[.D46])" office:value-type="float" office:value="3145630.86465956" calcext:value-type="float">
            <text:p>3145630.864659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770905.86315" calcext:value-type="float">
            <text:p>1442770905.86315</text:p>
          </table:table-cell>
          <table:table-cell office:value-type="float" office:value="8096" calcext:value-type="float">
            <text:p>8096</text:p>
          </table:table-cell>
          <table:table-cell table:formula="of:=[.B48]-[.B$2]" office:value-type="float" office:value="0.407530069351196" calcext:value-type="float">
            <text:p>0.4075300694</text:p>
          </table:table-cell>
          <table:table-cell table:formula="of:=[.C48]/([.D48]-[.D47])" office:value-type="float" office:value="3124214.2960714" calcext:value-type="float">
            <text:p>3124214.29607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770905.87589" calcext:value-type="float">
            <text:p>1442770905.87589</text:p>
          </table:table-cell>
          <table:table-cell office:value-type="float" office:value="8096" calcext:value-type="float">
            <text:p>8096</text:p>
          </table:table-cell>
          <table:table-cell table:formula="of:=[.B49]-[.B$2]" office:value-type="float" office:value="0.420267820358276" calcext:value-type="float">
            <text:p>0.4202678204</text:p>
          </table:table-cell>
          <table:table-cell table:formula="of:=[.C49]/([.D49]-[.D48])" office:value-type="float" office:value="635591.007823906" calcext:value-type="float">
            <text:p>635591.0078239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770905.87846" calcext:value-type="float">
            <text:p>1442770905.87846</text:p>
          </table:table-cell>
          <table:table-cell office:value-type="float" office:value="8096" calcext:value-type="float">
            <text:p>8096</text:p>
          </table:table-cell>
          <table:table-cell table:formula="of:=[.B50]-[.B$2]" office:value-type="float" office:value="0.422838449478149" calcext:value-type="float">
            <text:p>0.4228384495</text:p>
          </table:table-cell>
          <table:table-cell table:formula="of:=[.C50]/([.D50]-[.D49])" office:value-type="float" office:value="3149423.5933964" calcext:value-type="float">
            <text:p>3149423.59339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770905.88384" calcext:value-type="float">
            <text:p>1442770905.88384</text:p>
          </table:table-cell>
          <table:table-cell office:value-type="float" office:value="8096" calcext:value-type="float">
            <text:p>8096</text:p>
          </table:table-cell>
          <table:table-cell table:formula="of:=[.B51]-[.B$2]" office:value-type="float" office:value="0.428215026855469" calcext:value-type="float">
            <text:p>0.4282150269</text:p>
          </table:table-cell>
          <table:table-cell table:formula="of:=[.C51]/([.D51]-[.D50])" office:value-type="float" office:value="1505790.66045852" calcext:value-type="float">
            <text:p>1505790.660458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770905.90115" calcext:value-type="float">
            <text:p>1442770905.90115</text:p>
          </table:table-cell>
          <table:table-cell office:value-type="float" office:value="8096" calcext:value-type="float">
            <text:p>8096</text:p>
          </table:table-cell>
          <table:table-cell table:formula="of:=[.B52]-[.B$2]" office:value-type="float" office:value="0.445529460906982" calcext:value-type="float">
            <text:p>0.4455294609</text:p>
          </table:table-cell>
          <table:table-cell table:formula="of:=[.C52]/([.D52]-[.D51])" office:value-type="float" office:value="467586.75310512" calcext:value-type="float">
            <text:p>467586.753105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770905.91774" calcext:value-type="float">
            <text:p>1442770905.91774</text:p>
          </table:table-cell>
          <table:table-cell office:value-type="float" office:value="8096" calcext:value-type="float">
            <text:p>8096</text:p>
          </table:table-cell>
          <table:table-cell table:formula="of:=[.B53]-[.B$2]" office:value-type="float" office:value="0.46211838722229" calcext:value-type="float">
            <text:p>0.4621183872</text:p>
          </table:table-cell>
          <table:table-cell table:formula="of:=[.C53]/([.D53]-[.D52])" office:value-type="float" office:value="488036.407306802" calcext:value-type="float">
            <text:p>488036.40730680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770905.92038" calcext:value-type="float">
            <text:p>1442770905.92038</text:p>
          </table:table-cell>
          <table:table-cell office:value-type="float" office:value="8096" calcext:value-type="float">
            <text:p>8096</text:p>
          </table:table-cell>
          <table:table-cell table:formula="of:=[.B54]-[.B$2]" office:value-type="float" office:value="0.46475100517273" calcext:value-type="float">
            <text:p>0.4647510052</text:p>
          </table:table-cell>
          <table:table-cell table:formula="of:=[.C54]/([.D54]-[.D53])" office:value-type="float" office:value="3075265.81996015" calcext:value-type="float">
            <text:p>3075265.819960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770905.92613" calcext:value-type="float">
            <text:p>1442770905.92613</text:p>
          </table:table-cell>
          <table:table-cell office:value-type="float" office:value="8096" calcext:value-type="float">
            <text:p>8096</text:p>
          </table:table-cell>
          <table:table-cell table:formula="of:=[.B55]-[.B$2]" office:value-type="float" office:value="0.470502853393555" calcext:value-type="float">
            <text:p>0.4705028534</text:p>
          </table:table-cell>
          <table:table-cell table:formula="of:=[.C55]/([.D55]-[.D54])" office:value-type="float" office:value="1407547.57239378" calcext:value-type="float">
            <text:p>1407547.5723937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770905.94149" calcext:value-type="float">
            <text:p>1442770905.94149</text:p>
          </table:table-cell>
          <table:table-cell office:value-type="float" office:value="8096" calcext:value-type="float">
            <text:p>8096</text:p>
          </table:table-cell>
          <table:table-cell table:formula="of:=[.B56]-[.B$2]" office:value-type="float" office:value="0.485868215560913" calcext:value-type="float">
            <text:p>0.4858682156</text:p>
          </table:table-cell>
          <table:table-cell table:formula="of:=[.C56]/([.D56]-[.D55])" office:value-type="float" office:value="526899.393051655" calcext:value-type="float">
            <text:p>526899.3930516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770905.94409" calcext:value-type="float">
            <text:p>1442770905.94409</text:p>
          </table:table-cell>
          <table:table-cell office:value-type="float" office:value="8096" calcext:value-type="float">
            <text:p>8096</text:p>
          </table:table-cell>
          <table:table-cell table:formula="of:=[.B57]-[.B$2]" office:value-type="float" office:value="0.488460779190064" calcext:value-type="float">
            <text:p>0.4884607792</text:p>
          </table:table-cell>
          <table:table-cell table:formula="of:=[.C57]/([.D57]-[.D56])" office:value-type="float" office:value="3122777.74360861" calcext:value-type="float">
            <text:p>3122777.743608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770905.96033" calcext:value-type="float">
            <text:p>1442770905.96033</text:p>
          </table:table-cell>
          <table:table-cell office:value-type="float" office:value="8096" calcext:value-type="float">
            <text:p>8096</text:p>
          </table:table-cell>
          <table:table-cell table:formula="of:=[.B58]-[.B$2]" office:value-type="float" office:value="0.504707336425781" calcext:value-type="float">
            <text:p>0.5047073364</text:p>
          </table:table-cell>
          <table:table-cell table:formula="of:=[.C58]/([.D58]-[.D57])" office:value-type="float" office:value="498320.960098616" calcext:value-type="float">
            <text:p>498320.9600986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770905.96293" calcext:value-type="float">
            <text:p>1442770905.96293</text:p>
          </table:table-cell>
          <table:table-cell office:value-type="float" office:value="8096" calcext:value-type="float">
            <text:p>8096</text:p>
          </table:table-cell>
          <table:table-cell table:formula="of:=[.B59]-[.B$2]" office:value-type="float" office:value="0.5073082447052" calcext:value-type="float">
            <text:p>0.5073082447</text:p>
          </table:table-cell>
          <table:table-cell table:formula="of:=[.C59]/([.D59]-[.D58])" office:value-type="float" office:value="3112758.74818957" calcext:value-type="float">
            <text:p>3112758.748189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770905.96552" calcext:value-type="float">
            <text:p>1442770905.96552</text:p>
          </table:table-cell>
          <table:table-cell office:value-type="float" office:value="8096" calcext:value-type="float">
            <text:p>8096</text:p>
          </table:table-cell>
          <table:table-cell table:formula="of:=[.B60]-[.B$2]" office:value-type="float" office:value="0.509893655776978" calcext:value-type="float">
            <text:p>0.5098936558</text:p>
          </table:table-cell>
          <table:table-cell table:formula="of:=[.C60]/([.D60]-[.D59])" office:value-type="float" office:value="3131416.92954629" calcext:value-type="float">
            <text:p>3131416.929546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770905.97702" calcext:value-type="float">
            <text:p>1442770905.97702</text:p>
          </table:table-cell>
          <table:table-cell office:value-type="float" office:value="8096" calcext:value-type="float">
            <text:p>8096</text:p>
          </table:table-cell>
          <table:table-cell table:formula="of:=[.B61]-[.B$2]" office:value-type="float" office:value="0.521394014358521" calcext:value-type="float">
            <text:p>0.5213940144</text:p>
          </table:table-cell>
          <table:table-cell table:formula="of:=[.C61]/([.D61]-[.D60])" office:value-type="float" office:value="703978.049257816" calcext:value-type="float">
            <text:p>703978.0492578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770905.98558" calcext:value-type="float">
            <text:p>1442770905.98558</text:p>
          </table:table-cell>
          <table:table-cell office:value-type="float" office:value="8096" calcext:value-type="float">
            <text:p>8096</text:p>
          </table:table-cell>
          <table:table-cell table:formula="of:=[.B62]-[.B$2]" office:value-type="float" office:value="0.529955387115479" calcext:value-type="float">
            <text:p>0.5299553871</text:p>
          </table:table-cell>
          <table:table-cell table:formula="of:=[.C62]/([.D62]-[.D61])" office:value-type="float" office:value="945642.740928458" calcext:value-type="float">
            <text:p>945642.7409284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770906.00239" calcext:value-type="float">
            <text:p>1442770906.00239</text:p>
          </table:table-cell>
          <table:table-cell office:value-type="float" office:value="8096" calcext:value-type="float">
            <text:p>8096</text:p>
          </table:table-cell>
          <table:table-cell table:formula="of:=[.B63]-[.B$2]" office:value-type="float" office:value="0.546767950057983" calcext:value-type="float">
            <text:p>0.5467679501</text:p>
          </table:table-cell>
          <table:table-cell table:formula="of:=[.C63]/([.D63]-[.D62])" office:value-type="float" office:value="481544.665598366" calcext:value-type="float">
            <text:p>481544.66559836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770906.0048" calcext:value-type="float">
            <text:p>1442770906.0048</text:p>
          </table:table-cell>
          <table:table-cell office:value-type="float" office:value="8096" calcext:value-type="float">
            <text:p>8096</text:p>
          </table:table-cell>
          <table:table-cell table:formula="of:=[.B64]-[.B$2]" office:value-type="float" office:value="0.549174547195435" calcext:value-type="float">
            <text:p>0.5491745472</text:p>
          </table:table-cell>
          <table:table-cell table:formula="of:=[.C64]/([.D64]-[.D63])" office:value-type="float" office:value="3364086.10897563" calcext:value-type="float">
            <text:p>3364086.1089756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770906.0072" calcext:value-type="float">
            <text:p>1442770906.0072</text:p>
          </table:table-cell>
          <table:table-cell office:value-type="float" office:value="8096" calcext:value-type="float">
            <text:p>8096</text:p>
          </table:table-cell>
          <table:table-cell table:formula="of:=[.B65]-[.B$2]" office:value-type="float" office:value="0.551577568054199" calcext:value-type="float">
            <text:p>0.5515775681</text:p>
          </table:table-cell>
          <table:table-cell table:formula="of:=[.C65]/([.D65]-[.D64])" office:value-type="float" office:value="3369092.68617918" calcext:value-type="float">
            <text:p>3369092.686179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770906.01088" calcext:value-type="float">
            <text:p>1442770906.01088</text:p>
          </table:table-cell>
          <table:table-cell office:value-type="float" office:value="8096" calcext:value-type="float">
            <text:p>8096</text:p>
          </table:table-cell>
          <table:table-cell table:formula="of:=[.B66]-[.B$2]" office:value-type="float" office:value="0.555255174636841" calcext:value-type="float">
            <text:p>0.5552551746</text:p>
          </table:table-cell>
          <table:table-cell table:formula="of:=[.C66]/([.D66]-[.D65])" office:value-type="float" office:value="2201431.77854133" calcext:value-type="float">
            <text:p>2201431.778541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770906.01328" calcext:value-type="float">
            <text:p>1442770906.01328</text:p>
          </table:table-cell>
          <table:table-cell office:value-type="float" office:value="8096" calcext:value-type="float">
            <text:p>8096</text:p>
          </table:table-cell>
          <table:table-cell table:formula="of:=[.B67]-[.B$2]" office:value-type="float" office:value="0.557660341262817" calcext:value-type="float">
            <text:p>0.5576603413</text:p>
          </table:table-cell>
          <table:table-cell table:formula="of:=[.C67]/([.D67]-[.D66])" office:value-type="float" office:value="3366086.95321174" calcext:value-type="float">
            <text:p>3366086.953211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770906.03639" calcext:value-type="float">
            <text:p>1442770906.03639</text:p>
          </table:table-cell>
          <table:table-cell office:value-type="float" office:value="8096" calcext:value-type="float">
            <text:p>8096</text:p>
          </table:table-cell>
          <table:table-cell table:formula="of:=[.B68]-[.B$2]" office:value-type="float" office:value="0.580766201019287" calcext:value-type="float">
            <text:p>0.580766201</text:p>
          </table:table-cell>
          <table:table-cell table:formula="of:=[.C68]/([.D68]-[.D67])" office:value-type="float" office:value="350387.308039169" calcext:value-type="float">
            <text:p>350387.3080391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770906.0388" calcext:value-type="float">
            <text:p>1442770906.0388</text:p>
          </table:table-cell>
          <table:table-cell office:value-type="float" office:value="8096" calcext:value-type="float">
            <text:p>8096</text:p>
          </table:table-cell>
          <table:table-cell table:formula="of:=[.B69]-[.B$2]" office:value-type="float" office:value="0.583178043365479" calcext:value-type="float">
            <text:p>0.5831780434</text:p>
          </table:table-cell>
          <table:table-cell table:formula="of:=[.C69]/([.D69]-[.D68])" office:value-type="float" office:value="3356769.98655595" calcext:value-type="float">
            <text:p>3356769.986555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770906.04562" calcext:value-type="float">
            <text:p>1442770906.04562</text:p>
          </table:table-cell>
          <table:table-cell office:value-type="float" office:value="8096" calcext:value-type="float">
            <text:p>8096</text:p>
          </table:table-cell>
          <table:table-cell table:formula="of:=[.B70]-[.B$2]" office:value-type="float" office:value="0.589997053146362" calcext:value-type="float">
            <text:p>0.5899970531</text:p>
          </table:table-cell>
          <table:table-cell table:formula="of:=[.C70]/([.D70]-[.D69])" office:value-type="float" office:value="1187269.15786161" calcext:value-type="float">
            <text:p>1187269.1578616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770906.04802" calcext:value-type="float">
            <text:p>1442770906.04802</text:p>
          </table:table-cell>
          <table:table-cell office:value-type="float" office:value="8096" calcext:value-type="float">
            <text:p>8096</text:p>
          </table:table-cell>
          <table:table-cell table:formula="of:=[.B71]-[.B$2]" office:value-type="float" office:value="0.592399835586548" calcext:value-type="float">
            <text:p>0.5923998356</text:p>
          </table:table-cell>
          <table:table-cell table:formula="of:=[.C71]/([.D71]-[.D70])" office:value-type="float" office:value="3369426.98789442" calcext:value-type="float">
            <text:p>3369426.987894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770906.06186" calcext:value-type="float">
            <text:p>1442770906.06186</text:p>
          </table:table-cell>
          <table:table-cell office:value-type="float" office:value="8096" calcext:value-type="float">
            <text:p>8096</text:p>
          </table:table-cell>
          <table:table-cell table:formula="of:=[.B72]-[.B$2]" office:value-type="float" office:value="0.606239795684814" calcext:value-type="float">
            <text:p>0.6062397957</text:p>
          </table:table-cell>
          <table:table-cell table:formula="of:=[.C72]/([.D72]-[.D71])" office:value-type="float" office:value="584972.784785268" calcext:value-type="float">
            <text:p>584972.7847852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770906.07041" calcext:value-type="float">
            <text:p>1442770906.07041</text:p>
          </table:table-cell>
          <table:table-cell office:value-type="float" office:value="8096" calcext:value-type="float">
            <text:p>8096</text:p>
          </table:table-cell>
          <table:table-cell table:formula="of:=[.B73]-[.B$2]" office:value-type="float" office:value="0.614782810211182" calcext:value-type="float">
            <text:p>0.6147828102</text:p>
          </table:table-cell>
          <table:table-cell table:formula="of:=[.C73]/([.D73]-[.D72])" office:value-type="float" office:value="947674.84885019" calcext:value-type="float">
            <text:p>947674.8488501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770906.07282" calcext:value-type="float">
            <text:p>1442770906.07282</text:p>
          </table:table-cell>
          <table:table-cell office:value-type="float" office:value="8096" calcext:value-type="float">
            <text:p>8096</text:p>
          </table:table-cell>
          <table:table-cell table:formula="of:=[.B74]-[.B$2]" office:value-type="float" office:value="0.617194414138794" calcext:value-type="float">
            <text:p>0.6171944141</text:p>
          </table:table-cell>
          <table:table-cell table:formula="of:=[.C74]/([.D74]-[.D73])" office:value-type="float" office:value="3357101.84715769" calcext:value-type="float">
            <text:p>3357101.847157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770906.08732" calcext:value-type="float">
            <text:p>1442770906.08732</text:p>
          </table:table-cell>
          <table:table-cell office:value-type="float" office:value="8096" calcext:value-type="float">
            <text:p>8096</text:p>
          </table:table-cell>
          <table:table-cell table:formula="of:=[.B75]-[.B$2]" office:value-type="float" office:value="0.63169527053833" calcext:value-type="float">
            <text:p>0.6316952705</text:p>
          </table:table-cell>
          <table:table-cell table:formula="of:=[.C75]/([.D75]-[.D74])" office:value-type="float" office:value="558311.852550928" calcext:value-type="float">
            <text:p>558311.8525509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770906.09341" calcext:value-type="float">
            <text:p>1442770906.09341</text:p>
          </table:table-cell>
          <table:table-cell office:value-type="float" office:value="8096" calcext:value-type="float">
            <text:p>8096</text:p>
          </table:table-cell>
          <table:table-cell table:formula="of:=[.B76]-[.B$2]" office:value-type="float" office:value="0.6377854347229" calcext:value-type="float">
            <text:p>0.6377854347</text:p>
          </table:table-cell>
          <table:table-cell table:formula="of:=[.C76]/([.D76]-[.D75])" office:value-type="float" office:value="1329356.60757908" calcext:value-type="float">
            <text:p>1329356.6075790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770906.09583" calcext:value-type="float">
            <text:p>1442770906.09583</text:p>
          </table:table-cell>
          <table:table-cell office:value-type="float" office:value="8096" calcext:value-type="float">
            <text:p>8096</text:p>
          </table:table-cell>
          <table:table-cell table:formula="of:=[.B77]-[.B$2]" office:value-type="float" office:value="0.640207290649414" calcext:value-type="float">
            <text:p>0.6402072906</text:p>
          </table:table-cell>
          <table:table-cell table:formula="of:=[.C77]/([.D77]-[.D76])" office:value-type="float" office:value="3342890.84307935" calcext:value-type="float">
            <text:p>3342890.843079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770906.10434" calcext:value-type="float">
            <text:p>1442770906.10434</text:p>
          </table:table-cell>
          <table:table-cell office:value-type="float" office:value="8096" calcext:value-type="float">
            <text:p>8096</text:p>
          </table:table-cell>
          <table:table-cell table:formula="of:=[.B78]-[.B$2]" office:value-type="float" office:value="0.648714780807495" calcext:value-type="float">
            <text:p>0.6487147808</text:p>
          </table:table-cell>
          <table:table-cell table:formula="of:=[.C78]/([.D78]-[.D77])" office:value-type="float" office:value="951632.014796962" calcext:value-type="float">
            <text:p>951632.0147969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770906.12126" calcext:value-type="float">
            <text:p>1442770906.12126</text:p>
          </table:table-cell>
          <table:table-cell office:value-type="float" office:value="8096" calcext:value-type="float">
            <text:p>8096</text:p>
          </table:table-cell>
          <table:table-cell table:formula="of:=[.B79]-[.B$2]" office:value-type="float" office:value="0.665640592575073" calcext:value-type="float">
            <text:p>0.6656405926</text:p>
          </table:table-cell>
          <table:table-cell table:formula="of:=[.C79]/([.D79]-[.D78])" office:value-type="float" office:value="478322.700924048" calcext:value-type="float">
            <text:p>478322.7009240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770906.12367" calcext:value-type="float">
            <text:p>1442770906.12367</text:p>
          </table:table-cell>
          <table:table-cell office:value-type="float" office:value="8096" calcext:value-type="float">
            <text:p>8096</text:p>
          </table:table-cell>
          <table:table-cell table:formula="of:=[.B80]-[.B$2]" office:value-type="float" office:value="0.668047904968262" calcext:value-type="float">
            <text:p>0.668047905</text:p>
          </table:table-cell>
          <table:table-cell table:formula="of:=[.C80]/([.D80]-[.D79])" office:value-type="float" office:value="3363086.5785877" calcext:value-type="float">
            <text:p>3363086.57858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770906.12607" calcext:value-type="float">
            <text:p>1442770906.12607</text:p>
          </table:table-cell>
          <table:table-cell office:value-type="float" office:value="8096" calcext:value-type="float">
            <text:p>8096</text:p>
          </table:table-cell>
          <table:table-cell table:formula="of:=[.B81]-[.B$2]" office:value-type="float" office:value="0.670449733734131" calcext:value-type="float">
            <text:p>0.6704497337</text:p>
          </table:table-cell>
          <table:table-cell table:formula="of:=[.C81]/([.D81]-[.D80])" office:value-type="float" office:value="3370764.85844749" calcext:value-type="float">
            <text:p>3370764.858447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770906.1465" calcext:value-type="float">
            <text:p>1442770906.1465</text:p>
          </table:table-cell>
          <table:table-cell office:value-type="float" office:value="8096" calcext:value-type="float">
            <text:p>8096</text:p>
          </table:table-cell>
          <table:table-cell table:formula="of:=[.B82]-[.B$2]" office:value-type="float" office:value="0.690875053405762" calcext:value-type="float">
            <text:p>0.6908750534</text:p>
          </table:table-cell>
          <table:table-cell table:formula="of:=[.C82]/([.D82]-[.D81])" office:value-type="float" office:value="396370.785385783" calcext:value-type="float">
            <text:p>396370.7853857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770906.14891" calcext:value-type="float">
            <text:p>1442770906.14891</text:p>
          </table:table-cell>
          <table:table-cell office:value-type="float" office:value="8096" calcext:value-type="float">
            <text:p>8096</text:p>
          </table:table-cell>
          <table:table-cell table:formula="of:=[.B83]-[.B$2]" office:value-type="float" office:value="0.693283557891846" calcext:value-type="float">
            <text:p>0.6932835579</text:p>
          </table:table-cell>
          <table:table-cell table:formula="of:=[.C83]/([.D83]-[.D82])" office:value-type="float" office:value="3361422.01385864" calcext:value-type="float">
            <text:p>3361422.0138586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770906.15132" calcext:value-type="float">
            <text:p>1442770906.15132</text:p>
          </table:table-cell>
          <table:table-cell office:value-type="float" office:value="8096" calcext:value-type="float">
            <text:p>8096</text:p>
          </table:table-cell>
          <table:table-cell table:formula="of:=[.B84]-[.B$2]" office:value-type="float" office:value="0.695693254470825" calcext:value-type="float">
            <text:p>0.6956932545</text:p>
          </table:table-cell>
          <table:table-cell table:formula="of:=[.C84]/([.D84]-[.D83])" office:value-type="float" office:value="3359759.09607203" calcext:value-type="float">
            <text:p>3359759.096072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770906.15504" calcext:value-type="float">
            <text:p>1442770906.15504</text:p>
          </table:table-cell>
          <table:table-cell office:value-type="float" office:value="8096" calcext:value-type="float">
            <text:p>8096</text:p>
          </table:table-cell>
          <table:table-cell table:formula="of:=[.B85]-[.B$2]" office:value-type="float" office:value="0.699413537979126" calcext:value-type="float">
            <text:p>0.699413538</text:p>
          </table:table-cell>
          <table:table-cell table:formula="of:=[.C85]/([.D85]-[.D84])" office:value-type="float" office:value="2176178.23532428" calcext:value-type="float">
            <text:p>2176178.2353242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770906.16117" calcext:value-type="float">
            <text:p>1442770906.16117</text:p>
          </table:table-cell>
          <table:table-cell office:value-type="float" office:value="8096" calcext:value-type="float">
            <text:p>8096</text:p>
          </table:table-cell>
          <table:table-cell table:formula="of:=[.B86]-[.B$2]" office:value-type="float" office:value="0.705543041229248" calcext:value-type="float">
            <text:p>0.7055430412</text:p>
          </table:table-cell>
          <table:table-cell table:formula="of:=[.C86]/([.D86]-[.D85])" office:value-type="float" office:value="1320824.81558987" calcext:value-type="float">
            <text:p>1320824.815589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770906.17198" calcext:value-type="float">
            <text:p>1442770906.17198</text:p>
          </table:table-cell>
          <table:table-cell office:value-type="float" office:value="8096" calcext:value-type="float">
            <text:p>8096</text:p>
          </table:table-cell>
          <table:table-cell table:formula="of:=[.B87]-[.B$2]" office:value-type="float" office:value="0.716354370117188" calcext:value-type="float">
            <text:p>0.7163543701</text:p>
          </table:table-cell>
          <table:table-cell table:formula="of:=[.C87]/([.D87]-[.D86])" office:value-type="float" office:value="748844.113791735" calcext:value-type="float">
            <text:p>748844.11379173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770906.18056" calcext:value-type="float">
            <text:p>1442770906.18056</text:p>
          </table:table-cell>
          <table:table-cell office:value-type="float" office:value="8096" calcext:value-type="float">
            <text:p>8096</text:p>
          </table:table-cell>
          <table:table-cell table:formula="of:=[.B88]-[.B$2]" office:value-type="float" office:value="0.724934101104736" calcext:value-type="float">
            <text:p>0.7249341011</text:p>
          </table:table-cell>
          <table:table-cell table:formula="of:=[.C88]/([.D88]-[.D87])" office:value-type="float" office:value="943619.329294726" calcext:value-type="float">
            <text:p>943619.3292947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770906.19739" calcext:value-type="float">
            <text:p>1442770906.19739</text:p>
          </table:table-cell>
          <table:table-cell office:value-type="float" office:value="8096" calcext:value-type="float">
            <text:p>8096</text:p>
          </table:table-cell>
          <table:table-cell table:formula="of:=[.B89]-[.B$2]" office:value-type="float" office:value="0.741769313812256" calcext:value-type="float">
            <text:p>0.7417693138</text:p>
          </table:table-cell>
          <table:table-cell table:formula="of:=[.C89]/([.D89]-[.D88])" office:value-type="float" office:value="480896.804849034" calcext:value-type="float">
            <text:p>480896.8048490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770906.19979" calcext:value-type="float">
            <text:p>1442770906.19979</text:p>
          </table:table-cell>
          <table:table-cell office:value-type="float" office:value="8096" calcext:value-type="float">
            <text:p>8096</text:p>
          </table:table-cell>
          <table:table-cell table:formula="of:=[.B90]-[.B$2]" office:value-type="float" office:value="0.744161605834961" calcext:value-type="float">
            <text:p>0.7441616058</text:p>
          </table:table-cell>
          <table:table-cell table:formula="of:=[.C90]/([.D90]-[.D89])" office:value-type="float" office:value="3384202.23081523" calcext:value-type="float">
            <text:p>3384202.2308152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770906.20859" calcext:value-type="float">
            <text:p>1442770906.20859</text:p>
          </table:table-cell>
          <table:table-cell office:value-type="float" office:value="8096" calcext:value-type="float">
            <text:p>8096</text:p>
          </table:table-cell>
          <table:table-cell table:formula="of:=[.B91]-[.B$2]" office:value-type="float" office:value="0.752962589263916" calcext:value-type="float">
            <text:p>0.7529625893</text:p>
          </table:table-cell>
          <table:table-cell table:formula="of:=[.C91]/([.D91]-[.D90])" office:value-type="float" office:value="919897.198461288" calcext:value-type="float">
            <text:p>919897.1984612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770906.22276" calcext:value-type="float">
            <text:p>1442770906.22276</text:p>
          </table:table-cell>
          <table:table-cell office:value-type="float" office:value="8096" calcext:value-type="float">
            <text:p>8096</text:p>
          </table:table-cell>
          <table:table-cell table:formula="of:=[.B92]-[.B$2]" office:value-type="float" office:value="0.767135620117188" calcext:value-type="float">
            <text:p>0.7671356201</text:p>
          </table:table-cell>
          <table:table-cell table:formula="of:=[.C92]/([.D92]-[.D91])" office:value-type="float" office:value="571225.737375097" calcext:value-type="float">
            <text:p>571225.7373750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770906.22517" calcext:value-type="float">
            <text:p>1442770906.22517</text:p>
          </table:table-cell>
          <table:table-cell office:value-type="float" office:value="8096" calcext:value-type="float">
            <text:p>8096</text:p>
          </table:table-cell>
          <table:table-cell table:formula="of:=[.B93]-[.B$2]" office:value-type="float" office:value="0.769550561904907" calcext:value-type="float">
            <text:p>0.7695505619</text:p>
          </table:table-cell>
          <table:table-cell table:formula="of:=[.C93]/([.D93]-[.D92])" office:value-type="float" office:value="3352461.7616744" calcext:value-type="float">
            <text:p>3352461.76167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770906.23148" calcext:value-type="float">
            <text:p>1442770906.23148</text:p>
          </table:table-cell>
          <table:table-cell office:value-type="float" office:value="8096" calcext:value-type="float">
            <text:p>8096</text:p>
          </table:table-cell>
          <table:table-cell table:formula="of:=[.B94]-[.B$2]" office:value-type="float" office:value="0.775859355926514" calcext:value-type="float">
            <text:p>0.7758593559</text:p>
          </table:table-cell>
          <table:table-cell table:formula="of:=[.C94]/([.D94]-[.D93])" office:value-type="float" office:value="1283288.05351272" calcext:value-type="float">
            <text:p>1283288.0535127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770906.23993" calcext:value-type="float">
            <text:p>1442770906.23993</text:p>
          </table:table-cell>
          <table:table-cell office:value-type="float" office:value="8096" calcext:value-type="float">
            <text:p>8096</text:p>
          </table:table-cell>
          <table:table-cell table:formula="of:=[.B95]-[.B$2]" office:value-type="float" office:value="0.784309387207031" calcext:value-type="float">
            <text:p>0.7843093872</text:p>
          </table:table-cell>
          <table:table-cell table:formula="of:=[.C95]/([.D95]-[.D94])" office:value-type="float" office:value="958102.96213532" calcext:value-type="float">
            <text:p>958102.962135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770906.25674" calcext:value-type="float">
            <text:p>1442770906.25674</text:p>
          </table:table-cell>
          <table:table-cell office:value-type="float" office:value="8096" calcext:value-type="float">
            <text:p>8096</text:p>
          </table:table-cell>
          <table:table-cell table:formula="of:=[.B96]-[.B$2]" office:value-type="float" office:value="0.801110744476318" calcext:value-type="float">
            <text:p>0.8011107445</text:p>
          </table:table-cell>
          <table:table-cell table:formula="of:=[.C96]/([.D96]-[.D95])" office:value-type="float" office:value="481865.832042004" calcext:value-type="float">
            <text:p>481865.8320420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770906.25915" calcext:value-type="float">
            <text:p>1442770906.25915</text:p>
          </table:table-cell>
          <table:table-cell office:value-type="float" office:value="8096" calcext:value-type="float">
            <text:p>8096</text:p>
          </table:table-cell>
          <table:table-cell table:formula="of:=[.B97]-[.B$2]" office:value-type="float" office:value="0.803525447845459" calcext:value-type="float">
            <text:p>0.8035254478</text:p>
          </table:table-cell>
          <table:table-cell table:formula="of:=[.C97]/([.D97]-[.D96])" office:value-type="float" office:value="3352792.77093207" calcext:value-type="float">
            <text:p>3352792.770932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770906.26515" calcext:value-type="float">
            <text:p>1442770906.26515</text:p>
          </table:table-cell>
          <table:table-cell office:value-type="float" office:value="8096" calcext:value-type="float">
            <text:p>8096</text:p>
          </table:table-cell>
          <table:table-cell table:formula="of:=[.B98]-[.B$2]" office:value-type="float" office:value="0.809527397155762" calcext:value-type="float">
            <text:p>0.8095273972</text:p>
          </table:table-cell>
          <table:table-cell table:formula="of:=[.C98]/([.D98]-[.D97])" office:value-type="float" office:value="1348895.09748153" calcext:value-type="float">
            <text:p>1348895.0974815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770906.28204" calcext:value-type="float">
            <text:p>1442770906.28204</text:p>
          </table:table-cell>
          <table:table-cell office:value-type="float" office:value="8096" calcext:value-type="float">
            <text:p>8096</text:p>
          </table:table-cell>
          <table:table-cell table:formula="of:=[.B99]-[.B$2]" office:value-type="float" office:value="0.82641339302063" calcext:value-type="float">
            <text:p>0.826413393</text:p>
          </table:table-cell>
          <table:table-cell table:formula="of:=[.C99]/([.D99]-[.D98])" office:value-type="float" office:value="479450.549721144" calcext:value-type="float">
            <text:p>479450.54972114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770906.28444" calcext:value-type="float">
            <text:p>1442770906.28444</text:p>
          </table:table-cell>
          <table:table-cell office:value-type="float" office:value="8096" calcext:value-type="float">
            <text:p>8096</text:p>
          </table:table-cell>
          <table:table-cell table:formula="of:=[.B100]-[.B$2]" office:value-type="float" office:value="0.828816175460815" calcext:value-type="float">
            <text:p>0.8288161755</text:p>
          </table:table-cell>
          <table:table-cell table:formula="of:=[.C100]/([.D100]-[.D99])" office:value-type="float" office:value="3369426.98789442" calcext:value-type="float">
            <text:p>3369426.9878944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770906.29062" calcext:value-type="float">
            <text:p>1442770906.29062</text:p>
          </table:table-cell>
          <table:table-cell office:value-type="float" office:value="8096" calcext:value-type="float">
            <text:p>8096</text:p>
          </table:table-cell>
          <table:table-cell table:formula="of:=[.B101]-[.B$2]" office:value-type="float" office:value="0.834997653961182" calcext:value-type="float">
            <text:p>0.834997654</text:p>
          </table:table-cell>
          <table:table-cell table:formula="of:=[.C101]/([.D101]-[.D100])" office:value-type="float" office:value="1309719.02588036" calcext:value-type="float">
            <text:p>1309719.025880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770906.30729" calcext:value-type="float">
            <text:p>1442770906.30729</text:p>
          </table:table-cell>
          <table:table-cell office:value-type="float" office:value="8096" calcext:value-type="float">
            <text:p>8096</text:p>
          </table:table-cell>
          <table:table-cell table:formula="of:=[.B102]-[.B$2]" office:value-type="float" office:value="0.851668357849121" calcext:value-type="float">
            <text:p>0.8516683578</text:p>
          </table:table-cell>
          <table:table-cell table:formula="of:=[.C102]/([.D102]-[.D101])" office:value-type="float" office:value="485642.361259689" calcext:value-type="float">
            <text:p>485642.36125968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770906.3097" calcext:value-type="float">
            <text:p>1442770906.3097</text:p>
          </table:table-cell>
          <table:table-cell office:value-type="float" office:value="8096" calcext:value-type="float">
            <text:p>8096</text:p>
          </table:table-cell>
          <table:table-cell table:formula="of:=[.B103]-[.B$2]" office:value-type="float" office:value="0.854071855545044" calcext:value-type="float">
            <text:p>0.8540718555</text:p>
          </table:table-cell>
          <table:table-cell table:formula="of:=[.C103]/([.D103]-[.D102])" office:value-type="float" office:value="3368424.28171808" calcext:value-type="float">
            <text:p>3368424.2817180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770906.31587" calcext:value-type="float">
            <text:p>1442770906.31587</text:p>
          </table:table-cell>
          <table:table-cell office:value-type="float" office:value="8096" calcext:value-type="float">
            <text:p>8096</text:p>
          </table:table-cell>
          <table:table-cell table:formula="of:=[.B104]-[.B$2]" office:value-type="float" office:value="0.860244512557983" calcext:value-type="float">
            <text:p>0.8602445126</text:p>
          </table:table-cell>
          <table:table-cell table:formula="of:=[.C104]/([.D104]-[.D103])" office:value-type="float" office:value="1311590.77574353" calcext:value-type="float">
            <text:p>1311590.7757435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770906.34125" calcext:value-type="float">
            <text:p>1442770906.34125</text:p>
          </table:table-cell>
          <table:table-cell office:value-type="float" office:value="8096" calcext:value-type="float">
            <text:p>8096</text:p>
          </table:table-cell>
          <table:table-cell table:formula="of:=[.B105]-[.B$2]" office:value-type="float" office:value="0.885626077651978" calcext:value-type="float">
            <text:p>0.8856260777</text:p>
          </table:table-cell>
          <table:table-cell table:formula="of:=[.C105]/([.D105]-[.D104])" office:value-type="float" office:value="318971.661913619" calcext:value-type="float">
            <text:p>318971.6619136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770906.34362" calcext:value-type="float">
            <text:p>1442770906.34362</text:p>
          </table:table-cell>
          <table:table-cell office:value-type="float" office:value="8096" calcext:value-type="float">
            <text:p>8096</text:p>
          </table:table-cell>
          <table:table-cell table:formula="of:=[.B106]-[.B$2]" office:value-type="float" office:value="0.88799786567688" calcext:value-type="float">
            <text:p>0.8879978657</text:p>
          </table:table-cell>
          <table:table-cell table:formula="of:=[.C106]/([.D106]-[.D105])" office:value-type="float" office:value="3413458.50261359" calcext:value-type="float">
            <text:p>3413458.5026135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770906.34602" calcext:value-type="float">
            <text:p>1442770906.34602</text:p>
          </table:table-cell>
          <table:table-cell office:value-type="float" office:value="8096" calcext:value-type="float">
            <text:p>8096</text:p>
          </table:table-cell>
          <table:table-cell table:formula="of:=[.B107]-[.B$2]" office:value-type="float" office:value="0.890397310256958" calcext:value-type="float">
            <text:p>0.8903973103</text:p>
          </table:table-cell>
          <table:table-cell table:formula="of:=[.C107]/([.D107]-[.D106])" office:value-type="float" office:value="3374114.18759936" calcext:value-type="float">
            <text:p>3374114.1875993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770906.34972" calcext:value-type="float">
            <text:p>1442770906.34972</text:p>
          </table:table-cell>
          <table:table-cell office:value-type="float" office:value="8096" calcext:value-type="float">
            <text:p>8096</text:p>
          </table:table-cell>
          <table:table-cell table:formula="of:=[.B108]-[.B$2]" office:value-type="float" office:value="0.894095420837402" calcext:value-type="float">
            <text:p>0.8940954208</text:p>
          </table:table-cell>
          <table:table-cell table:formula="of:=[.C108]/([.D108]-[.D107])" office:value-type="float" office:value="2189226.04500032" calcext:value-type="float">
            <text:p>2189226.0450003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770906.36214" calcext:value-type="float">
            <text:p>1442770906.36214</text:p>
          </table:table-cell>
          <table:table-cell office:value-type="float" office:value="8096" calcext:value-type="float">
            <text:p>8096</text:p>
          </table:table-cell>
          <table:table-cell table:formula="of:=[.B109]-[.B$2]" office:value-type="float" office:value="0.906518459320068" calcext:value-type="float">
            <text:p>0.9065184593</text:p>
          </table:table-cell>
          <table:table-cell table:formula="of:=[.C109]/([.D109]-[.D108])" office:value-type="float" office:value="651692.418992055" calcext:value-type="float">
            <text:p>651692.41899205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770906.36455" calcext:value-type="float">
            <text:p>1442770906.36455</text:p>
          </table:table-cell>
          <table:table-cell office:value-type="float" office:value="8096" calcext:value-type="float">
            <text:p>8096</text:p>
          </table:table-cell>
          <table:table-cell table:formula="of:=[.B110]-[.B$2]" office:value-type="float" office:value="0.908924102783203" calcext:value-type="float">
            <text:p>0.9089241028</text:p>
          </table:table-cell>
          <table:table-cell table:formula="of:=[.C110]/([.D110]-[.D109])" office:value-type="float" office:value="3365419.7407334" calcext:value-type="float">
            <text:p>3365419.740733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770906.38334" calcext:value-type="float">
            <text:p>1442770906.38334</text:p>
          </table:table-cell>
          <table:table-cell office:value-type="float" office:value="8096" calcext:value-type="float">
            <text:p>8096</text:p>
          </table:table-cell>
          <table:table-cell table:formula="of:=[.B111]-[.B$2]" office:value-type="float" office:value="0.927711725234985" calcext:value-type="float">
            <text:p>0.9277117252</text:p>
          </table:table-cell>
          <table:table-cell table:formula="of:=[.C111]/([.D111]-[.D110])" office:value-type="float" office:value="430922.008400909" calcext:value-type="float">
            <text:p>430922.0084009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770906.40015" calcext:value-type="float">
            <text:p>1442770906.40015</text:p>
          </table:table-cell>
          <table:table-cell office:value-type="float" office:value="8096" calcext:value-type="float">
            <text:p>8096</text:p>
          </table:table-cell>
          <table:table-cell table:formula="of:=[.B112]-[.B$2]" office:value-type="float" office:value="0.944522380828857" calcext:value-type="float">
            <text:p>0.9445223808</text:p>
          </table:table-cell>
          <table:table-cell table:formula="of:=[.C112]/([.D112]-[.D111])" office:value-type="float" office:value="481599.301989817" calcext:value-type="float">
            <text:p>481599.30198981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770906.40253" calcext:value-type="float">
            <text:p>1442770906.40253</text:p>
          </table:table-cell>
          <table:table-cell office:value-type="float" office:value="8096" calcext:value-type="float">
            <text:p>8096</text:p>
          </table:table-cell>
          <table:table-cell table:formula="of:=[.B113]-[.B$2]" office:value-type="float" office:value="0.946907997131348" calcext:value-type="float">
            <text:p>0.9469079971</text:p>
          </table:table-cell>
          <table:table-cell table:formula="of:=[.C113]/([.D113]-[.D112])" office:value-type="float" office:value="3393672.31501099" calcext:value-type="float">
            <text:p>3393672.3150109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770906.40494" calcext:value-type="float">
            <text:p>1442770906.40494</text:p>
          </table:table-cell>
          <table:table-cell office:value-type="float" office:value="8096" calcext:value-type="float">
            <text:p>8096</text:p>
          </table:table-cell>
          <table:table-cell table:formula="of:=[.B114]-[.B$2]" office:value-type="float" office:value="0.949313402175903" calcext:value-type="float">
            <text:p>0.9493134022</text:p>
          </table:table-cell>
          <table:table-cell table:formula="of:=[.C114]/([.D114]-[.D113])" office:value-type="float" office:value="3365753.31390623" calcext:value-type="float">
            <text:p>3365753.3139062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770906.40849" calcext:value-type="float">
            <text:p>1442770906.40849</text:p>
          </table:table-cell>
          <table:table-cell office:value-type="float" office:value="8096" calcext:value-type="float">
            <text:p>8096</text:p>
          </table:table-cell>
          <table:table-cell table:formula="of:=[.B115]-[.B$2]" office:value-type="float" office:value="0.95287013053894" calcext:value-type="float">
            <text:p>0.9528701305</text:p>
          </table:table-cell>
          <table:table-cell table:formula="of:=[.C115]/([.D115]-[.D114])" office:value-type="float" office:value="2276249.17442016" calcext:value-type="float">
            <text:p>2276249.174420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770906.43398" calcext:value-type="float">
            <text:p>1442770906.43398</text:p>
          </table:table-cell>
          <table:table-cell office:value-type="float" office:value="8096" calcext:value-type="float">
            <text:p>8096</text:p>
          </table:table-cell>
          <table:table-cell table:formula="of:=[.B116]-[.B$2]" office:value-type="float" office:value="0.97835373878479" calcext:value-type="float">
            <text:p>0.9783537388</text:p>
          </table:table-cell>
          <table:table-cell table:formula="of:=[.C116]/([.D116]-[.D115])" office:value-type="float" office:value="317694.414460266" calcext:value-type="float">
            <text:p>317694.41446026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770906.43638" calcext:value-type="float">
            <text:p>1442770906.43638</text:p>
          </table:table-cell>
          <table:table-cell office:value-type="float" office:value="8096" calcext:value-type="float">
            <text:p>8096</text:p>
          </table:table-cell>
          <table:table-cell table:formula="of:=[.B117]-[.B$2]" office:value-type="float" office:value="0.980758905410767" calcext:value-type="float">
            <text:p>0.9807589054</text:p>
          </table:table-cell>
          <table:table-cell table:formula="of:=[.C117]/([.D117]-[.D116])" office:value-type="float" office:value="3366086.95321174" calcext:value-type="float">
            <text:p>3366086.9532117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770906.44244" calcext:value-type="float">
            <text:p>1442770906.44244</text:p>
          </table:table-cell>
          <table:table-cell office:value-type="float" office:value="8096" calcext:value-type="float">
            <text:p>8096</text:p>
          </table:table-cell>
          <table:table-cell table:formula="of:=[.B118]-[.B$2]" office:value-type="float" office:value="0.98681378364563" calcext:value-type="float">
            <text:p>0.9868137836</text:p>
          </table:table-cell>
          <table:table-cell table:formula="of:=[.C118]/([.D118]-[.D117])" office:value-type="float" office:value="1337103.68498976" calcext:value-type="float">
            <text:p>1337103.6849897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770906.45934" calcext:value-type="float">
            <text:p>1442770906.45934</text:p>
          </table:table-cell>
          <table:table-cell office:value-type="float" office:value="8096" calcext:value-type="float">
            <text:p>8096</text:p>
          </table:table-cell>
          <table:table-cell table:formula="of:=[.B119]-[.B$2]" office:value-type="float" office:value="1.00371861457825" calcext:value-type="float">
            <text:p>1.0037186146</text:p>
          </table:table-cell>
          <table:table-cell table:formula="of:=[.C119]/([.D119]-[.D118])" office:value-type="float" office:value="478916.354281846" calcext:value-type="float">
            <text:p>478916.35428184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770906.46176" calcext:value-type="float">
            <text:p>1442770906.46176</text:p>
          </table:table-cell>
          <table:table-cell office:value-type="float" office:value="8096" calcext:value-type="float">
            <text:p>8096</text:p>
          </table:table-cell>
          <table:table-cell table:formula="of:=[.B120]-[.B$2]" office:value-type="float" office:value="1.00613069534302" calcext:value-type="float">
            <text:p>1.0061306953</text:p>
          </table:table-cell>
          <table:table-cell table:formula="of:=[.C120]/([.D120]-[.D119])" office:value-type="float" office:value="3356438.19155876" calcext:value-type="float">
            <text:p>3356438.1915587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770906.46416" calcext:value-type="float">
            <text:p>1442770906.46416</text:p>
          </table:table-cell>
          <table:table-cell office:value-type="float" office:value="8096" calcext:value-type="float">
            <text:p>8096</text:p>
          </table:table-cell>
          <table:table-cell table:formula="of:=[.B121]-[.B$2]" office:value-type="float" office:value="1.00853371620178" calcext:value-type="float">
            <text:p>1.0085337162</text:p>
          </table:table-cell>
          <table:table-cell table:formula="of:=[.C121]/([.D121]-[.D120])" office:value-type="float" office:value="3369092.68617918" calcext:value-type="float">
            <text:p>3369092.686179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770906.48308" calcext:value-type="float">
            <text:p>1442770906.48308</text:p>
          </table:table-cell>
          <table:table-cell office:value-type="float" office:value="8096" calcext:value-type="float">
            <text:p>8096</text:p>
          </table:table-cell>
          <table:table-cell table:formula="of:=[.B122]-[.B$2]" office:value-type="float" office:value="1.02746057510376" calcext:value-type="float">
            <text:p>1.0274605751</text:p>
          </table:table-cell>
          <table:table-cell table:formula="of:=[.C122]/([.D122]-[.D121])" office:value-type="float" office:value="427751.907589595" calcext:value-type="float">
            <text:p>427751.90758959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770906.49294" calcext:value-type="float">
            <text:p>1442770906.49294</text:p>
          </table:table-cell>
          <table:table-cell office:value-type="float" office:value="8096" calcext:value-type="float">
            <text:p>8096</text:p>
          </table:table-cell>
          <table:table-cell table:formula="of:=[.B123]-[.B$2]" office:value-type="float" office:value="1.03731608390808" calcext:value-type="float">
            <text:p>1.0373160839</text:p>
          </table:table-cell>
          <table:table-cell table:formula="of:=[.C123]/([.D123]-[.D122])" office:value-type="float" office:value="821469.511188524" calcext:value-type="float">
            <text:p>821469.51118852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770906.49537" calcext:value-type="float">
            <text:p>1442770906.49537</text:p>
          </table:table-cell>
          <table:table-cell office:value-type="float" office:value="8096" calcext:value-type="float">
            <text:p>8096</text:p>
          </table:table-cell>
          <table:table-cell table:formula="of:=[.B124]-[.B$2]" office:value-type="float" office:value="1.03975057601929" calcext:value-type="float">
            <text:p>1.039750576</text:p>
          </table:table-cell>
          <table:table-cell table:formula="of:=[.C124]/([.D124]-[.D123])" office:value-type="float" office:value="3325539.63216139" calcext:value-type="float">
            <text:p>3325539.6321613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770906.51013" calcext:value-type="float">
            <text:p>1442770906.51013</text:p>
          </table:table-cell>
          <table:table-cell office:value-type="float" office:value="8096" calcext:value-type="float">
            <text:p>8096</text:p>
          </table:table-cell>
          <table:table-cell table:formula="of:=[.B125]-[.B$2]" office:value-type="float" office:value="1.05450987815857" calcext:value-type="float">
            <text:p>1.0545098782</text:p>
          </table:table-cell>
          <table:table-cell table:formula="of:=[.C125]/([.D125]-[.D124])" office:value-type="float" office:value="548535.420143769" calcext:value-type="float">
            <text:p>548535.42014376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770906.51253" calcext:value-type="float">
            <text:p>1442770906.51253</text:p>
          </table:table-cell>
          <table:table-cell office:value-type="float" office:value="8096" calcext:value-type="float">
            <text:p>8096</text:p>
          </table:table-cell>
          <table:table-cell table:formula="of:=[.B126]-[.B$2]" office:value-type="float" office:value="1.05690550804138" calcext:value-type="float">
            <text:p>1.056905508</text:p>
          </table:table-cell>
          <table:table-cell table:formula="of:=[.C126]/([.D126]-[.D125])" office:value-type="float" office:value="3379486.98089172" calcext:value-type="float">
            <text:p>3379486.9808917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770906.51493" calcext:value-type="float">
            <text:p>1442770906.51493</text:p>
          </table:table-cell>
          <table:table-cell office:value-type="float" office:value="8096" calcext:value-type="float">
            <text:p>8096</text:p>
          </table:table-cell>
          <table:table-cell table:formula="of:=[.B127]-[.B$2]" office:value-type="float" office:value="1.05930781364441" calcext:value-type="float">
            <text:p>1.0593078136</text:p>
          </table:table-cell>
          <table:table-cell table:formula="of:=[.C127]/([.D127]-[.D126])" office:value-type="float" office:value="3370095.79039301" calcext:value-type="float">
            <text:p>3370095.7903930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770906.52293" calcext:value-type="float">
            <text:p>1442770906.52293</text:p>
          </table:table-cell>
          <table:table-cell office:value-type="float" office:value="8096" calcext:value-type="float">
            <text:p>8096</text:p>
          </table:table-cell>
          <table:table-cell table:formula="of:=[.B128]-[.B$2]" office:value-type="float" office:value="1.06730771064758" calcext:value-type="float">
            <text:p>1.0673077106</text:p>
          </table:table-cell>
          <table:table-cell table:formula="of:=[.C128]/([.D128]-[.D127])" office:value-type="float" office:value="1012013.02926626" calcext:value-type="float">
            <text:p>1012013.029266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770906.54381" calcext:value-type="float">
            <text:p>1442770906.54381</text:p>
          </table:table-cell>
          <table:table-cell office:value-type="float" office:value="8096" calcext:value-type="float">
            <text:p>8096</text:p>
          </table:table-cell>
          <table:table-cell table:formula="of:=[.B129]-[.B$2]" office:value-type="float" office:value="1.08818650245667" calcext:value-type="float">
            <text:p>1.0881865025</text:p>
          </table:table-cell>
          <table:table-cell table:formula="of:=[.C129]/([.D129]-[.D128])" office:value-type="float" office:value="387761.90088156" calcext:value-type="float">
            <text:p>387761.900881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770906.54621" calcext:value-type="float">
            <text:p>1442770906.54621</text:p>
          </table:table-cell>
          <table:table-cell office:value-type="float" office:value="8096" calcext:value-type="float">
            <text:p>8096</text:p>
          </table:table-cell>
          <table:table-cell table:formula="of:=[.B130]-[.B$2]" office:value-type="float" office:value="1.09058833122253" calcext:value-type="float">
            <text:p>1.0905883312</text:p>
          </table:table-cell>
          <table:table-cell table:formula="of:=[.C130]/([.D130]-[.D129])" office:value-type="float" office:value="3370764.85844749" calcext:value-type="float">
            <text:p>3370764.8584474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770906.54864" calcext:value-type="float">
            <text:p>1442770906.54864</text:p>
          </table:table-cell>
          <table:table-cell office:value-type="float" office:value="8096" calcext:value-type="float">
            <text:p>8096</text:p>
          </table:table-cell>
          <table:table-cell table:formula="of:=[.B131]-[.B$2]" office:value-type="float" office:value="1.09301495552063" calcext:value-type="float">
            <text:p>1.0930149555</text:p>
          </table:table-cell>
          <table:table-cell table:formula="of:=[.C131]/([.D131]-[.D130])" office:value-type="float" office:value="3336321.98703085" calcext:value-type="float">
            <text:p>3336321.987030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770906.5524" calcext:value-type="float">
            <text:p>1442770906.5524</text:p>
          </table:table-cell>
          <table:table-cell office:value-type="float" office:value="8096" calcext:value-type="float">
            <text:p>8096</text:p>
          </table:table-cell>
          <table:table-cell table:formula="of:=[.B132]-[.B$2]" office:value-type="float" office:value="1.0967710018158" calcext:value-type="float">
            <text:p>1.0967710018</text:p>
          </table:table-cell>
          <table:table-cell table:formula="of:=[.C132]/([.D132]-[.D131])" office:value-type="float" office:value="2155457.99060556" calcext:value-type="float">
            <text:p>2155457.9906055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770906.56289" calcext:value-type="float">
            <text:p>1442770906.56289</text:p>
          </table:table-cell>
          <table:table-cell office:value-type="float" office:value="8096" calcext:value-type="float">
            <text:p>8096</text:p>
          </table:table-cell>
          <table:table-cell table:formula="of:=[.B133]-[.B$2]" office:value-type="float" office:value="1.10726165771484" calcext:value-type="float">
            <text:p>1.1072616577</text:p>
          </table:table-cell>
          <table:table-cell table:formula="of:=[.C133]/([.D133]-[.D132])" office:value-type="float" office:value="771734.396581896" calcext:value-type="float">
            <text:p>771734.39658189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770906.56528" calcext:value-type="float">
            <text:p>1442770906.56528</text:p>
          </table:table-cell>
          <table:table-cell office:value-type="float" office:value="8096" calcext:value-type="float">
            <text:p>8096</text:p>
          </table:table-cell>
          <table:table-cell table:formula="of:=[.B134]-[.B$2]" office:value-type="float" office:value="1.10965585708618" calcext:value-type="float">
            <text:p>1.1096558571</text:p>
          </table:table-cell>
          <table:table-cell table:formula="of:=[.C134]/([.D134]-[.D133])" office:value-type="float" office:value="3381506.19239195" calcext:value-type="float">
            <text:p>3381506.1923919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770906.58613" calcext:value-type="float">
            <text:p>1442770906.58613</text:p>
          </table:table-cell>
          <table:table-cell office:value-type="float" office:value="8096" calcext:value-type="float">
            <text:p>8096</text:p>
          </table:table-cell>
          <table:table-cell table:formula="of:=[.B135]-[.B$2]" office:value-type="float" office:value="1.13050174713135" calcext:value-type="float">
            <text:p>1.1305017471</text:p>
          </table:table-cell>
          <table:table-cell table:formula="of:=[.C135]/([.D135]-[.D134])" office:value-type="float" office:value="388373.918429901" calcext:value-type="float">
            <text:p>388373.9184299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770906.6034" calcext:value-type="float">
            <text:p>1442770906.6034</text:p>
          </table:table-cell>
          <table:table-cell office:value-type="float" office:value="8096" calcext:value-type="float">
            <text:p>8096</text:p>
          </table:table-cell>
          <table:table-cell table:formula="of:=[.B136]-[.B$2]" office:value-type="float" office:value="1.14777278900146" calcext:value-type="float">
            <text:p>1.147772789</text:p>
          </table:table-cell>
          <table:table-cell table:formula="of:=[.C136]/([.D136]-[.D135])" office:value-type="float" office:value="468761.529320817" calcext:value-type="float">
            <text:p>468761.52932081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770906.6058" calcext:value-type="float">
            <text:p>1442770906.6058</text:p>
          </table:table-cell>
          <table:table-cell office:value-type="float" office:value="8096" calcext:value-type="float">
            <text:p>8096</text:p>
          </table:table-cell>
          <table:table-cell table:formula="of:=[.B137]-[.B$2]" office:value-type="float" office:value="1.15017652511597" calcext:value-type="float">
            <text:p>1.1501765251</text:p>
          </table:table-cell>
          <table:table-cell table:formula="of:=[.C137]/([.D137]-[.D136])" office:value-type="float" office:value="3368090.17893275" calcext:value-type="float">
            <text:p>3368090.1789327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770906.6082" calcext:value-type="float">
            <text:p>1442770906.6082</text:p>
          </table:table-cell>
          <table:table-cell office:value-type="float" office:value="8096" calcext:value-type="float">
            <text:p>8096</text:p>
          </table:table-cell>
          <table:table-cell table:formula="of:=[.B138]-[.B$2]" office:value-type="float" office:value="1.15257859230042" calcext:value-type="float">
            <text:p>1.1525785923</text:p>
          </table:table-cell>
          <table:table-cell table:formula="of:=[.C138]/([.D138]-[.D137])" office:value-type="float" office:value="3370430.29121588" calcext:value-type="float">
            <text:p>3370430.2912158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770906.61175" calcext:value-type="float">
            <text:p>1442770906.61175</text:p>
          </table:table-cell>
          <table:table-cell office:value-type="float" office:value="8096" calcext:value-type="float">
            <text:p>8096</text:p>
          </table:table-cell>
          <table:table-cell table:formula="of:=[.B139]-[.B$2]" office:value-type="float" office:value="1.15612196922302" calcext:value-type="float">
            <text:p>1.1561219692</text:p>
          </table:table-cell>
          <table:table-cell table:formula="of:=[.C139]/([.D139]-[.D138])" office:value-type="float" office:value="2284826.07885883" calcext:value-type="float">
            <text:p>2284826.0788588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770906.63704" calcext:value-type="float">
            <text:p>1442770906.63704</text:p>
          </table:table-cell>
          <table:table-cell office:value-type="float" office:value="8096" calcext:value-type="float">
            <text:p>8096</text:p>
          </table:table-cell>
          <table:table-cell table:formula="of:=[.B140]-[.B$2]" office:value-type="float" office:value="1.18141317367554" calcext:value-type="float">
            <text:p>1.1814131737</text:p>
          </table:table-cell>
          <table:table-cell table:formula="of:=[.C140]/([.D140]-[.D139])" office:value-type="float" office:value="320111.286720275" calcext:value-type="float">
            <text:p>320111.28672027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770906.63943" calcext:value-type="float">
            <text:p>1442770906.63943</text:p>
          </table:table-cell>
          <table:table-cell office:value-type="float" office:value="8096" calcext:value-type="float">
            <text:p>8096</text:p>
          </table:table-cell>
          <table:table-cell table:formula="of:=[.B141]-[.B$2]" office:value-type="float" office:value="1.18380212783813" calcext:value-type="float">
            <text:p>1.1838021278</text:p>
          </table:table-cell>
          <table:table-cell table:formula="of:=[.C141]/([.D141]-[.D140])" office:value-type="float" office:value="3388930.65708583" calcext:value-type="float">
            <text:p>3388930.657085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770906.64555" calcext:value-type="float">
            <text:p>1442770906.64555</text:p>
          </table:table-cell>
          <table:table-cell office:value-type="float" office:value="8096" calcext:value-type="float">
            <text:p>8096</text:p>
          </table:table-cell>
          <table:table-cell table:formula="of:=[.B142]-[.B$2]" office:value-type="float" office:value="1.1899242401123" calcext:value-type="float">
            <text:p>1.1899242401</text:p>
          </table:table-cell>
          <table:table-cell table:formula="of:=[.C142]/([.D142]-[.D141])" office:value-type="float" office:value="1322419.3934107" calcext:value-type="float">
            <text:p>1322419.393410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770906.66231" calcext:value-type="float">
            <text:p>1442770906.66231</text:p>
          </table:table-cell>
          <table:table-cell office:value-type="float" office:value="8096" calcext:value-type="float">
            <text:p>8096</text:p>
          </table:table-cell>
          <table:table-cell table:formula="of:=[.B143]-[.B$2]" office:value-type="float" office:value="1.20668315887451" calcext:value-type="float">
            <text:p>1.2066831589</text:p>
          </table:table-cell>
          <table:table-cell table:formula="of:=[.C143]/([.D143]-[.D142])" office:value-type="float" office:value="483086.057929779" calcext:value-type="float">
            <text:p>483086.05792977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770906.66471" calcext:value-type="float">
            <text:p>1442770906.66471</text:p>
          </table:table-cell>
          <table:table-cell office:value-type="float" office:value="8096" calcext:value-type="float">
            <text:p>8096</text:p>
          </table:table-cell>
          <table:table-cell table:formula="of:=[.B144]-[.B$2]" office:value-type="float" office:value="1.20908713340759" calcext:value-type="float">
            <text:p>1.2090871334</text:p>
          </table:table-cell>
          <table:table-cell table:formula="of:=[.C144]/([.D144]-[.D143])" office:value-type="float" office:value="3367756.14241793" calcext:value-type="float">
            <text:p>3367756.1424179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770906.66711" calcext:value-type="float">
            <text:p>1442770906.66711</text:p>
          </table:table-cell>
          <table:table-cell office:value-type="float" office:value="8096" calcext:value-type="float">
            <text:p>8096</text:p>
          </table:table-cell>
          <table:table-cell table:formula="of:=[.B145]-[.B$2]" office:value-type="float" office:value="1.21148419380188" calcext:value-type="float">
            <text:p>1.2114841938</text:p>
          </table:table-cell>
          <table:table-cell table:formula="of:=[.C145]/([.D145]-[.D144])" office:value-type="float" office:value="3377470.17943107" calcext:value-type="float">
            <text:p>3377470.1794310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770906.67077" calcext:value-type="float">
            <text:p>1442770906.67077</text:p>
          </table:table-cell>
          <table:table-cell office:value-type="float" office:value="8096" calcext:value-type="float">
            <text:p>8096</text:p>
          </table:table-cell>
          <table:table-cell table:formula="of:=[.B146]-[.B$2]" office:value-type="float" office:value="1.2151472568512" calcext:value-type="float">
            <text:p>1.2151472569</text:p>
          </table:table-cell>
          <table:table-cell table:formula="of:=[.C146]/([.D146]-[.D145])" office:value-type="float" office:value="2210172.16766467" calcext:value-type="float">
            <text:p>2210172.1676646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770906.69653" calcext:value-type="float">
            <text:p>1442770906.69653</text:p>
          </table:table-cell>
          <table:table-cell office:value-type="float" office:value="8096" calcext:value-type="float">
            <text:p>8096</text:p>
          </table:table-cell>
          <table:table-cell table:formula="of:=[.B147]-[.B$2]" office:value-type="float" office:value="1.24090909957886" calcext:value-type="float">
            <text:p>1.2409090996</text:p>
          </table:table-cell>
          <table:table-cell table:formula="of:=[.C147]/([.D147]-[.D146])" office:value-type="float" office:value="314263.233635346" calcext:value-type="float">
            <text:p>314263.23363534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770906.69893" calcext:value-type="float">
            <text:p>1442770906.69893</text:p>
          </table:table-cell>
          <table:table-cell office:value-type="float" office:value="8096" calcext:value-type="float">
            <text:p>8096</text:p>
          </table:table-cell>
          <table:table-cell table:formula="of:=[.B148]-[.B$2]" office:value-type="float" office:value="1.24331021308899" calcext:value-type="float">
            <text:p>1.2433102131</text:p>
          </table:table-cell>
          <table:table-cell table:formula="of:=[.C148]/([.D148]-[.D147])" office:value-type="float" office:value="3371768.95879257" calcext:value-type="float">
            <text:p>3371768.9587925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770906.7135" calcext:value-type="float">
            <text:p>1442770906.7135</text:p>
          </table:table-cell>
          <table:table-cell office:value-type="float" office:value="8096" calcext:value-type="float">
            <text:p>8096</text:p>
          </table:table-cell>
          <table:table-cell table:formula="of:=[.B149]-[.B$2]" office:value-type="float" office:value="1.25787615776062" calcext:value-type="float">
            <text:p>1.2578761578</text:p>
          </table:table-cell>
          <table:table-cell table:formula="of:=[.C149]/([.D149]-[.D148])" office:value-type="float" office:value="555817.022686352" calcext:value-type="float">
            <text:p>555817.02268635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770906.7159" calcext:value-type="float">
            <text:p>1442770906.7159</text:p>
          </table:table-cell>
          <table:table-cell office:value-type="float" office:value="8096" calcext:value-type="float">
            <text:p>8096</text:p>
          </table:table-cell>
          <table:table-cell table:formula="of:=[.B150]-[.B$2]" office:value-type="float" office:value="1.26027965545654" calcext:value-type="float">
            <text:p>1.2602796555</text:p>
          </table:table-cell>
          <table:table-cell table:formula="of:=[.C150]/([.D150]-[.D149])" office:value-type="float" office:value="3368424.28171808" calcext:value-type="float">
            <text:p>3368424.281718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770906.71831" calcext:value-type="float">
            <text:p>1442770906.71831</text:p>
          </table:table-cell>
          <table:table-cell office:value-type="float" office:value="8096" calcext:value-type="float">
            <text:p>8096</text:p>
          </table:table-cell>
          <table:table-cell table:formula="of:=[.B151]-[.B$2]" office:value-type="float" office:value="1.26268148422241" calcext:value-type="float">
            <text:p>1.2626814842</text:p>
          </table:table-cell>
          <table:table-cell table:formula="of:=[.C151]/([.D151]-[.D150])" office:value-type="float" office:value="3370764.85844749" calcext:value-type="float">
            <text:p>3370764.858447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770906.72177" calcext:value-type="float">
            <text:p>1442770906.72177</text:p>
          </table:table-cell>
          <table:table-cell office:value-type="float" office:value="8096" calcext:value-type="float">
            <text:p>8096</text:p>
          </table:table-cell>
          <table:table-cell table:formula="of:=[.B152]-[.B$2]" office:value-type="float" office:value="1.26614308357239" calcext:value-type="float">
            <text:p>1.2661430836</text:p>
          </table:table-cell>
          <table:table-cell table:formula="of:=[.C152]/([.D152]-[.D151])" office:value-type="float" office:value="2338803.30491081" calcext:value-type="float">
            <text:p>2338803.3049108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770906.73046" calcext:value-type="float">
            <text:p>1442770906.73046</text:p>
          </table:table-cell>
          <table:table-cell office:value-type="float" office:value="8096" calcext:value-type="float">
            <text:p>8096</text:p>
          </table:table-cell>
          <table:table-cell table:formula="of:=[.B153]-[.B$2]" office:value-type="float" office:value="1.27483677864075" calcext:value-type="float">
            <text:p>1.2748367786</text:p>
          </table:table-cell>
          <table:table-cell table:formula="of:=[.C153]/([.D153]-[.D152])" office:value-type="float" office:value="931249.593681439" calcext:value-type="float">
            <text:p>931249.59368143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770906.74713" calcext:value-type="float">
            <text:p>1442770906.74713</text:p>
          </table:table-cell>
          <table:table-cell office:value-type="float" office:value="8096" calcext:value-type="float">
            <text:p>8096</text:p>
          </table:table-cell>
          <table:table-cell table:formula="of:=[.B154]-[.B$2]" office:value-type="float" office:value="1.29150223731995" calcext:value-type="float">
            <text:p>1.2915022373</text:p>
          </table:table-cell>
          <table:table-cell table:formula="of:=[.C154]/([.D154]-[.D153])" office:value-type="float" office:value="485795.210071531" calcext:value-type="float">
            <text:p>485795.21007153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770906.74952" calcext:value-type="float">
            <text:p>1442770906.74952</text:p>
          </table:table-cell>
          <table:table-cell office:value-type="float" office:value="8096" calcext:value-type="float">
            <text:p>8096</text:p>
          </table:table-cell>
          <table:table-cell table:formula="of:=[.B155]-[.B$2]" office:value-type="float" office:value="1.29390048980713" calcext:value-type="float">
            <text:p>1.2939004898</text:p>
          </table:table-cell>
          <table:table-cell table:formula="of:=[.C155]/([.D155]-[.D154])" office:value-type="float" office:value="3375791.34943831" calcext:value-type="float">
            <text:p>3375791.3494383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770906.76391" calcext:value-type="float">
            <text:p>1442770906.76391</text:p>
          </table:table-cell>
          <table:table-cell office:value-type="float" office:value="8096" calcext:value-type="float">
            <text:p>8096</text:p>
          </table:table-cell>
          <table:table-cell table:formula="of:=[.B156]-[.B$2]" office:value-type="float" office:value="1.30828619003296" calcext:value-type="float">
            <text:p>1.30828619</text:p>
          </table:table-cell>
          <table:table-cell table:formula="of:=[.C156]/([.D156]-[.D155])" office:value-type="float" office:value="562781.086280619" calcext:value-type="float">
            <text:p>562781.08628061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770906.7663" calcext:value-type="float">
            <text:p>1442770906.7663</text:p>
          </table:table-cell>
          <table:table-cell office:value-type="float" office:value="8096" calcext:value-type="float">
            <text:p>8096</text:p>
          </table:table-cell>
          <table:table-cell table:formula="of:=[.B157]-[.B$2]" office:value-type="float" office:value="1.31067109107971" calcext:value-type="float">
            <text:p>1.3106710911</text:p>
          </table:table-cell>
          <table:table-cell table:formula="of:=[.C157]/([.D157]-[.D156])" office:value-type="float" office:value="3394690.11136659" calcext:value-type="float">
            <text:p>3394690.1113665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770906.77282" calcext:value-type="float">
            <text:p>1442770906.77282</text:p>
          </table:table-cell>
          <table:table-cell office:value-type="float" office:value="8096" calcext:value-type="float">
            <text:p>8096</text:p>
          </table:table-cell>
          <table:table-cell table:formula="of:=[.B158]-[.B$2]" office:value-type="float" office:value="1.31719398498535" calcext:value-type="float">
            <text:p>1.317193985</text:p>
          </table:table-cell>
          <table:table-cell table:formula="of:=[.C158]/([.D158]-[.D157])" office:value-type="float" office:value="1241166.89879016" calcext:value-type="float">
            <text:p>1241166.8987901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770906.79853" calcext:value-type="float">
            <text:p>1442770906.79853</text:p>
          </table:table-cell>
          <table:table-cell office:value-type="float" office:value="8096" calcext:value-type="float">
            <text:p>8096</text:p>
          </table:table-cell>
          <table:table-cell table:formula="of:=[.B159]-[.B$2]" office:value-type="float" office:value="1.34290647506714" calcext:value-type="float">
            <text:p>1.3429064751</text:p>
          </table:table-cell>
          <table:table-cell table:formula="of:=[.C159]/([.D159]-[.D158])" office:value-type="float" office:value="314866.431615452" calcext:value-type="float">
            <text:p>314866.43161545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770906.80713" calcext:value-type="float">
            <text:p>1442770906.80713</text:p>
          </table:table-cell>
          <table:table-cell office:value-type="float" office:value="8096" calcext:value-type="float">
            <text:p>8096</text:p>
          </table:table-cell>
          <table:table-cell table:formula="of:=[.B160]-[.B$2]" office:value-type="float" office:value="1.35150504112244" calcext:value-type="float">
            <text:p>1.3515050411</text:p>
          </table:table-cell>
          <table:table-cell table:formula="of:=[.C160]/([.D160]-[.D159])" office:value-type="float" office:value="941552.341161791" calcext:value-type="float">
            <text:p>941552.34116179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770906.80952" calcext:value-type="float">
            <text:p>1442770906.80952</text:p>
          </table:table-cell>
          <table:table-cell office:value-type="float" office:value="8096" calcext:value-type="float">
            <text:p>8096</text:p>
          </table:table-cell>
          <table:table-cell table:formula="of:=[.B161]-[.B$2]" office:value-type="float" office:value="1.35389733314514" calcext:value-type="float">
            <text:p>1.3538973331</text:p>
          </table:table-cell>
          <table:table-cell table:formula="of:=[.C161]/([.D161]-[.D160])" office:value-type="float" office:value="3384202.23081523" calcext:value-type="float">
            <text:p>3384202.2308152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770906.82414" calcext:value-type="float">
            <text:p>1442770906.82414</text:p>
          </table:table-cell>
          <table:table-cell office:value-type="float" office:value="8096" calcext:value-type="float">
            <text:p>8096</text:p>
          </table:table-cell>
          <table:table-cell table:formula="of:=[.B162]-[.B$2]" office:value-type="float" office:value="1.36851119995117" calcext:value-type="float">
            <text:p>1.3685112</text:p>
          </table:table-cell>
          <table:table-cell table:formula="of:=[.C162]/([.D162]-[.D161])" office:value-type="float" office:value="553994.374484053" calcext:value-type="float">
            <text:p>553994.37448405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770906.84103" calcext:value-type="float">
            <text:p>1442770906.84103</text:p>
          </table:table-cell>
          <table:table-cell office:value-type="float" office:value="8096" calcext:value-type="float">
            <text:p>8096</text:p>
          </table:table-cell>
          <table:table-cell table:formula="of:=[.B163]-[.B$2]" office:value-type="float" office:value="1.38540124893188" calcext:value-type="float">
            <text:p>1.3854012489</text:p>
          </table:table-cell>
          <table:table-cell table:formula="of:=[.C163]/([.D163]-[.D162])" office:value-type="float" office:value="479335.495666413" calcext:value-type="float">
            <text:p>479335.49566641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770906.84343" calcext:value-type="float">
            <text:p>1442770906.84343</text:p>
          </table:table-cell>
          <table:table-cell office:value-type="float" office:value="8096" calcext:value-type="float">
            <text:p>8096</text:p>
          </table:table-cell>
          <table:table-cell table:formula="of:=[.B164]-[.B$2]" office:value-type="float" office:value="1.38780903816223" calcext:value-type="float">
            <text:p>1.3878090382</text:p>
          </table:table-cell>
          <table:table-cell table:formula="of:=[.C164]/([.D164]-[.D163])" office:value-type="float" office:value="3362420.55490643" calcext:value-type="float">
            <text:p>3362420.5549064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770906.85784" calcext:value-type="float">
            <text:p>1442770906.85784</text:p>
          </table:table-cell>
          <table:table-cell office:value-type="float" office:value="8096" calcext:value-type="float">
            <text:p>8096</text:p>
          </table:table-cell>
          <table:table-cell table:formula="of:=[.B165]-[.B$2]" office:value-type="float" office:value="1.40221953392029" calcext:value-type="float">
            <text:p>1.4022195339</text:p>
          </table:table-cell>
          <table:table-cell table:formula="of:=[.C165]/([.D165]-[.D164])" office:value-type="float" office:value="561812.732603157" calcext:value-type="float">
            <text:p>561812.73260315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770906.86025" calcext:value-type="float">
            <text:p>1442770906.86025</text:p>
          </table:table-cell>
          <table:table-cell office:value-type="float" office:value="8096" calcext:value-type="float">
            <text:p>8096</text:p>
          </table:table-cell>
          <table:table-cell table:formula="of:=[.B166]-[.B$2]" office:value-type="float" office:value="1.40462350845337" calcext:value-type="float">
            <text:p>1.4046235085</text:p>
          </table:table-cell>
          <table:table-cell table:formula="of:=[.C166]/([.D166]-[.D165])" office:value-type="float" office:value="3367756.14241793" calcext:value-type="float">
            <text:p>3367756.1424179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770906.86639" calcext:value-type="float">
            <text:p>1442770906.86639</text:p>
          </table:table-cell>
          <table:table-cell office:value-type="float" office:value="8096" calcext:value-type="float">
            <text:p>8096</text:p>
          </table:table-cell>
          <table:table-cell table:formula="of:=[.B167]-[.B$2]" office:value-type="float" office:value="1.4107654094696" calcext:value-type="float">
            <text:p>1.4107654095</text:p>
          </table:table-cell>
          <table:table-cell table:formula="of:=[.C167]/([.D167]-[.D166])" office:value-type="float" office:value="1318158.65781608" calcext:value-type="float">
            <text:p>1318158.6578160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770906.86879" calcext:value-type="float">
            <text:p>1442770906.86879</text:p>
          </table:table-cell>
          <table:table-cell office:value-type="float" office:value="8096" calcext:value-type="float">
            <text:p>8096</text:p>
          </table:table-cell>
          <table:table-cell table:formula="of:=[.B168]-[.B$2]" office:value-type="float" office:value="1.41317057609558" calcext:value-type="float">
            <text:p>1.4131705761</text:p>
          </table:table-cell>
          <table:table-cell table:formula="of:=[.C168]/([.D168]-[.D167])" office:value-type="float" office:value="3366086.95321174" calcext:value-type="float">
            <text:p>3366086.9532117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770906.88349" calcext:value-type="float">
            <text:p>1442770906.88349</text:p>
          </table:table-cell>
          <table:table-cell office:value-type="float" office:value="8096" calcext:value-type="float">
            <text:p>8096</text:p>
          </table:table-cell>
          <table:table-cell table:formula="of:=[.B169]-[.B$2]" office:value-type="float" office:value="1.42786121368408" calcext:value-type="float">
            <text:p>1.4278612137</text:p>
          </table:table-cell>
          <table:table-cell table:formula="of:=[.C169]/([.D169]-[.D168])" office:value-type="float" office:value="551099.293766331" calcext:value-type="float">
            <text:p>551099.29376633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770906.90901" calcext:value-type="float">
            <text:p>1442770906.90901</text:p>
          </table:table-cell>
          <table:table-cell office:value-type="float" office:value="8096" calcext:value-type="float">
            <text:p>8096</text:p>
          </table:table-cell>
          <table:table-cell table:formula="of:=[.B170]-[.B$2]" office:value-type="float" office:value="1.45339035987854" calcext:value-type="float">
            <text:p>1.4533903599</text:p>
          </table:table-cell>
          <table:table-cell table:formula="of:=[.C170]/([.D170]-[.D169])" office:value-type="float" office:value="317127.722891004" calcext:value-type="float">
            <text:p>317127.72289100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770906.91146" calcext:value-type="float">
            <text:p>1442770906.91146</text:p>
          </table:table-cell>
          <table:table-cell office:value-type="float" office:value="8096" calcext:value-type="float">
            <text:p>8096</text:p>
          </table:table-cell>
          <table:table-cell table:formula="of:=[.B171]-[.B$2]" office:value-type="float" office:value="1.45583415031433" calcext:value-type="float">
            <text:p>1.4558341503</text:p>
          </table:table-cell>
          <table:table-cell table:formula="of:=[.C171]/([.D171]-[.D170])" office:value-type="float" office:value="3312886.35941463" calcext:value-type="float">
            <text:p>3312886.3594146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770906.91386" calcext:value-type="float">
            <text:p>1442770906.91386</text:p>
          </table:table-cell>
          <table:table-cell office:value-type="float" office:value="8096" calcext:value-type="float">
            <text:p>8096</text:p>
          </table:table-cell>
          <table:table-cell table:formula="of:=[.B172]-[.B$2]" office:value-type="float" office:value="1.45823836326599" calcext:value-type="float">
            <text:p>1.4582383633</text:p>
          </table:table-cell>
          <table:table-cell table:formula="of:=[.C172]/([.D172]-[.D171])" office:value-type="float" office:value="3367422.17215391" calcext:value-type="float">
            <text:p>3367422.1721539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770906.9257" calcext:value-type="float">
            <text:p>1442770906.9257</text:p>
          </table:table-cell>
          <table:table-cell office:value-type="float" office:value="8096" calcext:value-type="float">
            <text:p>8096</text:p>
          </table:table-cell>
          <table:table-cell table:formula="of:=[.B173]-[.B$2]" office:value-type="float" office:value="1.47007322311401" calcext:value-type="float">
            <text:p>1.4700732231</text:p>
          </table:table-cell>
          <table:table-cell table:formula="of:=[.C173]/([.D173]-[.D172])" office:value-type="float" office:value="684080.766816415" calcext:value-type="float">
            <text:p>684080.76681641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770906.92813" calcext:value-type="float">
            <text:p>1442770906.92813</text:p>
          </table:table-cell>
          <table:table-cell office:value-type="float" office:value="8096" calcext:value-type="float">
            <text:p>8096</text:p>
          </table:table-cell>
          <table:table-cell table:formula="of:=[.B174]-[.B$2]" office:value-type="float" office:value="1.47250461578369" calcext:value-type="float">
            <text:p>1.4725046158</text:p>
          </table:table-cell>
          <table:table-cell table:formula="of:=[.C174]/([.D174]-[.D173])" office:value-type="float" office:value="3329778.89625417" calcext:value-type="float">
            <text:p>3329778.8962541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770906.94269" calcext:value-type="float">
            <text:p>1442770906.94269</text:p>
          </table:table-cell>
          <table:table-cell office:value-type="float" office:value="8096" calcext:value-type="float">
            <text:p>8096</text:p>
          </table:table-cell>
          <table:table-cell table:formula="of:=[.B175]-[.B$2]" office:value-type="float" office:value="1.48706698417664" calcext:value-type="float">
            <text:p>1.4870669842</text:p>
          </table:table-cell>
          <table:table-cell table:formula="of:=[.C175]/([.D175]-[.D174])" office:value-type="float" office:value="555953.522225315" calcext:value-type="float">
            <text:p>555953.52222531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770906.95128" calcext:value-type="float">
            <text:p>1442770906.95128</text:p>
          </table:table-cell>
          <table:table-cell office:value-type="float" office:value="8096" calcext:value-type="float">
            <text:p>8096</text:p>
          </table:table-cell>
          <table:table-cell table:formula="of:=[.B176]-[.B$2]" office:value-type="float" office:value="1.49565601348877" calcext:value-type="float">
            <text:p>1.4956560135</text:p>
          </table:table-cell>
          <table:table-cell table:formula="of:=[.C176]/([.D176]-[.D175])" office:value-type="float" office:value="942597.784427481" calcext:value-type="float">
            <text:p>942597.78442748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770906.96506" calcext:value-type="float">
            <text:p>1442770906.96506</text:p>
          </table:table-cell>
          <table:table-cell office:value-type="float" office:value="8096" calcext:value-type="float">
            <text:p>8096</text:p>
          </table:table-cell>
          <table:table-cell table:formula="of:=[.B177]-[.B$2]" office:value-type="float" office:value="1.50944042205811" calcext:value-type="float">
            <text:p>1.5094404221</text:p>
          </table:table-cell>
          <table:table-cell table:formula="of:=[.C177]/([.D177]-[.D176])" office:value-type="float" office:value="587330.240487062" calcext:value-type="float">
            <text:p>587330.24048706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770906.96746" calcext:value-type="float">
            <text:p>1442770906.96746</text:p>
          </table:table-cell>
          <table:table-cell office:value-type="float" office:value="8096" calcext:value-type="float">
            <text:p>8096</text:p>
          </table:table-cell>
          <table:table-cell table:formula="of:=[.B178]-[.B$2]" office:value-type="float" office:value="1.51184058189392" calcext:value-type="float">
            <text:p>1.5118405819</text:p>
          </table:table-cell>
          <table:table-cell table:formula="of:=[.C178]/([.D178]-[.D177])" office:value-type="float" office:value="3373108.69017582" calcext:value-type="float">
            <text:p>3373108.6901758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770906.97669" calcext:value-type="float">
            <text:p>1442770906.97669</text:p>
          </table:table-cell>
          <table:table-cell office:value-type="float" office:value="8096" calcext:value-type="float">
            <text:p>8096</text:p>
          </table:table-cell>
          <table:table-cell table:formula="of:=[.B179]-[.B$2]" office:value-type="float" office:value="1.52106666564941" calcext:value-type="float">
            <text:p>1.5210666656</text:p>
          </table:table-cell>
          <table:table-cell table:formula="of:=[.C179]/([.D179]-[.D178])" office:value-type="float" office:value="877512.085794765" calcext:value-type="float">
            <text:p>877512.08579476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770907.02485" calcext:value-type="float">
            <text:p>1442770907.02485</text:p>
          </table:table-cell>
          <table:table-cell office:value-type="float" office:value="8096" calcext:value-type="float">
            <text:p>8096</text:p>
          </table:table-cell>
          <table:table-cell table:formula="of:=[.B180]-[.B$2]" office:value-type="float" office:value="1.56923079490662" calcext:value-type="float">
            <text:p>1.5692307949</text:p>
          </table:table-cell>
          <table:table-cell table:formula="of:=[.C180]/([.D180]-[.D179])" office:value-type="float" office:value="168091.900027226" calcext:value-type="float">
            <text:p>168091.90002722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770910.00359" calcext:value-type="float">
            <text:p>1442770910.00359</text:p>
          </table:table-cell>
          <table:table-cell office:value-type="float" office:value="8096" calcext:value-type="float">
            <text:p>8096</text:p>
          </table:table-cell>
          <table:table-cell table:formula="of:=[.B181]-[.B$2]" office:value-type="float" office:value="4.54796147346497" calcext:value-type="float">
            <text:p>4.5479614735</text:p>
          </table:table-cell>
          <table:table-cell table:formula="of:=[.C181]/([.D181]-[.D180])" office:value-type="float" office:value="2717.93621970494" calcext:value-type="float">
            <text:p>2717.93621970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770910.00712" calcext:value-type="float">
            <text:p>1442770910.00712</text:p>
          </table:table-cell>
          <table:table-cell office:value-type="float" office:value="8096" calcext:value-type="float">
            <text:p>8096</text:p>
          </table:table-cell>
          <table:table-cell table:formula="of:=[.B182]-[.B$2]" office:value-type="float" office:value="4.55149340629578" calcext:value-type="float">
            <text:p>4.5514934063</text:p>
          </table:table-cell>
          <table:table-cell table:formula="of:=[.C182]/([.D182]-[.D181])" office:value-type="float" office:value="2292229.32253274" calcext:value-type="float">
            <text:p>2292229.3225327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770910.01068" calcext:value-type="float">
            <text:p>1442770910.01068</text:p>
          </table:table-cell>
          <table:table-cell office:value-type="float" office:value="8096" calcext:value-type="float">
            <text:p>8096</text:p>
          </table:table-cell>
          <table:table-cell table:formula="of:=[.B183]-[.B$2]" office:value-type="float" office:value="4.55506062507629" calcext:value-type="float">
            <text:p>4.5550606251</text:p>
          </table:table-cell>
          <table:table-cell table:formula="of:=[.C183]/([.D183]-[.D182])" office:value-type="float" office:value="2269555.21882101" calcext:value-type="float">
            <text:p>2269555.2188210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770910.01422" calcext:value-type="float">
            <text:p>1442770910.01422</text:p>
          </table:table-cell>
          <table:table-cell office:value-type="float" office:value="8096" calcext:value-type="float">
            <text:p>8096</text:p>
          </table:table-cell>
          <table:table-cell table:formula="of:=[.B184]-[.B$2]" office:value-type="float" office:value="4.5585925579071" calcext:value-type="float">
            <text:p>4.5585925579</text:p>
          </table:table-cell>
          <table:table-cell table:formula="of:=[.C184]/([.D184]-[.D183])" office:value-type="float" office:value="2292229.32253274" calcext:value-type="float">
            <text:p>2292229.3225327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770910.01774" calcext:value-type="float">
            <text:p>1442770910.01774</text:p>
          </table:table-cell>
          <table:table-cell office:value-type="float" office:value="8096" calcext:value-type="float">
            <text:p>8096</text:p>
          </table:table-cell>
          <table:table-cell table:formula="of:=[.B185]-[.B$2]" office:value-type="float" office:value="4.5621178150177" calcext:value-type="float">
            <text:p>4.562117815</text:p>
          </table:table-cell>
          <table:table-cell table:formula="of:=[.C185]/([.D185]-[.D184])" office:value-type="float" office:value="2296570.07872312" calcext:value-type="float">
            <text:p>2296570.0787231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770910.02129" calcext:value-type="float">
            <text:p>1442770910.02129</text:p>
          </table:table-cell>
          <table:table-cell office:value-type="float" office:value="8096" calcext:value-type="float">
            <text:p>8096</text:p>
          </table:table-cell>
          <table:table-cell table:formula="of:=[.B186]-[.B$2]" office:value-type="float" office:value="4.56566452980042" calcext:value-type="float">
            <text:p>4.5656645298</text:p>
          </table:table-cell>
          <table:table-cell table:formula="of:=[.C186]/([.D186]-[.D185])" office:value-type="float" office:value="2282675.79887066" calcext:value-type="float">
            <text:p>2282675.7988706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770910.02482" calcext:value-type="float">
            <text:p>1442770910.02482</text:p>
          </table:table-cell>
          <table:table-cell office:value-type="float" office:value="8096" calcext:value-type="float">
            <text:p>8096</text:p>
          </table:table-cell>
          <table:table-cell table:formula="of:=[.B187]-[.B$2]" office:value-type="float" office:value="4.56919169425964" calcext:value-type="float">
            <text:p>4.5691916943</text:p>
          </table:table-cell>
          <table:table-cell table:formula="of:=[.C187]/([.D187]-[.D186])" office:value-type="float" office:value="2295328.18602136" calcext:value-type="float">
            <text:p>2295328.1860213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770910.02838" calcext:value-type="float">
            <text:p>1442770910.02838</text:p>
          </table:table-cell>
          <table:table-cell office:value-type="float" office:value="8096" calcext:value-type="float">
            <text:p>8096</text:p>
          </table:table-cell>
          <table:table-cell table:formula="of:=[.B188]-[.B$2]" office:value-type="float" office:value="4.57275295257568" calcext:value-type="float">
            <text:p>4.5727529526</text:p>
          </table:table-cell>
          <table:table-cell table:formula="of:=[.C188]/([.D188]-[.D187])" office:value-type="float" office:value="2273353.76474526" calcext:value-type="float">
            <text:p>2273353.7647452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770910.03189" calcext:value-type="float">
            <text:p>1442770910.03189</text:p>
          </table:table-cell>
          <table:table-cell office:value-type="float" office:value="8096" calcext:value-type="float">
            <text:p>8096</text:p>
          </table:table-cell>
          <table:table-cell table:formula="of:=[.B189]-[.B$2]" office:value-type="float" office:value="4.57626962661743" calcext:value-type="float">
            <text:p>4.5762696266</text:p>
          </table:table-cell>
          <table:table-cell table:formula="of:=[.C189]/([.D189]-[.D188])" office:value-type="float" office:value="2302175.26671186" calcext:value-type="float">
            <text:p>2302175.2667118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770910.03547" calcext:value-type="float">
            <text:p>1442770910.03547</text:p>
          </table:table-cell>
          <table:table-cell office:value-type="float" office:value="8096" calcext:value-type="float">
            <text:p>8096</text:p>
          </table:table-cell>
          <table:table-cell table:formula="of:=[.B190]-[.B$2]" office:value-type="float" office:value="4.57984328269959" calcext:value-type="float">
            <text:p>4.5798432827</text:p>
          </table:table-cell>
          <table:table-cell table:formula="of:=[.C190]/([.D190]-[.D189])" office:value-type="float" office:value="2265467.0214157" calcext:value-type="float">
            <text:p>2265467.021415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770910.03899" calcext:value-type="float">
            <text:p>1442770910.03899</text:p>
          </table:table-cell>
          <table:table-cell office:value-type="float" office:value="8096" calcext:value-type="float">
            <text:p>8096</text:p>
          </table:table-cell>
          <table:table-cell table:formula="of:=[.B191]-[.B$2]" office:value-type="float" office:value="4.58336901664734" calcext:value-type="float">
            <text:p>4.5833690166</text:p>
          </table:table-cell>
          <table:table-cell table:formula="of:=[.C191]/([.D191]-[.D190])" office:value-type="float" office:value="2296259.47957804" calcext:value-type="float">
            <text:p>2296259.4795780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770910.0425" calcext:value-type="float">
            <text:p>1442770910.0425</text:p>
          </table:table-cell>
          <table:table-cell office:value-type="float" office:value="8096" calcext:value-type="float">
            <text:p>8096</text:p>
          </table:table-cell>
          <table:table-cell table:formula="of:=[.B192]-[.B$2]" office:value-type="float" office:value="4.58687853813171" calcext:value-type="float">
            <text:p>4.5868785381</text:p>
          </table:table-cell>
          <table:table-cell table:formula="of:=[.C192]/([.D192]-[.D191])" office:value-type="float" office:value="2306867.2" calcext:value-type="float">
            <text:p>2306867.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770910.04606" calcext:value-type="float">
            <text:p>1442770910.04606</text:p>
          </table:table-cell>
          <table:table-cell office:value-type="float" office:value="8096" calcext:value-type="float">
            <text:p>8096</text:p>
          </table:table-cell>
          <table:table-cell table:formula="of:=[.B193]-[.B$2]" office:value-type="float" office:value="4.59043598175049" calcext:value-type="float">
            <text:p>4.5904359818</text:p>
          </table:table-cell>
          <table:table-cell table:formula="of:=[.C193]/([.D193]-[.D192])" office:value-type="float" office:value="2275791.51424167" calcext:value-type="float">
            <text:p>2275791.5142416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770910.04959" calcext:value-type="float">
            <text:p>1442770910.04959</text:p>
          </table:table-cell>
          <table:table-cell office:value-type="float" office:value="8096" calcext:value-type="float">
            <text:p>8096</text:p>
          </table:table-cell>
          <table:table-cell table:formula="of:=[.B194]-[.B$2]" office:value-type="float" office:value="4.59396576881409" calcext:value-type="float">
            <text:p>4.5939657688</text:p>
          </table:table-cell>
          <table:table-cell table:formula="of:=[.C194]/([.D194]-[.D193])" office:value-type="float" office:value="2293622.77500844" calcext:value-type="float">
            <text:p>2293622.7750084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770910.05312" calcext:value-type="float">
            <text:p>1442770910.05312</text:p>
          </table:table-cell>
          <table:table-cell office:value-type="float" office:value="8096" calcext:value-type="float">
            <text:p>8096</text:p>
          </table:table-cell>
          <table:table-cell table:formula="of:=[.B195]-[.B$2]" office:value-type="float" office:value="4.59749841690064" calcext:value-type="float">
            <text:p>4.5974984169</text:p>
          </table:table-cell>
          <table:table-cell table:formula="of:=[.C195]/([.D195]-[.D194])" office:value-type="float" office:value="2291765.21455085" calcext:value-type="float">
            <text:p>2291765.2145508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770910.05664" calcext:value-type="float">
            <text:p>1442770910.05664</text:p>
          </table:table-cell>
          <table:table-cell office:value-type="float" office:value="8096" calcext:value-type="float">
            <text:p>8096</text:p>
          </table:table-cell>
          <table:table-cell table:formula="of:=[.B196]-[.B$2]" office:value-type="float" office:value="4.60101675987244" calcext:value-type="float">
            <text:p>4.6010167599</text:p>
          </table:table-cell>
          <table:table-cell table:formula="of:=[.C196]/([.D196]-[.D195])" office:value-type="float" office:value="2301083.2272142" calcext:value-type="float">
            <text:p>2301083.227214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770910.06018" calcext:value-type="float">
            <text:p>1442770910.06018</text:p>
          </table:table-cell>
          <table:table-cell office:value-type="float" office:value="8096" calcext:value-type="float">
            <text:p>8096</text:p>
          </table:table-cell>
          <table:table-cell table:formula="of:=[.B197]-[.B$2]" office:value-type="float" office:value="4.60455775260925" calcext:value-type="float">
            <text:p>4.6045577526</text:p>
          </table:table-cell>
          <table:table-cell table:formula="of:=[.C197]/([.D197]-[.D196])" office:value-type="float" office:value="2286364.47508753" calcext:value-type="float">
            <text:p>2286364.4750875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770910.06372" calcext:value-type="float">
            <text:p>1442770910.06372</text:p>
          </table:table-cell>
          <table:table-cell office:value-type="float" office:value="8096" calcext:value-type="float">
            <text:p>8096</text:p>
          </table:table-cell>
          <table:table-cell table:formula="of:=[.B198]-[.B$2]" office:value-type="float" office:value="4.60809230804443" calcext:value-type="float">
            <text:p>4.608092308</text:p>
          </table:table-cell>
          <table:table-cell table:formula="of:=[.C198]/([.D198]-[.D197])" office:value-type="float" office:value="2290528.5115683" calcext:value-type="float">
            <text:p>2290528.511568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770910.06724" calcext:value-type="float">
            <text:p>1442770910.06724</text:p>
          </table:table-cell>
          <table:table-cell office:value-type="float" office:value="8096" calcext:value-type="float">
            <text:p>8096</text:p>
          </table:table-cell>
          <table:table-cell table:formula="of:=[.B199]-[.B$2]" office:value-type="float" office:value="4.61162066459656" calcext:value-type="float">
            <text:p>4.6116206646</text:p>
          </table:table-cell>
          <table:table-cell table:formula="of:=[.C199]/([.D199]-[.D198])" office:value-type="float" office:value="2294552.68491114" calcext:value-type="float">
            <text:p>2294552.6849111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770910.07077" calcext:value-type="float">
            <text:p>1442770910.07077</text:p>
          </table:table-cell>
          <table:table-cell office:value-type="float" office:value="8096" calcext:value-type="float">
            <text:p>8096</text:p>
          </table:table-cell>
          <table:table-cell table:formula="of:=[.B200]-[.B$2]" office:value-type="float" office:value="4.61514639854431" calcext:value-type="float">
            <text:p>4.6151463985</text:p>
          </table:table-cell>
          <table:table-cell table:formula="of:=[.C200]/([.D200]-[.D199])" office:value-type="float" office:value="2296259.47957804" calcext:value-type="float">
            <text:p>2296259.479578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770910.0743" calcext:value-type="float">
            <text:p>1442770910.0743</text:p>
          </table:table-cell>
          <table:table-cell office:value-type="float" office:value="8096" calcext:value-type="float">
            <text:p>8096</text:p>
          </table:table-cell>
          <table:table-cell table:formula="of:=[.B201]-[.B$2]" office:value-type="float" office:value="4.61867499351501" calcext:value-type="float">
            <text:p>4.6186749935</text:p>
          </table:table-cell>
          <table:table-cell table:formula="of:=[.C201]/([.D201]-[.D200])" office:value-type="float" office:value="2294397.64756757" calcext:value-type="float">
            <text:p>2294397.6475675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770910.07783" calcext:value-type="float">
            <text:p>1442770910.07783</text:p>
          </table:table-cell>
          <table:table-cell office:value-type="float" office:value="8096" calcext:value-type="float">
            <text:p>8096</text:p>
          </table:table-cell>
          <table:table-cell table:formula="of:=[.B202]-[.B$2]" office:value-type="float" office:value="4.62220191955566" calcext:value-type="float">
            <text:p>4.6222019196</text:p>
          </table:table-cell>
          <table:table-cell table:formula="of:=[.C202]/([.D202]-[.D201])" office:value-type="float" office:value="2295483.34915163" calcext:value-type="float">
            <text:p>2295483.3491516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770910.08138" calcext:value-type="float">
            <text:p>1442770910.08138</text:p>
          </table:table-cell>
          <table:table-cell office:value-type="float" office:value="8096" calcext:value-type="float">
            <text:p>8096</text:p>
          </table:table-cell>
          <table:table-cell table:formula="of:=[.B203]-[.B$2]" office:value-type="float" office:value="4.62575101852417" calcext:value-type="float">
            <text:p>4.6257510185</text:p>
          </table:table-cell>
          <table:table-cell table:formula="of:=[.C203]/([.D203]-[.D202])" office:value-type="float" office:value="2281142.36087599" calcext:value-type="float">
            <text:p>2281142.3608759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770910.08491" calcext:value-type="float">
            <text:p>1442770910.08491</text:p>
          </table:table-cell>
          <table:table-cell office:value-type="float" office:value="8096" calcext:value-type="float">
            <text:p>8096</text:p>
          </table:table-cell>
          <table:table-cell table:formula="of:=[.B204]-[.B$2]" office:value-type="float" office:value="4.62928128242493" calcext:value-type="float">
            <text:p>4.6292812824</text:p>
          </table:table-cell>
          <table:table-cell table:formula="of:=[.C204]/([.D204]-[.D203])" office:value-type="float" office:value="2293312.972513" calcext:value-type="float">
            <text:p>2293312.97251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770910.08845" calcext:value-type="float">
            <text:p>1442770910.08845</text:p>
          </table:table-cell>
          <table:table-cell office:value-type="float" office:value="8096" calcext:value-type="float">
            <text:p>8096</text:p>
          </table:table-cell>
          <table:table-cell table:formula="of:=[.B205]-[.B$2]" office:value-type="float" office:value="4.63283061981201" calcext:value-type="float">
            <text:p>4.6328306198</text:p>
          </table:table-cell>
          <table:table-cell table:formula="of:=[.C205]/([.D205]-[.D204])" office:value-type="float" office:value="2280989.13038221" calcext:value-type="float">
            <text:p>2280989.1303822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770910.09197" calcext:value-type="float">
            <text:p>1442770910.09197</text:p>
          </table:table-cell>
          <table:table-cell office:value-type="float" office:value="8096" calcext:value-type="float">
            <text:p>8096</text:p>
          </table:table-cell>
          <table:table-cell table:formula="of:=[.B206]-[.B$2]" office:value-type="float" office:value="4.63634920120239" calcext:value-type="float">
            <text:p>4.6363492012</text:p>
          </table:table-cell>
          <table:table-cell table:formula="of:=[.C206]/([.D206]-[.D205])" office:value-type="float" office:value="2300927.30613904" calcext:value-type="float">
            <text:p>2300927.306139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770910.09551" calcext:value-type="float">
            <text:p>1442770910.09551</text:p>
          </table:table-cell>
          <table:table-cell office:value-type="float" office:value="8096" calcext:value-type="float">
            <text:p>8096</text:p>
          </table:table-cell>
          <table:table-cell table:formula="of:=[.B207]-[.B$2]" office:value-type="float" office:value="4.63988637924194" calcext:value-type="float">
            <text:p>4.6398863792</text:p>
          </table:table-cell>
          <table:table-cell table:formula="of:=[.C207]/([.D207]-[.D206])" office:value-type="float" office:value="2288830.22270154" calcext:value-type="float">
            <text:p>2288830.2227015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770910.09904" calcext:value-type="float">
            <text:p>1442770910.09904</text:p>
          </table:table-cell>
          <table:table-cell office:value-type="float" office:value="8096" calcext:value-type="float">
            <text:p>8096</text:p>
          </table:table-cell>
          <table:table-cell table:formula="of:=[.B208]-[.B$2]" office:value-type="float" office:value="4.64341974258423" calcext:value-type="float">
            <text:p>4.6434197426</text:p>
          </table:table-cell>
          <table:table-cell table:formula="of:=[.C208]/([.D208]-[.D207])" office:value-type="float" office:value="2291301.29446694" calcext:value-type="float">
            <text:p>2291301.2944669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2770910.10255" calcext:value-type="float">
            <text:p>1442770910.10255</text:p>
          </table:table-cell>
          <table:table-cell office:value-type="float" office:value="8096" calcext:value-type="float">
            <text:p>8096</text:p>
          </table:table-cell>
          <table:table-cell table:formula="of:=[.B209]-[.B$2]" office:value-type="float" office:value="4.64692854881287" calcext:value-type="float">
            <text:p>4.6469285488</text:p>
          </table:table-cell>
          <table:table-cell table:formula="of:=[.C209]/([.D209]-[.D208])" office:value-type="float" office:value="2307337.44540328" calcext:value-type="float">
            <text:p>2307337.4454032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2770910.10608" calcext:value-type="float">
            <text:p>1442770910.10608</text:p>
          </table:table-cell>
          <table:table-cell office:value-type="float" office:value="8096" calcext:value-type="float">
            <text:p>8096</text:p>
          </table:table-cell>
          <table:table-cell table:formula="of:=[.B210]-[.B$2]" office:value-type="float" office:value="4.65045928955078" calcext:value-type="float">
            <text:p>4.6504592896</text:p>
          </table:table-cell>
          <table:table-cell table:formula="of:=[.C210]/([.D210]-[.D209])" office:value-type="float" office:value="2293003.25369708" calcext:value-type="float">
            <text:p>2293003.2536970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2770910.10961" calcext:value-type="float">
            <text:p>1442770910.10961</text:p>
          </table:table-cell>
          <table:table-cell office:value-type="float" office:value="8096" calcext:value-type="float">
            <text:p>8096</text:p>
          </table:table-cell>
          <table:table-cell table:formula="of:=[.B211]-[.B$2]" office:value-type="float" office:value="4.65398812294006" calcext:value-type="float">
            <text:p>4.6539881229</text:p>
          </table:table-cell>
          <table:table-cell table:formula="of:=[.C211]/([.D211]-[.D210])" office:value-type="float" office:value="2294242.63117357" calcext:value-type="float">
            <text:p>2294242.6311735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2770910.11314" calcext:value-type="float">
            <text:p>1442770910.11314</text:p>
          </table:table-cell>
          <table:table-cell office:value-type="float" office:value="8096" calcext:value-type="float">
            <text:p>8096</text:p>
          </table:table-cell>
          <table:table-cell table:formula="of:=[.B212]-[.B$2]" office:value-type="float" office:value="4.65751576423645" calcext:value-type="float">
            <text:p>4.6575157642</text:p>
          </table:table-cell>
          <table:table-cell table:formula="of:=[.C212]/([.D212]-[.D211])" office:value-type="float" office:value="2295017.92268181" calcext:value-type="float">
            <text:p>2295017.9226818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2770910.11668" calcext:value-type="float">
            <text:p>1442770910.11668</text:p>
          </table:table-cell>
          <table:table-cell office:value-type="float" office:value="8096" calcext:value-type="float">
            <text:p>8096</text:p>
          </table:table-cell>
          <table:table-cell table:formula="of:=[.B213]-[.B$2]" office:value-type="float" office:value="4.66105842590332" calcext:value-type="float">
            <text:p>4.6610584259</text:p>
          </table:table-cell>
          <table:table-cell table:formula="of:=[.C213]/([.D213]-[.D212])" office:value-type="float" office:value="2285287.38030823" calcext:value-type="float">
            <text:p>2285287.3803082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2770910.12023" calcext:value-type="float">
            <text:p>1442770910.12023</text:p>
          </table:table-cell>
          <table:table-cell office:value-type="float" office:value="8096" calcext:value-type="float">
            <text:p>8096</text:p>
          </table:table-cell>
          <table:table-cell table:formula="of:=[.B214]-[.B$2]" office:value-type="float" office:value="4.66460752487183" calcext:value-type="float">
            <text:p>4.6646075249</text:p>
          </table:table-cell>
          <table:table-cell table:formula="of:=[.C214]/([.D214]-[.D213])" office:value-type="float" office:value="2281142.36087599" calcext:value-type="float">
            <text:p>2281142.3608759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2770910.12375" calcext:value-type="float">
            <text:p>1442770910.12375</text:p>
          </table:table-cell>
          <table:table-cell office:value-type="float" office:value="8096" calcext:value-type="float">
            <text:p>8096</text:p>
          </table:table-cell>
          <table:table-cell table:formula="of:=[.B215]-[.B$2]" office:value-type="float" office:value="4.6681227684021" calcext:value-type="float">
            <text:p>4.6681227684</text:p>
          </table:table-cell>
          <table:table-cell table:formula="of:=[.C215]/([.D215]-[.D214])" office:value-type="float" office:value="2303112.12588171" calcext:value-type="float">
            <text:p>2303112.1258817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2770910.12729" calcext:value-type="float">
            <text:p>1442770910.12729</text:p>
          </table:table-cell>
          <table:table-cell office:value-type="float" office:value="8096" calcext:value-type="float">
            <text:p>8096</text:p>
          </table:table-cell>
          <table:table-cell table:formula="of:=[.B216]-[.B$2]" office:value-type="float" office:value="4.67166328430176" calcext:value-type="float">
            <text:p>4.6716632843</text:p>
          </table:table-cell>
          <table:table-cell table:formula="of:=[.C216]/([.D216]-[.D215])" office:value-type="float" office:value="2286672.40296296" calcext:value-type="float">
            <text:p>2286672.4029629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2770910.13082" calcext:value-type="float">
            <text:p>1442770910.13082</text:p>
          </table:table-cell>
          <table:table-cell office:value-type="float" office:value="8096" calcext:value-type="float">
            <text:p>8096</text:p>
          </table:table-cell>
          <table:table-cell table:formula="of:=[.B217]-[.B$2]" office:value-type="float" office:value="4.67519450187683" calcext:value-type="float">
            <text:p>4.6751945019</text:p>
          </table:table-cell>
          <table:table-cell table:formula="of:=[.C217]/([.D217]-[.D216])" office:value-type="float" office:value="2292693.61852677" calcext:value-type="float">
            <text:p>2292693.6185267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2770910.13435" calcext:value-type="float">
            <text:p>1442770910.13435</text:p>
          </table:table-cell>
          <table:table-cell office:value-type="float" office:value="8096" calcext:value-type="float">
            <text:p>8096</text:p>
          </table:table-cell>
          <table:table-cell table:formula="of:=[.B218]-[.B$2]" office:value-type="float" office:value="4.67872357368469" calcext:value-type="float">
            <text:p>4.6787235737</text:p>
          </table:table-cell>
          <table:table-cell table:formula="of:=[.C218]/([.D218]-[.D217])" office:value-type="float" office:value="2294087.6357249" calcext:value-type="float">
            <text:p>2294087.635724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2770910.13788" calcext:value-type="float">
            <text:p>1442770910.13788</text:p>
          </table:table-cell>
          <table:table-cell office:value-type="float" office:value="8096" calcext:value-type="float">
            <text:p>8096</text:p>
          </table:table-cell>
          <table:table-cell table:formula="of:=[.B219]-[.B$2]" office:value-type="float" office:value="4.68225145339966" calcext:value-type="float">
            <text:p>4.6822514534</text:p>
          </table:table-cell>
          <table:table-cell table:formula="of:=[.C219]/([.D219]-[.D218])" office:value-type="float" office:value="2294862.82246401" calcext:value-type="float">
            <text:p>2294862.8224640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2770910.14141" calcext:value-type="float">
            <text:p>1442770910.14141</text:p>
          </table:table-cell>
          <table:table-cell office:value-type="float" office:value="8096" calcext:value-type="float">
            <text:p>8096</text:p>
          </table:table-cell>
          <table:table-cell table:formula="of:=[.B220]-[.B$2]" office:value-type="float" office:value="4.68578600883484" calcext:value-type="float">
            <text:p>4.6857860088</text:p>
          </table:table-cell>
          <table:table-cell table:formula="of:=[.C220]/([.D220]-[.D219])" office:value-type="float" office:value="2290528.5115683" calcext:value-type="float">
            <text:p>2290528.511568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2770910.14494" calcext:value-type="float">
            <text:p>1442770910.14494</text:p>
          </table:table-cell>
          <table:table-cell office:value-type="float" office:value="8096" calcext:value-type="float">
            <text:p>8096</text:p>
          </table:table-cell>
          <table:table-cell table:formula="of:=[.B221]-[.B$2]" office:value-type="float" office:value="4.68931674957275" calcext:value-type="float">
            <text:p>4.6893167496</text:p>
          </table:table-cell>
          <table:table-cell table:formula="of:=[.C221]/([.D221]-[.D220])" office:value-type="float" office:value="2293003.25369708" calcext:value-type="float">
            <text:p>2293003.2536970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2770910.14847" calcext:value-type="float">
            <text:p>1442770910.14847</text:p>
          </table:table-cell>
          <table:table-cell office:value-type="float" office:value="8096" calcext:value-type="float">
            <text:p>8096</text:p>
          </table:table-cell>
          <table:table-cell table:formula="of:=[.B222]-[.B$2]" office:value-type="float" office:value="4.69284963607788" calcext:value-type="float">
            <text:p>4.6928496361</text:p>
          </table:table-cell>
          <table:table-cell table:formula="of:=[.C222]/([.D222]-[.D221])" office:value-type="float" office:value="2291610.55365096" calcext:value-type="float">
            <text:p>2291610.5536509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2770910.15203" calcext:value-type="float">
            <text:p>1442770910.15203</text:p>
          </table:table-cell>
          <table:table-cell office:value-type="float" office:value="8096" calcext:value-type="float">
            <text:p>8096</text:p>
          </table:table-cell>
          <table:table-cell table:formula="of:=[.B223]-[.B$2]" office:value-type="float" office:value="4.69640135765076" calcext:value-type="float">
            <text:p>4.6964013577</text:p>
          </table:table-cell>
          <table:table-cell table:formula="of:=[.C223]/([.D223]-[.D222])" office:value-type="float" office:value="2279457.95690407" calcext:value-type="float">
            <text:p>2279457.9569040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2770910.15556" calcext:value-type="float">
            <text:p>1442770910.15556</text:p>
          </table:table-cell>
          <table:table-cell office:value-type="float" office:value="8096" calcext:value-type="float">
            <text:p>8096</text:p>
          </table:table-cell>
          <table:table-cell table:formula="of:=[.B224]-[.B$2]" office:value-type="float" office:value="4.69993233680725" calcext:value-type="float">
            <text:p>4.6999323368</text:p>
          </table:table-cell>
          <table:table-cell table:formula="of:=[.C224]/([.D224]-[.D223])" office:value-type="float" office:value="2292848.42565834" calcext:value-type="float">
            <text:p>2292848.4256583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2770910.15909" calcext:value-type="float">
            <text:p>1442770910.15909</text:p>
          </table:table-cell>
          <table:table-cell office:value-type="float" office:value="8096" calcext:value-type="float">
            <text:p>8096</text:p>
          </table:table-cell>
          <table:table-cell table:formula="of:=[.B225]-[.B$2]" office:value-type="float" office:value="4.70346140861511" calcext:value-type="float">
            <text:p>4.7034614086</text:p>
          </table:table-cell>
          <table:table-cell table:formula="of:=[.C225]/([.D225]-[.D224])" office:value-type="float" office:value="2294087.6357249" calcext:value-type="float">
            <text:p>2294087.635724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2770910.16262" calcext:value-type="float">
            <text:p>1442770910.16262</text:p>
          </table:table-cell>
          <table:table-cell office:value-type="float" office:value="8096" calcext:value-type="float">
            <text:p>8096</text:p>
          </table:table-cell>
          <table:table-cell table:formula="of:=[.B226]-[.B$2]" office:value-type="float" office:value="4.70699882507324" calcext:value-type="float">
            <text:p>4.7069988251</text:p>
          </table:table-cell>
          <table:table-cell table:formula="of:=[.C226]/([.D226]-[.D225])" office:value-type="float" office:value="2288675.95767338" calcext:value-type="float">
            <text:p>2288675.9576733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2770910.16616" calcext:value-type="float">
            <text:p>1442770910.16616</text:p>
          </table:table-cell>
          <table:table-cell office:value-type="float" office:value="8096" calcext:value-type="float">
            <text:p>8096</text:p>
          </table:table-cell>
          <table:table-cell table:formula="of:=[.B227]-[.B$2]" office:value-type="float" office:value="4.71053767204285" calcext:value-type="float">
            <text:p>4.710537672</text:p>
          </table:table-cell>
          <table:table-cell table:formula="of:=[.C227]/([.D227]-[.D226])" office:value-type="float" office:value="2287750.80401536" calcext:value-type="float">
            <text:p>2287750.8040153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2770910.16969" calcext:value-type="float">
            <text:p>1442770910.16969</text:p>
          </table:table-cell>
          <table:table-cell office:value-type="float" office:value="8096" calcext:value-type="float">
            <text:p>8096</text:p>
          </table:table-cell>
          <table:table-cell table:formula="of:=[.B228]-[.B$2]" office:value-type="float" office:value="4.71406936645508" calcext:value-type="float">
            <text:p>4.7140693665</text:p>
          </table:table-cell>
          <table:table-cell table:formula="of:=[.C228]/([.D228]-[.D227])" office:value-type="float" office:value="2292384.0669682" calcext:value-type="float">
            <text:p>2292384.066968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2770910.17328" calcext:value-type="float">
            <text:p>1442770910.17328</text:p>
          </table:table-cell>
          <table:table-cell office:value-type="float" office:value="8096" calcext:value-type="float">
            <text:p>8096</text:p>
          </table:table-cell>
          <table:table-cell table:formula="of:=[.B229]-[.B$2]" office:value-type="float" office:value="4.71766066551209" calcext:value-type="float">
            <text:p>4.7176606655</text:p>
          </table:table-cell>
          <table:table-cell table:formula="of:=[.C229]/([.D229]-[.D228])" office:value-type="float" office:value="2254337.46159464" calcext:value-type="float">
            <text:p>2254337.4615946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2770910.17681" calcext:value-type="float">
            <text:p>1442770910.17681</text:p>
          </table:table-cell>
          <table:table-cell office:value-type="float" office:value="8096" calcext:value-type="float">
            <text:p>8096</text:p>
          </table:table-cell>
          <table:table-cell table:formula="of:=[.B230]-[.B$2]" office:value-type="float" office:value="4.72118830680847" calcext:value-type="float">
            <text:p>4.7211883068</text:p>
          </table:table-cell>
          <table:table-cell table:formula="of:=[.C230]/([.D230]-[.D229])" office:value-type="float" office:value="2295017.92268181" calcext:value-type="float">
            <text:p>2295017.9226818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2770920.38535" calcext:value-type="float">
            <text:p>1442770920.38535</text:p>
          </table:table-cell>
          <table:table-cell office:value-type="float" office:value="8096" calcext:value-type="float">
            <text:p>8096</text:p>
          </table:table-cell>
          <table:table-cell table:formula="of:=[.B231]-[.B$2]" office:value-type="float" office:value="14.929726600647" calcext:value-type="float">
            <text:p>14.9297266006</text:p>
          </table:table-cell>
          <table:table-cell table:formula="of:=[.C231]/([.D231]-[.D230])" office:value-type="float" office:value="793.061628116383" calcext:value-type="float">
            <text:p>793.061628116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2770920.40624" calcext:value-type="float">
            <text:p>1442770920.40624</text:p>
          </table:table-cell>
          <table:table-cell office:value-type="float" office:value="8096" calcext:value-type="float">
            <text:p>8096</text:p>
          </table:table-cell>
          <table:table-cell table:formula="of:=[.B232]-[.B$2]" office:value-type="float" office:value="14.9506158828735" calcext:value-type="float">
            <text:p>14.9506158829</text:p>
          </table:table-cell>
          <table:table-cell table:formula="of:=[.C232]/([.D232]-[.D231])" office:value-type="float" office:value="387567.170197224" calcext:value-type="float">
            <text:p>387567.17019722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2770920.41655" calcext:value-type="float">
            <text:p>1442770920.41655</text:p>
          </table:table-cell>
          <table:table-cell office:value-type="float" office:value="8096" calcext:value-type="float">
            <text:p>8096</text:p>
          </table:table-cell>
          <table:table-cell table:formula="of:=[.B233]-[.B$2]" office:value-type="float" office:value="14.9609229564667" calcext:value-type="float">
            <text:p>14.9609229565</text:p>
          </table:table-cell>
          <table:table-cell table:formula="of:=[.C233]/([.D233]-[.D232])" office:value-type="float" office:value="785479.983900442" calcext:value-type="float">
            <text:p>785479.98390044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2770920.43724" calcext:value-type="float">
            <text:p>1442770920.43724</text:p>
          </table:table-cell>
          <table:table-cell office:value-type="float" office:value="8096" calcext:value-type="float">
            <text:p>8096</text:p>
          </table:table-cell>
          <table:table-cell table:formula="of:=[.B234]-[.B$2]" office:value-type="float" office:value="14.9816172122955" calcext:value-type="float">
            <text:p>14.9816172123</text:p>
          </table:table-cell>
          <table:table-cell table:formula="of:=[.C234]/([.D234]-[.D233])" office:value-type="float" office:value="391219.673080025" calcext:value-type="float">
            <text:p>391219.67308002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2770920.44075" calcext:value-type="float">
            <text:p>1442770920.44075</text:p>
          </table:table-cell>
          <table:table-cell office:value-type="float" office:value="8096" calcext:value-type="float">
            <text:p>8096</text:p>
          </table:table-cell>
          <table:table-cell table:formula="of:=[.B235]-[.B$2]" office:value-type="float" office:value="14.9851295948029" calcext:value-type="float">
            <text:p>14.9851295948</text:p>
          </table:table-cell>
          <table:table-cell table:formula="of:=[.C235]/([.D235]-[.D234])" office:value-type="float" office:value="2304988.13358675" calcext:value-type="float">
            <text:p>2304988.1335867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2770920.44781" calcext:value-type="float">
            <text:p>1442770920.44781</text:p>
          </table:table-cell>
          <table:table-cell office:value-type="float" office:value="8096" calcext:value-type="float">
            <text:p>8096</text:p>
          </table:table-cell>
          <table:table-cell table:formula="of:=[.B236]-[.B$2]" office:value-type="float" office:value="14.9921889305115" calcext:value-type="float">
            <text:p>14.9921889305</text:p>
          </table:table-cell>
          <table:table-cell table:formula="of:=[.C236]/([.D236]-[.D235])" office:value-type="float" office:value="1146850.1193556" calcext:value-type="float">
            <text:p>1146850.119355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2770920.47906" calcext:value-type="float">
            <text:p>1442770920.47906</text:p>
          </table:table-cell>
          <table:table-cell office:value-type="float" office:value="8096" calcext:value-type="float">
            <text:p>8096</text:p>
          </table:table-cell>
          <table:table-cell table:formula="of:=[.B237]-[.B$2]" office:value-type="float" office:value="15.0234382152557" calcext:value-type="float">
            <text:p>15.0234382153</text:p>
          </table:table-cell>
          <table:table-cell table:formula="of:=[.C237]/([.D237]-[.D236])" office:value-type="float" office:value="259077.929823223" calcext:value-type="float">
            <text:p>259077.92982322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2770920.4826" calcext:value-type="float">
            <text:p>1442770920.4826</text:p>
          </table:table-cell>
          <table:table-cell office:value-type="float" office:value="8096" calcext:value-type="float">
            <text:p>8096</text:p>
          </table:table-cell>
          <table:table-cell table:formula="of:=[.B238]-[.B$2]" office:value-type="float" office:value="15.0269732475281" calcext:value-type="float">
            <text:p>15.0269732475</text:p>
          </table:table-cell>
          <table:table-cell table:formula="of:=[.C238]/([.D238]-[.D237])" office:value-type="float" office:value="2290219.54434478" calcext:value-type="float">
            <text:p>2290219.5443447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2770920.48941" calcext:value-type="float">
            <text:p>1442770920.48941</text:p>
          </table:table-cell>
          <table:table-cell office:value-type="float" office:value="8096" calcext:value-type="float">
            <text:p>8096</text:p>
          </table:table-cell>
          <table:table-cell table:formula="of:=[.B239]-[.B$2]" office:value-type="float" office:value="15.0337867736816" calcext:value-type="float">
            <text:p>15.0337867737</text:p>
          </table:table-cell>
          <table:table-cell table:formula="of:=[.C239]/([.D239]-[.D238])" office:value-type="float" office:value="1188224.68976135" calcext:value-type="float">
            <text:p>1188224.6897613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2770920.51034" calcext:value-type="float">
            <text:p>1442770920.51034</text:p>
          </table:table-cell>
          <table:table-cell office:value-type="float" office:value="8096" calcext:value-type="float">
            <text:p>8096</text:p>
          </table:table-cell>
          <table:table-cell table:formula="of:=[.B240]-[.B$2]" office:value-type="float" office:value="15.054717540741" calcext:value-type="float">
            <text:p>15.0547175407</text:p>
          </table:table-cell>
          <table:table-cell table:formula="of:=[.C240]/([.D240]-[.D239])" office:value-type="float" office:value="386799.011094658" calcext:value-type="float">
            <text:p>386799.01109465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2770920.51384" calcext:value-type="float">
            <text:p>1442770920.51384</text:p>
          </table:table-cell>
          <table:table-cell office:value-type="float" office:value="8096" calcext:value-type="float">
            <text:p>8096</text:p>
          </table:table-cell>
          <table:table-cell table:formula="of:=[.B241]-[.B$2]" office:value-type="float" office:value="15.0582149028778" calcext:value-type="float">
            <text:p>15.0582149029</text:p>
          </table:table-cell>
          <table:table-cell table:formula="of:=[.C241]/([.D241]-[.D240])" office:value-type="float" office:value="2314887.53043834" calcext:value-type="float">
            <text:p>2314887.530438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2770920.51738" calcext:value-type="float">
            <text:p>1442770920.51738</text:p>
          </table:table-cell>
          <table:table-cell office:value-type="float" office:value="8096" calcext:value-type="float">
            <text:p>8096</text:p>
          </table:table-cell>
          <table:table-cell table:formula="of:=[.B242]-[.B$2]" office:value-type="float" office:value="15.0617532730103" calcext:value-type="float">
            <text:p>15.061753273</text:p>
          </table:table-cell>
          <table:table-cell table:formula="of:=[.C242]/([.D242]-[.D241])" office:value-type="float" office:value="2288059.10545111" calcext:value-type="float">
            <text:p>2288059.1054511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2770920.53124" calcext:value-type="float">
            <text:p>1442770920.53124</text:p>
          </table:table-cell>
          <table:table-cell office:value-type="float" office:value="8096" calcext:value-type="float">
            <text:p>8096</text:p>
          </table:table-cell>
          <table:table-cell table:formula="of:=[.B243]-[.B$2]" office:value-type="float" office:value="15.0756146907806" calcext:value-type="float">
            <text:p>15.0756146908</text:p>
          </table:table-cell>
          <table:table-cell table:formula="of:=[.C243]/([.D243]-[.D242])" office:value-type="float" office:value="584067.238583395" calcext:value-type="float">
            <text:p>584067.23858339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2770920.58627" calcext:value-type="float">
            <text:p>1442770920.58627</text:p>
          </table:table-cell>
          <table:table-cell office:value-type="float" office:value="8096" calcext:value-type="float">
            <text:p>8096</text:p>
          </table:table-cell>
          <table:table-cell table:formula="of:=[.B244]-[.B$2]" office:value-type="float" office:value="15.1306450366974" calcext:value-type="float">
            <text:p>15.1306450367</text:p>
          </table:table-cell>
          <table:table-cell table:formula="of:=[.C244]/([.D244]-[.D243])" office:value-type="float" office:value="147118.82807802" calcext:value-type="float">
            <text:p>147118.8280780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2770920.5898" calcext:value-type="float">
            <text:p>1442770920.5898</text:p>
          </table:table-cell>
          <table:table-cell office:value-type="float" office:value="8096" calcext:value-type="float">
            <text:p>8096</text:p>
          </table:table-cell>
          <table:table-cell table:formula="of:=[.B245]-[.B$2]" office:value-type="float" office:value="15.1341786384583" calcext:value-type="float">
            <text:p>15.1341786385</text:p>
          </table:table-cell>
          <table:table-cell table:formula="of:=[.C245]/([.D245]-[.D244])" office:value-type="float" office:value="2291146.69617435" calcext:value-type="float">
            <text:p>2291146.6961743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2770920.60271" calcext:value-type="float">
            <text:p>1442770920.60271</text:p>
          </table:table-cell>
          <table:table-cell office:value-type="float" office:value="8096" calcext:value-type="float">
            <text:p>8096</text:p>
          </table:table-cell>
          <table:table-cell table:formula="of:=[.B246]-[.B$2]" office:value-type="float" office:value="15.1470897197723" calcext:value-type="float">
            <text:p>15.1470897198</text:p>
          </table:table-cell>
          <table:table-cell table:formula="of:=[.C246]/([.D246]-[.D245])" office:value-type="float" office:value="627058.24578509" calcext:value-type="float">
            <text:p>627058.2457850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2770920.60692" calcext:value-type="float">
            <text:p>1442770920.60692</text:p>
          </table:table-cell>
          <table:table-cell office:value-type="float" office:value="8096" calcext:value-type="float">
            <text:p>8096</text:p>
          </table:table-cell>
          <table:table-cell table:formula="of:=[.B247]-[.B$2]" office:value-type="float" office:value="15.151291847229" calcext:value-type="float">
            <text:p>15.1512918472</text:p>
          </table:table-cell>
          <table:table-cell table:formula="of:=[.C247]/([.D247]-[.D246])" office:value-type="float" office:value="1926643.13100709" calcext:value-type="float">
            <text:p>1926643.1310070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2770920.6105" calcext:value-type="float">
            <text:p>1442770920.6105</text:p>
          </table:table-cell>
          <table:table-cell office:value-type="float" office:value="8096" calcext:value-type="float">
            <text:p>8096</text:p>
          </table:table-cell>
          <table:table-cell table:formula="of:=[.B248]-[.B$2]" office:value-type="float" office:value="15.1548728942871" calcext:value-type="float">
            <text:p>15.1548728943</text:p>
          </table:table-cell>
          <table:table-cell table:formula="of:=[.C248]/([.D248]-[.D247])" office:value-type="float" office:value="2260791.29054594" calcext:value-type="float">
            <text:p>2260791.2905459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2770920.61747" calcext:value-type="float">
            <text:p>1442770920.61747</text:p>
          </table:table-cell>
          <table:table-cell office:value-type="float" office:value="8096" calcext:value-type="float">
            <text:p>8096</text:p>
          </table:table-cell>
          <table:table-cell table:formula="of:=[.B249]-[.B$2]" office:value-type="float" office:value="15.16184425354" calcext:value-type="float">
            <text:p>15.1618442535</text:p>
          </table:table-cell>
          <table:table-cell table:formula="of:=[.C249]/([.D249]-[.D248])" office:value-type="float" office:value="1161323.02270862" calcext:value-type="float">
            <text:p>1161323.0227086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2770920.63828" calcext:value-type="float">
            <text:p>1442770920.63828</text:p>
          </table:table-cell>
          <table:table-cell office:value-type="float" office:value="8096" calcext:value-type="float">
            <text:p>8096</text:p>
          </table:table-cell>
          <table:table-cell table:formula="of:=[.B250]-[.B$2]" office:value-type="float" office:value="15.182651758194" calcext:value-type="float">
            <text:p>15.1826517582</text:p>
          </table:table-cell>
          <table:table-cell table:formula="of:=[.C250]/([.D250]-[.D249])" office:value-type="float" office:value="389090.385159213" calcext:value-type="float">
            <text:p>389090.38515921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2770920.65005" calcext:value-type="float">
            <text:p>1442770920.65005</text:p>
          </table:table-cell>
          <table:table-cell office:value-type="float" office:value="8096" calcext:value-type="float">
            <text:p>8096</text:p>
          </table:table-cell>
          <table:table-cell table:formula="of:=[.B251]-[.B$2]" office:value-type="float" office:value="15.1944265365601" calcext:value-type="float">
            <text:p>15.1944265366</text:p>
          </table:table-cell>
          <table:table-cell table:formula="of:=[.C251]/([.D251]-[.D250])" office:value-type="float" office:value="687571.328163282" calcext:value-type="float">
            <text:p>687571.32816328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2770920.65357" calcext:value-type="float">
            <text:p>1442770920.65357</text:p>
          </table:table-cell>
          <table:table-cell office:value-type="float" office:value="8096" calcext:value-type="float">
            <text:p>8096</text:p>
          </table:table-cell>
          <table:table-cell table:formula="of:=[.B252]-[.B$2]" office:value-type="float" office:value="15.1979506015778" calcext:value-type="float">
            <text:p>15.1979506016</text:p>
          </table:table-cell>
          <table:table-cell table:formula="of:=[.C252]/([.D252]-[.D251])" office:value-type="float" office:value="2297346.94432041" calcext:value-type="float">
            <text:p>2297346.9443204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2770920.66048" calcext:value-type="float">
            <text:p>1442770920.66048</text:p>
          </table:table-cell>
          <table:table-cell office:value-type="float" office:value="8096" calcext:value-type="float">
            <text:p>8096</text:p>
          </table:table-cell>
          <table:table-cell table:formula="of:=[.B253]-[.B$2]" office:value-type="float" office:value="15.2048571109772" calcext:value-type="float">
            <text:p>15.204857111</text:p>
          </table:table-cell>
          <table:table-cell table:formula="of:=[.C253]/([.D253]-[.D252])" office:value-type="float" office:value="1172227.4642364" calcext:value-type="float">
            <text:p>1172227.464236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2770920.67085" calcext:value-type="float">
            <text:p>1442770920.67085</text:p>
          </table:table-cell>
          <table:table-cell office:value-type="float" office:value="8096" calcext:value-type="float">
            <text:p>8096</text:p>
          </table:table-cell>
          <table:table-cell table:formula="of:=[.B254]-[.B$2]" office:value-type="float" office:value="15.2152280807495" calcext:value-type="float">
            <text:p>15.2152280807</text:p>
          </table:table-cell>
          <table:table-cell table:formula="of:=[.C254]/([.D254]-[.D253])" office:value-type="float" office:value="780640.59366882" calcext:value-type="float">
            <text:p>780640.5936688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2770920.67438" calcext:value-type="float">
            <text:p>1442770920.67438</text:p>
          </table:table-cell>
          <table:table-cell office:value-type="float" office:value="8096" calcext:value-type="float">
            <text:p>8096</text:p>
          </table:table-cell>
          <table:table-cell table:formula="of:=[.B255]-[.B$2]" office:value-type="float" office:value="15.2187592983246" calcext:value-type="float">
            <text:p>15.2187592983</text:p>
          </table:table-cell>
          <table:table-cell table:formula="of:=[.C255]/([.D255]-[.D254])" office:value-type="float" office:value="2292693.61852677" calcext:value-type="float">
            <text:p>2292693.6185267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2770920.68717" calcext:value-type="float">
            <text:p>1442770920.68717</text:p>
          </table:table-cell>
          <table:table-cell office:value-type="float" office:value="8096" calcext:value-type="float">
            <text:p>8096</text:p>
          </table:table-cell>
          <table:table-cell table:formula="of:=[.B256]-[.B$2]" office:value-type="float" office:value="15.2315468788147" calcext:value-type="float">
            <text:p>15.2315468788</text:p>
          </table:table-cell>
          <table:table-cell table:formula="of:=[.C256]/([.D256]-[.D255])" office:value-type="float" office:value="633114.294471893" calcext:value-type="float">
            <text:p>633114.29447189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2770920.69751" calcext:value-type="float">
            <text:p>1442770920.69751</text:p>
          </table:table-cell>
          <table:table-cell office:value-type="float" office:value="8096" calcext:value-type="float">
            <text:p>8096</text:p>
          </table:table-cell>
          <table:table-cell table:formula="of:=[.B257]-[.B$2]" office:value-type="float" office:value="15.2418878078461" calcext:value-type="float">
            <text:p>15.2418878078</text:p>
          </table:table-cell>
          <table:table-cell table:formula="of:=[.C257]/([.D257]-[.D256])" office:value-type="float" office:value="782908.380420999" calcext:value-type="float">
            <text:p>782908.3804209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2770920.71876" calcext:value-type="float">
            <text:p>1442770920.71876</text:p>
          </table:table-cell>
          <table:table-cell office:value-type="float" office:value="8096" calcext:value-type="float">
            <text:p>8096</text:p>
          </table:table-cell>
          <table:table-cell table:formula="of:=[.B258]-[.B$2]" office:value-type="float" office:value="15.2631359100342" calcext:value-type="float">
            <text:p>15.26313591</text:p>
          </table:table-cell>
          <table:table-cell table:formula="of:=[.C258]/([.D258]-[.D257])" office:value-type="float" office:value="381022.263933304" calcext:value-type="float">
            <text:p>381022.26393330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2770920.72229" calcext:value-type="float">
            <text:p>1442770920.72229</text:p>
          </table:table-cell>
          <table:table-cell office:value-type="float" office:value="8096" calcext:value-type="float">
            <text:p>8096</text:p>
          </table:table-cell>
          <table:table-cell table:formula="of:=[.B259]-[.B$2]" office:value-type="float" office:value="15.266669511795" calcext:value-type="float">
            <text:p>15.2666695118</text:p>
          </table:table-cell>
          <table:table-cell table:formula="of:=[.C259]/([.D259]-[.D258])" office:value-type="float" office:value="2291146.69617435" calcext:value-type="float">
            <text:p>2291146.6961743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2770920.72964" calcext:value-type="float">
            <text:p>1442770920.72964</text:p>
          </table:table-cell>
          <table:table-cell office:value-type="float" office:value="8096" calcext:value-type="float">
            <text:p>8096</text:p>
          </table:table-cell>
          <table:table-cell table:formula="of:=[.B260]-[.B$2]" office:value-type="float" office:value="15.274019241333" calcext:value-type="float">
            <text:p>15.2740192413</text:p>
          </table:table-cell>
          <table:table-cell table:formula="of:=[.C260]/([.D260]-[.D259])" office:value-type="float" office:value="1101537.13251371" calcext:value-type="float">
            <text:p>1101537.1325137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2770920.74027" calcext:value-type="float">
            <text:p>1442770920.74027</text:p>
          </table:table-cell>
          <table:table-cell office:value-type="float" office:value="8096" calcext:value-type="float">
            <text:p>8096</text:p>
          </table:table-cell>
          <table:table-cell table:formula="of:=[.B261]-[.B$2]" office:value-type="float" office:value="15.284645318985" calcext:value-type="float">
            <text:p>15.284645319</text:p>
          </table:table-cell>
          <table:table-cell table:formula="of:=[.C261]/([.D261]-[.D260])" office:value-type="float" office:value="761899.194148399" calcext:value-type="float">
            <text:p>761899.19414839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2770920.7438" calcext:value-type="float">
            <text:p>1442770920.7438</text:p>
          </table:table-cell>
          <table:table-cell office:value-type="float" office:value="8096" calcext:value-type="float">
            <text:p>8096</text:p>
          </table:table-cell>
          <table:table-cell table:formula="of:=[.B262]-[.B$2]" office:value-type="float" office:value="15.2881734371185" calcext:value-type="float">
            <text:p>15.2881734371</text:p>
          </table:table-cell>
          <table:table-cell table:formula="of:=[.C262]/([.D262]-[.D261])" office:value-type="float" office:value="2294707.74320854" calcext:value-type="float">
            <text:p>2294707.7432085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2770920.75361" calcext:value-type="float">
            <text:p>1442770920.75361</text:p>
          </table:table-cell>
          <table:table-cell office:value-type="float" office:value="8096" calcext:value-type="float">
            <text:p>8096</text:p>
          </table:table-cell>
          <table:table-cell table:formula="of:=[.B263]-[.B$2]" office:value-type="float" office:value="15.2979872226715" calcext:value-type="float">
            <text:p>15.2979872227</text:p>
          </table:table-cell>
          <table:table-cell table:formula="of:=[.C263]/([.D263]-[.D262])" office:value-type="float" office:value="824961.983965794" calcext:value-type="float">
            <text:p>824961.98396579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2770920.76391" calcext:value-type="float">
            <text:p>1442770920.76391</text:p>
          </table:table-cell>
          <table:table-cell office:value-type="float" office:value="8096" calcext:value-type="float">
            <text:p>8096</text:p>
          </table:table-cell>
          <table:table-cell table:formula="of:=[.B264]-[.B$2]" office:value-type="float" office:value="15.3082895278931" calcext:value-type="float">
            <text:p>15.3082895279</text:p>
          </table:table-cell>
          <table:table-cell table:formula="of:=[.C264]/([.D264]-[.D263])" office:value-type="float" office:value="785843.539469117" calcext:value-type="float">
            <text:p>785843.53946911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2770920.79296" calcext:value-type="float">
            <text:p>1442770920.79296</text:p>
          </table:table-cell>
          <table:table-cell office:value-type="float" office:value="8096" calcext:value-type="float">
            <text:p>8096</text:p>
          </table:table-cell>
          <table:table-cell table:formula="of:=[.B265]-[.B$2]" office:value-type="float" office:value="15.3373348712921" calcext:value-type="float">
            <text:p>15.3373348713</text:p>
          </table:table-cell>
          <table:table-cell table:formula="of:=[.C265]/([.D265]-[.D264])" office:value-type="float" office:value="278736.590880361" calcext:value-type="float">
            <text:p>278736.59088036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2770920.7965" calcext:value-type="float">
            <text:p>1442770920.7965</text:p>
          </table:table-cell>
          <table:table-cell office:value-type="float" office:value="8096" calcext:value-type="float">
            <text:p>8096</text:p>
          </table:table-cell>
          <table:table-cell table:formula="of:=[.B266]-[.B$2]" office:value-type="float" office:value="15.340873003006" calcext:value-type="float">
            <text:p>15.340873003</text:p>
          </table:table-cell>
          <table:table-cell table:formula="of:=[.C266]/([.D266]-[.D265])" office:value-type="float" office:value="2288213.28733154" calcext:value-type="float">
            <text:p>2288213.2873315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2770920.80003" calcext:value-type="float">
            <text:p>1442770920.80003</text:p>
          </table:table-cell>
          <table:table-cell office:value-type="float" office:value="8096" calcext:value-type="float">
            <text:p>8096</text:p>
          </table:table-cell>
          <table:table-cell table:formula="of:=[.B267]-[.B$2]" office:value-type="float" office:value="15.3444061279297" calcext:value-type="float">
            <text:p>15.3444061279</text:p>
          </table:table-cell>
          <table:table-cell table:formula="of:=[.C267]/([.D267]-[.D266])" office:value-type="float" office:value="2291455.9136244" calcext:value-type="float">
            <text:p>2291455.913624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2770920.80369" calcext:value-type="float">
            <text:p>1442770920.80369</text:p>
          </table:table-cell>
          <table:table-cell office:value-type="float" office:value="8096" calcext:value-type="float">
            <text:p>8096</text:p>
          </table:table-cell>
          <table:table-cell table:formula="of:=[.B268]-[.B$2]" office:value-type="float" office:value="15.3480703830719" calcext:value-type="float">
            <text:p>15.3480703831</text:p>
          </table:table-cell>
          <table:table-cell table:formula="of:=[.C268]/([.D268]-[.D267])" office:value-type="float" office:value="2209453.13188887" calcext:value-type="float">
            <text:p>2209453.1318888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2770920.80722" calcext:value-type="float">
            <text:p>1442770920.80722</text:p>
          </table:table-cell>
          <table:table-cell office:value-type="float" office:value="8096" calcext:value-type="float">
            <text:p>8096</text:p>
          </table:table-cell>
          <table:table-cell table:formula="of:=[.B269]-[.B$2]" office:value-type="float" office:value="15.3516004085541" calcext:value-type="float">
            <text:p>15.3516004086</text:p>
          </table:table-cell>
          <table:table-cell table:formula="of:=[.C269]/([.D269]-[.D268])" office:value-type="float" office:value="2293467.86329866" calcext:value-type="float">
            <text:p>2293467.8632986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2770920.82474" calcext:value-type="float">
            <text:p>1442770920.82474</text:p>
          </table:table-cell>
          <table:table-cell office:value-type="float" office:value="8096" calcext:value-type="float">
            <text:p>8096</text:p>
          </table:table-cell>
          <table:table-cell table:formula="of:=[.B270]-[.B$2]" office:value-type="float" office:value="15.3691201210022" calcext:value-type="float">
            <text:p>15.369120121</text:p>
          </table:table-cell>
          <table:table-cell table:formula="of:=[.C270]/([.D270]-[.D269])" office:value-type="float" office:value="462108.041097941" calcext:value-type="float">
            <text:p>462108.04109794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2770920.83521" calcext:value-type="float">
            <text:p>1442770920.83521</text:p>
          </table:table-cell>
          <table:table-cell office:value-type="float" office:value="8096" calcext:value-type="float">
            <text:p>8096</text:p>
          </table:table-cell>
          <table:table-cell table:formula="of:=[.B271]-[.B$2]" office:value-type="float" office:value="15.3795907497406" calcext:value-type="float">
            <text:p>15.3795907497</text:p>
          </table:table-cell>
          <table:table-cell table:formula="of:=[.C271]/([.D271]-[.D270])" office:value-type="float" office:value="773210.492155657" calcext:value-type="float">
            <text:p>773210.49215565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2770920.83875" calcext:value-type="float">
            <text:p>1442770920.83875</text:p>
          </table:table-cell>
          <table:table-cell office:value-type="float" office:value="8096" calcext:value-type="float">
            <text:p>8096</text:p>
          </table:table-cell>
          <table:table-cell table:formula="of:=[.B272]-[.B$2]" office:value-type="float" office:value="15.3831262588501" calcext:value-type="float">
            <text:p>15.3831262589</text:p>
          </table:table-cell>
          <table:table-cell table:formula="of:=[.C272]/([.D272]-[.D271])" office:value-type="float" office:value="2289910.66046261" calcext:value-type="float">
            <text:p>2289910.6604626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2770920.84584" calcext:value-type="float">
            <text:p>1442770920.84584</text:p>
          </table:table-cell>
          <table:table-cell office:value-type="float" office:value="8096" calcext:value-type="float">
            <text:p>8096</text:p>
          </table:table-cell>
          <table:table-cell table:formula="of:=[.B273]-[.B$2]" office:value-type="float" office:value="15.3902139663696" calcext:value-type="float">
            <text:p>15.3902139664</text:p>
          </table:table-cell>
          <table:table-cell table:formula="of:=[.C273]/([.D273]-[.D272])" office:value-type="float" office:value="1142259.32400431" calcext:value-type="float">
            <text:p>1142259.3240043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2770920.86706" calcext:value-type="float">
            <text:p>1442770920.86706</text:p>
          </table:table-cell>
          <table:table-cell office:value-type="float" office:value="8096" calcext:value-type="float">
            <text:p>8096</text:p>
          </table:table-cell>
          <table:table-cell table:formula="of:=[.B274]-[.B$2]" office:value-type="float" office:value="15.4114367961884" calcext:value-type="float">
            <text:p>15.4114367962</text:p>
          </table:table-cell>
          <table:table-cell table:formula="of:=[.C274]/([.D274]-[.D273])" office:value-type="float" office:value="381475.989260237" calcext:value-type="float">
            <text:p>381475.98926023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2770920.87177" calcext:value-type="float">
            <text:p>1442770920.87177</text:p>
          </table:table-cell>
          <table:table-cell office:value-type="float" office:value="8096" calcext:value-type="float">
            <text:p>8096</text:p>
          </table:table-cell>
          <table:table-cell table:formula="of:=[.B275]-[.B$2]" office:value-type="float" office:value="15.41614985466" calcext:value-type="float">
            <text:p>15.4161498547</text:p>
          </table:table-cell>
          <table:table-cell table:formula="of:=[.C275]/([.D275]-[.D274])" office:value-type="float" office:value="1717780.51315257" calcext:value-type="float">
            <text:p>1717780.5131525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2770920.87532" calcext:value-type="float">
            <text:p>1442770920.87532</text:p>
          </table:table-cell>
          <table:table-cell office:value-type="float" office:value="8096" calcext:value-type="float">
            <text:p>8096</text:p>
          </table:table-cell>
          <table:table-cell table:formula="of:=[.B276]-[.B$2]" office:value-type="float" office:value="15.4197001457214" calcext:value-type="float">
            <text:p>15.4197001457</text:p>
          </table:table-cell>
          <table:table-cell table:formula="of:=[.C276]/([.D276]-[.D275])" office:value-type="float" office:value="2280376.41420993" calcext:value-type="float">
            <text:p>2280376.4142099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2770920.88824" calcext:value-type="float">
            <text:p>1442770920.88824</text:p>
          </table:table-cell>
          <table:table-cell office:value-type="float" office:value="8096" calcext:value-type="float">
            <text:p>8096</text:p>
          </table:table-cell>
          <table:table-cell table:formula="of:=[.B277]-[.B$2]" office:value-type="float" office:value="15.4326124191284" calcext:value-type="float">
            <text:p>15.4326124191</text:p>
          </table:table-cell>
          <table:table-cell table:formula="of:=[.C277]/([.D277]-[.D276])" office:value-type="float" office:value="627000.354222829" calcext:value-type="float">
            <text:p>627000.35422282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2770920.89856" calcext:value-type="float">
            <text:p>1442770920.89856</text:p>
          </table:table-cell>
          <table:table-cell office:value-type="float" office:value="8096" calcext:value-type="float">
            <text:p>8096</text:p>
          </table:table-cell>
          <table:table-cell table:formula="of:=[.B278]-[.B$2]" office:value-type="float" office:value="15.4429340362549" calcext:value-type="float">
            <text:p>15.4429340363</text:p>
          </table:table-cell>
          <table:table-cell table:formula="of:=[.C278]/([.D278]-[.D277])" office:value-type="float" office:value="784373.214081124" calcext:value-type="float">
            <text:p>784373.21408112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2770920.9196" calcext:value-type="float">
            <text:p>1442770920.9196</text:p>
          </table:table-cell>
          <table:table-cell office:value-type="float" office:value="8096" calcext:value-type="float">
            <text:p>8096</text:p>
          </table:table-cell>
          <table:table-cell table:formula="of:=[.B279]-[.B$2]" office:value-type="float" office:value="15.4639768600464" calcext:value-type="float">
            <text:p>15.46397686</text:p>
          </table:table-cell>
          <table:table-cell table:formula="of:=[.C279]/([.D279]-[.D278])" office:value-type="float" office:value="384739.238431906" calcext:value-type="float">
            <text:p>384739.23843190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2770920.92313" calcext:value-type="float">
            <text:p>1442770920.92313</text:p>
          </table:table-cell>
          <table:table-cell office:value-type="float" office:value="8096" calcext:value-type="float">
            <text:p>8096</text:p>
          </table:table-cell>
          <table:table-cell table:formula="of:=[.B280]-[.B$2]" office:value-type="float" office:value="15.4675059318542" calcext:value-type="float">
            <text:p>15.4675059319</text:p>
          </table:table-cell>
          <table:table-cell table:formula="of:=[.C280]/([.D280]-[.D279])" office:value-type="float" office:value="2294087.6357249" calcext:value-type="float">
            <text:p>2294087.635724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2770920.92666" calcext:value-type="float">
            <text:p>1442770920.92666</text:p>
          </table:table-cell>
          <table:table-cell office:value-type="float" office:value="8096" calcext:value-type="float">
            <text:p>8096</text:p>
          </table:table-cell>
          <table:table-cell table:formula="of:=[.B281]-[.B$2]" office:value-type="float" office:value="15.4710369110107" calcext:value-type="float">
            <text:p>15.471036911</text:p>
          </table:table-cell>
          <table:table-cell table:formula="of:=[.C281]/([.D281]-[.D280])" office:value-type="float" office:value="2292848.42565834" calcext:value-type="float">
            <text:p>2292848.4256583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2770920.95156" calcext:value-type="float">
            <text:p>1442770920.95156</text:p>
          </table:table-cell>
          <table:table-cell office:value-type="float" office:value="8096" calcext:value-type="float">
            <text:p>8096</text:p>
          </table:table-cell>
          <table:table-cell table:formula="of:=[.B282]-[.B$2]" office:value-type="float" office:value="15.495936870575" calcext:value-type="float">
            <text:p>15.4959368706</text:p>
          </table:table-cell>
          <table:table-cell table:formula="of:=[.C282]/([.D282]-[.D281])" office:value-type="float" office:value="325141.090254505" calcext:value-type="float">
            <text:p>325141.09025450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2770920.95509" calcext:value-type="float">
            <text:p>1442770920.95509</text:p>
          </table:table-cell>
          <table:table-cell office:value-type="float" office:value="8096" calcext:value-type="float">
            <text:p>8096</text:p>
          </table:table-cell>
          <table:table-cell table:formula="of:=[.B283]-[.B$2]" office:value-type="float" office:value="15.4994637966156" calcext:value-type="float">
            <text:p>15.4994637966</text:p>
          </table:table-cell>
          <table:table-cell table:formula="of:=[.C283]/([.D283]-[.D282])" office:value-type="float" office:value="2295483.34915163" calcext:value-type="float">
            <text:p>2295483.3491516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2770920.95861" calcext:value-type="float">
            <text:p>1442770920.95861</text:p>
          </table:table-cell>
          <table:table-cell office:value-type="float" office:value="8096" calcext:value-type="float">
            <text:p>8096</text:p>
          </table:table-cell>
          <table:table-cell table:formula="of:=[.B284]-[.B$2]" office:value-type="float" office:value="15.5029826164246" calcext:value-type="float">
            <text:p>15.5029826164</text:p>
          </table:table-cell>
          <table:table-cell table:formula="of:=[.C284]/([.D284]-[.D283])" office:value-type="float" office:value="2300771.40619283" calcext:value-type="float">
            <text:p>2300771.4061928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2770920.96217" calcext:value-type="float">
            <text:p>1442770920.96217</text:p>
          </table:table-cell>
          <table:table-cell office:value-type="float" office:value="8096" calcext:value-type="float">
            <text:p>8096</text:p>
          </table:table-cell>
          <table:table-cell table:formula="of:=[.B285]-[.B$2]" office:value-type="float" office:value="15.5065486431122" calcext:value-type="float">
            <text:p>15.5065486431</text:p>
          </table:table-cell>
          <table:table-cell table:formula="of:=[.C285]/([.D285]-[.D284])" office:value-type="float" office:value="2270313.91214816" calcext:value-type="float">
            <text:p>2270313.9121481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2770920.97288" calcext:value-type="float">
            <text:p>1442770920.97288</text:p>
          </table:table-cell>
          <table:table-cell office:value-type="float" office:value="8096" calcext:value-type="float">
            <text:p>8096</text:p>
          </table:table-cell>
          <table:table-cell table:formula="of:=[.B286]-[.B$2]" office:value-type="float" office:value="15.5172576904297" calcext:value-type="float">
            <text:p>15.5172576904</text:p>
          </table:table-cell>
          <table:table-cell table:formula="of:=[.C286]/([.D286]-[.D285])" office:value-type="float" office:value="755996.286127747" calcext:value-type="float">
            <text:p>755996.28612774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2770920.99405" calcext:value-type="float">
            <text:p>1442770920.99405</text:p>
          </table:table-cell>
          <table:table-cell office:value-type="float" office:value="8096" calcext:value-type="float">
            <text:p>8096</text:p>
          </table:table-cell>
          <table:table-cell table:formula="of:=[.B287]-[.B$2]" office:value-type="float" office:value="15.5384223461151" calcext:value-type="float">
            <text:p>15.5384223461</text:p>
          </table:table-cell>
          <table:table-cell table:formula="of:=[.C287]/([.D287]-[.D286])" office:value-type="float" office:value="382524.531479875" calcext:value-type="float">
            <text:p>382524.53147987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2770920.99757" calcext:value-type="float">
            <text:p>1442770920.99757</text:p>
          </table:table-cell>
          <table:table-cell office:value-type="float" office:value="8096" calcext:value-type="float">
            <text:p>8096</text:p>
          </table:table-cell>
          <table:table-cell table:formula="of:=[.B288]-[.B$2]" office:value-type="float" office:value="15.5419483184814" calcext:value-type="float">
            <text:p>15.5419483185</text:p>
          </table:table-cell>
          <table:table-cell table:formula="of:=[.C288]/([.D288]-[.D287])" office:value-type="float" office:value="2296104.21150855" calcext:value-type="float">
            <text:p>2296104.2115085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2770921.00455" calcext:value-type="float">
            <text:p>1442770921.00455</text:p>
          </table:table-cell>
          <table:table-cell office:value-type="float" office:value="8096" calcext:value-type="float">
            <text:p>8096</text:p>
          </table:table-cell>
          <table:table-cell table:formula="of:=[.B289]-[.B$2]" office:value-type="float" office:value="15.5489292144775" calcext:value-type="float">
            <text:p>15.5489292145</text:p>
          </table:table-cell>
          <table:table-cell table:formula="of:=[.C289]/([.D289]-[.D288])" office:value-type="float" office:value="1159736.51584699" calcext:value-type="float">
            <text:p>1159736.5158469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2770921.0253" calcext:value-type="float">
            <text:p>1442770921.0253</text:p>
          </table:table-cell>
          <table:table-cell office:value-type="float" office:value="8096" calcext:value-type="float">
            <text:p>8096</text:p>
          </table:table-cell>
          <table:table-cell table:formula="of:=[.B290]-[.B$2]" office:value-type="float" office:value="15.5696730613709" calcext:value-type="float">
            <text:p>15.5696730614</text:p>
          </table:table-cell>
          <table:table-cell table:formula="of:=[.C290]/([.D290]-[.D289])" office:value-type="float" office:value="390284.407787969" calcext:value-type="float">
            <text:p>390284.40778796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2770921.02871" calcext:value-type="float">
            <text:p>1442770921.02871</text:p>
          </table:table-cell>
          <table:table-cell office:value-type="float" office:value="8096" calcext:value-type="float">
            <text:p>8096</text:p>
          </table:table-cell>
          <table:table-cell table:formula="of:=[.B291]-[.B$2]" office:value-type="float" office:value="15.5730905532837" calcext:value-type="float">
            <text:p>15.5730905533</text:p>
          </table:table-cell>
          <table:table-cell table:formula="of:=[.C291]/([.D291]-[.D290])" office:value-type="float" office:value="2368988.78080089" calcext:value-type="float">
            <text:p>2368988.7808008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2770921.05648" calcext:value-type="float">
            <text:p>1442770921.05648</text:p>
          </table:table-cell>
          <table:table-cell office:value-type="float" office:value="8096" calcext:value-type="float">
            <text:p>8096</text:p>
          </table:table-cell>
          <table:table-cell table:formula="of:=[.B292]-[.B$2]" office:value-type="float" office:value="15.6008596420288" calcext:value-type="float">
            <text:p>15.600859642</text:p>
          </table:table-cell>
          <table:table-cell table:formula="of:=[.C292]/([.D292]-[.D291])" office:value-type="float" office:value="291547.197472354" calcext:value-type="float">
            <text:p>291547.19747235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2770921.05991" calcext:value-type="float">
            <text:p>1442770921.05991</text:p>
          </table:table-cell>
          <table:table-cell office:value-type="float" office:value="8096" calcext:value-type="float">
            <text:p>8096</text:p>
          </table:table-cell>
          <table:table-cell table:formula="of:=[.B293]-[.B$2]" office:value-type="float" office:value="15.6042811870575" calcext:value-type="float">
            <text:p>15.6042811871</text:p>
          </table:table-cell>
          <table:table-cell table:formula="of:=[.C293]/([.D293]-[.D292])" office:value-type="float" office:value="2366182.50881472" calcext:value-type="float">
            <text:p>2366182.5088147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2770921.06332" calcext:value-type="float">
            <text:p>1442770921.06332</text:p>
          </table:table-cell>
          <table:table-cell office:value-type="float" office:value="8096" calcext:value-type="float">
            <text:p>8096</text:p>
          </table:table-cell>
          <table:table-cell table:formula="of:=[.B294]-[.B$2]" office:value-type="float" office:value="15.6077008247376" calcext:value-type="float">
            <text:p>15.6077008247</text:p>
          </table:table-cell>
          <table:table-cell table:formula="of:=[.C294]/([.D294]-[.D293])" office:value-type="float" office:value="2367502.27874224" calcext:value-type="float">
            <text:p>2367502.2787422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2770921.06683" calcext:value-type="float">
            <text:p>1442770921.06683</text:p>
          </table:table-cell>
          <table:table-cell office:value-type="float" office:value="8096" calcext:value-type="float">
            <text:p>8096</text:p>
          </table:table-cell>
          <table:table-cell table:formula="of:=[.B295]-[.B$2]" office:value-type="float" office:value="15.6112089157104" calcext:value-type="float">
            <text:p>15.6112089157</text:p>
          </table:table-cell>
          <table:table-cell table:formula="of:=[.C295]/([.D295]-[.D294])" office:value-type="float" office:value="2307807.88256083" calcext:value-type="float">
            <text:p>2307807.8825608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2770921.08928" calcext:value-type="float">
            <text:p>1442770921.08928</text:p>
          </table:table-cell>
          <table:table-cell office:value-type="float" office:value="8096" calcext:value-type="float">
            <text:p>8096</text:p>
          </table:table-cell>
          <table:table-cell table:formula="of:=[.B296]-[.B$2]" office:value-type="float" office:value="15.6336598396301" calcext:value-type="float">
            <text:p>15.6336598396</text:p>
          </table:table-cell>
          <table:table-cell table:formula="of:=[.C296]/([.D296]-[.D295])" office:value-type="float" office:value="360608.767325786" calcext:value-type="float">
            <text:p>360608.76732578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2770921.09271" calcext:value-type="float">
            <text:p>1442770921.09271</text:p>
          </table:table-cell>
          <table:table-cell office:value-type="float" office:value="8096" calcext:value-type="float">
            <text:p>8096</text:p>
          </table:table-cell>
          <table:table-cell table:formula="of:=[.B297]-[.B$2]" office:value-type="float" office:value="15.6370832920074" calcext:value-type="float">
            <text:p>15.637083292</text:p>
          </table:table-cell>
          <table:table-cell table:formula="of:=[.C297]/([.D297]-[.D296])" office:value-type="float" office:value="2364864.20948534" calcext:value-type="float">
            <text:p>2364864.2094853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2770921.09613" calcext:value-type="float">
            <text:p>1442770921.09613</text:p>
          </table:table-cell>
          <table:table-cell office:value-type="float" office:value="8096" calcext:value-type="float">
            <text:p>8096</text:p>
          </table:table-cell>
          <table:table-cell table:formula="of:=[.B298]-[.B$2]" office:value-type="float" office:value="15.6405050754547" calcext:value-type="float">
            <text:p>15.6405050755</text:p>
          </table:table-cell>
          <table:table-cell table:formula="of:=[.C298]/([.D298]-[.D297])" office:value-type="float" office:value="2366017.64102564" calcext:value-type="float">
            <text:p>2366017.6410256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2770921.10855" calcext:value-type="float">
            <text:p>1442770921.10855</text:p>
          </table:table-cell>
          <table:table-cell office:value-type="float" office:value="8096" calcext:value-type="float">
            <text:p>8096</text:p>
          </table:table-cell>
          <table:table-cell table:formula="of:=[.B299]-[.B$2]" office:value-type="float" office:value="15.6529231071472" calcext:value-type="float">
            <text:p>15.6529231071</text:p>
          </table:table-cell>
          <table:table-cell table:formula="of:=[.C299]/([.D299]-[.D298])" office:value-type="float" office:value="651955.172967265" calcext:value-type="float">
            <text:p>651955.17296726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2770921.11845" calcext:value-type="float">
            <text:p>1442770921.11845</text:p>
          </table:table-cell>
          <table:table-cell office:value-type="float" office:value="8096" calcext:value-type="float">
            <text:p>8096</text:p>
          </table:table-cell>
          <table:table-cell table:formula="of:=[.B300]-[.B$2]" office:value-type="float" office:value="15.6628293991089" calcext:value-type="float">
            <text:p>15.6628293991</text:p>
          </table:table-cell>
          <table:table-cell table:formula="of:=[.C300]/([.D300]-[.D299])" office:value-type="float" office:value="817258.367845969" calcext:value-type="float">
            <text:p>817258.36784596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2770921.13916" calcext:value-type="float">
            <text:p>1442770921.13916</text:p>
          </table:table-cell>
          <table:table-cell office:value-type="float" office:value="8096" calcext:value-type="float">
            <text:p>8096</text:p>
          </table:table-cell>
          <table:table-cell table:formula="of:=[.B301]-[.B$2]" office:value-type="float" office:value="15.6835343837738" calcext:value-type="float">
            <text:p>15.6835343838</text:p>
          </table:table-cell>
          <table:table-cell table:formula="of:=[.C301]/([.D301]-[.D300])" office:value-type="float" office:value="391016.952247159" calcext:value-type="float">
            <text:p>391016.9522471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2770921.14258" calcext:value-type="float">
            <text:p>1442770921.14258</text:p>
          </table:table-cell>
          <table:table-cell office:value-type="float" office:value="8096" calcext:value-type="float">
            <text:p>8096</text:p>
          </table:table-cell>
          <table:table-cell table:formula="of:=[.B302]-[.B$2]" office:value-type="float" office:value="15.6869566440582" calcext:value-type="float">
            <text:p>15.6869566441</text:p>
          </table:table-cell>
          <table:table-cell table:formula="of:=[.C302]/([.D302]-[.D301])" office:value-type="float" office:value="2365687.97436255" calcext:value-type="float">
            <text:p>2365687.9743625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2770921.14937" calcext:value-type="float">
            <text:p>1442770921.14937</text:p>
          </table:table-cell>
          <table:table-cell office:value-type="float" office:value="8096" calcext:value-type="float">
            <text:p>8096</text:p>
          </table:table-cell>
          <table:table-cell table:formula="of:=[.B303]-[.B$2]" office:value-type="float" office:value="15.693745136261" calcext:value-type="float">
            <text:p>15.6937451363</text:p>
          </table:table-cell>
          <table:table-cell table:formula="of:=[.C303]/([.D303]-[.D302])" office:value-type="float" office:value="1192606.51086995" calcext:value-type="float">
            <text:p>1192606.5108699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2770921.16987" calcext:value-type="float">
            <text:p>1442770921.16987</text:p>
          </table:table-cell>
          <table:table-cell office:value-type="float" office:value="8096" calcext:value-type="float">
            <text:p>8096</text:p>
          </table:table-cell>
          <table:table-cell table:formula="of:=[.B304]-[.B$2]" office:value-type="float" office:value="15.7142457962036" calcext:value-type="float">
            <text:p>15.7142457962</text:p>
          </table:table-cell>
          <table:table-cell table:formula="of:=[.C304]/([.D304]-[.D303])" office:value-type="float" office:value="394914.116065406" calcext:value-type="float">
            <text:p>394914.11606540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2770921.1733" calcext:value-type="float">
            <text:p>1442770921.1733</text:p>
          </table:table-cell>
          <table:table-cell office:value-type="float" office:value="8096" calcext:value-type="float">
            <text:p>8096</text:p>
          </table:table-cell>
          <table:table-cell table:formula="of:=[.B305]-[.B$2]" office:value-type="float" office:value="15.7176775932312" calcext:value-type="float">
            <text:p>15.7176775932</text:p>
          </table:table-cell>
          <table:table-cell table:formula="of:=[.C305]/([.D305]-[.D304])" office:value-type="float" office:value="2359113.87967209" calcext:value-type="float">
            <text:p>2359113.8796720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2770921.18027" calcext:value-type="float">
            <text:p>1442770921.18027</text:p>
          </table:table-cell>
          <table:table-cell office:value-type="float" office:value="8096" calcext:value-type="float">
            <text:p>8096</text:p>
          </table:table-cell>
          <table:table-cell table:formula="of:=[.B306]-[.B$2]" office:value-type="float" office:value="15.7246460914612" calcext:value-type="float">
            <text:p>15.7246460915</text:p>
          </table:table-cell>
          <table:table-cell table:formula="of:=[.C306]/([.D306]-[.D305])" office:value-type="float" office:value="1161799.82154099" calcext:value-type="float">
            <text:p>1161799.8215409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2770921.19067" calcext:value-type="float">
            <text:p>1442770921.19067</text:p>
          </table:table-cell>
          <table:table-cell office:value-type="float" office:value="8096" calcext:value-type="float">
            <text:p>8096</text:p>
          </table:table-cell>
          <table:table-cell table:formula="of:=[.B307]-[.B$2]" office:value-type="float" office:value="15.735044002533" calcext:value-type="float">
            <text:p>15.7350440025</text:p>
          </table:table-cell>
          <table:table-cell table:formula="of:=[.C307]/([.D307]-[.D306])" office:value-type="float" office:value="778617.93047785" calcext:value-type="float">
            <text:p>778617.9304778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2770921.21121" calcext:value-type="float">
            <text:p>1442770921.21121</text:p>
          </table:table-cell>
          <table:table-cell office:value-type="float" office:value="8096" calcext:value-type="float">
            <text:p>8096</text:p>
          </table:table-cell>
          <table:table-cell table:formula="of:=[.B308]-[.B$2]" office:value-type="float" office:value="15.7555842399597" calcext:value-type="float">
            <text:p>15.75558424</text:p>
          </table:table-cell>
          <table:table-cell table:formula="of:=[.C308]/([.D308]-[.D307])" office:value-type="float" office:value="394153.184882533" calcext:value-type="float">
            <text:p>394153.18488253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2770921.21464" calcext:value-type="float">
            <text:p>1442770921.21464</text:p>
          </table:table-cell>
          <table:table-cell office:value-type="float" office:value="8096" calcext:value-type="float">
            <text:p>8096</text:p>
          </table:table-cell>
          <table:table-cell table:formula="of:=[.B309]-[.B$2]" office:value-type="float" office:value="15.7590138912201" calcext:value-type="float">
            <text:p>15.7590138912</text:p>
          </table:table-cell>
          <table:table-cell table:formula="of:=[.C309]/([.D309]-[.D308])" office:value-type="float" office:value="2360589.86332986" calcext:value-type="float">
            <text:p>2360589.8633298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2770921.22172" calcext:value-type="float">
            <text:p>1442770921.22172</text:p>
          </table:table-cell>
          <table:table-cell office:value-type="float" office:value="8096" calcext:value-type="float">
            <text:p>8096</text:p>
          </table:table-cell>
          <table:table-cell table:formula="of:=[.B310]-[.B$2]" office:value-type="float" office:value="15.7660949230194" calcext:value-type="float">
            <text:p>15.766094923</text:p>
          </table:table-cell>
          <table:table-cell table:formula="of:=[.C310]/([.D310]-[.D309])" office:value-type="float" office:value="1143336.20148148" calcext:value-type="float">
            <text:p>1143336.2014814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2770921.24217" calcext:value-type="float">
            <text:p>1442770921.24217</text:p>
          </table:table-cell>
          <table:table-cell office:value-type="float" office:value="8096" calcext:value-type="float">
            <text:p>8096</text:p>
          </table:table-cell>
          <table:table-cell table:formula="of:=[.B311]-[.B$2]" office:value-type="float" office:value="15.7865474224091" calcext:value-type="float">
            <text:p>15.7865474224</text:p>
          </table:table-cell>
          <table:table-cell table:formula="of:=[.C311]/([.D311]-[.D310])" office:value-type="float" office:value="395844.040660263" calcext:value-type="float">
            <text:p>395844.04066026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2770921.24559" calcext:value-type="float">
            <text:p>1442770921.24559</text:p>
          </table:table-cell>
          <table:table-cell office:value-type="float" office:value="8096" calcext:value-type="float">
            <text:p>8096</text:p>
          </table:table-cell>
          <table:table-cell table:formula="of:=[.B312]-[.B$2]" office:value-type="float" office:value="15.7899677753449" calcext:value-type="float">
            <text:p>15.7899677753</text:p>
          </table:table-cell>
          <table:table-cell table:formula="of:=[.C312]/([.D312]-[.D311])" office:value-type="float" office:value="2367007.19252753" calcext:value-type="float">
            <text:p>2367007.1925275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2770921.25249" calcext:value-type="float">
            <text:p>1442770921.25249</text:p>
          </table:table-cell>
          <table:table-cell office:value-type="float" office:value="8096" calcext:value-type="float">
            <text:p>8096</text:p>
          </table:table-cell>
          <table:table-cell table:formula="of:=[.B313]-[.B$2]" office:value-type="float" office:value="15.7968702316284" calcext:value-type="float">
            <text:p>15.7968702316</text:p>
          </table:table-cell>
          <table:table-cell table:formula="of:=[.C313]/([.D313]-[.D312])" office:value-type="float" office:value="1172915.79510207" calcext:value-type="float">
            <text:p>1172915.7951020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2770921.27321" calcext:value-type="float">
            <text:p>1442770921.27321</text:p>
          </table:table-cell>
          <table:table-cell office:value-type="float" office:value="8096" calcext:value-type="float">
            <text:p>8096</text:p>
          </table:table-cell>
          <table:table-cell table:formula="of:=[.B314]-[.B$2]" office:value-type="float" office:value="15.8175880908966" calcext:value-type="float">
            <text:p>15.8175880909</text:p>
          </table:table-cell>
          <table:table-cell table:formula="of:=[.C314]/([.D314]-[.D313])" office:value-type="float" office:value="390773.964394628" calcext:value-type="float">
            <text:p>390773.96439462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2770921.27663" calcext:value-type="float">
            <text:p>1442770921.27663</text:p>
          </table:table-cell>
          <table:table-cell office:value-type="float" office:value="8096" calcext:value-type="float">
            <text:p>8096</text:p>
          </table:table-cell>
          <table:table-cell table:formula="of:=[.B315]-[.B$2]" office:value-type="float" office:value="15.8210065364838" calcext:value-type="float">
            <text:p>15.8210065365</text:p>
          </table:table-cell>
          <table:table-cell table:formula="of:=[.C315]/([.D315]-[.D314])" office:value-type="float" office:value="2368327.88282885" calcext:value-type="float">
            <text:p>2368327.8828288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2770921.2836" calcext:value-type="float">
            <text:p>1442770921.2836</text:p>
          </table:table-cell>
          <table:table-cell office:value-type="float" office:value="8096" calcext:value-type="float">
            <text:p>8096</text:p>
          </table:table-cell>
          <table:table-cell table:formula="of:=[.B316]-[.B$2]" office:value-type="float" office:value="15.8279719352722" calcext:value-type="float">
            <text:p>15.8279719353</text:p>
          </table:table-cell>
          <table:table-cell table:formula="of:=[.C316]/([.D316]-[.D315])" office:value-type="float" office:value="1162316.79561869" calcext:value-type="float">
            <text:p>1162316.7956186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2770921.29028" calcext:value-type="float">
            <text:p>1442770921.29028</text:p>
          </table:table-cell>
          <table:table-cell office:value-type="float" office:value="8096" calcext:value-type="float">
            <text:p>8096</text:p>
          </table:table-cell>
          <table:table-cell table:formula="of:=[.B317]-[.B$2]" office:value-type="float" office:value="15.8346581459045" calcext:value-type="float">
            <text:p>15.8346581459</text:p>
          </table:table-cell>
          <table:table-cell table:formula="of:=[.C317]/([.D317]-[.D316])" office:value-type="float" office:value="1210850.27756383" calcext:value-type="float">
            <text:p>1210850.2775638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2770921.30428" calcext:value-type="float">
            <text:p>1442770921.30428</text:p>
          </table:table-cell>
          <table:table-cell office:value-type="float" office:value="8096" calcext:value-type="float">
            <text:p>8096</text:p>
          </table:table-cell>
          <table:table-cell table:formula="of:=[.B318]-[.B$2]" office:value-type="float" office:value="15.8486590385437" calcext:value-type="float">
            <text:p>15.8486590385</text:p>
          </table:table-cell>
          <table:table-cell table:formula="of:=[.C318]/([.D318]-[.D317])" office:value-type="float" office:value="578248.845174034" calcext:value-type="float">
            <text:p>578248.84517403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2770921.31461" calcext:value-type="float">
            <text:p>1442770921.31461</text:p>
          </table:table-cell>
          <table:table-cell office:value-type="float" office:value="8096" calcext:value-type="float">
            <text:p>8096</text:p>
          </table:table-cell>
          <table:table-cell table:formula="of:=[.B319]-[.B$2]" office:value-type="float" office:value="15.8589851856232" calcext:value-type="float">
            <text:p>15.8589851856</text:p>
          </table:table-cell>
          <table:table-cell table:formula="of:=[.C319]/([.D319]-[.D318])" office:value-type="float" office:value="784029.119253769" calcext:value-type="float">
            <text:p>784029.11925376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2770921.33515" calcext:value-type="float">
            <text:p>1442770921.33515</text:p>
          </table:table-cell>
          <table:table-cell office:value-type="float" office:value="8096" calcext:value-type="float">
            <text:p>8096</text:p>
          </table:table-cell>
          <table:table-cell table:formula="of:=[.B320]-[.B$2]" office:value-type="float" office:value="15.8795249462128" calcext:value-type="float">
            <text:p>15.8795249462</text:p>
          </table:table-cell>
          <table:table-cell table:formula="of:=[.C320]/([.D320]-[.D319])" office:value-type="float" office:value="394162.335275682" calcext:value-type="float">
            <text:p>394162.33527568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2770921.33858" calcext:value-type="float">
            <text:p>1442770921.33858</text:p>
          </table:table-cell>
          <table:table-cell office:value-type="float" office:value="8096" calcext:value-type="float">
            <text:p>8096</text:p>
          </table:table-cell>
          <table:table-cell table:formula="of:=[.B321]-[.B$2]" office:value-type="float" office:value="15.8829510211945" calcext:value-type="float">
            <text:p>15.8829510212</text:p>
          </table:table-cell>
          <table:table-cell table:formula="of:=[.C321]/([.D321]-[.D320])" office:value-type="float" office:value="2363053.94460682" calcext:value-type="float">
            <text:p>2363053.9446068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2770921.36649" calcext:value-type="float">
            <text:p>1442770921.36649</text:p>
          </table:table-cell>
          <table:table-cell office:value-type="float" office:value="8096" calcext:value-type="float">
            <text:p>8096</text:p>
          </table:table-cell>
          <table:table-cell table:formula="of:=[.B322]-[.B$2]" office:value-type="float" office:value="15.9108657836914" calcext:value-type="float">
            <text:p>15.9108657837</text:p>
          </table:table-cell>
          <table:table-cell table:formula="of:=[.C322]/([.D322]-[.D321])" office:value-type="float" office:value="290025.752534527" calcext:value-type="float">
            <text:p>290025.75253452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2770921.3699" calcext:value-type="float">
            <text:p>1442770921.3699</text:p>
          </table:table-cell>
          <table:table-cell office:value-type="float" office:value="8096" calcext:value-type="float">
            <text:p>8096</text:p>
          </table:table-cell>
          <table:table-cell table:formula="of:=[.B323]-[.B$2]" office:value-type="float" office:value="15.9142713546753" calcext:value-type="float">
            <text:p>15.9142713547</text:p>
          </table:table-cell>
          <table:table-cell table:formula="of:=[.C323]/([.D323]-[.D322])" office:value-type="float" office:value="2377281.2366284" calcext:value-type="float">
            <text:p>2377281.236628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2770921.37332" calcext:value-type="float">
            <text:p>1442770921.37332</text:p>
          </table:table-cell>
          <table:table-cell office:value-type="float" office:value="8096" calcext:value-type="float">
            <text:p>8096</text:p>
          </table:table-cell>
          <table:table-cell table:formula="of:=[.B324]-[.B$2]" office:value-type="float" office:value="15.9176912307739" calcext:value-type="float">
            <text:p>15.9176912308</text:p>
          </table:table-cell>
          <table:table-cell table:formula="of:=[.C324]/([.D324]-[.D323])" office:value-type="float" office:value="2367337.22699386" calcext:value-type="float">
            <text:p>2367337.2269938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2770921.37681" calcext:value-type="float">
            <text:p>1442770921.37681</text:p>
          </table:table-cell>
          <table:table-cell office:value-type="float" office:value="8096" calcext:value-type="float">
            <text:p>8096</text:p>
          </table:table-cell>
          <table:table-cell table:formula="of:=[.B325]-[.B$2]" office:value-type="float" office:value="15.9211893081665" calcext:value-type="float">
            <text:p>15.9211893082</text:p>
          </table:table-cell>
          <table:table-cell table:formula="of:=[.C325]/([.D325]-[.D324])" office:value-type="float" office:value="2314414.20283533" calcext:value-type="float">
            <text:p>2314414.2028353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2770921.39321" calcext:value-type="float">
            <text:p>1442770921.39321</text:p>
          </table:table-cell>
          <table:table-cell office:value-type="float" office:value="8096" calcext:value-type="float">
            <text:p>8096</text:p>
          </table:table-cell>
          <table:table-cell table:formula="of:=[.B326]-[.B$2]" office:value-type="float" office:value="15.9375884532928" calcext:value-type="float">
            <text:p>15.9375884533</text:p>
          </table:table-cell>
          <table:table-cell table:formula="of:=[.C326]/([.D326]-[.D325])" office:value-type="float" office:value="493684.270590117" calcext:value-type="float">
            <text:p>493684.27059011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2770921.41854" calcext:value-type="float">
            <text:p>1442770921.41854</text:p>
          </table:table-cell>
          <table:table-cell office:value-type="float" office:value="8096" calcext:value-type="float">
            <text:p>8096</text:p>
          </table:table-cell>
          <table:table-cell table:formula="of:=[.B327]-[.B$2]" office:value-type="float" office:value="15.962913274765" calcext:value-type="float">
            <text:p>15.9629132748</text:p>
          </table:table-cell>
          <table:table-cell table:formula="of:=[.C327]/([.D327]-[.D326])" office:value-type="float" office:value="319686.360233478" calcext:value-type="float">
            <text:p>319686.36023347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2770921.42195" calcext:value-type="float">
            <text:p>1442770921.42195</text:p>
          </table:table-cell>
          <table:table-cell office:value-type="float" office:value="8096" calcext:value-type="float">
            <text:p>8096</text:p>
          </table:table-cell>
          <table:table-cell table:formula="of:=[.B328]-[.B$2]" office:value-type="float" office:value="15.9663298130035" calcext:value-type="float">
            <text:p>15.966329813</text:p>
          </table:table-cell>
          <table:table-cell table:formula="of:=[.C328]/([.D328]-[.D327])" office:value-type="float" office:value="2369650.04773203" calcext:value-type="float">
            <text:p>2369650.0477320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2770921.43926" calcext:value-type="float">
            <text:p>1442770921.43926</text:p>
          </table:table-cell>
          <table:table-cell office:value-type="float" office:value="8096" calcext:value-type="float">
            <text:p>8096</text:p>
          </table:table-cell>
          <table:table-cell table:formula="of:=[.B329]-[.B$2]" office:value-type="float" office:value="15.9836366176605" calcext:value-type="float">
            <text:p>15.9836366177</text:p>
          </table:table-cell>
          <table:table-cell table:formula="of:=[.C329]/([.D329]-[.D328])" office:value-type="float" office:value="467792.880341645" calcext:value-type="float">
            <text:p>467792.88034164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2770921.44962" calcext:value-type="float">
            <text:p>1442770921.44962</text:p>
          </table:table-cell>
          <table:table-cell office:value-type="float" office:value="8096" calcext:value-type="float">
            <text:p>8096</text:p>
          </table:table-cell>
          <table:table-cell table:formula="of:=[.B330]-[.B$2]" office:value-type="float" office:value="15.9940001964569" calcext:value-type="float">
            <text:p>15.9940001965</text:p>
          </table:table-cell>
          <table:table-cell table:formula="of:=[.C330]/([.D330]-[.D329])" office:value-type="float" office:value="781197.321799945" calcext:value-type="float">
            <text:p>781197.32179994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2770921.45305" calcext:value-type="float">
            <text:p>1442770921.45305</text:p>
          </table:table-cell>
          <table:table-cell office:value-type="float" office:value="8096" calcext:value-type="float">
            <text:p>8096</text:p>
          </table:table-cell>
          <table:table-cell table:formula="of:=[.B331]-[.B$2]" office:value-type="float" office:value="15.9974212646484" calcext:value-type="float">
            <text:p>15.9974212646</text:p>
          </table:table-cell>
          <table:table-cell table:formula="of:=[.C331]/([.D331]-[.D330])" office:value-type="float" office:value="2366512.31333194" calcext:value-type="float">
            <text:p>2366512.3133319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2770921.47042" calcext:value-type="float">
            <text:p>1442770921.47042</text:p>
          </table:table-cell>
          <table:table-cell office:value-type="float" office:value="8096" calcext:value-type="float">
            <text:p>8096</text:p>
          </table:table-cell>
          <table:table-cell table:formula="of:=[.B332]-[.B$2]" office:value-type="float" office:value="16.0148000717163" calcext:value-type="float">
            <text:p>16.0148000717</text:p>
          </table:table-cell>
          <table:table-cell table:formula="of:=[.C332]/([.D332]-[.D331])" office:value-type="float" office:value="465854.760248038" calcext:value-type="float">
            <text:p>465854.76024803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2770921.4809" calcext:value-type="float">
            <text:p>1442770921.4809</text:p>
          </table:table-cell>
          <table:table-cell office:value-type="float" office:value="8096" calcext:value-type="float">
            <text:p>8096</text:p>
          </table:table-cell>
          <table:table-cell table:formula="of:=[.B333]-[.B$2]" office:value-type="float" office:value="16.0252759456635" calcext:value-type="float">
            <text:p>16.0252759457</text:p>
          </table:table-cell>
          <table:table-cell table:formula="of:=[.C333]/([.D333]-[.D332])" office:value-type="float" office:value="772823.350190036" calcext:value-type="float">
            <text:p>772823.35019003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2770921.48437" calcext:value-type="float">
            <text:p>1442770921.48437</text:p>
          </table:table-cell>
          <table:table-cell office:value-type="float" office:value="8096" calcext:value-type="float">
            <text:p>8096</text:p>
          </table:table-cell>
          <table:table-cell table:formula="of:=[.B334]-[.B$2]" office:value-type="float" office:value="16.0287454128265" calcext:value-type="float">
            <text:p>16.0287454128</text:p>
          </table:table-cell>
          <table:table-cell table:formula="of:=[.C334]/([.D334]-[.D333])" office:value-type="float" office:value="2333499.53161078" calcext:value-type="float">
            <text:p>2333499.5316107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2770921.49123" calcext:value-type="float">
            <text:p>1442770921.49123</text:p>
          </table:table-cell>
          <table:table-cell office:value-type="float" office:value="8096" calcext:value-type="float">
            <text:p>8096</text:p>
          </table:table-cell>
          <table:table-cell table:formula="of:=[.B335]-[.B$2]" office:value-type="float" office:value="16.0356073379517" calcext:value-type="float">
            <text:p>16.035607338</text:p>
          </table:table-cell>
          <table:table-cell table:formula="of:=[.C335]/([.D335]-[.D334])" office:value-type="float" office:value="1179843.82696918" calcext:value-type="float">
            <text:p>1179843.8269691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2770921.50163" calcext:value-type="float">
            <text:p>1442770921.50163</text:p>
          </table:table-cell>
          <table:table-cell office:value-type="float" office:value="8096" calcext:value-type="float">
            <text:p>8096</text:p>
          </table:table-cell>
          <table:table-cell table:formula="of:=[.B336]-[.B$2]" office:value-type="float" office:value="16.046003818512" calcext:value-type="float">
            <text:p>16.0460038185</text:p>
          </table:table-cell>
          <table:table-cell table:formula="of:=[.C336]/([.D336]-[.D335])" office:value-type="float" office:value="778725.064991056" calcext:value-type="float">
            <text:p>778725.06499105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2770921.51196" calcext:value-type="float">
            <text:p>1442770921.51196</text:p>
          </table:table-cell>
          <table:table-cell office:value-type="float" office:value="8096" calcext:value-type="float">
            <text:p>8096</text:p>
          </table:table-cell>
          <table:table-cell table:formula="of:=[.B337]-[.B$2]" office:value-type="float" office:value="16.0563397407532" calcext:value-type="float">
            <text:p>16.0563397408</text:p>
          </table:table-cell>
          <table:table-cell table:formula="of:=[.C337]/([.D337]-[.D336])" office:value-type="float" office:value="783287.626499354" calcext:value-type="float">
            <text:p>783287.62649935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2770921.53264" calcext:value-type="float">
            <text:p>1442770921.53264</text:p>
          </table:table-cell>
          <table:table-cell office:value-type="float" office:value="8096" calcext:value-type="float">
            <text:p>8096</text:p>
          </table:table-cell>
          <table:table-cell table:formula="of:=[.B338]-[.B$2]" office:value-type="float" office:value="16.0770199298859" calcext:value-type="float">
            <text:p>16.0770199299</text:p>
          </table:table-cell>
          <table:table-cell table:formula="of:=[.C338]/([.D338]-[.D337])" office:value-type="float" office:value="391485.781297917" calcext:value-type="float">
            <text:p>391485.78129791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2770921.543" calcext:value-type="float">
            <text:p>1442770921.543</text:p>
          </table:table-cell>
          <table:table-cell office:value-type="float" office:value="8096" calcext:value-type="float">
            <text:p>8096</text:p>
          </table:table-cell>
          <table:table-cell table:formula="of:=[.B339]-[.B$2]" office:value-type="float" office:value="16.0873744487762" calcext:value-type="float">
            <text:p>16.0873744488</text:p>
          </table:table-cell>
          <table:table-cell table:formula="of:=[.C339]/([.D339]-[.D338])" office:value-type="float" office:value="781880.846972139" calcext:value-type="float">
            <text:p>781880.84697213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2770921.54642" calcext:value-type="float">
            <text:p>1442770921.54642</text:p>
          </table:table-cell>
          <table:table-cell office:value-type="float" office:value="8096" calcext:value-type="float">
            <text:p>8096</text:p>
          </table:table-cell>
          <table:table-cell table:formula="of:=[.B340]-[.B$2]" office:value-type="float" office:value="16.0907988548279" calcext:value-type="float">
            <text:p>16.0907988548</text:p>
          </table:table-cell>
          <table:table-cell table:formula="of:=[.C340]/([.D340]-[.D339])" office:value-type="float" office:value="2364205.61052705" calcext:value-type="float">
            <text:p>2364205.6105270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2770921.5639" calcext:value-type="float">
            <text:p>1442770921.5639</text:p>
          </table:table-cell>
          <table:table-cell office:value-type="float" office:value="8096" calcext:value-type="float">
            <text:p>8096</text:p>
          </table:table-cell>
          <table:table-cell table:formula="of:=[.B341]-[.B$2]" office:value-type="float" office:value="16.1082775592804" calcext:value-type="float">
            <text:p>16.1082775593</text:p>
          </table:table-cell>
          <table:table-cell table:formula="of:=[.C341]/([.D341]-[.D340])" office:value-type="float" office:value="463192.224686609" calcext:value-type="float">
            <text:p>463192.22468660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2770921.56729" calcext:value-type="float">
            <text:p>1442770921.56729</text:p>
          </table:table-cell>
          <table:table-cell office:value-type="float" office:value="8096" calcext:value-type="float">
            <text:p>8096</text:p>
          </table:table-cell>
          <table:table-cell table:formula="of:=[.B342]-[.B$2]" office:value-type="float" office:value="16.1116688251495" calcext:value-type="float">
            <text:p>16.1116688251</text:p>
          </table:table-cell>
          <table:table-cell table:formula="of:=[.C342]/([.D342]-[.D341])" office:value-type="float" office:value="2387309.13835771" calcext:value-type="float">
            <text:p>2387309.1383577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2770921.57074" calcext:value-type="float">
            <text:p>1442770921.57074</text:p>
          </table:table-cell>
          <table:table-cell office:value-type="float" office:value="8096" calcext:value-type="float">
            <text:p>8096</text:p>
          </table:table-cell>
          <table:table-cell table:formula="of:=[.B343]-[.B$2]" office:value-type="float" office:value="16.1151146888733" calcext:value-type="float">
            <text:p>16.1151146889</text:p>
          </table:table-cell>
          <table:table-cell table:formula="of:=[.C343]/([.D343]-[.D342])" office:value-type="float" office:value="2349483.51096658" calcext:value-type="float">
            <text:p>2349483.5109665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2770921.58486" calcext:value-type="float">
            <text:p>1442770921.58486</text:p>
          </table:table-cell>
          <table:table-cell office:value-type="float" office:value="8096" calcext:value-type="float">
            <text:p>8096</text:p>
          </table:table-cell>
          <table:table-cell table:formula="of:=[.B344]-[.B$2]" office:value-type="float" office:value="16.1292335987091" calcext:value-type="float">
            <text:p>16.1292335987</text:p>
          </table:table-cell>
          <table:table-cell table:formula="of:=[.C344]/([.D344]-[.D343])" office:value-type="float" office:value="573415.376551445" calcext:value-type="float">
            <text:p>573415.37655144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2770921.60569" calcext:value-type="float">
            <text:p>1442770921.60569</text:p>
          </table:table-cell>
          <table:table-cell office:value-type="float" office:value="8096" calcext:value-type="float">
            <text:p>8096</text:p>
          </table:table-cell>
          <table:table-cell table:formula="of:=[.B345]-[.B$2]" office:value-type="float" office:value="16.1500627994537" calcext:value-type="float">
            <text:p>16.1500627995</text:p>
          </table:table-cell>
          <table:table-cell table:formula="of:=[.C345]/([.D345]-[.D344])" office:value-type="float" office:value="388685.101231629" calcext:value-type="float">
            <text:p>388685.10123162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2770921.60912" calcext:value-type="float">
            <text:p>1442770921.60912</text:p>
          </table:table-cell>
          <table:table-cell office:value-type="float" office:value="8096" calcext:value-type="float">
            <text:p>8096</text:p>
          </table:table-cell>
          <table:table-cell table:formula="of:=[.B346]-[.B$2]" office:value-type="float" office:value="16.1534931659698" calcext:value-type="float">
            <text:p>16.153493166</text:p>
          </table:table-cell>
          <table:table-cell table:formula="of:=[.C346]/([.D346]-[.D345])" office:value-type="float" office:value="2360097.66360856" calcext:value-type="float">
            <text:p>2360097.6636085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2770921.61255" calcext:value-type="float">
            <text:p>1442770921.61255</text:p>
          </table:table-cell>
          <table:table-cell office:value-type="float" office:value="8096" calcext:value-type="float">
            <text:p>8096</text:p>
          </table:table-cell>
          <table:table-cell table:formula="of:=[.B347]-[.B$2]" office:value-type="float" office:value="16.1569263935089" calcext:value-type="float">
            <text:p>16.1569263935</text:p>
          </table:table-cell>
          <table:table-cell table:formula="of:=[.C347]/([.D347]-[.D346])" office:value-type="float" office:value="2358130.91555556" calcext:value-type="float">
            <text:p>2358130.9155555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2770921.63722" calcext:value-type="float">
            <text:p>1442770921.63722</text:p>
          </table:table-cell>
          <table:table-cell office:value-type="float" office:value="8096" calcext:value-type="float">
            <text:p>8096</text:p>
          </table:table-cell>
          <table:table-cell table:formula="of:=[.B348]-[.B$2]" office:value-type="float" office:value="16.1816000938416" calcext:value-type="float">
            <text:p>16.1816000938</text:p>
          </table:table-cell>
          <table:table-cell table:formula="of:=[.C348]/([.D348]-[.D347])" office:value-type="float" office:value="328122.652494468" calcext:value-type="float">
            <text:p>328122.65249446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2770921.64063" calcext:value-type="float">
            <text:p>1442770921.64063</text:p>
          </table:table-cell>
          <table:table-cell office:value-type="float" office:value="8096" calcext:value-type="float">
            <text:p>8096</text:p>
          </table:table-cell>
          <table:table-cell table:formula="of:=[.B349]-[.B$2]" office:value-type="float" office:value="16.185010433197" calcext:value-type="float">
            <text:p>16.1850104332</text:p>
          </table:table-cell>
          <table:table-cell table:formula="of:=[.C349]/([.D349]-[.D348])" office:value-type="float" office:value="2373957.29753915" calcext:value-type="float">
            <text:p>2373957.2975391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2770921.64406" calcext:value-type="float">
            <text:p>1442770921.64406</text:p>
          </table:table-cell>
          <table:table-cell office:value-type="float" office:value="8096" calcext:value-type="float">
            <text:p>8096</text:p>
          </table:table-cell>
          <table:table-cell table:formula="of:=[.B350]-[.B$2]" office:value-type="float" office:value="16.1884307861328" calcext:value-type="float">
            <text:p>16.1884307861</text:p>
          </table:table-cell>
          <table:table-cell table:formula="of:=[.C350]/([.D350]-[.D349])" office:value-type="float" office:value="2367007.19252753" calcext:value-type="float">
            <text:p>2367007.1925275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2770921.64756" calcext:value-type="float">
            <text:p>1442770921.64756</text:p>
          </table:table-cell>
          <table:table-cell office:value-type="float" office:value="8096" calcext:value-type="float">
            <text:p>8096</text:p>
          </table:table-cell>
          <table:table-cell table:formula="of:=[.B351]-[.B$2]" office:value-type="float" office:value="16.1919374465942" calcext:value-type="float">
            <text:p>16.1919374466</text:p>
          </table:table-cell>
          <table:table-cell table:formula="of:=[.C351]/([.D351]-[.D350])" office:value-type="float" office:value="2308749.3326081" calcext:value-type="float">
            <text:p>2308749.332608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2770921.66842" calcext:value-type="float">
            <text:p>1442770921.66842</text:p>
          </table:table-cell>
          <table:table-cell office:value-type="float" office:value="8096" calcext:value-type="float">
            <text:p>8096</text:p>
          </table:table-cell>
          <table:table-cell table:formula="of:=[.B352]-[.B$2]" office:value-type="float" office:value="16.2127921581268" calcext:value-type="float">
            <text:p>16.2127921581</text:p>
          </table:table-cell>
          <table:table-cell table:formula="of:=[.C352]/([.D352]-[.D351])" office:value-type="float" office:value="388209.637296933" calcext:value-type="float">
            <text:p>388209.63729693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2770921.67182" calcext:value-type="float">
            <text:p>1442770921.67182</text:p>
          </table:table-cell>
          <table:table-cell office:value-type="float" office:value="8096" calcext:value-type="float">
            <text:p>8096</text:p>
          </table:table-cell>
          <table:table-cell table:formula="of:=[.B353]-[.B$2]" office:value-type="float" office:value="16.2161922454834" calcext:value-type="float">
            <text:p>16.2161922455</text:p>
          </table:table-cell>
          <table:table-cell table:formula="of:=[.C353]/([.D353]-[.D352])" office:value-type="float" office:value="2381115.29233574" calcext:value-type="float">
            <text:p>2381115.2923357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2770921.67872" calcext:value-type="float">
            <text:p>1442770921.67872</text:p>
          </table:table-cell>
          <table:table-cell office:value-type="float" office:value="8096" calcext:value-type="float">
            <text:p>8096</text:p>
          </table:table-cell>
          <table:table-cell table:formula="of:=[.B354]-[.B$2]" office:value-type="float" office:value="16.2230985164642" calcext:value-type="float">
            <text:p>16.2230985165</text:p>
          </table:table-cell>
          <table:table-cell table:formula="of:=[.C354]/([.D354]-[.D353])" office:value-type="float" office:value="1172267.93192253" calcext:value-type="float">
            <text:p>1172267.9319225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2770921.68957" calcext:value-type="float">
            <text:p>1442770921.68957</text:p>
          </table:table-cell>
          <table:table-cell office:value-type="float" office:value="8096" calcext:value-type="float">
            <text:p>8096</text:p>
          </table:table-cell>
          <table:table-cell table:formula="of:=[.B355]-[.B$2]" office:value-type="float" office:value="16.2339503765106" calcext:value-type="float">
            <text:p>16.2339503765</text:p>
          </table:table-cell>
          <table:table-cell table:formula="of:=[.C355]/([.D355]-[.D354])" office:value-type="float" office:value="746047.218208981" calcext:value-type="float">
            <text:p>746047.21820898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2770921.7025" calcext:value-type="float">
            <text:p>1442770921.7025</text:p>
          </table:table-cell>
          <table:table-cell office:value-type="float" office:value="8096" calcext:value-type="float">
            <text:p>8096</text:p>
          </table:table-cell>
          <table:table-cell table:formula="of:=[.B356]-[.B$2]" office:value-type="float" office:value="16.2468774318695" calcext:value-type="float">
            <text:p>16.2468774319</text:p>
          </table:table-cell>
          <table:table-cell table:formula="of:=[.C356]/([.D356]-[.D355])" office:value-type="float" office:value="626283.385909259" calcext:value-type="float">
            <text:p>626283.38590925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2770921.70592" calcext:value-type="float">
            <text:p>1442770921.70592</text:p>
          </table:table-cell>
          <table:table-cell office:value-type="float" office:value="8096" calcext:value-type="float">
            <text:p>8096</text:p>
          </table:table-cell>
          <table:table-cell table:formula="of:=[.B357]-[.B$2]" office:value-type="float" office:value="16.2502961158752" calcext:value-type="float">
            <text:p>16.2502961159</text:p>
          </table:table-cell>
          <table:table-cell table:formula="of:=[.C357]/([.D357]-[.D356])" office:value-type="float" office:value="2368162.71594951" calcext:value-type="float">
            <text:p>2368162.7159495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2770921.73095" calcext:value-type="float">
            <text:p>1442770921.73095</text:p>
          </table:table-cell>
          <table:table-cell office:value-type="float" office:value="8096" calcext:value-type="float">
            <text:p>8096</text:p>
          </table:table-cell>
          <table:table-cell table:formula="of:=[.B358]-[.B$2]" office:value-type="float" office:value="16.2753293514252" calcext:value-type="float">
            <text:p>16.2753293514</text:p>
          </table:table-cell>
          <table:table-cell table:formula="of:=[.C358]/([.D358]-[.D357])" office:value-type="float" office:value="323410.051563378" calcext:value-type="float">
            <text:p>323410.05156337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2770921.75173" calcext:value-type="float">
            <text:p>1442770921.75173</text:p>
          </table:table-cell>
          <table:table-cell office:value-type="float" office:value="8096" calcext:value-type="float">
            <text:p>8096</text:p>
          </table:table-cell>
          <table:table-cell table:formula="of:=[.B359]-[.B$2]" office:value-type="float" office:value="16.2961032390594" calcext:value-type="float">
            <text:p>16.2961032391</text:p>
          </table:table-cell>
          <table:table-cell table:formula="of:=[.C359]/([.D359]-[.D358])" office:value-type="float" office:value="389720.024606344" calcext:value-type="float">
            <text:p>389720.02460634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2770921.76208" calcext:value-type="float">
            <text:p>1442770921.76208</text:p>
          </table:table-cell>
          <table:table-cell office:value-type="float" office:value="8096" calcext:value-type="float">
            <text:p>8096</text:p>
          </table:table-cell>
          <table:table-cell table:formula="of:=[.B360]-[.B$2]" office:value-type="float" office:value="16.3064594268799" calcext:value-type="float">
            <text:p>16.3064594269</text:p>
          </table:table-cell>
          <table:table-cell table:formula="of:=[.C360]/([.D360]-[.D359])" office:value-type="float" office:value="781754.844579506" calcext:value-type="float">
            <text:p>781754.84457950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2770921.76554" calcext:value-type="float">
            <text:p>1442770921.76554</text:p>
          </table:table-cell>
          <table:table-cell office:value-type="float" office:value="8096" calcext:value-type="float">
            <text:p>8096</text:p>
          </table:table-cell>
          <table:table-cell table:formula="of:=[.B361]-[.B$2]" office:value-type="float" office:value="16.3099203109741" calcext:value-type="float">
            <text:p>16.309920311</text:p>
          </table:table-cell>
          <table:table-cell table:formula="of:=[.C361]/([.D361]-[.D360])" office:value-type="float" office:value="2339286.66189033" calcext:value-type="float">
            <text:p>2339286.6618903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2770921.78295" calcext:value-type="float">
            <text:p>1442770921.78295</text:p>
          </table:table-cell>
          <table:table-cell office:value-type="float" office:value="8096" calcext:value-type="float">
            <text:p>8096</text:p>
          </table:table-cell>
          <table:table-cell table:formula="of:=[.B362]-[.B$2]" office:value-type="float" office:value="16.3273227214813" calcext:value-type="float">
            <text:p>16.3273227215</text:p>
          </table:table-cell>
          <table:table-cell table:formula="of:=[.C362]/([.D362]-[.D361])" office:value-type="float" office:value="465222.906714526" calcext:value-type="float">
            <text:p>465222.90671452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2770921.78641" calcext:value-type="float">
            <text:p>1442770921.78641</text:p>
          </table:table-cell>
          <table:table-cell office:value-type="float" office:value="8096" calcext:value-type="float">
            <text:p>8096</text:p>
          </table:table-cell>
          <table:table-cell table:formula="of:=[.B363]-[.B$2]" office:value-type="float" office:value="16.3307857513428" calcext:value-type="float">
            <text:p>16.3307857513</text:p>
          </table:table-cell>
          <table:table-cell table:formula="of:=[.C363]/([.D363]-[.D362])" office:value-type="float" office:value="2337837.18994836" calcext:value-type="float">
            <text:p>2337837.1899483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2770921.78983" calcext:value-type="float">
            <text:p>1442770921.78983</text:p>
          </table:table-cell>
          <table:table-cell office:value-type="float" office:value="8096" calcext:value-type="float">
            <text:p>8096</text:p>
          </table:table-cell>
          <table:table-cell table:formula="of:=[.B364]-[.B$2]" office:value-type="float" office:value="16.3342051506042" calcext:value-type="float">
            <text:p>16.3342051506</text:p>
          </table:table-cell>
          <table:table-cell table:formula="of:=[.C364]/([.D364]-[.D363])" office:value-type="float" office:value="2367667.35350718" calcext:value-type="float">
            <text:p>2367667.3535071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2770921.80393" calcext:value-type="float">
            <text:p>1442770921.80393</text:p>
          </table:table-cell>
          <table:table-cell office:value-type="float" office:value="8096" calcext:value-type="float">
            <text:p>8096</text:p>
          </table:table-cell>
          <table:table-cell table:formula="of:=[.B365]-[.B$2]" office:value-type="float" office:value="16.3483059406281" calcext:value-type="float">
            <text:p>16.3483059406</text:p>
          </table:table-cell>
          <table:table-cell table:formula="of:=[.C365]/([.D365]-[.D364])" office:value-type="float" office:value="574152.227381093" calcext:value-type="float">
            <text:p>574152.22738109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2770921.82496" calcext:value-type="float">
            <text:p>1442770921.82496</text:p>
          </table:table-cell>
          <table:table-cell office:value-type="float" office:value="8096" calcext:value-type="float">
            <text:p>8096</text:p>
          </table:table-cell>
          <table:table-cell table:formula="of:=[.B366]-[.B$2]" office:value-type="float" office:value="16.3693313598633" calcext:value-type="float">
            <text:p>16.3693313599</text:p>
          </table:table-cell>
          <table:table-cell table:formula="of:=[.C366]/([.D366]-[.D365])" office:value-type="float" office:value="385057.720344268" calcext:value-type="float">
            <text:p>385057.72034426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2770921.82839" calcext:value-type="float">
            <text:p>1442770921.82839</text:p>
          </table:table-cell>
          <table:table-cell office:value-type="float" office:value="8096" calcext:value-type="float">
            <text:p>8096</text:p>
          </table:table-cell>
          <table:table-cell table:formula="of:=[.B367]-[.B$2]" office:value-type="float" office:value="16.3727655410767" calcext:value-type="float">
            <text:p>16.3727655411</text:p>
          </table:table-cell>
          <table:table-cell table:formula="of:=[.C367]/([.D367]-[.D366])" office:value-type="float" office:value="2357476.06109414" calcext:value-type="float">
            <text:p>2357476.0610941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2770921.83181" calcext:value-type="float">
            <text:p>1442770921.83181</text:p>
          </table:table-cell>
          <table:table-cell office:value-type="float" office:value="8096" calcext:value-type="float">
            <text:p>8096</text:p>
          </table:table-cell>
          <table:table-cell table:formula="of:=[.B368]-[.B$2]" office:value-type="float" office:value="16.376190662384" calcext:value-type="float">
            <text:p>16.3761906624</text:p>
          </table:table-cell>
          <table:table-cell table:formula="of:=[.C368]/([.D368]-[.D367])" office:value-type="float" office:value="2363711.90199081" calcext:value-type="float">
            <text:p>2363711.9019908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2770921.85627" calcext:value-type="float">
            <text:p>1442770921.85627</text:p>
          </table:table-cell>
          <table:table-cell office:value-type="float" office:value="8096" calcext:value-type="float">
            <text:p>8096</text:p>
          </table:table-cell>
          <table:table-cell table:formula="of:=[.B369]-[.B$2]" office:value-type="float" office:value="16.400646686554" calcext:value-type="float">
            <text:p>16.4006466866</text:p>
          </table:table-cell>
          <table:table-cell table:formula="of:=[.C369]/([.D369]-[.D368])" office:value-type="float" office:value="331043.179535174" calcext:value-type="float">
            <text:p>331043.17953517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2770921.85968" calcext:value-type="float">
            <text:p>1442770921.85968</text:p>
          </table:table-cell>
          <table:table-cell office:value-type="float" office:value="8096" calcext:value-type="float">
            <text:p>8096</text:p>
          </table:table-cell>
          <table:table-cell table:formula="of:=[.B370]-[.B$2]" office:value-type="float" office:value="16.4040517807007" calcext:value-type="float">
            <text:p>16.4040517807</text:p>
          </table:table-cell>
          <table:table-cell table:formula="of:=[.C370]/([.D370]-[.D369])" office:value-type="float" office:value="2377614.14255707" calcext:value-type="float">
            <text:p>2377614.1425570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2770921.86309" calcext:value-type="float">
            <text:p>1442770921.86309</text:p>
          </table:table-cell>
          <table:table-cell office:value-type="float" office:value="8096" calcext:value-type="float">
            <text:p>8096</text:p>
          </table:table-cell>
          <table:table-cell table:formula="of:=[.B371]-[.B$2]" office:value-type="float" office:value="16.4074652194977" calcext:value-type="float">
            <text:p>16.4074652195</text:p>
          </table:table-cell>
          <table:table-cell table:formula="of:=[.C371]/([.D371]-[.D370])" office:value-type="float" office:value="2371801.71711951" calcext:value-type="float">
            <text:p>2371801.7171195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2770921.86662" calcext:value-type="float">
            <text:p>1442770921.86662</text:p>
          </table:table-cell>
          <table:table-cell office:value-type="float" office:value="8096" calcext:value-type="float">
            <text:p>8096</text:p>
          </table:table-cell>
          <table:table-cell table:formula="of:=[.B372]-[.B$2]" office:value-type="float" office:value="16.4109947681427" calcext:value-type="float">
            <text:p>16.4109947681</text:p>
          </table:table-cell>
          <table:table-cell table:formula="of:=[.C372]/([.D372]-[.D371])" office:value-type="float" office:value="2293777.70764658" calcext:value-type="float">
            <text:p>2293777.7076465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2770921.88745" calcext:value-type="float">
            <text:p>1442770921.88745</text:p>
          </table:table-cell>
          <table:table-cell office:value-type="float" office:value="8096" calcext:value-type="float">
            <text:p>8096</text:p>
          </table:table-cell>
          <table:table-cell table:formula="of:=[.B373]-[.B$2]" office:value-type="float" office:value="16.4318277835846" calcext:value-type="float">
            <text:p>16.4318277836</text:p>
          </table:table-cell>
          <table:table-cell table:formula="of:=[.C373]/([.D373]-[.D372])" office:value-type="float" office:value="388613.929777981" calcext:value-type="float">
            <text:p>388613.92977798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2770921.89089" calcext:value-type="float">
            <text:p>1442770921.89089</text:p>
          </table:table-cell>
          <table:table-cell office:value-type="float" office:value="8096" calcext:value-type="float">
            <text:p>8096</text:p>
          </table:table-cell>
          <table:table-cell table:formula="of:=[.B374]-[.B$2]" office:value-type="float" office:value="16.4352684020996" calcext:value-type="float">
            <text:p>16.4352684021</text:p>
          </table:table-cell>
          <table:table-cell table:formula="of:=[.C374]/([.D374]-[.D373])" office:value-type="float" office:value="2353065.28889197" calcext:value-type="float">
            <text:p>2353065.2888919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2770921.89782" calcext:value-type="float">
            <text:p>1442770921.89782</text:p>
          </table:table-cell>
          <table:table-cell office:value-type="float" office:value="8096" calcext:value-type="float">
            <text:p>8096</text:p>
          </table:table-cell>
          <table:table-cell table:formula="of:=[.B375]-[.B$2]" office:value-type="float" office:value="16.4421956539154" calcext:value-type="float">
            <text:p>16.4421956539</text:p>
          </table:table-cell>
          <table:table-cell table:formula="of:=[.C375]/([.D375]-[.D374])" office:value-type="float" office:value="1168717.4387885" calcext:value-type="float">
            <text:p>1168717.438788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2770921.90356" calcext:value-type="float">
            <text:p>1442770921.90356</text:p>
          </table:table-cell>
          <table:table-cell office:value-type="float" office:value="8096" calcext:value-type="float">
            <text:p>8096</text:p>
          </table:table-cell>
          <table:table-cell table:formula="of:=[.B376]-[.B$2]" office:value-type="float" office:value="16.4479405879974" calcext:value-type="float">
            <text:p>16.447940588</text:p>
          </table:table-cell>
          <table:table-cell table:formula="of:=[.C376]/([.D376]-[.D375])" office:value-type="float" office:value="1409241.58300133" calcext:value-type="float">
            <text:p>1409241.5830013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2770921.91846" calcext:value-type="float">
            <text:p>1442770921.91846</text:p>
          </table:table-cell>
          <table:table-cell office:value-type="float" office:value="8096" calcext:value-type="float">
            <text:p>8096</text:p>
          </table:table-cell>
          <table:table-cell table:formula="of:=[.B377]-[.B$2]" office:value-type="float" office:value="16.4628326892853" calcext:value-type="float">
            <text:p>16.4628326893</text:p>
          </table:table-cell>
          <table:table-cell table:formula="of:=[.C377]/([.D377]-[.D376])" office:value-type="float" office:value="543643.898434248" calcext:value-type="float">
            <text:p>543643.89843424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2770921.92887" calcext:value-type="float">
            <text:p>1442770921.92887</text:p>
          </table:table-cell>
          <table:table-cell office:value-type="float" office:value="8096" calcext:value-type="float">
            <text:p>8096</text:p>
          </table:table-cell>
          <table:table-cell table:formula="of:=[.B378]-[.B$2]" office:value-type="float" office:value="16.4732491970062" calcext:value-type="float">
            <text:p>16.473249197</text:p>
          </table:table-cell>
          <table:table-cell table:formula="of:=[.C378]/([.D378]-[.D377])" office:value-type="float" office:value="777227.859555963" calcext:value-type="float">
            <text:p>777227.85955596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2770921.94943" calcext:value-type="float">
            <text:p>1442770921.94943</text:p>
          </table:table-cell>
          <table:table-cell office:value-type="float" office:value="8096" calcext:value-type="float">
            <text:p>8096</text:p>
          </table:table-cell>
          <table:table-cell table:formula="of:=[.B379]-[.B$2]" office:value-type="float" office:value="16.4938066005707" calcext:value-type="float">
            <text:p>16.4938066006</text:p>
          </table:table-cell>
          <table:table-cell table:formula="of:=[.C379]/([.D379]-[.D378])" office:value-type="float" office:value="393824.053442197" calcext:value-type="float">
            <text:p>393824.05344219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2770921.95284" calcext:value-type="float">
            <text:p>1442770921.95284</text:p>
          </table:table-cell>
          <table:table-cell office:value-type="float" office:value="8096" calcext:value-type="float">
            <text:p>8096</text:p>
          </table:table-cell>
          <table:table-cell table:formula="of:=[.B380]-[.B$2]" office:value-type="float" office:value="16.4972190856934" calcext:value-type="float">
            <text:p>16.4972190857</text:p>
          </table:table-cell>
          <table:table-cell table:formula="of:=[.C380]/([.D380]-[.D379])" office:value-type="float" office:value="2372464.55557884" calcext:value-type="float">
            <text:p>2372464.5555788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2770921.95993" calcext:value-type="float">
            <text:p>1442770921.95993</text:p>
          </table:table-cell>
          <table:table-cell office:value-type="float" office:value="8096" calcext:value-type="float">
            <text:p>8096</text:p>
          </table:table-cell>
          <table:table-cell table:formula="of:=[.B381]-[.B$2]" office:value-type="float" office:value="16.5043075084686" calcext:value-type="float">
            <text:p>16.5043075085</text:p>
          </table:table-cell>
          <table:table-cell table:formula="of:=[.C381]/([.D381]-[.D380])" office:value-type="float" office:value="1142144.06457906" calcext:value-type="float">
            <text:p>1142144.0645790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2770921.98093" calcext:value-type="float">
            <text:p>1442770921.98093</text:p>
          </table:table-cell>
          <table:table-cell office:value-type="float" office:value="8096" calcext:value-type="float">
            <text:p>8096</text:p>
          </table:table-cell>
          <table:table-cell table:formula="of:=[.B382]-[.B$2]" office:value-type="float" office:value="16.5253043174744" calcext:value-type="float">
            <text:p>16.5253043175</text:p>
          </table:table-cell>
          <table:table-cell table:formula="of:=[.C382]/([.D382]-[.D381])" office:value-type="float" office:value="385582.399582136" calcext:value-type="float">
            <text:p>385582.39958213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2770921.98437" calcext:value-type="float">
            <text:p>1442770921.98437</text:p>
          </table:table-cell>
          <table:table-cell office:value-type="float" office:value="8096" calcext:value-type="float">
            <text:p>8096</text:p>
          </table:table-cell>
          <table:table-cell table:formula="of:=[.B383]-[.B$2]" office:value-type="float" office:value="16.5287489891052" calcext:value-type="float">
            <text:p>16.5287489891</text:p>
          </table:table-cell>
          <table:table-cell table:formula="of:=[.C383]/([.D383]-[.D382])" office:value-type="float" office:value="2350296.59357697" calcext:value-type="float">
            <text:p>2350296.5935769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2770922.00185" calcext:value-type="float">
            <text:p>1442770922.00185</text:p>
          </table:table-cell>
          <table:table-cell office:value-type="float" office:value="8096" calcext:value-type="float">
            <text:p>8096</text:p>
          </table:table-cell>
          <table:table-cell table:formula="of:=[.B384]-[.B$2]" office:value-type="float" office:value="16.5462248325348" calcext:value-type="float">
            <text:p>16.5462248325</text:p>
          </table:table-cell>
          <table:table-cell table:formula="of:=[.C384]/([.D384]-[.D383])" office:value-type="float" office:value="463268.055280427" calcext:value-type="float">
            <text:p>463268.05528042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2770922.02269" calcext:value-type="float">
            <text:p>1442770922.02269</text:p>
          </table:table-cell>
          <table:table-cell office:value-type="float" office:value="8096" calcext:value-type="float">
            <text:p>8096</text:p>
          </table:table-cell>
          <table:table-cell table:formula="of:=[.B385]-[.B$2]" office:value-type="float" office:value="16.5670685768127" calcext:value-type="float">
            <text:p>16.5670685768</text:p>
          </table:table-cell>
          <table:table-cell table:formula="of:=[.C385]/([.D385]-[.D384])" office:value-type="float" office:value="388413.899731198" calcext:value-type="float">
            <text:p>388413.89973119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2770922.02578" calcext:value-type="float">
            <text:p>1442770922.02578</text:p>
          </table:table-cell>
          <table:table-cell office:value-type="float" office:value="8096" calcext:value-type="float">
            <text:p>8096</text:p>
          </table:table-cell>
          <table:table-cell table:formula="of:=[.B386]-[.B$2]" office:value-type="float" office:value="16.5701589584351" calcext:value-type="float">
            <text:p>16.5701589584</text:p>
          </table:table-cell>
          <table:table-cell table:formula="of:=[.C386]/([.D386]-[.D385])" office:value-type="float" office:value="2619741.18068199" calcext:value-type="float">
            <text:p>2619741.1806819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2770922.02887" calcext:value-type="float">
            <text:p>1442770922.02887</text:p>
          </table:table-cell>
          <table:table-cell office:value-type="float" office:value="8096" calcext:value-type="float">
            <text:p>8096</text:p>
          </table:table-cell>
          <table:table-cell table:formula="of:=[.B387]-[.B$2]" office:value-type="float" office:value="16.573249578476" calcext:value-type="float">
            <text:p>16.5732495785</text:p>
          </table:table-cell>
          <table:table-cell table:formula="of:=[.C387]/([.D387]-[.D386])" office:value-type="float" office:value="2619539.08693975" calcext:value-type="float">
            <text:p>2619539.0869397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2770922.05398" calcext:value-type="float">
            <text:p>1442770922.05398</text:p>
          </table:table-cell>
          <table:table-cell office:value-type="float" office:value="8096" calcext:value-type="float">
            <text:p>8096</text:p>
          </table:table-cell>
          <table:table-cell table:formula="of:=[.B388]-[.B$2]" office:value-type="float" office:value="16.5983581542969" calcext:value-type="float">
            <text:p>16.5983581543</text:p>
          </table:table-cell>
          <table:table-cell table:formula="of:=[.C388]/([.D388]-[.D387])" office:value-type="float" office:value="322439.634081263" calcext:value-type="float">
            <text:p>322439.63408126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2770922.05707" calcext:value-type="float">
            <text:p>1442770922.05707</text:p>
          </table:table-cell>
          <table:table-cell office:value-type="float" office:value="8096" calcext:value-type="float">
            <text:p>8096</text:p>
          </table:table-cell>
          <table:table-cell table:formula="of:=[.B389]-[.B$2]" office:value-type="float" office:value="16.6014461517334" calcext:value-type="float">
            <text:p>16.6014461517</text:p>
          </table:table-cell>
          <table:table-cell table:formula="of:=[.C389]/([.D389]-[.D388])" office:value-type="float" office:value="2621763.83446572" calcext:value-type="float">
            <text:p>2621763.8344657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2770922.06015" calcext:value-type="float">
            <text:p>1442770922.06015</text:p>
          </table:table-cell>
          <table:table-cell office:value-type="float" office:value="8096" calcext:value-type="float">
            <text:p>8096</text:p>
          </table:table-cell>
          <table:table-cell table:formula="of:=[.B390]-[.B$2]" office:value-type="float" office:value="16.6045219898224" calcext:value-type="float">
            <text:p>16.6045219898</text:p>
          </table:table-cell>
          <table:table-cell table:formula="of:=[.C390]/([.D390]-[.D389])" office:value-type="float" office:value="2632128.14386482" calcext:value-type="float">
            <text:p>2632128.1438648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2770922.06439" calcext:value-type="float">
            <text:p>1442770922.06439</text:p>
          </table:table-cell>
          <table:table-cell office:value-type="float" office:value="8096" calcext:value-type="float">
            <text:p>8096</text:p>
          </table:table-cell>
          <table:table-cell table:formula="of:=[.B391]-[.B$2]" office:value-type="float" office:value="16.6087627410889" calcext:value-type="float">
            <text:p>16.6087627411</text:p>
          </table:table-cell>
          <table:table-cell table:formula="of:=[.C391]/([.D391]-[.D390])" office:value-type="float" office:value="1909095.69820656" calcext:value-type="float">
            <text:p>1909095.6982065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2770922.08538" calcext:value-type="float">
            <text:p>1442770922.08538</text:p>
          </table:table-cell>
          <table:table-cell office:value-type="float" office:value="8096" calcext:value-type="float">
            <text:p>8096</text:p>
          </table:table-cell>
          <table:table-cell table:formula="of:=[.B392]-[.B$2]" office:value-type="float" office:value="16.6297569274902" calcext:value-type="float">
            <text:p>16.6297569275</text:p>
          </table:table-cell>
          <table:table-cell table:formula="of:=[.C392]/([.D392]-[.D391])" office:value-type="float" office:value="385630.566730263" calcext:value-type="float">
            <text:p>385630.56673026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2770922.08847" calcext:value-type="float">
            <text:p>1442770922.08847</text:p>
          </table:table-cell>
          <table:table-cell office:value-type="float" office:value="8096" calcext:value-type="float">
            <text:p>8096</text:p>
          </table:table-cell>
          <table:table-cell table:formula="of:=[.B393]-[.B$2]" office:value-type="float" office:value="16.6328456401825" calcext:value-type="float">
            <text:p>16.6328456402</text:p>
          </table:table-cell>
          <table:table-cell table:formula="of:=[.C393]/([.D393]-[.D392])" office:value-type="float" office:value="2621156.71045928" calcext:value-type="float">
            <text:p>2621156.7104592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2770922.09575" calcext:value-type="float">
            <text:p>1442770922.09575</text:p>
          </table:table-cell>
          <table:table-cell office:value-type="float" office:value="8096" calcext:value-type="float">
            <text:p>8096</text:p>
          </table:table-cell>
          <table:table-cell table:formula="of:=[.B394]-[.B$2]" office:value-type="float" office:value="16.6401209831238" calcext:value-type="float">
            <text:p>16.6401209831</text:p>
          </table:table-cell>
          <table:table-cell table:formula="of:=[.C394]/([.D394]-[.D393])" office:value-type="float" office:value="1112799.77663444" calcext:value-type="float">
            <text:p>1112799.7766344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2770922.10457" calcext:value-type="float">
            <text:p>1442770922.10457</text:p>
          </table:table-cell>
          <table:table-cell office:value-type="float" office:value="8096" calcext:value-type="float">
            <text:p>8096</text:p>
          </table:table-cell>
          <table:table-cell table:formula="of:=[.B395]-[.B$2]" office:value-type="float" office:value="16.6489500999451" calcext:value-type="float">
            <text:p>16.6489500999</text:p>
          </table:table-cell>
          <table:table-cell table:formula="of:=[.C395]/([.D395]-[.D394])" office:value-type="float" office:value="916966.007344999" calcext:value-type="float">
            <text:p>916966.00734499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2770922.11657" calcext:value-type="float">
            <text:p>1442770922.11657</text:p>
          </table:table-cell>
          <table:table-cell office:value-type="float" office:value="8096" calcext:value-type="float">
            <text:p>8096</text:p>
          </table:table-cell>
          <table:table-cell table:formula="of:=[.B396]-[.B$2]" office:value-type="float" office:value="16.6609420776367" calcext:value-type="float">
            <text:p>16.6609420776</text:p>
          </table:table-cell>
          <table:table-cell table:formula="of:=[.C396]/([.D396]-[.D395])" office:value-type="float" office:value="675118.00039763" calcext:value-type="float">
            <text:p>675118.0003976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2770922.12699" calcext:value-type="float">
            <text:p>1442770922.12699</text:p>
          </table:table-cell>
          <table:table-cell office:value-type="float" office:value="8096" calcext:value-type="float">
            <text:p>8096</text:p>
          </table:table-cell>
          <table:table-cell table:formula="of:=[.B397]-[.B$2]" office:value-type="float" office:value="16.6713650226593" calcext:value-type="float">
            <text:p>16.6713650227</text:p>
          </table:table-cell>
          <table:table-cell table:formula="of:=[.C397]/([.D397]-[.D396])" office:value-type="float" office:value="776747.836859803" calcext:value-type="float">
            <text:p>776747.83685980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2770922.14809" calcext:value-type="float">
            <text:p>1442770922.14809</text:p>
          </table:table-cell>
          <table:table-cell office:value-type="float" office:value="8096" calcext:value-type="float">
            <text:p>8096</text:p>
          </table:table-cell>
          <table:table-cell table:formula="of:=[.B398]-[.B$2]" office:value-type="float" office:value="16.6924674510956" calcext:value-type="float">
            <text:p>16.6924674511</text:p>
          </table:table-cell>
          <table:table-cell table:formula="of:=[.C398]/([.D398]-[.D397])" office:value-type="float" office:value="383652.527217264" calcext:value-type="float">
            <text:p>383652.52721726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2770922.15127" calcext:value-type="float">
            <text:p>1442770922.15127</text:p>
          </table:table-cell>
          <table:table-cell office:value-type="float" office:value="8096" calcext:value-type="float">
            <text:p>8096</text:p>
          </table:table-cell>
          <table:table-cell table:formula="of:=[.B399]-[.B$2]" office:value-type="float" office:value="16.6956470012665" calcext:value-type="float">
            <text:p>16.6956470013</text:p>
          </table:table-cell>
          <table:table-cell table:formula="of:=[.C399]/([.D399]-[.D398])" office:value-type="float" office:value="2546272.13437313" calcext:value-type="float">
            <text:p>2546272.1343731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2770922.15852" calcext:value-type="float">
            <text:p>1442770922.15852</text:p>
          </table:table-cell>
          <table:table-cell office:value-type="float" office:value="8096" calcext:value-type="float">
            <text:p>8096</text:p>
          </table:table-cell>
          <table:table-cell table:formula="of:=[.B400]-[.B$2]" office:value-type="float" office:value="16.702894449234" calcext:value-type="float">
            <text:p>16.7028944492</text:p>
          </table:table-cell>
          <table:table-cell table:formula="of:=[.C400]/([.D400]-[.D399])" office:value-type="float" office:value="1117082.87334693" calcext:value-type="float">
            <text:p>1117082.8733469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2770922.17944" calcext:value-type="float">
            <text:p>1442770922.17944</text:p>
          </table:table-cell>
          <table:table-cell office:value-type="float" office:value="8096" calcext:value-type="float">
            <text:p>8096</text:p>
          </table:table-cell>
          <table:table-cell table:formula="of:=[.B401]-[.B$2]" office:value-type="float" office:value="16.7238116264343" calcext:value-type="float">
            <text:p>16.7238116264</text:p>
          </table:table-cell>
          <table:table-cell table:formula="of:=[.C401]/([.D401]-[.D400])" office:value-type="float" office:value="387050.313838578" calcext:value-type="float">
            <text:p>387050.3138385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2770922.18251" calcext:value-type="float">
            <text:p>1442770922.18251</text:p>
          </table:table-cell>
          <table:table-cell office:value-type="float" office:value="8096" calcext:value-type="float">
            <text:p>8096</text:p>
          </table:table-cell>
          <table:table-cell table:formula="of:=[.B402]-[.B$2]" office:value-type="float" office:value="16.7268848419189" calcext:value-type="float">
            <text:p>16.7268848419</text:p>
          </table:table-cell>
          <table:table-cell table:formula="of:=[.C402]/([.D402]-[.D401])" office:value-type="float" office:value="2634374.33545384" calcext:value-type="float">
            <text:p>2634374.3354538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2770922.18973" calcext:value-type="float">
            <text:p>1442770922.18973</text:p>
          </table:table-cell>
          <table:table-cell office:value-type="float" office:value="8096" calcext:value-type="float">
            <text:p>8096</text:p>
          </table:table-cell>
          <table:table-cell table:formula="of:=[.B403]-[.B$2]" office:value-type="float" office:value="16.7341029644012" calcext:value-type="float">
            <text:p>16.7341029644</text:p>
          </table:table-cell>
          <table:table-cell table:formula="of:=[.C403]/([.D403]-[.D402])" office:value-type="float" office:value="1121621.31078448" calcext:value-type="float">
            <text:p>1121621.3107844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2770922.20013" calcext:value-type="float">
            <text:p>1442770922.20013</text:p>
          </table:table-cell>
          <table:table-cell office:value-type="float" office:value="8096" calcext:value-type="float">
            <text:p>8096</text:p>
          </table:table-cell>
          <table:table-cell table:formula="of:=[.B404]-[.B$2]" office:value-type="float" office:value="16.7445077896118" calcext:value-type="float">
            <text:p>16.7445077896</text:p>
          </table:table-cell>
          <table:table-cell table:formula="of:=[.C404]/([.D404]-[.D403])" office:value-type="float" office:value="778100.528952132" calcext:value-type="float">
            <text:p>778100.52895213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2770922.22126" calcext:value-type="float">
            <text:p>1442770922.22126</text:p>
          </table:table-cell>
          <table:table-cell office:value-type="float" office:value="8096" calcext:value-type="float">
            <text:p>8096</text:p>
          </table:table-cell>
          <table:table-cell table:formula="of:=[.B405]-[.B$2]" office:value-type="float" office:value="16.7656404972076" calcext:value-type="float">
            <text:p>16.7656404972</text:p>
          </table:table-cell>
          <table:table-cell table:formula="of:=[.C405]/([.D405]-[.D404])" office:value-type="float" office:value="383102.825953044" calcext:value-type="float">
            <text:p>383102.82595304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2770922.22441" calcext:value-type="float">
            <text:p>1442770922.22441</text:p>
          </table:table-cell>
          <table:table-cell office:value-type="float" office:value="8096" calcext:value-type="float">
            <text:p>8096</text:p>
          </table:table-cell>
          <table:table-cell table:formula="of:=[.B406]-[.B$2]" office:value-type="float" office:value="16.768786907196" calcext:value-type="float">
            <text:p>16.7687869072</text:p>
          </table:table-cell>
          <table:table-cell table:formula="of:=[.C406]/([.D406]-[.D405])" office:value-type="float" office:value="2573091.24679851" calcext:value-type="float">
            <text:p>2573091.2467985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2770922.23152" calcext:value-type="float">
            <text:p>1442770922.23152</text:p>
          </table:table-cell>
          <table:table-cell office:value-type="float" office:value="8096" calcext:value-type="float">
            <text:p>8096</text:p>
          </table:table-cell>
          <table:table-cell table:formula="of:=[.B407]-[.B$2]" office:value-type="float" office:value="16.7758922576904" calcext:value-type="float">
            <text:p>16.7758922577</text:p>
          </table:table-cell>
          <table:table-cell table:formula="of:=[.C407]/([.D407]-[.D406])" office:value-type="float" office:value="1139423.0314744" calcext:value-type="float">
            <text:p>1139423.031474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2770922.2524" calcext:value-type="float">
            <text:p>1442770922.2524</text:p>
          </table:table-cell>
          <table:table-cell office:value-type="float" office:value="8096" calcext:value-type="float">
            <text:p>8096</text:p>
          </table:table-cell>
          <table:table-cell table:formula="of:=[.B408]-[.B$2]" office:value-type="float" office:value="16.7967805862427" calcext:value-type="float">
            <text:p>16.7967805862</text:p>
          </table:table-cell>
          <table:table-cell table:formula="of:=[.C408]/([.D408]-[.D407])" office:value-type="float" office:value="387584.864904351" calcext:value-type="float">
            <text:p>387584.86490435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2770922.2555" calcext:value-type="float">
            <text:p>1442770922.2555</text:p>
          </table:table-cell>
          <table:table-cell office:value-type="float" office:value="8096" calcext:value-type="float">
            <text:p>8096</text:p>
          </table:table-cell>
          <table:table-cell table:formula="of:=[.B409]-[.B$2]" office:value-type="float" office:value="16.7998716831207" calcext:value-type="float">
            <text:p>16.7998716831</text:p>
          </table:table-cell>
          <table:table-cell table:formula="of:=[.C409]/([.D409]-[.D408])" office:value-type="float" office:value="2619134.9929811" calcext:value-type="float">
            <text:p>2619134.992981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2770922.28423" calcext:value-type="float">
            <text:p>1442770922.28423</text:p>
          </table:table-cell>
          <table:table-cell office:value-type="float" office:value="8096" calcext:value-type="float">
            <text:p>8096</text:p>
          </table:table-cell>
          <table:table-cell table:formula="of:=[.B410]-[.B$2]" office:value-type="float" office:value="16.8286089897156" calcext:value-type="float">
            <text:p>16.8286089897</text:p>
          </table:table-cell>
          <table:table-cell table:formula="of:=[.C410]/([.D410]-[.D409])" office:value-type="float" office:value="281724.384060797" calcext:value-type="float">
            <text:p>281724.38406079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2770922.28732" calcext:value-type="float">
            <text:p>1442770922.28732</text:p>
          </table:table-cell>
          <table:table-cell office:value-type="float" office:value="8096" calcext:value-type="float">
            <text:p>8096</text:p>
          </table:table-cell>
          <table:table-cell table:formula="of:=[.B411]-[.B$2]" office:value-type="float" office:value="16.8316960334778" calcext:value-type="float">
            <text:p>16.8316960335</text:p>
          </table:table-cell>
          <table:table-cell table:formula="of:=[.C411]/([.D411]-[.D410])" office:value-type="float" office:value="2622573.77077541" calcext:value-type="float">
            <text:p>2622573.7707754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2770922.29041" calcext:value-type="float">
            <text:p>1442770922.29041</text:p>
          </table:table-cell>
          <table:table-cell office:value-type="float" office:value="8096" calcext:value-type="float">
            <text:p>8096</text:p>
          </table:table-cell>
          <table:table-cell table:formula="of:=[.B412]-[.B$2]" office:value-type="float" office:value="16.8347835540771" calcext:value-type="float">
            <text:p>16.8347835541</text:p>
          </table:table-cell>
          <table:table-cell table:formula="of:=[.C412]/([.D412]-[.D411])" office:value-type="float" office:value="2622168.74007722" calcext:value-type="float">
            <text:p>2622168.7400772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2770922.29446" calcext:value-type="float">
            <text:p>1442770922.29446</text:p>
          </table:table-cell>
          <table:table-cell office:value-type="float" office:value="8096" calcext:value-type="float">
            <text:p>8096</text:p>
          </table:table-cell>
          <table:table-cell table:formula="of:=[.B413]-[.B$2]" office:value-type="float" office:value="16.8388352394104" calcext:value-type="float">
            <text:p>16.8388352394</text:p>
          </table:table-cell>
          <table:table-cell table:formula="of:=[.C413]/([.D413]-[.D412])" office:value-type="float" office:value="1998180.83935507" calcext:value-type="float">
            <text:p>1998180.8393550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2770922.30494" calcext:value-type="float">
            <text:p>1442770922.30494</text:p>
          </table:table-cell>
          <table:table-cell office:value-type="float" office:value="8096" calcext:value-type="float">
            <text:p>8096</text:p>
          </table:table-cell>
          <table:table-cell table:formula="of:=[.B414]-[.B$2]" office:value-type="float" office:value="16.8493158817291" calcext:value-type="float">
            <text:p>16.8493158817</text:p>
          </table:table-cell>
          <table:table-cell table:formula="of:=[.C414]/([.D414]-[.D413])" office:value-type="float" office:value="772471.739211538" calcext:value-type="float">
            <text:p>772471.73921153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2770922.30809" calcext:value-type="float">
            <text:p>1442770922.30809</text:p>
          </table:table-cell>
          <table:table-cell office:value-type="float" office:value="8096" calcext:value-type="float">
            <text:p>8096</text:p>
          </table:table-cell>
          <table:table-cell table:formula="of:=[.B415]-[.B$2]" office:value-type="float" office:value="16.8524630069733" calcext:value-type="float">
            <text:p>16.852463007</text:p>
          </table:table-cell>
          <table:table-cell table:formula="of:=[.C415]/([.D415]-[.D414])" office:value-type="float" office:value="2572506.45333333" calcext:value-type="float">
            <text:p>2572506.4533333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2770922.32585" calcext:value-type="float">
            <text:p>1442770922.32585</text:p>
          </table:table-cell>
          <table:table-cell office:value-type="float" office:value="8096" calcext:value-type="float">
            <text:p>8096</text:p>
          </table:table-cell>
          <table:table-cell table:formula="of:=[.B416]-[.B$2]" office:value-type="float" office:value="16.8702290058136" calcext:value-type="float">
            <text:p>16.8702290058</text:p>
          </table:table-cell>
          <table:table-cell table:formula="of:=[.C416]/([.D416]-[.D415])" office:value-type="float" office:value="455701.93225616" calcext:value-type="float">
            <text:p>455701.9322561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2770922.33625" calcext:value-type="float">
            <text:p>1442770922.33625</text:p>
          </table:table-cell>
          <table:table-cell office:value-type="float" office:value="8096" calcext:value-type="float">
            <text:p>8096</text:p>
          </table:table-cell>
          <table:table-cell table:formula="of:=[.B417]-[.B$2]" office:value-type="float" office:value="16.8806259632111" calcext:value-type="float">
            <text:p>16.8806259632</text:p>
          </table:table-cell>
          <table:table-cell table:formula="of:=[.C417]/([.D417]-[.D416])" office:value-type="float" office:value="778689.350210971" calcext:value-type="float">
            <text:p>778689.35021097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2770922.35723" calcext:value-type="float">
            <text:p>1442770922.35723</text:p>
          </table:table-cell>
          <table:table-cell office:value-type="float" office:value="8096" calcext:value-type="float">
            <text:p>8096</text:p>
          </table:table-cell>
          <table:table-cell table:formula="of:=[.B418]-[.B$2]" office:value-type="float" office:value="16.9016058444977" calcext:value-type="float">
            <text:p>16.9016058445</text:p>
          </table:table-cell>
          <table:table-cell table:formula="of:=[.C418]/([.D418]-[.D417])" office:value-type="float" office:value="385893.508614028" calcext:value-type="float">
            <text:p>385893.50861402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2770922.36034" calcext:value-type="float">
            <text:p>1442770922.36034</text:p>
          </table:table-cell>
          <table:table-cell office:value-type="float" office:value="8096" calcext:value-type="float">
            <text:p>8096</text:p>
          </table:table-cell>
          <table:table-cell table:formula="of:=[.B419]-[.B$2]" office:value-type="float" office:value="16.9047167301178" calcext:value-type="float">
            <text:p>16.9047167301</text:p>
          </table:table-cell>
          <table:table-cell table:formula="of:=[.C419]/([.D419]-[.D418])" office:value-type="float" office:value="2602474.33966891" calcext:value-type="float">
            <text:p>2602474.3396689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2770922.38044" calcext:value-type="float">
            <text:p>1442770922.38044</text:p>
          </table:table-cell>
          <table:table-cell office:value-type="float" office:value="8096" calcext:value-type="float">
            <text:p>8096</text:p>
          </table:table-cell>
          <table:table-cell table:formula="of:=[.B420]-[.B$2]" office:value-type="float" office:value="16.9248151779175" calcext:value-type="float">
            <text:p>16.9248151779</text:p>
          </table:table-cell>
          <table:table-cell table:formula="of:=[.C420]/([.D420]-[.D419])" office:value-type="float" office:value="402817.176763663" calcext:value-type="float">
            <text:p>402817.17676366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2770922.38543" calcext:value-type="float">
            <text:p>1442770922.38543</text:p>
          </table:table-cell>
          <table:table-cell office:value-type="float" office:value="8096" calcext:value-type="float">
            <text:p>8096</text:p>
          </table:table-cell>
          <table:table-cell table:formula="of:=[.B421]-[.B$2]" office:value-type="float" office:value="16.9298045635223" calcext:value-type="float">
            <text:p>16.9298045635</text:p>
          </table:table-cell>
          <table:table-cell table:formula="of:=[.C421]/([.D421]-[.D420])" office:value-type="float" office:value="1622644.6783581" calcext:value-type="float">
            <text:p>1622644.678358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2770922.3885" calcext:value-type="float">
            <text:p>1442770922.3885</text:p>
          </table:table-cell>
          <table:table-cell office:value-type="float" office:value="8096" calcext:value-type="float">
            <text:p>8096</text:p>
          </table:table-cell>
          <table:table-cell table:formula="of:=[.B422]-[.B$2]" office:value-type="float" office:value="16.9328796863556" calcext:value-type="float">
            <text:p>16.9328796864</text:p>
          </table:table-cell>
          <table:table-cell table:formula="of:=[.C422]/([.D422]-[.D421])" office:value-type="float" office:value="2632740.36160645" calcext:value-type="float">
            <text:p>2632740.3616064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2770922.39396" calcext:value-type="float">
            <text:p>1442770922.39396</text:p>
          </table:table-cell>
          <table:table-cell office:value-type="float" office:value="8096" calcext:value-type="float">
            <text:p>8096</text:p>
          </table:table-cell>
          <table:table-cell table:formula="of:=[.B423]-[.B$2]" office:value-type="float" office:value="16.9383339881897" calcext:value-type="float">
            <text:p>16.9383339882</text:p>
          </table:table-cell>
          <table:table-cell table:formula="of:=[.C423]/([.D423]-[.D422])" office:value-type="float" office:value="1484332.96253879" calcext:value-type="float">
            <text:p>1484332.9625387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2770922.41924" calcext:value-type="float">
            <text:p>1442770922.41924</text:p>
          </table:table-cell>
          <table:table-cell office:value-type="float" office:value="8096" calcext:value-type="float">
            <text:p>8096</text:p>
          </table:table-cell>
          <table:table-cell table:formula="of:=[.B424]-[.B$2]" office:value-type="float" office:value="16.9636194705963" calcext:value-type="float">
            <text:p>16.9636194706</text:p>
          </table:table-cell>
          <table:table-cell table:formula="of:=[.C424]/([.D424]-[.D423])" office:value-type="float" office:value="320183.727160436" calcext:value-type="float">
            <text:p>320183.72716043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2770922.42768" calcext:value-type="float">
            <text:p>1442770922.42768</text:p>
          </table:table-cell>
          <table:table-cell office:value-type="float" office:value="8096" calcext:value-type="float">
            <text:p>8096</text:p>
          </table:table-cell>
          <table:table-cell table:formula="of:=[.B425]-[.B$2]" office:value-type="float" office:value="16.9720606803894" calcext:value-type="float">
            <text:p>16.9720606804</text:p>
          </table:table-cell>
          <table:table-cell table:formula="of:=[.C425]/([.D425]-[.D424])" office:value-type="float" office:value="959104.22776444" calcext:value-type="float">
            <text:p>959104.2277644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2770922.43076" calcext:value-type="float">
            <text:p>1442770922.43076</text:p>
          </table:table-cell>
          <table:table-cell office:value-type="float" office:value="8096" calcext:value-type="float">
            <text:p>8096</text:p>
          </table:table-cell>
          <table:table-cell table:formula="of:=[.B426]-[.B$2]" office:value-type="float" office:value="16.9751353263855" calcext:value-type="float">
            <text:p>16.9751353264</text:p>
          </table:table-cell>
          <table:table-cell table:formula="of:=[.C426]/([.D426]-[.D425])" office:value-type="float" office:value="2633148.66501241" calcext:value-type="float">
            <text:p>2633148.6650124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2770922.44465" calcext:value-type="float">
            <text:p>1442770922.44465</text:p>
          </table:table-cell>
          <table:table-cell office:value-type="float" office:value="8096" calcext:value-type="float">
            <text:p>8096</text:p>
          </table:table-cell>
          <table:table-cell table:formula="of:=[.B427]-[.B$2]" office:value-type="float" office:value="16.9890267848969" calcext:value-type="float">
            <text:p>16.9890267849</text:p>
          </table:table-cell>
          <table:table-cell table:formula="of:=[.C427]/([.D427]-[.D426])" office:value-type="float" office:value="582804.173757831" calcext:value-type="float">
            <text:p>582804.17375783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2770922.45313" calcext:value-type="float">
            <text:p>1442770922.45313</text:p>
          </table:table-cell>
          <table:table-cell office:value-type="float" office:value="8096" calcext:value-type="float">
            <text:p>8096</text:p>
          </table:table-cell>
          <table:table-cell table:formula="of:=[.B428]-[.B$2]" office:value-type="float" office:value="16.9975106716156" calcext:value-type="float">
            <text:p>16.9975106716</text:p>
          </table:table-cell>
          <table:table-cell table:formula="of:=[.C428]/([.D428]-[.D427])" office:value-type="float" office:value="954279.597122302" calcext:value-type="float">
            <text:p>954279.59712230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2770922.45622" calcext:value-type="float">
            <text:p>1442770922.45622</text:p>
          </table:table-cell>
          <table:table-cell office:value-type="float" office:value="8096" calcext:value-type="float">
            <text:p>8096</text:p>
          </table:table-cell>
          <table:table-cell table:formula="of:=[.B429]-[.B$2]" office:value-type="float" office:value="17.0005915164948" calcext:value-type="float">
            <text:p>17.0005915165</text:p>
          </table:table-cell>
          <table:table-cell table:formula="of:=[.C429]/([.D429]-[.D428])" office:value-type="float" office:value="2627850.57916731" calcext:value-type="float">
            <text:p>2627850.5791673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2770922.47036" calcext:value-type="float">
            <text:p>1442770922.47036</text:p>
          </table:table-cell>
          <table:table-cell office:value-type="float" office:value="8096" calcext:value-type="float">
            <text:p>8096</text:p>
          </table:table-cell>
          <table:table-cell table:formula="of:=[.B430]-[.B$2]" office:value-type="float" office:value="17.0147395133972" calcext:value-type="float">
            <text:p>17.0147395134</text:p>
          </table:table-cell>
          <table:table-cell table:formula="of:=[.C430]/([.D430]-[.D429])" office:value-type="float" office:value="572236.483780186" calcext:value-type="float">
            <text:p>572236.48378018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2770922.47899" calcext:value-type="float">
            <text:p>1442770922.47899</text:p>
          </table:table-cell>
          <table:table-cell office:value-type="float" office:value="8096" calcext:value-type="float">
            <text:p>8096</text:p>
          </table:table-cell>
          <table:table-cell table:formula="of:=[.B431]-[.B$2]" office:value-type="float" office:value="17.0233635902405" calcext:value-type="float">
            <text:p>17.0233635902</text:p>
          </table:table-cell>
          <table:table-cell table:formula="of:=[.C431]/([.D431]-[.D430])" office:value-type="float" office:value="938767.145416344" calcext:value-type="float">
            <text:p>938767.14541634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2770922.48207" calcext:value-type="float">
            <text:p>1442770922.48207</text:p>
          </table:table-cell>
          <table:table-cell office:value-type="float" office:value="8096" calcext:value-type="float">
            <text:p>8096</text:p>
          </table:table-cell>
          <table:table-cell table:formula="of:=[.B432]-[.B$2]" office:value-type="float" office:value="17.0264437198639" calcext:value-type="float">
            <text:p>17.0264437199</text:p>
          </table:table-cell>
          <table:table-cell table:formula="of:=[.C432]/([.D432]-[.D431])" office:value-type="float" office:value="2628460.8084217" calcext:value-type="float">
            <text:p>2628460.808421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2770922.48744" calcext:value-type="float">
            <text:p>1442770922.48744</text:p>
          </table:table-cell>
          <table:table-cell office:value-type="float" office:value="8096" calcext:value-type="float">
            <text:p>8096</text:p>
          </table:table-cell>
          <table:table-cell table:formula="of:=[.B433]-[.B$2]" office:value-type="float" office:value="17.031818151474" calcext:value-type="float">
            <text:p>17.0318181515</text:p>
          </table:table-cell>
          <table:table-cell table:formula="of:=[.C433]/([.D433]-[.D432])" office:value-type="float" office:value="1506391.85449383" calcext:value-type="float">
            <text:p>1506391.8544938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2770922.50443" calcext:value-type="float">
            <text:p>1442770922.50443</text:p>
          </table:table-cell>
          <table:table-cell office:value-type="float" office:value="8096" calcext:value-type="float">
            <text:p>8096</text:p>
          </table:table-cell>
          <table:table-cell table:formula="of:=[.B434]-[.B$2]" office:value-type="float" office:value="17.0488018989563" calcext:value-type="float">
            <text:p>17.048801899</text:p>
          </table:table-cell>
          <table:table-cell table:formula="of:=[.C434]/([.D434]-[.D433])" office:value-type="float" office:value="476691.02525444" calcext:value-type="float">
            <text:p>476691.0252544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2770922.52141" calcext:value-type="float">
            <text:p>1442770922.52141</text:p>
          </table:table-cell>
          <table:table-cell office:value-type="float" office:value="8096" calcext:value-type="float">
            <text:p>8096</text:p>
          </table:table-cell>
          <table:table-cell table:formula="of:=[.B435]-[.B$2]" office:value-type="float" office:value="17.0657894611359" calcext:value-type="float">
            <text:p>17.0657894611</text:p>
          </table:table-cell>
          <table:table-cell table:formula="of:=[.C435]/([.D435]-[.D434])" office:value-type="float" office:value="476583.980351153" calcext:value-type="float">
            <text:p>476583.98035115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2770922.52448" calcext:value-type="float">
            <text:p>1442770922.52448</text:p>
          </table:table-cell>
          <table:table-cell office:value-type="float" office:value="8096" calcext:value-type="float">
            <text:p>8096</text:p>
          </table:table-cell>
          <table:table-cell table:formula="of:=[.B436]-[.B$2]" office:value-type="float" office:value="17.0688569545746" calcext:value-type="float">
            <text:p>17.0688569546</text:p>
          </table:table-cell>
          <table:table-cell table:formula="of:=[.C436]/([.D436]-[.D435])" office:value-type="float" office:value="2639288.44893518" calcext:value-type="float">
            <text:p>2639288.4489351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2770922.52756" calcext:value-type="float">
            <text:p>1442770922.52756</text:p>
          </table:table-cell>
          <table:table-cell office:value-type="float" office:value="8096" calcext:value-type="float">
            <text:p>8096</text:p>
          </table:table-cell>
          <table:table-cell table:formula="of:=[.B437]-[.B$2]" office:value-type="float" office:value="17.0719332695007" calcext:value-type="float">
            <text:p>17.0719332695</text:p>
          </table:table-cell>
          <table:table-cell table:formula="of:=[.C437]/([.D437]-[.D436])" office:value-type="float" office:value="2631720.15686274" calcext:value-type="float">
            <text:p>2631720.1568627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2770922.53064" calcext:value-type="float">
            <text:p>1442770922.53064</text:p>
          </table:table-cell>
          <table:table-cell office:value-type="float" office:value="8096" calcext:value-type="float">
            <text:p>8096</text:p>
          </table:table-cell>
          <table:table-cell table:formula="of:=[.B438]-[.B$2]" office:value-type="float" office:value="17.0750172138214" calcext:value-type="float">
            <text:p>17.0750172138</text:p>
          </table:table-cell>
          <table:table-cell table:formula="of:=[.C438]/([.D438]-[.D437])" office:value-type="float" office:value="2625209.52330885" calcext:value-type="float">
            <text:p>2625209.5233088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2770922.54669" calcext:value-type="float">
            <text:p>1442770922.54669</text:p>
          </table:table-cell>
          <table:table-cell office:value-type="float" office:value="8096" calcext:value-type="float">
            <text:p>8096</text:p>
          </table:table-cell>
          <table:table-cell table:formula="of:=[.B439]-[.B$2]" office:value-type="float" office:value="17.0910654067993" calcext:value-type="float">
            <text:p>17.0910654068</text:p>
          </table:table-cell>
          <table:table-cell table:formula="of:=[.C439]/([.D439]-[.D438])" office:value-type="float" office:value="504480.473978993" calcext:value-type="float">
            <text:p>504480.47397899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2770922.55486" calcext:value-type="float">
            <text:p>1442770922.55486</text:p>
          </table:table-cell>
          <table:table-cell office:value-type="float" office:value="8096" calcext:value-type="float">
            <text:p>8096</text:p>
          </table:table-cell>
          <table:table-cell table:formula="of:=[.B440]-[.B$2]" office:value-type="float" office:value="17.0992319583893" calcext:value-type="float">
            <text:p>17.0992319584</text:p>
          </table:table-cell>
          <table:table-cell table:formula="of:=[.C440]/([.D440]-[.D439])" office:value-type="float" office:value="991360.908066447" calcext:value-type="float">
            <text:p>991360.90806644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2770922.55794" calcext:value-type="float">
            <text:p>1442770922.55794</text:p>
          </table:table-cell>
          <table:table-cell office:value-type="float" office:value="8096" calcext:value-type="float">
            <text:p>8096</text:p>
          </table:table-cell>
          <table:table-cell table:formula="of:=[.B441]-[.B$2]" office:value-type="float" office:value="17.1023197174072" calcext:value-type="float">
            <text:p>17.1023197174</text:p>
          </table:table-cell>
          <table:table-cell table:formula="of:=[.C441]/([.D441]-[.D440])" office:value-type="float" office:value="2621966.27163926" calcext:value-type="float">
            <text:p>2621966.2716392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2770922.57188" calcext:value-type="float">
            <text:p>1442770922.57188</text:p>
          </table:table-cell>
          <table:table-cell office:value-type="float" office:value="8096" calcext:value-type="float">
            <text:p>8096</text:p>
          </table:table-cell>
          <table:table-cell table:formula="of:=[.B442]-[.B$2]" office:value-type="float" office:value="17.1162543296814" calcext:value-type="float">
            <text:p>17.1162543297</text:p>
          </table:table-cell>
          <table:table-cell table:formula="of:=[.C442]/([.D442]-[.D441])" office:value-type="float" office:value="580999.301645964" calcext:value-type="float">
            <text:p>580999.30164596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2770922.58021" calcext:value-type="float">
            <text:p>1442770922.58021</text:p>
          </table:table-cell>
          <table:table-cell office:value-type="float" office:value="8096" calcext:value-type="float">
            <text:p>8096</text:p>
          </table:table-cell>
          <table:table-cell table:formula="of:=[.B443]-[.B$2]" office:value-type="float" office:value="17.1245863437653" calcext:value-type="float">
            <text:p>17.1245863438</text:p>
          </table:table-cell>
          <table:table-cell table:formula="of:=[.C443]/([.D443]-[.D442])" office:value-type="float" office:value="971673.825621656" calcext:value-type="float">
            <text:p>971673.82562165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2770922.5833" calcext:value-type="float">
            <text:p>1442770922.5833</text:p>
          </table:table-cell>
          <table:table-cell office:value-type="float" office:value="8096" calcext:value-type="float">
            <text:p>8096</text:p>
          </table:table-cell>
          <table:table-cell table:formula="of:=[.B444]-[.B$2]" office:value-type="float" office:value="17.1276741027832" calcext:value-type="float">
            <text:p>17.1276741028</text:p>
          </table:table-cell>
          <table:table-cell table:formula="of:=[.C444]/([.D444]-[.D443])" office:value-type="float" office:value="2621966.27163926" calcext:value-type="float">
            <text:p>2621966.2716392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2770922.60555" calcext:value-type="float">
            <text:p>1442770922.60555</text:p>
          </table:table-cell>
          <table:table-cell office:value-type="float" office:value="8096" calcext:value-type="float">
            <text:p>8096</text:p>
          </table:table-cell>
          <table:table-cell table:formula="of:=[.B445]-[.B$2]" office:value-type="float" office:value="17.1499304771423" calcext:value-type="float">
            <text:p>17.1499304771</text:p>
          </table:table-cell>
          <table:table-cell table:formula="of:=[.C445]/([.D445]-[.D444])" office:value-type="float" office:value="363760.955372255" calcext:value-type="float">
            <text:p>363760.95537225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2770922.61394" calcext:value-type="float">
            <text:p>1442770922.61394</text:p>
          </table:table-cell>
          <table:table-cell office:value-type="float" office:value="8096" calcext:value-type="float">
            <text:p>8096</text:p>
          </table:table-cell>
          <table:table-cell table:formula="of:=[.B446]-[.B$2]" office:value-type="float" office:value="17.1583154201508" calcext:value-type="float">
            <text:p>17.1583154202</text:p>
          </table:table-cell>
          <table:table-cell table:formula="of:=[.C446]/([.D446]-[.D445])" office:value-type="float" office:value="965540.253746197" calcext:value-type="float">
            <text:p>965540.25374619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2770922.63061" calcext:value-type="float">
            <text:p>1442770922.63061</text:p>
          </table:table-cell>
          <table:table-cell office:value-type="float" office:value="8096" calcext:value-type="float">
            <text:p>8096</text:p>
          </table:table-cell>
          <table:table-cell table:formula="of:=[.B447]-[.B$2]" office:value-type="float" office:value="17.1749827861786" calcext:value-type="float">
            <text:p>17.1749827862</text:p>
          </table:table-cell>
          <table:table-cell table:formula="of:=[.C447]/([.D447]-[.D446])" office:value-type="float" office:value="485739.6175545" calcext:value-type="float">
            <text:p>485739.617554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2770922.63369" calcext:value-type="float">
            <text:p>1442770922.63369</text:p>
          </table:table-cell>
          <table:table-cell office:value-type="float" office:value="8096" calcext:value-type="float">
            <text:p>8096</text:p>
          </table:table-cell>
          <table:table-cell table:formula="of:=[.B448]-[.B$2]" office:value-type="float" office:value="17.1780698299408" calcext:value-type="float">
            <text:p>17.1780698299</text:p>
          </table:table-cell>
          <table:table-cell table:formula="of:=[.C448]/([.D448]-[.D447])" office:value-type="float" office:value="2622573.77077541" calcext:value-type="float">
            <text:p>2622573.7707754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2770922.6391" calcext:value-type="float">
            <text:p>1442770922.6391</text:p>
          </table:table-cell>
          <table:table-cell office:value-type="float" office:value="8096" calcext:value-type="float">
            <text:p>8096</text:p>
          </table:table-cell>
          <table:table-cell table:formula="of:=[.B449]-[.B$2]" office:value-type="float" office:value="17.1834709644318" calcext:value-type="float">
            <text:p>17.1834709644</text:p>
          </table:table-cell>
          <table:table-cell table:formula="of:=[.C449]/([.D449]-[.D448])" office:value-type="float" office:value="1498944.34466319" calcext:value-type="float">
            <text:p>1498944.3446631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2770922.65601" calcext:value-type="float">
            <text:p>1442770922.65601</text:p>
          </table:table-cell>
          <table:table-cell office:value-type="float" office:value="8096" calcext:value-type="float">
            <text:p>8096</text:p>
          </table:table-cell>
          <table:table-cell table:formula="of:=[.B450]-[.B$2]" office:value-type="float" office:value="17.2003908157349" calcext:value-type="float">
            <text:p>17.2003908157</text:p>
          </table:table-cell>
          <table:table-cell table:formula="of:=[.C450]/([.D450]-[.D449])" office:value-type="float" office:value="478491.202728029" calcext:value-type="float">
            <text:p>478491.20272802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2770922.6591" calcext:value-type="float">
            <text:p>1442770922.6591</text:p>
          </table:table-cell>
          <table:table-cell office:value-type="float" office:value="8096" calcext:value-type="float">
            <text:p>8096</text:p>
          </table:table-cell>
          <table:table-cell table:formula="of:=[.B451]-[.B$2]" office:value-type="float" office:value="17.2034795284271" calcext:value-type="float">
            <text:p>17.2034795284</text:p>
          </table:table-cell>
          <table:table-cell table:formula="of:=[.C451]/([.D451]-[.D450])" office:value-type="float" office:value="2621156.71045928" calcext:value-type="float">
            <text:p>2621156.7104592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2770922.66446" calcext:value-type="float">
            <text:p>1442770922.66446</text:p>
          </table:table-cell>
          <table:table-cell office:value-type="float" office:value="8096" calcext:value-type="float">
            <text:p>8096</text:p>
          </table:table-cell>
          <table:table-cell table:formula="of:=[.B452]-[.B$2]" office:value-type="float" office:value="17.2088360786438" calcext:value-type="float">
            <text:p>17.2088360786</text:p>
          </table:table-cell>
          <table:table-cell table:formula="of:=[.C452]/([.D452]-[.D451])" office:value-type="float" office:value="1511420.53607513" calcext:value-type="float">
            <text:p>1511420.5360751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2770922.67287" calcext:value-type="float">
            <text:p>1442770922.67287</text:p>
          </table:table-cell>
          <table:table-cell office:value-type="float" office:value="8096" calcext:value-type="float">
            <text:p>8096</text:p>
          </table:table-cell>
          <table:table-cell table:formula="of:=[.B453]-[.B$2]" office:value-type="float" office:value="17.217248916626" calcext:value-type="float">
            <text:p>17.2172489166</text:p>
          </table:table-cell>
          <table:table-cell table:formula="of:=[.C453]/([.D453]-[.D452])" office:value-type="float" office:value="962338.751459502" calcext:value-type="float">
            <text:p>962338.75145950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2770922.67596" calcext:value-type="float">
            <text:p>1442770922.67596</text:p>
          </table:table-cell>
          <table:table-cell office:value-type="float" office:value="8096" calcext:value-type="float">
            <text:p>8096</text:p>
          </table:table-cell>
          <table:table-cell table:formula="of:=[.B454]-[.B$2]" office:value-type="float" office:value="17.2203381061554" calcext:value-type="float">
            <text:p>17.2203381062</text:p>
          </table:table-cell>
          <table:table-cell table:formula="of:=[.C454]/([.D454]-[.D453])" office:value-type="float" office:value="2620752.11731111" calcext:value-type="float">
            <text:p>2620752.1173111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2770922.68947" calcext:value-type="float">
            <text:p>1442770922.68947</text:p>
          </table:table-cell>
          <table:table-cell office:value-type="float" office:value="8096" calcext:value-type="float">
            <text:p>8096</text:p>
          </table:table-cell>
          <table:table-cell table:formula="of:=[.B455]-[.B$2]" office:value-type="float" office:value="17.2338426113129" calcext:value-type="float">
            <text:p>17.2338426113</text:p>
          </table:table-cell>
          <table:table-cell table:formula="of:=[.C455]/([.D455]-[.D454])" office:value-type="float" office:value="599503.640125702" calcext:value-type="float">
            <text:p>599503.64012570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2770922.69806" calcext:value-type="float">
            <text:p>1442770922.69806</text:p>
          </table:table-cell>
          <table:table-cell office:value-type="float" office:value="8096" calcext:value-type="float">
            <text:p>8096</text:p>
          </table:table-cell>
          <table:table-cell table:formula="of:=[.B456]-[.B$2]" office:value-type="float" office:value="17.2424356937408" calcext:value-type="float">
            <text:p>17.2424356937</text:p>
          </table:table-cell>
          <table:table-cell table:formula="of:=[.C456]/([.D456]-[.D455])" office:value-type="float" office:value="942153.187503468" calcext:value-type="float">
            <text:p>942153.18750346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2770922.7149" calcext:value-type="float">
            <text:p>1442770922.7149</text:p>
          </table:table-cell>
          <table:table-cell office:value-type="float" office:value="8096" calcext:value-type="float">
            <text:p>8096</text:p>
          </table:table-cell>
          <table:table-cell table:formula="of:=[.B457]-[.B$2]" office:value-type="float" office:value="17.2592778205872" calcext:value-type="float">
            <text:p>17.2592778206</text:p>
          </table:table-cell>
          <table:table-cell table:formula="of:=[.C457]/([.D457]-[.D456])" office:value-type="float" office:value="480699.383983805" calcext:value-type="float">
            <text:p>480699.38398380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2770922.71799" calcext:value-type="float">
            <text:p>1442770922.71799</text:p>
          </table:table-cell>
          <table:table-cell office:value-type="float" office:value="8096" calcext:value-type="float">
            <text:p>8096</text:p>
          </table:table-cell>
          <table:table-cell table:formula="of:=[.B458]-[.B$2]" office:value-type="float" office:value="17.2623631954193" calcext:value-type="float">
            <text:p>17.2623631954</text:p>
          </table:table-cell>
          <table:table-cell table:formula="of:=[.C458]/([.D458]-[.D457])" office:value-type="float" office:value="2623992.36411406" calcext:value-type="float">
            <text:p>2623992.3641140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2770922.72216" calcext:value-type="float">
            <text:p>1442770922.72216</text:p>
          </table:table-cell>
          <table:table-cell office:value-type="float" office:value="8096" calcext:value-type="float">
            <text:p>8096</text:p>
          </table:table-cell>
          <table:table-cell table:formula="of:=[.B459]-[.B$2]" office:value-type="float" office:value="17.2665395736694" calcext:value-type="float">
            <text:p>17.2665395737</text:p>
          </table:table-cell>
          <table:table-cell table:formula="of:=[.C459]/([.D459]-[.D458])" office:value-type="float" office:value="1938521.73226009" calcext:value-type="float">
            <text:p>1938521.7322600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2770922.74029" calcext:value-type="float">
            <text:p>1442770922.74029</text:p>
          </table:table-cell>
          <table:table-cell office:value-type="float" office:value="8096" calcext:value-type="float">
            <text:p>8096</text:p>
          </table:table-cell>
          <table:table-cell table:formula="of:=[.B460]-[.B$2]" office:value-type="float" office:value="17.2846684455872" calcext:value-type="float">
            <text:p>17.2846684456</text:p>
          </table:table-cell>
          <table:table-cell table:formula="of:=[.C460]/([.D460]-[.D459])" office:value-type="float" office:value="446580.462189958" calcext:value-type="float">
            <text:p>446580.46218995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2770922.7434" calcext:value-type="float">
            <text:p>1442770922.7434</text:p>
          </table:table-cell>
          <table:table-cell office:value-type="float" office:value="8096" calcext:value-type="float">
            <text:p>8096</text:p>
          </table:table-cell>
          <table:table-cell table:formula="of:=[.B461]-[.B$2]" office:value-type="float" office:value="17.287780046463" calcext:value-type="float">
            <text:p>17.2877800465</text:p>
          </table:table-cell>
          <table:table-cell table:formula="of:=[.C461]/([.D461]-[.D460])" office:value-type="float" office:value="2601876.1155467" calcext:value-type="float">
            <text:p>2601876.115546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2770922.75729" calcext:value-type="float">
            <text:p>1442770922.75729</text:p>
          </table:table-cell>
          <table:table-cell office:value-type="float" office:value="8096" calcext:value-type="float">
            <text:p>8096</text:p>
          </table:table-cell>
          <table:table-cell table:formula="of:=[.B462]-[.B$2]" office:value-type="float" office:value="17.3016695976257" calcext:value-type="float">
            <text:p>17.3016695976</text:p>
          </table:table-cell>
          <table:table-cell table:formula="of:=[.C462]/([.D462]-[.D461])" office:value-type="float" office:value="582884.205915169" calcext:value-type="float">
            <text:p>582884.20591516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2770922.76038" calcext:value-type="float">
            <text:p>1442770922.76038</text:p>
          </table:table-cell>
          <table:table-cell office:value-type="float" office:value="8096" calcext:value-type="float">
            <text:p>8096</text:p>
          </table:table-cell>
          <table:table-cell table:formula="of:=[.B463]-[.B$2]" office:value-type="float" office:value="17.3047585487366" calcext:value-type="float">
            <text:p>17.3047585487</text:p>
          </table:table-cell>
          <table:table-cell table:formula="of:=[.C463]/([.D463]-[.D462])" office:value-type="float" office:value="2620954.39827107" calcext:value-type="float">
            <text:p>2620954.3982710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2770922.78298" calcext:value-type="float">
            <text:p>1442770922.78298</text:p>
          </table:table-cell>
          <table:table-cell office:value-type="float" office:value="8096" calcext:value-type="float">
            <text:p>8096</text:p>
          </table:table-cell>
          <table:table-cell table:formula="of:=[.B464]-[.B$2]" office:value-type="float" office:value="17.3273594379425" calcext:value-type="float">
            <text:p>17.3273594379</text:p>
          </table:table-cell>
          <table:table-cell table:formula="of:=[.C464]/([.D464]-[.D463])" office:value-type="float" office:value="358215.994345693" calcext:value-type="float">
            <text:p>358215.99434569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2770922.78607" calcext:value-type="float">
            <text:p>1442770922.78607</text:p>
          </table:table-cell>
          <table:table-cell office:value-type="float" office:value="8096" calcext:value-type="float">
            <text:p>8096</text:p>
          </table:table-cell>
          <table:table-cell table:formula="of:=[.B465]-[.B$2]" office:value-type="float" office:value="17.330447435379" calcext:value-type="float">
            <text:p>17.3304474354</text:p>
          </table:table-cell>
          <table:table-cell table:formula="of:=[.C465]/([.D465]-[.D464])" office:value-type="float" office:value="2621763.83446572" calcext:value-type="float">
            <text:p>2621763.8344657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2770922.78914" calcext:value-type="float">
            <text:p>1442770922.78914</text:p>
          </table:table-cell>
          <table:table-cell office:value-type="float" office:value="8096" calcext:value-type="float">
            <text:p>8096</text:p>
          </table:table-cell>
          <table:table-cell table:formula="of:=[.B466]-[.B$2]" office:value-type="float" office:value="17.333518743515" calcext:value-type="float">
            <text:p>17.3335187435</text:p>
          </table:table-cell>
          <table:table-cell table:formula="of:=[.C466]/([.D466]-[.D465])" office:value-type="float" office:value="2636010.33876727" calcext:value-type="float">
            <text:p>2636010.3387672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2770922.79964" calcext:value-type="float">
            <text:p>1442770922.79964</text:p>
          </table:table-cell>
          <table:table-cell office:value-type="float" office:value="8096" calcext:value-type="float">
            <text:p>8096</text:p>
          </table:table-cell>
          <table:table-cell table:formula="of:=[.B467]-[.B$2]" office:value-type="float" office:value="17.3440127372742" calcext:value-type="float">
            <text:p>17.3440127373</text:p>
          </table:table-cell>
          <table:table-cell table:formula="of:=[.C467]/([.D467]-[.D466])" office:value-type="float" office:value="771488.928410769" calcext:value-type="float">
            <text:p>771488.92841076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2770922.81619" calcext:value-type="float">
            <text:p>1442770922.81619</text:p>
          </table:table-cell>
          <table:table-cell office:value-type="float" office:value="8096" calcext:value-type="float">
            <text:p>8096</text:p>
          </table:table-cell>
          <table:table-cell table:formula="of:=[.B468]-[.B$2]" office:value-type="float" office:value="17.3605694770813" calcext:value-type="float">
            <text:p>17.3605694771</text:p>
          </table:table-cell>
          <table:table-cell table:formula="of:=[.C468]/([.D468]-[.D467])" office:value-type="float" office:value="488985.156154599" calcext:value-type="float">
            <text:p>488985.15615459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2770922.81928" calcext:value-type="float">
            <text:p>1442770922.81928</text:p>
          </table:table-cell>
          <table:table-cell office:value-type="float" office:value="8096" calcext:value-type="float">
            <text:p>8096</text:p>
          </table:table-cell>
          <table:table-cell table:formula="of:=[.B469]-[.B$2]" office:value-type="float" office:value="17.3636572360992" calcext:value-type="float">
            <text:p>17.3636572361</text:p>
          </table:table-cell>
          <table:table-cell table:formula="of:=[.C469]/([.D469]-[.D468])" office:value-type="float" office:value="2621966.27163926" calcext:value-type="float">
            <text:p>2621966.2716392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2770922.82457" calcext:value-type="float">
            <text:p>1442770922.82457</text:p>
          </table:table-cell>
          <table:table-cell office:value-type="float" office:value="8096" calcext:value-type="float">
            <text:p>8096</text:p>
          </table:table-cell>
          <table:table-cell table:formula="of:=[.B470]-[.B$2]" office:value-type="float" office:value="17.3689479827881" calcext:value-type="float">
            <text:p>17.3689479828</text:p>
          </table:table-cell>
          <table:table-cell table:formula="of:=[.C470]/([.D470]-[.D469])" office:value-type="float" office:value="1530218.79068091" calcext:value-type="float">
            <text:p>1530218.7906809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2770922.84122" calcext:value-type="float">
            <text:p>1442770922.84122</text:p>
          </table:table-cell>
          <table:table-cell office:value-type="float" office:value="8096" calcext:value-type="float">
            <text:p>8096</text:p>
          </table:table-cell>
          <table:table-cell table:formula="of:=[.B471]-[.B$2]" office:value-type="float" office:value="17.385591506958" calcext:value-type="float">
            <text:p>17.385591507</text:p>
          </table:table-cell>
          <table:table-cell table:formula="of:=[.C471]/([.D471]-[.D470])" office:value-type="float" office:value="486435.439834976" calcext:value-type="float">
            <text:p>486435.43983497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2770922.84969" calcext:value-type="float">
            <text:p>1442770922.84969</text:p>
          </table:table-cell>
          <table:table-cell office:value-type="float" office:value="8096" calcext:value-type="float">
            <text:p>8096</text:p>
          </table:table-cell>
          <table:table-cell table:formula="of:=[.B472]-[.B$2]" office:value-type="float" office:value="17.3940622806549" calcext:value-type="float">
            <text:p>17.3940622807</text:p>
          </table:table-cell>
          <table:table-cell table:formula="of:=[.C472]/([.D472]-[.D471])" office:value-type="float" office:value="955756.851698613" calcext:value-type="float">
            <text:p>955756.85169861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2770922.85275" calcext:value-type="float">
            <text:p>1442770922.85275</text:p>
          </table:table-cell>
          <table:table-cell office:value-type="float" office:value="8096" calcext:value-type="float">
            <text:p>8096</text:p>
          </table:table-cell>
          <table:table-cell table:formula="of:=[.B473]-[.B$2]" office:value-type="float" office:value="17.3971242904663" calcext:value-type="float">
            <text:p>17.3971242905</text:p>
          </table:table-cell>
          <table:table-cell table:formula="of:=[.C473]/([.D473]-[.D472])" office:value-type="float" office:value="2644015.04196839" calcext:value-type="float">
            <text:p>2644015.0419683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2770922.86619" calcext:value-type="float">
            <text:p>1442770922.86619</text:p>
          </table:table-cell>
          <table:table-cell office:value-type="float" office:value="8096" calcext:value-type="float">
            <text:p>8096</text:p>
          </table:table-cell>
          <table:table-cell table:formula="of:=[.B474]-[.B$2]" office:value-type="float" office:value="17.4105651378632" calcext:value-type="float">
            <text:p>17.4105651379</text:p>
          </table:table-cell>
          <table:table-cell table:formula="of:=[.C474]/([.D474]-[.D473])" office:value-type="float" office:value="602342.974439024" calcext:value-type="float">
            <text:p>602342.97443902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2770922.87476" calcext:value-type="float">
            <text:p>1442770922.87476</text:p>
          </table:table-cell>
          <table:table-cell office:value-type="float" office:value="8096" calcext:value-type="float">
            <text:p>8096</text:p>
          </table:table-cell>
          <table:table-cell table:formula="of:=[.B475]-[.B$2]" office:value-type="float" office:value="17.4191355705261" calcext:value-type="float">
            <text:p>17.4191355705</text:p>
          </table:table-cell>
          <table:table-cell table:formula="of:=[.C475]/([.D475]-[.D474])" office:value-type="float" office:value="944643.090772526" calcext:value-type="float">
            <text:p>944643.09077252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2770922.87788" calcext:value-type="float">
            <text:p>1442770922.87788</text:p>
          </table:table-cell>
          <table:table-cell office:value-type="float" office:value="8096" calcext:value-type="float">
            <text:p>8096</text:p>
          </table:table-cell>
          <table:table-cell table:formula="of:=[.B476]-[.B$2]" office:value-type="float" office:value="17.4222519397736" calcext:value-type="float">
            <text:p>17.4222519398</text:p>
          </table:table-cell>
          <table:table-cell table:formula="of:=[.C476]/([.D476]-[.D475])" office:value-type="float" office:value="2597894.97238161" calcext:value-type="float">
            <text:p>2597894.9723816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2770922.90029" calcext:value-type="float">
            <text:p>1442770922.90029</text:p>
          </table:table-cell>
          <table:table-cell office:value-type="float" office:value="8096" calcext:value-type="float">
            <text:p>8096</text:p>
          </table:table-cell>
          <table:table-cell table:formula="of:=[.B477]-[.B$2]" office:value-type="float" office:value="17.4446616172791" calcext:value-type="float">
            <text:p>17.4446616173</text:p>
          </table:table-cell>
          <table:table-cell table:formula="of:=[.C477]/([.D477]-[.D476])" office:value-type="float" office:value="361272.490334387" calcext:value-type="float">
            <text:p>361272.49033438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2770922.9034" calcext:value-type="float">
            <text:p>1442770922.9034</text:p>
          </table:table-cell>
          <table:table-cell office:value-type="float" office:value="8096" calcext:value-type="float">
            <text:p>8096</text:p>
          </table:table-cell>
          <table:table-cell table:formula="of:=[.B478]-[.B$2]" office:value-type="float" office:value="17.447776556015" calcext:value-type="float">
            <text:p>17.447776556</text:p>
          </table:table-cell>
          <table:table-cell table:formula="of:=[.C478]/([.D478]-[.D477])" office:value-type="float" office:value="2599088.03551473" calcext:value-type="float">
            <text:p>2599088.0355147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2770922.90649" calcext:value-type="float">
            <text:p>1442770922.90649</text:p>
          </table:table-cell>
          <table:table-cell office:value-type="float" office:value="8096" calcext:value-type="float">
            <text:p>8096</text:p>
          </table:table-cell>
          <table:table-cell table:formula="of:=[.B479]-[.B$2]" office:value-type="float" office:value="17.4508640766144" calcext:value-type="float">
            <text:p>17.4508640766</text:p>
          </table:table-cell>
          <table:table-cell table:formula="of:=[.C479]/([.D479]-[.D478])" office:value-type="float" office:value="2622168.74007722" calcext:value-type="float">
            <text:p>2622168.7400772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2770922.92567" calcext:value-type="float">
            <text:p>1442770922.92567</text:p>
          </table:table-cell>
          <table:table-cell office:value-type="float" office:value="8096" calcext:value-type="float">
            <text:p>8096</text:p>
          </table:table-cell>
          <table:table-cell table:formula="of:=[.B480]-[.B$2]" office:value-type="float" office:value="17.470050573349" calcext:value-type="float">
            <text:p>17.4700505733</text:p>
          </table:table-cell>
          <table:table-cell table:formula="of:=[.C480]/([.D480]-[.D479])" office:value-type="float" office:value="421963.431468549" calcext:value-type="float">
            <text:p>421963.43146854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2770922.92875" calcext:value-type="float">
            <text:p>1442770922.92875</text:p>
          </table:table-cell>
          <table:table-cell office:value-type="float" office:value="8096" calcext:value-type="float">
            <text:p>8096</text:p>
          </table:table-cell>
          <table:table-cell table:formula="of:=[.B481]-[.B$2]" office:value-type="float" office:value="17.4731256961823" calcext:value-type="float">
            <text:p>17.4731256962</text:p>
          </table:table-cell>
          <table:table-cell table:formula="of:=[.C481]/([.D481]-[.D480])" office:value-type="float" office:value="2632740.36160645" calcext:value-type="float">
            <text:p>2632740.3616064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2770922.95108" calcext:value-type="float">
            <text:p>1442770922.95108</text:p>
          </table:table-cell>
          <table:table-cell office:value-type="float" office:value="8096" calcext:value-type="float">
            <text:p>8096</text:p>
          </table:table-cell>
          <table:table-cell table:formula="of:=[.B482]-[.B$2]" office:value-type="float" office:value="17.4954516887665" calcext:value-type="float">
            <text:p>17.4954516888</text:p>
          </table:table-cell>
          <table:table-cell table:formula="of:=[.C482]/([.D482]-[.D481])" office:value-type="float" office:value="362626.654535358" calcext:value-type="float">
            <text:p>362626.65453535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2770922.95416" calcext:value-type="float">
            <text:p>1442770922.95416</text:p>
          </table:table-cell>
          <table:table-cell office:value-type="float" office:value="8096" calcext:value-type="float">
            <text:p>8096</text:p>
          </table:table-cell>
          <table:table-cell table:formula="of:=[.B483]-[.B$2]" office:value-type="float" office:value="17.4985394477844" calcext:value-type="float">
            <text:p>17.4985394478</text:p>
          </table:table-cell>
          <table:table-cell table:formula="of:=[.C483]/([.D483]-[.D482])" office:value-type="float" office:value="2621966.27163926" calcext:value-type="float">
            <text:p>2621966.2716392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2770922.95724" calcext:value-type="float">
            <text:p>1442770922.95724</text:p>
          </table:table-cell>
          <table:table-cell office:value-type="float" office:value="8096" calcext:value-type="float">
            <text:p>8096</text:p>
          </table:table-cell>
          <table:table-cell table:formula="of:=[.B484]-[.B$2]" office:value-type="float" office:value="17.501612663269" calcext:value-type="float">
            <text:p>17.5016126633</text:p>
          </table:table-cell>
          <table:table-cell table:formula="of:=[.C484]/([.D484]-[.D483])" office:value-type="float" office:value="2634374.33545384" calcext:value-type="float">
            <text:p>2634374.3354538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2770922.96792" calcext:value-type="float">
            <text:p>1442770922.96792</text:p>
          </table:table-cell>
          <table:table-cell office:value-type="float" office:value="8096" calcext:value-type="float">
            <text:p>8096</text:p>
          </table:table-cell>
          <table:table-cell table:formula="of:=[.B485]-[.B$2]" office:value-type="float" office:value="17.5122909545898" calcext:value-type="float">
            <text:p>17.5122909546</text:p>
          </table:table-cell>
          <table:table-cell table:formula="of:=[.C485]/([.D485]-[.D484])" office:value-type="float" office:value="758173.733678664" calcext:value-type="float">
            <text:p>758173.73367866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2770922.971" calcext:value-type="float">
            <text:p>1442770922.971</text:p>
          </table:table-cell>
          <table:table-cell office:value-type="float" office:value="8096" calcext:value-type="float">
            <text:p>8096</text:p>
          </table:table-cell>
          <table:table-cell table:formula="of:=[.B486]-[.B$2]" office:value-type="float" office:value="17.5153779983521" calcext:value-type="float">
            <text:p>17.5153779984</text:p>
          </table:table-cell>
          <table:table-cell table:formula="of:=[.C486]/([.D486]-[.D485])" office:value-type="float" office:value="2622573.77077541" calcext:value-type="float">
            <text:p>2622573.7707754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2770922.97652" calcext:value-type="float">
            <text:p>1442770922.97652</text:p>
          </table:table-cell>
          <table:table-cell office:value-type="float" office:value="8096" calcext:value-type="float">
            <text:p>8096</text:p>
          </table:table-cell>
          <table:table-cell table:formula="of:=[.B487]-[.B$2]" office:value-type="float" office:value="17.5208942890167" calcext:value-type="float">
            <text:p>17.520894289</text:p>
          </table:table-cell>
          <table:table-cell table:formula="of:=[.C487]/([.D487]-[.D486])" office:value-type="float" office:value="1467652.9015862" calcext:value-type="float">
            <text:p>1467652.901586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2770922.99338" calcext:value-type="float">
            <text:p>1442770922.99338</text:p>
          </table:table-cell>
          <table:table-cell office:value-type="float" office:value="8096" calcext:value-type="float">
            <text:p>8096</text:p>
          </table:table-cell>
          <table:table-cell table:formula="of:=[.B488]-[.B$2]" office:value-type="float" office:value="17.5377600193024" calcext:value-type="float">
            <text:p>17.5377600193</text:p>
          </table:table-cell>
          <table:table-cell table:formula="of:=[.C488]/([.D488]-[.D487])" office:value-type="float" office:value="480026.649476958" calcext:value-type="float">
            <text:p>480026.64947695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2770922.99646" calcext:value-type="float">
            <text:p>1442770922.99646</text:p>
          </table:table-cell>
          <table:table-cell office:value-type="float" office:value="8096" calcext:value-type="float">
            <text:p>8096</text:p>
          </table:table-cell>
          <table:table-cell table:formula="of:=[.B489]-[.B$2]" office:value-type="float" office:value="17.5408389568329" calcext:value-type="float">
            <text:p>17.5408389568</text:p>
          </table:table-cell>
          <table:table-cell table:formula="of:=[.C489]/([.D489]-[.D488])" office:value-type="float" office:value="2629478.48722317" calcext:value-type="float">
            <text:p>2629478.4872231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2770923.00183" calcext:value-type="float">
            <text:p>1442770923.00183</text:p>
          </table:table-cell>
          <table:table-cell office:value-type="float" office:value="8096" calcext:value-type="float">
            <text:p>8096</text:p>
          </table:table-cell>
          <table:table-cell table:formula="of:=[.B490]-[.B$2]" office:value-type="float" office:value="17.5462055206299" calcext:value-type="float">
            <text:p>17.5462055206</text:p>
          </table:table-cell>
          <table:table-cell table:formula="of:=[.C490]/([.D490]-[.D489])" office:value-type="float" office:value="1508600.34581723" calcext:value-type="float">
            <text:p>1508600.3458172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2770923.01887" calcext:value-type="float">
            <text:p>1442770923.01887</text:p>
          </table:table-cell>
          <table:table-cell office:value-type="float" office:value="8096" calcext:value-type="float">
            <text:p>8096</text:p>
          </table:table-cell>
          <table:table-cell table:formula="of:=[.B491]-[.B$2]" office:value-type="float" office:value="17.5632472038269" calcext:value-type="float">
            <text:p>17.5632472038</text:p>
          </table:table-cell>
          <table:table-cell table:formula="of:=[.C491]/([.D491]-[.D490])" office:value-type="float" office:value="475070.443828871" calcext:value-type="float">
            <text:p>475070.44382887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2770923.02743" calcext:value-type="float">
            <text:p>1442770923.02743</text:p>
          </table:table-cell>
          <table:table-cell office:value-type="float" office:value="8096" calcext:value-type="float">
            <text:p>8096</text:p>
          </table:table-cell>
          <table:table-cell table:formula="of:=[.B492]-[.B$2]" office:value-type="float" office:value="17.5718035697937" calcext:value-type="float">
            <text:p>17.5718035698</text:p>
          </table:table-cell>
          <table:table-cell table:formula="of:=[.C492]/([.D492]-[.D491])" office:value-type="float" office:value="946196.087382969" calcext:value-type="float">
            <text:p>946196.08738296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2770923.03588" calcext:value-type="float">
            <text:p>1442770923.03588</text:p>
          </table:table-cell>
          <table:table-cell office:value-type="float" office:value="8096" calcext:value-type="float">
            <text:p>8096</text:p>
          </table:table-cell>
          <table:table-cell table:formula="of:=[.B493]-[.B$2]" office:value-type="float" office:value="17.5802521705627" calcext:value-type="float">
            <text:p>17.5802521706</text:p>
          </table:table-cell>
          <table:table-cell table:formula="of:=[.C493]/([.D493]-[.D492])" office:value-type="float" office:value="958265.187492945" calcext:value-type="float">
            <text:p>958265.18749294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2770923.03874" calcext:value-type="float">
            <text:p>1442770923.03874</text:p>
          </table:table-cell>
          <table:table-cell office:value-type="float" office:value="8096" calcext:value-type="float">
            <text:p>8096</text:p>
          </table:table-cell>
          <table:table-cell table:formula="of:=[.B494]-[.B$2]" office:value-type="float" office:value="17.583114862442" calcext:value-type="float">
            <text:p>17.5831148624</text:p>
          </table:table-cell>
          <table:table-cell table:formula="of:=[.C494]/([.D494]-[.D493])" office:value-type="float" office:value="2828107.36936787" calcext:value-type="float">
            <text:p>2828107.3693678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2770923.05284" calcext:value-type="float">
            <text:p>1442770923.05284</text:p>
          </table:table-cell>
          <table:table-cell office:value-type="float" office:value="8096" calcext:value-type="float">
            <text:p>8096</text:p>
          </table:table-cell>
          <table:table-cell table:formula="of:=[.B495]-[.B$2]" office:value-type="float" office:value="17.5972192287445" calcext:value-type="float">
            <text:p>17.5972192287</text:p>
          </table:table-cell>
          <table:table-cell table:formula="of:=[.C495]/([.D495]-[.D494])" office:value-type="float" office:value="574006.646336928" calcext:value-type="float">
            <text:p>574006.64633692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2770923.06121" calcext:value-type="float">
            <text:p>1442770923.06121</text:p>
          </table:table-cell>
          <table:table-cell office:value-type="float" office:value="8096" calcext:value-type="float">
            <text:p>8096</text:p>
          </table:table-cell>
          <table:table-cell table:formula="of:=[.B496]-[.B$2]" office:value-type="float" office:value="17.6055898666382" calcext:value-type="float">
            <text:p>17.6055898666</text:p>
          </table:table-cell>
          <table:table-cell table:formula="of:=[.C496]/([.D496]-[.D495])" office:value-type="float" office:value="967190.326810789" calcext:value-type="float">
            <text:p>967190.32681078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2770923.0641" calcext:value-type="float">
            <text:p>1442770923.0641</text:p>
          </table:table-cell>
          <table:table-cell office:value-type="float" office:value="8096" calcext:value-type="float">
            <text:p>8096</text:p>
          </table:table-cell>
          <table:table-cell table:formula="of:=[.B497]-[.B$2]" office:value-type="float" office:value="17.608470916748" calcext:value-type="float">
            <text:p>17.6084709167</text:p>
          </table:table-cell>
          <table:table-cell table:formula="of:=[.C497]/([.D497]-[.D496])" office:value-type="float" office:value="2810086.49321417" calcext:value-type="float">
            <text:p>2810086.4932141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2770923.07793" calcext:value-type="float">
            <text:p>1442770923.07793</text:p>
          </table:table-cell>
          <table:table-cell office:value-type="float" office:value="8096" calcext:value-type="float">
            <text:p>8096</text:p>
          </table:table-cell>
          <table:table-cell table:formula="of:=[.B498]-[.B$2]" office:value-type="float" office:value="17.6223018169403" calcext:value-type="float">
            <text:p>17.6223018169</text:p>
          </table:table-cell>
          <table:table-cell table:formula="of:=[.C498]/([.D498]-[.D497])" office:value-type="float" office:value="585355.970143594" calcext:value-type="float">
            <text:p>585355.97014359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2770923.08636" calcext:value-type="float">
            <text:p>1442770923.08636</text:p>
          </table:table-cell>
          <table:table-cell office:value-type="float" office:value="8096" calcext:value-type="float">
            <text:p>8096</text:p>
          </table:table-cell>
          <table:table-cell table:formula="of:=[.B499]-[.B$2]" office:value-type="float" office:value="17.6307353973389" calcext:value-type="float">
            <text:p>17.6307353973</text:p>
          </table:table-cell>
          <table:table-cell table:formula="of:=[.C499]/([.D499]-[.D498])" office:value-type="float" office:value="959971.876402906" calcext:value-type="float">
            <text:p>959971.87640290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2770923.10342" calcext:value-type="float">
            <text:p>1442770923.10342</text:p>
          </table:table-cell>
          <table:table-cell office:value-type="float" office:value="8096" calcext:value-type="float">
            <text:p>8096</text:p>
          </table:table-cell>
          <table:table-cell table:formula="of:=[.B500]-[.B$2]" office:value-type="float" office:value="17.6477911472321" calcext:value-type="float">
            <text:p>17.6477911472</text:p>
          </table:table-cell>
          <table:table-cell table:formula="of:=[.C500]/([.D500]-[.D499])" office:value-type="float" office:value="474678.63041503" calcext:value-type="float">
            <text:p>474678.6304150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2770923.10625" calcext:value-type="float">
            <text:p>1442770923.10625</text:p>
          </table:table-cell>
          <table:table-cell office:value-type="float" office:value="8096" calcext:value-type="float">
            <text:p>8096</text:p>
          </table:table-cell>
          <table:table-cell table:formula="of:=[.B501]-[.B$2]" office:value-type="float" office:value="17.6506280899048" calcext:value-type="float">
            <text:p>17.6506280899</text:p>
          </table:table-cell>
          <table:table-cell table:formula="of:=[.C501]/([.D501]-[.D500])" office:value-type="float" office:value="2853776.38322548" calcext:value-type="float">
            <text:p>2853776.383225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2770923.11181" calcext:value-type="float">
            <text:p>1442770923.11181</text:p>
          </table:table-cell>
          <table:table-cell office:value-type="float" office:value="8096" calcext:value-type="float">
            <text:p>8096</text:p>
          </table:table-cell>
          <table:table-cell table:formula="of:=[.B502]-[.B$2]" office:value-type="float" office:value="17.6561839580536" calcext:value-type="float">
            <text:p>17.6561839581</text:p>
          </table:table-cell>
          <table:table-cell table:formula="of:=[.C502]/([.D502]-[.D501])" office:value-type="float" office:value="1457198.00815346" calcext:value-type="float">
            <text:p>1457198.0081534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2770923.13751" calcext:value-type="float">
            <text:p>1442770923.13751</text:p>
          </table:table-cell>
          <table:table-cell office:value-type="float" office:value="8096" calcext:value-type="float">
            <text:p>8096</text:p>
          </table:table-cell>
          <table:table-cell table:formula="of:=[.B503]-[.B$2]" office:value-type="float" office:value="17.6818904876709" calcext:value-type="float">
            <text:p>17.6818904877</text:p>
          </table:table-cell>
          <table:table-cell table:formula="of:=[.C503]/([.D503]-[.D502])" office:value-type="float" office:value="314939.438365439" calcext:value-type="float">
            <text:p>314939.43836543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2770923.14036" calcext:value-type="float">
            <text:p>1442770923.14036</text:p>
          </table:table-cell>
          <table:table-cell office:value-type="float" office:value="8096" calcext:value-type="float">
            <text:p>8096</text:p>
          </table:table-cell>
          <table:table-cell table:formula="of:=[.B504]-[.B$2]" office:value-type="float" office:value="17.6847314834595" calcext:value-type="float">
            <text:p>17.6847314835</text:p>
          </table:table-cell>
          <table:table-cell table:formula="of:=[.C504]/([.D504]-[.D503])" office:value-type="float" office:value="2849705.03390399" calcext:value-type="float">
            <text:p>2849705.0339039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2770923.14319" calcext:value-type="float">
            <text:p>1442770923.14319</text:p>
          </table:table-cell>
          <table:table-cell office:value-type="float" office:value="8096" calcext:value-type="float">
            <text:p>8096</text:p>
          </table:table-cell>
          <table:table-cell table:formula="of:=[.B505]-[.B$2]" office:value-type="float" office:value="17.6875641345978" calcext:value-type="float">
            <text:p>17.6875641346</text:p>
          </table:table-cell>
          <table:table-cell table:formula="of:=[.C505]/([.D505]-[.D504])" office:value-type="float" office:value="2858099.92290211" calcext:value-type="float">
            <text:p>2858099.9229021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2770923.16307" calcext:value-type="float">
            <text:p>1442770923.16307</text:p>
          </table:table-cell>
          <table:table-cell office:value-type="float" office:value="8096" calcext:value-type="float">
            <text:p>8096</text:p>
          </table:table-cell>
          <table:table-cell table:formula="of:=[.B506]-[.B$2]" office:value-type="float" office:value="17.7074465751648" calcext:value-type="float">
            <text:p>17.7074465752</text:p>
          </table:table-cell>
          <table:table-cell table:formula="of:=[.C506]/([.D506]-[.D505])" office:value-type="float" office:value="407193.471682275" calcext:value-type="float">
            <text:p>407193.47168227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2770923.16589" calcext:value-type="float">
            <text:p>1442770923.16589</text:p>
          </table:table-cell>
          <table:table-cell office:value-type="float" office:value="8096" calcext:value-type="float">
            <text:p>8096</text:p>
          </table:table-cell>
          <table:table-cell table:formula="of:=[.B507]-[.B$2]" office:value-type="float" office:value="17.7102692127228" calcext:value-type="float">
            <text:p>17.7102692127</text:p>
          </table:table-cell>
          <table:table-cell table:formula="of:=[.C507]/([.D507]-[.D506])" office:value-type="float" office:value="2868239.30940113" calcext:value-type="float">
            <text:p>2868239.3094011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2770923.16873" calcext:value-type="float">
            <text:p>1442770923.16873</text:p>
          </table:table-cell>
          <table:table-cell office:value-type="float" office:value="8096" calcext:value-type="float">
            <text:p>8096</text:p>
          </table:table-cell>
          <table:table-cell table:formula="of:=[.B508]-[.B$2]" office:value-type="float" office:value="17.7131021022797" calcext:value-type="float">
            <text:p>17.7131021023</text:p>
          </table:table-cell>
          <table:table-cell table:formula="of:=[.C508]/([.D508]-[.D507])" office:value-type="float" office:value="2857859.38259552" calcext:value-type="float">
            <text:p>2857859.3825955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2770923.1889" calcext:value-type="float">
            <text:p>1442770923.1889</text:p>
          </table:table-cell>
          <table:table-cell office:value-type="float" office:value="8096" calcext:value-type="float">
            <text:p>8096</text:p>
          </table:table-cell>
          <table:table-cell table:formula="of:=[.B509]-[.B$2]" office:value-type="float" office:value="17.7332782745361" calcext:value-type="float">
            <text:p>17.7332782745</text:p>
          </table:table-cell>
          <table:table-cell table:formula="of:=[.C509]/([.D509]-[.D508])" office:value-type="float" office:value="401265.408378139" calcext:value-type="float">
            <text:p>401265.40837813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2770923.19172" calcext:value-type="float">
            <text:p>1442770923.19172</text:p>
          </table:table-cell>
          <table:table-cell office:value-type="float" office:value="8096" calcext:value-type="float">
            <text:p>8096</text:p>
          </table:table-cell>
          <table:table-cell table:formula="of:=[.B510]-[.B$2]" office:value-type="float" office:value="17.7360992431641" calcext:value-type="float">
            <text:p>17.7360992432</text:p>
          </table:table-cell>
          <table:table-cell table:formula="of:=[.C510]/([.D510]-[.D509])" office:value-type="float" office:value="2869936.20554429" calcext:value-type="float">
            <text:p>2869936.2055442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2770923.19459" calcext:value-type="float">
            <text:p>1442770923.19459</text:p>
          </table:table-cell>
          <table:table-cell office:value-type="float" office:value="8096" calcext:value-type="float">
            <text:p>8096</text:p>
          </table:table-cell>
          <table:table-cell table:formula="of:=[.B511]-[.B$2]" office:value-type="float" office:value="17.7389674186707" calcext:value-type="float">
            <text:p>17.7389674187</text:p>
          </table:table-cell>
          <table:table-cell table:formula="of:=[.C511]/([.D511]-[.D510])" office:value-type="float" office:value="2822700.34779717" calcext:value-type="float">
            <text:p>2822700.3477971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2770923.19742" calcext:value-type="float">
            <text:p>1442770923.19742</text:p>
          </table:table-cell>
          <table:table-cell office:value-type="float" office:value="8096" calcext:value-type="float">
            <text:p>8096</text:p>
          </table:table-cell>
          <table:table-cell table:formula="of:=[.B512]-[.B$2]" office:value-type="float" office:value="17.7417974472046" calcext:value-type="float">
            <text:p>17.7417974472</text:p>
          </table:table-cell>
          <table:table-cell table:formula="of:=[.C512]/([.D512]-[.D511])" office:value-type="float" office:value="2860748.54119629" calcext:value-type="float">
            <text:p>2860748.5411962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2770923.20025" calcext:value-type="float">
            <text:p>1442770923.20025</text:p>
          </table:table-cell>
          <table:table-cell office:value-type="float" office:value="8096" calcext:value-type="float">
            <text:p>8096</text:p>
          </table:table-cell>
          <table:table-cell table:formula="of:=[.B513]-[.B$2]" office:value-type="float" office:value="17.7446298599243" calcext:value-type="float">
            <text:p>17.7446298599</text:p>
          </table:table-cell>
          <table:table-cell table:formula="of:=[.C513]/([.D513]-[.D512])" office:value-type="float" office:value="2858340.5037037" calcext:value-type="float">
            <text:p>2858340.503703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2770923.20306" calcext:value-type="float">
            <text:p>1442770923.20306</text:p>
          </table:table-cell>
          <table:table-cell office:value-type="float" office:value="8096" calcext:value-type="float">
            <text:p>8096</text:p>
          </table:table-cell>
          <table:table-cell table:formula="of:=[.B514]-[.B$2]" office:value-type="float" office:value="17.7474331855774" calcext:value-type="float">
            <text:p>17.7474331856</text:p>
          </table:table-cell>
          <table:table-cell table:formula="of:=[.C514]/([.D514]-[.D513])" office:value-type="float" office:value="2887998.39972785" calcext:value-type="float">
            <text:p>2887998.3997278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2770923.20589" calcext:value-type="float">
            <text:p>1442770923.20589</text:p>
          </table:table-cell>
          <table:table-cell office:value-type="float" office:value="8096" calcext:value-type="float">
            <text:p>8096</text:p>
          </table:table-cell>
          <table:table-cell table:formula="of:=[.B515]-[.B$2]" office:value-type="float" office:value="17.7502653598785" calcext:value-type="float">
            <text:p>17.7502653599</text:p>
          </table:table-cell>
          <table:table-cell table:formula="of:=[.C515]/([.D515]-[.D514])" office:value-type="float" office:value="2858581.12501052" calcext:value-type="float">
            <text:p>2858581.1250105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2770923.20871" calcext:value-type="float">
            <text:p>1442770923.20871</text:p>
          </table:table-cell>
          <table:table-cell office:value-type="float" office:value="8096" calcext:value-type="float">
            <text:p>8096</text:p>
          </table:table-cell>
          <table:table-cell table:formula="of:=[.B516]-[.B$2]" office:value-type="float" office:value="17.7530877590179" calcext:value-type="float">
            <text:p>17.753087759</text:p>
          </table:table-cell>
          <table:table-cell table:formula="of:=[.C516]/([.D516]-[.D515])" office:value-type="float" office:value="2868481.60027032" calcext:value-type="float">
            <text:p>2868481.6002703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2770923.21155" calcext:value-type="float">
            <text:p>1442770923.21155</text:p>
          </table:table-cell>
          <table:table-cell office:value-type="float" office:value="8096" calcext:value-type="float">
            <text:p>8096</text:p>
          </table:table-cell>
          <table:table-cell table:formula="of:=[.B517]-[.B$2]" office:value-type="float" office:value="17.7559294700623" calcext:value-type="float">
            <text:p>17.7559294701</text:p>
          </table:table-cell>
          <table:table-cell table:formula="of:=[.C517]/([.D517]-[.D516])" office:value-type="float" office:value="2848987.76608776" calcext:value-type="float">
            <text:p>2848987.7660877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2770923.21435" calcext:value-type="float">
            <text:p>1442770923.21435</text:p>
          </table:table-cell>
          <table:table-cell office:value-type="float" office:value="8096" calcext:value-type="float">
            <text:p>8096</text:p>
          </table:table-cell>
          <table:table-cell table:formula="of:=[.B518]-[.B$2]" office:value-type="float" office:value="17.7587268352509" calcext:value-type="float">
            <text:p>17.7587268353</text:p>
          </table:table-cell>
          <table:table-cell table:formula="of:=[.C518]/([.D518]-[.D517])" office:value-type="float" office:value="2894151.98022671" calcext:value-type="float">
            <text:p>2894151.9802267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2770923.21718" calcext:value-type="float">
            <text:p>1442770923.21718</text:p>
          </table:table-cell>
          <table:table-cell office:value-type="float" office:value="8096" calcext:value-type="float">
            <text:p>8096</text:p>
          </table:table-cell>
          <table:table-cell table:formula="of:=[.B519]-[.B$2]" office:value-type="float" office:value="17.7615525722504" calcext:value-type="float">
            <text:p>17.7615525723</text:p>
          </table:table-cell>
          <table:table-cell table:formula="of:=[.C519]/([.D519]-[.D518])" office:value-type="float" office:value="2865093.24873439" calcext:value-type="float">
            <text:p>2865093.2487343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2770923.23954" calcext:value-type="float">
            <text:p>1442770923.23954</text:p>
          </table:table-cell>
          <table:table-cell office:value-type="float" office:value="8096" calcext:value-type="float">
            <text:p>8096</text:p>
          </table:table-cell>
          <table:table-cell table:formula="of:=[.B520]-[.B$2]" office:value-type="float" office:value="17.7839198112488" calcext:value-type="float">
            <text:p>17.7839198112</text:p>
          </table:table-cell>
          <table:table-cell table:formula="of:=[.C520]/([.D520]-[.D519])" office:value-type="float" office:value="361957.951116559" calcext:value-type="float">
            <text:p>361957.95111655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2770923.24236" calcext:value-type="float">
            <text:p>1442770923.24236</text:p>
          </table:table-cell>
          <table:table-cell office:value-type="float" office:value="8096" calcext:value-type="float">
            <text:p>8096</text:p>
          </table:table-cell>
          <table:table-cell table:formula="of:=[.B521]-[.B$2]" office:value-type="float" office:value="17.7867386341095" calcext:value-type="float">
            <text:p>17.7867386341</text:p>
          </table:table-cell>
          <table:table-cell table:formula="of:=[.C521]/([.D521]-[.D520])" office:value-type="float" office:value="2872120.88167132" calcext:value-type="float">
            <text:p>2872120.8816713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2770923.26479" calcext:value-type="float">
            <text:p>1442770923.26479</text:p>
          </table:table-cell>
          <table:table-cell office:value-type="float" office:value="8096" calcext:value-type="float">
            <text:p>8096</text:p>
          </table:table-cell>
          <table:table-cell table:formula="of:=[.B522]-[.B$2]" office:value-type="float" office:value="17.8091683387756" calcext:value-type="float">
            <text:p>17.8091683388</text:p>
          </table:table-cell>
          <table:table-cell table:formula="of:=[.C522]/([.D522]-[.D521])" office:value-type="float" office:value="360949.915324681" calcext:value-type="float">
            <text:p>360949.91532468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2770923.26758" calcext:value-type="float">
            <text:p>1442770923.26758</text:p>
          </table:table-cell>
          <table:table-cell office:value-type="float" office:value="8096" calcext:value-type="float">
            <text:p>8096</text:p>
          </table:table-cell>
          <table:table-cell table:formula="of:=[.B523]-[.B$2]" office:value-type="float" office:value="17.8119568824768" calcext:value-type="float">
            <text:p>17.8119568825</text:p>
          </table:table-cell>
          <table:table-cell table:formula="of:=[.C523]/([.D523]-[.D522])" office:value-type="float" office:value="2903307.55677155" calcext:value-type="float">
            <text:p>2903307.5567715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2770923.27041" calcext:value-type="float">
            <text:p>1442770923.27041</text:p>
          </table:table-cell>
          <table:table-cell office:value-type="float" office:value="8096" calcext:value-type="float">
            <text:p>8096</text:p>
          </table:table-cell>
          <table:table-cell table:formula="of:=[.B524]-[.B$2]" office:value-type="float" office:value="17.8147883415222" calcext:value-type="float">
            <text:p>17.8147883415</text:p>
          </table:table-cell>
          <table:table-cell table:formula="of:=[.C524]/([.D524]-[.D523])" office:value-type="float" office:value="2859303.23206467" calcext:value-type="float">
            <text:p>2859303.2320646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2770923.27336" calcext:value-type="float">
            <text:p>1442770923.27336</text:p>
          </table:table-cell>
          <table:table-cell office:value-type="float" office:value="8096" calcext:value-type="float">
            <text:p>8096</text:p>
          </table:table-cell>
          <table:table-cell table:formula="of:=[.B525]-[.B$2]" office:value-type="float" office:value="17.8177382946014" calcext:value-type="float">
            <text:p>17.8177382946</text:p>
          </table:table-cell>
          <table:table-cell table:formula="of:=[.C525]/([.D525]-[.D524])" office:value-type="float" office:value="2744450.43109998" calcext:value-type="float">
            <text:p>2744450.4310999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2770923.27619" calcext:value-type="float">
            <text:p>1442770923.27619</text:p>
          </table:table-cell>
          <table:table-cell office:value-type="float" office:value="8096" calcext:value-type="float">
            <text:p>8096</text:p>
          </table:table-cell>
          <table:table-cell table:formula="of:=[.B526]-[.B$2]" office:value-type="float" office:value="17.8205704689026" calcext:value-type="float">
            <text:p>17.8205704689</text:p>
          </table:table-cell>
          <table:table-cell table:formula="of:=[.C526]/([.D526]-[.D525])" office:value-type="float" office:value="2858581.12501052" calcext:value-type="float">
            <text:p>2858581.1250105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2770923.2989" calcext:value-type="float">
            <text:p>1442770923.2989</text:p>
          </table:table-cell>
          <table:table-cell office:value-type="float" office:value="8096" calcext:value-type="float">
            <text:p>8096</text:p>
          </table:table-cell>
          <table:table-cell table:formula="of:=[.B527]-[.B$2]" office:value-type="float" office:value="17.8432719707489" calcext:value-type="float">
            <text:p>17.8432719707</text:p>
          </table:table-cell>
          <table:table-cell table:formula="of:=[.C527]/([.D527]-[.D526])" office:value-type="float" office:value="356628.387619858" calcext:value-type="float">
            <text:p>356628.38761985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2770923.30172" calcext:value-type="float">
            <text:p>1442770923.30172</text:p>
          </table:table-cell>
          <table:table-cell office:value-type="float" office:value="8096" calcext:value-type="float">
            <text:p>8096</text:p>
          </table:table-cell>
          <table:table-cell table:formula="of:=[.B528]-[.B$2]" office:value-type="float" office:value="17.8460938930511" calcext:value-type="float">
            <text:p>17.8460938931</text:p>
          </table:table-cell>
          <table:table-cell table:formula="of:=[.C528]/([.D528]-[.D527])" office:value-type="float" office:value="2868966.30483271" calcext:value-type="float">
            <text:p>2868966.3048327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2770923.32428" calcext:value-type="float">
            <text:p>1442770923.32428</text:p>
          </table:table-cell>
          <table:table-cell office:value-type="float" office:value="8096" calcext:value-type="float">
            <text:p>8096</text:p>
          </table:table-cell>
          <table:table-cell table:formula="of:=[.B529]-[.B$2]" office:value-type="float" office:value="17.8686556816101" calcext:value-type="float">
            <text:p>17.8686556816</text:p>
          </table:table-cell>
          <table:table-cell table:formula="of:=[.C529]/([.D529]-[.D528])" office:value-type="float" office:value="358836.799611121" calcext:value-type="float">
            <text:p>358836.79961112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2770923.32712" calcext:value-type="float">
            <text:p>1442770923.32712</text:p>
          </table:table-cell>
          <table:table-cell office:value-type="float" office:value="8096" calcext:value-type="float">
            <text:p>8096</text:p>
          </table:table-cell>
          <table:table-cell table:formula="of:=[.B530]-[.B$2]" office:value-type="float" office:value="17.8714962005615" calcext:value-type="float">
            <text:p>17.8714962006</text:p>
          </table:table-cell>
          <table:table-cell table:formula="of:=[.C530]/([.D530]-[.D529])" office:value-type="float" office:value="2850183.41312741" calcext:value-type="float">
            <text:p>2850183.4131274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2770923.32995" calcext:value-type="float">
            <text:p>1442770923.32995</text:p>
          </table:table-cell>
          <table:table-cell office:value-type="float" office:value="8096" calcext:value-type="float">
            <text:p>8096</text:p>
          </table:table-cell>
          <table:table-cell table:formula="of:=[.B531]-[.B$2]" office:value-type="float" office:value="17.8743302822113" calcext:value-type="float">
            <text:p>17.8743302822</text:p>
          </table:table-cell>
          <table:table-cell table:formula="of:=[.C531]/([.D531]-[.D530])" office:value-type="float" office:value="2856657.28812989" calcext:value-type="float">
            <text:p>2856657.2881298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2770923.3498" calcext:value-type="float">
            <text:p>1442770923.3498</text:p>
          </table:table-cell>
          <table:table-cell office:value-type="float" office:value="8096" calcext:value-type="float">
            <text:p>8096</text:p>
          </table:table-cell>
          <table:table-cell table:formula="of:=[.B532]-[.B$2]" office:value-type="float" office:value="17.8941791057587" calcext:value-type="float">
            <text:p>17.8941791058</text:p>
          </table:table-cell>
          <table:table-cell table:formula="of:=[.C532]/([.D532]-[.D531])" office:value-type="float" office:value="407883.116129342" calcext:value-type="float">
            <text:p>407883.11612934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2770923.35264" calcext:value-type="float">
            <text:p>1442770923.35264</text:p>
          </table:table-cell>
          <table:table-cell office:value-type="float" office:value="8096" calcext:value-type="float">
            <text:p>8096</text:p>
          </table:table-cell>
          <table:table-cell table:formula="of:=[.B533]-[.B$2]" office:value-type="float" office:value="17.8970110416412" calcext:value-type="float">
            <text:p>17.8970110416</text:p>
          </table:table-cell>
          <table:table-cell table:formula="of:=[.C533]/([.D533]-[.D532])" office:value-type="float" office:value="2858821.7868328" calcext:value-type="float">
            <text:p>2858821.786832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2770923.35551" calcext:value-type="float">
            <text:p>1442770923.35551</text:p>
          </table:table-cell>
          <table:table-cell office:value-type="float" office:value="8096" calcext:value-type="float">
            <text:p>8096</text:p>
          </table:table-cell>
          <table:table-cell table:formula="of:=[.B534]-[.B$2]" office:value-type="float" office:value="17.8998825550079" calcext:value-type="float">
            <text:p>17.899882555</text:p>
          </table:table-cell>
          <table:table-cell table:formula="of:=[.C534]/([.D534]-[.D533])" office:value-type="float" office:value="2819419.2281634" calcext:value-type="float">
            <text:p>2819419.228163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2770923.35828" calcext:value-type="float">
            <text:p>1442770923.35828</text:p>
          </table:table-cell>
          <table:table-cell office:value-type="float" office:value="8096" calcext:value-type="float">
            <text:p>8096</text:p>
          </table:table-cell>
          <table:table-cell table:formula="of:=[.B535]-[.B$2]" office:value-type="float" office:value="17.9026534557343" calcext:value-type="float">
            <text:p>17.9026534557</text:p>
          </table:table-cell>
          <table:table-cell table:formula="of:=[.C535]/([.D535]-[.D534])" office:value-type="float" office:value="2921793.59697126" calcext:value-type="float">
            <text:p>2921793.5969712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2770923.36111" calcext:value-type="float">
            <text:p>1442770923.36111</text:p>
          </table:table-cell>
          <table:table-cell office:value-type="float" office:value="8096" calcext:value-type="float">
            <text:p>8096</text:p>
          </table:table-cell>
          <table:table-cell table:formula="of:=[.B536]-[.B$2]" office:value-type="float" office:value="17.9054841995239" calcext:value-type="float">
            <text:p>17.9054841995</text:p>
          </table:table-cell>
          <table:table-cell table:formula="of:=[.C536]/([.D536]-[.D535])" office:value-type="float" office:value="2860025.70403436" calcext:value-type="float">
            <text:p>2860025.7040343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2770923.38357" calcext:value-type="float">
            <text:p>1442770923.38357</text:p>
          </table:table-cell>
          <table:table-cell office:value-type="float" office:value="8096" calcext:value-type="float">
            <text:p>8096</text:p>
          </table:table-cell>
          <table:table-cell table:formula="of:=[.B537]-[.B$2]" office:value-type="float" office:value="17.9279453754425" calcext:value-type="float">
            <text:p>17.9279453754</text:p>
          </table:table-cell>
          <table:table-cell table:formula="of:=[.C537]/([.D537]-[.D536])" office:value-type="float" office:value="360444.173953656" calcext:value-type="float">
            <text:p>360444.17395365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2770923.3864" calcext:value-type="float">
            <text:p>1442770923.3864</text:p>
          </table:table-cell>
          <table:table-cell office:value-type="float" office:value="8096" calcext:value-type="float">
            <text:p>8096</text:p>
          </table:table-cell>
          <table:table-cell table:formula="of:=[.B538]-[.B$2]" office:value-type="float" office:value="17.9307775497437" calcext:value-type="float">
            <text:p>17.9307775497</text:p>
          </table:table-cell>
          <table:table-cell table:formula="of:=[.C538]/([.D538]-[.D537])" office:value-type="float" office:value="2858581.12501052" calcext:value-type="float">
            <text:p>2858581.1250105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2770923.40882" calcext:value-type="float">
            <text:p>1442770923.40882</text:p>
          </table:table-cell>
          <table:table-cell office:value-type="float" office:value="8096" calcext:value-type="float">
            <text:p>8096</text:p>
          </table:table-cell>
          <table:table-cell table:formula="of:=[.B539]-[.B$2]" office:value-type="float" office:value="17.9531919956207" calcext:value-type="float">
            <text:p>17.9531919956</text:p>
          </table:table-cell>
          <table:table-cell table:formula="of:=[.C539]/([.D539]-[.D538])" office:value-type="float" office:value="361195.634476083" calcext:value-type="float">
            <text:p>361195.63447608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2770923.41163" calcext:value-type="float">
            <text:p>1442770923.41163</text:p>
          </table:table-cell>
          <table:table-cell office:value-type="float" office:value="8096" calcext:value-type="float">
            <text:p>8096</text:p>
          </table:table-cell>
          <table:table-cell table:formula="of:=[.B540]-[.B$2]" office:value-type="float" office:value="17.9560062885284" calcext:value-type="float">
            <text:p>17.9560062885</text:p>
          </table:table-cell>
          <table:table-cell table:formula="of:=[.C540]/([.D540]-[.D539])" office:value-type="float" office:value="2876743.91596069" calcext:value-type="float">
            <text:p>2876743.9159606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2770923.41446" calcext:value-type="float">
            <text:p>1442770923.41446</text:p>
          </table:table-cell>
          <table:table-cell office:value-type="float" office:value="8096" calcext:value-type="float">
            <text:p>8096</text:p>
          </table:table-cell>
          <table:table-cell table:formula="of:=[.B541]-[.B$2]" office:value-type="float" office:value="17.9588370323181" calcext:value-type="float">
            <text:p>17.9588370323</text:p>
          </table:table-cell>
          <table:table-cell table:formula="of:=[.C541]/([.D541]-[.D540])" office:value-type="float" office:value="2860025.70403436" calcext:value-type="float">
            <text:p>2860025.7040343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2770923.42534" calcext:value-type="float">
            <text:p>1442770923.42534</text:p>
          </table:table-cell>
          <table:table-cell office:value-type="float" office:value="8096" calcext:value-type="float">
            <text:p>8096</text:p>
          </table:table-cell>
          <table:table-cell table:formula="of:=[.B542]-[.B$2]" office:value-type="float" office:value="17.9697124958038" calcext:value-type="float">
            <text:p>17.9697124958</text:p>
          </table:table-cell>
          <table:table-cell table:formula="of:=[.C542]/([.D542]-[.D541])" office:value-type="float" office:value="744428.043056012" calcext:value-type="float">
            <text:p>744428.04305601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2770923.42817" calcext:value-type="float">
            <text:p>1442770923.42817</text:p>
          </table:table-cell>
          <table:table-cell office:value-type="float" office:value="8096" calcext:value-type="float">
            <text:p>8096</text:p>
          </table:table-cell>
          <table:table-cell table:formula="of:=[.B543]-[.B$2]" office:value-type="float" office:value="17.9725413322449" calcext:value-type="float">
            <text:p>17.9725413322</text:p>
          </table:table-cell>
          <table:table-cell table:formula="of:=[.C543]/([.D543]-[.D542])" office:value-type="float" office:value="2861954.08209018" calcext:value-type="float">
            <text:p>2861954.0820901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2770923.43098" calcext:value-type="float">
            <text:p>1442770923.43098</text:p>
          </table:table-cell>
          <table:table-cell office:value-type="float" office:value="8096" calcext:value-type="float">
            <text:p>8096</text:p>
          </table:table-cell>
          <table:table-cell table:formula="of:=[.B544]-[.B$2]" office:value-type="float" office:value="17.9753522872925" calcext:value-type="float">
            <text:p>17.9753522873</text:p>
          </table:table-cell>
          <table:table-cell table:formula="of:=[.C544]/([.D544]-[.D543])" office:value-type="float" office:value="2880159.89686175" calcext:value-type="float">
            <text:p>2880159.8968617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2770923.45028" calcext:value-type="float">
            <text:p>1442770923.45028</text:p>
          </table:table-cell>
          <table:table-cell office:value-type="float" office:value="8096" calcext:value-type="float">
            <text:p>8096</text:p>
          </table:table-cell>
          <table:table-cell table:formula="of:=[.B545]-[.B$2]" office:value-type="float" office:value="17.9946517944336" calcext:value-type="float">
            <text:p>17.9946517944</text:p>
          </table:table-cell>
          <table:table-cell table:formula="of:=[.C545]/([.D545]-[.D544])" office:value-type="float" office:value="419492.57775362" calcext:value-type="float">
            <text:p>419492.5777536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2770923.45311" calcext:value-type="float">
            <text:p>1442770923.45311</text:p>
          </table:table-cell>
          <table:table-cell office:value-type="float" office:value="8096" calcext:value-type="float">
            <text:p>8096</text:p>
          </table:table-cell>
          <table:table-cell table:formula="of:=[.B546]-[.B$2]" office:value-type="float" office:value="17.9974818229675" calcext:value-type="float">
            <text:p>17.997481823</text:p>
          </table:table-cell>
          <table:table-cell table:formula="of:=[.C546]/([.D546]-[.D545])" office:value-type="float" office:value="2860748.54119629" calcext:value-type="float">
            <text:p>2860748.5411962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2770923.4753" calcext:value-type="float">
            <text:p>1442770923.4753</text:p>
          </table:table-cell>
          <table:table-cell office:value-type="float" office:value="8096" calcext:value-type="float">
            <text:p>8096</text:p>
          </table:table-cell>
          <table:table-cell table:formula="of:=[.B547]-[.B$2]" office:value-type="float" office:value="18.0196716785431" calcext:value-type="float">
            <text:p>18.0196716785</text:p>
          </table:table-cell>
          <table:table-cell table:formula="of:=[.C547]/([.D547]-[.D546])" office:value-type="float" office:value="364851.405744002" calcext:value-type="float">
            <text:p>364851.40574400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2770923.47814" calcext:value-type="float">
            <text:p>1442770923.47814</text:p>
          </table:table-cell>
          <table:table-cell office:value-type="float" office:value="8096" calcext:value-type="float">
            <text:p>8096</text:p>
          </table:table-cell>
          <table:table-cell table:formula="of:=[.B548]-[.B$2]" office:value-type="float" office:value="18.0225164890289" calcext:value-type="float">
            <text:p>18.022516489</text:p>
          </table:table-cell>
          <table:table-cell table:formula="of:=[.C548]/([.D548]-[.D547])" office:value-type="float" office:value="2845883.7733825" calcext:value-type="float">
            <text:p>2845883.773382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2770923.48097" calcext:value-type="float">
            <text:p>1442770923.48097</text:p>
          </table:table-cell>
          <table:table-cell office:value-type="float" office:value="8096" calcext:value-type="float">
            <text:p>8096</text:p>
          </table:table-cell>
          <table:table-cell table:formula="of:=[.B549]-[.B$2]" office:value-type="float" office:value="18.0253455638886" calcext:value-type="float">
            <text:p>18.0253455639</text:p>
          </table:table-cell>
          <table:table-cell table:formula="of:=[.C549]/([.D549]-[.D548])" office:value-type="float" office:value="2861712.89263442" calcext:value-type="float">
            <text:p>2861712.8926344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2770923.49171" calcext:value-type="float">
            <text:p>1442770923.49171</text:p>
          </table:table-cell>
          <table:table-cell office:value-type="float" office:value="8096" calcext:value-type="float">
            <text:p>8096</text:p>
          </table:table-cell>
          <table:table-cell table:formula="of:=[.B550]-[.B$2]" office:value-type="float" office:value="18.03608751297" calcext:value-type="float">
            <text:p>18.036087513</text:p>
          </table:table-cell>
          <table:table-cell table:formula="of:=[.C550]/([.D550]-[.D549])" office:value-type="float" office:value="753680.727643991" calcext:value-type="float">
            <text:p>753680.72764399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2770923.49454" calcext:value-type="float">
            <text:p>1442770923.49454</text:p>
          </table:table-cell>
          <table:table-cell office:value-type="float" office:value="8096" calcext:value-type="float">
            <text:p>8096</text:p>
          </table:table-cell>
          <table:table-cell table:formula="of:=[.B551]-[.B$2]" office:value-type="float" office:value="18.0389199256897" calcext:value-type="float">
            <text:p>18.0389199257</text:p>
          </table:table-cell>
          <table:table-cell table:formula="of:=[.C551]/([.D551]-[.D550])" office:value-type="float" office:value="2858340.5037037" calcext:value-type="float">
            <text:p>2858340.503703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2770923.50854" calcext:value-type="float">
            <text:p>1442770923.50854</text:p>
          </table:table-cell>
          <table:table-cell office:value-type="float" office:value="8096" calcext:value-type="float">
            <text:p>8096</text:p>
          </table:table-cell>
          <table:table-cell table:formula="of:=[.B552]-[.B$2]" office:value-type="float" office:value="18.0529134273529" calcext:value-type="float">
            <text:p>18.0529134274</text:p>
          </table:table-cell>
          <table:table-cell table:formula="of:=[.C552]/([.D552]-[.D551])" office:value-type="float" office:value="578554.260031009" calcext:value-type="float">
            <text:p>578554.26003100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2770923.51691" calcext:value-type="float">
            <text:p>1442770923.51691</text:p>
          </table:table-cell>
          <table:table-cell office:value-type="float" office:value="8096" calcext:value-type="float">
            <text:p>8096</text:p>
          </table:table-cell>
          <table:table-cell table:formula="of:=[.B553]-[.B$2]" office:value-type="float" office:value="18.0612812042236" calcext:value-type="float">
            <text:p>18.0612812042</text:p>
          </table:table-cell>
          <table:table-cell table:formula="of:=[.C553]/([.D553]-[.D552])" office:value-type="float" office:value="967521.018434624" calcext:value-type="float">
            <text:p>967521.01843462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2770923.53349" calcext:value-type="float">
            <text:p>1442770923.53349</text:p>
          </table:table-cell>
          <table:table-cell office:value-type="float" office:value="8096" calcext:value-type="float">
            <text:p>8096</text:p>
          </table:table-cell>
          <table:table-cell table:formula="of:=[.B554]-[.B$2]" office:value-type="float" office:value="18.0778610706329" calcext:value-type="float">
            <text:p>18.0778610706</text:p>
          </table:table-cell>
          <table:table-cell table:formula="of:=[.C554]/([.D554]-[.D553])" office:value-type="float" office:value="488303.090033218" calcext:value-type="float">
            <text:p>488303.09003321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2770923.53641" calcext:value-type="float">
            <text:p>1442770923.53641</text:p>
          </table:table-cell>
          <table:table-cell office:value-type="float" office:value="8096" calcext:value-type="float">
            <text:p>8096</text:p>
          </table:table-cell>
          <table:table-cell table:formula="of:=[.B555]-[.B$2]" office:value-type="float" office:value="18.0807812213898" calcext:value-type="float">
            <text:p>18.0807812214</text:p>
          </table:table-cell>
          <table:table-cell table:formula="of:=[.C555]/([.D555]-[.D554])" office:value-type="float" office:value="2772459.60026127" calcext:value-type="float">
            <text:p>2772459.6002612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2770923.54179" calcext:value-type="float">
            <text:p>1442770923.54179</text:p>
          </table:table-cell>
          <table:table-cell office:value-type="float" office:value="8096" calcext:value-type="float">
            <text:p>8096</text:p>
          </table:table-cell>
          <table:table-cell table:formula="of:=[.B556]-[.B$2]" office:value-type="float" office:value="18.0861656665802" calcext:value-type="float">
            <text:p>18.0861656666</text:p>
          </table:table-cell>
          <table:table-cell table:formula="of:=[.C556]/([.D556]-[.D555])" office:value-type="float" office:value="1503590.38186327" calcext:value-type="float">
            <text:p>1503590.3818632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2770923.55848" calcext:value-type="float">
            <text:p>1442770923.55848</text:p>
          </table:table-cell>
          <table:table-cell office:value-type="float" office:value="8096" calcext:value-type="float">
            <text:p>8096</text:p>
          </table:table-cell>
          <table:table-cell table:formula="of:=[.B557]-[.B$2]" office:value-type="float" office:value="18.1028580665588" calcext:value-type="float">
            <text:p>18.1028580666</text:p>
          </table:table-cell>
          <table:table-cell table:formula="of:=[.C557]/([.D557]-[.D556])" office:value-type="float" office:value="485011.143416223" calcext:value-type="float">
            <text:p>485011.14341622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2770923.56133" calcext:value-type="float">
            <text:p>1442770923.56133</text:p>
          </table:table-cell>
          <table:table-cell office:value-type="float" office:value="8096" calcext:value-type="float">
            <text:p>8096</text:p>
          </table:table-cell>
          <table:table-cell table:formula="of:=[.B558]-[.B$2]" office:value-type="float" office:value="18.1057021617889" calcext:value-type="float">
            <text:p>18.1057021618</text:p>
          </table:table-cell>
          <table:table-cell table:formula="of:=[.C558]/([.D558]-[.D557])" office:value-type="float" office:value="2846599.47891693" calcext:value-type="float">
            <text:p>2846599.4789169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2770923.56414" calcext:value-type="float">
            <text:p>1442770923.56414</text:p>
          </table:table-cell>
          <table:table-cell office:value-type="float" office:value="8096" calcext:value-type="float">
            <text:p>8096</text:p>
          </table:table-cell>
          <table:table-cell table:formula="of:=[.B559]-[.B$2]" office:value-type="float" office:value="18.1085140705109" calcext:value-type="float">
            <text:p>18.1085140705</text:p>
          </table:table-cell>
          <table:table-cell table:formula="of:=[.C559]/([.D559]-[.D558])" office:value-type="float" office:value="2879183.07478379" calcext:value-type="float">
            <text:p>2879183.0747837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2770923.57526" calcext:value-type="float">
            <text:p>1442770923.57526</text:p>
          </table:table-cell>
          <table:table-cell office:value-type="float" office:value="8096" calcext:value-type="float">
            <text:p>8096</text:p>
          </table:table-cell>
          <table:table-cell table:formula="of:=[.B560]-[.B$2]" office:value-type="float" office:value="18.1196374893188" calcext:value-type="float">
            <text:p>18.1196374893</text:p>
          </table:table-cell>
          <table:table-cell table:formula="of:=[.C560]/([.D560]-[.D559])" office:value-type="float" office:value="727833.783817383" calcext:value-type="float">
            <text:p>727833.78381738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2770923.57813" calcext:value-type="float">
            <text:p>1442770923.57813</text:p>
          </table:table-cell>
          <table:table-cell office:value-type="float" office:value="8096" calcext:value-type="float">
            <text:p>8096</text:p>
          </table:table-cell>
          <table:table-cell table:formula="of:=[.B561]-[.B$2]" office:value-type="float" office:value="18.122508764267" calcext:value-type="float">
            <text:p>18.1225087643</text:p>
          </table:table-cell>
          <table:table-cell table:formula="of:=[.C561]/([.D561]-[.D560])" office:value-type="float" office:value="2819653.34086191" calcext:value-type="float">
            <text:p>2819653.3408619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2770923.59184" calcext:value-type="float">
            <text:p>1442770923.59184</text:p>
          </table:table-cell>
          <table:table-cell office:value-type="float" office:value="8096" calcext:value-type="float">
            <text:p>8096</text:p>
          </table:table-cell>
          <table:table-cell table:formula="of:=[.B562]-[.B$2]" office:value-type="float" office:value="18.1362125873566" calcext:value-type="float">
            <text:p>18.1362125874</text:p>
          </table:table-cell>
          <table:table-cell table:formula="of:=[.C562]/([.D562]-[.D561])" office:value-type="float" office:value="590784.042311841" calcext:value-type="float">
            <text:p>590784.04231184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2770923.60015" calcext:value-type="float">
            <text:p>1442770923.60015</text:p>
          </table:table-cell>
          <table:table-cell office:value-type="float" office:value="8096" calcext:value-type="float">
            <text:p>8096</text:p>
          </table:table-cell>
          <table:table-cell table:formula="of:=[.B563]-[.B$2]" office:value-type="float" office:value="18.1445233821869" calcext:value-type="float">
            <text:p>18.1445233822</text:p>
          </table:table-cell>
          <table:table-cell table:formula="of:=[.C563]/([.D563]-[.D562])" office:value-type="float" office:value="974154.718687245" calcext:value-type="float">
            <text:p>974154.71868724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2770923.61677" calcext:value-type="float">
            <text:p>1442770923.61677</text:p>
          </table:table-cell>
          <table:table-cell office:value-type="float" office:value="8096" calcext:value-type="float">
            <text:p>8096</text:p>
          </table:table-cell>
          <table:table-cell table:formula="of:=[.B564]-[.B$2]" office:value-type="float" office:value="18.1611456871033" calcext:value-type="float">
            <text:p>18.1611456871</text:p>
          </table:table-cell>
          <table:table-cell table:formula="of:=[.C564]/([.D564]-[.D563])" office:value-type="float" office:value="487056.400464723" calcext:value-type="float">
            <text:p>487056.40046472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2770923.61957" calcext:value-type="float">
            <text:p>1442770923.61957</text:p>
          </table:table-cell>
          <table:table-cell office:value-type="float" office:value="8096" calcext:value-type="float">
            <text:p>8096</text:p>
          </table:table-cell>
          <table:table-cell table:formula="of:=[.B565]-[.B$2]" office:value-type="float" office:value="18.1639487743378" calcext:value-type="float">
            <text:p>18.1639487743</text:p>
          </table:table-cell>
          <table:table-cell table:formula="of:=[.C565]/([.D565]-[.D564])" office:value-type="float" office:value="2888244.04048652" calcext:value-type="float">
            <text:p>2888244.0404865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2770923.62516" calcext:value-type="float">
            <text:p>1442770923.62516</text:p>
          </table:table-cell>
          <table:table-cell office:value-type="float" office:value="8096" calcext:value-type="float">
            <text:p>8096</text:p>
          </table:table-cell>
          <table:table-cell table:formula="of:=[.B566]-[.B$2]" office:value-type="float" office:value="18.1695365905762" calcext:value-type="float">
            <text:p>18.1695365906</text:p>
          </table:table-cell>
          <table:table-cell table:formula="of:=[.C566]/([.D566]-[.D565])" office:value-type="float" office:value="1448866.54367027" calcext:value-type="float">
            <text:p>1448866.5436702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2770923.64172" calcext:value-type="float">
            <text:p>1442770923.64172</text:p>
          </table:table-cell>
          <table:table-cell office:value-type="float" office:value="8096" calcext:value-type="float">
            <text:p>8096</text:p>
          </table:table-cell>
          <table:table-cell table:formula="of:=[.B567]-[.B$2]" office:value-type="float" office:value="18.1860990524292" calcext:value-type="float">
            <text:p>18.1860990524</text:p>
          </table:table-cell>
          <table:table-cell table:formula="of:=[.C567]/([.D567]-[.D566])" office:value-type="float" office:value="488816.220187712" calcext:value-type="float">
            <text:p>488816.22018771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2770923.64454" calcext:value-type="float">
            <text:p>1442770923.64454</text:p>
          </table:table-cell>
          <table:table-cell office:value-type="float" office:value="8096" calcext:value-type="float">
            <text:p>8096</text:p>
          </table:table-cell>
          <table:table-cell table:formula="of:=[.B568]-[.B$2]" office:value-type="float" office:value="18.1889204978943" calcext:value-type="float">
            <text:p>18.1889204979</text:p>
          </table:table-cell>
          <table:table-cell table:formula="of:=[.C568]/([.D568]-[.D567])" office:value-type="float" office:value="2869451.17322968" calcext:value-type="float">
            <text:p>2869451.1732296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2770923.64998" calcext:value-type="float">
            <text:p>1442770923.64998</text:p>
          </table:table-cell>
          <table:table-cell office:value-type="float" office:value="8096" calcext:value-type="float">
            <text:p>8096</text:p>
          </table:table-cell>
          <table:table-cell table:formula="of:=[.B569]-[.B$2]" office:value-type="float" office:value="18.1943514347076" calcext:value-type="float">
            <text:p>18.1943514347</text:p>
          </table:table-cell>
          <table:table-cell table:formula="of:=[.C569]/([.D569]-[.D568])" office:value-type="float" office:value="1490718.87194346" calcext:value-type="float">
            <text:p>1490718.8719434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2770923.65281" calcext:value-type="float">
            <text:p>1442770923.65281</text:p>
          </table:table-cell>
          <table:table-cell office:value-type="float" office:value="8096" calcext:value-type="float">
            <text:p>8096</text:p>
          </table:table-cell>
          <table:table-cell table:formula="of:=[.B570]-[.B$2]" office:value-type="float" office:value="18.1971874237061" calcext:value-type="float">
            <text:p>18.1971874237</text:p>
          </table:table-cell>
          <table:table-cell table:formula="of:=[.C570]/([.D570]-[.D569])" office:value-type="float" office:value="2854736.03900799" calcext:value-type="float">
            <text:p>2854736.0390079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2770923.66655" calcext:value-type="float">
            <text:p>1442770923.66655</text:p>
          </table:table-cell>
          <table:table-cell office:value-type="float" office:value="8096" calcext:value-type="float">
            <text:p>8096</text:p>
          </table:table-cell>
          <table:table-cell table:formula="of:=[.B571]-[.B$2]" office:value-type="float" office:value="18.2109251022339" calcext:value-type="float">
            <text:p>18.2109251022</text:p>
          </table:table-cell>
          <table:table-cell table:formula="of:=[.C571]/([.D571]-[.D570])" office:value-type="float" office:value="589328.101076015" calcext:value-type="float">
            <text:p>589328.10107601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2770923.67486" calcext:value-type="float">
            <text:p>1442770923.67486</text:p>
          </table:table-cell>
          <table:table-cell office:value-type="float" office:value="8096" calcext:value-type="float">
            <text:p>8096</text:p>
          </table:table-cell>
          <table:table-cell table:formula="of:=[.B572]-[.B$2]" office:value-type="float" office:value="18.2192366123199" calcext:value-type="float">
            <text:p>18.2192366123</text:p>
          </table:table-cell>
          <table:table-cell table:formula="of:=[.C572]/([.D572]-[.D571])" office:value-type="float" office:value="974070.886778922" calcext:value-type="float">
            <text:p>974070.88677892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2770923.69128" calcext:value-type="float">
            <text:p>1442770923.69128</text:p>
          </table:table-cell>
          <table:table-cell office:value-type="float" office:value="8096" calcext:value-type="float">
            <text:p>8096</text:p>
          </table:table-cell>
          <table:table-cell table:formula="of:=[.B573]-[.B$2]" office:value-type="float" office:value="18.2356536388397" calcext:value-type="float">
            <text:p>18.2356536388</text:p>
          </table:table-cell>
          <table:table-cell table:formula="of:=[.C573]/([.D573]-[.D572])" office:value-type="float" office:value="493146.550640449" calcext:value-type="float">
            <text:p>493146.55064044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2770923.69413" calcext:value-type="float">
            <text:p>1442770923.69413</text:p>
          </table:table-cell>
          <table:table-cell office:value-type="float" office:value="8096" calcext:value-type="float">
            <text:p>8096</text:p>
          </table:table-cell>
          <table:table-cell table:formula="of:=[.B574]-[.B$2]" office:value-type="float" office:value="18.2385070323944" calcext:value-type="float">
            <text:p>18.2385070324</text:p>
          </table:table-cell>
          <table:table-cell table:formula="of:=[.C574]/([.D574]-[.D573])" office:value-type="float" office:value="2837323.29411765" calcext:value-type="float">
            <text:p>2837323.2941176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2770923.69959" calcext:value-type="float">
            <text:p>1442770923.69959</text:p>
          </table:table-cell>
          <table:table-cell office:value-type="float" office:value="8096" calcext:value-type="float">
            <text:p>8096</text:p>
          </table:table-cell>
          <table:table-cell table:formula="of:=[.B575]-[.B$2]" office:value-type="float" office:value="18.2439646720886" calcext:value-type="float">
            <text:p>18.2439646721</text:p>
          </table:table-cell>
          <table:table-cell table:formula="of:=[.C575]/([.D575]-[.D574])" office:value-type="float" office:value="1483425.15329169" calcext:value-type="float">
            <text:p>1483425.1532916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2770923.70781" calcext:value-type="float">
            <text:p>1442770923.70781</text:p>
          </table:table-cell>
          <table:table-cell office:value-type="float" office:value="8096" calcext:value-type="float">
            <text:p>8096</text:p>
          </table:table-cell>
          <table:table-cell table:formula="of:=[.B576]-[.B$2]" office:value-type="float" office:value="18.2521831989288" calcext:value-type="float">
            <text:p>18.2521831989</text:p>
          </table:table-cell>
          <table:table-cell table:formula="of:=[.C576]/([.D576]-[.D575])" office:value-type="float" office:value="985091.386498796" calcext:value-type="float">
            <text:p>985091.38649879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2770923.71064" calcext:value-type="float">
            <text:p>1442770923.71064</text:p>
          </table:table-cell>
          <table:table-cell office:value-type="float" office:value="8096" calcext:value-type="float">
            <text:p>8096</text:p>
          </table:table-cell>
          <table:table-cell table:formula="of:=[.B577]-[.B$2]" office:value-type="float" office:value="18.2550189495087" calcext:value-type="float">
            <text:p>18.2550189495</text:p>
          </table:table-cell>
          <table:table-cell table:formula="of:=[.C577]/([.D577]-[.D576])" office:value-type="float" office:value="2854976.05380864" calcext:value-type="float">
            <text:p>2854976.0538086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2770923.72458" calcext:value-type="float">
            <text:p>1442770923.72458</text:p>
          </table:table-cell>
          <table:table-cell office:value-type="float" office:value="8096" calcext:value-type="float">
            <text:p>8096</text:p>
          </table:table-cell>
          <table:table-cell table:formula="of:=[.B578]-[.B$2]" office:value-type="float" office:value="18.2689509391785" calcext:value-type="float">
            <text:p>18.2689509392</text:p>
          </table:table-cell>
          <table:table-cell table:formula="of:=[.C578]/([.D578]-[.D577])" office:value-type="float" office:value="581108.67089929" calcext:value-type="float">
            <text:p>581108.6708992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2770923.73304" calcext:value-type="float">
            <text:p>1442770923.73304</text:p>
          </table:table-cell>
          <table:table-cell office:value-type="float" office:value="8096" calcext:value-type="float">
            <text:p>8096</text:p>
          </table:table-cell>
          <table:table-cell table:formula="of:=[.B579]-[.B$2]" office:value-type="float" office:value="18.2774114608765" calcext:value-type="float">
            <text:p>18.2774114609</text:p>
          </table:table-cell>
          <table:table-cell table:formula="of:=[.C579]/([.D579]-[.D578])" office:value-type="float" office:value="956914.985740856" calcext:value-type="float">
            <text:p>956914.98574085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2770923.74966" calcext:value-type="float">
            <text:p>1442770923.74966</text:p>
          </table:table-cell>
          <table:table-cell office:value-type="float" office:value="8096" calcext:value-type="float">
            <text:p>8096</text:p>
          </table:table-cell>
          <table:table-cell table:formula="of:=[.B580]-[.B$2]" office:value-type="float" office:value="18.2940328121185" calcext:value-type="float">
            <text:p>18.2940328121</text:p>
          </table:table-cell>
          <table:table-cell table:formula="of:=[.C580]/([.D580]-[.D579])" office:value-type="float" office:value="487084.346037438" calcext:value-type="float">
            <text:p>487084.34603743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2770923.75249" calcext:value-type="float">
            <text:p>1442770923.75249</text:p>
          </table:table-cell>
          <table:table-cell office:value-type="float" office:value="8096" calcext:value-type="float">
            <text:p>8096</text:p>
          </table:table-cell>
          <table:table-cell table:formula="of:=[.B581]-[.B$2]" office:value-type="float" office:value="18.2968661785126" calcext:value-type="float">
            <text:p>18.2968661785</text:p>
          </table:table-cell>
          <table:table-cell table:formula="of:=[.C581]/([.D581]-[.D580])" office:value-type="float" office:value="2857378.42342646" calcext:value-type="float">
            <text:p>2857378.4234264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2770923.75794" calcext:value-type="float">
            <text:p>1442770923.75794</text:p>
          </table:table-cell>
          <table:table-cell office:value-type="float" office:value="8096" calcext:value-type="float">
            <text:p>8096</text:p>
          </table:table-cell>
          <table:table-cell table:formula="of:=[.B582]-[.B$2]" office:value-type="float" office:value="18.3023114204407" calcext:value-type="float">
            <text:p>18.3023114204</text:p>
          </table:table-cell>
          <table:table-cell table:formula="of:=[.C582]/([.D582]-[.D581])" office:value-type="float" office:value="1486802.62638469" calcext:value-type="float">
            <text:p>1486802.6263846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2770923.77463" calcext:value-type="float">
            <text:p>1442770923.77463</text:p>
          </table:table-cell>
          <table:table-cell office:value-type="float" office:value="8096" calcext:value-type="float">
            <text:p>8096</text:p>
          </table:table-cell>
          <table:table-cell table:formula="of:=[.B583]-[.B$2]" office:value-type="float" office:value="18.3190040588379" calcext:value-type="float">
            <text:p>18.3190040588</text:p>
          </table:table-cell>
          <table:table-cell table:formula="of:=[.C583]/([.D583]-[.D582])" office:value-type="float" office:value="485004.216071072" calcext:value-type="float">
            <text:p>485004.21607107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2770923.77748" calcext:value-type="float">
            <text:p>1442770923.77748</text:p>
          </table:table-cell>
          <table:table-cell office:value-type="float" office:value="8096" calcext:value-type="float">
            <text:p>8096</text:p>
          </table:table-cell>
          <table:table-cell table:formula="of:=[.B584]-[.B$2]" office:value-type="float" office:value="18.3218519687653" calcext:value-type="float">
            <text:p>18.3218519688</text:p>
          </table:table-cell>
          <table:table-cell table:formula="of:=[.C584]/([.D584]-[.D583])" office:value-type="float" office:value="2842786.53696107" calcext:value-type="float">
            <text:p>2842786.5369610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2770923.78295" calcext:value-type="float">
            <text:p>1442770923.78295</text:p>
          </table:table-cell>
          <table:table-cell office:value-type="float" office:value="8096" calcext:value-type="float">
            <text:p>8096</text:p>
          </table:table-cell>
          <table:table-cell table:formula="of:=[.B585]-[.B$2]" office:value-type="float" office:value="18.3273224830627" calcext:value-type="float">
            <text:p>18.3273224831</text:p>
          </table:table-cell>
          <table:table-cell table:formula="of:=[.C585]/([.D585]-[.D584])" office:value-type="float" office:value="1479933.98056221" calcext:value-type="float">
            <text:p>1479933.9805622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2770923.79199" calcext:value-type="float">
            <text:p>1442770923.79199</text:p>
          </table:table-cell>
          <table:table-cell office:value-type="float" office:value="8096" calcext:value-type="float">
            <text:p>8096</text:p>
          </table:table-cell>
          <table:table-cell table:formula="of:=[.B586]-[.B$2]" office:value-type="float" office:value="18.3363676071167" calcext:value-type="float">
            <text:p>18.3363676071</text:p>
          </table:table-cell>
          <table:table-cell table:formula="of:=[.C586]/([.D586]-[.D585])" office:value-type="float" office:value="895067.878749539" calcext:value-type="float">
            <text:p>895067.87874953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2770923.79483" calcext:value-type="float">
            <text:p>1442770923.79483</text:p>
          </table:table-cell>
          <table:table-cell office:value-type="float" office:value="8096" calcext:value-type="float">
            <text:p>8096</text:p>
          </table:table-cell>
          <table:table-cell table:formula="of:=[.B587]-[.B$2]" office:value-type="float" office:value="18.3392066955566" calcext:value-type="float">
            <text:p>18.3392066956</text:p>
          </table:table-cell>
          <table:table-cell table:formula="of:=[.C587]/([.D587]-[.D586])" office:value-type="float" office:value="2851619.51494793" calcext:value-type="float">
            <text:p>2851619.5149479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2770923.80852" calcext:value-type="float">
            <text:p>1442770923.80852</text:p>
          </table:table-cell>
          <table:table-cell office:value-type="float" office:value="8096" calcext:value-type="float">
            <text:p>8096</text:p>
          </table:table-cell>
          <table:table-cell table:formula="of:=[.B588]-[.B$2]" office:value-type="float" office:value="18.3528978824615" calcext:value-type="float">
            <text:p>18.3528978825</text:p>
          </table:table-cell>
          <table:table-cell table:formula="of:=[.C588]/([.D588]-[.D587])" office:value-type="float" office:value="591329.302289944" calcext:value-type="float">
            <text:p>591329.30228994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2770923.81687" calcext:value-type="float">
            <text:p>1442770923.81687</text:p>
          </table:table-cell>
          <table:table-cell office:value-type="float" office:value="8096" calcext:value-type="float">
            <text:p>8096</text:p>
          </table:table-cell>
          <table:table-cell table:formula="of:=[.B589]-[.B$2]" office:value-type="float" office:value="18.3612442016602" calcext:value-type="float">
            <text:p>18.3612442017</text:p>
          </table:table-cell>
          <table:table-cell table:formula="of:=[.C589]/([.D589]-[.D588])" office:value-type="float" office:value="970008.432142143" calcext:value-type="float">
            <text:p>970008.43214214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42770923.83338" calcext:value-type="float">
            <text:p>1442770923.83338</text:p>
          </table:table-cell>
          <table:table-cell office:value-type="float" office:value="8096" calcext:value-type="float">
            <text:p>8096</text:p>
          </table:table-cell>
          <table:table-cell table:formula="of:=[.B590]-[.B$2]" office:value-type="float" office:value="18.3777599334717" calcext:value-type="float">
            <text:p>18.3777599335</text:p>
          </table:table-cell>
          <table:table-cell table:formula="of:=[.C590]/([.D590]-[.D589])" office:value-type="float" office:value="490199.289525349" calcext:value-type="float">
            <text:p>490199.289525349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42770923.83622" calcext:value-type="float">
            <text:p>1442770923.83622</text:p>
          </table:table-cell>
          <table:table-cell office:value-type="float" office:value="8096" calcext:value-type="float">
            <text:p>8096</text:p>
          </table:table-cell>
          <table:table-cell table:formula="of:=[.B591]-[.B$2]" office:value-type="float" office:value="18.3805983066559" calcext:value-type="float">
            <text:p>18.3805983067</text:p>
          </table:table-cell>
          <table:table-cell table:formula="of:=[.C591]/([.D591]-[.D590])" office:value-type="float" office:value="2852338.10869383" calcext:value-type="float">
            <text:p>2852338.1086938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2770923.84176" calcext:value-type="float">
            <text:p>1442770923.84176</text:p>
          </table:table-cell>
          <table:table-cell office:value-type="float" office:value="8096" calcext:value-type="float">
            <text:p>8096</text:p>
          </table:table-cell>
          <table:table-cell table:formula="of:=[.B592]-[.B$2]" office:value-type="float" office:value="18.3861343860626" calcext:value-type="float">
            <text:p>18.3861343861</text:p>
          </table:table-cell>
          <table:table-cell table:formula="of:=[.C592]/([.D592]-[.D591])" office:value-type="float" office:value="1462406.76933678" calcext:value-type="float">
            <text:p>1462406.7693367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2770923.8668" calcext:value-type="float">
            <text:p>1442770923.8668</text:p>
          </table:table-cell>
          <table:table-cell office:value-type="float" office:value="8096" calcext:value-type="float">
            <text:p>8096</text:p>
          </table:table-cell>
          <table:table-cell table:formula="of:=[.B593]-[.B$2]" office:value-type="float" office:value="18.4111711978912" calcext:value-type="float">
            <text:p>18.4111711979</text:p>
          </table:table-cell>
          <table:table-cell table:formula="of:=[.C593]/([.D593]-[.D592])" office:value-type="float" office:value="323363.855407001" calcext:value-type="float">
            <text:p>323363.85540700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42770923.86963" calcext:value-type="float">
            <text:p>1442770923.86963</text:p>
          </table:table-cell>
          <table:table-cell office:value-type="float" office:value="8096" calcext:value-type="float">
            <text:p>8096</text:p>
          </table:table-cell>
          <table:table-cell table:formula="of:=[.B594]-[.B$2]" office:value-type="float" office:value="18.4140033721924" calcext:value-type="float">
            <text:p>18.4140033722</text:p>
          </table:table-cell>
          <table:table-cell table:formula="of:=[.C594]/([.D594]-[.D593])" office:value-type="float" office:value="2858581.12501052" calcext:value-type="float">
            <text:p>2858581.1250105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42770923.87247" calcext:value-type="float">
            <text:p>1442770923.87247</text:p>
          </table:table-cell>
          <table:table-cell office:value-type="float" office:value="8096" calcext:value-type="float">
            <text:p>8096</text:p>
          </table:table-cell>
          <table:table-cell table:formula="of:=[.B595]-[.B$2]" office:value-type="float" office:value="18.4168450832367" calcext:value-type="float">
            <text:p>18.4168450832</text:p>
          </table:table-cell>
          <table:table-cell table:formula="of:=[.C595]/([.D595]-[.D594])" office:value-type="float" office:value="2848987.76608776" calcext:value-type="float">
            <text:p>2848987.7660877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42770923.89167" calcext:value-type="float">
            <text:p>1442770923.89167</text:p>
          </table:table-cell>
          <table:table-cell office:value-type="float" office:value="8096" calcext:value-type="float">
            <text:p>8096</text:p>
          </table:table-cell>
          <table:table-cell table:formula="of:=[.B596]-[.B$2]" office:value-type="float" office:value="18.4360437393188" calcext:value-type="float">
            <text:p>18.4360437393</text:p>
          </table:table-cell>
          <table:table-cell table:formula="of:=[.C596]/([.D596]-[.D595])" office:value-type="float" office:value="421696.183595157" calcext:value-type="float">
            <text:p>421696.18359515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2770923.89451" calcext:value-type="float">
            <text:p>1442770923.89451</text:p>
          </table:table-cell>
          <table:table-cell office:value-type="float" office:value="8096" calcext:value-type="float">
            <text:p>8096</text:p>
          </table:table-cell>
          <table:table-cell table:formula="of:=[.B597]-[.B$2]" office:value-type="float" office:value="18.4388902187347" calcext:value-type="float">
            <text:p>18.4388902187</text:p>
          </table:table-cell>
          <table:table-cell table:formula="of:=[.C597]/([.D597]-[.D596])" office:value-type="float" office:value="2844215.19256219" calcext:value-type="float">
            <text:p>2844215.1925621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42770923.89736" calcext:value-type="float">
            <text:p>1442770923.89736</text:p>
          </table:table-cell>
          <table:table-cell office:value-type="float" office:value="8096" calcext:value-type="float">
            <text:p>8096</text:p>
          </table:table-cell>
          <table:table-cell table:formula="of:=[.B598]-[.B$2]" office:value-type="float" office:value="18.4417319297791" calcext:value-type="float">
            <text:p>18.4417319298</text:p>
          </table:table-cell>
          <table:table-cell table:formula="of:=[.C598]/([.D598]-[.D597])" office:value-type="float" office:value="2848987.76608776" calcext:value-type="float">
            <text:p>2848987.7660877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2770923.90017" calcext:value-type="float">
            <text:p>1442770923.90017</text:p>
          </table:table-cell>
          <table:table-cell office:value-type="float" office:value="8096" calcext:value-type="float">
            <text:p>8096</text:p>
          </table:table-cell>
          <table:table-cell table:formula="of:=[.B599]-[.B$2]" office:value-type="float" office:value="18.4445424079895" calcext:value-type="float">
            <text:p>18.444542408</text:p>
          </table:table-cell>
          <table:table-cell table:formula="of:=[.C599]/([.D599]-[.D598])" office:value-type="float" office:value="2880648.55649813" calcext:value-type="float">
            <text:p>2880648.5564981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42770923.91662" calcext:value-type="float">
            <text:p>1442770923.91662</text:p>
          </table:table-cell>
          <table:table-cell office:value-type="float" office:value="8096" calcext:value-type="float">
            <text:p>8096</text:p>
          </table:table-cell>
          <table:table-cell table:formula="of:=[.B600]-[.B$2]" office:value-type="float" office:value="18.4609949588776" calcext:value-type="float">
            <text:p>18.4609949589</text:p>
          </table:table-cell>
          <table:table-cell table:formula="of:=[.C600]/([.D600]-[.D599])" office:value-type="float" office:value="492081.74799658" calcext:value-type="float">
            <text:p>492081.7479965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42770923.91946" calcext:value-type="float">
            <text:p>1442770923.91946</text:p>
          </table:table-cell>
          <table:table-cell office:value-type="float" office:value="8096" calcext:value-type="float">
            <text:p>8096</text:p>
          </table:table-cell>
          <table:table-cell table:formula="of:=[.B601]-[.B$2]" office:value-type="float" office:value="18.463830947876" calcext:value-type="float">
            <text:p>18.4638309479</text:p>
          </table:table-cell>
          <table:table-cell table:formula="of:=[.C601]/([.D601]-[.D600])" office:value-type="float" office:value="2854736.03900799" calcext:value-type="float">
            <text:p>2854736.0390079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2770923.92488" calcext:value-type="float">
            <text:p>1442770923.92488</text:p>
          </table:table-cell>
          <table:table-cell office:value-type="float" office:value="8096" calcext:value-type="float">
            <text:p>8096</text:p>
          </table:table-cell>
          <table:table-cell table:formula="of:=[.B602]-[.B$2]" office:value-type="float" office:value="18.4692521095276" calcext:value-type="float">
            <text:p>18.4692521095</text:p>
          </table:table-cell>
          <table:table-cell table:formula="of:=[.C602]/([.D602]-[.D601])" office:value-type="float" office:value="1493406.86005805" calcext:value-type="float">
            <text:p>1493406.8600580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42770923.95006" calcext:value-type="float">
            <text:p>1442770923.95006</text:p>
          </table:table-cell>
          <table:table-cell office:value-type="float" office:value="8096" calcext:value-type="float">
            <text:p>8096</text:p>
          </table:table-cell>
          <table:table-cell table:formula="of:=[.B603]-[.B$2]" office:value-type="float" office:value="18.4944314956665" calcext:value-type="float">
            <text:p>18.4944314957</text:p>
          </table:table-cell>
          <table:table-cell table:formula="of:=[.C603]/([.D603]-[.D602])" office:value-type="float" office:value="321532.858479311" calcext:value-type="float">
            <text:p>321532.85847931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42770923.95288" calcext:value-type="float">
            <text:p>1442770923.95288</text:p>
          </table:table-cell>
          <table:table-cell office:value-type="float" office:value="8096" calcext:value-type="float">
            <text:p>8096</text:p>
          </table:table-cell>
          <table:table-cell table:formula="of:=[.B604]-[.B$2]" office:value-type="float" office:value="18.497251033783" calcext:value-type="float">
            <text:p>18.4972510338</text:p>
          </table:table-cell>
          <table:table-cell table:formula="of:=[.C604]/([.D604]-[.D603])" office:value-type="float" office:value="2871392.28682564" calcext:value-type="float">
            <text:p>2871392.2868256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42770923.95569" calcext:value-type="float">
            <text:p>1442770923.95569</text:p>
          </table:table-cell>
          <table:table-cell office:value-type="float" office:value="8096" calcext:value-type="float">
            <text:p>8096</text:p>
          </table:table-cell>
          <table:table-cell table:formula="of:=[.B605]-[.B$2]" office:value-type="float" office:value="18.5000693798065" calcext:value-type="float">
            <text:p>18.5000693798</text:p>
          </table:table-cell>
          <table:table-cell table:formula="of:=[.C605]/([.D605]-[.D604])" office:value-type="float" office:value="2872606.81702056" calcext:value-type="float">
            <text:p>2872606.8170205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42770923.97508" calcext:value-type="float">
            <text:p>1442770923.97508</text:p>
          </table:table-cell>
          <table:table-cell office:value-type="float" office:value="8096" calcext:value-type="float">
            <text:p>8096</text:p>
          </table:table-cell>
          <table:table-cell table:formula="of:=[.B606]-[.B$2]" office:value-type="float" office:value="18.5194585323334" calcext:value-type="float">
            <text:p>18.5194585323</text:p>
          </table:table-cell>
          <table:table-cell table:formula="of:=[.C606]/([.D606]-[.D605])" office:value-type="float" office:value="417553.061630023" calcext:value-type="float">
            <text:p>417553.06163002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42770923.97792" calcext:value-type="float">
            <text:p>1442770923.97792</text:p>
          </table:table-cell>
          <table:table-cell office:value-type="float" office:value="8096" calcext:value-type="float">
            <text:p>8096</text:p>
          </table:table-cell>
          <table:table-cell table:formula="of:=[.B607]-[.B$2]" office:value-type="float" office:value="18.5222935676575" calcext:value-type="float">
            <text:p>18.5222935677</text:p>
          </table:table-cell>
          <table:table-cell table:formula="of:=[.C607]/([.D607]-[.D606])" office:value-type="float" office:value="2855696.34042553" calcext:value-type="float">
            <text:p>2855696.3404255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42770923.98075" calcext:value-type="float">
            <text:p>1442770923.98075</text:p>
          </table:table-cell>
          <table:table-cell office:value-type="float" office:value="8096" calcext:value-type="float">
            <text:p>8096</text:p>
          </table:table-cell>
          <table:table-cell table:formula="of:=[.B608]-[.B$2]" office:value-type="float" office:value="18.5251264572144" calcext:value-type="float">
            <text:p>18.5251264572</text:p>
          </table:table-cell>
          <table:table-cell table:formula="of:=[.C608]/([.D608]-[.D607])" office:value-type="float" office:value="2857859.38259552" calcext:value-type="float">
            <text:p>2857859.3825955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42770924.00022" calcext:value-type="float">
            <text:p>1442770924.00022</text:p>
          </table:table-cell>
          <table:table-cell office:value-type="float" office:value="8096" calcext:value-type="float">
            <text:p>8096</text:p>
          </table:table-cell>
          <table:table-cell table:formula="of:=[.B609]-[.B$2]" office:value-type="float" office:value="18.5445938110352" calcext:value-type="float">
            <text:p>18.544593811</text:p>
          </table:table-cell>
          <table:table-cell table:formula="of:=[.C609]/([.D609]-[.D608])" office:value-type="float" office:value="415875.730955764" calcext:value-type="float">
            <text:p>415875.73095576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2770924.00304" calcext:value-type="float">
            <text:p>1442770924.00304</text:p>
          </table:table-cell>
          <table:table-cell office:value-type="float" office:value="8096" calcext:value-type="float">
            <text:p>8096</text:p>
          </table:table-cell>
          <table:table-cell table:formula="of:=[.B610]-[.B$2]" office:value-type="float" office:value="18.5474112033844" calcext:value-type="float">
            <text:p>18.5474112034</text:p>
          </table:table-cell>
          <table:table-cell table:formula="of:=[.C610]/([.D610]-[.D609])" office:value-type="float" office:value="2873579.18117966" calcext:value-type="float">
            <text:p>2873579.1811796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42770924.00586" calcext:value-type="float">
            <text:p>1442770924.00586</text:p>
          </table:table-cell>
          <table:table-cell office:value-type="float" office:value="8096" calcext:value-type="float">
            <text:p>8096</text:p>
          </table:table-cell>
          <table:table-cell table:formula="of:=[.B611]-[.B$2]" office:value-type="float" office:value="18.5502319335938" calcext:value-type="float">
            <text:p>18.5502319336</text:p>
          </table:table-cell>
          <table:table-cell table:formula="of:=[.C611]/([.D611]-[.D610])" office:value-type="float" office:value="2870178.78319669" calcext:value-type="float">
            <text:p>2870178.7831966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42770924.00866" calcext:value-type="float">
            <text:p>1442770924.00866</text:p>
          </table:table-cell>
          <table:table-cell office:value-type="float" office:value="8096" calcext:value-type="float">
            <text:p>8096</text:p>
          </table:table-cell>
          <table:table-cell table:formula="of:=[.B612]-[.B$2]" office:value-type="float" office:value="18.5530347824097" calcext:value-type="float">
            <text:p>18.5530347824</text:p>
          </table:table-cell>
          <table:table-cell table:formula="of:=[.C612]/([.D612]-[.D611])" office:value-type="float" office:value="2888489.72303505" calcext:value-type="float">
            <text:p>2888489.7230350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42770924.03368" calcext:value-type="float">
            <text:p>1442770924.03368</text:p>
          </table:table-cell>
          <table:table-cell office:value-type="float" office:value="8096" calcext:value-type="float">
            <text:p>8096</text:p>
          </table:table-cell>
          <table:table-cell table:formula="of:=[.B613]-[.B$2]" office:value-type="float" office:value="18.5780529975891" calcext:value-type="float">
            <text:p>18.5780529976</text:p>
          </table:table-cell>
          <table:table-cell table:formula="of:=[.C613]/([.D613]-[.D612])" office:value-type="float" office:value="323604.219642823" calcext:value-type="float">
            <text:p>323604.21964282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42770924.03651" calcext:value-type="float">
            <text:p>1442770924.03651</text:p>
          </table:table-cell>
          <table:table-cell office:value-type="float" office:value="8096" calcext:value-type="float">
            <text:p>8096</text:p>
          </table:table-cell>
          <table:table-cell table:formula="of:=[.B614]-[.B$2]" office:value-type="float" office:value="18.5808849334717" calcext:value-type="float">
            <text:p>18.5808849335</text:p>
          </table:table-cell>
          <table:table-cell table:formula="of:=[.C614]/([.D614]-[.D613])" office:value-type="float" office:value="2858821.7868328" calcext:value-type="float">
            <text:p>2858821.786832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42770924.03934" calcext:value-type="float">
            <text:p>1442770924.03934</text:p>
          </table:table-cell>
          <table:table-cell office:value-type="float" office:value="8096" calcext:value-type="float">
            <text:p>8096</text:p>
          </table:table-cell>
          <table:table-cell table:formula="of:=[.B615]-[.B$2]" office:value-type="float" office:value="18.5837190151215" calcext:value-type="float">
            <text:p>18.5837190151</text:p>
          </table:table-cell>
          <table:table-cell table:formula="of:=[.C615]/([.D615]-[.D614])" office:value-type="float" office:value="2856657.28812989" calcext:value-type="float">
            <text:p>2856657.2881298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42770924.05865" calcext:value-type="float">
            <text:p>1442770924.05865</text:p>
          </table:table-cell>
          <table:table-cell office:value-type="float" office:value="8096" calcext:value-type="float">
            <text:p>8096</text:p>
          </table:table-cell>
          <table:table-cell table:formula="of:=[.B616]-[.B$2]" office:value-type="float" office:value="18.6030220985413" calcext:value-type="float">
            <text:p>18.6030220985</text:p>
          </table:table-cell>
          <table:table-cell table:formula="of:=[.C616]/([.D616]-[.D615])" office:value-type="float" office:value="419414.85844151" calcext:value-type="float">
            <text:p>419414.8584415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42770924.06146" calcext:value-type="float">
            <text:p>1442770924.06146</text:p>
          </table:table-cell>
          <table:table-cell office:value-type="float" office:value="8096" calcext:value-type="float">
            <text:p>8096</text:p>
          </table:table-cell>
          <table:table-cell table:formula="of:=[.B617]-[.B$2]" office:value-type="float" office:value="18.605833530426" calcext:value-type="float">
            <text:p>18.6058335304</text:p>
          </table:table-cell>
          <table:table-cell table:formula="of:=[.C617]/([.D617]-[.D616])" office:value-type="float" office:value="2879671.40298507" calcext:value-type="float">
            <text:p>2879671.4029850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42770924.06428" calcext:value-type="float">
            <text:p>1442770924.06428</text:p>
          </table:table-cell>
          <table:table-cell office:value-type="float" office:value="8096" calcext:value-type="float">
            <text:p>8096</text:p>
          </table:table-cell>
          <table:table-cell table:formula="of:=[.B618]-[.B$2]" office:value-type="float" office:value="18.6086513996124" calcext:value-type="float">
            <text:p>18.6086513996</text:p>
          </table:table-cell>
          <table:table-cell table:formula="of:=[.C618]/([.D618]-[.D617])" office:value-type="float" office:value="2873092.91682883" calcext:value-type="float">
            <text:p>2873092.9168288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42770924.08373" calcext:value-type="float">
            <text:p>1442770924.08373</text:p>
          </table:table-cell>
          <table:table-cell office:value-type="float" office:value="8096" calcext:value-type="float">
            <text:p>8096</text:p>
          </table:table-cell>
          <table:table-cell table:formula="of:=[.B619]-[.B$2]" office:value-type="float" office:value="18.6281046867371" calcext:value-type="float">
            <text:p>18.6281046867</text:p>
          </table:table-cell>
          <table:table-cell table:formula="of:=[.C619]/([.D619]-[.D618])" office:value-type="float" office:value="416176.451215178" calcext:value-type="float">
            <text:p>416176.45121517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42770924.08655" calcext:value-type="float">
            <text:p>1442770924.08655</text:p>
          </table:table-cell>
          <table:table-cell office:value-type="float" office:value="8096" calcext:value-type="float">
            <text:p>8096</text:p>
          </table:table-cell>
          <table:table-cell table:formula="of:=[.B620]-[.B$2]" office:value-type="float" office:value="18.6309220790863" calcext:value-type="float">
            <text:p>18.6309220791</text:p>
          </table:table-cell>
          <table:table-cell table:formula="of:=[.C620]/([.D620]-[.D619])" office:value-type="float" office:value="2873579.18117966" calcext:value-type="float">
            <text:p>2873579.1811796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42770924.08937" calcext:value-type="float">
            <text:p>1442770924.08937</text:p>
          </table:table-cell>
          <table:table-cell office:value-type="float" office:value="8096" calcext:value-type="float">
            <text:p>8096</text:p>
          </table:table-cell>
          <table:table-cell table:formula="of:=[.B621]-[.B$2]" office:value-type="float" office:value="18.6337423324585" calcext:value-type="float">
            <text:p>18.6337423325</text:p>
          </table:table-cell>
          <table:table-cell table:formula="of:=[.C621]/([.D621]-[.D620])" office:value-type="float" office:value="2870664.06154366" calcext:value-type="float">
            <text:p>2870664.0615436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42770924.10891" calcext:value-type="float">
            <text:p>1442770924.10891</text:p>
          </table:table-cell>
          <table:table-cell office:value-type="float" office:value="8096" calcext:value-type="float">
            <text:p>8096</text:p>
          </table:table-cell>
          <table:table-cell table:formula="of:=[.B622]-[.B$2]" office:value-type="float" office:value="18.6532824039459" calcext:value-type="float">
            <text:p>18.6532824039</text:p>
          </table:table-cell>
          <table:table-cell table:formula="of:=[.C622]/([.D622]-[.D621])" office:value-type="float" office:value="414328.064521639" calcext:value-type="float">
            <text:p>414328.06452163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42770924.11173" calcext:value-type="float">
            <text:p>1442770924.11173</text:p>
          </table:table-cell>
          <table:table-cell office:value-type="float" office:value="8096" calcext:value-type="float">
            <text:p>8096</text:p>
          </table:table-cell>
          <table:table-cell table:formula="of:=[.B623]-[.B$2]" office:value-type="float" office:value="18.6561017036438" calcext:value-type="float">
            <text:p>18.6561017036</text:p>
          </table:table-cell>
          <table:table-cell table:formula="of:=[.C623]/([.D623]-[.D622])" office:value-type="float" office:value="2871635.11069767" calcext:value-type="float">
            <text:p>2871635.1106976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42770924.11454" calcext:value-type="float">
            <text:p>1442770924.11454</text:p>
          </table:table-cell>
          <table:table-cell office:value-type="float" office:value="8096" calcext:value-type="float">
            <text:p>8096</text:p>
          </table:table-cell>
          <table:table-cell table:formula="of:=[.B624]-[.B$2]" office:value-type="float" office:value="18.6589193344116" calcext:value-type="float">
            <text:p>18.6589193344</text:p>
          </table:table-cell>
          <table:table-cell table:formula="of:=[.C624]/([.D624]-[.D623])" office:value-type="float" office:value="2873336.02843121" calcext:value-type="float">
            <text:p>2873336.0284312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42770924.11733" calcext:value-type="float">
            <text:p>1442770924.11733</text:p>
          </table:table-cell>
          <table:table-cell office:value-type="float" office:value="8096" calcext:value-type="float">
            <text:p>8096</text:p>
          </table:table-cell>
          <table:table-cell table:formula="of:=[.B625]-[.B$2]" office:value-type="float" office:value="18.6617078781128" calcext:value-type="float">
            <text:p>18.6617078781</text:p>
          </table:table-cell>
          <table:table-cell table:formula="of:=[.C625]/([.D625]-[.D624])" office:value-type="float" office:value="2903307.55677155" calcext:value-type="float">
            <text:p>2903307.5567715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42770924.13394" calcext:value-type="float">
            <text:p>1442770924.13394</text:p>
          </table:table-cell>
          <table:table-cell office:value-type="float" office:value="8096" calcext:value-type="float">
            <text:p>8096</text:p>
          </table:table-cell>
          <table:table-cell table:formula="of:=[.B626]-[.B$2]" office:value-type="float" office:value="18.6783130168915" calcext:value-type="float">
            <text:p>18.6783130169</text:p>
          </table:table-cell>
          <table:table-cell table:formula="of:=[.C626]/([.D626]-[.D625])" office:value-type="float" office:value="487559.911898574" calcext:value-type="float">
            <text:p>487559.91189857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42770924.13674" calcext:value-type="float">
            <text:p>1442770924.13674</text:p>
          </table:table-cell>
          <table:table-cell office:value-type="float" office:value="8096" calcext:value-type="float">
            <text:p>8096</text:p>
          </table:table-cell>
          <table:table-cell table:formula="of:=[.B627]-[.B$2]" office:value-type="float" office:value="18.6811182498932" calcext:value-type="float">
            <text:p>18.6811182499</text:p>
          </table:table-cell>
          <table:table-cell table:formula="of:=[.C627]/([.D627]-[.D626])" office:value-type="float" office:value="2886034.77681455" calcext:value-type="float">
            <text:p>2886034.7768145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42770924.15906" calcext:value-type="float">
            <text:p>1442770924.15906</text:p>
          </table:table-cell>
          <table:table-cell office:value-type="float" office:value="8096" calcext:value-type="float">
            <text:p>8096</text:p>
          </table:table-cell>
          <table:table-cell table:formula="of:=[.B628]-[.B$2]" office:value-type="float" office:value="18.7034323215485" calcext:value-type="float">
            <text:p>18.7034323215</text:p>
          </table:table-cell>
          <table:table-cell table:formula="of:=[.C628]/([.D628]-[.D627])" office:value-type="float" office:value="362820.381912984" calcext:value-type="float">
            <text:p>362820.38191298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42770924.16188" calcext:value-type="float">
            <text:p>1442770924.16188</text:p>
          </table:table-cell>
          <table:table-cell office:value-type="float" office:value="8096" calcext:value-type="float">
            <text:p>8096</text:p>
          </table:table-cell>
          <table:table-cell table:formula="of:=[.B629]-[.B$2]" office:value-type="float" office:value="18.7062540054321" calcext:value-type="float">
            <text:p>18.7062540054</text:p>
          </table:table-cell>
          <table:table-cell table:formula="of:=[.C629]/([.D629]-[.D628])" office:value-type="float" office:value="2869208.71854668" calcext:value-type="float">
            <text:p>2869208.7185466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42770924.1647" calcext:value-type="float">
            <text:p>1442770924.1647</text:p>
          </table:table-cell>
          <table:table-cell office:value-type="float" office:value="8096" calcext:value-type="float">
            <text:p>8096</text:p>
          </table:table-cell>
          <table:table-cell table:formula="of:=[.B630]-[.B$2]" office:value-type="float" office:value="18.7090771198273" calcext:value-type="float">
            <text:p>18.7090771198</text:p>
          </table:table-cell>
          <table:table-cell table:formula="of:=[.C630]/([.D630]-[.D629])" office:value-type="float" office:value="2867754.85043493" calcext:value-type="float">
            <text:p>2867754.8504349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42770924.16756" calcext:value-type="float">
            <text:p>1442770924.16756</text:p>
          </table:table-cell>
          <table:table-cell office:value-type="float" office:value="8096" calcext:value-type="float">
            <text:p>8096</text:p>
          </table:table-cell>
          <table:table-cell table:formula="of:=[.B631]-[.B$2]" office:value-type="float" office:value="18.7119402885437" calcext:value-type="float">
            <text:p>18.7119402885</text:p>
          </table:table-cell>
          <table:table-cell table:formula="of:=[.C631]/([.D631]-[.D630])" office:value-type="float" office:value="2827636.37138813" calcext:value-type="float">
            <text:p>2827636.3713881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42770924.17038" calcext:value-type="float">
            <text:p>1442770924.17038</text:p>
          </table:table-cell>
          <table:table-cell office:value-type="float" office:value="8096" calcext:value-type="float">
            <text:p>8096</text:p>
          </table:table-cell>
          <table:table-cell table:formula="of:=[.B632]-[.B$2]" office:value-type="float" office:value="18.7147586345673" calcext:value-type="float">
            <text:p>18.7147586346</text:p>
          </table:table-cell>
          <table:table-cell table:formula="of:=[.C632]/([.D632]-[.D631])" office:value-type="float" office:value="2872606.81702056" calcext:value-type="float">
            <text:p>2872606.8170205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42770924.1732" calcext:value-type="float">
            <text:p>1442770924.1732</text:p>
          </table:table-cell>
          <table:table-cell office:value-type="float" office:value="8096" calcext:value-type="float">
            <text:p>8096</text:p>
          </table:table-cell>
          <table:table-cell table:formula="of:=[.B633]-[.B$2]" office:value-type="float" office:value="18.7175798416138" calcext:value-type="float">
            <text:p>18.7175798416</text:p>
          </table:table-cell>
          <table:table-cell table:formula="of:=[.C633]/([.D633]-[.D632])" office:value-type="float" office:value="2869693.66889208" calcext:value-type="float">
            <text:p>2869693.6688920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42770924.176" calcext:value-type="float">
            <text:p>1442770924.176</text:p>
          </table:table-cell>
          <table:table-cell office:value-type="float" office:value="8096" calcext:value-type="float">
            <text:p>8096</text:p>
          </table:table-cell>
          <table:table-cell table:formula="of:=[.B634]-[.B$2]" office:value-type="float" office:value="18.7203793525696" calcext:value-type="float">
            <text:p>18.7203793526</text:p>
          </table:table-cell>
          <table:table-cell table:formula="of:=[.C634]/([.D634]-[.D633])" office:value-type="float" office:value="2891933.67262817" calcext:value-type="float">
            <text:p>2891933.6726281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442770924.17882" calcext:value-type="float">
            <text:p>1442770924.17882</text:p>
          </table:table-cell>
          <table:table-cell office:value-type="float" office:value="8096" calcext:value-type="float">
            <text:p>8096</text:p>
          </table:table-cell>
          <table:table-cell table:formula="of:=[.B635]-[.B$2]" office:value-type="float" office:value="18.7231984138489" calcext:value-type="float">
            <text:p>18.7231984138</text:p>
          </table:table-cell>
          <table:table-cell table:formula="of:=[.C635]/([.D635]-[.D634])" office:value-type="float" office:value="2871877.97564276" calcext:value-type="float">
            <text:p>2871877.9756427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42770924.19252" calcext:value-type="float">
            <text:p>1442770924.19252</text:p>
          </table:table-cell>
          <table:table-cell office:value-type="float" office:value="8096" calcext:value-type="float">
            <text:p>8096</text:p>
          </table:table-cell>
          <table:table-cell table:formula="of:=[.B636]-[.B$2]" office:value-type="float" office:value="18.7368979454041" calcext:value-type="float">
            <text:p>18.7368979454</text:p>
          </table:table-cell>
          <table:table-cell table:formula="of:=[.C636]/([.D636]-[.D635])" office:value-type="float" office:value="590969.112147581" calcext:value-type="float">
            <text:p>590969.11214758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442770924.1954" calcext:value-type="float">
            <text:p>1442770924.1954</text:p>
          </table:table-cell>
          <table:table-cell office:value-type="float" office:value="8096" calcext:value-type="float">
            <text:p>8096</text:p>
          </table:table-cell>
          <table:table-cell table:formula="of:=[.B637]-[.B$2]" office:value-type="float" office:value="18.7397770881653" calcext:value-type="float">
            <text:p>18.7397770882</text:p>
          </table:table-cell>
          <table:table-cell table:formula="of:=[.C637]/([.D637]-[.D636])" office:value-type="float" office:value="2811948.09407088" calcext:value-type="float">
            <text:p>2811948.0940708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442770924.21768" calcext:value-type="float">
            <text:p>1442770924.21768</text:p>
          </table:table-cell>
          <table:table-cell office:value-type="float" office:value="8096" calcext:value-type="float">
            <text:p>8096</text:p>
          </table:table-cell>
          <table:table-cell table:formula="of:=[.B638]-[.B$2]" office:value-type="float" office:value="18.7620530128479" calcext:value-type="float">
            <text:p>18.7620530128</text:p>
          </table:table-cell>
          <table:table-cell table:formula="of:=[.C638]/([.D638]-[.D637])" office:value-type="float" office:value="363441.702885521" calcext:value-type="float">
            <text:p>363441.70288552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442770924.2205" calcext:value-type="float">
            <text:p>1442770924.2205</text:p>
          </table:table-cell>
          <table:table-cell office:value-type="float" office:value="8096" calcext:value-type="float">
            <text:p>8096</text:p>
          </table:table-cell>
          <table:table-cell table:formula="of:=[.B639]-[.B$2]" office:value-type="float" office:value="18.7648770809174" calcext:value-type="float">
            <text:p>18.7648770809</text:p>
          </table:table-cell>
          <table:table-cell table:formula="of:=[.C639]/([.D639]-[.D638])" office:value-type="float" office:value="2866786.42330097" calcext:value-type="float">
            <text:p>2866786.4233009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42770924.22333" calcext:value-type="float">
            <text:p>1442770924.22333</text:p>
          </table:table-cell>
          <table:table-cell office:value-type="float" office:value="8096" calcext:value-type="float">
            <text:p>8096</text:p>
          </table:table-cell>
          <table:table-cell table:formula="of:=[.B640]-[.B$2]" office:value-type="float" office:value="18.7677044868469" calcext:value-type="float">
            <text:p>18.7677044868</text:p>
          </table:table-cell>
          <table:table-cell table:formula="of:=[.C640]/([.D640]-[.D639])" office:value-type="float" office:value="2863402.07302471" calcext:value-type="float">
            <text:p>2863402.0730247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442770924.24266" calcext:value-type="float">
            <text:p>1442770924.24266</text:p>
          </table:table-cell>
          <table:table-cell office:value-type="float" office:value="8096" calcext:value-type="float">
            <text:p>8096</text:p>
          </table:table-cell>
          <table:table-cell table:formula="of:=[.B641]-[.B$2]" office:value-type="float" office:value="18.7870390415192" calcext:value-type="float">
            <text:p>18.7870390415</text:p>
          </table:table-cell>
          <table:table-cell table:formula="of:=[.C641]/([.D641]-[.D640])" office:value-type="float" office:value="418732.168247118" calcext:value-type="float">
            <text:p>418732.16824711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42770924.24548" calcext:value-type="float">
            <text:p>1442770924.24548</text:p>
          </table:table-cell>
          <table:table-cell office:value-type="float" office:value="8096" calcext:value-type="float">
            <text:p>8096</text:p>
          </table:table-cell>
          <table:table-cell table:formula="of:=[.B642]-[.B$2]" office:value-type="float" office:value="18.7898576259613" calcext:value-type="float">
            <text:p>18.789857626</text:p>
          </table:table-cell>
          <table:table-cell table:formula="of:=[.C642]/([.D642]-[.D641])" office:value-type="float" office:value="2872363.82879377" calcext:value-type="float">
            <text:p>2872363.8287937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42770924.24832" calcext:value-type="float">
            <text:p>1442770924.24832</text:p>
          </table:table-cell>
          <table:table-cell office:value-type="float" office:value="8096" calcext:value-type="float">
            <text:p>8096</text:p>
          </table:table-cell>
          <table:table-cell table:formula="of:=[.B643]-[.B$2]" office:value-type="float" office:value="18.7926986217499" calcext:value-type="float">
            <text:p>18.7926986217</text:p>
          </table:table-cell>
          <table:table-cell table:formula="of:=[.C643]/([.D643]-[.D642])" office:value-type="float" office:value="2849705.03390399" calcext:value-type="float">
            <text:p>2849705.0339039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42770924.25941" calcext:value-type="float">
            <text:p>1442770924.25941</text:p>
          </table:table-cell>
          <table:table-cell office:value-type="float" office:value="8096" calcext:value-type="float">
            <text:p>8096</text:p>
          </table:table-cell>
          <table:table-cell table:formula="of:=[.B644]-[.B$2]" office:value-type="float" office:value="18.8037810325623" calcext:value-type="float">
            <text:p>18.8037810326</text:p>
          </table:table-cell>
          <table:table-cell table:formula="of:=[.C644]/([.D644]-[.D643])" office:value-type="float" office:value="730526.970806531" calcext:value-type="float">
            <text:p>730526.97080653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42770924.27597" calcext:value-type="float">
            <text:p>1442770924.27597</text:p>
          </table:table-cell>
          <table:table-cell office:value-type="float" office:value="8096" calcext:value-type="float">
            <text:p>8096</text:p>
          </table:table-cell>
          <table:table-cell table:formula="of:=[.B645]-[.B$2]" office:value-type="float" office:value="18.8203463554382" calcext:value-type="float">
            <text:p>18.8203463554</text:p>
          </table:table-cell>
          <table:table-cell table:formula="of:=[.C645]/([.D645]-[.D644])" office:value-type="float" office:value="488731.795970063" calcext:value-type="float">
            <text:p>488731.79597006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42770924.28441" calcext:value-type="float">
            <text:p>1442770924.28441</text:p>
          </table:table-cell>
          <table:table-cell office:value-type="float" office:value="8096" calcext:value-type="float">
            <text:p>8096</text:p>
          </table:table-cell>
          <table:table-cell table:formula="of:=[.B646]-[.B$2]" office:value-type="float" office:value="18.8287847042084" calcext:value-type="float">
            <text:p>18.8287847042</text:p>
          </table:table-cell>
          <table:table-cell table:formula="of:=[.C646]/([.D646]-[.D645])" office:value-type="float" office:value="959429.412143644" calcext:value-type="float">
            <text:p>959429.41214364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42770924.28723" calcext:value-type="float">
            <text:p>1442770924.28723</text:p>
          </table:table-cell>
          <table:table-cell office:value-type="float" office:value="8096" calcext:value-type="float">
            <text:p>8096</text:p>
          </table:table-cell>
          <table:table-cell table:formula="of:=[.B647]-[.B$2]" office:value-type="float" office:value="18.8316016197205" calcext:value-type="float">
            <text:p>18.8316016197</text:p>
          </table:table-cell>
          <table:table-cell table:formula="of:=[.C647]/([.D647]-[.D646])" office:value-type="float" office:value="2874065.61015658" calcext:value-type="float">
            <text:p>2874065.6101565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42770924.30098" calcext:value-type="float">
            <text:p>1442770924.30098</text:p>
          </table:table-cell>
          <table:table-cell office:value-type="float" office:value="8096" calcext:value-type="float">
            <text:p>8096</text:p>
          </table:table-cell>
          <table:table-cell table:formula="of:=[.B648]-[.B$2]" office:value-type="float" office:value="18.8453583717346" calcext:value-type="float">
            <text:p>18.8453583717</text:p>
          </table:table-cell>
          <table:table-cell table:formula="of:=[.C648]/([.D648]-[.D647])" office:value-type="float" office:value="588511.008388215" calcext:value-type="float">
            <text:p>588511.00838821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42770924.32636" calcext:value-type="float">
            <text:p>1442770924.32636</text:p>
          </table:table-cell>
          <table:table-cell office:value-type="float" office:value="8096" calcext:value-type="float">
            <text:p>8096</text:p>
          </table:table-cell>
          <table:table-cell table:formula="of:=[.B649]-[.B$2]" office:value-type="float" office:value="18.8707315921783" calcext:value-type="float">
            <text:p>18.8707315922</text:p>
          </table:table-cell>
          <table:table-cell table:formula="of:=[.C649]/([.D649]-[.D648])" office:value-type="float" office:value="319076.564126176" calcext:value-type="float">
            <text:p>319076.56412617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42770924.32917" calcext:value-type="float">
            <text:p>1442770924.32917</text:p>
          </table:table-cell>
          <table:table-cell office:value-type="float" office:value="8096" calcext:value-type="float">
            <text:p>8096</text:p>
          </table:table-cell>
          <table:table-cell table:formula="of:=[.B650]-[.B$2]" office:value-type="float" office:value="18.873548746109" calcext:value-type="float">
            <text:p>18.8735487461</text:p>
          </table:table-cell>
          <table:table-cell table:formula="of:=[.C650]/([.D650]-[.D649])" office:value-type="float" office:value="2873822.37508463" calcext:value-type="float">
            <text:p>2873822.3750846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42770924.332" calcext:value-type="float">
            <text:p>1442770924.332</text:p>
          </table:table-cell>
          <table:table-cell office:value-type="float" office:value="8096" calcext:value-type="float">
            <text:p>8096</text:p>
          </table:table-cell>
          <table:table-cell table:formula="of:=[.B651]-[.B$2]" office:value-type="float" office:value="18.8763709068298" calcext:value-type="float">
            <text:p>18.8763709068</text:p>
          </table:table-cell>
          <table:table-cell table:formula="of:=[.C651]/([.D651]-[.D650])" office:value-type="float" office:value="2868723.93207738" calcext:value-type="float">
            <text:p>2868723.9320773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42770924.35143" calcext:value-type="float">
            <text:p>1442770924.35143</text:p>
          </table:table-cell>
          <table:table-cell office:value-type="float" office:value="8096" calcext:value-type="float">
            <text:p>8096</text:p>
          </table:table-cell>
          <table:table-cell table:formula="of:=[.B652]-[.B$2]" office:value-type="float" office:value="18.895801782608" calcext:value-type="float">
            <text:p>18.8958017826</text:p>
          </table:table-cell>
          <table:table-cell table:formula="of:=[.C652]/([.D652]-[.D651])" office:value-type="float" office:value="416656.464300176" calcext:value-type="float">
            <text:p>416656.46430017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42770924.35424" calcext:value-type="float">
            <text:p>1442770924.35424</text:p>
          </table:table-cell>
          <table:table-cell office:value-type="float" office:value="8096" calcext:value-type="float">
            <text:p>8096</text:p>
          </table:table-cell>
          <table:table-cell table:formula="of:=[.B653]-[.B$2]" office:value-type="float" office:value="18.898619890213" calcext:value-type="float">
            <text:p>18.8986198902</text:p>
          </table:table-cell>
          <table:table-cell table:formula="of:=[.C653]/([.D653]-[.D652])" office:value-type="float" office:value="2872849.8463621" calcext:value-type="float">
            <text:p>2872849.846362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42770924.35706" calcext:value-type="float">
            <text:p>1442770924.35706</text:p>
          </table:table-cell>
          <table:table-cell office:value-type="float" office:value="8096" calcext:value-type="float">
            <text:p>8096</text:p>
          </table:table-cell>
          <table:table-cell table:formula="of:=[.B654]-[.B$2]" office:value-type="float" office:value="18.9014394283295" calcext:value-type="float">
            <text:p>18.9014394283</text:p>
          </table:table-cell>
          <table:table-cell table:formula="of:=[.C654]/([.D654]-[.D653])" office:value-type="float" office:value="2871392.28682564" calcext:value-type="float">
            <text:p>2871392.2868256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42770924.35985" calcext:value-type="float">
            <text:p>1442770924.35985</text:p>
          </table:table-cell>
          <table:table-cell office:value-type="float" office:value="8096" calcext:value-type="float">
            <text:p>8096</text:p>
          </table:table-cell>
          <table:table-cell table:formula="of:=[.B655]-[.B$2]" office:value-type="float" office:value="18.904226064682" calcext:value-type="float">
            <text:p>18.9042260647</text:p>
          </table:table-cell>
          <table:table-cell table:formula="of:=[.C655]/([.D655]-[.D654])" office:value-type="float" office:value="2905294.76249144" calcext:value-type="float">
            <text:p>2905294.7624914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42770924.36868" calcext:value-type="float">
            <text:p>1442770924.36868</text:p>
          </table:table-cell>
          <table:table-cell office:value-type="float" office:value="8096" calcext:value-type="float">
            <text:p>8096</text:p>
          </table:table-cell>
          <table:table-cell table:formula="of:=[.B656]-[.B$2]" office:value-type="float" office:value="18.9130511283875" calcext:value-type="float">
            <text:p>18.9130511284</text:p>
          </table:table-cell>
          <table:table-cell table:formula="of:=[.C656]/([.D656]-[.D655])" office:value-type="float" office:value="917387.145319465" calcext:value-type="float">
            <text:p>917387.14531946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42770924.3846" calcext:value-type="float">
            <text:p>1442770924.3846</text:p>
          </table:table-cell>
          <table:table-cell office:value-type="float" office:value="8096" calcext:value-type="float">
            <text:p>8096</text:p>
          </table:table-cell>
          <table:table-cell table:formula="of:=[.B657]-[.B$2]" office:value-type="float" office:value="18.92897772789" calcext:value-type="float">
            <text:p>18.9289777279</text:p>
          </table:table-cell>
          <table:table-cell table:formula="of:=[.C657]/([.D657]-[.D656])" office:value-type="float" office:value="508331.988802563" calcext:value-type="float">
            <text:p>508331.98880256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42770924.40117" calcext:value-type="float">
            <text:p>1442770924.40117</text:p>
          </table:table-cell>
          <table:table-cell office:value-type="float" office:value="8096" calcext:value-type="float">
            <text:p>8096</text:p>
          </table:table-cell>
          <table:table-cell table:formula="of:=[.B658]-[.B$2]" office:value-type="float" office:value="18.9455459117889" calcext:value-type="float">
            <text:p>18.9455459118</text:p>
          </table:table-cell>
          <table:table-cell table:formula="of:=[.C658]/([.D658]-[.D657])" office:value-type="float" office:value="488647.400909457" calcext:value-type="float">
            <text:p>488647.40090945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42770924.40399" calcext:value-type="float">
            <text:p>1442770924.40399</text:p>
          </table:table-cell>
          <table:table-cell office:value-type="float" office:value="8096" calcext:value-type="float">
            <text:p>8096</text:p>
          </table:table-cell>
          <table:table-cell table:formula="of:=[.B659]-[.B$2]" office:value-type="float" office:value="18.9483630657196" calcext:value-type="float">
            <text:p>18.9483630657</text:p>
          </table:table-cell>
          <table:table-cell table:formula="of:=[.C659]/([.D659]-[.D658])" office:value-type="float" office:value="2873822.37508463" calcext:value-type="float">
            <text:p>2873822.3750846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42770924.40949" calcext:value-type="float">
            <text:p>1442770924.40949</text:p>
          </table:table-cell>
          <table:table-cell office:value-type="float" office:value="8096" calcext:value-type="float">
            <text:p>8096</text:p>
          </table:table-cell>
          <table:table-cell table:formula="of:=[.B660]-[.B$2]" office:value-type="float" office:value="18.9538669586182" calcext:value-type="float">
            <text:p>18.9538669586</text:p>
          </table:table-cell>
          <table:table-cell table:formula="of:=[.C660]/([.D660]-[.D659])" office:value-type="float" office:value="1470958.85570717" calcext:value-type="float">
            <text:p>1470958.8557071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42770924.43445" calcext:value-type="float">
            <text:p>1442770924.43445</text:p>
          </table:table-cell>
          <table:table-cell office:value-type="float" office:value="8096" calcext:value-type="float">
            <text:p>8096</text:p>
          </table:table-cell>
          <table:table-cell table:formula="of:=[.B661]-[.B$2]" office:value-type="float" office:value="18.9788227081299" calcext:value-type="float">
            <text:p>18.9788227081</text:p>
          </table:table-cell>
          <table:table-cell table:formula="of:=[.C661]/([.D661]-[.D660])" office:value-type="float" office:value="324414.219504739" calcext:value-type="float">
            <text:p>324414.21950473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42770924.43727" calcext:value-type="float">
            <text:p>1442770924.43727</text:p>
          </table:table-cell>
          <table:table-cell office:value-type="float" office:value="8096" calcext:value-type="float">
            <text:p>8096</text:p>
          </table:table-cell>
          <table:table-cell table:formula="of:=[.B662]-[.B$2]" office:value-type="float" office:value="18.9816453456879" calcext:value-type="float">
            <text:p>18.9816453457</text:p>
          </table:table-cell>
          <table:table-cell table:formula="of:=[.C662]/([.D662]-[.D661])" office:value-type="float" office:value="2868239.30940113" calcext:value-type="float">
            <text:p>2868239.3094011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42770924.44276" calcext:value-type="float">
            <text:p>1442770924.44276</text:p>
          </table:table-cell>
          <table:table-cell office:value-type="float" office:value="8096" calcext:value-type="float">
            <text:p>8096</text:p>
          </table:table-cell>
          <table:table-cell table:formula="of:=[.B663]-[.B$2]" office:value-type="float" office:value="18.9871366024017" calcext:value-type="float">
            <text:p>18.9871366024</text:p>
          </table:table-cell>
          <table:table-cell table:formula="of:=[.C663]/([.D663]-[.D662])" office:value-type="float" office:value="1474343.74713442" calcext:value-type="float">
            <text:p>1474343.7471344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42770924.45939" calcext:value-type="float">
            <text:p>1442770924.45939</text:p>
          </table:table-cell>
          <table:table-cell office:value-type="float" office:value="8096" calcext:value-type="float">
            <text:p>8096</text:p>
          </table:table-cell>
          <table:table-cell table:formula="of:=[.B664]-[.B$2]" office:value-type="float" office:value="19.0037670135498" calcext:value-type="float">
            <text:p>19.0037670135</text:p>
          </table:table-cell>
          <table:table-cell table:formula="of:=[.C664]/([.D664]-[.D663])" office:value-type="float" office:value="486818.992502115" calcext:value-type="float">
            <text:p>486818.99250211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42770924.46765" calcext:value-type="float">
            <text:p>1442770924.46765</text:p>
          </table:table-cell>
          <table:table-cell office:value-type="float" office:value="8096" calcext:value-type="float">
            <text:p>8096</text:p>
          </table:table-cell>
          <table:table-cell table:formula="of:=[.B665]-[.B$2]" office:value-type="float" office:value="19.0120251178741" calcext:value-type="float">
            <text:p>19.0120251179</text:p>
          </table:table-cell>
          <table:table-cell table:formula="of:=[.C665]/([.D665]-[.D664])" office:value-type="float" office:value="980370.274099951" calcext:value-type="float">
            <text:p>980370.27409995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42770924.47047" calcext:value-type="float">
            <text:p>1442770924.47047</text:p>
          </table:table-cell>
          <table:table-cell office:value-type="float" office:value="8096" calcext:value-type="float">
            <text:p>8096</text:p>
          </table:table-cell>
          <table:table-cell table:formula="of:=[.B666]-[.B$2]" office:value-type="float" office:value="19.014847278595" calcext:value-type="float">
            <text:p>19.0148472786</text:p>
          </table:table-cell>
          <table:table-cell table:formula="of:=[.C666]/([.D666]-[.D665])" office:value-type="float" office:value="2868723.93207738" calcext:value-type="float">
            <text:p>2868723.9320773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42770924.48437" calcext:value-type="float">
            <text:p>1442770924.48437</text:p>
          </table:table-cell>
          <table:table-cell office:value-type="float" office:value="8096" calcext:value-type="float">
            <text:p>8096</text:p>
          </table:table-cell>
          <table:table-cell table:formula="of:=[.B667]-[.B$2]" office:value-type="float" office:value="19.0287477970123" calcext:value-type="float">
            <text:p>19.028747797</text:p>
          </table:table-cell>
          <table:table-cell table:formula="of:=[.C667]/([.D667]-[.D666])" office:value-type="float" office:value="582424.320944034" calcext:value-type="float">
            <text:p>582424.32094403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442770924.49255" calcext:value-type="float">
            <text:p>1442770924.49255</text:p>
          </table:table-cell>
          <table:table-cell office:value-type="float" office:value="8096" calcext:value-type="float">
            <text:p>8096</text:p>
          </table:table-cell>
          <table:table-cell table:formula="of:=[.B668]-[.B$2]" office:value-type="float" office:value="19.036928653717" calcext:value-type="float">
            <text:p>19.0369286537</text:p>
          </table:table-cell>
          <table:table-cell table:formula="of:=[.C668]/([.D668]-[.D667])" office:value-type="float" office:value="989627.406056014" calcext:value-type="float">
            <text:p>989627.40605601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442770924.49538" calcext:value-type="float">
            <text:p>1442770924.49538</text:p>
          </table:table-cell>
          <table:table-cell office:value-type="float" office:value="8096" calcext:value-type="float">
            <text:p>8096</text:p>
          </table:table-cell>
          <table:table-cell table:formula="of:=[.B669]-[.B$2]" office:value-type="float" office:value="19.0397524833679" calcext:value-type="float">
            <text:p>19.0397524834</text:p>
          </table:table-cell>
          <table:table-cell table:formula="of:=[.C669]/([.D669]-[.D668])" office:value-type="float" office:value="2867028.46876055" calcext:value-type="float">
            <text:p>2867028.4687605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442770924.51761" calcext:value-type="float">
            <text:p>1442770924.51761</text:p>
          </table:table-cell>
          <table:table-cell office:value-type="float" office:value="8096" calcext:value-type="float">
            <text:p>8096</text:p>
          </table:table-cell>
          <table:table-cell table:formula="of:=[.B670]-[.B$2]" office:value-type="float" office:value="19.061984539032" calcext:value-type="float">
            <text:p>19.061984539</text:p>
          </table:table-cell>
          <table:table-cell table:formula="of:=[.C670]/([.D670]-[.D669])" office:value-type="float" office:value="364158.857927248" calcext:value-type="float">
            <text:p>364158.85792724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42770924.52043" calcext:value-type="float">
            <text:p>1442770924.52043</text:p>
          </table:table-cell>
          <table:table-cell office:value-type="float" office:value="8096" calcext:value-type="float">
            <text:p>8096</text:p>
          </table:table-cell>
          <table:table-cell table:formula="of:=[.B671]-[.B$2]" office:value-type="float" office:value="19.0648050308228" calcext:value-type="float">
            <text:p>19.0648050308</text:p>
          </table:table-cell>
          <table:table-cell table:formula="of:=[.C671]/([.D671]-[.D670])" office:value-type="float" office:value="2870421.40185968" calcext:value-type="float">
            <text:p>2870421.4018596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442770924.52325" calcext:value-type="float">
            <text:p>1442770924.52325</text:p>
          </table:table-cell>
          <table:table-cell office:value-type="float" office:value="8096" calcext:value-type="float">
            <text:p>8096</text:p>
          </table:table-cell>
          <table:table-cell table:formula="of:=[.B672]-[.B$2]" office:value-type="float" office:value="19.0676276683807" calcext:value-type="float">
            <text:p>19.0676276684</text:p>
          </table:table-cell>
          <table:table-cell table:formula="of:=[.C672]/([.D672]-[.D671])" office:value-type="float" office:value="2868239.30940113" calcext:value-type="float">
            <text:p>2868239.3094011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442770924.54235" calcext:value-type="float">
            <text:p>1442770924.54235</text:p>
          </table:table-cell>
          <table:table-cell office:value-type="float" office:value="8096" calcext:value-type="float">
            <text:p>8096</text:p>
          </table:table-cell>
          <table:table-cell table:formula="of:=[.B673]-[.B$2]" office:value-type="float" office:value="19.0867245197296" calcext:value-type="float">
            <text:p>19.0867245197</text:p>
          </table:table-cell>
          <table:table-cell table:formula="of:=[.C673]/([.D673]-[.D672])" office:value-type="float" office:value="423944.233114435" calcext:value-type="float">
            <text:p>423944.23311443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442770924.55091" calcext:value-type="float">
            <text:p>1442770924.55091</text:p>
          </table:table-cell>
          <table:table-cell office:value-type="float" office:value="8096" calcext:value-type="float">
            <text:p>8096</text:p>
          </table:table-cell>
          <table:table-cell table:formula="of:=[.B674]-[.B$2]" office:value-type="float" office:value="19.0952889919281" calcext:value-type="float">
            <text:p>19.0952889919</text:p>
          </table:table-cell>
          <table:table-cell table:formula="of:=[.C674]/([.D674]-[.D673])" office:value-type="float" office:value="945300.517343132" calcext:value-type="float">
            <text:p>945300.51734313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442770924.5606" calcext:value-type="float">
            <text:p>1442770924.5606</text:p>
          </table:table-cell>
          <table:table-cell office:value-type="float" office:value="8096" calcext:value-type="float">
            <text:p>8096</text:p>
          </table:table-cell>
          <table:table-cell table:formula="of:=[.B675]-[.B$2]" office:value-type="float" office:value="19.1049780845642" calcext:value-type="float">
            <text:p>19.1049780846</text:p>
          </table:table-cell>
          <table:table-cell table:formula="of:=[.C675]/([.D675]-[.D674])" office:value-type="float" office:value="835578.758926155" calcext:value-type="float">
            <text:p>835578.75892615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442770924.56342" calcext:value-type="float">
            <text:p>1442770924.56342</text:p>
          </table:table-cell>
          <table:table-cell office:value-type="float" office:value="8096" calcext:value-type="float">
            <text:p>8096</text:p>
          </table:table-cell>
          <table:table-cell table:formula="of:=[.B676]-[.B$2]" office:value-type="float" office:value="19.1077990531921" calcext:value-type="float">
            <text:p>19.1077990532</text:p>
          </table:table-cell>
          <table:table-cell table:formula="of:=[.C676]/([.D676]-[.D675])" office:value-type="float" office:value="2869936.20554429" calcext:value-type="float">
            <text:p>2869936.20554429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42770924.5759" calcext:value-type="float">
            <text:p>1442770924.5759</text:p>
          </table:table-cell>
          <table:table-cell office:value-type="float" office:value="8096" calcext:value-type="float">
            <text:p>8096</text:p>
          </table:table-cell>
          <table:table-cell table:formula="of:=[.B677]-[.B$2]" office:value-type="float" office:value="19.1202766895294" calcext:value-type="float">
            <text:p>19.1202766895</text:p>
          </table:table-cell>
          <table:table-cell table:formula="of:=[.C677]/([.D677]-[.D676])" office:value-type="float" office:value="648840.836610299" calcext:value-type="float">
            <text:p>648840.83661029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42770924.58404" calcext:value-type="float">
            <text:p>1442770924.58404</text:p>
          </table:table-cell>
          <table:table-cell office:value-type="float" office:value="8096" calcext:value-type="float">
            <text:p>8096</text:p>
          </table:table-cell>
          <table:table-cell table:formula="of:=[.B678]-[.B$2]" office:value-type="float" office:value="19.1284146308899" calcext:value-type="float">
            <text:p>19.1284146309</text:p>
          </table:table-cell>
          <table:table-cell table:formula="of:=[.C678]/([.D678]-[.D677])" office:value-type="float" office:value="994846.195294876" calcext:value-type="float">
            <text:p>994846.19529487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442770924.58685" calcext:value-type="float">
            <text:p>1442770924.58685</text:p>
          </table:table-cell>
          <table:table-cell office:value-type="float" office:value="8096" calcext:value-type="float">
            <text:p>8096</text:p>
          </table:table-cell>
          <table:table-cell table:formula="of:=[.B679]-[.B$2]" office:value-type="float" office:value="19.1312301158905" calcext:value-type="float">
            <text:p>19.1312301159</text:p>
          </table:table-cell>
          <table:table-cell table:formula="of:=[.C679]/([.D679]-[.D678])" office:value-type="float" office:value="2875525.88568041" calcext:value-type="float">
            <text:p>2875525.8856804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442770924.60086" calcext:value-type="float">
            <text:p>1442770924.60086</text:p>
          </table:table-cell>
          <table:table-cell office:value-type="float" office:value="8096" calcext:value-type="float">
            <text:p>8096</text:p>
          </table:table-cell>
          <table:table-cell table:formula="of:=[.B680]-[.B$2]" office:value-type="float" office:value="19.1452357769012" calcext:value-type="float">
            <text:p>19.1452357769</text:p>
          </table:table-cell>
          <table:table-cell table:formula="of:=[.C680]/([.D680]-[.D679])" office:value-type="float" office:value="578051.974397385" calcext:value-type="float">
            <text:p>578051.97439738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442770924.62585" calcext:value-type="float">
            <text:p>1442770924.62585</text:p>
          </table:table-cell>
          <table:table-cell office:value-type="float" office:value="8096" calcext:value-type="float">
            <text:p>8096</text:p>
          </table:table-cell>
          <table:table-cell table:formula="of:=[.B681]-[.B$2]" office:value-type="float" office:value="19.1702296733856" calcext:value-type="float">
            <text:p>19.1702296734</text:p>
          </table:table-cell>
          <table:table-cell table:formula="of:=[.C681]/([.D681]-[.D680])" office:value-type="float" office:value="323919.081807082" calcext:value-type="float">
            <text:p>323919.08180708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442770924.62867" calcext:value-type="float">
            <text:p>1442770924.62867</text:p>
          </table:table-cell>
          <table:table-cell office:value-type="float" office:value="8096" calcext:value-type="float">
            <text:p>8096</text:p>
          </table:table-cell>
          <table:table-cell table:formula="of:=[.B682]-[.B$2]" office:value-type="float" office:value="19.1730449199677" calcext:value-type="float">
            <text:p>19.17304492</text:p>
          </table:table-cell>
          <table:table-cell table:formula="of:=[.C682]/([.D682]-[.D681])" office:value-type="float" office:value="2875769.40921409" calcext:value-type="float">
            <text:p>2875769.40921409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442770924.63152" calcext:value-type="float">
            <text:p>1442770924.63152</text:p>
          </table:table-cell>
          <table:table-cell office:value-type="float" office:value="8096" calcext:value-type="float">
            <text:p>8096</text:p>
          </table:table-cell>
          <table:table-cell table:formula="of:=[.B683]-[.B$2]" office:value-type="float" office:value="19.175895690918" calcext:value-type="float">
            <text:p>19.1758956909</text:p>
          </table:table-cell>
          <table:table-cell table:formula="of:=[.C683]/([.D683]-[.D682])" office:value-type="float" office:value="2839933.52713891" calcext:value-type="float">
            <text:p>2839933.5271389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42770924.64244" calcext:value-type="float">
            <text:p>1442770924.64244</text:p>
          </table:table-cell>
          <table:table-cell office:value-type="float" office:value="8096" calcext:value-type="float">
            <text:p>8096</text:p>
          </table:table-cell>
          <table:table-cell table:formula="of:=[.B684]-[.B$2]" office:value-type="float" office:value="19.1868169307709" calcext:value-type="float">
            <text:p>19.1868169308</text:p>
          </table:table-cell>
          <table:table-cell table:formula="of:=[.C684]/([.D684]-[.D683])" office:value-type="float" office:value="741307.773571725" calcext:value-type="float">
            <text:p>741307.77357172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442770924.65924" calcext:value-type="float">
            <text:p>1442770924.65924</text:p>
          </table:table-cell>
          <table:table-cell office:value-type="float" office:value="8096" calcext:value-type="float">
            <text:p>8096</text:p>
          </table:table-cell>
          <table:table-cell table:formula="of:=[.B685]-[.B$2]" office:value-type="float" office:value="19.203616142273" calcext:value-type="float">
            <text:p>19.2036161423</text:p>
          </table:table-cell>
          <table:table-cell table:formula="of:=[.C685]/([.D685]-[.D684])" office:value-type="float" office:value="481927.380877365" calcext:value-type="float">
            <text:p>481927.38087736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442770924.6621" calcext:value-type="float">
            <text:p>1442770924.6621</text:p>
          </table:table-cell>
          <table:table-cell office:value-type="float" office:value="8096" calcext:value-type="float">
            <text:p>8096</text:p>
          </table:table-cell>
          <table:table-cell table:formula="of:=[.B686]-[.B$2]" office:value-type="float" office:value="19.2064793109894" calcext:value-type="float">
            <text:p>19.206479311</text:p>
          </table:table-cell>
          <table:table-cell table:formula="of:=[.C686]/([.D686]-[.D685])" office:value-type="float" office:value="2827636.37138813" calcext:value-type="float">
            <text:p>2827636.3713881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42770924.66756" calcext:value-type="float">
            <text:p>1442770924.66756</text:p>
          </table:table-cell>
          <table:table-cell office:value-type="float" office:value="8096" calcext:value-type="float">
            <text:p>8096</text:p>
          </table:table-cell>
          <table:table-cell table:formula="of:=[.B687]-[.B$2]" office:value-type="float" office:value="19.2119407653809" calcext:value-type="float">
            <text:p>19.2119407654</text:p>
          </table:table-cell>
          <table:table-cell table:formula="of:=[.C687]/([.D687]-[.D686])" office:value-type="float" office:value="1482389.01575937" calcext:value-type="float">
            <text:p>1482389.0157593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42770924.68436" calcext:value-type="float">
            <text:p>1442770924.68436</text:p>
          </table:table-cell>
          <table:table-cell office:value-type="float" office:value="8096" calcext:value-type="float">
            <text:p>8096</text:p>
          </table:table-cell>
          <table:table-cell table:formula="of:=[.B688]-[.B$2]" office:value-type="float" office:value="19.2287335395813" calcext:value-type="float">
            <text:p>19.2287335396</text:p>
          </table:table-cell>
          <table:table-cell table:formula="of:=[.C688]/([.D688]-[.D687])" office:value-type="float" office:value="482112.121759378" calcext:value-type="float">
            <text:p>482112.12175937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42770924.68718" calcext:value-type="float">
            <text:p>1442770924.68718</text:p>
          </table:table-cell>
          <table:table-cell office:value-type="float" office:value="8096" calcext:value-type="float">
            <text:p>8096</text:p>
          </table:table-cell>
          <table:table-cell table:formula="of:=[.B689]-[.B$2]" office:value-type="float" office:value="19.2315518856049" calcext:value-type="float">
            <text:p>19.2315518856</text:p>
          </table:table-cell>
          <table:table-cell table:formula="of:=[.C689]/([.D689]-[.D688])" office:value-type="float" office:value="2872606.81702056" calcext:value-type="float">
            <text:p>2872606.8170205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42770924.69272" calcext:value-type="float">
            <text:p>1442770924.69272</text:p>
          </table:table-cell>
          <table:table-cell office:value-type="float" office:value="8096" calcext:value-type="float">
            <text:p>8096</text:p>
          </table:table-cell>
          <table:table-cell table:formula="of:=[.B690]-[.B$2]" office:value-type="float" office:value="19.2370986938477" calcext:value-type="float">
            <text:p>19.2370986938</text:p>
          </table:table-cell>
          <table:table-cell table:formula="of:=[.C690]/([.D690]-[.D689])" office:value-type="float" office:value="1459578.12955083" calcext:value-type="float">
            <text:p>1459578.1295508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42770924.70913" calcext:value-type="float">
            <text:p>1442770924.70913</text:p>
          </table:table-cell>
          <table:table-cell office:value-type="float" office:value="8096" calcext:value-type="float">
            <text:p>8096</text:p>
          </table:table-cell>
          <table:table-cell table:formula="of:=[.B691]-[.B$2]" office:value-type="float" office:value="19.253509759903" calcext:value-type="float">
            <text:p>19.2535097599</text:p>
          </table:table-cell>
          <table:table-cell table:formula="of:=[.C691]/([.D691]-[.D690])" office:value-type="float" office:value="493325.660424506" calcext:value-type="float">
            <text:p>493325.66042450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42770924.71754" calcext:value-type="float">
            <text:p>1442770924.71754</text:p>
          </table:table-cell>
          <table:table-cell office:value-type="float" office:value="8096" calcext:value-type="float">
            <text:p>8096</text:p>
          </table:table-cell>
          <table:table-cell table:formula="of:=[.B692]-[.B$2]" office:value-type="float" office:value="19.2619113922119" calcext:value-type="float">
            <text:p>19.2619113922</text:p>
          </table:table-cell>
          <table:table-cell table:formula="of:=[.C692]/([.D692]-[.D691])" office:value-type="float" office:value="963622.270325492" calcext:value-type="float">
            <text:p>963622.27032549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42770924.72037" calcext:value-type="float">
            <text:p>1442770924.72037</text:p>
          </table:table-cell>
          <table:table-cell office:value-type="float" office:value="8096" calcext:value-type="float">
            <text:p>8096</text:p>
          </table:table-cell>
          <table:table-cell table:formula="of:=[.B693]-[.B$2]" office:value-type="float" office:value="19.2647476196289" calcext:value-type="float">
            <text:p>19.2647476196</text:p>
          </table:table-cell>
          <table:table-cell table:formula="of:=[.C693]/([.D693]-[.D692])" office:value-type="float" office:value="2854496.06455952" calcext:value-type="float">
            <text:p>2854496.0645595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42770924.74252" calcext:value-type="float">
            <text:p>1442770924.74252</text:p>
          </table:table-cell>
          <table:table-cell office:value-type="float" office:value="8096" calcext:value-type="float">
            <text:p>8096</text:p>
          </table:table-cell>
          <table:table-cell table:formula="of:=[.B694]-[.B$2]" office:value-type="float" office:value="19.2868995666504" calcext:value-type="float">
            <text:p>19.2868995667</text:p>
          </table:table-cell>
          <table:table-cell table:formula="of:=[.C694]/([.D694]-[.D693])" office:value-type="float" office:value="365475.774754607" calcext:value-type="float">
            <text:p>365475.77475460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42770924.7509" calcext:value-type="float">
            <text:p>1442770924.7509</text:p>
          </table:table-cell>
          <table:table-cell office:value-type="float" office:value="8096" calcext:value-type="float">
            <text:p>8096</text:p>
          </table:table-cell>
          <table:table-cell table:formula="of:=[.B695]-[.B$2]" office:value-type="float" office:value="19.2952771186829" calcext:value-type="float">
            <text:p>19.2952771187</text:p>
          </table:table-cell>
          <table:table-cell table:formula="of:=[.C695]/([.D695]-[.D694])" office:value-type="float" office:value="966392.087882065" calcext:value-type="float">
            <text:p>966392.08788206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42770924.75372" calcext:value-type="float">
            <text:p>1442770924.75372</text:p>
          </table:table-cell>
          <table:table-cell office:value-type="float" office:value="8096" calcext:value-type="float">
            <text:p>8096</text:p>
          </table:table-cell>
          <table:table-cell table:formula="of:=[.B696]-[.B$2]" office:value-type="float" office:value="19.2980961799622" calcext:value-type="float">
            <text:p>19.29809618</text:p>
          </table:table-cell>
          <table:table-cell table:formula="of:=[.C696]/([.D696]-[.D695])" office:value-type="float" office:value="2871877.97564276" calcext:value-type="float">
            <text:p>2871877.9756427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42770924.76754" calcext:value-type="float">
            <text:p>1442770924.76754</text:p>
          </table:table-cell>
          <table:table-cell office:value-type="float" office:value="8096" calcext:value-type="float">
            <text:p>8096</text:p>
          </table:table-cell>
          <table:table-cell table:formula="of:=[.B697]-[.B$2]" office:value-type="float" office:value="19.3119163513184" calcext:value-type="float">
            <text:p>19.3119163513</text:p>
          </table:table-cell>
          <table:table-cell table:formula="of:=[.C697]/([.D697]-[.D696])" office:value-type="float" office:value="585810.39202291" calcext:value-type="float">
            <text:p>585810.3920229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42770924.77598" calcext:value-type="float">
            <text:p>1442770924.77598</text:p>
          </table:table-cell>
          <table:table-cell office:value-type="float" office:value="8096" calcext:value-type="float">
            <text:p>8096</text:p>
          </table:table-cell>
          <table:table-cell table:formula="of:=[.B698]-[.B$2]" office:value-type="float" office:value="19.3203539848328" calcext:value-type="float">
            <text:p>19.3203539848</text:p>
          </table:table-cell>
          <table:table-cell table:formula="of:=[.C698]/([.D698]-[.D697])" office:value-type="float" office:value="959510.742695677" calcext:value-type="float">
            <text:p>959510.74269567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42770924.77879" calcext:value-type="float">
            <text:p>1442770924.77879</text:p>
          </table:table-cell>
          <table:table-cell office:value-type="float" office:value="8096" calcext:value-type="float">
            <text:p>8096</text:p>
          </table:table-cell>
          <table:table-cell table:formula="of:=[.B699]-[.B$2]" office:value-type="float" office:value="19.3231704235077" calcext:value-type="float">
            <text:p>19.3231704235</text:p>
          </table:table-cell>
          <table:table-cell table:formula="of:=[.C699]/([.D699]-[.D698])" office:value-type="float" office:value="2874552.20384322" calcext:value-type="float">
            <text:p>2874552.2038432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42770924.79272" calcext:value-type="float">
            <text:p>1442770924.79272</text:p>
          </table:table-cell>
          <table:table-cell office:value-type="float" office:value="8096" calcext:value-type="float">
            <text:p>8096</text:p>
          </table:table-cell>
          <table:table-cell table:formula="of:=[.B700]-[.B$2]" office:value-type="float" office:value="19.3370935916901" calcext:value-type="float">
            <text:p>19.3370935917</text:p>
          </table:table-cell>
          <table:table-cell table:formula="of:=[.C700]/([.D700]-[.D699])" office:value-type="float" office:value="581476.851673003" calcext:value-type="float">
            <text:p>581476.85167300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42770924.80112" calcext:value-type="float">
            <text:p>1442770924.80112</text:p>
          </table:table-cell>
          <table:table-cell office:value-type="float" office:value="8096" calcext:value-type="float">
            <text:p>8096</text:p>
          </table:table-cell>
          <table:table-cell table:formula="of:=[.B701]-[.B$2]" office:value-type="float" office:value="19.3454995155334" calcext:value-type="float">
            <text:p>19.3454995155</text:p>
          </table:table-cell>
          <table:table-cell table:formula="of:=[.C701]/([.D701]-[.D700])" office:value-type="float" office:value="963130.305584707" calcext:value-type="float">
            <text:p>963130.30558470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42770924.8261" calcext:value-type="float">
            <text:p>1442770924.8261</text:p>
          </table:table-cell>
          <table:table-cell office:value-type="float" office:value="8096" calcext:value-type="float">
            <text:p>8096</text:p>
          </table:table-cell>
          <table:table-cell table:formula="of:=[.B702]-[.B$2]" office:value-type="float" office:value="19.3704736232758" calcext:value-type="float">
            <text:p>19.3704736233</text:p>
          </table:table-cell>
          <table:table-cell table:formula="of:=[.C702]/([.D702]-[.D701])" office:value-type="float" office:value="324175.745677763" calcext:value-type="float">
            <text:p>324175.74567776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42770924.82892" calcext:value-type="float">
            <text:p>1442770924.82892</text:p>
          </table:table-cell>
          <table:table-cell office:value-type="float" office:value="8096" calcext:value-type="float">
            <text:p>8096</text:p>
          </table:table-cell>
          <table:table-cell table:formula="of:=[.B703]-[.B$2]" office:value-type="float" office:value="19.3732953071594" calcext:value-type="float">
            <text:p>19.3732953072</text:p>
          </table:table-cell>
          <table:table-cell table:formula="of:=[.C703]/([.D703]-[.D702])" office:value-type="float" office:value="2869208.71854668" calcext:value-type="float">
            <text:p>2869208.7185466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42770924.83171" calcext:value-type="float">
            <text:p>1442770924.83171</text:p>
          </table:table-cell>
          <table:table-cell office:value-type="float" office:value="8096" calcext:value-type="float">
            <text:p>8096</text:p>
          </table:table-cell>
          <table:table-cell table:formula="of:=[.B704]-[.B$2]" office:value-type="float" office:value="19.3760857582092" calcext:value-type="float">
            <text:p>19.3760857582</text:p>
          </table:table-cell>
          <table:table-cell table:formula="of:=[.C704]/([.D704]-[.D703])" office:value-type="float" office:value="2901323.06766917" calcext:value-type="float">
            <text:p>2901323.0676691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42770924.84274" calcext:value-type="float">
            <text:p>1442770924.84274</text:p>
          </table:table-cell>
          <table:table-cell office:value-type="float" office:value="8096" calcext:value-type="float">
            <text:p>8096</text:p>
          </table:table-cell>
          <table:table-cell table:formula="of:=[.B705]-[.B$2]" office:value-type="float" office:value="19.3871140480042" calcext:value-type="float">
            <text:p>19.387114048</text:p>
          </table:table-cell>
          <table:table-cell table:formula="of:=[.C705]/([.D705]-[.D704])" office:value-type="float" office:value="734112.011068834" calcext:value-type="float">
            <text:p>734112.01106883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42770924.84555" calcext:value-type="float">
            <text:p>1442770924.84555</text:p>
          </table:table-cell>
          <table:table-cell office:value-type="float" office:value="8096" calcext:value-type="float">
            <text:p>8096</text:p>
          </table:table-cell>
          <table:table-cell table:formula="of:=[.B706]-[.B$2]" office:value-type="float" office:value="19.389924287796" calcext:value-type="float">
            <text:p>19.3899242878</text:p>
          </table:table-cell>
          <table:table-cell table:formula="of:=[.C706]/([.D706]-[.D705])" office:value-type="float" office:value="2880892.94850259" calcext:value-type="float">
            <text:p>2880892.9485025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42770924.86779" calcext:value-type="float">
            <text:p>1442770924.86779</text:p>
          </table:table-cell>
          <table:table-cell office:value-type="float" office:value="8096" calcext:value-type="float">
            <text:p>8096</text:p>
          </table:table-cell>
          <table:table-cell table:formula="of:=[.B707]-[.B$2]" office:value-type="float" office:value="19.4121642112732" calcext:value-type="float">
            <text:p>19.4121642113</text:p>
          </table:table-cell>
          <table:table-cell table:formula="of:=[.C707]/([.D707]-[.D706])" office:value-type="float" office:value="364030.029523697" calcext:value-type="float">
            <text:p>364030.02952369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42770924.87058" calcext:value-type="float">
            <text:p>1442770924.87058</text:p>
          </table:table-cell>
          <table:table-cell office:value-type="float" office:value="8096" calcext:value-type="float">
            <text:p>8096</text:p>
          </table:table-cell>
          <table:table-cell table:formula="of:=[.B708]-[.B$2]" office:value-type="float" office:value="19.4149522781372" calcext:value-type="float">
            <text:p>19.4149522781</text:p>
          </table:table-cell>
          <table:table-cell table:formula="of:=[.C708]/([.D708]-[.D707])" office:value-type="float" office:value="2903804.10330084" calcext:value-type="float">
            <text:p>2903804.1033008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42770924.8734" calcext:value-type="float">
            <text:p>1442770924.8734</text:p>
          </table:table-cell>
          <table:table-cell office:value-type="float" office:value="8096" calcext:value-type="float">
            <text:p>8096</text:p>
          </table:table-cell>
          <table:table-cell table:formula="of:=[.B709]-[.B$2]" office:value-type="float" office:value="19.4177765846252" calcext:value-type="float">
            <text:p>19.4177765846</text:p>
          </table:table-cell>
          <table:table-cell table:formula="of:=[.C709]/([.D709]-[.D708])" office:value-type="float" office:value="2866544.41870674" calcext:value-type="float">
            <text:p>2866544.4187067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42770924.89286" calcext:value-type="float">
            <text:p>1442770924.89286</text:p>
          </table:table-cell>
          <table:table-cell office:value-type="float" office:value="8096" calcext:value-type="float">
            <text:p>8096</text:p>
          </table:table-cell>
          <table:table-cell table:formula="of:=[.B710]-[.B$2]" office:value-type="float" office:value="19.4372339248657" calcext:value-type="float">
            <text:p>19.4372339249</text:p>
          </table:table-cell>
          <table:table-cell table:formula="of:=[.C710]/([.D710]-[.D709])" office:value-type="float" office:value="416089.758411959" calcext:value-type="float">
            <text:p>416089.758411959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42770924.89568" calcext:value-type="float">
            <text:p>1442770924.89568</text:p>
          </table:table-cell>
          <table:table-cell office:value-type="float" office:value="8096" calcext:value-type="float">
            <text:p>8096</text:p>
          </table:table-cell>
          <table:table-cell table:formula="of:=[.B711]-[.B$2]" office:value-type="float" office:value="19.4400525093079" calcext:value-type="float">
            <text:p>19.4400525093</text:p>
          </table:table-cell>
          <table:table-cell table:formula="of:=[.C711]/([.D711]-[.D710])" office:value-type="float" office:value="2872363.82879377" calcext:value-type="float">
            <text:p>2872363.8287937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42770924.92639" calcext:value-type="float">
            <text:p>1442770924.92639</text:p>
          </table:table-cell>
          <table:table-cell office:value-type="float" office:value="8096" calcext:value-type="float">
            <text:p>8096</text:p>
          </table:table-cell>
          <table:table-cell table:formula="of:=[.B712]-[.B$2]" office:value-type="float" office:value="19.4707701206207" calcext:value-type="float">
            <text:p>19.4707701206</text:p>
          </table:table-cell>
          <table:table-cell table:formula="of:=[.C712]/([.D712]-[.D711])" office:value-type="float" office:value="263562.160401742" calcext:value-type="float">
            <text:p>263562.16040174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42770924.92921" calcext:value-type="float">
            <text:p>1442770924.92921</text:p>
          </table:table-cell>
          <table:table-cell office:value-type="float" office:value="8096" calcext:value-type="float">
            <text:p>8096</text:p>
          </table:table-cell>
          <table:table-cell table:formula="of:=[.B713]-[.B$2]" office:value-type="float" office:value="19.4735889434814" calcext:value-type="float">
            <text:p>19.4735889435</text:p>
          </table:table-cell>
          <table:table-cell table:formula="of:=[.C713]/([.D713]-[.D712])" office:value-type="float" office:value="2872120.88167132" calcext:value-type="float">
            <text:p>2872120.8816713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42770924.93203" calcext:value-type="float">
            <text:p>1442770924.93203</text:p>
          </table:table-cell>
          <table:table-cell office:value-type="float" office:value="8096" calcext:value-type="float">
            <text:p>8096</text:p>
          </table:table-cell>
          <table:table-cell table:formula="of:=[.B714]-[.B$2]" office:value-type="float" office:value="19.4764070510864" calcext:value-type="float">
            <text:p>19.4764070511</text:p>
          </table:table-cell>
          <table:table-cell table:formula="of:=[.C714]/([.D714]-[.D713])" office:value-type="float" office:value="2872849.8463621" calcext:value-type="float">
            <text:p>2872849.846362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42770924.93485" calcext:value-type="float">
            <text:p>1442770924.93485</text:p>
          </table:table-cell>
          <table:table-cell office:value-type="float" office:value="8096" calcext:value-type="float">
            <text:p>8096</text:p>
          </table:table-cell>
          <table:table-cell table:formula="of:=[.B715]-[.B$2]" office:value-type="float" office:value="19.4792239665985" calcext:value-type="float">
            <text:p>19.4792239666</text:p>
          </table:table-cell>
          <table:table-cell table:formula="of:=[.C715]/([.D715]-[.D714])" office:value-type="float" office:value="2874065.61015658" calcext:value-type="float">
            <text:p>2874065.6101565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42770924.95143" calcext:value-type="float">
            <text:p>1442770924.95143</text:p>
          </table:table-cell>
          <table:table-cell office:value-type="float" office:value="8096" calcext:value-type="float">
            <text:p>8096</text:p>
          </table:table-cell>
          <table:table-cell table:formula="of:=[.B716]-[.B$2]" office:value-type="float" office:value="19.4958095550537" calcext:value-type="float">
            <text:p>19.4958095551</text:p>
          </table:table-cell>
          <table:table-cell table:formula="of:=[.C716]/([.D716]-[.D715])" office:value-type="float" office:value="488134.624940703" calcext:value-type="float">
            <text:p>488134.62494070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42770924.95959" calcext:value-type="float">
            <text:p>1442770924.95959</text:p>
          </table:table-cell>
          <table:table-cell office:value-type="float" office:value="8096" calcext:value-type="float">
            <text:p>8096</text:p>
          </table:table-cell>
          <table:table-cell table:formula="of:=[.B717]-[.B$2]" office:value-type="float" office:value="19.503963470459" calcext:value-type="float">
            <text:p>19.5039634705</text:p>
          </table:table-cell>
          <table:table-cell table:formula="of:=[.C717]/([.D717]-[.D716])" office:value-type="float" office:value="992897.227602339" calcext:value-type="float">
            <text:p>992897.22760233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42770924.96242" calcext:value-type="float">
            <text:p>1442770924.96242</text:p>
          </table:table-cell>
          <table:table-cell office:value-type="float" office:value="8096" calcext:value-type="float">
            <text:p>8096</text:p>
          </table:table-cell>
          <table:table-cell table:formula="of:=[.B718]-[.B$2]" office:value-type="float" office:value="19.5067946910858" calcext:value-type="float">
            <text:p>19.5067946911</text:p>
          </table:table-cell>
          <table:table-cell table:formula="of:=[.C718]/([.D718]-[.D717])" office:value-type="float" office:value="2859544.01549474" calcext:value-type="float">
            <text:p>2859544.0154947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42770924.97629" calcext:value-type="float">
            <text:p>1442770924.97629</text:p>
          </table:table-cell>
          <table:table-cell office:value-type="float" office:value="8096" calcext:value-type="float">
            <text:p>8096</text:p>
          </table:table-cell>
          <table:table-cell table:formula="of:=[.B719]-[.B$2]" office:value-type="float" office:value="19.5206615924835" calcext:value-type="float">
            <text:p>19.5206615925</text:p>
          </table:table-cell>
          <table:table-cell table:formula="of:=[.C719]/([.D719]-[.D718])" office:value-type="float" office:value="583836.270829751" calcext:value-type="float">
            <text:p>583836.27082975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42770924.98476" calcext:value-type="float">
            <text:p>1442770924.98476</text:p>
          </table:table-cell>
          <table:table-cell office:value-type="float" office:value="8096" calcext:value-type="float">
            <text:p>8096</text:p>
          </table:table-cell>
          <table:table-cell table:formula="of:=[.B720]-[.B$2]" office:value-type="float" office:value="19.5291337966919" calcext:value-type="float">
            <text:p>19.5291337967</text:p>
          </table:table-cell>
          <table:table-cell table:formula="of:=[.C720]/([.D720]-[.D719])" office:value-type="float" office:value="955595.474433657" calcext:value-type="float">
            <text:p>955595.47443365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42770924.98758" calcext:value-type="float">
            <text:p>1442770924.98758</text:p>
          </table:table-cell>
          <table:table-cell office:value-type="float" office:value="8096" calcext:value-type="float">
            <text:p>8096</text:p>
          </table:table-cell>
          <table:table-cell table:formula="of:=[.B721]-[.B$2]" office:value-type="float" office:value="19.5319581031799" calcext:value-type="float">
            <text:p>19.5319581032</text:p>
          </table:table-cell>
          <table:table-cell table:formula="of:=[.C721]/([.D721]-[.D720])" office:value-type="float" office:value="2866544.41870674" calcext:value-type="float">
            <text:p>2866544.4187067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42770924.993" calcext:value-type="float">
            <text:p>1442770924.993</text:p>
          </table:table-cell>
          <table:table-cell office:value-type="float" office:value="8096" calcext:value-type="float">
            <text:p>8096</text:p>
          </table:table-cell>
          <table:table-cell table:formula="of:=[.B722]-[.B$2]" office:value-type="float" office:value="19.5373768806458" calcext:value-type="float">
            <text:p>19.5373768806</text:p>
          </table:table-cell>
          <table:table-cell table:formula="of:=[.C722]/([.D722]-[.D721])" office:value-type="float" office:value="1494063.93804998" calcext:value-type="float">
            <text:p>1494063.9380499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42770925.00981" calcext:value-type="float">
            <text:p>1442770925.00981</text:p>
          </table:table-cell>
          <table:table-cell office:value-type="float" office:value="8096" calcext:value-type="float">
            <text:p>8096</text:p>
          </table:table-cell>
          <table:table-cell table:formula="of:=[.B723]-[.B$2]" office:value-type="float" office:value="19.5541822910309" calcext:value-type="float">
            <text:p>19.554182291</text:p>
          </table:table-cell>
          <table:table-cell table:formula="of:=[.C723]/([.D723]-[.D722])" office:value-type="float" office:value="481749.616014301" calcext:value-type="float">
            <text:p>481749.61601430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42770925.03494" calcext:value-type="float">
            <text:p>1442770925.03494</text:p>
          </table:table-cell>
          <table:table-cell office:value-type="float" office:value="8096" calcext:value-type="float">
            <text:p>8096</text:p>
          </table:table-cell>
          <table:table-cell table:formula="of:=[.B724]-[.B$2]" office:value-type="float" office:value="19.5793190002441" calcext:value-type="float">
            <text:p>19.5793190002</text:p>
          </table:table-cell>
          <table:table-cell table:formula="of:=[.C724]/([.D724]-[.D723])" office:value-type="float" office:value="322078.754673673" calcext:value-type="float">
            <text:p>322078.75467367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42770925.03752" calcext:value-type="float">
            <text:p>1442770925.03752</text:p>
          </table:table-cell>
          <table:table-cell office:value-type="float" office:value="8096" calcext:value-type="float">
            <text:p>8096</text:p>
          </table:table-cell>
          <table:table-cell table:formula="of:=[.B725]-[.B$2]" office:value-type="float" office:value="19.5819005966187" calcext:value-type="float">
            <text:p>19.5819005966</text:p>
          </table:table-cell>
          <table:table-cell table:formula="of:=[.C725]/([.D725]-[.D724])" office:value-type="float" office:value="3136044.06944957" calcext:value-type="float">
            <text:p>3136044.0694495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42770925.0401" calcext:value-type="float">
            <text:p>1442770925.0401</text:p>
          </table:table-cell>
          <table:table-cell office:value-type="float" office:value="8096" calcext:value-type="float">
            <text:p>8096</text:p>
          </table:table-cell>
          <table:table-cell table:formula="of:=[.B726]-[.B$2]" office:value-type="float" office:value="19.5844781398773" calcext:value-type="float">
            <text:p>19.5844781399</text:p>
          </table:table-cell>
          <table:table-cell table:formula="of:=[.C726]/([.D726]-[.D725])" office:value-type="float" office:value="3140975.41245028" calcext:value-type="float">
            <text:p>3140975.4124502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42770925.05994" calcext:value-type="float">
            <text:p>1442770925.05994</text:p>
          </table:table-cell>
          <table:table-cell office:value-type="float" office:value="8096" calcext:value-type="float">
            <text:p>8096</text:p>
          </table:table-cell>
          <table:table-cell table:formula="of:=[.B727]-[.B$2]" office:value-type="float" office:value="19.6043162345886" calcext:value-type="float">
            <text:p>19.6043162346</text:p>
          </table:table-cell>
          <table:table-cell table:formula="of:=[.C727]/([.D727]-[.D726])" office:value-type="float" office:value="408103.707428462" calcext:value-type="float">
            <text:p>408103.70742846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42770925.06254" calcext:value-type="float">
            <text:p>1442770925.06254</text:p>
          </table:table-cell>
          <table:table-cell office:value-type="float" office:value="8096" calcext:value-type="float">
            <text:p>8096</text:p>
          </table:table-cell>
          <table:table-cell table:formula="of:=[.B728]-[.B$2]" office:value-type="float" office:value="19.6069145202637" calcext:value-type="float">
            <text:p>19.6069145203</text:p>
          </table:table-cell>
          <table:table-cell table:formula="of:=[.C728]/([.D728]-[.D727])" office:value-type="float" office:value="3115900.64085153" calcext:value-type="float">
            <text:p>3115900.6408515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42770925.06514" calcext:value-type="float">
            <text:p>1442770925.06514</text:p>
          </table:table-cell>
          <table:table-cell office:value-type="float" office:value="8096" calcext:value-type="float">
            <text:p>8096</text:p>
          </table:table-cell>
          <table:table-cell table:formula="of:=[.B729]-[.B$2]" office:value-type="float" office:value="19.609513759613" calcext:value-type="float">
            <text:p>19.6095137596</text:p>
          </table:table-cell>
          <table:table-cell table:formula="of:=[.C729]/([.D729]-[.D728])" office:value-type="float" office:value="3114757.40084388" calcext:value-type="float">
            <text:p>3114757.4008438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42770925.07663" calcext:value-type="float">
            <text:p>1442770925.07663</text:p>
          </table:table-cell>
          <table:table-cell office:value-type="float" office:value="8096" calcext:value-type="float">
            <text:p>8096</text:p>
          </table:table-cell>
          <table:table-cell table:formula="of:=[.B730]-[.B$2]" office:value-type="float" office:value="19.6210017204285" calcext:value-type="float">
            <text:p>19.6210017204</text:p>
          </table:table-cell>
          <table:table-cell table:formula="of:=[.C730]/([.D730]-[.D729])" office:value-type="float" office:value="704737.779843932" calcext:value-type="float">
            <text:p>704737.77984393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42770925.07922" calcext:value-type="float">
            <text:p>1442770925.07922</text:p>
          </table:table-cell>
          <table:table-cell office:value-type="float" office:value="8096" calcext:value-type="float">
            <text:p>8096</text:p>
          </table:table-cell>
          <table:table-cell table:formula="of:=[.B731]-[.B$2]" office:value-type="float" office:value="19.6236000061035" calcext:value-type="float">
            <text:p>19.6236000061</text:p>
          </table:table-cell>
          <table:table-cell table:formula="of:=[.C731]/([.D731]-[.D730])" office:value-type="float" office:value="3115900.64085153" calcext:value-type="float">
            <text:p>3115900.6408515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42770925.09337" calcext:value-type="float">
            <text:p>1442770925.09337</text:p>
          </table:table-cell>
          <table:table-cell office:value-type="float" office:value="8096" calcext:value-type="float">
            <text:p>8096</text:p>
          </table:table-cell>
          <table:table-cell table:formula="of:=[.B732]-[.B$2]" office:value-type="float" office:value="19.6377408504486" calcext:value-type="float">
            <text:p>19.6377408504</text:p>
          </table:table-cell>
          <table:table-cell table:formula="of:=[.C732]/([.D732]-[.D731])" office:value-type="float" office:value="572525.925781052" calcext:value-type="float">
            <text:p>572525.92578105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42770925.10179" calcext:value-type="float">
            <text:p>1442770925.10179</text:p>
          </table:table-cell>
          <table:table-cell office:value-type="float" office:value="8096" calcext:value-type="float">
            <text:p>8096</text:p>
          </table:table-cell>
          <table:table-cell table:formula="of:=[.B733]-[.B$2]" office:value-type="float" office:value="19.6461665630341" calcext:value-type="float">
            <text:p>19.646166563</text:p>
          </table:table-cell>
          <table:table-cell table:formula="of:=[.C733]/([.D733]-[.D732])" office:value-type="float" office:value="960868.284776457" calcext:value-type="float">
            <text:p>960868.28477645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42770925.11838" calcext:value-type="float">
            <text:p>1442770925.11838</text:p>
          </table:table-cell>
          <table:table-cell office:value-type="float" office:value="8096" calcext:value-type="float">
            <text:p>8096</text:p>
          </table:table-cell>
          <table:table-cell table:formula="of:=[.B734]-[.B$2]" office:value-type="float" office:value="19.662757396698" calcext:value-type="float">
            <text:p>19.6627573967</text:p>
          </table:table-cell>
          <table:table-cell table:formula="of:=[.C734]/([.D734]-[.D733])" office:value-type="float" office:value="487980.300688347" calcext:value-type="float">
            <text:p>487980.30068834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42770925.12099" calcext:value-type="float">
            <text:p>1442770925.12099</text:p>
          </table:table-cell>
          <table:table-cell office:value-type="float" office:value="8096" calcext:value-type="float">
            <text:p>8096</text:p>
          </table:table-cell>
          <table:table-cell table:formula="of:=[.B735]-[.B$2]" office:value-type="float" office:value="19.6653616428375" calcext:value-type="float">
            <text:p>19.6653616428</text:p>
          </table:table-cell>
          <table:table-cell table:formula="of:=[.C735]/([.D735]-[.D734])" office:value-type="float" office:value="3108769.12789527" calcext:value-type="float">
            <text:p>3108769.1278952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442770925.14362" calcext:value-type="float">
            <text:p>1442770925.14362</text:p>
          </table:table-cell>
          <table:table-cell office:value-type="float" office:value="8096" calcext:value-type="float">
            <text:p>8096</text:p>
          </table:table-cell>
          <table:table-cell table:formula="of:=[.B736]-[.B$2]" office:value-type="float" office:value="19.6879954338074" calcext:value-type="float">
            <text:p>19.6879954338</text:p>
          </table:table-cell>
          <table:table-cell table:formula="of:=[.C736]/([.D736]-[.D735])" office:value-type="float" office:value="357695.271233396" calcext:value-type="float">
            <text:p>357695.27123339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42770925.14621" calcext:value-type="float">
            <text:p>1442770925.14621</text:p>
          </table:table-cell>
          <table:table-cell office:value-type="float" office:value="8096" calcext:value-type="float">
            <text:p>8096</text:p>
          </table:table-cell>
          <table:table-cell table:formula="of:=[.B737]-[.B$2]" office:value-type="float" office:value="19.6905863285065" calcext:value-type="float">
            <text:p>19.6905863285</text:p>
          </table:table-cell>
          <table:table-cell table:formula="of:=[.C737]/([.D737]-[.D736])" office:value-type="float" office:value="3124789.28719978" calcext:value-type="float">
            <text:p>3124789.2871997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442770925.1488" calcext:value-type="float">
            <text:p>1442770925.1488</text:p>
          </table:table-cell>
          <table:table-cell office:value-type="float" office:value="8096" calcext:value-type="float">
            <text:p>8096</text:p>
          </table:table-cell>
          <table:table-cell table:formula="of:=[.B738]-[.B$2]" office:value-type="float" office:value="19.6931743621826" calcext:value-type="float">
            <text:p>19.6931743622</text:p>
          </table:table-cell>
          <table:table-cell table:formula="of:=[.C738]/([.D738]-[.D737])" office:value-type="float" office:value="3128243.68346384" calcext:value-type="float">
            <text:p>3128243.6834638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42770925.16874" calcext:value-type="float">
            <text:p>1442770925.16874</text:p>
          </table:table-cell>
          <table:table-cell office:value-type="float" office:value="8096" calcext:value-type="float">
            <text:p>8096</text:p>
          </table:table-cell>
          <table:table-cell table:formula="of:=[.B739]-[.B$2]" office:value-type="float" office:value="19.7131202220917" calcext:value-type="float">
            <text:p>19.7131202221</text:p>
          </table:table-cell>
          <table:table-cell table:formula="of:=[.C739]/([.D739]-[.D738])" office:value-type="float" office:value="405898.769815561" calcext:value-type="float">
            <text:p>405898.76981556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42770925.17131" calcext:value-type="float">
            <text:p>1442770925.17131</text:p>
          </table:table-cell>
          <table:table-cell office:value-type="float" office:value="8096" calcext:value-type="float">
            <text:p>8096</text:p>
          </table:table-cell>
          <table:table-cell table:formula="of:=[.B740]-[.B$2]" office:value-type="float" office:value="19.7156851291657" calcext:value-type="float">
            <text:p>19.7156851292</text:p>
          </table:table-cell>
          <table:table-cell table:formula="of:=[.C740]/([.D740]-[.D739])" office:value-type="float" office:value="3156449.63599182" calcext:value-type="float">
            <text:p>3156449.6359918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442770925.17391" calcext:value-type="float">
            <text:p>1442770925.17391</text:p>
          </table:table-cell>
          <table:table-cell office:value-type="float" office:value="8096" calcext:value-type="float">
            <text:p>8096</text:p>
          </table:table-cell>
          <table:table-cell table:formula="of:=[.B741]-[.B$2]" office:value-type="float" office:value="19.7182815074921" calcext:value-type="float">
            <text:p>19.7182815075</text:p>
          </table:table-cell>
          <table:table-cell table:formula="of:=[.C741]/([.D741]-[.D740])" office:value-type="float" office:value="3118189.64040404" calcext:value-type="float">
            <text:p>3118189.6404040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42770925.17649" calcext:value-type="float">
            <text:p>1442770925.17649</text:p>
          </table:table-cell>
          <table:table-cell office:value-type="float" office:value="8096" calcext:value-type="float">
            <text:p>8096</text:p>
          </table:table-cell>
          <table:table-cell table:formula="of:=[.B742]-[.B$2]" office:value-type="float" office:value="19.720867395401" calcext:value-type="float">
            <text:p>19.7208673954</text:p>
          </table:table-cell>
          <table:table-cell table:formula="of:=[.C742]/([.D742]-[.D741])" office:value-type="float" office:value="3130839.4969574" calcext:value-type="float">
            <text:p>3130839.496957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442770925.17906" calcext:value-type="float">
            <text:p>1442770925.17906</text:p>
          </table:table-cell>
          <table:table-cell office:value-type="float" office:value="8096" calcext:value-type="float">
            <text:p>8096</text:p>
          </table:table-cell>
          <table:table-cell table:formula="of:=[.B743]-[.B$2]" office:value-type="float" office:value="19.7234363555908" calcext:value-type="float">
            <text:p>19.7234363556</text:p>
          </table:table-cell>
          <table:table-cell table:formula="of:=[.C743]/([.D743]-[.D742])" office:value-type="float" office:value="3151469.62264501" calcext:value-type="float">
            <text:p>3151469.6226450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42770925.18164" calcext:value-type="float">
            <text:p>1442770925.18164</text:p>
          </table:table-cell>
          <table:table-cell office:value-type="float" office:value="8096" calcext:value-type="float">
            <text:p>8096</text:p>
          </table:table-cell>
          <table:table-cell table:formula="of:=[.B744]-[.B$2]" office:value-type="float" office:value="19.7260172367096" calcext:value-type="float">
            <text:p>19.7260172367</text:p>
          </table:table-cell>
          <table:table-cell table:formula="of:=[.C744]/([.D744]-[.D743])" office:value-type="float" office:value="3136913.18096998" calcext:value-type="float">
            <text:p>3136913.1809699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442770925.18422" calcext:value-type="float">
            <text:p>1442770925.18422</text:p>
          </table:table-cell>
          <table:table-cell office:value-type="float" office:value="8096" calcext:value-type="float">
            <text:p>8096</text:p>
          </table:table-cell>
          <table:table-cell table:formula="of:=[.B745]-[.B$2]" office:value-type="float" office:value="19.7285945415497" calcext:value-type="float">
            <text:p>19.7285945415</text:p>
          </table:table-cell>
          <table:table-cell table:formula="of:=[.C745]/([.D745]-[.D744])" office:value-type="float" office:value="3141265.97446808" calcext:value-type="float">
            <text:p>3141265.9744680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442770925.19384" calcext:value-type="float">
            <text:p>1442770925.19384</text:p>
          </table:table-cell>
          <table:table-cell office:value-type="float" office:value="8096" calcext:value-type="float">
            <text:p>8096</text:p>
          </table:table-cell>
          <table:table-cell table:formula="of:=[.B746]-[.B$2]" office:value-type="float" office:value="19.7382202148437" calcext:value-type="float">
            <text:p>19.7382202148</text:p>
          </table:table-cell>
          <table:table-cell table:formula="of:=[.C746]/([.D746]-[.D745])" office:value-type="float" office:value="841084.021103213" calcext:value-type="float">
            <text:p>841084.02110321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42770925.19641" calcext:value-type="float">
            <text:p>1442770925.19641</text:p>
          </table:table-cell>
          <table:table-cell office:value-type="float" office:value="8096" calcext:value-type="float">
            <text:p>8096</text:p>
          </table:table-cell>
          <table:table-cell table:formula="of:=[.B747]-[.B$2]" office:value-type="float" office:value="19.7407867908478" calcext:value-type="float">
            <text:p>19.7407867908</text:p>
          </table:table-cell>
          <table:table-cell table:formula="of:=[.C747]/([.D747]-[.D746])" office:value-type="float" office:value="3154397.13738969" calcext:value-type="float">
            <text:p>3154397.1373896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442770925.19897" calcext:value-type="float">
            <text:p>1442770925.19897</text:p>
          </table:table-cell>
          <table:table-cell office:value-type="float" office:value="8096" calcext:value-type="float">
            <text:p>8096</text:p>
          </table:table-cell>
          <table:table-cell table:formula="of:=[.B748]-[.B$2]" office:value-type="float" office:value="19.7433435916901" calcext:value-type="float">
            <text:p>19.7433435917</text:p>
          </table:table-cell>
          <table:table-cell table:formula="of:=[.C748]/([.D748]-[.D747])" office:value-type="float" office:value="3166457.02946662" calcext:value-type="float">
            <text:p>3166457.0294666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42770925.20213" calcext:value-type="float">
            <text:p>1442770925.20213</text:p>
          </table:table-cell>
          <table:table-cell office:value-type="float" office:value="8096" calcext:value-type="float">
            <text:p>8096</text:p>
          </table:table-cell>
          <table:table-cell table:formula="of:=[.B749]-[.B$2]" office:value-type="float" office:value="19.7465023994446" calcext:value-type="float">
            <text:p>19.7465023994</text:p>
          </table:table-cell>
          <table:table-cell table:formula="of:=[.C749]/([.D749]-[.D748])" office:value-type="float" office:value="2562992.3151936" calcext:value-type="float">
            <text:p>2562992.315193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42770925.20473" calcext:value-type="float">
            <text:p>1442770925.20473</text:p>
          </table:table-cell>
          <table:table-cell office:value-type="float" office:value="8096" calcext:value-type="float">
            <text:p>8096</text:p>
          </table:table-cell>
          <table:table-cell table:formula="of:=[.B750]-[.B$2]" office:value-type="float" office:value="19.7491035461426" calcext:value-type="float">
            <text:p>19.7491035461</text:p>
          </table:table-cell>
          <table:table-cell table:formula="of:=[.C750]/([.D750]-[.D749])" office:value-type="float" office:value="3112473.43574702" calcext:value-type="float">
            <text:p>3112473.4357470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442770925.22726" calcext:value-type="float">
            <text:p>1442770925.22726</text:p>
          </table:table-cell>
          <table:table-cell office:value-type="float" office:value="8096" calcext:value-type="float">
            <text:p>8096</text:p>
          </table:table-cell>
          <table:table-cell table:formula="of:=[.B751]-[.B$2]" office:value-type="float" office:value="19.7716329097748" calcext:value-type="float">
            <text:p>19.7716329098</text:p>
          </table:table-cell>
          <table:table-cell table:formula="of:=[.C751]/([.D751]-[.D750])" office:value-type="float" office:value="359353.248150696" calcext:value-type="float">
            <text:p>359353.24815069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42770925.22985" calcext:value-type="float">
            <text:p>1442770925.22985</text:p>
          </table:table-cell>
          <table:table-cell office:value-type="float" office:value="8096" calcext:value-type="float">
            <text:p>8096</text:p>
          </table:table-cell>
          <table:table-cell table:formula="of:=[.B752]-[.B$2]" office:value-type="float" office:value="19.7742276191711" calcext:value-type="float">
            <text:p>19.7742276192</text:p>
          </table:table-cell>
          <table:table-cell table:formula="of:=[.C752]/([.D752]-[.D751])" office:value-type="float" office:value="3120195.2755674" calcext:value-type="float">
            <text:p>3120195.275567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442770925.25239" calcext:value-type="float">
            <text:p>1442770925.25239</text:p>
          </table:table-cell>
          <table:table-cell office:value-type="float" office:value="8096" calcext:value-type="float">
            <text:p>8096</text:p>
          </table:table-cell>
          <table:table-cell table:formula="of:=[.B753]-[.B$2]" office:value-type="float" office:value="19.7967617511749" calcext:value-type="float">
            <text:p>19.7967617512</text:p>
          </table:table-cell>
          <table:table-cell table:formula="of:=[.C753]/([.D753]-[.D752])" office:value-type="float" office:value="359277.206623287" calcext:value-type="float">
            <text:p>359277.20662328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42770925.25499" calcext:value-type="float">
            <text:p>1442770925.25499</text:p>
          </table:table-cell>
          <table:table-cell office:value-type="float" office:value="8096" calcext:value-type="float">
            <text:p>8096</text:p>
          </table:table-cell>
          <table:table-cell table:formula="of:=[.B754]-[.B$2]" office:value-type="float" office:value="19.7993650436401" calcext:value-type="float">
            <text:p>19.7993650436</text:p>
          </table:table-cell>
          <table:table-cell table:formula="of:=[.C754]/([.D754]-[.D753])" office:value-type="float" office:value="3109907.97545563" calcext:value-type="float">
            <text:p>3109907.9754556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442770925.25758" calcext:value-type="float">
            <text:p>1442770925.25758</text:p>
          </table:table-cell>
          <table:table-cell office:value-type="float" office:value="8096" calcext:value-type="float">
            <text:p>8096</text:p>
          </table:table-cell>
          <table:table-cell table:formula="of:=[.B755]-[.B$2]" office:value-type="float" office:value="19.8019573688507" calcext:value-type="float">
            <text:p>19.8019573689</text:p>
          </table:table-cell>
          <table:table-cell table:formula="of:=[.C755]/([.D755]-[.D754])" office:value-type="float" office:value="3123064.9484043" calcext:value-type="float">
            <text:p>3123064.948404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442770925.27756" calcext:value-type="float">
            <text:p>1442770925.27756</text:p>
          </table:table-cell>
          <table:table-cell office:value-type="float" office:value="8096" calcext:value-type="float">
            <text:p>8096</text:p>
          </table:table-cell>
          <table:table-cell table:formula="of:=[.B756]-[.B$2]" office:value-type="float" office:value="19.8219323158264" calcext:value-type="float">
            <text:p>19.8219323158</text:p>
          </table:table-cell>
          <table:table-cell table:formula="of:=[.C756]/([.D756]-[.D755])" office:value-type="float" office:value="405307.709194209" calcext:value-type="float">
            <text:p>405307.70919420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42770925.28016" calcext:value-type="float">
            <text:p>1442770925.28016</text:p>
          </table:table-cell>
          <table:table-cell office:value-type="float" office:value="8096" calcext:value-type="float">
            <text:p>8096</text:p>
          </table:table-cell>
          <table:table-cell table:formula="of:=[.B757]-[.B$2]" office:value-type="float" office:value="19.8245387077332" calcext:value-type="float">
            <text:p>19.8245387077</text:p>
          </table:table-cell>
          <table:table-cell table:formula="of:=[.C757]/([.D757]-[.D756])" office:value-type="float" office:value="3106209.76802049" calcext:value-type="float">
            <text:p>3106209.7680204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442770925.28276" calcext:value-type="float">
            <text:p>1442770925.28276</text:p>
          </table:table-cell>
          <table:table-cell office:value-type="float" office:value="8096" calcext:value-type="float">
            <text:p>8096</text:p>
          </table:table-cell>
          <table:table-cell table:formula="of:=[.B758]-[.B$2]" office:value-type="float" office:value="19.8271312713623" calcext:value-type="float">
            <text:p>19.8271312714</text:p>
          </table:table-cell>
          <table:table-cell table:formula="of:=[.C758]/([.D758]-[.D757])" office:value-type="float" office:value="3122777.74360861" calcext:value-type="float">
            <text:p>3122777.7436086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42770925.28534" calcext:value-type="float">
            <text:p>1442770925.28534</text:p>
          </table:table-cell>
          <table:table-cell office:value-type="float" office:value="8096" calcext:value-type="float">
            <text:p>8096</text:p>
          </table:table-cell>
          <table:table-cell table:formula="of:=[.B759]-[.B$2]" office:value-type="float" office:value="19.8297123908997" calcext:value-type="float">
            <text:p>19.8297123909</text:p>
          </table:table-cell>
          <table:table-cell table:formula="of:=[.C759]/([.D759]-[.D758])" office:value-type="float" office:value="3136623.42360983" calcext:value-type="float">
            <text:p>3136623.4236098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442770925.31082" calcext:value-type="float">
            <text:p>1442770925.31082</text:p>
          </table:table-cell>
          <table:table-cell office:value-type="float" office:value="8096" calcext:value-type="float">
            <text:p>8096</text:p>
          </table:table-cell>
          <table:table-cell table:formula="of:=[.B760]-[.B$2]" office:value-type="float" office:value="19.8551924228668" calcext:value-type="float">
            <text:p>19.8551924229</text:p>
          </table:table-cell>
          <table:table-cell table:formula="of:=[.C760]/([.D760]-[.D759])" office:value-type="float" office:value="317739.004818894" calcext:value-type="float">
            <text:p>317739.00481889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42770925.31341" calcext:value-type="float">
            <text:p>1442770925.31341</text:p>
          </table:table-cell>
          <table:table-cell office:value-type="float" office:value="8096" calcext:value-type="float">
            <text:p>8096</text:p>
          </table:table-cell>
          <table:table-cell table:formula="of:=[.B761]-[.B$2]" office:value-type="float" office:value="19.8577868938446" calcext:value-type="float">
            <text:p>19.8577868938</text:p>
          </table:table-cell>
          <table:table-cell table:formula="of:=[.C761]/([.D761]-[.D760])" office:value-type="float" office:value="3120482.00551369" calcext:value-type="float">
            <text:p>3120482.0055136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442770925.31602" calcext:value-type="float">
            <text:p>1442770925.31602</text:p>
          </table:table-cell>
          <table:table-cell office:value-type="float" office:value="8096" calcext:value-type="float">
            <text:p>8096</text:p>
          </table:table-cell>
          <table:table-cell table:formula="of:=[.B762]-[.B$2]" office:value-type="float" office:value="19.8603940010071" calcext:value-type="float">
            <text:p>19.860394001</text:p>
          </table:table-cell>
          <table:table-cell table:formula="of:=[.C762]/([.D762]-[.D761])" office:value-type="float" office:value="3105357.58427069" calcext:value-type="float">
            <text:p>3105357.5842706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442770925.3186" calcext:value-type="float">
            <text:p>1442770925.3186</text:p>
          </table:table-cell>
          <table:table-cell office:value-type="float" office:value="8096" calcext:value-type="float">
            <text:p>8096</text:p>
          </table:table-cell>
          <table:table-cell table:formula="of:=[.B763]-[.B$2]" office:value-type="float" office:value="19.8629724979401" calcext:value-type="float">
            <text:p>19.8629724979</text:p>
          </table:table-cell>
          <table:table-cell table:formula="of:=[.C763]/([.D763]-[.D762])" office:value-type="float" office:value="3139813.70171059" calcext:value-type="float">
            <text:p>3139813.70171059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442770925.32113" calcext:value-type="float">
            <text:p>1442770925.32113</text:p>
          </table:table-cell>
          <table:table-cell office:value-type="float" office:value="8096" calcext:value-type="float">
            <text:p>8096</text:p>
          </table:table-cell>
          <table:table-cell table:formula="of:=[.B764]-[.B$2]" office:value-type="float" office:value="19.865505695343" calcext:value-type="float">
            <text:p>19.8655056953</text:p>
          </table:table-cell>
          <table:table-cell table:formula="of:=[.C764]/([.D764]-[.D763])" office:value-type="float" office:value="3195960.95849412" calcext:value-type="float">
            <text:p>3195960.9584941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42770925.33582" calcext:value-type="float">
            <text:p>1442770925.33582</text:p>
          </table:table-cell>
          <table:table-cell office:value-type="float" office:value="8096" calcext:value-type="float">
            <text:p>8096</text:p>
          </table:table-cell>
          <table:table-cell table:formula="of:=[.B765]-[.B$2]" office:value-type="float" office:value="19.8801937103271" calcext:value-type="float">
            <text:p>19.8801937103</text:p>
          </table:table-cell>
          <table:table-cell table:formula="of:=[.C765]/([.D765]-[.D764])" office:value-type="float" office:value="551197.69476999" calcext:value-type="float">
            <text:p>551197.6947699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442770925.33839" calcext:value-type="float">
            <text:p>1442770925.33839</text:p>
          </table:table-cell>
          <table:table-cell office:value-type="float" office:value="8096" calcext:value-type="float">
            <text:p>8096</text:p>
          </table:table-cell>
          <table:table-cell table:formula="of:=[.B766]-[.B$2]" office:value-type="float" office:value="19.8827650547028" calcext:value-type="float">
            <text:p>19.8827650547</text:p>
          </table:table-cell>
          <table:table-cell table:formula="of:=[.C766]/([.D766]-[.D765])" office:value-type="float" office:value="3148547.53676402" calcext:value-type="float">
            <text:p>3148547.5367640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442770925.34094" calcext:value-type="float">
            <text:p>1442770925.34094</text:p>
          </table:table-cell>
          <table:table-cell office:value-type="float" office:value="8096" calcext:value-type="float">
            <text:p>8096</text:p>
          </table:table-cell>
          <table:table-cell table:formula="of:=[.B767]-[.B$2]" office:value-type="float" office:value="19.8853170871735" calcext:value-type="float">
            <text:p>19.8853170872</text:p>
          </table:table-cell>
          <table:table-cell table:formula="of:=[.C767]/([.D767]-[.D766])" office:value-type="float" office:value="3172373.4289985" calcext:value-type="float">
            <text:p>3172373.428998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442770925.34396" calcext:value-type="float">
            <text:p>1442770925.34396</text:p>
          </table:table-cell>
          <table:table-cell office:value-type="float" office:value="8096" calcext:value-type="float">
            <text:p>8096</text:p>
          </table:table-cell>
          <table:table-cell table:formula="of:=[.B768]-[.B$2]" office:value-type="float" office:value="19.8883333206177" calcext:value-type="float">
            <text:p>19.8883333206</text:p>
          </table:table-cell>
          <table:table-cell table:formula="of:=[.C768]/([.D768]-[.D767])" office:value-type="float" office:value="2684142.37483203" calcext:value-type="float">
            <text:p>2684142.3748320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442770925.36097" calcext:value-type="float">
            <text:p>1442770925.36097</text:p>
          </table:table-cell>
          <table:table-cell office:value-type="float" office:value="8096" calcext:value-type="float">
            <text:p>8096</text:p>
          </table:table-cell>
          <table:table-cell table:formula="of:=[.B769]-[.B$2]" office:value-type="float" office:value="19.9053418636322" calcext:value-type="float">
            <text:p>19.9053418636</text:p>
          </table:table-cell>
          <table:table-cell table:formula="of:=[.C769]/([.D769]-[.D768])" office:value-type="float" office:value="475996.09167496" calcext:value-type="float">
            <text:p>475996.0916749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442770925.37774" calcext:value-type="float">
            <text:p>1442770925.37774</text:p>
          </table:table-cell>
          <table:table-cell office:value-type="float" office:value="8096" calcext:value-type="float">
            <text:p>8096</text:p>
          </table:table-cell>
          <table:table-cell table:formula="of:=[.B770]-[.B$2]" office:value-type="float" office:value="19.9221112728119" calcext:value-type="float">
            <text:p>19.9221112728</text:p>
          </table:table-cell>
          <table:table-cell table:formula="of:=[.C770]/([.D770]-[.D769])" office:value-type="float" office:value="482783.854413103" calcext:value-type="float">
            <text:p>482783.85441310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442770925.38038" calcext:value-type="float">
            <text:p>1442770925.38038</text:p>
          </table:table-cell>
          <table:table-cell office:value-type="float" office:value="8096" calcext:value-type="float">
            <text:p>8096</text:p>
          </table:table-cell>
          <table:table-cell table:formula="of:=[.B771]-[.B$2]" office:value-type="float" office:value="19.9247601032257" calcext:value-type="float">
            <text:p>19.9247601032</text:p>
          </table:table-cell>
          <table:table-cell table:formula="of:=[.C771]/([.D771]-[.D770])" office:value-type="float" office:value="3056443.31089109" calcext:value-type="float">
            <text:p>3056443.3108910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42770925.38298" calcext:value-type="float">
            <text:p>1442770925.38298</text:p>
          </table:table-cell>
          <table:table-cell office:value-type="float" office:value="8096" calcext:value-type="float">
            <text:p>8096</text:p>
          </table:table-cell>
          <table:table-cell table:formula="of:=[.B772]-[.B$2]" office:value-type="float" office:value="19.9273512363434" calcext:value-type="float">
            <text:p>19.9273512363</text:p>
          </table:table-cell>
          <table:table-cell table:formula="of:=[.C772]/([.D772]-[.D771])" office:value-type="float" office:value="3124501.76518219" calcext:value-type="float">
            <text:p>3124501.7651821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42770925.39466" calcext:value-type="float">
            <text:p>1442770925.39466</text:p>
          </table:table-cell>
          <table:table-cell office:value-type="float" office:value="8096" calcext:value-type="float">
            <text:p>8096</text:p>
          </table:table-cell>
          <table:table-cell table:formula="of:=[.B773]-[.B$2]" office:value-type="float" office:value="19.9390387535095" calcext:value-type="float">
            <text:p>19.9390387535</text:p>
          </table:table-cell>
          <table:table-cell table:formula="of:=[.C773]/([.D773]-[.D772])" office:value-type="float" office:value="692704.864935436" calcext:value-type="float">
            <text:p>692704.86493543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442770925.39727" calcext:value-type="float">
            <text:p>1442770925.39727</text:p>
          </table:table-cell>
          <table:table-cell office:value-type="float" office:value="8096" calcext:value-type="float">
            <text:p>8096</text:p>
          </table:table-cell>
          <table:table-cell table:formula="of:=[.B774]-[.B$2]" office:value-type="float" office:value="19.9416453838348" calcext:value-type="float">
            <text:p>19.9416453838</text:p>
          </table:table-cell>
          <table:table-cell table:formula="of:=[.C774]/([.D774]-[.D773])" office:value-type="float" office:value="3105925.65480655" calcext:value-type="float">
            <text:p>3105925.6548065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442770925.41166" calcext:value-type="float">
            <text:p>1442770925.41166</text:p>
          </table:table-cell>
          <table:table-cell office:value-type="float" office:value="8096" calcext:value-type="float">
            <text:p>8096</text:p>
          </table:table-cell>
          <table:table-cell table:formula="of:=[.B775]-[.B$2]" office:value-type="float" office:value="19.9560368061066" calcext:value-type="float">
            <text:p>19.9560368061</text:p>
          </table:table-cell>
          <table:table-cell table:formula="of:=[.C775]/([.D775]-[.D774])" office:value-type="float" office:value="562557.323879262" calcext:value-type="float">
            <text:p>562557.32387926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442770925.41425" calcext:value-type="float">
            <text:p>1442770925.41425</text:p>
          </table:table-cell>
          <table:table-cell office:value-type="float" office:value="8096" calcext:value-type="float">
            <text:p>8096</text:p>
          </table:table-cell>
          <table:table-cell table:formula="of:=[.B776]-[.B$2]" office:value-type="float" office:value="19.9586229324341" calcext:value-type="float">
            <text:p>19.9586229324</text:p>
          </table:table-cell>
          <table:table-cell table:formula="of:=[.C776]/([.D776]-[.D775])" office:value-type="float" office:value="3130550.86051443" calcext:value-type="float">
            <text:p>3130550.8605144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42770925.41684" calcext:value-type="float">
            <text:p>1442770925.41684</text:p>
          </table:table-cell>
          <table:table-cell office:value-type="float" office:value="8096" calcext:value-type="float">
            <text:p>8096</text:p>
          </table:table-cell>
          <table:table-cell table:formula="of:=[.B777]-[.B$2]" office:value-type="float" office:value="19.9612166881561" calcext:value-type="float">
            <text:p>19.9612166882</text:p>
          </table:table-cell>
          <table:table-cell table:formula="of:=[.C777]/([.D777]-[.D776])" office:value-type="float" office:value="3121342.51162791" calcext:value-type="float">
            <text:p>3121342.5116279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42770925.43698" calcext:value-type="float">
            <text:p>1442770925.43698</text:p>
          </table:table-cell>
          <table:table-cell office:value-type="float" office:value="8096" calcext:value-type="float">
            <text:p>8096</text:p>
          </table:table-cell>
          <table:table-cell table:formula="of:=[.B778]-[.B$2]" office:value-type="float" office:value="19.9813585281372" calcext:value-type="float">
            <text:p>19.9813585281</text:p>
          </table:table-cell>
          <table:table-cell table:formula="of:=[.C778]/([.D778]-[.D777])" office:value-type="float" office:value="401949.375409856" calcext:value-type="float">
            <text:p>401949.37540985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442770925.43959" calcext:value-type="float">
            <text:p>1442770925.43959</text:p>
          </table:table-cell>
          <table:table-cell office:value-type="float" office:value="8096" calcext:value-type="float">
            <text:p>8096</text:p>
          </table:table-cell>
          <table:table-cell table:formula="of:=[.B779]-[.B$2]" office:value-type="float" office:value="19.983962059021" calcext:value-type="float">
            <text:p>19.983962059</text:p>
          </table:table-cell>
          <table:table-cell table:formula="of:=[.C779]/([.D779]-[.D778])" office:value-type="float" office:value="3109623.18534799" calcext:value-type="float">
            <text:p>3109623.1853479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42770925.44539" calcext:value-type="float">
            <text:p>1442770925.44539</text:p>
          </table:table-cell>
          <table:table-cell office:value-type="float" office:value="8096" calcext:value-type="float">
            <text:p>8096</text:p>
          </table:table-cell>
          <table:table-cell table:formula="of:=[.B780]-[.B$2]" office:value-type="float" office:value="19.989768743515" calcext:value-type="float">
            <text:p>19.9897687435</text:p>
          </table:table-cell>
          <table:table-cell table:formula="of:=[.C780]/([.D780]-[.D779])" office:value-type="float" office:value="1394255.19129542" calcext:value-type="float">
            <text:p>1394255.1912954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442770925.44799" calcext:value-type="float">
            <text:p>1442770925.44799</text:p>
          </table:table-cell>
          <table:table-cell office:value-type="float" office:value="8096" calcext:value-type="float">
            <text:p>8096</text:p>
          </table:table-cell>
          <table:table-cell table:formula="of:=[.B781]-[.B$2]" office:value-type="float" office:value="19.9923617839813" calcext:value-type="float">
            <text:p>19.992361784</text:p>
          </table:table-cell>
          <table:table-cell table:formula="of:=[.C781]/([.D781]-[.D780])" office:value-type="float" office:value="3122203.49246046" calcext:value-type="float">
            <text:p>3122203.4924604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442770925.46242" calcext:value-type="float">
            <text:p>1442770925.46242</text:p>
          </table:table-cell>
          <table:table-cell office:value-type="float" office:value="8096" calcext:value-type="float">
            <text:p>8096</text:p>
          </table:table-cell>
          <table:table-cell table:formula="of:=[.B782]-[.B$2]" office:value-type="float" office:value="20.0067989826202" calcext:value-type="float">
            <text:p>20.0067989826</text:p>
          </table:table-cell>
          <table:table-cell table:formula="of:=[.C782]/([.D782]-[.D781])" office:value-type="float" office:value="560773.610067048" calcext:value-type="float">
            <text:p>560773.61006704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42770925.46502" calcext:value-type="float">
            <text:p>1442770925.46502</text:p>
          </table:table-cell>
          <table:table-cell office:value-type="float" office:value="8096" calcext:value-type="float">
            <text:p>8096</text:p>
          </table:table-cell>
          <table:table-cell table:formula="of:=[.B783]-[.B$2]" office:value-type="float" office:value="20.0093915462494" calcext:value-type="float">
            <text:p>20.0093915462</text:p>
          </table:table-cell>
          <table:table-cell table:formula="of:=[.C783]/([.D783]-[.D782])" office:value-type="float" office:value="3122777.74360861" calcext:value-type="float">
            <text:p>3122777.7436086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442770925.47085" calcext:value-type="float">
            <text:p>1442770925.47085</text:p>
          </table:table-cell>
          <table:table-cell office:value-type="float" office:value="8096" calcext:value-type="float">
            <text:p>8096</text:p>
          </table:table-cell>
          <table:table-cell table:formula="of:=[.B784]-[.B$2]" office:value-type="float" office:value="20.0152292251587" calcext:value-type="float">
            <text:p>20.0152292252</text:p>
          </table:table-cell>
          <table:table-cell table:formula="of:=[.C784]/([.D784]-[.D783])" office:value-type="float" office:value="1386852.57030835" calcext:value-type="float">
            <text:p>1386852.5703083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442770925.49622" calcext:value-type="float">
            <text:p>1442770925.49622</text:p>
          </table:table-cell>
          <table:table-cell office:value-type="float" office:value="8096" calcext:value-type="float">
            <text:p>8096</text:p>
          </table:table-cell>
          <table:table-cell table:formula="of:=[.B785]-[.B$2]" office:value-type="float" office:value="20.0405941009521" calcext:value-type="float">
            <text:p>20.040594101</text:p>
          </table:table-cell>
          <table:table-cell table:formula="of:=[.C785]/([.D785]-[.D784])" office:value-type="float" office:value="319181.535361131" calcext:value-type="float">
            <text:p>319181.53536113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42770925.49883" calcext:value-type="float">
            <text:p>1442770925.49883</text:p>
          </table:table-cell>
          <table:table-cell office:value-type="float" office:value="8096" calcext:value-type="float">
            <text:p>8096</text:p>
          </table:table-cell>
          <table:table-cell table:formula="of:=[.B786]-[.B$2]" office:value-type="float" office:value="20.0432031154633" calcext:value-type="float">
            <text:p>20.0432031155</text:p>
          </table:table-cell>
          <table:table-cell table:formula="of:=[.C786]/([.D786]-[.D785])" office:value-type="float" office:value="3103087.37859819" calcext:value-type="float">
            <text:p>3103087.37859819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442770925.50144" calcext:value-type="float">
            <text:p>1442770925.50144</text:p>
          </table:table-cell>
          <table:table-cell office:value-type="float" office:value="8096" calcext:value-type="float">
            <text:p>8096</text:p>
          </table:table-cell>
          <table:table-cell table:formula="of:=[.B787]-[.B$2]" office:value-type="float" office:value="20.0458114147186" calcext:value-type="float">
            <text:p>20.0458114147</text:p>
          </table:table-cell>
          <table:table-cell table:formula="of:=[.C787]/([.D787]-[.D786])" office:value-type="float" office:value="3103938.3166362" calcext:value-type="float">
            <text:p>3103938.316636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442770925.50461" calcext:value-type="float">
            <text:p>1442770925.50461</text:p>
          </table:table-cell>
          <table:table-cell office:value-type="float" office:value="8096" calcext:value-type="float">
            <text:p>8096</text:p>
          </table:table-cell>
          <table:table-cell table:formula="of:=[.B788]-[.B$2]" office:value-type="float" office:value="20.0489881038666" calcext:value-type="float">
            <text:p>20.0489881039</text:p>
          </table:table-cell>
          <table:table-cell table:formula="of:=[.C788]/([.D788]-[.D787])" office:value-type="float" office:value="2548565.3845692" calcext:value-type="float">
            <text:p>2548565.384569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442770925.5072" calcext:value-type="float">
            <text:p>1442770925.5072</text:p>
          </table:table-cell>
          <table:table-cell office:value-type="float" office:value="8096" calcext:value-type="float">
            <text:p>8096</text:p>
          </table:table-cell>
          <table:table-cell table:formula="of:=[.B789]-[.B$2]" office:value-type="float" office:value="20.0515789985657" calcext:value-type="float">
            <text:p>20.0515789986</text:p>
          </table:table-cell>
          <table:table-cell table:formula="of:=[.C789]/([.D789]-[.D788])" office:value-type="float" office:value="3124789.28719978" calcext:value-type="float">
            <text:p>3124789.2871997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442770925.52157" calcext:value-type="float">
            <text:p>1442770925.52157</text:p>
          </table:table-cell>
          <table:table-cell office:value-type="float" office:value="8096" calcext:value-type="float">
            <text:p>8096</text:p>
          </table:table-cell>
          <table:table-cell table:formula="of:=[.B790]-[.B$2]" office:value-type="float" office:value="20.065943479538" calcext:value-type="float">
            <text:p>20.0659434795</text:p>
          </table:table-cell>
          <table:table-cell table:formula="of:=[.C790]/([.D790]-[.D789])" office:value-type="float" office:value="563612.428156484" calcext:value-type="float">
            <text:p>563612.42815648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442770925.54704" calcext:value-type="float">
            <text:p>1442770925.54704</text:p>
          </table:table-cell>
          <table:table-cell office:value-type="float" office:value="8096" calcext:value-type="float">
            <text:p>8096</text:p>
          </table:table-cell>
          <table:table-cell table:formula="of:=[.B791]-[.B$2]" office:value-type="float" office:value="20.0914134979248" calcext:value-type="float">
            <text:p>20.0914134979</text:p>
          </table:table-cell>
          <table:table-cell table:formula="of:=[.C791]/([.D791]-[.D790])" office:value-type="float" office:value="317863.924439993" calcext:value-type="float">
            <text:p>317863.92443999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442770925.54965" calcext:value-type="float">
            <text:p>1442770925.54965</text:p>
          </table:table-cell>
          <table:table-cell office:value-type="float" office:value="8096" calcext:value-type="float">
            <text:p>8096</text:p>
          </table:table-cell>
          <table:table-cell table:formula="of:=[.B792]-[.B$2]" office:value-type="float" office:value="20.0940282344818" calcext:value-type="float">
            <text:p>20.0940282345</text:p>
          </table:table-cell>
          <table:table-cell table:formula="of:=[.C792]/([.D792]-[.D791])" office:value-type="float" office:value="3096296.6339017" calcext:value-type="float">
            <text:p>3096296.633901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42770925.55225" calcext:value-type="float">
            <text:p>1442770925.55225</text:p>
          </table:table-cell>
          <table:table-cell office:value-type="float" office:value="8096" calcext:value-type="float">
            <text:p>8096</text:p>
          </table:table-cell>
          <table:table-cell table:formula="of:=[.B793]-[.B$2]" office:value-type="float" office:value="20.0966229438782" calcext:value-type="float">
            <text:p>20.0966229439</text:p>
          </table:table-cell>
          <table:table-cell table:formula="of:=[.C793]/([.D793]-[.D792])" office:value-type="float" office:value="3120195.2755674" calcext:value-type="float">
            <text:p>3120195.275567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442770925.55484" calcext:value-type="float">
            <text:p>1442770925.55484</text:p>
          </table:table-cell>
          <table:table-cell office:value-type="float" office:value="8096" calcext:value-type="float">
            <text:p>8096</text:p>
          </table:table-cell>
          <table:table-cell table:formula="of:=[.B794]-[.B$2]" office:value-type="float" office:value="20.0992152690887" calcext:value-type="float">
            <text:p>20.0992152691</text:p>
          </table:table-cell>
          <table:table-cell table:formula="of:=[.C794]/([.D794]-[.D793])" office:value-type="float" office:value="3123064.9484043" calcext:value-type="float">
            <text:p>3123064.948404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442770925.58092" calcext:value-type="float">
            <text:p>1442770925.58092</text:p>
          </table:table-cell>
          <table:table-cell office:value-type="float" office:value="8096" calcext:value-type="float">
            <text:p>8096</text:p>
          </table:table-cell>
          <table:table-cell table:formula="of:=[.B795]-[.B$2]" office:value-type="float" office:value="20.1252989768982" calcext:value-type="float">
            <text:p>20.1252989769</text:p>
          </table:table-cell>
          <table:table-cell table:formula="of:=[.C795]/([.D795]-[.D794])" office:value-type="float" office:value="310385.320183176" calcext:value-type="float">
            <text:p>310385.32018317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42770925.58352" calcext:value-type="float">
            <text:p>1442770925.58352</text:p>
          </table:table-cell>
          <table:table-cell office:value-type="float" office:value="8096" calcext:value-type="float">
            <text:p>8096</text:p>
          </table:table-cell>
          <table:table-cell table:formula="of:=[.B796]-[.B$2]" office:value-type="float" office:value="20.1278955936432" calcext:value-type="float">
            <text:p>20.1278955936</text:p>
          </table:table-cell>
          <table:table-cell table:formula="of:=[.C796]/([.D796]-[.D795])" office:value-type="float" office:value="3117903.33155817" calcext:value-type="float">
            <text:p>3117903.3315581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442770925.5861" calcext:value-type="float">
            <text:p>1442770925.5861</text:p>
          </table:table-cell>
          <table:table-cell office:value-type="float" office:value="8096" calcext:value-type="float">
            <text:p>8096</text:p>
          </table:table-cell>
          <table:table-cell table:formula="of:=[.B797]-[.B$2]" office:value-type="float" office:value="20.130476474762" calcext:value-type="float">
            <text:p>20.1304764748</text:p>
          </table:table-cell>
          <table:table-cell table:formula="of:=[.C797]/([.D797]-[.D796])" office:value-type="float" office:value="3136913.18096998" calcext:value-type="float">
            <text:p>3136913.1809699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442770925.58868" calcext:value-type="float">
            <text:p>1442770925.58868</text:p>
          </table:table-cell>
          <table:table-cell office:value-type="float" office:value="8096" calcext:value-type="float">
            <text:p>8096</text:p>
          </table:table-cell>
          <table:table-cell table:formula="of:=[.B798]-[.B$2]" office:value-type="float" office:value="20.1330585479736" calcext:value-type="float">
            <text:p>20.133058548</text:p>
          </table:table-cell>
          <table:table-cell table:formula="of:=[.C798]/([.D798]-[.D797])" office:value-type="float" office:value="3135464.92927054" calcext:value-type="float">
            <text:p>3135464.9292705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442770925.59124" calcext:value-type="float">
            <text:p>1442770925.59124</text:p>
          </table:table-cell>
          <table:table-cell office:value-type="float" office:value="8096" calcext:value-type="float">
            <text:p>8096</text:p>
          </table:table-cell>
          <table:table-cell table:formula="of:=[.B799]-[.B$2]" office:value-type="float" office:value="20.1356163024902" calcext:value-type="float">
            <text:p>20.1356163025</text:p>
          </table:table-cell>
          <table:table-cell table:formula="of:=[.C799]/([.D799]-[.D798])" office:value-type="float" office:value="3165276.39671887" calcext:value-type="float">
            <text:p>3165276.3967188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42770925.6062" calcext:value-type="float">
            <text:p>1442770925.6062</text:p>
          </table:table-cell>
          <table:table-cell office:value-type="float" office:value="8096" calcext:value-type="float">
            <text:p>8096</text:p>
          </table:table-cell>
          <table:table-cell table:formula="of:=[.B800]-[.B$2]" office:value-type="float" office:value="20.1505737304687" calcext:value-type="float">
            <text:p>20.1505737305</text:p>
          </table:table-cell>
          <table:table-cell table:formula="of:=[.C800]/([.D800]-[.D799])" office:value-type="float" office:value="541269.529201734" calcext:value-type="float">
            <text:p>541269.52920173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442770925.60879" calcext:value-type="float">
            <text:p>1442770925.60879</text:p>
          </table:table-cell>
          <table:table-cell office:value-type="float" office:value="8096" calcext:value-type="float">
            <text:p>8096</text:p>
          </table:table-cell>
          <table:table-cell table:formula="of:=[.B801]-[.B$2]" office:value-type="float" office:value="20.1531677246094" calcext:value-type="float">
            <text:p>20.1531677246</text:p>
          </table:table-cell>
          <table:table-cell table:formula="of:=[.C801]/([.D801]-[.D800])" office:value-type="float" office:value="3121055.62352941" calcext:value-type="float">
            <text:p>3121055.6235294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42770925.61463" calcext:value-type="float">
            <text:p>1442770925.61463</text:p>
          </table:table-cell>
          <table:table-cell office:value-type="float" office:value="8096" calcext:value-type="float">
            <text:p>8096</text:p>
          </table:table-cell>
          <table:table-cell table:formula="of:=[.B802]-[.B$2]" office:value-type="float" office:value="20.1590068340302" calcext:value-type="float">
            <text:p>20.159006834</text:p>
          </table:table-cell>
          <table:table-cell table:formula="of:=[.C802]/([.D802]-[.D801])" office:value-type="float" office:value="1386512.8081336" calcext:value-type="float">
            <text:p>1386512.808133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442770925.61723" calcext:value-type="float">
            <text:p>1442770925.61723</text:p>
          </table:table-cell>
          <table:table-cell office:value-type="float" office:value="8096" calcext:value-type="float">
            <text:p>8096</text:p>
          </table:table-cell>
          <table:table-cell table:formula="of:=[.B803]-[.B$2]" office:value-type="float" office:value="20.1616008281708" calcext:value-type="float">
            <text:p>20.1616008282</text:p>
          </table:table-cell>
          <table:table-cell table:formula="of:=[.C803]/([.D803]-[.D802])" office:value-type="float" office:value="3121055.62352941" calcext:value-type="float">
            <text:p>3121055.6235294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442770925.63139" calcext:value-type="float">
            <text:p>1442770925.63139</text:p>
          </table:table-cell>
          <table:table-cell office:value-type="float" office:value="8096" calcext:value-type="float">
            <text:p>8096</text:p>
          </table:table-cell>
          <table:table-cell table:formula="of:=[.B804]-[.B$2]" office:value-type="float" office:value="20.1757659912109" calcext:value-type="float">
            <text:p>20.1757659912</text:p>
          </table:table-cell>
          <table:table-cell table:formula="of:=[.C804]/([.D804]-[.D803])" office:value-type="float" office:value="571543.015568983" calcext:value-type="float">
            <text:p>571543.01556898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442770925.63988" calcext:value-type="float">
            <text:p>1442770925.63988</text:p>
          </table:table-cell>
          <table:table-cell office:value-type="float" office:value="8096" calcext:value-type="float">
            <text:p>8096</text:p>
          </table:table-cell>
          <table:table-cell table:formula="of:=[.B805]-[.B$2]" office:value-type="float" office:value="20.1842596530914" calcext:value-type="float">
            <text:p>20.1842596531</text:p>
          </table:table-cell>
          <table:table-cell table:formula="of:=[.C805]/([.D805]-[.D804])" office:value-type="float" office:value="953181.338498246" calcext:value-type="float">
            <text:p>953181.33849824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442770925.64247" calcext:value-type="float">
            <text:p>1442770925.64247</text:p>
          </table:table-cell>
          <table:table-cell office:value-type="float" office:value="8096" calcext:value-type="float">
            <text:p>8096</text:p>
          </table:table-cell>
          <table:table-cell table:formula="of:=[.B806]-[.B$2]" office:value-type="float" office:value="20.1868503093719" calcext:value-type="float">
            <text:p>20.1868503094</text:p>
          </table:table-cell>
          <table:table-cell table:formula="of:=[.C806]/([.D806]-[.D805])" office:value-type="float" office:value="3125076.86213878" calcext:value-type="float">
            <text:p>3125076.8621387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42770925.64835" calcext:value-type="float">
            <text:p>1442770925.64835</text:p>
          </table:table-cell>
          <table:table-cell office:value-type="float" office:value="8096" calcext:value-type="float">
            <text:p>8096</text:p>
          </table:table-cell>
          <table:table-cell table:formula="of:=[.B807]-[.B$2]" office:value-type="float" office:value="20.1927301883698" calcext:value-type="float">
            <text:p>20.1927301884</text:p>
          </table:table-cell>
          <table:table-cell table:formula="of:=[.C807]/([.D807]-[.D806])" office:value-type="float" office:value="1376899.08296164" calcext:value-type="float">
            <text:p>1376899.0829616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442770925.66345" calcext:value-type="float">
            <text:p>1442770925.66345</text:p>
          </table:table-cell>
          <table:table-cell office:value-type="float" office:value="8096" calcext:value-type="float">
            <text:p>8096</text:p>
          </table:table-cell>
          <table:table-cell table:formula="of:=[.B808]-[.B$2]" office:value-type="float" office:value="20.2078211307526" calcext:value-type="float">
            <text:p>20.2078211308</text:p>
          </table:table-cell>
          <table:table-cell table:formula="of:=[.C808]/([.D808]-[.D807])" office:value-type="float" office:value="536480.744186047" calcext:value-type="float">
            <text:p>536480.74418604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442770925.66607" calcext:value-type="float">
            <text:p>1442770925.66607</text:p>
          </table:table-cell>
          <table:table-cell office:value-type="float" office:value="8096" calcext:value-type="float">
            <text:p>8096</text:p>
          </table:table-cell>
          <table:table-cell table:formula="of:=[.B809]-[.B$2]" office:value-type="float" office:value="20.2104470729828" calcext:value-type="float">
            <text:p>20.210447073</text:p>
          </table:table-cell>
          <table:table-cell table:formula="of:=[.C809]/([.D809]-[.D808])" office:value-type="float" office:value="3083083.81913928" calcext:value-type="float">
            <text:p>3083083.8191392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442770925.67367" calcext:value-type="float">
            <text:p>1442770925.67367</text:p>
          </table:table-cell>
          <table:table-cell office:value-type="float" office:value="8096" calcext:value-type="float">
            <text:p>8096</text:p>
          </table:table-cell>
          <table:table-cell table:formula="of:=[.B810]-[.B$2]" office:value-type="float" office:value="20.2180457115173" calcext:value-type="float">
            <text:p>20.2180457115</text:p>
          </table:table-cell>
          <table:table-cell table:formula="of:=[.C810]/([.D810]-[.D809])" office:value-type="float" office:value="1065454.02353236" calcext:value-type="float">
            <text:p>1065454.0235323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442770925.682" calcext:value-type="float">
            <text:p>1442770925.682</text:p>
          </table:table-cell>
          <table:table-cell office:value-type="float" office:value="8096" calcext:value-type="float">
            <text:p>8096</text:p>
          </table:table-cell>
          <table:table-cell table:formula="of:=[.B811]-[.B$2]" office:value-type="float" office:value="20.2263767719269" calcext:value-type="float">
            <text:p>20.2263767719</text:p>
          </table:table-cell>
          <table:table-cell table:formula="of:=[.C811]/([.D811]-[.D810])" office:value-type="float" office:value="971785.05520419" calcext:value-type="float">
            <text:p>971785.0552041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442770925.6992" calcext:value-type="float">
            <text:p>1442770925.6992</text:p>
          </table:table-cell>
          <table:table-cell office:value-type="float" office:value="8096" calcext:value-type="float">
            <text:p>8096</text:p>
          </table:table-cell>
          <table:table-cell table:formula="of:=[.B812]-[.B$2]" office:value-type="float" office:value="20.2435739040375" calcext:value-type="float">
            <text:p>20.243573904</text:p>
          </table:table-cell>
          <table:table-cell table:formula="of:=[.C812]/([.D812]-[.D811])" office:value-type="float" office:value="470776.170580896" calcext:value-type="float">
            <text:p>470776.17058089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442770925.70179" calcext:value-type="float">
            <text:p>1442770925.70179</text:p>
          </table:table-cell>
          <table:table-cell office:value-type="float" office:value="8096" calcext:value-type="float">
            <text:p>8096</text:p>
          </table:table-cell>
          <table:table-cell table:formula="of:=[.B813]-[.B$2]" office:value-type="float" office:value="20.2461647987366" calcext:value-type="float">
            <text:p>20.2461647987</text:p>
          </table:table-cell>
          <table:table-cell table:formula="of:=[.C813]/([.D813]-[.D812])" office:value-type="float" office:value="3124789.28719978" calcext:value-type="float">
            <text:p>3124789.2871997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442770925.70438" calcext:value-type="float">
            <text:p>1442770925.70438</text:p>
          </table:table-cell>
          <table:table-cell office:value-type="float" office:value="8096" calcext:value-type="float">
            <text:p>8096</text:p>
          </table:table-cell>
          <table:table-cell table:formula="of:=[.B814]-[.B$2]" office:value-type="float" office:value="20.2487592697144" calcext:value-type="float">
            <text:p>20.2487592697</text:p>
          </table:table-cell>
          <table:table-cell table:formula="of:=[.C814]/([.D814]-[.D813])" office:value-type="float" office:value="3120482.00551369" calcext:value-type="float">
            <text:p>3120482.0055136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442770925.7246" calcext:value-type="float">
            <text:p>1442770925.7246</text:p>
          </table:table-cell>
          <table:table-cell office:value-type="float" office:value="8096" calcext:value-type="float">
            <text:p>8096</text:p>
          </table:table-cell>
          <table:table-cell table:formula="of:=[.B815]-[.B$2]" office:value-type="float" office:value="20.2689774036407" calcext:value-type="float">
            <text:p>20.2689774036</text:p>
          </table:table-cell>
          <table:table-cell table:formula="of:=[.C815]/([.D815]-[.D814])" office:value-type="float" office:value="400432.603200434" calcext:value-type="float">
            <text:p>400432.60320043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442770925.7272" calcext:value-type="float">
            <text:p>1442770925.7272</text:p>
          </table:table-cell>
          <table:table-cell office:value-type="float" office:value="8096" calcext:value-type="float">
            <text:p>8096</text:p>
          </table:table-cell>
          <table:table-cell table:formula="of:=[.B816]-[.B$2]" office:value-type="float" office:value="20.2715742588043" calcext:value-type="float">
            <text:p>20.2715742588</text:p>
          </table:table-cell>
          <table:table-cell table:formula="of:=[.C816]/([.D816]-[.D815])" office:value-type="float" office:value="3117617.07528461" calcext:value-type="float">
            <text:p>3117617.0752846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442770925.7298" calcext:value-type="float">
            <text:p>1442770925.7298</text:p>
          </table:table-cell>
          <table:table-cell office:value-type="float" office:value="8096" calcext:value-type="float">
            <text:p>8096</text:p>
          </table:table-cell>
          <table:table-cell table:formula="of:=[.B817]-[.B$2]" office:value-type="float" office:value="20.2741725444794" calcext:value-type="float">
            <text:p>20.2741725445</text:p>
          </table:table-cell>
          <table:table-cell table:formula="of:=[.C817]/([.D817]-[.D816])" office:value-type="float" office:value="3115900.64085153" calcext:value-type="float">
            <text:p>3115900.6408515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42770925.73298" calcext:value-type="float">
            <text:p>1442770925.73298</text:p>
          </table:table-cell>
          <table:table-cell office:value-type="float" office:value="8096" calcext:value-type="float">
            <text:p>8096</text:p>
          </table:table-cell>
          <table:table-cell table:formula="of:=[.B818]-[.B$2]" office:value-type="float" office:value="20.2773535251617" calcext:value-type="float">
            <text:p>20.2773535252</text:p>
          </table:table-cell>
          <table:table-cell table:formula="of:=[.C818]/([.D818]-[.D817])" office:value-type="float" office:value="2545127.05621346" calcext:value-type="float">
            <text:p>2545127.0562134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42770925.75828" calcext:value-type="float">
            <text:p>1442770925.75828</text:p>
          </table:table-cell>
          <table:table-cell office:value-type="float" office:value="8096" calcext:value-type="float">
            <text:p>8096</text:p>
          </table:table-cell>
          <table:table-cell table:formula="of:=[.B819]-[.B$2]" office:value-type="float" office:value="20.3026540279388" calcext:value-type="float">
            <text:p>20.3026540279</text:p>
          </table:table-cell>
          <table:table-cell table:formula="of:=[.C819]/([.D819]-[.D818])" office:value-type="float" office:value="319993.64089033" calcext:value-type="float">
            <text:p>319993.6408903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442770925.76085" calcext:value-type="float">
            <text:p>1442770925.76085</text:p>
          </table:table-cell>
          <table:table-cell office:value-type="float" office:value="8096" calcext:value-type="float">
            <text:p>8096</text:p>
          </table:table-cell>
          <table:table-cell table:formula="of:=[.B820]-[.B$2]" office:value-type="float" office:value="20.3052237033844" calcext:value-type="float">
            <text:p>20.3052237034</text:p>
          </table:table-cell>
          <table:table-cell table:formula="of:=[.C820]/([.D820]-[.D819])" office:value-type="float" office:value="3150592.42753758" calcext:value-type="float">
            <text:p>3150592.4275375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442770925.76342" calcext:value-type="float">
            <text:p>1442770925.76342</text:p>
          </table:table-cell>
          <table:table-cell office:value-type="float" office:value="8096" calcext:value-type="float">
            <text:p>8096</text:p>
          </table:table-cell>
          <table:table-cell table:formula="of:=[.B821]-[.B$2]" office:value-type="float" office:value="20.3077929019928" calcext:value-type="float">
            <text:p>20.307792902</text:p>
          </table:table-cell>
          <table:table-cell table:formula="of:=[.C821]/([.D821]-[.D820])" office:value-type="float" office:value="3151177.17000742" calcext:value-type="float">
            <text:p>3151177.1700074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442770925.76676" calcext:value-type="float">
            <text:p>1442770925.76676</text:p>
          </table:table-cell>
          <table:table-cell office:value-type="float" office:value="8096" calcext:value-type="float">
            <text:p>8096</text:p>
          </table:table-cell>
          <table:table-cell table:formula="of:=[.B822]-[.B$2]" office:value-type="float" office:value="20.3111324310303" calcext:value-type="float">
            <text:p>20.311132431</text:p>
          </table:table-cell>
          <table:table-cell table:formula="of:=[.C822]/([.D822]-[.D821])" office:value-type="float" office:value="2424293.93760263" calcext:value-type="float">
            <text:p>2424293.9376026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442770925.78365" calcext:value-type="float">
            <text:p>1442770925.78365</text:p>
          </table:table-cell>
          <table:table-cell office:value-type="float" office:value="8096" calcext:value-type="float">
            <text:p>8096</text:p>
          </table:table-cell>
          <table:table-cell table:formula="of:=[.B823]-[.B$2]" office:value-type="float" office:value="20.3280236721039" calcext:value-type="float">
            <text:p>20.3280236721</text:p>
          </table:table-cell>
          <table:table-cell table:formula="of:=[.C823]/([.D823]-[.D822])" office:value-type="float" office:value="479301.666746651" calcext:value-type="float">
            <text:p>479301.66674665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442770925.78623" calcext:value-type="float">
            <text:p>1442770925.78623</text:p>
          </table:table-cell>
          <table:table-cell office:value-type="float" office:value="8096" calcext:value-type="float">
            <text:p>8096</text:p>
          </table:table-cell>
          <table:table-cell table:formula="of:=[.B824]-[.B$2]" office:value-type="float" office:value="20.3306090831757" calcext:value-type="float">
            <text:p>20.3306090832</text:p>
          </table:table-cell>
          <table:table-cell table:formula="of:=[.C824]/([.D824]-[.D823])" office:value-type="float" office:value="3131416.92954629" calcext:value-type="float">
            <text:p>3131416.92954629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442770925.79211" calcext:value-type="float">
            <text:p>1442770925.79211</text:p>
          </table:table-cell>
          <table:table-cell office:value-type="float" office:value="8096" calcext:value-type="float">
            <text:p>8096</text:p>
          </table:table-cell>
          <table:table-cell table:formula="of:=[.B825]-[.B$2]" office:value-type="float" office:value="20.336489200592" calcext:value-type="float">
            <text:p>20.3364892006</text:p>
          </table:table-cell>
          <table:table-cell table:formula="of:=[.C825]/([.D825]-[.D824])" office:value-type="float" office:value="1376843.25442971" calcext:value-type="float">
            <text:p>1376843.2544297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442770925.80894" calcext:value-type="float">
            <text:p>1442770925.80894</text:p>
          </table:table-cell>
          <table:table-cell office:value-type="float" office:value="8096" calcext:value-type="float">
            <text:p>8096</text:p>
          </table:table-cell>
          <table:table-cell table:formula="of:=[.B826]-[.B$2]" office:value-type="float" office:value="20.3533141613007" calcext:value-type="float">
            <text:p>20.3533141613</text:p>
          </table:table-cell>
          <table:table-cell table:formula="of:=[.C826]/([.D826]-[.D825])" office:value-type="float" office:value="481189.831002282" calcext:value-type="float">
            <text:p>481189.83100228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442770925.81152" calcext:value-type="float">
            <text:p>1442770925.81152</text:p>
          </table:table-cell>
          <table:table-cell office:value-type="float" office:value="8096" calcext:value-type="float">
            <text:p>8096</text:p>
          </table:table-cell>
          <table:table-cell table:formula="of:=[.B827]-[.B$2]" office:value-type="float" office:value="20.3558976650238" calcext:value-type="float">
            <text:p>20.355897665</text:p>
          </table:table-cell>
          <table:table-cell table:formula="of:=[.C827]/([.D827]-[.D826])" office:value-type="float" office:value="3133728.79143595" calcext:value-type="float">
            <text:p>3133728.7914359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42770925.81409" calcext:value-type="float">
            <text:p>1442770925.81409</text:p>
          </table:table-cell>
          <table:table-cell office:value-type="float" office:value="8096" calcext:value-type="float">
            <text:p>8096</text:p>
          </table:table-cell>
          <table:table-cell table:formula="of:=[.B828]-[.B$2]" office:value-type="float" office:value="20.3584642410278" calcext:value-type="float">
            <text:p>20.358464241</text:p>
          </table:table-cell>
          <table:table-cell table:formula="of:=[.C828]/([.D828]-[.D827])" office:value-type="float" office:value="3154397.13738969" calcext:value-type="float">
            <text:p>3154397.1373896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442770925.82576" calcext:value-type="float">
            <text:p>1442770925.82576</text:p>
          </table:table-cell>
          <table:table-cell office:value-type="float" office:value="8096" calcext:value-type="float">
            <text:p>8096</text:p>
          </table:table-cell>
          <table:table-cell table:formula="of:=[.B829]-[.B$2]" office:value-type="float" office:value="20.3701310157776" calcext:value-type="float">
            <text:p>20.3701310158</text:p>
          </table:table-cell>
          <table:table-cell table:formula="of:=[.C829]/([.D829]-[.D828])" office:value-type="float" office:value="693936.428332039" calcext:value-type="float">
            <text:p>693936.428332039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442770925.82838" calcext:value-type="float">
            <text:p>1442770925.82838</text:p>
          </table:table-cell>
          <table:table-cell office:value-type="float" office:value="8096" calcext:value-type="float">
            <text:p>8096</text:p>
          </table:table-cell>
          <table:table-cell table:formula="of:=[.B830]-[.B$2]" office:value-type="float" office:value="20.372759103775" calcext:value-type="float">
            <text:p>20.3727591038</text:p>
          </table:table-cell>
          <table:table-cell table:formula="of:=[.C830]/([.D830]-[.D829])" office:value-type="float" office:value="3080566.55937585" calcext:value-type="float">
            <text:p>3080566.5593758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442770925.8428" calcext:value-type="float">
            <text:p>1442770925.8428</text:p>
          </table:table-cell>
          <table:table-cell office:value-type="float" office:value="8096" calcext:value-type="float">
            <text:p>8096</text:p>
          </table:table-cell>
          <table:table-cell table:formula="of:=[.B831]-[.B$2]" office:value-type="float" office:value="20.3871743679047" calcext:value-type="float">
            <text:p>20.3871743679</text:p>
          </table:table-cell>
          <table:table-cell table:formula="of:=[.C831]/([.D831]-[.D830])" office:value-type="float" office:value="561626.892659853" calcext:value-type="float">
            <text:p>561626.89265985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442770925.84539" calcext:value-type="float">
            <text:p>1442770925.84539</text:p>
          </table:table-cell>
          <table:table-cell office:value-type="float" office:value="8096" calcext:value-type="float">
            <text:p>8096</text:p>
          </table:table-cell>
          <table:table-cell table:formula="of:=[.B832]-[.B$2]" office:value-type="float" office:value="20.3897619247437" calcext:value-type="float">
            <text:p>20.3897619247</text:p>
          </table:table-cell>
          <table:table-cell table:formula="of:=[.C832]/([.D832]-[.D831])" office:value-type="float" office:value="3128820.15885009" calcext:value-type="float">
            <text:p>3128820.1588500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442770925.86793" calcext:value-type="float">
            <text:p>1442770925.86793</text:p>
          </table:table-cell>
          <table:table-cell office:value-type="float" office:value="8096" calcext:value-type="float">
            <text:p>8096</text:p>
          </table:table-cell>
          <table:table-cell table:formula="of:=[.B833]-[.B$2]" office:value-type="float" office:value="20.4123077392578" calcext:value-type="float">
            <text:p>20.4123077393</text:p>
          </table:table-cell>
          <table:table-cell table:formula="of:=[.C833]/([.D833]-[.D832])" office:value-type="float" office:value="359091.040818916" calcext:value-type="float">
            <text:p>359091.04081891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442770925.87052" calcext:value-type="float">
            <text:p>1442770925.87052</text:p>
          </table:table-cell>
          <table:table-cell office:value-type="float" office:value="8096" calcext:value-type="float">
            <text:p>8096</text:p>
          </table:table-cell>
          <table:table-cell table:formula="of:=[.B834]-[.B$2]" office:value-type="float" office:value="20.4149000644684" calcext:value-type="float">
            <text:p>20.4149000645</text:p>
          </table:table-cell>
          <table:table-cell table:formula="of:=[.C834]/([.D834]-[.D833])" office:value-type="float" office:value="3123064.9484043" calcext:value-type="float">
            <text:p>3123064.948404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442770925.87311" calcext:value-type="float">
            <text:p>1442770925.87311</text:p>
          </table:table-cell>
          <table:table-cell office:value-type="float" office:value="8096" calcext:value-type="float">
            <text:p>8096</text:p>
          </table:table-cell>
          <table:table-cell table:formula="of:=[.B835]-[.B$2]" office:value-type="float" office:value="20.4174873828888" calcext:value-type="float">
            <text:p>20.4174873829</text:p>
          </table:table-cell>
          <table:table-cell table:formula="of:=[.C835]/([.D835]-[.D834])" office:value-type="float" office:value="3129108.47622558" calcext:value-type="float">
            <text:p>3129108.4762255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442770925.87657" calcext:value-type="float">
            <text:p>1442770925.87657</text:p>
          </table:table-cell>
          <table:table-cell office:value-type="float" office:value="8096" calcext:value-type="float">
            <text:p>8096</text:p>
          </table:table-cell>
          <table:table-cell table:formula="of:=[.B836]-[.B$2]" office:value-type="float" office:value="20.4209408760071" calcext:value-type="float">
            <text:p>20.420940876</text:p>
          </table:table-cell>
          <table:table-cell table:formula="of:=[.C836]/([.D836]-[.D835])" office:value-type="float" office:value="2344293.07449085" calcext:value-type="float">
            <text:p>2344293.0744908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442770925.87916" calcext:value-type="float">
            <text:p>1442770925.87916</text:p>
          </table:table-cell>
          <table:table-cell office:value-type="float" office:value="8096" calcext:value-type="float">
            <text:p>8096</text:p>
          </table:table-cell>
          <table:table-cell table:formula="of:=[.B837]-[.B$2]" office:value-type="float" office:value="20.4235355854034" calcext:value-type="float">
            <text:p>20.4235355854</text:p>
          </table:table-cell>
          <table:table-cell table:formula="of:=[.C837]/([.D837]-[.D836])" office:value-type="float" office:value="3120195.2755674" calcext:value-type="float">
            <text:p>3120195.275567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442770925.89332" calcext:value-type="float">
            <text:p>1442770925.89332</text:p>
          </table:table-cell>
          <table:table-cell office:value-type="float" office:value="8096" calcext:value-type="float">
            <text:p>8096</text:p>
          </table:table-cell>
          <table:table-cell table:formula="of:=[.B838]-[.B$2]" office:value-type="float" office:value="20.4376962184906" calcext:value-type="float">
            <text:p>20.4376962185</text:p>
          </table:table-cell>
          <table:table-cell table:formula="of:=[.C838]/([.D838]-[.D837])" office:value-type="float" office:value="571725.850826683" calcext:value-type="float">
            <text:p>571725.85082668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442770925.90003" calcext:value-type="float">
            <text:p>1442770925.90003</text:p>
          </table:table-cell>
          <table:table-cell office:value-type="float" office:value="8096" calcext:value-type="float">
            <text:p>8096</text:p>
          </table:table-cell>
          <table:table-cell table:formula="of:=[.B839]-[.B$2]" office:value-type="float" office:value="20.4444046020508" calcext:value-type="float">
            <text:p>20.4444046021</text:p>
          </table:table-cell>
          <table:table-cell table:formula="of:=[.C839]/([.D839]-[.D838])" office:value-type="float" office:value="1206848.1069055" calcext:value-type="float">
            <text:p>1206848.106905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442770925.90262" calcext:value-type="float">
            <text:p>1442770925.90262</text:p>
          </table:table-cell>
          <table:table-cell office:value-type="float" office:value="8096" calcext:value-type="float">
            <text:p>8096</text:p>
          </table:table-cell>
          <table:table-cell table:formula="of:=[.B840]-[.B$2]" office:value-type="float" office:value="20.4469978809357" calcext:value-type="float">
            <text:p>20.4469978809</text:p>
          </table:table-cell>
          <table:table-cell table:formula="of:=[.C840]/([.D840]-[.D839])" office:value-type="float" office:value="3121916.44607888" calcext:value-type="float">
            <text:p>3121916.4460788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442770925.91018" calcext:value-type="float">
            <text:p>1442770925.91018</text:p>
          </table:table-cell>
          <table:table-cell office:value-type="float" office:value="8096" calcext:value-type="float">
            <text:p>8096</text:p>
          </table:table-cell>
          <table:table-cell table:formula="of:=[.B841]-[.B$2]" office:value-type="float" office:value="20.4545521736145" calcext:value-type="float">
            <text:p>20.4545521736</text:p>
          </table:table-cell>
          <table:table-cell table:formula="of:=[.C841]/([.D841]-[.D840])" office:value-type="float" office:value="1071708.54296986" calcext:value-type="float">
            <text:p>1071708.5429698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42770925.91853" calcext:value-type="float">
            <text:p>1442770925.91853</text:p>
          </table:table-cell>
          <table:table-cell office:value-type="float" office:value="8096" calcext:value-type="float">
            <text:p>8096</text:p>
          </table:table-cell>
          <table:table-cell table:formula="of:=[.B842]-[.B$2]" office:value-type="float" office:value="20.4629034996033" calcext:value-type="float">
            <text:p>20.4629034996</text:p>
          </table:table-cell>
          <table:table-cell table:formula="of:=[.C842]/([.D842]-[.D841])" office:value-type="float" office:value="969426.89231472" calcext:value-type="float">
            <text:p>969426.8923147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442770925.93552" calcext:value-type="float">
            <text:p>1442770925.93552</text:p>
          </table:table-cell>
          <table:table-cell office:value-type="float" office:value="8096" calcext:value-type="float">
            <text:p>8096</text:p>
          </table:table-cell>
          <table:table-cell table:formula="of:=[.B843]-[.B$2]" office:value-type="float" office:value="20.4798984527588" calcext:value-type="float">
            <text:p>20.4798984528</text:p>
          </table:table-cell>
          <table:table-cell table:formula="of:=[.C843]/([.D843]-[.D842])" office:value-type="float" office:value="476376.717600516" calcext:value-type="float">
            <text:p>476376.71760051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442770925.9439" calcext:value-type="float">
            <text:p>1442770925.9439</text:p>
          </table:table-cell>
          <table:table-cell office:value-type="float" office:value="8096" calcext:value-type="float">
            <text:p>8096</text:p>
          </table:table-cell>
          <table:table-cell table:formula="of:=[.B844]-[.B$2]" office:value-type="float" office:value="20.4882802963257" calcext:value-type="float">
            <text:p>20.4882802963</text:p>
          </table:table-cell>
          <table:table-cell table:formula="of:=[.C844]/([.D844]-[.D843])" office:value-type="float" office:value="965897.291614518" calcext:value-type="float">
            <text:p>965897.29161451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42770925.94648" calcext:value-type="float">
            <text:p>1442770925.94648</text:p>
          </table:table-cell>
          <table:table-cell office:value-type="float" office:value="8096" calcext:value-type="float">
            <text:p>8096</text:p>
          </table:table-cell>
          <table:table-cell table:formula="of:=[.B845]-[.B$2]" office:value-type="float" office:value="20.4908578395843" calcext:value-type="float">
            <text:p>20.4908578396</text:p>
          </table:table-cell>
          <table:table-cell table:formula="of:=[.C845]/([.D845]-[.D844])" office:value-type="float" office:value="3140975.41245028" calcext:value-type="float">
            <text:p>3140975.4124502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442770925.96091" calcext:value-type="float">
            <text:p>1442770925.96091</text:p>
          </table:table-cell>
          <table:table-cell office:value-type="float" office:value="8096" calcext:value-type="float">
            <text:p>8096</text:p>
          </table:table-cell>
          <table:table-cell table:formula="of:=[.B846]-[.B$2]" office:value-type="float" office:value="20.5052869319916" calcext:value-type="float">
            <text:p>20.505286932</text:p>
          </table:table-cell>
          <table:table-cell table:formula="of:=[.C846]/([.D846]-[.D845])" office:value-type="float" office:value="561088.651421018" calcext:value-type="float">
            <text:p>561088.65142101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442770925.96351" calcext:value-type="float">
            <text:p>1442770925.96351</text:p>
          </table:table-cell>
          <table:table-cell office:value-type="float" office:value="8096" calcext:value-type="float">
            <text:p>8096</text:p>
          </table:table-cell>
          <table:table-cell table:formula="of:=[.B847]-[.B$2]" office:value-type="float" office:value="20.5078814029694" calcext:value-type="float">
            <text:p>20.507881403</text:p>
          </table:table-cell>
          <table:table-cell table:formula="of:=[.C847]/([.D847]-[.D846])" office:value-type="float" office:value="3120482.00551369" calcext:value-type="float">
            <text:p>3120482.00551369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42770925.9661" calcext:value-type="float">
            <text:p>1442770925.9661</text:p>
          </table:table-cell>
          <table:table-cell office:value-type="float" office:value="8096" calcext:value-type="float">
            <text:p>8096</text:p>
          </table:table-cell>
          <table:table-cell table:formula="of:=[.B848]-[.B$2]" office:value-type="float" office:value="20.5104727745056" calcext:value-type="float">
            <text:p>20.5104727745</text:p>
          </table:table-cell>
          <table:table-cell table:formula="of:=[.C848]/([.D848]-[.D847])" office:value-type="float" office:value="3124214.2960714" calcext:value-type="float">
            <text:p>3124214.296071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442770925.97734" calcext:value-type="float">
            <text:p>1442770925.97734</text:p>
          </table:table-cell>
          <table:table-cell office:value-type="float" office:value="8096" calcext:value-type="float">
            <text:p>8096</text:p>
          </table:table-cell>
          <table:table-cell table:formula="of:=[.B849]-[.B$2]" office:value-type="float" office:value="20.5217206478119" calcext:value-type="float">
            <text:p>20.5217206478</text:p>
          </table:table-cell>
          <table:table-cell table:formula="of:=[.C849]/([.D849]-[.D848])" office:value-type="float" office:value="719780.51135087" calcext:value-type="float">
            <text:p>719780.5113508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442770925.99434" calcext:value-type="float">
            <text:p>1442770925.99434</text:p>
          </table:table-cell>
          <table:table-cell office:value-type="float" office:value="8096" calcext:value-type="float">
            <text:p>8096</text:p>
          </table:table-cell>
          <table:table-cell table:formula="of:=[.B850]-[.B$2]" office:value-type="float" office:value="20.5387136936188" calcext:value-type="float">
            <text:p>20.5387136936</text:p>
          </table:table-cell>
          <table:table-cell table:formula="of:=[.C850]/([.D850]-[.D849])" office:value-type="float" office:value="476430.187501754" calcext:value-type="float">
            <text:p>476430.18750175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442770925.99693" calcext:value-type="float">
            <text:p>1442770925.99693</text:p>
          </table:table-cell>
          <table:table-cell office:value-type="float" office:value="8096" calcext:value-type="float">
            <text:p>8096</text:p>
          </table:table-cell>
          <table:table-cell table:formula="of:=[.B851]-[.B$2]" office:value-type="float" office:value="20.5413072109222" calcext:value-type="float">
            <text:p>20.5413072109</text:p>
          </table:table-cell>
          <table:table-cell table:formula="of:=[.C851]/([.D851]-[.D850])" office:value-type="float" office:value="3121629.45247288" calcext:value-type="float">
            <text:p>3121629.4524728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42770925.99951" calcext:value-type="float">
            <text:p>1442770925.99951</text:p>
          </table:table-cell>
          <table:table-cell office:value-type="float" office:value="8096" calcext:value-type="float">
            <text:p>8096</text:p>
          </table:table-cell>
          <table:table-cell table:formula="of:=[.B852]-[.B$2]" office:value-type="float" office:value="20.5438859462738" calcext:value-type="float">
            <text:p>20.5438859463</text:p>
          </table:table-cell>
          <table:table-cell table:formula="of:=[.C852]/([.D852]-[.D851])" office:value-type="float" office:value="3139523.40828402" calcext:value-type="float">
            <text:p>3139523.4082840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442770926.00269" calcext:value-type="float">
            <text:p>1442770926.00269</text:p>
          </table:table-cell>
          <table:table-cell office:value-type="float" office:value="8096" calcext:value-type="float">
            <text:p>8096</text:p>
          </table:table-cell>
          <table:table-cell table:formula="of:=[.B853]-[.B$2]" office:value-type="float" office:value="20.5470676422119" calcext:value-type="float">
            <text:p>20.5470676422</text:p>
          </table:table-cell>
          <table:table-cell table:formula="of:=[.C853]/([.D853]-[.D852])" office:value-type="float" office:value="2544554.90325965" calcext:value-type="float">
            <text:p>2544554.9032596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442770926.0197" calcext:value-type="float">
            <text:p>1442770926.0197</text:p>
          </table:table-cell>
          <table:table-cell office:value-type="float" office:value="8096" calcext:value-type="float">
            <text:p>8096</text:p>
          </table:table-cell>
          <table:table-cell table:formula="of:=[.B854]-[.B$2]" office:value-type="float" office:value="20.5640799999237" calcext:value-type="float">
            <text:p>20.5640799999</text:p>
          </table:table-cell>
          <table:table-cell table:formula="of:=[.C854]/([.D854]-[.D853])" office:value-type="float" office:value="475889.358615374" calcext:value-type="float">
            <text:p>475889.35861537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42770926.02211" calcext:value-type="float">
            <text:p>1442770926.02211</text:p>
          </table:table-cell>
          <table:table-cell office:value-type="float" office:value="8096" calcext:value-type="float">
            <text:p>8096</text:p>
          </table:table-cell>
          <table:table-cell table:formula="of:=[.B855]-[.B$2]" office:value-type="float" office:value="20.5664830207825" calcext:value-type="float">
            <text:p>20.5664830208</text:p>
          </table:table-cell>
          <table:table-cell table:formula="of:=[.C855]/([.D855]-[.D854])" office:value-type="float" office:value="3369092.68617918" calcext:value-type="float">
            <text:p>3369092.6861791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442770926.02817" calcext:value-type="float">
            <text:p>1442770926.02817</text:p>
          </table:table-cell>
          <table:table-cell office:value-type="float" office:value="8096" calcext:value-type="float">
            <text:p>8096</text:p>
          </table:table-cell>
          <table:table-cell table:formula="of:=[.B856]-[.B$2]" office:value-type="float" office:value="20.5725448131561" calcext:value-type="float">
            <text:p>20.5725448132</text:p>
          </table:table-cell>
          <table:table-cell table:formula="of:=[.C856]/([.D856]-[.D855])" office:value-type="float" office:value="1335578.57164208" calcext:value-type="float">
            <text:p>1335578.5716420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442770926.04489" calcext:value-type="float">
            <text:p>1442770926.04489</text:p>
          </table:table-cell>
          <table:table-cell office:value-type="float" office:value="8096" calcext:value-type="float">
            <text:p>8096</text:p>
          </table:table-cell>
          <table:table-cell table:formula="of:=[.B857]-[.B$2]" office:value-type="float" office:value="20.5892701148987" calcext:value-type="float">
            <text:p>20.5892701149</text:p>
          </table:table-cell>
          <table:table-cell table:formula="of:=[.C857]/([.D857]-[.D856])" office:value-type="float" office:value="484057.036735043" calcext:value-type="float">
            <text:p>484057.03673504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42770926.04728" calcext:value-type="float">
            <text:p>1442770926.04728</text:p>
          </table:table-cell>
          <table:table-cell office:value-type="float" office:value="8096" calcext:value-type="float">
            <text:p>8096</text:p>
          </table:table-cell>
          <table:table-cell table:formula="of:=[.B858]-[.B$2]" office:value-type="float" office:value="20.5916566848755" calcext:value-type="float">
            <text:p>20.5916566849</text:p>
          </table:table-cell>
          <table:table-cell table:formula="of:=[.C858]/([.D858]-[.D857])" office:value-type="float" office:value="3392316.2021978" calcext:value-type="float">
            <text:p>3392316.202197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442770926.05329" calcext:value-type="float">
            <text:p>1442770926.05329</text:p>
          </table:table-cell>
          <table:table-cell office:value-type="float" office:value="8096" calcext:value-type="float">
            <text:p>8096</text:p>
          </table:table-cell>
          <table:table-cell table:formula="of:=[.B859]-[.B$2]" office:value-type="float" office:value="20.5976696014404" calcext:value-type="float">
            <text:p>20.5976696014</text:p>
          </table:table-cell>
          <table:table-cell table:formula="of:=[.C859]/([.D859]-[.D858])" office:value-type="float" office:value="1346434.78128469" calcext:value-type="float">
            <text:p>1346434.7812846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442770926.06164" calcext:value-type="float">
            <text:p>1442770926.06164</text:p>
          </table:table-cell>
          <table:table-cell office:value-type="float" office:value="8096" calcext:value-type="float">
            <text:p>8096</text:p>
          </table:table-cell>
          <table:table-cell table:formula="of:=[.B860]-[.B$2]" office:value-type="float" office:value="20.6060156822205" calcext:value-type="float">
            <text:p>20.6060156822</text:p>
          </table:table-cell>
          <table:table-cell table:formula="of:=[.C860]/([.D860]-[.D859])" office:value-type="float" office:value="970036.141918528" calcext:value-type="float">
            <text:p>970036.14191852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442770926.07842" calcext:value-type="float">
            <text:p>1442770926.07842</text:p>
          </table:table-cell>
          <table:table-cell office:value-type="float" office:value="8096" calcext:value-type="float">
            <text:p>8096</text:p>
          </table:table-cell>
          <table:table-cell table:formula="of:=[.B861]-[.B$2]" office:value-type="float" office:value="20.6227967739105" calcext:value-type="float">
            <text:p>20.6227967739</text:p>
          </table:table-cell>
          <table:table-cell table:formula="of:=[.C861]/([.D861]-[.D860])" office:value-type="float" office:value="482447.754265824" calcext:value-type="float">
            <text:p>482447.75426582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442770926.08083" calcext:value-type="float">
            <text:p>1442770926.08083</text:p>
          </table:table-cell>
          <table:table-cell office:value-type="float" office:value="8096" calcext:value-type="float">
            <text:p>8096</text:p>
          </table:table-cell>
          <table:table-cell table:formula="of:=[.B862]-[.B$2]" office:value-type="float" office:value="20.6252017021179" calcext:value-type="float">
            <text:p>20.6252017021</text:p>
          </table:table-cell>
          <table:table-cell table:formula="of:=[.C862]/([.D862]-[.D861])" office:value-type="float" office:value="3366420.65866957" calcext:value-type="float">
            <text:p>3366420.65866957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442770926.08687" calcext:value-type="float">
            <text:p>1442770926.08687</text:p>
          </table:table-cell>
          <table:table-cell office:value-type="float" office:value="8096" calcext:value-type="float">
            <text:p>8096</text:p>
          </table:table-cell>
          <table:table-cell table:formula="of:=[.B863]-[.B$2]" office:value-type="float" office:value="20.6312489509583" calcext:value-type="float">
            <text:p>20.631248951</text:p>
          </table:table-cell>
          <table:table-cell table:formula="of:=[.C863]/([.D863]-[.D862])" office:value-type="float" office:value="1338790.61599117" calcext:value-type="float">
            <text:p>1338790.6159911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442770926.10366" calcext:value-type="float">
            <text:p>1442770926.10366</text:p>
          </table:table-cell>
          <table:table-cell office:value-type="float" office:value="8096" calcext:value-type="float">
            <text:p>8096</text:p>
          </table:table-cell>
          <table:table-cell table:formula="of:=[.B864]-[.B$2]" office:value-type="float" office:value="20.6480326652527" calcext:value-type="float">
            <text:p>20.6480326653</text:p>
          </table:table-cell>
          <table:table-cell table:formula="of:=[.C864]/([.D864]-[.D863])" office:value-type="float" office:value="482372.367520882" calcext:value-type="float">
            <text:p>482372.36752088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442770926.10606" calcext:value-type="float">
            <text:p>1442770926.10606</text:p>
          </table:table-cell>
          <table:table-cell office:value-type="float" office:value="8096" calcext:value-type="float">
            <text:p>8096</text:p>
          </table:table-cell>
          <table:table-cell table:formula="of:=[.B865]-[.B$2]" office:value-type="float" office:value="20.65043592453" calcext:value-type="float">
            <text:p>20.6504359245</text:p>
          </table:table-cell>
          <table:table-cell table:formula="of:=[.C865]/([.D865]-[.D864])" office:value-type="float" office:value="3368758.45079365" calcext:value-type="float">
            <text:p>3368758.4507936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442770926.11119" calcext:value-type="float">
            <text:p>1442770926.11119</text:p>
          </table:table-cell>
          <table:table-cell office:value-type="float" office:value="8096" calcext:value-type="float">
            <text:p>8096</text:p>
          </table:table-cell>
          <table:table-cell table:formula="of:=[.B866]-[.B$2]" office:value-type="float" office:value="20.6555666923523" calcext:value-type="float">
            <text:p>20.6555666924</text:p>
          </table:table-cell>
          <table:table-cell table:formula="of:=[.C866]/([.D866]-[.D865])" office:value-type="float" office:value="1577931.46765799" calcext:value-type="float">
            <text:p>1577931.46765799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442770926.12056" calcext:value-type="float">
            <text:p>1442770926.12056</text:p>
          </table:table-cell>
          <table:table-cell office:value-type="float" office:value="8096" calcext:value-type="float">
            <text:p>8096</text:p>
          </table:table-cell>
          <table:table-cell table:formula="of:=[.B867]-[.B$2]" office:value-type="float" office:value="20.6649377346039" calcext:value-type="float">
            <text:p>20.6649377346</text:p>
          </table:table-cell>
          <table:table-cell table:formula="of:=[.C867]/([.D867]-[.D866])" office:value-type="float" office:value="863938.053275665" calcext:value-type="float">
            <text:p>863938.05327566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442770926.1456" calcext:value-type="float">
            <text:p>1442770926.1456</text:p>
          </table:table-cell>
          <table:table-cell office:value-type="float" office:value="8096" calcext:value-type="float">
            <text:p>8096</text:p>
          </table:table-cell>
          <table:table-cell table:formula="of:=[.B868]-[.B$2]" office:value-type="float" office:value="20.6899712085724" calcext:value-type="float">
            <text:p>20.6899712086</text:p>
          </table:table-cell>
          <table:table-cell table:formula="of:=[.C868]/([.D868]-[.D867])" office:value-type="float" office:value="323406.971408979" calcext:value-type="float">
            <text:p>323406.97140897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442770926.14797" calcext:value-type="float">
            <text:p>1442770926.14797</text:p>
          </table:table-cell>
          <table:table-cell office:value-type="float" office:value="8096" calcext:value-type="float">
            <text:p>8096</text:p>
          </table:table-cell>
          <table:table-cell table:formula="of:=[.B869]-[.B$2]" office:value-type="float" office:value="20.6923484802246" calcext:value-type="float">
            <text:p>20.6923484802</text:p>
          </table:table-cell>
          <table:table-cell table:formula="of:=[.C869]/([.D869]-[.D868])" office:value-type="float" office:value="3405584.71407081" calcext:value-type="float">
            <text:p>3405584.7140708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442770926.15036" calcext:value-type="float">
            <text:p>1442770926.15036</text:p>
          </table:table-cell>
          <table:table-cell office:value-type="float" office:value="8096" calcext:value-type="float">
            <text:p>8096</text:p>
          </table:table-cell>
          <table:table-cell table:formula="of:=[.B870]-[.B$2]" office:value-type="float" office:value="20.6947340965271" calcext:value-type="float">
            <text:p>20.6947340965</text:p>
          </table:table-cell>
          <table:table-cell table:formula="of:=[.C870]/([.D870]-[.D869])" office:value-type="float" office:value="3393672.31501099" calcext:value-type="float">
            <text:p>3393672.31501099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42770926.15396" calcext:value-type="float">
            <text:p>1442770926.15396</text:p>
          </table:table-cell>
          <table:table-cell office:value-type="float" office:value="8096" calcext:value-type="float">
            <text:p>8096</text:p>
          </table:table-cell>
          <table:table-cell table:formula="of:=[.B871]-[.B$2]" office:value-type="float" office:value="20.6983373165131" calcext:value-type="float">
            <text:p>20.6983373165</text:p>
          </table:table-cell>
          <table:table-cell table:formula="of:=[.C871]/([.D871]-[.D870])" office:value-type="float" office:value="2246879.18904255" calcext:value-type="float">
            <text:p>2246879.1890425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442770926.17074" calcext:value-type="float">
            <text:p>1442770926.17074</text:p>
          </table:table-cell>
          <table:table-cell office:value-type="float" office:value="8096" calcext:value-type="float">
            <text:p>8096</text:p>
          </table:table-cell>
          <table:table-cell table:formula="of:=[.B872]-[.B$2]" office:value-type="float" office:value="20.7151126861572" calcext:value-type="float">
            <text:p>20.7151126862</text:p>
          </table:table-cell>
          <table:table-cell table:formula="of:=[.C872]/([.D872]-[.D871])" office:value-type="float" office:value="482612.316254743" calcext:value-type="float">
            <text:p>482612.31625474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42770926.17312" calcext:value-type="float">
            <text:p>1442770926.17312</text:p>
          </table:table-cell>
          <table:table-cell office:value-type="float" office:value="8096" calcext:value-type="float">
            <text:p>8096</text:p>
          </table:table-cell>
          <table:table-cell table:formula="of:=[.B873]-[.B$2]" office:value-type="float" office:value="20.7174963951111" calcext:value-type="float">
            <text:p>20.7174963951</text:p>
          </table:table-cell>
          <table:table-cell table:formula="of:=[.C873]/([.D873]-[.D872])" office:value-type="float" office:value="3396387.79595919" calcext:value-type="float">
            <text:p>3396387.79595919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442770926.17901" calcext:value-type="float">
            <text:p>1442770926.17901</text:p>
          </table:table-cell>
          <table:table-cell office:value-type="float" office:value="8096" calcext:value-type="float">
            <text:p>8096</text:p>
          </table:table-cell>
          <table:table-cell table:formula="of:=[.B874]-[.B$2]" office:value-type="float" office:value="20.7233896255493" calcext:value-type="float">
            <text:p>20.7233896255</text:p>
          </table:table-cell>
          <table:table-cell table:formula="of:=[.C874]/([.D874]-[.D873])" office:value-type="float" office:value="1373779.64171859" calcext:value-type="float">
            <text:p>1373779.64171859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442770926.18741" calcext:value-type="float">
            <text:p>1442770926.18741</text:p>
          </table:table-cell>
          <table:table-cell office:value-type="float" office:value="8096" calcext:value-type="float">
            <text:p>8096</text:p>
          </table:table-cell>
          <table:table-cell table:formula="of:=[.B875]-[.B$2]" office:value-type="float" office:value="20.7317810058594" calcext:value-type="float">
            <text:p>20.7317810059</text:p>
          </table:table-cell>
          <table:table-cell table:formula="of:=[.C875]/([.D875]-[.D874])" office:value-type="float" office:value="964799.556313217" calcext:value-type="float">
            <text:p>964799.55631321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442770926.20418" calcext:value-type="float">
            <text:p>1442770926.20418</text:p>
          </table:table-cell>
          <table:table-cell office:value-type="float" office:value="8096" calcext:value-type="float">
            <text:p>8096</text:p>
          </table:table-cell>
          <table:table-cell table:formula="of:=[.B876]-[.B$2]" office:value-type="float" office:value="20.7485585212707" calcext:value-type="float">
            <text:p>20.7485585213</text:p>
          </table:table-cell>
          <table:table-cell table:formula="of:=[.C876]/([.D876]-[.D875])" office:value-type="float" office:value="482550.592354697" calcext:value-type="float">
            <text:p>482550.59235469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442770926.20661" calcext:value-type="float">
            <text:p>1442770926.20661</text:p>
          </table:table-cell>
          <table:table-cell office:value-type="float" office:value="8096" calcext:value-type="float">
            <text:p>8096</text:p>
          </table:table-cell>
          <table:table-cell table:formula="of:=[.B877]-[.B$2]" office:value-type="float" office:value="20.7509906291962" calcext:value-type="float">
            <text:p>20.7509906292</text:p>
          </table:table-cell>
          <table:table-cell table:formula="of:=[.C877]/([.D877]-[.D876])" office:value-type="float" office:value="3328799.64552495" calcext:value-type="float">
            <text:p>3328799.6455249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442770926.21261" calcext:value-type="float">
            <text:p>1442770926.21261</text:p>
          </table:table-cell>
          <table:table-cell office:value-type="float" office:value="8096" calcext:value-type="float">
            <text:p>8096</text:p>
          </table:table-cell>
          <table:table-cell table:formula="of:=[.B878]-[.B$2]" office:value-type="float" office:value="20.7569823265076" calcext:value-type="float">
            <text:p>20.7569823265</text:p>
          </table:table-cell>
          <table:table-cell table:formula="of:=[.C878]/([.D878]-[.D877])" office:value-type="float" office:value="1351203.10309976" calcext:value-type="float">
            <text:p>1351203.1030997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42770926.22933" calcext:value-type="float">
            <text:p>1442770926.22933</text:p>
          </table:table-cell>
          <table:table-cell office:value-type="float" office:value="8096" calcext:value-type="float">
            <text:p>8096</text:p>
          </table:table-cell>
          <table:table-cell table:formula="of:=[.B879]-[.B$2]" office:value-type="float" office:value="20.7737059593201" calcext:value-type="float">
            <text:p>20.7737059593</text:p>
          </table:table-cell>
          <table:table-cell table:formula="of:=[.C879]/([.D879]-[.D878])" office:value-type="float" office:value="484105.343065693" calcext:value-type="float">
            <text:p>484105.34306569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442770926.23174" calcext:value-type="float">
            <text:p>1442770926.23174</text:p>
          </table:table-cell>
          <table:table-cell office:value-type="float" office:value="8096" calcext:value-type="float">
            <text:p>8096</text:p>
          </table:table-cell>
          <table:table-cell table:formula="of:=[.B880]-[.B$2]" office:value-type="float" office:value="20.776115655899" calcext:value-type="float">
            <text:p>20.7761156559</text:p>
          </table:table-cell>
          <table:table-cell table:formula="of:=[.C880]/([.D880]-[.D879])" office:value-type="float" office:value="3359759.09607203" calcext:value-type="float">
            <text:p>3359759.0960720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442770926.2377" calcext:value-type="float">
            <text:p>1442770926.2377</text:p>
          </table:table-cell>
          <table:table-cell office:value-type="float" office:value="8096" calcext:value-type="float">
            <text:p>8096</text:p>
          </table:table-cell>
          <table:table-cell table:formula="of:=[.B881]-[.B$2]" office:value-type="float" office:value="20.7820720672607" calcext:value-type="float">
            <text:p>20.7820720673</text:p>
          </table:table-cell>
          <table:table-cell table:formula="of:=[.C881]/([.D881]-[.D880])" office:value-type="float" office:value="1359207.66857463" calcext:value-type="float">
            <text:p>1359207.6685746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442770926.25447" calcext:value-type="float">
            <text:p>1442770926.25447</text:p>
          </table:table-cell>
          <table:table-cell office:value-type="float" office:value="8096" calcext:value-type="float">
            <text:p>8096</text:p>
          </table:table-cell>
          <table:table-cell table:formula="of:=[.B882]-[.B$2]" office:value-type="float" office:value="20.7988505363464" calcext:value-type="float">
            <text:p>20.7988505363</text:p>
          </table:table-cell>
          <table:table-cell table:formula="of:=[.C882]/([.D882]-[.D881])" office:value-type="float" office:value="482523.164577827" calcext:value-type="float">
            <text:p>482523.16457782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442770926.25688" calcext:value-type="float">
            <text:p>1442770926.25688</text:p>
          </table:table-cell>
          <table:table-cell office:value-type="float" office:value="8096" calcext:value-type="float">
            <text:p>8096</text:p>
          </table:table-cell>
          <table:table-cell table:formula="of:=[.B883]-[.B$2]" office:value-type="float" office:value="20.8012564182282" calcext:value-type="float">
            <text:p>20.8012564182</text:p>
          </table:table-cell>
          <table:table-cell table:formula="of:=[.C883]/([.D883]-[.D882])" office:value-type="float" office:value="3365086.23367357" calcext:value-type="float">
            <text:p>3365086.2336735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442770926.26296" calcext:value-type="float">
            <text:p>1442770926.26296</text:p>
          </table:table-cell>
          <table:table-cell office:value-type="float" office:value="8096" calcext:value-type="float">
            <text:p>8096</text:p>
          </table:table-cell>
          <table:table-cell table:formula="of:=[.B884]-[.B$2]" office:value-type="float" office:value="20.8073387145996" calcext:value-type="float">
            <text:p>20.8073387146</text:p>
          </table:table-cell>
          <table:table-cell table:formula="of:=[.C884]/([.D884]-[.D883])" office:value-type="float" office:value="1331076.20963506" calcext:value-type="float">
            <text:p>1331076.2096350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442770926.27133" calcext:value-type="float">
            <text:p>1442770926.27133</text:p>
          </table:table-cell>
          <table:table-cell office:value-type="float" office:value="8096" calcext:value-type="float">
            <text:p>8096</text:p>
          </table:table-cell>
          <table:table-cell table:formula="of:=[.B885]-[.B$2]" office:value-type="float" office:value="20.8157021999359" calcext:value-type="float">
            <text:p>20.8157021999</text:p>
          </table:table-cell>
          <table:table-cell table:formula="of:=[.C885]/([.D885]-[.D884])" office:value-type="float" office:value="968017.480087802" calcext:value-type="float">
            <text:p>968017.48008780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442770926.28804" calcext:value-type="float">
            <text:p>1442770926.28804</text:p>
          </table:table-cell>
          <table:table-cell office:value-type="float" office:value="8096" calcext:value-type="float">
            <text:p>8096</text:p>
          </table:table-cell>
          <table:table-cell table:formula="of:=[.B886]-[.B$2]" office:value-type="float" office:value="20.832414150238" calcext:value-type="float">
            <text:p>20.8324141502</text:p>
          </table:table-cell>
          <table:table-cell table:formula="of:=[.C886]/([.D886]-[.D885])" office:value-type="float" office:value="484443.757529068" calcext:value-type="float">
            <text:p>484443.75752906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442770926.29048" calcext:value-type="float">
            <text:p>1442770926.29048</text:p>
          </table:table-cell>
          <table:table-cell office:value-type="float" office:value="8096" calcext:value-type="float">
            <text:p>8096</text:p>
          </table:table-cell>
          <table:table-cell table:formula="of:=[.B887]-[.B$2]" office:value-type="float" office:value="20.834851026535" calcext:value-type="float">
            <text:p>20.8348510265</text:p>
          </table:table-cell>
          <table:table-cell table:formula="of:=[.C887]/([.D887]-[.D886])" office:value-type="float" office:value="3322285.99784757" calcext:value-type="float">
            <text:p>3322285.9978475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442770926.31233" calcext:value-type="float">
            <text:p>1442770926.31233</text:p>
          </table:table-cell>
          <table:table-cell office:value-type="float" office:value="8096" calcext:value-type="float">
            <text:p>8096</text:p>
          </table:table-cell>
          <table:table-cell table:formula="of:=[.B888]-[.B$2]" office:value-type="float" office:value="20.8567023277283" calcext:value-type="float">
            <text:p>20.8567023277</text:p>
          </table:table-cell>
          <table:table-cell table:formula="of:=[.C888]/([.D888]-[.D887])" office:value-type="float" office:value="370504.251824857" calcext:value-type="float">
            <text:p>370504.25182485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442770926.31474" calcext:value-type="float">
            <text:p>1442770926.31474</text:p>
          </table:table-cell>
          <table:table-cell office:value-type="float" office:value="8096" calcext:value-type="float">
            <text:p>8096</text:p>
          </table:table-cell>
          <table:table-cell table:formula="of:=[.B889]-[.B$2]" office:value-type="float" office:value="20.8591156005859" calcext:value-type="float">
            <text:p>20.8591156006</text:p>
          </table:table-cell>
          <table:table-cell table:formula="of:=[.C889]/([.D889]-[.D888])" office:value-type="float" office:value="3354780.19996048" calcext:value-type="float">
            <text:p>3354780.1999604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442770926.31714" calcext:value-type="float">
            <text:p>1442770926.31714</text:p>
          </table:table-cell>
          <table:table-cell office:value-type="float" office:value="8096" calcext:value-type="float">
            <text:p>8096</text:p>
          </table:table-cell>
          <table:table-cell table:formula="of:=[.B890]-[.B$2]" office:value-type="float" office:value="20.861517906189" calcext:value-type="float">
            <text:p>20.8615179062</text:p>
          </table:table-cell>
          <table:table-cell table:formula="of:=[.C890]/([.D890]-[.D889])" office:value-type="float" office:value="3370095.79039301" calcext:value-type="float">
            <text:p>3370095.7903930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442770926.32175" calcext:value-type="float">
            <text:p>1442770926.32175</text:p>
          </table:table-cell>
          <table:table-cell office:value-type="float" office:value="8096" calcext:value-type="float">
            <text:p>8096</text:p>
          </table:table-cell>
          <table:table-cell table:formula="of:=[.B891]-[.B$2]" office:value-type="float" office:value="20.866126537323" calcext:value-type="float">
            <text:p>20.8661265373</text:p>
          </table:table-cell>
          <table:table-cell table:formula="of:=[.C891]/([.D891]-[.D890])" office:value-type="float" office:value="1756703.83776513" calcext:value-type="float">
            <text:p>1756703.8377651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442770926.3302" calcext:value-type="float">
            <text:p>1442770926.3302</text:p>
          </table:table-cell>
          <table:table-cell office:value-type="float" office:value="8096" calcext:value-type="float">
            <text:p>8096</text:p>
          </table:table-cell>
          <table:table-cell table:formula="of:=[.B892]-[.B$2]" office:value-type="float" office:value="20.8745718002319" calcext:value-type="float">
            <text:p>20.8745718002</text:p>
          </table:table-cell>
          <table:table-cell table:formula="of:=[.C892]/([.D892]-[.D891])" office:value-type="float" office:value="958643.927050985" calcext:value-type="float">
            <text:p>958643.92705098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442770926.34694" calcext:value-type="float">
            <text:p>1442770926.34694</text:p>
          </table:table-cell>
          <table:table-cell office:value-type="float" office:value="8096" calcext:value-type="float">
            <text:p>8096</text:p>
          </table:table-cell>
          <table:table-cell table:formula="of:=[.B893]-[.B$2]" office:value-type="float" office:value="20.8913116455078" calcext:value-type="float">
            <text:p>20.8913116455</text:p>
          </table:table-cell>
          <table:table-cell table:formula="of:=[.C893]/([.D893]-[.D892])" office:value-type="float" office:value="483636.489261095" calcext:value-type="float">
            <text:p>483636.48926109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442770926.34934" calcext:value-type="float">
            <text:p>1442770926.34934</text:p>
          </table:table-cell>
          <table:table-cell office:value-type="float" office:value="8096" calcext:value-type="float">
            <text:p>8096</text:p>
          </table:table-cell>
          <table:table-cell table:formula="of:=[.B894]-[.B$2]" office:value-type="float" office:value="20.8937122821808" calcext:value-type="float">
            <text:p>20.8937122822</text:p>
          </table:table-cell>
          <table:table-cell table:formula="of:=[.C894]/([.D894]-[.D893])" office:value-type="float" office:value="3372438.69142914" calcext:value-type="float">
            <text:p>3372438.6914291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442770926.37198" calcext:value-type="float">
            <text:p>1442770926.37198</text:p>
          </table:table-cell>
          <table:table-cell office:value-type="float" office:value="8096" calcext:value-type="float">
            <text:p>8096</text:p>
          </table:table-cell>
          <table:table-cell table:formula="of:=[.B895]-[.B$2]" office:value-type="float" office:value="20.9163529872894" calcext:value-type="float">
            <text:p>20.9163529873</text:p>
          </table:table-cell>
          <table:table-cell table:formula="of:=[.C895]/([.D895]-[.D894])" office:value-type="float" office:value="357586.036351383" calcext:value-type="float">
            <text:p>357586.03635138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442770926.38068" calcext:value-type="float">
            <text:p>1442770926.38068</text:p>
          </table:table-cell>
          <table:table-cell office:value-type="float" office:value="8096" calcext:value-type="float">
            <text:p>8096</text:p>
          </table:table-cell>
          <table:table-cell table:formula="of:=[.B896]-[.B$2]" office:value-type="float" office:value="20.9250521659851" calcext:value-type="float">
            <text:p>20.925052166</text:p>
          </table:table-cell>
          <table:table-cell table:formula="of:=[.C896]/([.D896]-[.D895])" office:value-type="float" office:value="930662.569791981" calcext:value-type="float">
            <text:p>930662.56979198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42770926.38308" calcext:value-type="float">
            <text:p>1442770926.38308</text:p>
          </table:table-cell>
          <table:table-cell office:value-type="float" office:value="8096" calcext:value-type="float">
            <text:p>8096</text:p>
          </table:table-cell>
          <table:table-cell table:formula="of:=[.B897]-[.B$2]" office:value-type="float" office:value="20.9274570941925" calcext:value-type="float">
            <text:p>20.9274570942</text:p>
          </table:table-cell>
          <table:table-cell table:formula="of:=[.C897]/([.D897]-[.D896])" office:value-type="float" office:value="3366420.65866957" calcext:value-type="float">
            <text:p>3366420.6586695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42770926.38924" calcext:value-type="float">
            <text:p>1442770926.38924</text:p>
          </table:table-cell>
          <table:table-cell office:value-type="float" office:value="8096" calcext:value-type="float">
            <text:p>8096</text:p>
          </table:table-cell>
          <table:table-cell table:formula="of:=[.B898]-[.B$2]" office:value-type="float" office:value="20.933614730835" calcext:value-type="float">
            <text:p>20.9336147308</text:p>
          </table:table-cell>
          <table:table-cell table:formula="of:=[.C898]/([.D898]-[.D897])" office:value-type="float" office:value="1314790.14922368" calcext:value-type="float">
            <text:p>1314790.1492236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42770926.40604" calcext:value-type="float">
            <text:p>1442770926.40604</text:p>
          </table:table-cell>
          <table:table-cell office:value-type="float" office:value="8096" calcext:value-type="float">
            <text:p>8096</text:p>
          </table:table-cell>
          <table:table-cell table:formula="of:=[.B899]-[.B$2]" office:value-type="float" office:value="20.9504120349884" calcext:value-type="float">
            <text:p>20.950412035</text:p>
          </table:table-cell>
          <table:table-cell table:formula="of:=[.C899]/([.D899]-[.D898])" office:value-type="float" office:value="481982.104154543" calcext:value-type="float">
            <text:p>481982.10415454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42770926.41459" calcext:value-type="float">
            <text:p>1442770926.41459</text:p>
          </table:table-cell>
          <table:table-cell office:value-type="float" office:value="8096" calcext:value-type="float">
            <text:p>8096</text:p>
          </table:table-cell>
          <table:table-cell table:formula="of:=[.B900]-[.B$2]" office:value-type="float" office:value="20.9589695930481" calcext:value-type="float">
            <text:p>20.958969593</text:p>
          </table:table-cell>
          <table:table-cell table:formula="of:=[.C900]/([.D900]-[.D899])" office:value-type="float" office:value="946064.279497395" calcext:value-type="float">
            <text:p>946064.27949739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42770926.417" calcext:value-type="float">
            <text:p>1442770926.417</text:p>
          </table:table-cell>
          <table:table-cell office:value-type="float" office:value="8096" calcext:value-type="float">
            <text:p>8096</text:p>
          </table:table-cell>
          <table:table-cell table:formula="of:=[.B901]-[.B$2]" office:value-type="float" office:value="20.9613745212555" calcext:value-type="float">
            <text:p>20.9613745213</text:p>
          </table:table-cell>
          <table:table-cell table:formula="of:=[.C901]/([.D901]-[.D900])" office:value-type="float" office:value="3366420.65866957" calcext:value-type="float">
            <text:p>3366420.6586695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42770926.43047" calcext:value-type="float">
            <text:p>1442770926.43047</text:p>
          </table:table-cell>
          <table:table-cell office:value-type="float" office:value="8096" calcext:value-type="float">
            <text:p>8096</text:p>
          </table:table-cell>
          <table:table-cell table:formula="of:=[.B902]-[.B$2]" office:value-type="float" office:value="20.9748470783234" calcext:value-type="float">
            <text:p>20.9748470783</text:p>
          </table:table-cell>
          <table:table-cell table:formula="of:=[.C902]/([.D902]-[.D901])" office:value-type="float" office:value="600925.270474977" calcext:value-type="float">
            <text:p>600925.27047497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42770926.43992" calcext:value-type="float">
            <text:p>1442770926.43992</text:p>
          </table:table-cell>
          <table:table-cell office:value-type="float" office:value="8096" calcext:value-type="float">
            <text:p>8096</text:p>
          </table:table-cell>
          <table:table-cell table:formula="of:=[.B903]-[.B$2]" office:value-type="float" office:value="20.9842941761017" calcext:value-type="float">
            <text:p>20.9842941761</text:p>
          </table:table-cell>
          <table:table-cell table:formula="of:=[.C903]/([.D903]-[.D902])" office:value-type="float" office:value="856982.767615587" calcext:value-type="float">
            <text:p>856982.76761558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42770926.44232" calcext:value-type="float">
            <text:p>1442770926.44232</text:p>
          </table:table-cell>
          <table:table-cell office:value-type="float" office:value="8096" calcext:value-type="float">
            <text:p>8096</text:p>
          </table:table-cell>
          <table:table-cell table:formula="of:=[.B904]-[.B$2]" office:value-type="float" office:value="20.9866960048676" calcext:value-type="float">
            <text:p>20.9866960049</text:p>
          </table:table-cell>
          <table:table-cell table:formula="of:=[.C904]/([.D904]-[.D903])" office:value-type="float" office:value="3370764.85844749" calcext:value-type="float">
            <text:p>3370764.8584474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42770926.45665" calcext:value-type="float">
            <text:p>1442770926.45665</text:p>
          </table:table-cell>
          <table:table-cell office:value-type="float" office:value="8096" calcext:value-type="float">
            <text:p>8096</text:p>
          </table:table-cell>
          <table:table-cell table:formula="of:=[.B905]-[.B$2]" office:value-type="float" office:value="21.0010225772858" calcext:value-type="float">
            <text:p>21.0010225773</text:p>
          </table:table-cell>
          <table:table-cell table:formula="of:=[.C905]/([.D905]-[.D904])" office:value-type="float" office:value="565103.764087203" calcext:value-type="float">
            <text:p>565103.76408720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42770926.4651" calcext:value-type="float">
            <text:p>1442770926.4651</text:p>
          </table:table-cell>
          <table:table-cell office:value-type="float" office:value="8096" calcext:value-type="float">
            <text:p>8096</text:p>
          </table:table-cell>
          <table:table-cell table:formula="of:=[.B906]-[.B$2]" office:value-type="float" office:value="21.009471654892" calcext:value-type="float">
            <text:p>21.0094716549</text:p>
          </table:table-cell>
          <table:table-cell table:formula="of:=[.C906]/([.D906]-[.D905])" office:value-type="float" office:value="958211.106270106" calcext:value-type="float">
            <text:p>958211.10627010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42770926.46754" calcext:value-type="float">
            <text:p>1442770926.46754</text:p>
          </table:table-cell>
          <table:table-cell office:value-type="float" office:value="8096" calcext:value-type="float">
            <text:p>8096</text:p>
          </table:table-cell>
          <table:table-cell table:formula="of:=[.B907]-[.B$2]" office:value-type="float" office:value="21.0119144916534" calcext:value-type="float">
            <text:p>21.0119144917</text:p>
          </table:table-cell>
          <table:table-cell table:formula="of:=[.C907]/([.D907]-[.D906])" office:value-type="float" office:value="3314179.6978333" calcext:value-type="float">
            <text:p>3314179.697833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42770926.47349" calcext:value-type="float">
            <text:p>1442770926.47349</text:p>
          </table:table-cell>
          <table:table-cell office:value-type="float" office:value="8096" calcext:value-type="float">
            <text:p>8096</text:p>
          </table:table-cell>
          <table:table-cell table:formula="of:=[.B908]-[.B$2]" office:value-type="float" office:value="21.0178694725037" calcext:value-type="float">
            <text:p>21.0178694725</text:p>
          </table:table-cell>
          <table:table-cell table:formula="of:=[.C908]/([.D908]-[.D907])" office:value-type="float" office:value="1359534.1788045" calcext:value-type="float">
            <text:p>1359534.178804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42770926.48932" calcext:value-type="float">
            <text:p>1442770926.48932</text:p>
          </table:table-cell>
          <table:table-cell office:value-type="float" office:value="8096" calcext:value-type="float">
            <text:p>8096</text:p>
          </table:table-cell>
          <table:table-cell table:formula="of:=[.B909]-[.B$2]" office:value-type="float" office:value="21.0336954593658" calcext:value-type="float">
            <text:p>21.0336954594</text:p>
          </table:table-cell>
          <table:table-cell table:formula="of:=[.C909]/([.D909]-[.D908])" office:value-type="float" office:value="511563.675017701" calcext:value-type="float">
            <text:p>511563.67501770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42770926.49872" calcext:value-type="float">
            <text:p>1442770926.49872</text:p>
          </table:table-cell>
          <table:table-cell office:value-type="float" office:value="8096" calcext:value-type="float">
            <text:p>8096</text:p>
          </table:table-cell>
          <table:table-cell table:formula="of:=[.B910]-[.B$2]" office:value-type="float" office:value="21.0430991649628" calcext:value-type="float">
            <text:p>21.043099165</text:p>
          </table:table-cell>
          <table:table-cell table:formula="of:=[.C910]/([.D910]-[.D909])" office:value-type="float" office:value="860937.203590082" calcext:value-type="float">
            <text:p>860937.20359008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42770926.50113" calcext:value-type="float">
            <text:p>1442770926.50113</text:p>
          </table:table-cell>
          <table:table-cell office:value-type="float" office:value="8096" calcext:value-type="float">
            <text:p>8096</text:p>
          </table:table-cell>
          <table:table-cell table:formula="of:=[.B911]-[.B$2]" office:value-type="float" office:value="21.0455038547516" calcext:value-type="float">
            <text:p>21.0455038548</text:p>
          </table:table-cell>
          <table:table-cell table:formula="of:=[.C911]/([.D911]-[.D910])" office:value-type="float" office:value="3366754.43029943" calcext:value-type="float">
            <text:p>3366754.4302994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42770926.51315" calcext:value-type="float">
            <text:p>1442770926.51315</text:p>
          </table:table-cell>
          <table:table-cell office:value-type="float" office:value="8096" calcext:value-type="float">
            <text:p>8096</text:p>
          </table:table-cell>
          <table:table-cell table:formula="of:=[.B912]-[.B$2]" office:value-type="float" office:value="21.0575230121613" calcext:value-type="float">
            <text:p>21.0575230122</text:p>
          </table:table-cell>
          <table:table-cell table:formula="of:=[.C912]/([.D912]-[.D911])" office:value-type="float" office:value="673591.311275093" calcext:value-type="float">
            <text:p>673591.31127509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442770926.52395" calcext:value-type="float">
            <text:p>1442770926.52395</text:p>
          </table:table-cell>
          <table:table-cell office:value-type="float" office:value="8096" calcext:value-type="float">
            <text:p>8096</text:p>
          </table:table-cell>
          <table:table-cell table:formula="of:=[.B913]-[.B$2]" office:value-type="float" office:value="21.0683217048645" calcext:value-type="float">
            <text:p>21.0683217049</text:p>
          </table:table-cell>
          <table:table-cell table:formula="of:=[.C913]/([.D913]-[.D912])" office:value-type="float" office:value="749720.380279513" calcext:value-type="float">
            <text:p>749720.38027951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42770926.52636" calcext:value-type="float">
            <text:p>1442770926.52636</text:p>
          </table:table-cell>
          <table:table-cell office:value-type="float" office:value="8096" calcext:value-type="float">
            <text:p>8096</text:p>
          </table:table-cell>
          <table:table-cell table:formula="of:=[.B914]-[.B$2]" office:value-type="float" office:value="21.0707356929779" calcext:value-type="float">
            <text:p>21.070735693</text:p>
          </table:table-cell>
          <table:table-cell table:formula="of:=[.C914]/([.D914]-[.D913])" office:value-type="float" office:value="3353786.19101235" calcext:value-type="float">
            <text:p>3353786.1910123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42770926.53229" calcext:value-type="float">
            <text:p>1442770926.53229</text:p>
          </table:table-cell>
          <table:table-cell office:value-type="float" office:value="8096" calcext:value-type="float">
            <text:p>8096</text:p>
          </table:table-cell>
          <table:table-cell table:formula="of:=[.B915]-[.B$2]" office:value-type="float" office:value="21.0766618251801" calcext:value-type="float">
            <text:p>21.0766618252</text:p>
          </table:table-cell>
          <table:table-cell table:formula="of:=[.C915]/([.D915]-[.D914])" office:value-type="float" office:value="1366152.44544577" calcext:value-type="float">
            <text:p>1366152.4454457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42770926.54811" calcext:value-type="float">
            <text:p>1442770926.54811</text:p>
          </table:table-cell>
          <table:table-cell office:value-type="float" office:value="8096" calcext:value-type="float">
            <text:p>8096</text:p>
          </table:table-cell>
          <table:table-cell table:formula="of:=[.B916]-[.B$2]" office:value-type="float" office:value="21.0924890041351" calcext:value-type="float">
            <text:p>21.0924890041</text:p>
          </table:table-cell>
          <table:table-cell table:formula="of:=[.C916]/([.D916]-[.D915])" office:value-type="float" office:value="511525.144372138" calcext:value-type="float">
            <text:p>511525.14437213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42770926.55748" calcext:value-type="float">
            <text:p>1442770926.55748</text:p>
          </table:table-cell>
          <table:table-cell office:value-type="float" office:value="8096" calcext:value-type="float">
            <text:p>8096</text:p>
          </table:table-cell>
          <table:table-cell table:formula="of:=[.B917]-[.B$2]" office:value-type="float" office:value="21.101851940155" calcext:value-type="float">
            <text:p>21.1018519402</text:p>
          </table:table-cell>
          <table:table-cell table:formula="of:=[.C917]/([.D917]-[.D916])" office:value-type="float" office:value="864686.032543098" calcext:value-type="float">
            <text:p>864686.03254309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42770926.55988" calcext:value-type="float">
            <text:p>1442770926.55988</text:p>
          </table:table-cell>
          <table:table-cell office:value-type="float" office:value="8096" calcext:value-type="float">
            <text:p>8096</text:p>
          </table:table-cell>
          <table:table-cell table:formula="of:=[.B918]-[.B$2]" office:value-type="float" office:value="21.1042582988739" calcext:value-type="float">
            <text:p>21.1042582989</text:p>
          </table:table-cell>
          <table:table-cell table:formula="of:=[.C918]/([.D918]-[.D917])" office:value-type="float" office:value="3364419.41781433" calcext:value-type="float">
            <text:p>3364419.4178143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42770926.57427" calcext:value-type="float">
            <text:p>1442770926.57427</text:p>
          </table:table-cell>
          <table:table-cell office:value-type="float" office:value="8096" calcext:value-type="float">
            <text:p>8096</text:p>
          </table:table-cell>
          <table:table-cell table:formula="of:=[.B919]-[.B$2]" office:value-type="float" office:value="21.1186487674713" calcext:value-type="float">
            <text:p>21.1186487675</text:p>
          </table:table-cell>
          <table:table-cell table:formula="of:=[.C919]/([.D919]-[.D918])" office:value-type="float" office:value="562594.60525531" calcext:value-type="float">
            <text:p>562594.6052553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42770926.58266" calcext:value-type="float">
            <text:p>1442770926.58266</text:p>
          </table:table-cell>
          <table:table-cell office:value-type="float" office:value="8096" calcext:value-type="float">
            <text:p>8096</text:p>
          </table:table-cell>
          <table:table-cell table:formula="of:=[.B920]-[.B$2]" office:value-type="float" office:value="21.1270403862" calcext:value-type="float">
            <text:p>21.1270403862</text:p>
          </table:table-cell>
          <table:table-cell table:formula="of:=[.C920]/([.D920]-[.D919])" office:value-type="float" office:value="964772.144898713" calcext:value-type="float">
            <text:p>964772.14489871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42770926.58507" calcext:value-type="float">
            <text:p>1442770926.58507</text:p>
          </table:table-cell>
          <table:table-cell office:value-type="float" office:value="8096" calcext:value-type="float">
            <text:p>8096</text:p>
          </table:table-cell>
          <table:table-cell table:formula="of:=[.B921]-[.B$2]" office:value-type="float" office:value="21.129444360733" calcext:value-type="float">
            <text:p>21.1294443607</text:p>
          </table:table-cell>
          <table:table-cell table:formula="of:=[.C921]/([.D921]-[.D920])" office:value-type="float" office:value="3367756.14241793" calcext:value-type="float">
            <text:p>3367756.1424179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42770926.59102" calcext:value-type="float">
            <text:p>1442770926.59102</text:p>
          </table:table-cell>
          <table:table-cell office:value-type="float" office:value="8096" calcext:value-type="float">
            <text:p>8096</text:p>
          </table:table-cell>
          <table:table-cell table:formula="of:=[.B922]-[.B$2]" office:value-type="float" office:value="21.1353924274445" calcext:value-type="float">
            <text:p>21.1353924274</text:p>
          </table:table-cell>
          <table:table-cell table:formula="of:=[.C922]/([.D922]-[.D921])" office:value-type="float" office:value="1361114.52557319" calcext:value-type="float">
            <text:p>1361114.52557319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42770926.60774" calcext:value-type="float">
            <text:p>1442770926.60774</text:p>
          </table:table-cell>
          <table:table-cell office:value-type="float" office:value="8096" calcext:value-type="float">
            <text:p>8096</text:p>
          </table:table-cell>
          <table:table-cell table:formula="of:=[.B923]-[.B$2]" office:value-type="float" office:value="21.1521184444427" calcext:value-type="float">
            <text:p>21.1521184444</text:p>
          </table:table-cell>
          <table:table-cell table:formula="of:=[.C923]/([.D923]-[.D922])" office:value-type="float" office:value="484036.336972945" calcext:value-type="float">
            <text:p>484036.33697294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42770926.61014" calcext:value-type="float">
            <text:p>1442770926.61014</text:p>
          </table:table-cell>
          <table:table-cell office:value-type="float" office:value="8096" calcext:value-type="float">
            <text:p>8096</text:p>
          </table:table-cell>
          <table:table-cell table:formula="of:=[.B924]-[.B$2]" office:value-type="float" office:value="21.1545124053955" calcext:value-type="float">
            <text:p>21.1545124054</text:p>
          </table:table-cell>
          <table:table-cell table:formula="of:=[.C924]/([.D924]-[.D923])" office:value-type="float" office:value="3381842.96225476" calcext:value-type="float">
            <text:p>3381842.9622547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42770926.61252" calcext:value-type="float">
            <text:p>1442770926.61252</text:p>
          </table:table-cell>
          <table:table-cell office:value-type="float" office:value="8096" calcext:value-type="float">
            <text:p>8096</text:p>
          </table:table-cell>
          <table:table-cell table:formula="of:=[.B925]-[.B$2]" office:value-type="float" office:value="21.1568949222565" calcext:value-type="float">
            <text:p>21.1568949223</text:p>
          </table:table-cell>
          <table:table-cell table:formula="of:=[.C925]/([.D925]-[.D924])" office:value-type="float" office:value="3398087.1794256" calcext:value-type="float">
            <text:p>3398087.179425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42770926.63151" calcext:value-type="float">
            <text:p>1442770926.63151</text:p>
          </table:table-cell>
          <table:table-cell office:value-type="float" office:value="8096" calcext:value-type="float">
            <text:p>8096</text:p>
          </table:table-cell>
          <table:table-cell table:formula="of:=[.B926]-[.B$2]" office:value-type="float" office:value="21.1758906841278" calcext:value-type="float">
            <text:p>21.1758906841</text:p>
          </table:table-cell>
          <table:table-cell table:formula="of:=[.C926]/([.D926]-[.D925])" office:value-type="float" office:value="426200.331149434" calcext:value-type="float">
            <text:p>426200.33114943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442770926.64131" calcext:value-type="float">
            <text:p>1442770926.64131</text:p>
          </table:table-cell>
          <table:table-cell office:value-type="float" office:value="8096" calcext:value-type="float">
            <text:p>8096</text:p>
          </table:table-cell>
          <table:table-cell table:formula="of:=[.B927]-[.B$2]" office:value-type="float" office:value="21.1856818199158" calcext:value-type="float">
            <text:p>21.1856818199</text:p>
          </table:table-cell>
          <table:table-cell table:formula="of:=[.C927]/([.D927]-[.D926])" office:value-type="float" office:value="826870.362675628" calcext:value-type="float">
            <text:p>826870.36267562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42770926.64371" calcext:value-type="float">
            <text:p>1442770926.64371</text:p>
          </table:table-cell>
          <table:table-cell office:value-type="float" office:value="8096" calcext:value-type="float">
            <text:p>8096</text:p>
          </table:table-cell>
          <table:table-cell table:formula="of:=[.B928]-[.B$2]" office:value-type="float" office:value="21.1880867481232" calcext:value-type="float">
            <text:p>21.1880867481</text:p>
          </table:table-cell>
          <table:table-cell table:formula="of:=[.C928]/([.D928]-[.D927])" office:value-type="float" office:value="3366420.65866957" calcext:value-type="float">
            <text:p>3366420.6586695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442770926.65815" calcext:value-type="float">
            <text:p>1442770926.65815</text:p>
          </table:table-cell>
          <table:table-cell office:value-type="float" office:value="8096" calcext:value-type="float">
            <text:p>8096</text:p>
          </table:table-cell>
          <table:table-cell table:formula="of:=[.B929]-[.B$2]" office:value-type="float" office:value="21.2025215625763" calcext:value-type="float">
            <text:p>21.2025215626</text:p>
          </table:table-cell>
          <table:table-cell table:formula="of:=[.C929]/([.D929]-[.D928])" office:value-type="float" office:value="560866.232558139" calcext:value-type="float">
            <text:p>560866.23255813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42770926.66056" calcext:value-type="float">
            <text:p>1442770926.66056</text:p>
          </table:table-cell>
          <table:table-cell office:value-type="float" office:value="8096" calcext:value-type="float">
            <text:p>8096</text:p>
          </table:table-cell>
          <table:table-cell table:formula="of:=[.B930]-[.B$2]" office:value-type="float" office:value="21.2049312591553" calcext:value-type="float">
            <text:p>21.2049312592</text:p>
          </table:table-cell>
          <table:table-cell table:formula="of:=[.C930]/([.D930]-[.D929])" office:value-type="float" office:value="3359759.09607203" calcext:value-type="float">
            <text:p>3359759.0960720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42770926.66296" calcext:value-type="float">
            <text:p>1442770926.66296</text:p>
          </table:table-cell>
          <table:table-cell office:value-type="float" office:value="8096" calcext:value-type="float">
            <text:p>8096</text:p>
          </table:table-cell>
          <table:table-cell table:formula="of:=[.B931]-[.B$2]" office:value-type="float" office:value="21.207332611084" calcext:value-type="float">
            <text:p>21.2073326111</text:p>
          </table:table-cell>
          <table:table-cell table:formula="of:=[.C931]/([.D931]-[.D930])" office:value-type="float" office:value="3371434.19221604" calcext:value-type="float">
            <text:p>3371434.1922160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42770926.67502" calcext:value-type="float">
            <text:p>1442770926.67502</text:p>
          </table:table-cell>
          <table:table-cell office:value-type="float" office:value="8096" calcext:value-type="float">
            <text:p>8096</text:p>
          </table:table-cell>
          <table:table-cell table:formula="of:=[.B932]-[.B$2]" office:value-type="float" office:value="21.2193970680237" calcext:value-type="float">
            <text:p>21.219397068</text:p>
          </table:table-cell>
          <table:table-cell table:formula="of:=[.C932]/([.D932]-[.D931])" office:value-type="float" office:value="671062.115805699" calcext:value-type="float">
            <text:p>671062.11580569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442770926.6904" calcext:value-type="float">
            <text:p>1442770926.6904</text:p>
          </table:table-cell>
          <table:table-cell office:value-type="float" office:value="8096" calcext:value-type="float">
            <text:p>8096</text:p>
          </table:table-cell>
          <table:table-cell table:formula="of:=[.B933]-[.B$2]" office:value-type="float" office:value="21.2347741127014" calcext:value-type="float">
            <text:p>21.2347741127</text:p>
          </table:table-cell>
          <table:table-cell table:formula="of:=[.C933]/([.D933]-[.D932])" office:value-type="float" office:value="526499.088067477" calcext:value-type="float">
            <text:p>526499.08806747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42770926.70014" calcext:value-type="float">
            <text:p>1442770926.70014</text:p>
          </table:table-cell>
          <table:table-cell office:value-type="float" office:value="8096" calcext:value-type="float">
            <text:p>8096</text:p>
          </table:table-cell>
          <table:table-cell table:formula="of:=[.B934]-[.B$2]" office:value-type="float" office:value="21.2445130348206" calcext:value-type="float">
            <text:p>21.2445130348</text:p>
          </table:table-cell>
          <table:table-cell table:formula="of:=[.C934]/([.D934]-[.D933])" office:value-type="float" office:value="831303.495495495" calcext:value-type="float">
            <text:p>831303.49549549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42770926.70254" calcext:value-type="float">
            <text:p>1442770926.70254</text:p>
          </table:table-cell>
          <table:table-cell office:value-type="float" office:value="8096" calcext:value-type="float">
            <text:p>8096</text:p>
          </table:table-cell>
          <table:table-cell table:formula="of:=[.B935]-[.B$2]" office:value-type="float" office:value="21.246919631958" calcext:value-type="float">
            <text:p>21.246919632</text:p>
          </table:table-cell>
          <table:table-cell table:formula="of:=[.C935]/([.D935]-[.D934])" office:value-type="float" office:value="3364086.10897563" calcext:value-type="float">
            <text:p>3364086.1089756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42770926.71707" calcext:value-type="float">
            <text:p>1442770926.71707</text:p>
          </table:table-cell>
          <table:table-cell office:value-type="float" office:value="8096" calcext:value-type="float">
            <text:p>8096</text:p>
          </table:table-cell>
          <table:table-cell table:formula="of:=[.B936]-[.B$2]" office:value-type="float" office:value="21.2614424228668" calcext:value-type="float">
            <text:p>21.2614424229</text:p>
          </table:table-cell>
          <table:table-cell table:formula="of:=[.C936]/([.D936]-[.D935])" office:value-type="float" office:value="557468.605782017" calcext:value-type="float">
            <text:p>557468.60578201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42770926.72494" calcext:value-type="float">
            <text:p>1442770926.72494</text:p>
          </table:table-cell>
          <table:table-cell office:value-type="float" office:value="8096" calcext:value-type="float">
            <text:p>8096</text:p>
          </table:table-cell>
          <table:table-cell table:formula="of:=[.B937]-[.B$2]" office:value-type="float" office:value="21.2693145275116" calcext:value-type="float">
            <text:p>21.2693145275</text:p>
          </table:table-cell>
          <table:table-cell table:formula="of:=[.C937]/([.D937]-[.D936])" office:value-type="float" office:value="1028441.61318069" calcext:value-type="float">
            <text:p>1028441.61318069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42770926.72739" calcext:value-type="float">
            <text:p>1442770926.72739</text:p>
          </table:table-cell>
          <table:table-cell office:value-type="float" office:value="8096" calcext:value-type="float">
            <text:p>8096</text:p>
          </table:table-cell>
          <table:table-cell table:formula="of:=[.B938]-[.B$2]" office:value-type="float" office:value="21.2717678546905" calcext:value-type="float">
            <text:p>21.2717678547</text:p>
          </table:table-cell>
          <table:table-cell table:formula="of:=[.C938]/([.D938]-[.D937])" office:value-type="float" office:value="3300008.27832847" calcext:value-type="float">
            <text:p>3300008.2783284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42770926.72977" calcext:value-type="float">
            <text:p>1442770926.72977</text:p>
          </table:table-cell>
          <table:table-cell office:value-type="float" office:value="8096" calcext:value-type="float">
            <text:p>8096</text:p>
          </table:table-cell>
          <table:table-cell table:formula="of:=[.B939]-[.B$2]" office:value-type="float" office:value="21.2741470336914" calcext:value-type="float">
            <text:p>21.2741470337</text:p>
          </table:table-cell>
          <table:table-cell table:formula="of:=[.C939]/([.D939]-[.D938])" office:value-type="float" office:value="3402854.51287704" calcext:value-type="float">
            <text:p>3402854.5128770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42770926.74937" calcext:value-type="float">
            <text:p>1442770926.74937</text:p>
          </table:table-cell>
          <table:table-cell office:value-type="float" office:value="8096" calcext:value-type="float">
            <text:p>8096</text:p>
          </table:table-cell>
          <table:table-cell table:formula="of:=[.B940]-[.B$2]" office:value-type="float" office:value="21.2937498092651" calcext:value-type="float">
            <text:p>21.2937498093</text:p>
          </table:table-cell>
          <table:table-cell table:formula="of:=[.C940]/([.D940]-[.D939])" office:value-type="float" office:value="413002.738798346" calcext:value-type="float">
            <text:p>413002.73879834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442770926.75906" calcext:value-type="float">
            <text:p>1442770926.75906</text:p>
          </table:table-cell>
          <table:table-cell office:value-type="float" office:value="8096" calcext:value-type="float">
            <text:p>8096</text:p>
          </table:table-cell>
          <table:table-cell table:formula="of:=[.B941]-[.B$2]" office:value-type="float" office:value="21.3034317493439" calcext:value-type="float">
            <text:p>21.3034317493</text:p>
          </table:table-cell>
          <table:table-cell table:formula="of:=[.C941]/([.D941]-[.D940])" office:value-type="float" office:value="836196.044817651" calcext:value-type="float">
            <text:p>836196.04481765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42770926.78422" calcext:value-type="float">
            <text:p>1442770926.78422</text:p>
          </table:table-cell>
          <table:table-cell office:value-type="float" office:value="8096" calcext:value-type="float">
            <text:p>8096</text:p>
          </table:table-cell>
          <table:table-cell table:formula="of:=[.B942]-[.B$2]" office:value-type="float" office:value="21.3285956382751" calcext:value-type="float">
            <text:p>21.3285956383</text:p>
          </table:table-cell>
          <table:table-cell table:formula="of:=[.C942]/([.D942]-[.D941])" office:value-type="float" office:value="321730.874830641" calcext:value-type="float">
            <text:p>321730.87483064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42770926.78663" calcext:value-type="float">
            <text:p>1442770926.78663</text:p>
          </table:table-cell>
          <table:table-cell office:value-type="float" office:value="8096" calcext:value-type="float">
            <text:p>8096</text:p>
          </table:table-cell>
          <table:table-cell table:formula="of:=[.B943]-[.B$2]" office:value-type="float" office:value="21.3310022354126" calcext:value-type="float">
            <text:p>21.3310022354</text:p>
          </table:table-cell>
          <table:table-cell table:formula="of:=[.C943]/([.D943]-[.D942])" office:value-type="float" office:value="3364086.10897563" calcext:value-type="float">
            <text:p>3364086.1089756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442770926.78903" calcext:value-type="float">
            <text:p>1442770926.78903</text:p>
          </table:table-cell>
          <table:table-cell office:value-type="float" office:value="8096" calcext:value-type="float">
            <text:p>8096</text:p>
          </table:table-cell>
          <table:table-cell table:formula="of:=[.B944]-[.B$2]" office:value-type="float" office:value="21.33340883255" calcext:value-type="float">
            <text:p>21.3334088326</text:p>
          </table:table-cell>
          <table:table-cell table:formula="of:=[.C944]/([.D944]-[.D943])" office:value-type="float" office:value="3364086.10897563" calcext:value-type="float">
            <text:p>3364086.1089756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42770926.79146" calcext:value-type="float">
            <text:p>1442770926.79146</text:p>
          </table:table-cell>
          <table:table-cell office:value-type="float" office:value="8096" calcext:value-type="float">
            <text:p>8096</text:p>
          </table:table-cell>
          <table:table-cell table:formula="of:=[.B945]-[.B$2]" office:value-type="float" office:value="21.3358340263367" calcext:value-type="float">
            <text:p>21.3358340263</text:p>
          </table:table-cell>
          <table:table-cell table:formula="of:=[.C945]/([.D945]-[.D944])" office:value-type="float" office:value="3338289.93157688" calcext:value-type="float">
            <text:p>3338289.9315768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42770926.79386" calcext:value-type="float">
            <text:p>1442770926.79386</text:p>
          </table:table-cell>
          <table:table-cell office:value-type="float" office:value="8096" calcext:value-type="float">
            <text:p>8096</text:p>
          </table:table-cell>
          <table:table-cell table:formula="of:=[.B946]-[.B$2]" office:value-type="float" office:value="21.3382344245911" calcext:value-type="float">
            <text:p>21.3382344246</text:p>
          </table:table-cell>
          <table:table-cell table:formula="of:=[.C946]/([.D946]-[.D945])" office:value-type="float" office:value="3372773.6575288" calcext:value-type="float">
            <text:p>3372773.657528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42770926.80111" calcext:value-type="float">
            <text:p>1442770926.80111</text:p>
          </table:table-cell>
          <table:table-cell office:value-type="float" office:value="8096" calcext:value-type="float">
            <text:p>8096</text:p>
          </table:table-cell>
          <table:table-cell table:formula="of:=[.B947]-[.B$2]" office:value-type="float" office:value="21.3454842567444" calcext:value-type="float">
            <text:p>21.3454842567</text:p>
          </table:table-cell>
          <table:table-cell table:formula="of:=[.C947]/([.D947]-[.D946])" office:value-type="float" office:value="1116715.50855038" calcext:value-type="float">
            <text:p>1116715.5085503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42770926.81786" calcext:value-type="float">
            <text:p>1442770926.81786</text:p>
          </table:table-cell>
          <table:table-cell office:value-type="float" office:value="8096" calcext:value-type="float">
            <text:p>8096</text:p>
          </table:table-cell>
          <table:table-cell table:formula="of:=[.B948]-[.B$2]" office:value-type="float" office:value="21.3622326850891" calcext:value-type="float">
            <text:p>21.3622326851</text:p>
          </table:table-cell>
          <table:table-cell table:formula="of:=[.C948]/([.D948]-[.D947])" office:value-type="float" office:value="483388.640018221" calcext:value-type="float">
            <text:p>483388.64001822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42770926.82621" calcext:value-type="float">
            <text:p>1442770926.82621</text:p>
          </table:table-cell>
          <table:table-cell office:value-type="float" office:value="8096" calcext:value-type="float">
            <text:p>8096</text:p>
          </table:table-cell>
          <table:table-cell table:formula="of:=[.B949]-[.B$2]" office:value-type="float" office:value="21.370587348938" calcext:value-type="float">
            <text:p>21.3705873489</text:p>
          </table:table-cell>
          <table:table-cell table:formula="of:=[.C949]/([.D949]-[.D948])" office:value-type="float" office:value="969039.586324981" calcext:value-type="float">
            <text:p>969039.58632498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42770926.82862" calcext:value-type="float">
            <text:p>1442770926.82862</text:p>
          </table:table-cell>
          <table:table-cell office:value-type="float" office:value="8096" calcext:value-type="float">
            <text:p>8096</text:p>
          </table:table-cell>
          <table:table-cell table:formula="of:=[.B950]-[.B$2]" office:value-type="float" office:value="21.3729948997498" calcext:value-type="float">
            <text:p>21.3729948997</text:p>
          </table:table-cell>
          <table:table-cell table:formula="of:=[.C950]/([.D950]-[.D949])" office:value-type="float" office:value="3362753.53376906" calcext:value-type="float">
            <text:p>3362753.5337690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442770926.84295" calcext:value-type="float">
            <text:p>1442770926.84295</text:p>
          </table:table-cell>
          <table:table-cell office:value-type="float" office:value="8096" calcext:value-type="float">
            <text:p>8096</text:p>
          </table:table-cell>
          <table:table-cell table:formula="of:=[.B951]-[.B$2]" office:value-type="float" office:value="21.3873240947723" calcext:value-type="float">
            <text:p>21.3873240948</text:p>
          </table:table-cell>
          <table:table-cell table:formula="of:=[.C951]/([.D951]-[.D950])" office:value-type="float" office:value="565000.335834678" calcext:value-type="float">
            <text:p>565000.33583467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442770926.8514" calcext:value-type="float">
            <text:p>1442770926.8514</text:p>
          </table:table-cell>
          <table:table-cell office:value-type="float" office:value="8096" calcext:value-type="float">
            <text:p>8096</text:p>
          </table:table-cell>
          <table:table-cell table:formula="of:=[.B952]-[.B$2]" office:value-type="float" office:value="21.3957748413086" calcext:value-type="float">
            <text:p>21.3957748413</text:p>
          </table:table-cell>
          <table:table-cell table:formula="of:=[.C952]/([.D952]-[.D951])" office:value-type="float" office:value="958021.870052194" calcext:value-type="float">
            <text:p>958021.87005219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442770926.8538" calcext:value-type="float">
            <text:p>1442770926.8538</text:p>
          </table:table-cell>
          <table:table-cell office:value-type="float" office:value="8096" calcext:value-type="float">
            <text:p>8096</text:p>
          </table:table-cell>
          <table:table-cell table:formula="of:=[.B953]-[.B$2]" office:value-type="float" office:value="21.3981757164001" calcext:value-type="float">
            <text:p>21.3981757164</text:p>
          </table:table-cell>
          <table:table-cell table:formula="of:=[.C953]/([.D953]-[.D952])" office:value-type="float" office:value="3372103.791857" calcext:value-type="float">
            <text:p>3372103.79185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442770926.86797" calcext:value-type="float">
            <text:p>1442770926.86797</text:p>
          </table:table-cell>
          <table:table-cell office:value-type="float" office:value="8096" calcext:value-type="float">
            <text:p>8096</text:p>
          </table:table-cell>
          <table:table-cell table:formula="of:=[.B954]-[.B$2]" office:value-type="float" office:value="21.4123408794403" calcext:value-type="float">
            <text:p>21.4123408794</text:p>
          </table:table-cell>
          <table:table-cell table:formula="of:=[.C954]/([.D954]-[.D953])" office:value-type="float" office:value="571543.015568983" calcext:value-type="float">
            <text:p>571543.01556898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442770926.88504" calcext:value-type="float">
            <text:p>1442770926.88504</text:p>
          </table:table-cell>
          <table:table-cell office:value-type="float" office:value="8096" calcext:value-type="float">
            <text:p>8096</text:p>
          </table:table-cell>
          <table:table-cell table:formula="of:=[.B955]-[.B$2]" office:value-type="float" office:value="21.4294157028198" calcext:value-type="float">
            <text:p>21.4294157028</text:p>
          </table:table-cell>
          <table:table-cell table:formula="of:=[.C955]/([.D955]-[.D954])" office:value-type="float" office:value="474148.389125487" calcext:value-type="float">
            <text:p>474148.38912548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442770926.88746" calcext:value-type="float">
            <text:p>1442770926.88746</text:p>
          </table:table-cell>
          <table:table-cell office:value-type="float" office:value="8096" calcext:value-type="float">
            <text:p>8096</text:p>
          </table:table-cell>
          <table:table-cell table:formula="of:=[.B956]-[.B$2]" office:value-type="float" office:value="21.4318344593048" calcext:value-type="float">
            <text:p>21.4318344593</text:p>
          </table:table-cell>
          <table:table-cell table:formula="of:=[.C956]/([.D956]-[.D955])" office:value-type="float" office:value="3347174.48831937" calcext:value-type="float">
            <text:p>3347174.4883193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442770926.90163" calcext:value-type="float">
            <text:p>1442770926.90163</text:p>
          </table:table-cell>
          <table:table-cell office:value-type="float" office:value="8096" calcext:value-type="float">
            <text:p>8096</text:p>
          </table:table-cell>
          <table:table-cell table:formula="of:=[.B957]-[.B$2]" office:value-type="float" office:value="21.4460101127624" calcext:value-type="float">
            <text:p>21.4460101128</text:p>
          </table:table-cell>
          <table:table-cell table:formula="of:=[.C957]/([.D957]-[.D956])" office:value-type="float" office:value="571120.056242326" calcext:value-type="float">
            <text:p>571120.05624232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442770926.91016" calcext:value-type="float">
            <text:p>1442770926.91016</text:p>
          </table:table-cell>
          <table:table-cell office:value-type="float" office:value="8096" calcext:value-type="float">
            <text:p>8096</text:p>
          </table:table-cell>
          <table:table-cell table:formula="of:=[.B958]-[.B$2]" office:value-type="float" office:value="21.4545323848724" calcext:value-type="float">
            <text:p>21.4545323849</text:p>
          </table:table-cell>
          <table:table-cell table:formula="of:=[.C958]/([.D958]-[.D957])" office:value-type="float" office:value="949981.401147014" calcext:value-type="float">
            <text:p>949981.40114701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42770926.92594" calcext:value-type="float">
            <text:p>1442770926.92594</text:p>
          </table:table-cell>
          <table:table-cell office:value-type="float" office:value="8096" calcext:value-type="float">
            <text:p>8096</text:p>
          </table:table-cell>
          <table:table-cell table:formula="of:=[.B959]-[.B$2]" office:value-type="float" office:value="21.4703121185303" calcext:value-type="float">
            <text:p>21.4703121185</text:p>
          </table:table-cell>
          <table:table-cell table:formula="of:=[.C959]/([.D959]-[.D958])" office:value-type="float" office:value="513063.159084385" calcext:value-type="float">
            <text:p>513063.15908438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442770926.92837" calcext:value-type="float">
            <text:p>1442770926.92837</text:p>
          </table:table-cell>
          <table:table-cell office:value-type="float" office:value="8096" calcext:value-type="float">
            <text:p>8096</text:p>
          </table:table-cell>
          <table:table-cell table:formula="of:=[.B960]-[.B$2]" office:value-type="float" office:value="21.4727413654327" calcext:value-type="float">
            <text:p>21.4727413654</text:p>
          </table:table-cell>
          <table:table-cell table:formula="of:=[.C960]/([.D960]-[.D959])" office:value-type="float" office:value="3332720.10835214" calcext:value-type="float">
            <text:p>3332720.1083521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442770926.94377" calcext:value-type="float">
            <text:p>1442770926.94377</text:p>
          </table:table-cell>
          <table:table-cell office:value-type="float" office:value="8096" calcext:value-type="float">
            <text:p>8096</text:p>
          </table:table-cell>
          <table:table-cell table:formula="of:=[.B961]-[.B$2]" office:value-type="float" office:value="21.4881451129913" calcext:value-type="float">
            <text:p>21.488145113</text:p>
          </table:table-cell>
          <table:table-cell table:formula="of:=[.C961]/([.D961]-[.D960])" office:value-type="float" office:value="525586.385339277" calcext:value-type="float">
            <text:p>525586.38533927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42770926.95043" calcext:value-type="float">
            <text:p>1442770926.95043</text:p>
          </table:table-cell>
          <table:table-cell office:value-type="float" office:value="8096" calcext:value-type="float">
            <text:p>8096</text:p>
          </table:table-cell>
          <table:table-cell table:formula="of:=[.B962]-[.B$2]" office:value-type="float" office:value="21.4948036670685" calcext:value-type="float">
            <text:p>21.4948036671</text:p>
          </table:table-cell>
          <table:table-cell table:formula="of:=[.C962]/([.D962]-[.D961])" office:value-type="float" office:value="1215879.58980235" calcext:value-type="float">
            <text:p>1215879.5898023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442770926.95285" calcext:value-type="float">
            <text:p>1442770926.95285</text:p>
          </table:table-cell>
          <table:table-cell office:value-type="float" office:value="8096" calcext:value-type="float">
            <text:p>8096</text:p>
          </table:table-cell>
          <table:table-cell table:formula="of:=[.B963]-[.B$2]" office:value-type="float" office:value="21.4972245693207" calcext:value-type="float">
            <text:p>21.4972245693</text:p>
          </table:table-cell>
          <table:table-cell table:formula="of:=[.C963]/([.D963]-[.D962])" office:value-type="float" office:value="3344207.7195194" calcext:value-type="float">
            <text:p>3344207.719519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442770926.96048" calcext:value-type="float">
            <text:p>1442770926.96048</text:p>
          </table:table-cell>
          <table:table-cell office:value-type="float" office:value="8096" calcext:value-type="float">
            <text:p>8096</text:p>
          </table:table-cell>
          <table:table-cell table:formula="of:=[.B964]-[.B$2]" office:value-type="float" office:value="21.504860162735" calcext:value-type="float">
            <text:p>21.5048601627</text:p>
          </table:table-cell>
          <table:table-cell table:formula="of:=[.C964]/([.D964]-[.D963])" office:value-type="float" office:value="1060297.42034597" calcext:value-type="float">
            <text:p>1060297.4203459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442770926.98553" calcext:value-type="float">
            <text:p>1442770926.98553</text:p>
          </table:table-cell>
          <table:table-cell office:value-type="float" office:value="8096" calcext:value-type="float">
            <text:p>8096</text:p>
          </table:table-cell>
          <table:table-cell table:formula="of:=[.B965]-[.B$2]" office:value-type="float" office:value="21.5299062728882" calcext:value-type="float">
            <text:p>21.5299062729</text:p>
          </table:table-cell>
          <table:table-cell table:formula="of:=[.C965]/([.D965]-[.D964])" office:value-type="float" office:value="323243.807141293" calcext:value-type="float">
            <text:p>323243.80714129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442770926.98794" calcext:value-type="float">
            <text:p>1442770926.98794</text:p>
          </table:table-cell>
          <table:table-cell office:value-type="float" office:value="8096" calcext:value-type="float">
            <text:p>8096</text:p>
          </table:table-cell>
          <table:table-cell table:formula="of:=[.B966]-[.B$2]" office:value-type="float" office:value="21.53231549263" calcext:value-type="float">
            <text:p>21.5323154926</text:p>
          </table:table-cell>
          <table:table-cell table:formula="of:=[.C966]/([.D966]-[.D965])" office:value-type="float" office:value="3360424.06571004" calcext:value-type="float">
            <text:p>3360424.0657100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442770926.99034" calcext:value-type="float">
            <text:p>1442770926.99034</text:p>
          </table:table-cell>
          <table:table-cell office:value-type="float" office:value="8096" calcext:value-type="float">
            <text:p>8096</text:p>
          </table:table-cell>
          <table:table-cell table:formula="of:=[.B967]-[.B$2]" office:value-type="float" office:value="21.534717798233" calcext:value-type="float">
            <text:p>21.5347177982</text:p>
          </table:table-cell>
          <table:table-cell table:formula="of:=[.C967]/([.D967]-[.D966])" office:value-type="float" office:value="3370095.79039301" calcext:value-type="float">
            <text:p>3370095.7903930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442770927.00226" calcext:value-type="float">
            <text:p>1442770927.00226</text:p>
          </table:table-cell>
          <table:table-cell office:value-type="float" office:value="8096" calcext:value-type="float">
            <text:p>8096</text:p>
          </table:table-cell>
          <table:table-cell table:formula="of:=[.B968]-[.B$2]" office:value-type="float" office:value="21.5466372966766" calcext:value-type="float">
            <text:p>21.5466372967</text:p>
          </table:table-cell>
          <table:table-cell table:formula="of:=[.C968]/([.D968]-[.D967])" office:value-type="float" office:value="679223.210465256" calcext:value-type="float">
            <text:p>679223.21046525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442770930.00359" calcext:value-type="float">
            <text:p>1442770930.00359</text:p>
          </table:table-cell>
          <table:table-cell office:value-type="float" office:value="8096" calcext:value-type="float">
            <text:p>8096</text:p>
          </table:table-cell>
          <table:table-cell table:formula="of:=[.B969]-[.B$2]" office:value-type="float" office:value="24.5479629039764" calcext:value-type="float">
            <text:p>24.547962904</text:p>
          </table:table-cell>
          <table:table-cell table:formula="of:=[.C969]/([.D969]-[.D968])" office:value-type="float" office:value="2697.474735933" calcext:value-type="float">
            <text:p>2697.47473593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442770930.00714" calcext:value-type="float">
            <text:p>1442770930.00714</text:p>
          </table:table-cell>
          <table:table-cell office:value-type="float" office:value="8096" calcext:value-type="float">
            <text:p>8096</text:p>
          </table:table-cell>
          <table:table-cell table:formula="of:=[.B970]-[.B$2]" office:value-type="float" office:value="24.5515115261078" calcext:value-type="float">
            <text:p>24.5515115261</text:p>
          </table:table-cell>
          <table:table-cell table:formula="of:=[.C970]/([.D970]-[.D969])" office:value-type="float" office:value="2281448.88363343" calcext:value-type="float">
            <text:p>2281448.8836334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442770930.0107" calcext:value-type="float">
            <text:p>1442770930.0107</text:p>
          </table:table-cell>
          <table:table-cell office:value-type="float" office:value="8096" calcext:value-type="float">
            <text:p>8096</text:p>
          </table:table-cell>
          <table:table-cell table:formula="of:=[.B971]-[.B$2]" office:value-type="float" office:value="24.5550713539124" calcext:value-type="float">
            <text:p>24.5550713539</text:p>
          </table:table-cell>
          <table:table-cell table:formula="of:=[.C971]/([.D971]-[.D970])" office:value-type="float" office:value="2274267.30855268" calcext:value-type="float">
            <text:p>2274267.3085526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442770930.01422" calcext:value-type="float">
            <text:p>1442770930.01422</text:p>
          </table:table-cell>
          <table:table-cell office:value-type="float" office:value="8096" calcext:value-type="float">
            <text:p>8096</text:p>
          </table:table-cell>
          <table:table-cell table:formula="of:=[.B972]-[.B$2]" office:value-type="float" office:value="24.5586004257202" calcext:value-type="float">
            <text:p>24.5586004257</text:p>
          </table:table-cell>
          <table:table-cell table:formula="of:=[.C972]/([.D972]-[.D971])" office:value-type="float" office:value="2294087.6357249" calcext:value-type="float">
            <text:p>2294087.635724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442770930.01776" calcext:value-type="float">
            <text:p>1442770930.01776</text:p>
          </table:table-cell>
          <table:table-cell office:value-type="float" office:value="8096" calcext:value-type="float">
            <text:p>8096</text:p>
          </table:table-cell>
          <table:table-cell table:formula="of:=[.B973]-[.B$2]" office:value-type="float" office:value="24.5621376037598" calcext:value-type="float">
            <text:p>24.5621376038</text:p>
          </table:table-cell>
          <table:table-cell table:formula="of:=[.C973]/([.D973]-[.D972])" office:value-type="float" office:value="2288830.22270154" calcext:value-type="float">
            <text:p>2288830.2227015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442770930.02128" calcext:value-type="float">
            <text:p>1442770930.02128</text:p>
          </table:table-cell>
          <table:table-cell office:value-type="float" office:value="8096" calcext:value-type="float">
            <text:p>8096</text:p>
          </table:table-cell>
          <table:table-cell table:formula="of:=[.B974]-[.B$2]" office:value-type="float" office:value="24.5656540393829" calcext:value-type="float">
            <text:p>24.5656540394</text:p>
          </table:table-cell>
          <table:table-cell table:formula="of:=[.C974]/([.D974]-[.D973])" office:value-type="float" office:value="2302331.35697335" calcext:value-type="float">
            <text:p>2302331.3569733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442770930.02478" calcext:value-type="float">
            <text:p>1442770930.02478</text:p>
          </table:table-cell>
          <table:table-cell office:value-type="float" office:value="8096" calcext:value-type="float">
            <text:p>8096</text:p>
          </table:table-cell>
          <table:table-cell table:formula="of:=[.B975]-[.B$2]" office:value-type="float" office:value="24.5691530704498" calcext:value-type="float">
            <text:p>24.5691530704</text:p>
          </table:table-cell>
          <table:table-cell table:formula="of:=[.C975]/([.D975]-[.D974])" office:value-type="float" office:value="2313783.40038158" calcext:value-type="float">
            <text:p>2313783.4003815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442770930.02834" calcext:value-type="float">
            <text:p>1442770930.02834</text:p>
          </table:table-cell>
          <table:table-cell office:value-type="float" office:value="8096" calcext:value-type="float">
            <text:p>8096</text:p>
          </table:table-cell>
          <table:table-cell table:formula="of:=[.B976]-[.B$2]" office:value-type="float" office:value="24.5727195739746" calcext:value-type="float">
            <text:p>24.572719574</text:p>
          </table:table-cell>
          <table:table-cell table:formula="of:=[.C976]/([.D976]-[.D975])" office:value-type="float" office:value="2270010.37395548" calcext:value-type="float">
            <text:p>2270010.3739554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442770930.03187" calcext:value-type="float">
            <text:p>1442770930.03187</text:p>
          </table:table-cell>
          <table:table-cell office:value-type="float" office:value="8096" calcext:value-type="float">
            <text:p>8096</text:p>
          </table:table-cell>
          <table:table-cell table:formula="of:=[.B977]-[.B$2]" office:value-type="float" office:value="24.576247215271" calcext:value-type="float">
            <text:p>24.5762472153</text:p>
          </table:table-cell>
          <table:table-cell table:formula="of:=[.C977]/([.D977]-[.D976])" office:value-type="float" office:value="2295017.92268181" calcext:value-type="float">
            <text:p>2295017.9226818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442770930.03541" calcext:value-type="float">
            <text:p>1442770930.03541</text:p>
          </table:table-cell>
          <table:table-cell office:value-type="float" office:value="8096" calcext:value-type="float">
            <text:p>8096</text:p>
          </table:table-cell>
          <table:table-cell table:formula="of:=[.B978]-[.B$2]" office:value-type="float" office:value="24.5797905921936" calcext:value-type="float">
            <text:p>24.5797905922</text:p>
          </table:table-cell>
          <table:table-cell table:formula="of:=[.C978]/([.D978]-[.D977])" office:value-type="float" office:value="2284826.07885883" calcext:value-type="float">
            <text:p>2284826.0788588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442770930.03894" calcext:value-type="float">
            <text:p>1442770930.03894</text:p>
          </table:table-cell>
          <table:table-cell office:value-type="float" office:value="8096" calcext:value-type="float">
            <text:p>8096</text:p>
          </table:table-cell>
          <table:table-cell table:formula="of:=[.B979]-[.B$2]" office:value-type="float" office:value="24.5833165645599" calcext:value-type="float">
            <text:p>24.5833165646</text:p>
          </table:table-cell>
          <table:table-cell table:formula="of:=[.C979]/([.D979]-[.D978])" office:value-type="float" office:value="2296104.21150855" calcext:value-type="float">
            <text:p>2296104.2115085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442770930.04247" calcext:value-type="float">
            <text:p>1442770930.04247</text:p>
          </table:table-cell>
          <table:table-cell office:value-type="float" office:value="8096" calcext:value-type="float">
            <text:p>8096</text:p>
          </table:table-cell>
          <table:table-cell table:formula="of:=[.B980]-[.B$2]" office:value-type="float" office:value="24.5868442058563" calcext:value-type="float">
            <text:p>24.5868442059</text:p>
          </table:table-cell>
          <table:table-cell table:formula="of:=[.C980]/([.D980]-[.D979])" office:value-type="float" office:value="2295017.92268181" calcext:value-type="float">
            <text:p>2295017.9226818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442770930.046" calcext:value-type="float">
            <text:p>1442770930.046</text:p>
          </table:table-cell>
          <table:table-cell office:value-type="float" office:value="8096" calcext:value-type="float">
            <text:p>8096</text:p>
          </table:table-cell>
          <table:table-cell table:formula="of:=[.B981]-[.B$2]" office:value-type="float" office:value="24.5903742313385" calcext:value-type="float">
            <text:p>24.5903742313</text:p>
          </table:table-cell>
          <table:table-cell table:formula="of:=[.C981]/([.D981]-[.D980])" office:value-type="float" office:value="2293467.86329866" calcext:value-type="float">
            <text:p>2293467.8632986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42770930.04953" calcext:value-type="float">
            <text:p>1442770930.04953</text:p>
          </table:table-cell>
          <table:table-cell office:value-type="float" office:value="8096" calcext:value-type="float">
            <text:p>8096</text:p>
          </table:table-cell>
          <table:table-cell table:formula="of:=[.B982]-[.B$2]" office:value-type="float" office:value="24.5939033031464" calcext:value-type="float">
            <text:p>24.5939033031</text:p>
          </table:table-cell>
          <table:table-cell table:formula="of:=[.C982]/([.D982]-[.D981])" office:value-type="float" office:value="2294087.6357249" calcext:value-type="float">
            <text:p>2294087.6357249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442770930.05306" calcext:value-type="float">
            <text:p>1442770930.05306</text:p>
          </table:table-cell>
          <table:table-cell office:value-type="float" office:value="8096" calcext:value-type="float">
            <text:p>8096</text:p>
          </table:table-cell>
          <table:table-cell table:formula="of:=[.B983]-[.B$2]" office:value-type="float" office:value="24.5974323749542" calcext:value-type="float">
            <text:p>24.597432375</text:p>
          </table:table-cell>
          <table:table-cell table:formula="of:=[.C983]/([.D983]-[.D982])" office:value-type="float" office:value="2294087.6357249" calcext:value-type="float">
            <text:p>2294087.635724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442770930.05659" calcext:value-type="float">
            <text:p>1442770930.05659</text:p>
          </table:table-cell>
          <table:table-cell office:value-type="float" office:value="8096" calcext:value-type="float">
            <text:p>8096</text:p>
          </table:table-cell>
          <table:table-cell table:formula="of:=[.B984]-[.B$2]" office:value-type="float" office:value="24.6009638309479" calcext:value-type="float">
            <text:p>24.6009638309</text:p>
          </table:table-cell>
          <table:table-cell table:formula="of:=[.C984]/([.D984]-[.D983])" office:value-type="float" office:value="2292538.83229814" calcext:value-type="float">
            <text:p>2292538.8322981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442770930.06012" calcext:value-type="float">
            <text:p>1442770930.06012</text:p>
          </table:table-cell>
          <table:table-cell office:value-type="float" office:value="8096" calcext:value-type="float">
            <text:p>8096</text:p>
          </table:table-cell>
          <table:table-cell table:formula="of:=[.B985]-[.B$2]" office:value-type="float" office:value="24.6044919490814" calcext:value-type="float">
            <text:p>24.6044919491</text:p>
          </table:table-cell>
          <table:table-cell table:formula="of:=[.C985]/([.D985]-[.D984])" office:value-type="float" office:value="2294707.74320854" calcext:value-type="float">
            <text:p>2294707.7432085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442770930.06364" calcext:value-type="float">
            <text:p>1442770930.06364</text:p>
          </table:table-cell>
          <table:table-cell office:value-type="float" office:value="8096" calcext:value-type="float">
            <text:p>8096</text:p>
          </table:table-cell>
          <table:table-cell table:formula="of:=[.B986]-[.B$2]" office:value-type="float" office:value="24.6080198287964" calcext:value-type="float">
            <text:p>24.6080198288</text:p>
          </table:table-cell>
          <table:table-cell table:formula="of:=[.C986]/([.D986]-[.D985])" office:value-type="float" office:value="2294862.82246401" calcext:value-type="float">
            <text:p>2294862.8224640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442770930.06716" calcext:value-type="float">
            <text:p>1442770930.06716</text:p>
          </table:table-cell>
          <table:table-cell office:value-type="float" office:value="8096" calcext:value-type="float">
            <text:p>8096</text:p>
          </table:table-cell>
          <table:table-cell table:formula="of:=[.B987]-[.B$2]" office:value-type="float" office:value="24.6115362644196" calcext:value-type="float">
            <text:p>24.6115362644</text:p>
          </table:table-cell>
          <table:table-cell table:formula="of:=[.C987]/([.D987]-[.D986])" office:value-type="float" office:value="2302331.35697335" calcext:value-type="float">
            <text:p>2302331.3569733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442770930.07069" calcext:value-type="float">
            <text:p>1442770930.07069</text:p>
          </table:table-cell>
          <table:table-cell office:value-type="float" office:value="8096" calcext:value-type="float">
            <text:p>8096</text:p>
          </table:table-cell>
          <table:table-cell table:formula="of:=[.B988]-[.B$2]" office:value-type="float" office:value="24.6150639057159" calcext:value-type="float">
            <text:p>24.6150639057</text:p>
          </table:table-cell>
          <table:table-cell table:formula="of:=[.C988]/([.D988]-[.D987])" office:value-type="float" office:value="2295017.92268181" calcext:value-type="float">
            <text:p>2295017.9226818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442770930.07422" calcext:value-type="float">
            <text:p>1442770930.07422</text:p>
          </table:table-cell>
          <table:table-cell office:value-type="float" office:value="8096" calcext:value-type="float">
            <text:p>8096</text:p>
          </table:table-cell>
          <table:table-cell table:formula="of:=[.B989]-[.B$2]" office:value-type="float" office:value="24.6185925006866" calcext:value-type="float">
            <text:p>24.6185925007</text:p>
          </table:table-cell>
          <table:table-cell table:formula="of:=[.C989]/([.D989]-[.D988])" office:value-type="float" office:value="2294397.64756757" calcext:value-type="float">
            <text:p>2294397.6475675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442770930.07775" calcext:value-type="float">
            <text:p>1442770930.07775</text:p>
          </table:table-cell>
          <table:table-cell office:value-type="float" office:value="8096" calcext:value-type="float">
            <text:p>8096</text:p>
          </table:table-cell>
          <table:table-cell table:formula="of:=[.B990]-[.B$2]" office:value-type="float" office:value="24.6221220493317" calcext:value-type="float">
            <text:p>24.6221220493</text:p>
          </table:table-cell>
          <table:table-cell table:formula="of:=[.C990]/([.D990]-[.D989])" office:value-type="float" office:value="2293777.70764658" calcext:value-type="float">
            <text:p>2293777.7076465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442770930.08125" calcext:value-type="float">
            <text:p>1442770930.08125</text:p>
          </table:table-cell>
          <table:table-cell office:value-type="float" office:value="8096" calcext:value-type="float">
            <text:p>8096</text:p>
          </table:table-cell>
          <table:table-cell table:formula="of:=[.B991]-[.B$2]" office:value-type="float" office:value="24.6256256103516" calcext:value-type="float">
            <text:p>24.6256256104</text:p>
          </table:table-cell>
          <table:table-cell table:formula="of:=[.C991]/([.D991]-[.D990])" office:value-type="float" office:value="2310791.77842804" calcext:value-type="float">
            <text:p>2310791.7784280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442770930.08478" calcext:value-type="float">
            <text:p>1442770930.08478</text:p>
          </table:table-cell>
          <table:table-cell office:value-type="float" office:value="8096" calcext:value-type="float">
            <text:p>8096</text:p>
          </table:table-cell>
          <table:table-cell table:formula="of:=[.B992]-[.B$2]" office:value-type="float" office:value="24.6291563510895" calcext:value-type="float">
            <text:p>24.6291563511</text:p>
          </table:table-cell>
          <table:table-cell table:formula="of:=[.C992]/([.D992]-[.D991])" office:value-type="float" office:value="2293003.25369708" calcext:value-type="float">
            <text:p>2293003.2536970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442770930.08833" calcext:value-type="float">
            <text:p>1442770930.08833</text:p>
          </table:table-cell>
          <table:table-cell office:value-type="float" office:value="8096" calcext:value-type="float">
            <text:p>8096</text:p>
          </table:table-cell>
          <table:table-cell table:formula="of:=[.B993]-[.B$2]" office:value-type="float" office:value="24.6327040195465" calcext:value-type="float">
            <text:p>24.6327040195</text:p>
          </table:table-cell>
          <table:table-cell table:formula="of:=[.C993]/([.D993]-[.D992])" office:value-type="float" office:value="2282062.17634409" calcext:value-type="float">
            <text:p>2282062.17634409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442770930.09186" calcext:value-type="float">
            <text:p>1442770930.09186</text:p>
          </table:table-cell>
          <table:table-cell office:value-type="float" office:value="8096" calcext:value-type="float">
            <text:p>8096</text:p>
          </table:table-cell>
          <table:table-cell table:formula="of:=[.B994]-[.B$2]" office:value-type="float" office:value="24.6362335681915" calcext:value-type="float">
            <text:p>24.6362335682</text:p>
          </table:table-cell>
          <table:table-cell table:formula="of:=[.C994]/([.D994]-[.D993])" office:value-type="float" office:value="2293777.70764658" calcext:value-type="float">
            <text:p>2293777.7076465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442770930.09545" calcext:value-type="float">
            <text:p>1442770930.09545</text:p>
          </table:table-cell>
          <table:table-cell office:value-type="float" office:value="8096" calcext:value-type="float">
            <text:p>8096</text:p>
          </table:table-cell>
          <table:table-cell table:formula="of:=[.B995]-[.B$2]" office:value-type="float" office:value="24.6398255825043" calcext:value-type="float">
            <text:p>24.6398255825</text:p>
          </table:table-cell>
          <table:table-cell table:formula="of:=[.C995]/([.D995]-[.D994])" office:value-type="float" office:value="2253888.56922873" calcext:value-type="float">
            <text:p>2253888.5692287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442770930.09894" calcext:value-type="float">
            <text:p>1442770930.09894</text:p>
          </table:table-cell>
          <table:table-cell office:value-type="float" office:value="8096" calcext:value-type="float">
            <text:p>8096</text:p>
          </table:table-cell>
          <table:table-cell table:formula="of:=[.B996]-[.B$2]" office:value-type="float" office:value="24.6433148384094" calcext:value-type="float">
            <text:p>24.6433148384</text:p>
          </table:table-cell>
          <table:table-cell table:formula="of:=[.C996]/([.D996]-[.D995])" office:value-type="float" office:value="2320265.47208746" calcext:value-type="float">
            <text:p>2320265.4720874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442770930.10246" calcext:value-type="float">
            <text:p>1442770930.10246</text:p>
          </table:table-cell>
          <table:table-cell office:value-type="float" office:value="8096" calcext:value-type="float">
            <text:p>8096</text:p>
          </table:table-cell>
          <table:table-cell table:formula="of:=[.B997]-[.B$2]" office:value-type="float" office:value="24.6468379497528" calcext:value-type="float">
            <text:p>24.6468379498</text:p>
          </table:table-cell>
          <table:table-cell table:formula="of:=[.C997]/([.D997]-[.D996])" office:value-type="float" office:value="2297968.81532111" calcext:value-type="float">
            <text:p>2297968.8153211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442770930.10598" calcext:value-type="float">
            <text:p>1442770930.10598</text:p>
          </table:table-cell>
          <table:table-cell office:value-type="float" office:value="8096" calcext:value-type="float">
            <text:p>8096</text:p>
          </table:table-cell>
          <table:table-cell table:formula="of:=[.B998]-[.B$2]" office:value-type="float" office:value="24.6503527164459" calcext:value-type="float">
            <text:p>24.6503527164</text:p>
          </table:table-cell>
          <table:table-cell table:formula="of:=[.C998]/([.D998]-[.D997])" office:value-type="float" office:value="2303424.58173925" calcext:value-type="float">
            <text:p>2303424.5817392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442770930.10952" calcext:value-type="float">
            <text:p>1442770930.10952</text:p>
          </table:table-cell>
          <table:table-cell office:value-type="float" office:value="8096" calcext:value-type="float">
            <text:p>8096</text:p>
          </table:table-cell>
          <table:table-cell table:formula="of:=[.B999]-[.B$2]" office:value-type="float" office:value="24.6538980007172" calcext:value-type="float">
            <text:p>24.6538980007</text:p>
          </table:table-cell>
          <table:table-cell table:formula="of:=[.C999]/([.D999]-[.D998])" office:value-type="float" office:value="2283596.85164761" calcext:value-type="float">
            <text:p>2283596.8516476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442770930.11302" calcext:value-type="float">
            <text:p>1442770930.11302</text:p>
          </table:table-cell>
          <table:table-cell office:value-type="float" office:value="8096" calcext:value-type="float">
            <text:p>8096</text:p>
          </table:table-cell>
          <table:table-cell table:formula="of:=[.B1000]-[.B$2]" office:value-type="float" office:value="24.6573970317841" calcext:value-type="float">
            <text:p>24.6573970318</text:p>
          </table:table-cell>
          <table:table-cell table:formula="of:=[.C1000]/([.D1000]-[.D999])" office:value-type="float" office:value="2313783.40038158" calcext:value-type="float">
            <text:p>2313783.4003815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442770930.11659" calcext:value-type="float">
            <text:p>1442770930.11659</text:p>
          </table:table-cell>
          <table:table-cell office:value-type="float" office:value="8096" calcext:value-type="float">
            <text:p>8096</text:p>
          </table:table-cell>
          <table:table-cell table:formula="of:=[.B1001]-[.B$2]" office:value-type="float" office:value="24.6609613895416" calcext:value-type="float">
            <text:p>24.6609613895</text:p>
          </table:table-cell>
          <table:table-cell table:formula="of:=[.C1001]/([.D1001]-[.D1000])" office:value-type="float" office:value="2271376.93538462" calcext:value-type="float">
            <text:p>2271376.935384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42770930.12013" calcext:value-type="float">
            <text:p>1442770930.12013</text:p>
          </table:table-cell>
          <table:table-cell office:value-type="float" office:value="8096" calcext:value-type="float">
            <text:p>8096</text:p>
          </table:table-cell>
          <table:table-cell table:formula="of:=[.B1002]-[.B$2]" office:value-type="float" office:value="24.6645078659058" calcext:value-type="float">
            <text:p>24.6645078659</text:p>
          </table:table-cell>
          <table:table-cell table:formula="of:=[.C1002]/([.D1002]-[.D1001])" office:value-type="float" office:value="2282829.25606723" calcext:value-type="float">
            <text:p>2282829.25606723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42770930.12366" calcext:value-type="float">
            <text:p>1442770930.12366</text:p>
          </table:table-cell>
          <table:table-cell office:value-type="float" office:value="8096" calcext:value-type="float">
            <text:p>8096</text:p>
          </table:table-cell>
          <table:table-cell table:formula="of:=[.B1003]-[.B$2]" office:value-type="float" office:value="24.6680371761322" calcext:value-type="float">
            <text:p>24.6680371761</text:p>
          </table:table-cell>
          <table:table-cell table:formula="of:=[.C1003]/([.D1003]-[.D1002])" office:value-type="float" office:value="2293932.66121732" calcext:value-type="float">
            <text:p>2293932.6612173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442770930.12719" calcext:value-type="float">
            <text:p>1442770930.12719</text:p>
          </table:table-cell>
          <table:table-cell office:value-type="float" office:value="8096" calcext:value-type="float">
            <text:p>8096</text:p>
          </table:table-cell>
          <table:table-cell table:formula="of:=[.B1004]-[.B$2]" office:value-type="float" office:value="24.671567440033" calcext:value-type="float">
            <text:p>24.67156744</text:p>
          </table:table-cell>
          <table:table-cell table:formula="of:=[.C1004]/([.D1004]-[.D1003])" office:value-type="float" office:value="2293312.972513" calcext:value-type="float">
            <text:p>2293312.972513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442770930.13073" calcext:value-type="float">
            <text:p>1442770930.13073</text:p>
          </table:table-cell>
          <table:table-cell office:value-type="float" office:value="8096" calcext:value-type="float">
            <text:p>8096</text:p>
          </table:table-cell>
          <table:table-cell table:formula="of:=[.B1005]-[.B$2]" office:value-type="float" office:value="24.675107717514" calcext:value-type="float">
            <text:p>24.6751077175</text:p>
          </table:table-cell>
          <table:table-cell table:formula="of:=[.C1005]/([.D1005]-[.D1004])" office:value-type="float" office:value="2286826.3980066" calcext:value-type="float">
            <text:p>2286826.3980066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442770930.13426" calcext:value-type="float">
            <text:p>1442770930.13426</text:p>
          </table:table-cell>
          <table:table-cell office:value-type="float" office:value="8096" calcext:value-type="float">
            <text:p>8096</text:p>
          </table:table-cell>
          <table:table-cell table:formula="of:=[.B1006]-[.B$2]" office:value-type="float" office:value="24.6786317825317" calcext:value-type="float">
            <text:p>24.6786317825</text:p>
          </table:table-cell>
          <table:table-cell table:formula="of:=[.C1006]/([.D1006]-[.D1005])" office:value-type="float" office:value="2297346.94432041" calcext:value-type="float">
            <text:p>2297346.9443204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442770930.13779" calcext:value-type="float">
            <text:p>1442770930.13779</text:p>
          </table:table-cell>
          <table:table-cell office:value-type="float" office:value="8096" calcext:value-type="float">
            <text:p>8096</text:p>
          </table:table-cell>
          <table:table-cell table:formula="of:=[.B1007]-[.B$2]" office:value-type="float" office:value="24.6821618080139" calcext:value-type="float">
            <text:p>24.682161808</text:p>
          </table:table-cell>
          <table:table-cell table:formula="of:=[.C1007]/([.D1007]-[.D1006])" office:value-type="float" office:value="2293467.86329866" calcext:value-type="float">
            <text:p>2293467.86329866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442770930.14131" calcext:value-type="float">
            <text:p>1442770930.14131</text:p>
          </table:table-cell>
          <table:table-cell office:value-type="float" office:value="8096" calcext:value-type="float">
            <text:p>8096</text:p>
          </table:table-cell>
          <table:table-cell table:formula="of:=[.B1008]-[.B$2]" office:value-type="float" office:value="24.6856842041016" calcext:value-type="float">
            <text:p>24.6856842041</text:p>
          </table:table-cell>
          <table:table-cell table:formula="of:=[.C1008]/([.D1008]-[.D1007])" office:value-type="float" office:value="2298435.43955598" calcext:value-type="float">
            <text:p>2298435.43955598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442770930.14484" calcext:value-type="float">
            <text:p>1442770930.14484</text:p>
          </table:table-cell>
          <table:table-cell office:value-type="float" office:value="8096" calcext:value-type="float">
            <text:p>8096</text:p>
          </table:table-cell>
          <table:table-cell table:formula="of:=[.B1009]-[.B$2]" office:value-type="float" office:value="24.6892161369324" calcext:value-type="float">
            <text:p>24.6892161369</text:p>
          </table:table-cell>
          <table:table-cell table:formula="of:=[.C1009]/([.D1009]-[.D1008])" office:value-type="float" office:value="2292229.32253274" calcext:value-type="float">
            <text:p>2292229.32253274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442770930.1484" calcext:value-type="float">
            <text:p>1442770930.1484</text:p>
          </table:table-cell>
          <table:table-cell office:value-type="float" office:value="8096" calcext:value-type="float">
            <text:p>8096</text:p>
          </table:table-cell>
          <table:table-cell table:formula="of:=[.B1010]-[.B$2]" office:value-type="float" office:value="24.6927745342255" calcext:value-type="float">
            <text:p>24.6927745342</text:p>
          </table:table-cell>
          <table:table-cell table:formula="of:=[.C1010]/([.D1010]-[.D1009])" office:value-type="float" office:value="2275181.58686767" calcext:value-type="float">
            <text:p>2275181.58686767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442770930.15192" calcext:value-type="float">
            <text:p>1442770930.15192</text:p>
          </table:table-cell>
          <table:table-cell office:value-type="float" office:value="8096" calcext:value-type="float">
            <text:p>8096</text:p>
          </table:table-cell>
          <table:table-cell table:formula="of:=[.B1011]-[.B$2]" office:value-type="float" office:value="24.6962988376617" calcext:value-type="float">
            <text:p>24.6962988377</text:p>
          </table:table-cell>
          <table:table-cell table:formula="of:=[.C1011]/([.D1011]-[.D1010])" office:value-type="float" office:value="2297191.52915708" calcext:value-type="float">
            <text:p>2297191.52915708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442770930.15545" calcext:value-type="float">
            <text:p>1442770930.15545</text:p>
          </table:table-cell>
          <table:table-cell office:value-type="float" office:value="8096" calcext:value-type="float">
            <text:p>8096</text:p>
          </table:table-cell>
          <table:table-cell table:formula="of:=[.B1012]-[.B$2]" office:value-type="float" office:value="24.6998279094696" calcext:value-type="float">
            <text:p>24.6998279095</text:p>
          </table:table-cell>
          <table:table-cell table:formula="of:=[.C1012]/([.D1012]-[.D1011])" office:value-type="float" office:value="2294087.6357249" calcext:value-type="float">
            <text:p>2294087.6357249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442770930.15898" calcext:value-type="float">
            <text:p>1442770930.15898</text:p>
          </table:table-cell>
          <table:table-cell office:value-type="float" office:value="8096" calcext:value-type="float">
            <text:p>8096</text:p>
          </table:table-cell>
          <table:table-cell table:formula="of:=[.B1013]-[.B$2]" office:value-type="float" office:value="24.7033562660217" calcext:value-type="float">
            <text:p>24.703356266</text:p>
          </table:table-cell>
          <table:table-cell table:formula="of:=[.C1013]/([.D1013]-[.D1012])" office:value-type="float" office:value="2294552.68491114" calcext:value-type="float">
            <text:p>2294552.68491114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442770930.16252" calcext:value-type="float">
            <text:p>1442770930.16252</text:p>
          </table:table-cell>
          <table:table-cell office:value-type="float" office:value="8096" calcext:value-type="float">
            <text:p>8096</text:p>
          </table:table-cell>
          <table:table-cell table:formula="of:=[.B1014]-[.B$2]" office:value-type="float" office:value="24.7068929672241" calcext:value-type="float">
            <text:p>24.7068929672</text:p>
          </table:table-cell>
          <table:table-cell table:formula="of:=[.C1014]/([.D1014]-[.D1013])" office:value-type="float" office:value="2289138.81515437" calcext:value-type="float">
            <text:p>2289138.81515437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442770930.16605" calcext:value-type="float">
            <text:p>1442770930.16605</text:p>
          </table:table-cell>
          <table:table-cell office:value-type="float" office:value="8096" calcext:value-type="float">
            <text:p>8096</text:p>
          </table:table-cell>
          <table:table-cell table:formula="of:=[.B1015]-[.B$2]" office:value-type="float" office:value="24.7104301452637" calcext:value-type="float">
            <text:p>24.7104301453</text:p>
          </table:table-cell>
          <table:table-cell table:formula="of:=[.C1015]/([.D1015]-[.D1014])" office:value-type="float" office:value="2288830.22270154" calcext:value-type="float">
            <text:p>2288830.22270154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442770930.16958" calcext:value-type="float">
            <text:p>1442770930.16958</text:p>
          </table:table-cell>
          <table:table-cell office:value-type="float" office:value="8096" calcext:value-type="float">
            <text:p>8096</text:p>
          </table:table-cell>
          <table:table-cell table:formula="of:=[.B1016]-[.B$2]" office:value-type="float" office:value="24.7139554023743" calcext:value-type="float">
            <text:p>24.7139554024</text:p>
          </table:table-cell>
          <table:table-cell table:formula="of:=[.C1016]/([.D1016]-[.D1015])" office:value-type="float" office:value="2296570.07872312" calcext:value-type="float">
            <text:p>2296570.07872312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442770930.17311" calcext:value-type="float">
            <text:p>1442770930.17311</text:p>
          </table:table-cell>
          <table:table-cell office:value-type="float" office:value="8096" calcext:value-type="float">
            <text:p>8096</text:p>
          </table:table-cell>
          <table:table-cell table:formula="of:=[.B1017]-[.B$2]" office:value-type="float" office:value="24.7174890041351" calcext:value-type="float">
            <text:p>24.7174890041</text:p>
          </table:table-cell>
          <table:table-cell table:formula="of:=[.C1017]/([.D1017]-[.D1016])" office:value-type="float" office:value="2291146.69617435" calcext:value-type="float">
            <text:p>2291146.69617435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442770940.3811" calcext:value-type="float">
            <text:p>1442770940.3811</text:p>
          </table:table-cell>
          <table:table-cell office:value-type="float" office:value="8096" calcext:value-type="float">
            <text:p>8096</text:p>
          </table:table-cell>
          <table:table-cell table:formula="of:=[.B1018]-[.B$2]" office:value-type="float" office:value="34.9254729747772" calcext:value-type="float">
            <text:p>34.9254729748</text:p>
          </table:table-cell>
          <table:table-cell table:formula="of:=[.C1018]/([.D1018]-[.D1017])" office:value-type="float" office:value="793.104693667613" calcext:value-type="float">
            <text:p>793.1046936676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442770940.4014" calcext:value-type="float">
            <text:p>1442770940.4014</text:p>
          </table:table-cell>
          <table:table-cell office:value-type="float" office:value="8096" calcext:value-type="float">
            <text:p>8096</text:p>
          </table:table-cell>
          <table:table-cell table:formula="of:=[.B1019]-[.B$2]" office:value-type="float" office:value="34.9457726478577" calcext:value-type="float">
            <text:p>34.9457726479</text:p>
          </table:table-cell>
          <table:table-cell table:formula="of:=[.C1019]/([.D1019]-[.D1018])" office:value-type="float" office:value="398824.156818529" calcext:value-type="float">
            <text:p>398824.156818529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442770940.41167" calcext:value-type="float">
            <text:p>1442770940.41167</text:p>
          </table:table-cell>
          <table:table-cell office:value-type="float" office:value="8096" calcext:value-type="float">
            <text:p>8096</text:p>
          </table:table-cell>
          <table:table-cell table:formula="of:=[.B1020]-[.B$2]" office:value-type="float" office:value="34.9560439586639" calcext:value-type="float">
            <text:p>34.9560439587</text:p>
          </table:table-cell>
          <table:table-cell table:formula="of:=[.C1020]/([.D1020]-[.D1019])" office:value-type="float" office:value="788214.878577563" calcext:value-type="float">
            <text:p>788214.878577563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442770940.43204" calcext:value-type="float">
            <text:p>1442770940.43204</text:p>
          </table:table-cell>
          <table:table-cell office:value-type="float" office:value="8096" calcext:value-type="float">
            <text:p>8096</text:p>
          </table:table-cell>
          <table:table-cell table:formula="of:=[.B1021]-[.B$2]" office:value-type="float" office:value="34.9764173030853" calcext:value-type="float">
            <text:p>34.9764173031</text:p>
          </table:table-cell>
          <table:table-cell table:formula="of:=[.C1021]/([.D1021]-[.D1020])" office:value-type="float" office:value="397381.982680335" calcext:value-type="float">
            <text:p>397381.98268033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442770940.43556" calcext:value-type="float">
            <text:p>1442770940.43556</text:p>
          </table:table-cell>
          <table:table-cell office:value-type="float" office:value="8096" calcext:value-type="float">
            <text:p>8096</text:p>
          </table:table-cell>
          <table:table-cell table:formula="of:=[.B1022]-[.B$2]" office:value-type="float" office:value="34.9799325466156" calcext:value-type="float">
            <text:p>34.9799325466</text:p>
          </table:table-cell>
          <table:table-cell table:formula="of:=[.C1022]/([.D1022]-[.D1021])" office:value-type="float" office:value="2303112.12588171" calcext:value-type="float">
            <text:p>2303112.1258817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442770940.44329" calcext:value-type="float">
            <text:p>1442770940.44329</text:p>
          </table:table-cell>
          <table:table-cell office:value-type="float" office:value="8096" calcext:value-type="float">
            <text:p>8096</text:p>
          </table:table-cell>
          <table:table-cell table:formula="of:=[.B1023]-[.B$2]" office:value-type="float" office:value="34.9876704216003" calcext:value-type="float">
            <text:p>34.9876704216</text:p>
          </table:table-cell>
          <table:table-cell table:formula="of:=[.C1023]/([.D1023]-[.D1022])" office:value-type="float" office:value="1046282.08855338" calcext:value-type="float">
            <text:p>1046282.08855338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442770940.4639" calcext:value-type="float">
            <text:p>1442770940.4639</text:p>
          </table:table-cell>
          <table:table-cell office:value-type="float" office:value="8096" calcext:value-type="float">
            <text:p>8096</text:p>
          </table:table-cell>
          <table:table-cell table:formula="of:=[.B1024]-[.B$2]" office:value-type="float" office:value="35.0082805156708" calcext:value-type="float">
            <text:p>35.0082805157</text:p>
          </table:table-cell>
          <table:table-cell table:formula="of:=[.C1024]/([.D1024]-[.D1023])" office:value-type="float" office:value="392817.226953554" calcext:value-type="float">
            <text:p>392817.226953554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442770940.46742" calcext:value-type="float">
            <text:p>1442770940.46742</text:p>
          </table:table-cell>
          <table:table-cell office:value-type="float" office:value="8096" calcext:value-type="float">
            <text:p>8096</text:p>
          </table:table-cell>
          <table:table-cell table:formula="of:=[.B1025]-[.B$2]" office:value-type="float" office:value="35.0117945671082" calcext:value-type="float">
            <text:p>35.0117945671</text:p>
          </table:table-cell>
          <table:table-cell table:formula="of:=[.C1025]/([.D1025]-[.D1024])" office:value-type="float" office:value="2303893.42451998" calcext:value-type="float">
            <text:p>2303893.4245199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442770940.47405" calcext:value-type="float">
            <text:p>1442770940.47405</text:p>
          </table:table-cell>
          <table:table-cell office:value-type="float" office:value="8096" calcext:value-type="float">
            <text:p>8096</text:p>
          </table:table-cell>
          <table:table-cell table:formula="of:=[.B1026]-[.B$2]" office:value-type="float" office:value="35.0184292793274" calcext:value-type="float">
            <text:p>35.0184292793</text:p>
          </table:table-cell>
          <table:table-cell table:formula="of:=[.C1026]/([.D1026]-[.D1025])" office:value-type="float" office:value="1220248.8566911" calcext:value-type="float">
            <text:p>1220248.8566911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442770940.48757" calcext:value-type="float">
            <text:p>1442770940.48757</text:p>
          </table:table-cell>
          <table:table-cell office:value-type="float" office:value="8096" calcext:value-type="float">
            <text:p>8096</text:p>
          </table:table-cell>
          <table:table-cell table:formula="of:=[.B1027]-[.B$2]" office:value-type="float" office:value="35.0319502353668" calcext:value-type="float">
            <text:p>35.0319502354</text:p>
          </table:table-cell>
          <table:table-cell table:formula="of:=[.C1027]/([.D1027]-[.D1026])" office:value-type="float" office:value="598774.2269401" calcext:value-type="float">
            <text:p>598774.2269401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442770940.5051" calcext:value-type="float">
            <text:p>1442770940.5051</text:p>
          </table:table-cell>
          <table:table-cell office:value-type="float" office:value="8096" calcext:value-type="float">
            <text:p>8096</text:p>
          </table:table-cell>
          <table:table-cell table:formula="of:=[.B1028]-[.B$2]" office:value-type="float" office:value="35.0494787693024" calcext:value-type="float">
            <text:p>35.0494787693</text:p>
          </table:table-cell>
          <table:table-cell table:formula="of:=[.C1028]/([.D1028]-[.D1027])" office:value-type="float" office:value="461875.478563656" calcext:value-type="float">
            <text:p>461875.478563656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442770940.50866" calcext:value-type="float">
            <text:p>1442770940.50866</text:p>
          </table:table-cell>
          <table:table-cell office:value-type="float" office:value="8096" calcext:value-type="float">
            <text:p>8096</text:p>
          </table:table-cell>
          <table:table-cell table:formula="of:=[.B1029]-[.B$2]" office:value-type="float" office:value="35.053035736084" calcext:value-type="float">
            <text:p>35.0530357361</text:p>
          </table:table-cell>
          <table:table-cell table:formula="of:=[.C1029]/([.D1029]-[.D1028])" office:value-type="float" office:value="2276096.60057645" calcext:value-type="float">
            <text:p>2276096.60057645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442770940.53916" calcext:value-type="float">
            <text:p>1442770940.53916</text:p>
          </table:table-cell>
          <table:table-cell office:value-type="float" office:value="8096" calcext:value-type="float">
            <text:p>8096</text:p>
          </table:table-cell>
          <table:table-cell table:formula="of:=[.B1030]-[.B$2]" office:value-type="float" office:value="35.0835342407227" calcext:value-type="float">
            <text:p>35.0835342407</text:p>
          </table:table-cell>
          <table:table-cell table:formula="of:=[.C1030]/([.D1030]-[.D1029])" office:value-type="float" office:value="265455.637773608" calcext:value-type="float">
            <text:p>265455.637773608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442770940.60145" calcext:value-type="float">
            <text:p>1442770940.60145</text:p>
          </table:table-cell>
          <table:table-cell office:value-type="float" office:value="8096" calcext:value-type="float">
            <text:p>8096</text:p>
          </table:table-cell>
          <table:table-cell table:formula="of:=[.B1031]-[.B$2]" office:value-type="float" office:value="35.1458246707916" calcext:value-type="float">
            <text:p>35.1458246708</text:p>
          </table:table-cell>
          <table:table-cell table:formula="of:=[.C1031]/([.D1031]-[.D1030])" office:value-type="float" office:value="129971.810935257" calcext:value-type="float">
            <text:p>129971.810935257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442770940.60499" calcext:value-type="float">
            <text:p>1442770940.60499</text:p>
          </table:table-cell>
          <table:table-cell office:value-type="float" office:value="8096" calcext:value-type="float">
            <text:p>8096</text:p>
          </table:table-cell>
          <table:table-cell table:formula="of:=[.B1032]-[.B$2]" office:value-type="float" office:value="35.1493644714355" calcext:value-type="float">
            <text:p>35.1493644714</text:p>
          </table:table-cell>
          <table:table-cell table:formula="of:=[.C1032]/([.D1032]-[.D1031])" office:value-type="float" office:value="2287134.45032667" calcext:value-type="float">
            <text:p>2287134.45032667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442770940.61176" calcext:value-type="float">
            <text:p>1442770940.61176</text:p>
          </table:table-cell>
          <table:table-cell office:value-type="float" office:value="8096" calcext:value-type="float">
            <text:p>8096</text:p>
          </table:table-cell>
          <table:table-cell table:formula="of:=[.B1033]-[.B$2]" office:value-type="float" office:value="35.1561377048492" calcext:value-type="float">
            <text:p>35.1561377048</text:p>
          </table:table-cell>
          <table:table-cell table:formula="of:=[.C1033]/([.D1033]-[.D1032])" office:value-type="float" office:value="1195293.22341512" calcext:value-type="float">
            <text:p>1195293.22341512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442770940.62196" calcext:value-type="float">
            <text:p>1442770940.62196</text:p>
          </table:table-cell>
          <table:table-cell office:value-type="float" office:value="8096" calcext:value-type="float">
            <text:p>8096</text:p>
          </table:table-cell>
          <table:table-cell table:formula="of:=[.B1034]-[.B$2]" office:value-type="float" office:value="35.1663408279419" calcext:value-type="float">
            <text:p>35.1663408279</text:p>
          </table:table-cell>
          <table:table-cell table:formula="of:=[.C1034]/([.D1034]-[.D1033])" office:value-type="float" office:value="793482.53730576" calcext:value-type="float">
            <text:p>793482.53730576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442770940.62549" calcext:value-type="float">
            <text:p>1442770940.62549</text:p>
          </table:table-cell>
          <table:table-cell office:value-type="float" office:value="8096" calcext:value-type="float">
            <text:p>8096</text:p>
          </table:table-cell>
          <table:table-cell table:formula="of:=[.B1035]-[.B$2]" office:value-type="float" office:value="35.169869184494" calcext:value-type="float">
            <text:p>35.1698691845</text:p>
          </table:table-cell>
          <table:table-cell table:formula="of:=[.C1035]/([.D1035]-[.D1034])" office:value-type="float" office:value="2294552.68491114" calcext:value-type="float">
            <text:p>2294552.68491114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442770940.64251" calcext:value-type="float">
            <text:p>1442770940.64251</text:p>
          </table:table-cell>
          <table:table-cell office:value-type="float" office:value="8096" calcext:value-type="float">
            <text:p>8096</text:p>
          </table:table-cell>
          <table:table-cell table:formula="of:=[.B1036]-[.B$2]" office:value-type="float" office:value="35.186886548996" calcext:value-type="float">
            <text:p>35.186886549</text:p>
          </table:table-cell>
          <table:table-cell table:formula="of:=[.C1036]/([.D1036]-[.D1035])" office:value-type="float" office:value="475749.344093253" calcext:value-type="float">
            <text:p>475749.344093253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442770940.64842" calcext:value-type="float">
            <text:p>1442770940.64842</text:p>
          </table:table-cell>
          <table:table-cell office:value-type="float" office:value="8096" calcext:value-type="float">
            <text:p>8096</text:p>
          </table:table-cell>
          <table:table-cell table:formula="of:=[.B1037]-[.B$2]" office:value-type="float" office:value="35.1927947998047" calcext:value-type="float">
            <text:p>35.1927947998</text:p>
          </table:table-cell>
          <table:table-cell table:formula="of:=[.C1037]/([.D1037]-[.D1036])" office:value-type="float" office:value="1370287.12255357" calcext:value-type="float">
            <text:p>1370287.12255357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442770940.66497" calcext:value-type="float">
            <text:p>1442770940.66497</text:p>
          </table:table-cell>
          <table:table-cell office:value-type="float" office:value="8096" calcext:value-type="float">
            <text:p>8096</text:p>
          </table:table-cell>
          <table:table-cell table:formula="of:=[.B1038]-[.B$2]" office:value-type="float" office:value="35.2093460559845" calcext:value-type="float">
            <text:p>35.209346056</text:p>
          </table:table-cell>
          <table:table-cell table:formula="of:=[.C1038]/([.D1038]-[.D1037])" office:value-type="float" office:value="489147.162731738" calcext:value-type="float">
            <text:p>489147.162731738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442770940.66852" calcext:value-type="float">
            <text:p>1442770940.66852</text:p>
          </table:table-cell>
          <table:table-cell office:value-type="float" office:value="8096" calcext:value-type="float">
            <text:p>8096</text:p>
          </table:table-cell>
          <table:table-cell table:formula="of:=[.B1039]-[.B$2]" office:value-type="float" office:value="35.2128977775574" calcext:value-type="float">
            <text:p>35.2128977776</text:p>
          </table:table-cell>
          <table:table-cell table:formula="of:=[.C1039]/([.D1039]-[.D1038])" office:value-type="float" office:value="2279457.95690407" calcext:value-type="float">
            <text:p>2279457.95690407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442770940.67919" calcext:value-type="float">
            <text:p>1442770940.67919</text:p>
          </table:table-cell>
          <table:table-cell office:value-type="float" office:value="8096" calcext:value-type="float">
            <text:p>8096</text:p>
          </table:table-cell>
          <table:table-cell table:formula="of:=[.B1040]-[.B$2]" office:value-type="float" office:value="35.2235658168793" calcext:value-type="float">
            <text:p>35.2235658169</text:p>
          </table:table-cell>
          <table:table-cell table:formula="of:=[.C1040]/([.D1040]-[.D1039])" office:value-type="float" office:value="758902.339568667" calcext:value-type="float">
            <text:p>758902.339568667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442770940.68955" calcext:value-type="float">
            <text:p>1442770940.68955</text:p>
          </table:table-cell>
          <table:table-cell office:value-type="float" office:value="8096" calcext:value-type="float">
            <text:p>8096</text:p>
          </table:table-cell>
          <table:table-cell table:formula="of:=[.B1041]-[.B$2]" office:value-type="float" office:value="35.2339305877686" calcext:value-type="float">
            <text:p>35.2339305878</text:p>
          </table:table-cell>
          <table:table-cell table:formula="of:=[.C1041]/([.D1041]-[.D1040])" office:value-type="float" office:value="781107.473236262" calcext:value-type="float">
            <text:p>781107.473236262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442770940.69309" calcext:value-type="float">
            <text:p>1442770940.69309</text:p>
          </table:table-cell>
          <table:table-cell office:value-type="float" office:value="8096" calcext:value-type="float">
            <text:p>8096</text:p>
          </table:table-cell>
          <table:table-cell table:formula="of:=[.B1042]-[.B$2]" office:value-type="float" office:value="35.2374677658081" calcext:value-type="float">
            <text:p>35.2374677658</text:p>
          </table:table-cell>
          <table:table-cell table:formula="of:=[.C1042]/([.D1042]-[.D1041])" office:value-type="float" office:value="2288830.22270154" calcext:value-type="float">
            <text:p>2288830.22270154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442770940.70459" calcext:value-type="float">
            <text:p>1442770940.70459</text:p>
          </table:table-cell>
          <table:table-cell office:value-type="float" office:value="8096" calcext:value-type="float">
            <text:p>8096</text:p>
          </table:table-cell>
          <table:table-cell table:formula="of:=[.B1043]-[.B$2]" office:value-type="float" office:value="35.2489635944366" calcext:value-type="float">
            <text:p>35.2489635944</text:p>
          </table:table-cell>
          <table:table-cell table:formula="of:=[.C1043]/([.D1043]-[.D1042])" office:value-type="float" office:value="704255.453138934" calcext:value-type="float">
            <text:p>704255.453138934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442770940.71475" calcext:value-type="float">
            <text:p>1442770940.71475</text:p>
          </table:table-cell>
          <table:table-cell office:value-type="float" office:value="8096" calcext:value-type="float">
            <text:p>8096</text:p>
          </table:table-cell>
          <table:table-cell table:formula="of:=[.B1044]-[.B$2]" office:value-type="float" office:value="35.2591304779053" calcext:value-type="float">
            <text:p>35.2591304779</text:p>
          </table:table-cell>
          <table:table-cell table:formula="of:=[.C1044]/([.D1044]-[.D1043])" office:value-type="float" office:value="796310.887695519" calcext:value-type="float">
            <text:p>796310.887695519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442770940.73111" calcext:value-type="float">
            <text:p>1442770940.73111</text:p>
          </table:table-cell>
          <table:table-cell office:value-type="float" office:value="8096" calcext:value-type="float">
            <text:p>8096</text:p>
          </table:table-cell>
          <table:table-cell table:formula="of:=[.B1045]-[.B$2]" office:value-type="float" office:value="35.2754855155945" calcext:value-type="float">
            <text:p>35.2754855156</text:p>
          </table:table-cell>
          <table:table-cell table:formula="of:=[.C1045]/([.D1045]-[.D1044])" office:value-type="float" office:value="495015.673693111" calcext:value-type="float">
            <text:p>495015.673693111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442770940.73464" calcext:value-type="float">
            <text:p>1442770940.73464</text:p>
          </table:table-cell>
          <table:table-cell office:value-type="float" office:value="8096" calcext:value-type="float">
            <text:p>8096</text:p>
          </table:table-cell>
          <table:table-cell table:formula="of:=[.B1046]-[.B$2]" office:value-type="float" office:value="35.2790141105652" calcext:value-type="float">
            <text:p>35.2790141106</text:p>
          </table:table-cell>
          <table:table-cell table:formula="of:=[.C1046]/([.D1046]-[.D1045])" office:value-type="float" office:value="2294397.64756757" calcext:value-type="float">
            <text:p>2294397.64756757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442770940.74585" calcext:value-type="float">
            <text:p>1442770940.74585</text:p>
          </table:table-cell>
          <table:table-cell office:value-type="float" office:value="8096" calcext:value-type="float">
            <text:p>8096</text:p>
          </table:table-cell>
          <table:table-cell table:formula="of:=[.B1047]-[.B$2]" office:value-type="float" office:value="35.2902281284332" calcext:value-type="float">
            <text:p>35.2902281284</text:p>
          </table:table-cell>
          <table:table-cell table:formula="of:=[.C1047]/([.D1047]-[.D1046])" office:value-type="float" office:value="721953.549144254" calcext:value-type="float">
            <text:p>721953.549144254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442770940.75622" calcext:value-type="float">
            <text:p>1442770940.75622</text:p>
          </table:table-cell>
          <table:table-cell office:value-type="float" office:value="8096" calcext:value-type="float">
            <text:p>8096</text:p>
          </table:table-cell>
          <table:table-cell table:formula="of:=[.B1048]-[.B$2]" office:value-type="float" office:value="35.3005919456482" calcext:value-type="float">
            <text:p>35.3005919456</text:p>
          </table:table-cell>
          <table:table-cell table:formula="of:=[.C1048]/([.D1048]-[.D1047])" office:value-type="float" office:value="781179.350433642" calcext:value-type="float">
            <text:p>781179.350433642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442770940.75972" calcext:value-type="float">
            <text:p>1442770940.75972</text:p>
          </table:table-cell>
          <table:table-cell office:value-type="float" office:value="8096" calcext:value-type="float">
            <text:p>8096</text:p>
          </table:table-cell>
          <table:table-cell table:formula="of:=[.B1049]-[.B$2]" office:value-type="float" office:value="35.3040935993195" calcext:value-type="float">
            <text:p>35.3040935993</text:p>
          </table:table-cell>
          <table:table-cell table:formula="of:=[.C1049]/([.D1049]-[.D1048])" office:value-type="float" office:value="2312050.46530946" calcext:value-type="float">
            <text:p>2312050.46530946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442770940.77693" calcext:value-type="float">
            <text:p>1442770940.77693</text:p>
          </table:table-cell>
          <table:table-cell office:value-type="float" office:value="8096" calcext:value-type="float">
            <text:p>8096</text:p>
          </table:table-cell>
          <table:table-cell table:formula="of:=[.B1050]-[.B$2]" office:value-type="float" office:value="35.3213047981262" calcext:value-type="float">
            <text:p>35.3213047981</text:p>
          </table:table-cell>
          <table:table-cell table:formula="of:=[.C1050]/([.D1050]-[.D1049])" office:value-type="float" office:value="470391.405671224" calcext:value-type="float">
            <text:p>470391.405671224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442770940.78332" calcext:value-type="float">
            <text:p>1442770940.78332</text:p>
          </table:table-cell>
          <table:table-cell office:value-type="float" office:value="8096" calcext:value-type="float">
            <text:p>8096</text:p>
          </table:table-cell>
          <table:table-cell table:formula="of:=[.B1051]-[.B$2]" office:value-type="float" office:value="35.327695608139" calcext:value-type="float">
            <text:p>35.3276956081</text:p>
          </table:table-cell>
          <table:table-cell table:formula="of:=[.C1051]/([.D1051]-[.D1050])" office:value-type="float" office:value="1266819.07047193" calcext:value-type="float">
            <text:p>1266819.0704719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442770940.79382" calcext:value-type="float">
            <text:p>1442770940.79382</text:p>
          </table:table-cell>
          <table:table-cell office:value-type="float" office:value="8096" calcext:value-type="float">
            <text:p>8096</text:p>
          </table:table-cell>
          <table:table-cell table:formula="of:=[.B1052]-[.B$2]" office:value-type="float" office:value="35.3381974697113" calcext:value-type="float">
            <text:p>35.3381974697</text:p>
          </table:table-cell>
          <table:table-cell table:formula="of:=[.C1052]/([.D1052]-[.D1051])" office:value-type="float" office:value="770910.942244824" calcext:value-type="float">
            <text:p>770910.942244824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442770940.79735" calcext:value-type="float">
            <text:p>1442770940.79735</text:p>
          </table:table-cell>
          <table:table-cell office:value-type="float" office:value="8096" calcext:value-type="float">
            <text:p>8096</text:p>
          </table:table-cell>
          <table:table-cell table:formula="of:=[.B1053]-[.B$2]" office:value-type="float" office:value="35.3417284488678" calcext:value-type="float">
            <text:p>35.3417284489</text:p>
          </table:table-cell>
          <table:table-cell table:formula="of:=[.C1053]/([.D1053]-[.D1052])" office:value-type="float" office:value="2292848.42565834" calcext:value-type="float">
            <text:p>2292848.42565834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442770940.80788" calcext:value-type="float">
            <text:p>1442770940.80788</text:p>
          </table:table-cell>
          <table:table-cell office:value-type="float" office:value="8096" calcext:value-type="float">
            <text:p>8096</text:p>
          </table:table-cell>
          <table:table-cell table:formula="of:=[.B1054]-[.B$2]" office:value-type="float" office:value="35.3522536754608" calcext:value-type="float">
            <text:p>35.3522536755</text:p>
          </table:table-cell>
          <table:table-cell table:formula="of:=[.C1054]/([.D1054]-[.D1053])" office:value-type="float" office:value="769199.591899606" calcext:value-type="float">
            <text:p>769199.591899606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442770940.82531" calcext:value-type="float">
            <text:p>1442770940.82531</text:p>
          </table:table-cell>
          <table:table-cell office:value-type="float" office:value="8096" calcext:value-type="float">
            <text:p>8096</text:p>
          </table:table-cell>
          <table:table-cell table:formula="of:=[.B1055]-[.B$2]" office:value-type="float" office:value="35.3696863651276" calcext:value-type="float">
            <text:p>35.3696863651</text:p>
          </table:table-cell>
          <table:table-cell table:formula="of:=[.C1055]/([.D1055]-[.D1054])" office:value-type="float" office:value="464414.852485024" calcext:value-type="float">
            <text:p>464414.852485024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442770940.82884" calcext:value-type="float">
            <text:p>1442770940.82884</text:p>
          </table:table-cell>
          <table:table-cell office:value-type="float" office:value="8096" calcext:value-type="float">
            <text:p>8096</text:p>
          </table:table-cell>
          <table:table-cell table:formula="of:=[.B1056]-[.B$2]" office:value-type="float" office:value="35.3732151985168" calcext:value-type="float">
            <text:p>35.3732151985</text:p>
          </table:table-cell>
          <table:table-cell table:formula="of:=[.C1056]/([.D1056]-[.D1055])" office:value-type="float" office:value="2294242.63117357" calcext:value-type="float">
            <text:p>2294242.63117357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442770940.83571" calcext:value-type="float">
            <text:p>1442770940.83571</text:p>
          </table:table-cell>
          <table:table-cell office:value-type="float" office:value="8096" calcext:value-type="float">
            <text:p>8096</text:p>
          </table:table-cell>
          <table:table-cell table:formula="of:=[.B1057]-[.B$2]" office:value-type="float" office:value="35.3800845146179" calcext:value-type="float">
            <text:p>35.3800845146</text:p>
          </table:table-cell>
          <table:table-cell table:formula="of:=[.C1057]/([.D1057]-[.D1056])" office:value-type="float" office:value="1178574.38511731" calcext:value-type="float">
            <text:p>1178574.38511731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442770940.84938" calcext:value-type="float">
            <text:p>1442770940.84938</text:p>
          </table:table-cell>
          <table:table-cell office:value-type="float" office:value="8096" calcext:value-type="float">
            <text:p>8096</text:p>
          </table:table-cell>
          <table:table-cell table:formula="of:=[.B1058]-[.B$2]" office:value-type="float" office:value="35.3937530517578" calcext:value-type="float">
            <text:p>35.3937530518</text:p>
          </table:table-cell>
          <table:table-cell table:formula="of:=[.C1058]/([.D1058]-[.D1057])" office:value-type="float" office:value="592309.178161521" calcext:value-type="float">
            <text:p>592309.178161521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442770940.8529" calcext:value-type="float">
            <text:p>1442770940.8529</text:p>
          </table:table-cell>
          <table:table-cell office:value-type="float" office:value="8096" calcext:value-type="float">
            <text:p>8096</text:p>
          </table:table-cell>
          <table:table-cell table:formula="of:=[.B1059]-[.B$2]" office:value-type="float" office:value="35.3972764015198" calcext:value-type="float">
            <text:p>35.3972764015</text:p>
          </table:table-cell>
          <table:table-cell table:formula="of:=[.C1059]/([.D1059]-[.D1058])" office:value-type="float" office:value="2297813.31601029" calcext:value-type="float">
            <text:p>2297813.31601029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442770940.86767" calcext:value-type="float">
            <text:p>1442770940.86767</text:p>
          </table:table-cell>
          <table:table-cell office:value-type="float" office:value="8096" calcext:value-type="float">
            <text:p>8096</text:p>
          </table:table-cell>
          <table:table-cell table:formula="of:=[.B1060]-[.B$2]" office:value-type="float" office:value="35.4120500087738" calcext:value-type="float">
            <text:p>35.4120500088</text:p>
          </table:table-cell>
          <table:table-cell table:formula="of:=[.C1060]/([.D1060]-[.D1059])" office:value-type="float" office:value="548004.279577181" calcext:value-type="float">
            <text:p>548004.279577181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442770940.88044" calcext:value-type="float">
            <text:p>1442770940.88044</text:p>
          </table:table-cell>
          <table:table-cell office:value-type="float" office:value="8096" calcext:value-type="float">
            <text:p>8096</text:p>
          </table:table-cell>
          <table:table-cell table:formula="of:=[.B1061]-[.B$2]" office:value-type="float" office:value="35.4248199462891" calcext:value-type="float">
            <text:p>35.4248199463</text:p>
          </table:table-cell>
          <table:table-cell table:formula="of:=[.C1061]/([.D1061]-[.D1060])" office:value-type="float" office:value="633989.006627957" calcext:value-type="float">
            <text:p>633989.006627957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442770940.88895" calcext:value-type="float">
            <text:p>1442770940.88895</text:p>
          </table:table-cell>
          <table:table-cell office:value-type="float" office:value="8096" calcext:value-type="float">
            <text:p>8096</text:p>
          </table:table-cell>
          <table:table-cell table:formula="of:=[.B1062]-[.B$2]" office:value-type="float" office:value="35.4333231449127" calcext:value-type="float">
            <text:p>35.4333231449</text:p>
          </table:table-cell>
          <table:table-cell table:formula="of:=[.C1062]/([.D1062]-[.D1061])" office:value-type="float" office:value="952112.300126174" calcext:value-type="float">
            <text:p>952112.300126174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442770940.89248" calcext:value-type="float">
            <text:p>1442770940.89248</text:p>
          </table:table-cell>
          <table:table-cell office:value-type="float" office:value="8096" calcext:value-type="float">
            <text:p>8096</text:p>
          </table:table-cell>
          <table:table-cell table:formula="of:=[.B1063]-[.B$2]" office:value-type="float" office:value="35.4368548393249" calcext:value-type="float">
            <text:p>35.4368548393</text:p>
          </table:table-cell>
          <table:table-cell table:formula="of:=[.C1063]/([.D1063]-[.D1062])" office:value-type="float" office:value="2292384.0669682" calcext:value-type="float">
            <text:p>2292384.0669682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442770940.9099" calcext:value-type="float">
            <text:p>1442770940.9099</text:p>
          </table:table-cell>
          <table:table-cell office:value-type="float" office:value="8096" calcext:value-type="float">
            <text:p>8096</text:p>
          </table:table-cell>
          <table:table-cell table:formula="of:=[.B1064]-[.B$2]" office:value-type="float" office:value="35.4542770385742" calcext:value-type="float">
            <text:p>35.4542770386</text:p>
          </table:table-cell>
          <table:table-cell table:formula="of:=[.C1064]/([.D1064]-[.D1063])" office:value-type="float" office:value="464694.490297507" calcext:value-type="float">
            <text:p>464694.490297507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442770940.92029" calcext:value-type="float">
            <text:p>1442770940.92029</text:p>
          </table:table-cell>
          <table:table-cell office:value-type="float" office:value="8096" calcext:value-type="float">
            <text:p>8096</text:p>
          </table:table-cell>
          <table:table-cell table:formula="of:=[.B1065]-[.B$2]" office:value-type="float" office:value="35.4646654129028" calcext:value-type="float">
            <text:p>35.4646654129</text:p>
          </table:table-cell>
          <table:table-cell table:formula="of:=[.C1065]/([.D1065]-[.D1064])" office:value-type="float" office:value="779332.717892224" calcext:value-type="float">
            <text:p>779332.717892224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442770940.92386" calcext:value-type="float">
            <text:p>1442770940.92386</text:p>
          </table:table-cell>
          <table:table-cell office:value-type="float" office:value="8096" calcext:value-type="float">
            <text:p>8096</text:p>
          </table:table-cell>
          <table:table-cell table:formula="of:=[.B1066]-[.B$2]" office:value-type="float" office:value="35.4682354927063" calcext:value-type="float">
            <text:p>35.4682354927</text:p>
          </table:table-cell>
          <table:table-cell table:formula="of:=[.C1066]/([.D1066]-[.D1065])" office:value-type="float" office:value="2267736.42206491" calcext:value-type="float">
            <text:p>2267736.42206491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442770940.92741" calcext:value-type="float">
            <text:p>1442770940.92741</text:p>
          </table:table-cell>
          <table:table-cell office:value-type="float" office:value="8096" calcext:value-type="float">
            <text:p>8096</text:p>
          </table:table-cell>
          <table:table-cell table:formula="of:=[.B1067]-[.B$2]" office:value-type="float" office:value="35.4717824459076" calcext:value-type="float">
            <text:p>35.4717824459</text:p>
          </table:table-cell>
          <table:table-cell table:formula="of:=[.C1067]/([.D1067]-[.D1066])" office:value-type="float" office:value="2282522.36230423" calcext:value-type="float">
            <text:p>2282522.36230423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442770940.94155" calcext:value-type="float">
            <text:p>1442770940.94155</text:p>
          </table:table-cell>
          <table:table-cell office:value-type="float" office:value="8096" calcext:value-type="float">
            <text:p>8096</text:p>
          </table:table-cell>
          <table:table-cell table:formula="of:=[.B1068]-[.B$2]" office:value-type="float" office:value="35.4859297275543" calcext:value-type="float">
            <text:p>35.4859297276</text:p>
          </table:table-cell>
          <table:table-cell table:formula="of:=[.C1068]/([.D1068]-[.D1067])" office:value-type="float" office:value="572265.414810071" calcext:value-type="float">
            <text:p>572265.414810071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442770940.95238" calcext:value-type="float">
            <text:p>1442770940.95238</text:p>
          </table:table-cell>
          <table:table-cell office:value-type="float" office:value="8096" calcext:value-type="float">
            <text:p>8096</text:p>
          </table:table-cell>
          <table:table-cell table:formula="of:=[.B1069]-[.B$2]" office:value-type="float" office:value="35.4967567920685" calcext:value-type="float">
            <text:p>35.4967567921</text:p>
          </table:table-cell>
          <table:table-cell table:formula="of:=[.C1069]/([.D1069]-[.D1068])" office:value-type="float" office:value="747755.773451951" calcext:value-type="float">
            <text:p>747755.773451951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442770940.96318" calcext:value-type="float">
            <text:p>1442770940.96318</text:p>
          </table:table-cell>
          <table:table-cell office:value-type="float" office:value="8096" calcext:value-type="float">
            <text:p>8096</text:p>
          </table:table-cell>
          <table:table-cell table:formula="of:=[.B1070]-[.B$2]" office:value-type="float" office:value="35.5075531005859" calcext:value-type="float">
            <text:p>35.5075531006</text:p>
          </table:table-cell>
          <table:table-cell table:formula="of:=[.C1070]/([.D1070]-[.D1069])" office:value-type="float" office:value="749885.943599143" calcext:value-type="float">
            <text:p>749885.943599143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442770940.96671" calcext:value-type="float">
            <text:p>1442770940.96671</text:p>
          </table:table-cell>
          <table:table-cell office:value-type="float" office:value="8096" calcext:value-type="float">
            <text:p>8096</text:p>
          </table:table-cell>
          <table:table-cell table:formula="of:=[.B1071]-[.B$2]" office:value-type="float" office:value="35.5110819339752" calcext:value-type="float">
            <text:p>35.511081934</text:p>
          </table:table-cell>
          <table:table-cell table:formula="of:=[.C1071]/([.D1071]-[.D1070])" office:value-type="float" office:value="2294242.63117357" calcext:value-type="float">
            <text:p>2294242.63117357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442770940.98402" calcext:value-type="float">
            <text:p>1442770940.98402</text:p>
          </table:table-cell>
          <table:table-cell office:value-type="float" office:value="8096" calcext:value-type="float">
            <text:p>8096</text:p>
          </table:table-cell>
          <table:table-cell table:formula="of:=[.B1072]-[.B$2]" office:value-type="float" office:value="35.5283918380737" calcext:value-type="float">
            <text:p>35.5283918381</text:p>
          </table:table-cell>
          <table:table-cell table:formula="of:=[.C1072]/([.D1072]-[.D1071])" office:value-type="float" office:value="467709.119237497" calcext:value-type="float">
            <text:p>467709.119237497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442770940.99434" calcext:value-type="float">
            <text:p>1442770940.99434</text:p>
          </table:table-cell>
          <table:table-cell office:value-type="float" office:value="8096" calcext:value-type="float">
            <text:p>8096</text:p>
          </table:table-cell>
          <table:table-cell table:formula="of:=[.B1073]-[.B$2]" office:value-type="float" office:value="35.5387132167816" calcext:value-type="float">
            <text:p>35.5387132168</text:p>
          </table:table-cell>
          <table:table-cell table:formula="of:=[.C1073]/([.D1073]-[.D1072])" office:value-type="float" office:value="784391.332701947" calcext:value-type="float">
            <text:p>784391.332701947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442770940.99787" calcext:value-type="float">
            <text:p>1442770940.99787</text:p>
          </table:table-cell>
          <table:table-cell office:value-type="float" office:value="8096" calcext:value-type="float">
            <text:p>8096</text:p>
          </table:table-cell>
          <table:table-cell table:formula="of:=[.B1074]-[.B$2]" office:value-type="float" office:value="35.5422432422638" calcext:value-type="float">
            <text:p>35.5422432423</text:p>
          </table:table-cell>
          <table:table-cell table:formula="of:=[.C1074]/([.D1074]-[.D1073])" office:value-type="float" office:value="2293467.86329866" calcext:value-type="float">
            <text:p>2293467.86329866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442770941.01519" calcext:value-type="float">
            <text:p>1442770941.01519</text:p>
          </table:table-cell>
          <table:table-cell office:value-type="float" office:value="8096" calcext:value-type="float">
            <text:p>8096</text:p>
          </table:table-cell>
          <table:table-cell table:formula="of:=[.B1075]-[.B$2]" office:value-type="float" office:value="35.5595641136169" calcext:value-type="float">
            <text:p>35.5595641136</text:p>
          </table:table-cell>
          <table:table-cell table:formula="of:=[.C1075]/([.D1075]-[.D1074])" office:value-type="float" office:value="467412.974493799" calcext:value-type="float">
            <text:p>467412.974493799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442770941.01865" calcext:value-type="float">
            <text:p>1442770941.01865</text:p>
          </table:table-cell>
          <table:table-cell office:value-type="float" office:value="8096" calcext:value-type="float">
            <text:p>8096</text:p>
          </table:table-cell>
          <table:table-cell table:formula="of:=[.B1076]-[.B$2]" office:value-type="float" office:value="35.5630304813385" calcext:value-type="float">
            <text:p>35.5630304813</text:p>
          </table:table-cell>
          <table:table-cell table:formula="of:=[.C1076]/([.D1076]-[.D1075])" office:value-type="float" office:value="2335586.02269757" calcext:value-type="float">
            <text:p>2335586.02269757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442770941.03584" calcext:value-type="float">
            <text:p>1442770941.03584</text:p>
          </table:table-cell>
          <table:table-cell office:value-type="float" office:value="8096" calcext:value-type="float">
            <text:p>8096</text:p>
          </table:table-cell>
          <table:table-cell table:formula="of:=[.B1077]-[.B$2]" office:value-type="float" office:value="35.5802140235901" calcext:value-type="float">
            <text:p>35.5802140236</text:p>
          </table:table-cell>
          <table:table-cell table:formula="of:=[.C1077]/([.D1077]-[.D1076])" office:value-type="float" office:value="471148.49089118" calcext:value-type="float">
            <text:p>471148.49089118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442770941.03926" calcext:value-type="float">
            <text:p>1442770941.03926</text:p>
          </table:table-cell>
          <table:table-cell office:value-type="float" office:value="8096" calcext:value-type="float">
            <text:p>8096</text:p>
          </table:table-cell>
          <table:table-cell table:formula="of:=[.B1078]-[.B$2]" office:value-type="float" office:value="35.5836391448975" calcext:value-type="float">
            <text:p>35.5836391449</text:p>
          </table:table-cell>
          <table:table-cell table:formula="of:=[.C1078]/([.D1078]-[.D1077])" office:value-type="float" office:value="2363711.90199081" calcext:value-type="float">
            <text:p>2363711.90199081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442770941.04782" calcext:value-type="float">
            <text:p>1442770941.04782</text:p>
          </table:table-cell>
          <table:table-cell office:value-type="float" office:value="8096" calcext:value-type="float">
            <text:p>8096</text:p>
          </table:table-cell>
          <table:table-cell table:formula="of:=[.B1079]-[.B$2]" office:value-type="float" office:value="35.5921976566315" calcext:value-type="float">
            <text:p>35.5921976566</text:p>
          </table:table-cell>
          <table:table-cell table:formula="of:=[.C1079]/([.D1079]-[.D1078])" office:value-type="float" office:value="945958.859626153" calcext:value-type="float">
            <text:p>945958.859626153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442770941.05668" calcext:value-type="float">
            <text:p>1442770941.05668</text:p>
          </table:table-cell>
          <table:table-cell office:value-type="float" office:value="8096" calcext:value-type="float">
            <text:p>8096</text:p>
          </table:table-cell>
          <table:table-cell table:formula="of:=[.B1080]-[.B$2]" office:value-type="float" office:value="35.6010608673096" calcext:value-type="float">
            <text:p>35.6010608673</text:p>
          </table:table-cell>
          <table:table-cell table:formula="of:=[.C1080]/([.D1080]-[.D1079])" office:value-type="float" office:value="913438.740659045" calcext:value-type="float">
            <text:p>913438.740659045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442770941.06011" calcext:value-type="float">
            <text:p>1442770941.06011</text:p>
          </table:table-cell>
          <table:table-cell office:value-type="float" office:value="8096" calcext:value-type="float">
            <text:p>8096</text:p>
          </table:table-cell>
          <table:table-cell table:formula="of:=[.B1081]-[.B$2]" office:value-type="float" office:value="35.604483127594" calcext:value-type="float">
            <text:p>35.6044831276</text:p>
          </table:table-cell>
          <table:table-cell table:formula="of:=[.C1081]/([.D1081]-[.D1080])" office:value-type="float" office:value="2365687.97436255" calcext:value-type="float">
            <text:p>2365687.9743625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442770941.07981" calcext:value-type="float">
            <text:p>1442770941.07981</text:p>
          </table:table-cell>
          <table:table-cell office:value-type="float" office:value="8096" calcext:value-type="float">
            <text:p>8096</text:p>
          </table:table-cell>
          <table:table-cell table:formula="of:=[.B1082]-[.B$2]" office:value-type="float" office:value="35.6241867542267" calcext:value-type="float">
            <text:p>35.6241867542</text:p>
          </table:table-cell>
          <table:table-cell table:formula="of:=[.C1082]/([.D1082]-[.D1081])" office:value-type="float" office:value="410888.825236257" calcext:value-type="float">
            <text:p>410888.825236257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442770941.08772" calcext:value-type="float">
            <text:p>1442770941.08772</text:p>
          </table:table-cell>
          <table:table-cell office:value-type="float" office:value="8096" calcext:value-type="float">
            <text:p>8096</text:p>
          </table:table-cell>
          <table:table-cell table:formula="of:=[.B1083]-[.B$2]" office:value-type="float" office:value="35.6320955753326" calcext:value-type="float">
            <text:p>35.6320955753</text:p>
          </table:table-cell>
          <table:table-cell table:formula="of:=[.C1083]/([.D1083]-[.D1082])" office:value-type="float" office:value="1023667.10430484" calcext:value-type="float">
            <text:p>1023667.10430484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442770941.09115" calcext:value-type="float">
            <text:p>1442770941.09115</text:p>
          </table:table-cell>
          <table:table-cell office:value-type="float" office:value="8096" calcext:value-type="float">
            <text:p>8096</text:p>
          </table:table-cell>
          <table:table-cell table:formula="of:=[.B1084]-[.B$2]" office:value-type="float" office:value="35.6355209350586" calcext:value-type="float">
            <text:p>35.6355209351</text:p>
          </table:table-cell>
          <table:table-cell table:formula="of:=[.C1084]/([.D1084]-[.D1083])" office:value-type="float" office:value="2363547.37829749" calcext:value-type="float">
            <text:p>2363547.37829749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442770941.10097" calcext:value-type="float">
            <text:p>1442770941.10097</text:p>
          </table:table-cell>
          <table:table-cell office:value-type="float" office:value="8096" calcext:value-type="float">
            <text:p>8096</text:p>
          </table:table-cell>
          <table:table-cell table:formula="of:=[.B1085]-[.B$2]" office:value-type="float" office:value="35.6453428268433" calcext:value-type="float">
            <text:p>35.6453428268</text:p>
          </table:table-cell>
          <table:table-cell table:formula="of:=[.C1085]/([.D1085]-[.D1084])" office:value-type="float" office:value="824281.123992621" calcext:value-type="float">
            <text:p>824281.123992621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442770941.11933" calcext:value-type="float">
            <text:p>1442770941.11933</text:p>
          </table:table-cell>
          <table:table-cell office:value-type="float" office:value="8096" calcext:value-type="float">
            <text:p>8096</text:p>
          </table:table-cell>
          <table:table-cell table:formula="of:=[.B1086]-[.B$2]" office:value-type="float" office:value="35.6637020111084" calcext:value-type="float">
            <text:p>35.6637020111</text:p>
          </table:table-cell>
          <table:table-cell table:formula="of:=[.C1086]/([.D1086]-[.D1085])" office:value-type="float" office:value="440978.19832736" calcext:value-type="float">
            <text:p>440978.19832736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442770941.12994" calcext:value-type="float">
            <text:p>1442770941.12994</text:p>
          </table:table-cell>
          <table:table-cell office:value-type="float" office:value="8096" calcext:value-type="float">
            <text:p>8096</text:p>
          </table:table-cell>
          <table:table-cell table:formula="of:=[.B1087]-[.B$2]" office:value-type="float" office:value="35.674313545227" calcext:value-type="float">
            <text:p>35.6743135452</text:p>
          </table:table-cell>
          <table:table-cell table:formula="of:=[.C1087]/([.D1087]-[.D1086])" office:value-type="float" office:value="762943.407567179" calcext:value-type="float">
            <text:p>762943.407567179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442770941.13336" calcext:value-type="float">
            <text:p>1442770941.13336</text:p>
          </table:table-cell>
          <table:table-cell office:value-type="float" office:value="8096" calcext:value-type="float">
            <text:p>8096</text:p>
          </table:table-cell>
          <table:table-cell table:formula="of:=[.B1088]-[.B$2]" office:value-type="float" office:value="35.6777367591858" calcext:value-type="float">
            <text:p>35.6777367592</text:p>
          </table:table-cell>
          <table:table-cell table:formula="of:=[.C1088]/([.D1088]-[.D1087])" office:value-type="float" office:value="2365028.9165622" calcext:value-type="float">
            <text:p>2365028.9165622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442770941.14073" calcext:value-type="float">
            <text:p>1442770941.14073</text:p>
          </table:table-cell>
          <table:table-cell office:value-type="float" office:value="8096" calcext:value-type="float">
            <text:p>8096</text:p>
          </table:table-cell>
          <table:table-cell table:formula="of:=[.B1089]-[.B$2]" office:value-type="float" office:value="35.6851034164429" calcext:value-type="float">
            <text:p>35.6851034164</text:p>
          </table:table-cell>
          <table:table-cell table:formula="of:=[.C1089]/([.D1089]-[.D1088])" office:value-type="float" office:value="1099005.92866852" calcext:value-type="float">
            <text:p>1099005.92866852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442770941.15437" calcext:value-type="float">
            <text:p>1442770941.15437</text:p>
          </table:table-cell>
          <table:table-cell office:value-type="float" office:value="8096" calcext:value-type="float">
            <text:p>8096</text:p>
          </table:table-cell>
          <table:table-cell table:formula="of:=[.B1090]-[.B$2]" office:value-type="float" office:value="35.6987483501434" calcext:value-type="float">
            <text:p>35.6987483501</text:p>
          </table:table-cell>
          <table:table-cell table:formula="of:=[.C1090]/([.D1090]-[.D1089])" office:value-type="float" office:value="593333.77337457" calcext:value-type="float">
            <text:p>593333.77337457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442770941.1621" calcext:value-type="float">
            <text:p>1442770941.1621</text:p>
          </table:table-cell>
          <table:table-cell office:value-type="float" office:value="8096" calcext:value-type="float">
            <text:p>8096</text:p>
          </table:table-cell>
          <table:table-cell table:formula="of:=[.B1091]-[.B$2]" office:value-type="float" office:value="35.7064778804779" calcext:value-type="float">
            <text:p>35.7064778805</text:p>
          </table:table-cell>
          <table:table-cell table:formula="of:=[.C1091]/([.D1091]-[.D1090])" office:value-type="float" office:value="1047411.63429982" calcext:value-type="float">
            <text:p>1047411.63429982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442770941.18554" calcext:value-type="float">
            <text:p>1442770941.18554</text:p>
          </table:table-cell>
          <table:table-cell office:value-type="float" office:value="8096" calcext:value-type="float">
            <text:p>8096</text:p>
          </table:table-cell>
          <table:table-cell table:formula="of:=[.B1092]-[.B$2]" office:value-type="float" office:value="35.7299172878265" calcext:value-type="float">
            <text:p>35.7299172878</text:p>
          </table:table-cell>
          <table:table-cell table:formula="of:=[.C1092]/([.D1092]-[.D1091])" office:value-type="float" office:value="345401.224509724" calcext:value-type="float">
            <text:p>345401.22450972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442770941.18897" calcext:value-type="float">
            <text:p>1442770941.18897</text:p>
          </table:table-cell>
          <table:table-cell office:value-type="float" office:value="8096" calcext:value-type="float">
            <text:p>8096</text:p>
          </table:table-cell>
          <table:table-cell table:formula="of:=[.B1093]-[.B$2]" office:value-type="float" office:value="35.7333431243896" calcext:value-type="float">
            <text:p>35.7333431244</text:p>
          </table:table-cell>
          <table:table-cell table:formula="of:=[.C1093]/([.D1093]-[.D1092])" office:value-type="float" office:value="2363218.39961027" calcext:value-type="float">
            <text:p>2363218.39961027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442770941.20464" calcext:value-type="float">
            <text:p>1442770941.20464</text:p>
          </table:table-cell>
          <table:table-cell office:value-type="float" office:value="8096" calcext:value-type="float">
            <text:p>8096</text:p>
          </table:table-cell>
          <table:table-cell table:formula="of:=[.B1094]-[.B$2]" office:value-type="float" office:value="35.749020576477" calcext:value-type="float">
            <text:p>35.7490205765</text:p>
          </table:table-cell>
          <table:table-cell table:formula="of:=[.C1094]/([.D1094]-[.D1093])" office:value-type="float" office:value="516410.444430927" calcext:value-type="float">
            <text:p>516410.444430927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442770941.2152" calcext:value-type="float">
            <text:p>1442770941.2152</text:p>
          </table:table-cell>
          <table:table-cell office:value-type="float" office:value="8096" calcext:value-type="float">
            <text:p>8096</text:p>
          </table:table-cell>
          <table:table-cell table:formula="of:=[.B1095]-[.B$2]" office:value-type="float" office:value="35.7595739364624" calcext:value-type="float">
            <text:p>35.7595739365</text:p>
          </table:table-cell>
          <table:table-cell table:formula="of:=[.C1095]/([.D1095]-[.D1094])" office:value-type="float" office:value="767149.041749503" calcext:value-type="float">
            <text:p>767149.041749503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442770941.2186" calcext:value-type="float">
            <text:p>1442770941.2186</text:p>
          </table:table-cell>
          <table:table-cell office:value-type="float" office:value="8096" calcext:value-type="float">
            <text:p>8096</text:p>
          </table:table-cell>
          <table:table-cell table:formula="of:=[.B1096]-[.B$2]" office:value-type="float" office:value="35.7629797458649" calcext:value-type="float">
            <text:p>35.7629797459</text:p>
          </table:table-cell>
          <table:table-cell table:formula="of:=[.C1096]/([.D1096]-[.D1095])" office:value-type="float" office:value="2377114.81862093" calcext:value-type="float">
            <text:p>2377114.81862093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442770941.22797" calcext:value-type="float">
            <text:p>1442770941.22797</text:p>
          </table:table-cell>
          <table:table-cell office:value-type="float" office:value="8096" calcext:value-type="float">
            <text:p>8096</text:p>
          </table:table-cell>
          <table:table-cell table:formula="of:=[.B1097]-[.B$2]" office:value-type="float" office:value="35.772341966629" calcext:value-type="float">
            <text:p>35.7723419666</text:p>
          </table:table-cell>
          <table:table-cell table:formula="of:=[.C1097]/([.D1097]-[.D1096])" office:value-type="float" office:value="864752.092900071" calcext:value-type="float">
            <text:p>864752.092900071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442770941.2467" calcext:value-type="float">
            <text:p>1442770941.2467</text:p>
          </table:table-cell>
          <table:table-cell office:value-type="float" office:value="8096" calcext:value-type="float">
            <text:p>8096</text:p>
          </table:table-cell>
          <table:table-cell table:formula="of:=[.B1098]-[.B$2]" office:value-type="float" office:value="35.7910735607147" calcext:value-type="float">
            <text:p>35.7910735607</text:p>
          </table:table-cell>
          <table:table-cell table:formula="of:=[.C1098]/([.D1098]-[.D1097])" office:value-type="float" office:value="432210.946007179" calcext:value-type="float">
            <text:p>432210.946007179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442770941.25945" calcext:value-type="float">
            <text:p>1442770941.25945</text:p>
          </table:table-cell>
          <table:table-cell office:value-type="float" office:value="8096" calcext:value-type="float">
            <text:p>8096</text:p>
          </table:table-cell>
          <table:table-cell table:formula="of:=[.B1099]-[.B$2]" office:value-type="float" office:value="35.8038263320923" calcext:value-type="float">
            <text:p>35.8038263321</text:p>
          </table:table-cell>
          <table:table-cell table:formula="of:=[.C1099]/([.D1099]-[.D1098])" office:value-type="float" office:value="634842.40094225" calcext:value-type="float">
            <text:p>634842.40094225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442770941.26287" calcext:value-type="float">
            <text:p>1442770941.26287</text:p>
          </table:table-cell>
          <table:table-cell office:value-type="float" office:value="8096" calcext:value-type="float">
            <text:p>8096</text:p>
          </table:table-cell>
          <table:table-cell table:formula="of:=[.B1100]-[.B$2]" office:value-type="float" office:value="35.8072421550751" calcext:value-type="float">
            <text:p>35.8072421551</text:p>
          </table:table-cell>
          <table:table-cell table:formula="of:=[.C1100]/([.D1100]-[.D1099])" office:value-type="float" office:value="2370146.24024569" calcext:value-type="float">
            <text:p>2370146.24024569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442770941.26783" calcext:value-type="float">
            <text:p>1442770941.26783</text:p>
          </table:table-cell>
          <table:table-cell office:value-type="float" office:value="8096" calcext:value-type="float">
            <text:p>8096</text:p>
          </table:table-cell>
          <table:table-cell table:formula="of:=[.B1101]-[.B$2]" office:value-type="float" office:value="35.8122093677521" calcext:value-type="float">
            <text:p>35.8122093678</text:p>
          </table:table-cell>
          <table:table-cell table:formula="of:=[.C1101]/([.D1101]-[.D1100])" office:value-type="float" office:value="1629887.93241816" calcext:value-type="float">
            <text:p>1629887.9324181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42770941.2997" calcext:value-type="float">
            <text:p>1442770941.2997</text:p>
          </table:table-cell>
          <table:table-cell office:value-type="float" office:value="8096" calcext:value-type="float">
            <text:p>8096</text:p>
          </table:table-cell>
          <table:table-cell table:formula="of:=[.B1102]-[.B$2]" office:value-type="float" office:value="35.8440737724304" calcext:value-type="float">
            <text:p>35.8440737724</text:p>
          </table:table-cell>
          <table:table-cell table:formula="of:=[.C1102]/([.D1102]-[.D1101])" office:value-type="float" office:value="254076.612499906" calcext:value-type="float">
            <text:p>254076.612499906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442770941.30313" calcext:value-type="float">
            <text:p>1442770941.30313</text:p>
          </table:table-cell>
          <table:table-cell office:value-type="float" office:value="8096" calcext:value-type="float">
            <text:p>8096</text:p>
          </table:table-cell>
          <table:table-cell table:formula="of:=[.B1103]-[.B$2]" office:value-type="float" office:value="35.8475046157837" calcext:value-type="float">
            <text:p>35.8475046158</text:p>
          </table:table-cell>
          <table:table-cell table:formula="of:=[.C1103]/([.D1103]-[.D1102])" office:value-type="float" office:value="2359769.64447533" calcext:value-type="float">
            <text:p>2359769.64447533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442770941.31021" calcext:value-type="float">
            <text:p>1442770941.31021</text:p>
          </table:table-cell>
          <table:table-cell office:value-type="float" office:value="8096" calcext:value-type="float">
            <text:p>8096</text:p>
          </table:table-cell>
          <table:table-cell table:formula="of:=[.B1104]-[.B$2]" office:value-type="float" office:value="35.8545818328857" calcext:value-type="float">
            <text:p>35.8545818329</text:p>
          </table:table-cell>
          <table:table-cell table:formula="of:=[.C1104]/([.D1104]-[.D1103])" office:value-type="float" office:value="1143952.47217356" calcext:value-type="float">
            <text:p>1143952.47217356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442770941.32321" calcext:value-type="float">
            <text:p>1442770941.32321</text:p>
          </table:table-cell>
          <table:table-cell office:value-type="float" office:value="8096" calcext:value-type="float">
            <text:p>8096</text:p>
          </table:table-cell>
          <table:table-cell table:formula="of:=[.B1105]-[.B$2]" office:value-type="float" office:value="35.8675849437714" calcext:value-type="float">
            <text:p>35.8675849438</text:p>
          </table:table-cell>
          <table:table-cell table:formula="of:=[.C1105]/([.D1105]-[.D1104])" office:value-type="float" office:value="622620.238434882" calcext:value-type="float">
            <text:p>622620.238434882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442770941.32664" calcext:value-type="float">
            <text:p>1442770941.32664</text:p>
          </table:table-cell>
          <table:table-cell office:value-type="float" office:value="8096" calcext:value-type="float">
            <text:p>8096</text:p>
          </table:table-cell>
          <table:table-cell table:formula="of:=[.B1106]-[.B$2]" office:value-type="float" office:value="35.871013879776" calcext:value-type="float">
            <text:p>35.8710138798</text:p>
          </table:table-cell>
          <table:table-cell table:formula="of:=[.C1106]/([.D1106]-[.D1105])" office:value-type="float" office:value="2361082.26839104" calcext:value-type="float">
            <text:p>2361082.26839104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442770941.3417" calcext:value-type="float">
            <text:p>1442770941.3417</text:p>
          </table:table-cell>
          <table:table-cell office:value-type="float" office:value="8096" calcext:value-type="float">
            <text:p>8096</text:p>
          </table:table-cell>
          <table:table-cell table:formula="of:=[.B1107]-[.B$2]" office:value-type="float" office:value="35.8860719203949" calcext:value-type="float">
            <text:p>35.8860719204</text:p>
          </table:table-cell>
          <table:table-cell table:formula="of:=[.C1107]/([.D1107]-[.D1106])" office:value-type="float" office:value="537652.952658412" calcext:value-type="float">
            <text:p>537652.952658412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442770941.35532" calcext:value-type="float">
            <text:p>1442770941.35532</text:p>
          </table:table-cell>
          <table:table-cell office:value-type="float" office:value="8096" calcext:value-type="float">
            <text:p>8096</text:p>
          </table:table-cell>
          <table:table-cell table:formula="of:=[.B1108]-[.B$2]" office:value-type="float" office:value="35.8996987342834" calcext:value-type="float">
            <text:p>35.8996987343</text:p>
          </table:table-cell>
          <table:table-cell table:formula="of:=[.C1108]/([.D1108]-[.D1107])" office:value-type="float" office:value="594122.739637827" calcext:value-type="float">
            <text:p>594122.739637827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442770941.35874" calcext:value-type="float">
            <text:p>1442770941.35874</text:p>
          </table:table-cell>
          <table:table-cell office:value-type="float" office:value="8096" calcext:value-type="float">
            <text:p>8096</text:p>
          </table:table-cell>
          <table:table-cell table:formula="of:=[.B1109]-[.B$2]" office:value-type="float" office:value="35.9031183719635" calcext:value-type="float">
            <text:p>35.903118372</text:p>
          </table:table-cell>
          <table:table-cell table:formula="of:=[.C1109]/([.D1109]-[.D1108])" office:value-type="float" office:value="2367502.27874224" calcext:value-type="float">
            <text:p>2367502.27874224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442770941.36576" calcext:value-type="float">
            <text:p>1442770941.36576</text:p>
          </table:table-cell>
          <table:table-cell office:value-type="float" office:value="8096" calcext:value-type="float">
            <text:p>8096</text:p>
          </table:table-cell>
          <table:table-cell table:formula="of:=[.B1110]-[.B$2]" office:value-type="float" office:value="35.910138130188" calcext:value-type="float">
            <text:p>35.9101381302</text:p>
          </table:table-cell>
          <table:table-cell table:formula="of:=[.C1110]/([.D1110]-[.D1109])" office:value-type="float" office:value="1153316.07458479" calcext:value-type="float">
            <text:p>1153316.07458479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442770941.38366" calcext:value-type="float">
            <text:p>1442770941.38366</text:p>
          </table:table-cell>
          <table:table-cell office:value-type="float" office:value="8096" calcext:value-type="float">
            <text:p>8096</text:p>
          </table:table-cell>
          <table:table-cell table:formula="of:=[.B1111]-[.B$2]" office:value-type="float" office:value="35.9280307292938" calcext:value-type="float">
            <text:p>35.9280307293</text:p>
          </table:table-cell>
          <table:table-cell table:formula="of:=[.C1111]/([.D1111]-[.D1110])" office:value-type="float" office:value="452477.583167882" calcext:value-type="float">
            <text:p>452477.583167882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442770941.39817" calcext:value-type="float">
            <text:p>1442770941.39817</text:p>
          </table:table-cell>
          <table:table-cell office:value-type="float" office:value="8096" calcext:value-type="float">
            <text:p>8096</text:p>
          </table:table-cell>
          <table:table-cell table:formula="of:=[.B1112]-[.B$2]" office:value-type="float" office:value="35.9425446987152" calcext:value-type="float">
            <text:p>35.9425446987</text:p>
          </table:table-cell>
          <table:table-cell table:formula="of:=[.C1112]/([.D1112]-[.D1111])" office:value-type="float" office:value="557807.431237269" calcext:value-type="float">
            <text:p>557807.431237269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442770941.40155" calcext:value-type="float">
            <text:p>1442770941.40155</text:p>
          </table:table-cell>
          <table:table-cell office:value-type="float" office:value="8096" calcext:value-type="float">
            <text:p>8096</text:p>
          </table:table-cell>
          <table:table-cell table:formula="of:=[.B1113]-[.B$2]" office:value-type="float" office:value="35.9459218978882" calcext:value-type="float">
            <text:p>35.9459218979</text:p>
          </table:table-cell>
          <table:table-cell table:formula="of:=[.C1113]/([.D1113]-[.D1112])" office:value-type="float" office:value="2397252.74860572" calcext:value-type="float">
            <text:p>2397252.74860572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442770941.41496" calcext:value-type="float">
            <text:p>1442770941.41496</text:p>
          </table:table-cell>
          <table:table-cell office:value-type="float" office:value="8096" calcext:value-type="float">
            <text:p>8096</text:p>
          </table:table-cell>
          <table:table-cell table:formula="of:=[.B1114]-[.B$2]" office:value-type="float" office:value="35.9593396186829" calcext:value-type="float">
            <text:p>35.9593396187</text:p>
          </table:table-cell>
          <table:table-cell table:formula="of:=[.C1114]/([.D1114]-[.D1113])" office:value-type="float" office:value="603381.164646931" calcext:value-type="float">
            <text:p>603381.164646931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442770941.41909" calcext:value-type="float">
            <text:p>1442770941.41909</text:p>
          </table:table-cell>
          <table:table-cell office:value-type="float" office:value="8096" calcext:value-type="float">
            <text:p>8096</text:p>
          </table:table-cell>
          <table:table-cell table:formula="of:=[.B1115]-[.B$2]" office:value-type="float" office:value="35.9634697437286" calcext:value-type="float">
            <text:p>35.9634697437</text:p>
          </table:table-cell>
          <table:table-cell table:formula="of:=[.C1115]/([.D1115]-[.D1114])" office:value-type="float" office:value="1960231.20614212" calcext:value-type="float">
            <text:p>1960231.20614212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442770941.4225" calcext:value-type="float">
            <text:p>1442770941.4225</text:p>
          </table:table-cell>
          <table:table-cell office:value-type="float" office:value="8096" calcext:value-type="float">
            <text:p>8096</text:p>
          </table:table-cell>
          <table:table-cell table:formula="of:=[.B1116]-[.B$2]" office:value-type="float" office:value="35.966878414154" calcext:value-type="float">
            <text:p>35.9668784142</text:p>
          </table:table-cell>
          <table:table-cell table:formula="of:=[.C1116]/([.D1116]-[.D1115])" office:value-type="float" office:value="2375119.61838148" calcext:value-type="float">
            <text:p>2375119.61838148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442770941.4357" calcext:value-type="float">
            <text:p>1442770941.4357</text:p>
          </table:table-cell>
          <table:table-cell office:value-type="float" office:value="8096" calcext:value-type="float">
            <text:p>8096</text:p>
          </table:table-cell>
          <table:table-cell table:formula="of:=[.B1117]-[.B$2]" office:value-type="float" office:value="35.9800755977631" calcext:value-type="float">
            <text:p>35.9800755978</text:p>
          </table:table-cell>
          <table:table-cell table:formula="of:=[.C1117]/([.D1117]-[.D1116])" office:value-type="float" office:value="613464.223872238" calcext:value-type="float">
            <text:p>613464.223872238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442770941.46065" calcext:value-type="float">
            <text:p>1442770941.46065</text:p>
          </table:table-cell>
          <table:table-cell office:value-type="float" office:value="8096" calcext:value-type="float">
            <text:p>8096</text:p>
          </table:table-cell>
          <table:table-cell table:formula="of:=[.B1118]-[.B$2]" office:value-type="float" office:value="36.0050234794617" calcext:value-type="float">
            <text:p>36.0050234795</text:p>
          </table:table-cell>
          <table:table-cell table:formula="of:=[.C1118]/([.D1118]-[.D1117])" office:value-type="float" office:value="324516.53001271" calcext:value-type="float">
            <text:p>324516.53001271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442770941.46406" calcext:value-type="float">
            <text:p>1442770941.46406</text:p>
          </table:table-cell>
          <table:table-cell office:value-type="float" office:value="8096" calcext:value-type="float">
            <text:p>8096</text:p>
          </table:table-cell>
          <table:table-cell table:formula="of:=[.B1119]-[.B$2]" office:value-type="float" office:value="36.0084388256073" calcext:value-type="float">
            <text:p>36.0084388256</text:p>
          </table:table-cell>
          <table:table-cell table:formula="of:=[.C1119]/([.D1119]-[.D1118])" office:value-type="float" office:value="2370477.15071553" calcext:value-type="float">
            <text:p>2370477.15071553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442770941.46748" calcext:value-type="float">
            <text:p>1442770941.46748</text:p>
          </table:table-cell>
          <table:table-cell office:value-type="float" office:value="8096" calcext:value-type="float">
            <text:p>8096</text:p>
          </table:table-cell>
          <table:table-cell table:formula="of:=[.B1120]-[.B$2]" office:value-type="float" office:value="36.0118515491486" calcext:value-type="float">
            <text:p>36.0118515491</text:p>
          </table:table-cell>
          <table:table-cell table:formula="of:=[.C1120]/([.D1120]-[.D1119])" office:value-type="float" office:value="2372298.81123376" calcext:value-type="float">
            <text:p>2372298.81123376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442770941.47744" calcext:value-type="float">
            <text:p>1442770941.47744</text:p>
          </table:table-cell>
          <table:table-cell office:value-type="float" office:value="8096" calcext:value-type="float">
            <text:p>8096</text:p>
          </table:table-cell>
          <table:table-cell table:formula="of:=[.B1121]-[.B$2]" office:value-type="float" office:value="36.0218133926392" calcext:value-type="float">
            <text:p>36.0218133926</text:p>
          </table:table-cell>
          <table:table-cell table:formula="of:=[.C1121]/([.D1121]-[.D1120])" office:value-type="float" office:value="812700.983270708" calcext:value-type="float">
            <text:p>812700.983270708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442770941.49215" calcext:value-type="float">
            <text:p>1442770941.49215</text:p>
          </table:table-cell>
          <table:table-cell office:value-type="float" office:value="8096" calcext:value-type="float">
            <text:p>8096</text:p>
          </table:table-cell>
          <table:table-cell table:formula="of:=[.B1122]-[.B$2]" office:value-type="float" office:value="36.0365209579468" calcext:value-type="float">
            <text:p>36.0365209579</text:p>
          </table:table-cell>
          <table:table-cell table:formula="of:=[.C1122]/([.D1122]-[.D1121])" office:value-type="float" office:value="550465.004279601" calcext:value-type="float">
            <text:p>550465.00427960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442770941.49555" calcext:value-type="float">
            <text:p>1442770941.49555</text:p>
          </table:table-cell>
          <table:table-cell office:value-type="float" office:value="8096" calcext:value-type="float">
            <text:p>8096</text:p>
          </table:table-cell>
          <table:table-cell table:formula="of:=[.B1123]-[.B$2]" office:value-type="float" office:value="36.0399258136749" calcext:value-type="float">
            <text:p>36.0399258137</text:p>
          </table:table-cell>
          <table:table-cell table:formula="of:=[.C1123]/([.D1123]-[.D1122])" office:value-type="float" office:value="2377780.63048806" calcext:value-type="float">
            <text:p>2377780.63048806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442770941.50247" calcext:value-type="float">
            <text:p>1442770941.50247</text:p>
          </table:table-cell>
          <table:table-cell office:value-type="float" office:value="8096" calcext:value-type="float">
            <text:p>8096</text:p>
          </table:table-cell>
          <table:table-cell table:formula="of:=[.B1124]-[.B$2]" office:value-type="float" office:value="36.0468497276306" calcext:value-type="float">
            <text:p>36.0468497276</text:p>
          </table:table-cell>
          <table:table-cell table:formula="of:=[.C1124]/([.D1124]-[.D1123])" office:value-type="float" office:value="1169280.85065941" calcext:value-type="float">
            <text:p>1169280.85065941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442770941.53399" calcext:value-type="float">
            <text:p>1442770941.53399</text:p>
          </table:table-cell>
          <table:table-cell office:value-type="float" office:value="8096" calcext:value-type="float">
            <text:p>8096</text:p>
          </table:table-cell>
          <table:table-cell table:formula="of:=[.B1125]-[.B$2]" office:value-type="float" office:value="36.0783698558807" calcext:value-type="float">
            <text:p>36.0783698559</text:p>
          </table:table-cell>
          <table:table-cell table:formula="of:=[.C1125]/([.D1125]-[.D1124])" office:value-type="float" office:value="256851.746787187" calcext:value-type="float">
            <text:p>256851.746787187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442770941.53741" calcext:value-type="float">
            <text:p>1442770941.53741</text:p>
          </table:table-cell>
          <table:table-cell office:value-type="float" office:value="8096" calcext:value-type="float">
            <text:p>8096</text:p>
          </table:table-cell>
          <table:table-cell table:formula="of:=[.B1126]-[.B$2]" office:value-type="float" office:value="36.0817892551422" calcext:value-type="float">
            <text:p>36.0817892551</text:p>
          </table:table-cell>
          <table:table-cell table:formula="of:=[.C1126]/([.D1126]-[.D1125])" office:value-type="float" office:value="2367667.35350718" calcext:value-type="float">
            <text:p>2367667.353507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442770941.54436" calcext:value-type="float">
            <text:p>1442770941.54436</text:p>
          </table:table-cell>
          <table:table-cell office:value-type="float" office:value="8096" calcext:value-type="float">
            <text:p>8096</text:p>
          </table:table-cell>
          <table:table-cell table:formula="of:=[.B1127]-[.B$2]" office:value-type="float" office:value="36.0887341499329" calcext:value-type="float">
            <text:p>36.0887341499</text:p>
          </table:table-cell>
          <table:table-cell table:formula="of:=[.C1127]/([.D1127]-[.D1126])" office:value-type="float" office:value="1165748.40138693" calcext:value-type="float">
            <text:p>1165748.40138693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442770941.57176" calcext:value-type="float">
            <text:p>1442770941.57176</text:p>
          </table:table-cell>
          <table:table-cell office:value-type="float" office:value="8096" calcext:value-type="float">
            <text:p>8096</text:p>
          </table:table-cell>
          <table:table-cell table:formula="of:=[.B1128]-[.B$2]" office:value-type="float" office:value="36.1161367893219" calcext:value-type="float">
            <text:p>36.1161367893</text:p>
          </table:table-cell>
          <table:table-cell table:formula="of:=[.C1128]/([.D1128]-[.D1127])" office:value-type="float" office:value="295445.992813329" calcext:value-type="float">
            <text:p>295445.992813329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442770941.57517" calcext:value-type="float">
            <text:p>1442770941.57517</text:p>
          </table:table-cell>
          <table:table-cell office:value-type="float" office:value="8096" calcext:value-type="float">
            <text:p>8096</text:p>
          </table:table-cell>
          <table:table-cell table:formula="of:=[.B1129]-[.B$2]" office:value-type="float" office:value="36.1195483207703" calcext:value-type="float">
            <text:p>36.1195483208</text:p>
          </table:table-cell>
          <table:table-cell table:formula="of:=[.C1129]/([.D1129]-[.D1128])" office:value-type="float" office:value="2373127.76462366" calcext:value-type="float">
            <text:p>2373127.76462366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442770941.57864" calcext:value-type="float">
            <text:p>1442770941.57864</text:p>
          </table:table-cell>
          <table:table-cell office:value-type="float" office:value="8096" calcext:value-type="float">
            <text:p>8096</text:p>
          </table:table-cell>
          <table:table-cell table:formula="of:=[.B1130]-[.B$2]" office:value-type="float" office:value="36.1230180263519" calcext:value-type="float">
            <text:p>36.1230180264</text:p>
          </table:table-cell>
          <table:table-cell table:formula="of:=[.C1130]/([.D1130]-[.D1129])" office:value-type="float" office:value="2333339.1866969" calcext:value-type="float">
            <text:p>2333339.1866969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442770941.58208" calcext:value-type="float">
            <text:p>1442770941.58208</text:p>
          </table:table-cell>
          <table:table-cell office:value-type="float" office:value="8096" calcext:value-type="float">
            <text:p>8096</text:p>
          </table:table-cell>
          <table:table-cell table:formula="of:=[.B1131]-[.B$2]" office:value-type="float" office:value="36.126455783844" calcext:value-type="float">
            <text:p>36.1264557838</text:p>
          </table:table-cell>
          <table:table-cell table:formula="of:=[.C1131]/([.D1131]-[.D1130])" office:value-type="float" office:value="2355023.59275955" calcext:value-type="float">
            <text:p>2355023.59275955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442770941.60697" calcext:value-type="float">
            <text:p>1442770941.60697</text:p>
          </table:table-cell>
          <table:table-cell office:value-type="float" office:value="8096" calcext:value-type="float">
            <text:p>8096</text:p>
          </table:table-cell>
          <table:table-cell table:formula="of:=[.B1132]-[.B$2]" office:value-type="float" office:value="36.1513500213623" calcext:value-type="float">
            <text:p>36.1513500214</text:p>
          </table:table-cell>
          <table:table-cell table:formula="of:=[.C1132]/([.D1132]-[.D1131])" office:value-type="float" office:value="325215.825310782" calcext:value-type="float">
            <text:p>325215.825310782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442770941.61339" calcext:value-type="float">
            <text:p>1442770941.61339</text:p>
          </table:table-cell>
          <table:table-cell office:value-type="float" office:value="8096" calcext:value-type="float">
            <text:p>8096</text:p>
          </table:table-cell>
          <table:table-cell table:formula="of:=[.B1133]-[.B$2]" office:value-type="float" office:value="36.1577610969543" calcext:value-type="float">
            <text:p>36.157761097</text:p>
          </table:table-cell>
          <table:table-cell table:formula="of:=[.C1133]/([.D1133]-[.D1132])" office:value-type="float" office:value="1262814.62194124" calcext:value-type="float">
            <text:p>1262814.62194124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442770941.61677" calcext:value-type="float">
            <text:p>1442770941.61677</text:p>
          </table:table-cell>
          <table:table-cell office:value-type="float" office:value="8096" calcext:value-type="float">
            <text:p>8096</text:p>
          </table:table-cell>
          <table:table-cell table:formula="of:=[.B1134]-[.B$2]" office:value-type="float" office:value="36.1611471176147" calcext:value-type="float">
            <text:p>36.1611471176</text:p>
          </table:table-cell>
          <table:table-cell table:formula="of:=[.C1134]/([.D1134]-[.D1133])" office:value-type="float" office:value="2391007.26545557" calcext:value-type="float">
            <text:p>2391007.26545557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442770941.62375" calcext:value-type="float">
            <text:p>1442770941.62375</text:p>
          </table:table-cell>
          <table:table-cell office:value-type="float" office:value="8096" calcext:value-type="float">
            <text:p>8096</text:p>
          </table:table-cell>
          <table:table-cell table:formula="of:=[.B1135]-[.B$2]" office:value-type="float" office:value="36.1681249141693" calcext:value-type="float">
            <text:p>36.1681249142</text:p>
          </table:table-cell>
          <table:table-cell table:formula="of:=[.C1135]/([.D1135]-[.D1134])" office:value-type="float" office:value="1160251.65490142" calcext:value-type="float">
            <text:p>1160251.65490142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442770941.63799" calcext:value-type="float">
            <text:p>1442770941.63799</text:p>
          </table:table-cell>
          <table:table-cell office:value-type="float" office:value="8096" calcext:value-type="float">
            <text:p>8096</text:p>
          </table:table-cell>
          <table:table-cell table:formula="of:=[.B1136]-[.B$2]" office:value-type="float" office:value="36.1823627948761" calcext:value-type="float">
            <text:p>36.1823627949</text:p>
          </table:table-cell>
          <table:table-cell table:formula="of:=[.C1136]/([.D1136]-[.D1135])" office:value-type="float" office:value="568623.952309186" calcext:value-type="float">
            <text:p>568623.952309186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442770941.6414" calcext:value-type="float">
            <text:p>1442770941.6414</text:p>
          </table:table-cell>
          <table:table-cell office:value-type="float" office:value="8096" calcext:value-type="float">
            <text:p>8096</text:p>
          </table:table-cell>
          <table:table-cell table:formula="of:=[.B1137]-[.B$2]" office:value-type="float" office:value="36.185779094696" calcext:value-type="float">
            <text:p>36.1857790947</text:p>
          </table:table-cell>
          <table:table-cell table:formula="of:=[.C1137]/([.D1137]-[.D1136])" office:value-type="float" office:value="2369815.42215088" calcext:value-type="float">
            <text:p>2369815.42215088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442770941.65511" calcext:value-type="float">
            <text:p>1442770941.65511</text:p>
          </table:table-cell>
          <table:table-cell office:value-type="float" office:value="8096" calcext:value-type="float">
            <text:p>8096</text:p>
          </table:table-cell>
          <table:table-cell table:formula="of:=[.B1138]-[.B$2]" office:value-type="float" office:value="36.1994822025299" calcext:value-type="float">
            <text:p>36.1994822025</text:p>
          </table:table-cell>
          <table:table-cell table:formula="of:=[.C1138]/([.D1138]-[.D1137])" office:value-type="float" office:value="590814.87923445" calcext:value-type="float">
            <text:p>590814.87923445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442770941.67601" calcext:value-type="float">
            <text:p>1442770941.67601</text:p>
          </table:table-cell>
          <table:table-cell office:value-type="float" office:value="8096" calcext:value-type="float">
            <text:p>8096</text:p>
          </table:table-cell>
          <table:table-cell table:formula="of:=[.B1139]-[.B$2]" office:value-type="float" office:value="36.2203822135925" calcext:value-type="float">
            <text:p>36.2203822136</text:p>
          </table:table-cell>
          <table:table-cell table:formula="of:=[.C1139]/([.D1139]-[.D1138])" office:value-type="float" office:value="387368.216013963" calcext:value-type="float">
            <text:p>387368.216013963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442770941.67986" calcext:value-type="float">
            <text:p>1442770941.67986</text:p>
          </table:table-cell>
          <table:table-cell office:value-type="float" office:value="8096" calcext:value-type="float">
            <text:p>8096</text:p>
          </table:table-cell>
          <table:table-cell table:formula="of:=[.B1140]-[.B$2]" office:value-type="float" office:value="36.224235534668" calcext:value-type="float">
            <text:p>36.2242355347</text:p>
          </table:table-cell>
          <table:table-cell table:formula="of:=[.C1140]/([.D1140]-[.D1139])" office:value-type="float" office:value="2101044.74594728" calcext:value-type="float">
            <text:p>2101044.74594728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442770941.68323" calcext:value-type="float">
            <text:p>1442770941.68323</text:p>
          </table:table-cell>
          <table:table-cell office:value-type="float" office:value="8096" calcext:value-type="float">
            <text:p>8096</text:p>
          </table:table-cell>
          <table:table-cell table:formula="of:=[.B1141]-[.B$2]" office:value-type="float" office:value="36.227609872818" calcext:value-type="float">
            <text:p>36.2276098728</text:p>
          </table:table-cell>
          <table:table-cell table:formula="of:=[.C1141]/([.D1141]-[.D1140])" office:value-type="float" office:value="2399285.32353565" calcext:value-type="float">
            <text:p>2399285.32353565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442770941.69952" calcext:value-type="float">
            <text:p>1442770941.69952</text:p>
          </table:table-cell>
          <table:table-cell office:value-type="float" office:value="8096" calcext:value-type="float">
            <text:p>8096</text:p>
          </table:table-cell>
          <table:table-cell table:formula="of:=[.B1142]-[.B$2]" office:value-type="float" office:value="36.2438926696777" calcext:value-type="float">
            <text:p>36.2438926697</text:p>
          </table:table-cell>
          <table:table-cell table:formula="of:=[.C1142]/([.D1142]-[.D1141])" office:value-type="float" office:value="497211.877648437" calcext:value-type="float">
            <text:p>497211.877648437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442770941.711" calcext:value-type="float">
            <text:p>1442770941.711</text:p>
          </table:table-cell>
          <table:table-cell office:value-type="float" office:value="8096" calcext:value-type="float">
            <text:p>8096</text:p>
          </table:table-cell>
          <table:table-cell table:formula="of:=[.B1143]-[.B$2]" office:value-type="float" office:value="36.25537109375" calcext:value-type="float">
            <text:p>36.2553710938</text:p>
          </table:table-cell>
          <table:table-cell table:formula="of:=[.C1143]/([.D1143]-[.D1142])" office:value-type="float" office:value="705323.304752409" calcext:value-type="float">
            <text:p>705323.304752409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442770941.71439" calcext:value-type="float">
            <text:p>1442770941.71439</text:p>
          </table:table-cell>
          <table:table-cell office:value-type="float" office:value="8096" calcext:value-type="float">
            <text:p>8096</text:p>
          </table:table-cell>
          <table:table-cell table:formula="of:=[.B1144]-[.B$2]" office:value-type="float" office:value="36.2587678432465" calcext:value-type="float">
            <text:p>36.2587678432</text:p>
          </table:table-cell>
          <table:table-cell table:formula="of:=[.C1144]/([.D1144]-[.D1143])" office:value-type="float" office:value="2383455.1262722" calcext:value-type="float">
            <text:p>2383455.1262722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442770941.72135" calcext:value-type="float">
            <text:p>1442770941.72135</text:p>
          </table:table-cell>
          <table:table-cell office:value-type="float" office:value="8096" calcext:value-type="float">
            <text:p>8096</text:p>
          </table:table-cell>
          <table:table-cell table:formula="of:=[.B1145]-[.B$2]" office:value-type="float" office:value="36.2657263278961" calcext:value-type="float">
            <text:p>36.2657263279</text:p>
          </table:table-cell>
          <table:table-cell table:formula="of:=[.C1145]/([.D1145]-[.D1144])" office:value-type="float" office:value="1163471.70506407" calcext:value-type="float">
            <text:p>1163471.70506407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442770941.74238" calcext:value-type="float">
            <text:p>1442770941.74238</text:p>
          </table:table-cell>
          <table:table-cell office:value-type="float" office:value="8096" calcext:value-type="float">
            <text:p>8096</text:p>
          </table:table-cell>
          <table:table-cell table:formula="of:=[.B1146]-[.B$2]" office:value-type="float" office:value="36.2867524623871" calcext:value-type="float">
            <text:p>36.2867524624</text:p>
          </table:table-cell>
          <table:table-cell table:formula="of:=[.C1146]/([.D1146]-[.D1145])" office:value-type="float" office:value="385044.621657784" calcext:value-type="float">
            <text:p>385044.621657784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442770941.74579" calcext:value-type="float">
            <text:p>1442770941.74579</text:p>
          </table:table-cell>
          <table:table-cell office:value-type="float" office:value="8096" calcext:value-type="float">
            <text:p>8096</text:p>
          </table:table-cell>
          <table:table-cell table:formula="of:=[.B1147]-[.B$2]" office:value-type="float" office:value="36.290164232254" calcext:value-type="float">
            <text:p>36.2901642323</text:p>
          </table:table-cell>
          <table:table-cell table:formula="of:=[.C1147]/([.D1147]-[.D1146])" office:value-type="float" office:value="2372961.92760307" calcext:value-type="float">
            <text:p>2372961.92760307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442770941.76352" calcext:value-type="float">
            <text:p>1442770941.76352</text:p>
          </table:table-cell>
          <table:table-cell office:value-type="float" office:value="8096" calcext:value-type="float">
            <text:p>8096</text:p>
          </table:table-cell>
          <table:table-cell table:formula="of:=[.B1148]-[.B$2]" office:value-type="float" office:value="36.3078985214233" calcext:value-type="float">
            <text:p>36.3078985214</text:p>
          </table:table-cell>
          <table:table-cell table:formula="of:=[.C1148]/([.D1148]-[.D1147])" office:value-type="float" office:value="456516.746891091" calcext:value-type="float">
            <text:p>456516.746891091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442770941.7806" calcext:value-type="float">
            <text:p>1442770941.7806</text:p>
          </table:table-cell>
          <table:table-cell office:value-type="float" office:value="8096" calcext:value-type="float">
            <text:p>8096</text:p>
          </table:table-cell>
          <table:table-cell table:formula="of:=[.B1149]-[.B$2]" office:value-type="float" office:value="36.3249711990356" calcext:value-type="float">
            <text:p>36.324971199</text:p>
          </table:table-cell>
          <table:table-cell table:formula="of:=[.C1149]/([.D1149]-[.D1148])" office:value-type="float" office:value="474207.982124902" calcext:value-type="float">
            <text:p>474207.982124902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442770941.78401" calcext:value-type="float">
            <text:p>1442770941.78401</text:p>
          </table:table-cell>
          <table:table-cell office:value-type="float" office:value="8096" calcext:value-type="float">
            <text:p>8096</text:p>
          </table:table-cell>
          <table:table-cell table:formula="of:=[.B1150]-[.B$2]" office:value-type="float" office:value="36.3283812999725" calcext:value-type="float">
            <text:p>36.3283813</text:p>
          </table:table-cell>
          <table:table-cell table:formula="of:=[.C1150]/([.D1150]-[.D1149])" office:value-type="float" office:value="2374123.2737188" calcext:value-type="float">
            <text:p>2374123.2737188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442770941.79482" calcext:value-type="float">
            <text:p>1442770941.79482</text:p>
          </table:table-cell>
          <table:table-cell office:value-type="float" office:value="8096" calcext:value-type="float">
            <text:p>8096</text:p>
          </table:table-cell>
          <table:table-cell table:formula="of:=[.B1151]-[.B$2]" office:value-type="float" office:value="36.3391969203949" calcext:value-type="float">
            <text:p>36.3391969204</text:p>
          </table:table-cell>
          <table:table-cell table:formula="of:=[.C1151]/([.D1151]-[.D1150])" office:value-type="float" office:value="748546.979631426" calcext:value-type="float">
            <text:p>748546.97963142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442770941.81559" calcext:value-type="float">
            <text:p>1442770941.81559</text:p>
          </table:table-cell>
          <table:table-cell office:value-type="float" office:value="8096" calcext:value-type="float">
            <text:p>8096</text:p>
          </table:table-cell>
          <table:table-cell table:formula="of:=[.B1152]-[.B$2]" office:value-type="float" office:value="36.3599638938904" calcext:value-type="float">
            <text:p>36.3599638939</text:p>
          </table:table-cell>
          <table:table-cell table:formula="of:=[.C1152]/([.D1152]-[.D1151])" office:value-type="float" office:value="389849.777665522" calcext:value-type="float">
            <text:p>389849.777665522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442770941.82195" calcext:value-type="float">
            <text:p>1442770941.82195</text:p>
          </table:table-cell>
          <table:table-cell office:value-type="float" office:value="8096" calcext:value-type="float">
            <text:p>8096</text:p>
          </table:table-cell>
          <table:table-cell table:formula="of:=[.B1153]-[.B$2]" office:value-type="float" office:value="36.3663258552551" calcext:value-type="float">
            <text:p>36.3663258553</text:p>
          </table:table-cell>
          <table:table-cell table:formula="of:=[.C1153]/([.D1153]-[.D1152])" office:value-type="float" office:value="1272563.52810673" calcext:value-type="float">
            <text:p>1272563.52810673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442770941.82537" calcext:value-type="float">
            <text:p>1442770941.82537</text:p>
          </table:table-cell>
          <table:table-cell office:value-type="float" office:value="8096" calcext:value-type="float">
            <text:p>8096</text:p>
          </table:table-cell>
          <table:table-cell table:formula="of:=[.B1154]-[.B$2]" office:value-type="float" office:value="36.3697409629822" calcext:value-type="float">
            <text:p>36.369740963</text:p>
          </table:table-cell>
          <table:table-cell table:formula="of:=[.C1154]/([.D1154]-[.D1153])" office:value-type="float" office:value="2370642.64060318" calcext:value-type="float">
            <text:p>2370642.64060318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442770941.84664" calcext:value-type="float">
            <text:p>1442770941.84664</text:p>
          </table:table-cell>
          <table:table-cell office:value-type="float" office:value="8096" calcext:value-type="float">
            <text:p>8096</text:p>
          </table:table-cell>
          <table:table-cell table:formula="of:=[.B1155]-[.B$2]" office:value-type="float" office:value="36.3910143375397" calcext:value-type="float">
            <text:p>36.3910143375</text:p>
          </table:table-cell>
          <table:table-cell table:formula="of:=[.C1155]/([.D1155]-[.D1154])" office:value-type="float" office:value="380569.616640703" calcext:value-type="float">
            <text:p>380569.616640703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442770941.85294" calcext:value-type="float">
            <text:p>1442770941.85294</text:p>
          </table:table-cell>
          <table:table-cell office:value-type="float" office:value="8096" calcext:value-type="float">
            <text:p>8096</text:p>
          </table:table-cell>
          <table:table-cell table:formula="of:=[.B1156]-[.B$2]" office:value-type="float" office:value="36.3973181247711" calcext:value-type="float">
            <text:p>36.3973181248</text:p>
          </table:table-cell>
          <table:table-cell table:formula="of:=[.C1156]/([.D1156]-[.D1155])" office:value-type="float" office:value="1284307.3065053" calcext:value-type="float">
            <text:p>1284307.3065053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442770941.85636" calcext:value-type="float">
            <text:p>1442770941.85636</text:p>
          </table:table-cell>
          <table:table-cell office:value-type="float" office:value="8096" calcext:value-type="float">
            <text:p>8096</text:p>
          </table:table-cell>
          <table:table-cell table:formula="of:=[.B1157]-[.B$2]" office:value-type="float" office:value="36.4007370471954" calcext:value-type="float">
            <text:p>36.4007370472</text:p>
          </table:table-cell>
          <table:table-cell table:formula="of:=[.C1157]/([.D1157]-[.D1156])" office:value-type="float" office:value="2367997.572106" calcext:value-type="float">
            <text:p>2367997.572106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442770941.8632" calcext:value-type="float">
            <text:p>1442770941.8632</text:p>
          </table:table-cell>
          <table:table-cell office:value-type="float" office:value="8096" calcext:value-type="float">
            <text:p>8096</text:p>
          </table:table-cell>
          <table:table-cell table:formula="of:=[.B1158]-[.B$2]" office:value-type="float" office:value="36.4075801372528" calcext:value-type="float">
            <text:p>36.4075801373</text:p>
          </table:table-cell>
          <table:table-cell table:formula="of:=[.C1158]/([.D1158]-[.D1157])" office:value-type="float" office:value="1183091.25440736" calcext:value-type="float">
            <text:p>1183091.25440736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442770941.88391" calcext:value-type="float">
            <text:p>1442770941.88391</text:p>
          </table:table-cell>
          <table:table-cell office:value-type="float" office:value="8096" calcext:value-type="float">
            <text:p>8096</text:p>
          </table:table-cell>
          <table:table-cell table:formula="of:=[.B1159]-[.B$2]" office:value-type="float" office:value="36.4282817840576" calcext:value-type="float">
            <text:p>36.4282817841</text:p>
          </table:table-cell>
          <table:table-cell table:formula="of:=[.C1159]/([.D1159]-[.D1158])" office:value-type="float" office:value="391079.998433703" calcext:value-type="float">
            <text:p>391079.998433703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442770941.89425" calcext:value-type="float">
            <text:p>1442770941.89425</text:p>
          </table:table-cell>
          <table:table-cell office:value-type="float" office:value="8096" calcext:value-type="float">
            <text:p>8096</text:p>
          </table:table-cell>
          <table:table-cell table:formula="of:=[.B1160]-[.B$2]" office:value-type="float" office:value="36.4386239051819" calcext:value-type="float">
            <text:p>36.4386239052</text:p>
          </table:table-cell>
          <table:table-cell table:formula="of:=[.C1160]/([.D1160]-[.D1159])" office:value-type="float" office:value="782818.1378579" calcext:value-type="float">
            <text:p>782818.1378579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442770941.89766" calcext:value-type="float">
            <text:p>1442770941.89766</text:p>
          </table:table-cell>
          <table:table-cell office:value-type="float" office:value="8096" calcext:value-type="float">
            <text:p>8096</text:p>
          </table:table-cell>
          <table:table-cell table:formula="of:=[.B1161]-[.B$2]" office:value-type="float" office:value="36.4420402050018" calcext:value-type="float">
            <text:p>36.442040205</text:p>
          </table:table-cell>
          <table:table-cell table:formula="of:=[.C1161]/([.D1161]-[.D1160])" office:value-type="float" office:value="2369815.42215088" calcext:value-type="float">
            <text:p>2369815.42215088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442770941.90463" calcext:value-type="float">
            <text:p>1442770941.90463</text:p>
          </table:table-cell>
          <table:table-cell office:value-type="float" office:value="8096" calcext:value-type="float">
            <text:p>8096</text:p>
          </table:table-cell>
          <table:table-cell table:formula="of:=[.B1162]-[.B$2]" office:value-type="float" office:value="36.4490029811859" calcext:value-type="float">
            <text:p>36.4490029812</text:p>
          </table:table-cell>
          <table:table-cell table:formula="of:=[.C1162]/([.D1162]-[.D1161])" office:value-type="float" office:value="1162754.59471305" calcext:value-type="float">
            <text:p>1162754.59471305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442770941.91924" calcext:value-type="float">
            <text:p>1442770941.91924</text:p>
          </table:table-cell>
          <table:table-cell office:value-type="float" office:value="8096" calcext:value-type="float">
            <text:p>8096</text:p>
          </table:table-cell>
          <table:table-cell table:formula="of:=[.B1163]-[.B$2]" office:value-type="float" office:value="36.4636194705963" calcext:value-type="float">
            <text:p>36.4636194706</text:p>
          </table:table-cell>
          <table:table-cell table:formula="of:=[.C1163]/([.D1163]-[.D1162])" office:value-type="float" office:value="553894.972498614" calcext:value-type="float">
            <text:p>553894.972498614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442770941.92265" calcext:value-type="float">
            <text:p>1442770941.92265</text:p>
          </table:table-cell>
          <table:table-cell office:value-type="float" office:value="8096" calcext:value-type="float">
            <text:p>8096</text:p>
          </table:table-cell>
          <table:table-cell table:formula="of:=[.B1164]-[.B$2]" office:value-type="float" office:value="36.467022895813" calcext:value-type="float">
            <text:p>36.4670228958</text:p>
          </table:table-cell>
          <table:table-cell table:formula="of:=[.C1164]/([.D1164]-[.D1163])" office:value-type="float" office:value="2378780.04791594" calcext:value-type="float">
            <text:p>2378780.04791594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442770941.93591" calcext:value-type="float">
            <text:p>1442770941.93591</text:p>
          </table:table-cell>
          <table:table-cell office:value-type="float" office:value="8096" calcext:value-type="float">
            <text:p>8096</text:p>
          </table:table-cell>
          <table:table-cell table:formula="of:=[.B1165]-[.B$2]" office:value-type="float" office:value="36.4802906513214" calcext:value-type="float">
            <text:p>36.4802906513</text:p>
          </table:table-cell>
          <table:table-cell table:formula="of:=[.C1165]/([.D1165]-[.D1164])" office:value-type="float" office:value="610201.174935758" calcext:value-type="float">
            <text:p>610201.174935758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442770941.95068" calcext:value-type="float">
            <text:p>1442770941.95068</text:p>
          </table:table-cell>
          <table:table-cell office:value-type="float" office:value="8096" calcext:value-type="float">
            <text:p>8096</text:p>
          </table:table-cell>
          <table:table-cell table:formula="of:=[.B1166]-[.B$2]" office:value-type="float" office:value="36.4950604438782" calcext:value-type="float">
            <text:p>36.4950604439</text:p>
          </table:table-cell>
          <table:table-cell table:formula="of:=[.C1166]/([.D1166]-[.D1165])" office:value-type="float" office:value="548145.816461928" calcext:value-type="float">
            <text:p>548145.816461928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442770941.95408" calcext:value-type="float">
            <text:p>1442770941.95408</text:p>
          </table:table-cell>
          <table:table-cell office:value-type="float" office:value="8096" calcext:value-type="float">
            <text:p>8096</text:p>
          </table:table-cell>
          <table:table-cell table:formula="of:=[.B1167]-[.B$2]" office:value-type="float" office:value="36.4984581470489" calcext:value-type="float">
            <text:p>36.498458147</text:p>
          </table:table-cell>
          <table:table-cell table:formula="of:=[.C1167]/([.D1167]-[.D1166])" office:value-type="float" office:value="2382786.13318364" calcext:value-type="float">
            <text:p>2382786.13318364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442770941.96106" calcext:value-type="float">
            <text:p>1442770941.96106</text:p>
          </table:table-cell>
          <table:table-cell office:value-type="float" office:value="8096" calcext:value-type="float">
            <text:p>8096</text:p>
          </table:table-cell>
          <table:table-cell table:formula="of:=[.B1168]-[.B$2]" office:value-type="float" office:value="36.505432844162" calcext:value-type="float">
            <text:p>36.5054328442</text:p>
          </table:table-cell>
          <table:table-cell table:formula="of:=[.C1168]/([.D1168]-[.D1167])" office:value-type="float" office:value="1160767.25179463" calcext:value-type="float">
            <text:p>1160767.25179463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442770941.97774" calcext:value-type="float">
            <text:p>1442770941.97774</text:p>
          </table:table-cell>
          <table:table-cell office:value-type="float" office:value="8096" calcext:value-type="float">
            <text:p>8096</text:p>
          </table:table-cell>
          <table:table-cell table:formula="of:=[.B1169]-[.B$2]" office:value-type="float" office:value="36.5221199989319" calcext:value-type="float">
            <text:p>36.5221199989</text:p>
          </table:table-cell>
          <table:table-cell table:formula="of:=[.C1169]/([.D1169]-[.D1168])" office:value-type="float" office:value="485163.595090797" calcext:value-type="float">
            <text:p>485163.595090797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442770941.98142" calcext:value-type="float">
            <text:p>1442770941.98142</text:p>
          </table:table-cell>
          <table:table-cell office:value-type="float" office:value="8096" calcext:value-type="float">
            <text:p>8096</text:p>
          </table:table-cell>
          <table:table-cell table:formula="of:=[.B1170]-[.B$2]" office:value-type="float" office:value="36.5257964134216" calcext:value-type="float">
            <text:p>36.5257964134</text:p>
          </table:table-cell>
          <table:table-cell table:formula="of:=[.C1170]/([.D1170]-[.D1169])" office:value-type="float" office:value="2202145.60207523" calcext:value-type="float">
            <text:p>2202145.60207523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442770941.99255" calcext:value-type="float">
            <text:p>1442770941.99255</text:p>
          </table:table-cell>
          <table:table-cell office:value-type="float" office:value="8096" calcext:value-type="float">
            <text:p>8096</text:p>
          </table:table-cell>
          <table:table-cell table:formula="of:=[.B1171]-[.B$2]" office:value-type="float" office:value="36.536928653717" calcext:value-type="float">
            <text:p>36.5369286537</text:p>
          </table:table-cell>
          <table:table-cell table:formula="of:=[.C1171]/([.D1171]-[.D1170])" office:value-type="float" office:value="727257.028698706" calcext:value-type="float">
            <text:p>727257.028698706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442770942.00291" calcext:value-type="float">
            <text:p>1442770942.00291</text:p>
          </table:table-cell>
          <table:table-cell office:value-type="float" office:value="8096" calcext:value-type="float">
            <text:p>8096</text:p>
          </table:table-cell>
          <table:table-cell table:formula="of:=[.B1172]-[.B$2]" office:value-type="float" office:value="36.5472831726074" calcext:value-type="float">
            <text:p>36.5472831726</text:p>
          </table:table-cell>
          <table:table-cell table:formula="of:=[.C1172]/([.D1172]-[.D1171])" office:value-type="float" office:value="781880.846972139" calcext:value-type="float">
            <text:p>781880.846972139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442770942.02363" calcext:value-type="float">
            <text:p>1442770942.02363</text:p>
          </table:table-cell>
          <table:table-cell office:value-type="float" office:value="8096" calcext:value-type="float">
            <text:p>8096</text:p>
          </table:table-cell>
          <table:table-cell table:formula="of:=[.B1173]-[.B$2]" office:value-type="float" office:value="36.56800532341" calcext:value-type="float">
            <text:p>36.5680053234</text:p>
          </table:table-cell>
          <table:table-cell table:formula="of:=[.C1173]/([.D1173]-[.D1172])" office:value-type="float" office:value="390693.035540471" calcext:value-type="float">
            <text:p>390693.035540471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442770942.02672" calcext:value-type="float">
            <text:p>1442770942.02672</text:p>
          </table:table-cell>
          <table:table-cell office:value-type="float" office:value="8096" calcext:value-type="float">
            <text:p>8096</text:p>
          </table:table-cell>
          <table:table-cell table:formula="of:=[.B1174]-[.B$2]" office:value-type="float" office:value="36.5711007118225" calcext:value-type="float">
            <text:p>36.5711007118</text:p>
          </table:table-cell>
          <table:table-cell table:formula="of:=[.C1174]/([.D1174]-[.D1173])" office:value-type="float" office:value="2615503.7498267" calcext:value-type="float">
            <text:p>2615503.7498267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442770942.05492" calcext:value-type="float">
            <text:p>1442770942.05492</text:p>
          </table:table-cell>
          <table:table-cell office:value-type="float" office:value="8096" calcext:value-type="float">
            <text:p>8096</text:p>
          </table:table-cell>
          <table:table-cell table:formula="of:=[.B1175]-[.B$2]" office:value-type="float" office:value="36.59929895401" calcext:value-type="float">
            <text:p>36.599298954</text:p>
          </table:table-cell>
          <table:table-cell table:formula="of:=[.C1175]/([.D1175]-[.D1174])" office:value-type="float" office:value="287110.095238095" calcext:value-type="float">
            <text:p>287110.095238095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442770942.06148" calcext:value-type="float">
            <text:p>1442770942.06148</text:p>
          </table:table-cell>
          <table:table-cell office:value-type="float" office:value="8096" calcext:value-type="float">
            <text:p>8096</text:p>
          </table:table-cell>
          <table:table-cell table:formula="of:=[.B1176]-[.B$2]" office:value-type="float" office:value="36.6058566570282" calcext:value-type="float">
            <text:p>36.605856657</text:p>
          </table:table-cell>
          <table:table-cell table:formula="of:=[.C1176]/([.D1176]-[.D1175])" office:value-type="float" office:value="1234578.62875841" calcext:value-type="float">
            <text:p>1234578.62875841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442770942.06457" calcext:value-type="float">
            <text:p>1442770942.06457</text:p>
          </table:table-cell>
          <table:table-cell office:value-type="float" office:value="8096" calcext:value-type="float">
            <text:p>8096</text:p>
          </table:table-cell>
          <table:table-cell table:formula="of:=[.B1177]-[.B$2]" office:value-type="float" office:value="36.6089475154877" calcext:value-type="float">
            <text:p>36.6089475155</text:p>
          </table:table-cell>
          <table:table-cell table:formula="of:=[.C1177]/([.D1177]-[.D1176])" office:value-type="float" office:value="2619337.02437519" calcext:value-type="float">
            <text:p>2619337.02437519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442770942.07186" calcext:value-type="float">
            <text:p>1442770942.07186</text:p>
          </table:table-cell>
          <table:table-cell office:value-type="float" office:value="8096" calcext:value-type="float">
            <text:p>8096</text:p>
          </table:table-cell>
          <table:table-cell table:formula="of:=[.B1178]-[.B$2]" office:value-type="float" office:value="36.6162326335907" calcext:value-type="float">
            <text:p>36.6162326336</text:p>
          </table:table-cell>
          <table:table-cell table:formula="of:=[.C1178]/([.D1178]-[.D1177])" office:value-type="float" office:value="1111306.62338002" calcext:value-type="float">
            <text:p>1111306.62338002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442770942.09644" calcext:value-type="float">
            <text:p>1442770942.09644</text:p>
          </table:table-cell>
          <table:table-cell office:value-type="float" office:value="8096" calcext:value-type="float">
            <text:p>8096</text:p>
          </table:table-cell>
          <table:table-cell table:formula="of:=[.B1179]-[.B$2]" office:value-type="float" office:value="36.6408178806305" calcext:value-type="float">
            <text:p>36.6408178806</text:p>
          </table:table-cell>
          <table:table-cell table:formula="of:=[.C1179]/([.D1179]-[.D1178])" office:value-type="float" office:value="329303.178727283" calcext:value-type="float">
            <text:p>329303.178727283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442770942.1033" calcext:value-type="float">
            <text:p>1442770942.1033</text:p>
          </table:table-cell>
          <table:table-cell office:value-type="float" office:value="8096" calcext:value-type="float">
            <text:p>8096</text:p>
          </table:table-cell>
          <table:table-cell table:formula="of:=[.B1180]-[.B$2]" office:value-type="float" office:value="36.6476786136627" calcext:value-type="float">
            <text:p>36.6476786137</text:p>
          </table:table-cell>
          <table:table-cell table:formula="of:=[.C1180]/([.D1180]-[.D1179])" office:value-type="float" office:value="1180048.83180428" calcext:value-type="float">
            <text:p>1180048.83180428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442770942.10643" calcext:value-type="float">
            <text:p>1442770942.10643</text:p>
          </table:table-cell>
          <table:table-cell office:value-type="float" office:value="8096" calcext:value-type="float">
            <text:p>8096</text:p>
          </table:table-cell>
          <table:table-cell table:formula="of:=[.B1181]-[.B$2]" office:value-type="float" office:value="36.6508018970489" calcext:value-type="float">
            <text:p>36.650801897</text:p>
          </table:table-cell>
          <table:table-cell table:formula="of:=[.C1181]/([.D1181]-[.D1180])" office:value-type="float" office:value="2592143.90717557" calcext:value-type="float">
            <text:p>2592143.90717557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442770942.11377" calcext:value-type="float">
            <text:p>1442770942.11377</text:p>
          </table:table-cell>
          <table:table-cell office:value-type="float" office:value="8096" calcext:value-type="float">
            <text:p>8096</text:p>
          </table:table-cell>
          <table:table-cell table:formula="of:=[.B1182]-[.B$2]" office:value-type="float" office:value="36.6581416130066" calcext:value-type="float">
            <text:p>36.658141613</text:p>
          </table:table-cell>
          <table:table-cell table:formula="of:=[.C1182]/([.D1182]-[.D1181])" office:value-type="float" office:value="1103039.96050024" calcext:value-type="float">
            <text:p>1103039.96050024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442770942.12797" calcext:value-type="float">
            <text:p>1442770942.12797</text:p>
          </table:table-cell>
          <table:table-cell office:value-type="float" office:value="8096" calcext:value-type="float">
            <text:p>8096</text:p>
          </table:table-cell>
          <table:table-cell table:formula="of:=[.B1183]-[.B$2]" office:value-type="float" office:value="36.6723482608795" calcext:value-type="float">
            <text:p>36.6723482609</text:p>
          </table:table-cell>
          <table:table-cell table:formula="of:=[.C1183]/([.D1183]-[.D1182])" office:value-type="float" office:value="569874.052796751" calcext:value-type="float">
            <text:p>569874.052796751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442770942.13106" calcext:value-type="float">
            <text:p>1442770942.13106</text:p>
          </table:table-cell>
          <table:table-cell office:value-type="float" office:value="8096" calcext:value-type="float">
            <text:p>8096</text:p>
          </table:table-cell>
          <table:table-cell table:formula="of:=[.B1184]-[.B$2]" office:value-type="float" office:value="36.6754379272461" calcext:value-type="float">
            <text:p>36.6754379272</text:p>
          </table:table-cell>
          <table:table-cell table:formula="of:=[.C1184]/([.D1184]-[.D1183])" office:value-type="float" office:value="2620347.64904699" calcext:value-type="float">
            <text:p>2620347.64904699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442770942.14525" calcext:value-type="float">
            <text:p>1442770942.14525</text:p>
          </table:table-cell>
          <table:table-cell office:value-type="float" office:value="8096" calcext:value-type="float">
            <text:p>8096</text:p>
          </table:table-cell>
          <table:table-cell table:formula="of:=[.B1185]-[.B$2]" office:value-type="float" office:value="36.6896266937256" calcext:value-type="float">
            <text:p>36.6896266937</text:p>
          </table:table-cell>
          <table:table-cell table:formula="of:=[.C1185]/([.D1185]-[.D1184])" office:value-type="float" office:value="570592.23659094" calcext:value-type="float">
            <text:p>570592.23659094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442770942.159" calcext:value-type="float">
            <text:p>1442770942.159</text:p>
          </table:table-cell>
          <table:table-cell office:value-type="float" office:value="8096" calcext:value-type="float">
            <text:p>8096</text:p>
          </table:table-cell>
          <table:table-cell table:formula="of:=[.B1186]-[.B$2]" office:value-type="float" office:value="36.7033786773682" calcext:value-type="float">
            <text:p>36.7033786774</text:p>
          </table:table-cell>
          <table:table-cell table:formula="of:=[.C1186]/([.D1186]-[.D1185])" office:value-type="float" office:value="588715.069070735" calcext:value-type="float">
            <text:p>588715.069070735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442770942.16206" calcext:value-type="float">
            <text:p>1442770942.16206</text:p>
          </table:table-cell>
          <table:table-cell office:value-type="float" office:value="8096" calcext:value-type="float">
            <text:p>8096</text:p>
          </table:table-cell>
          <table:table-cell table:formula="of:=[.B1187]-[.B$2]" office:value-type="float" office:value="36.7064356803894" calcext:value-type="float">
            <text:p>36.7064356804</text:p>
          </table:table-cell>
          <table:table-cell table:formula="of:=[.C1187]/([.D1187]-[.D1186])" office:value-type="float" office:value="2648345.43628139" calcext:value-type="float">
            <text:p>2648345.43628139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442770942.16937" calcext:value-type="float">
            <text:p>1442770942.16937</text:p>
          </table:table-cell>
          <table:table-cell office:value-type="float" office:value="8096" calcext:value-type="float">
            <text:p>8096</text:p>
          </table:table-cell>
          <table:table-cell table:formula="of:=[.B1188]-[.B$2]" office:value-type="float" office:value="36.7137429714203" calcext:value-type="float">
            <text:p>36.7137429714</text:p>
          </table:table-cell>
          <table:table-cell table:formula="of:=[.C1188]/([.D1188]-[.D1187])" office:value-type="float" office:value="1107934.52262717" calcext:value-type="float">
            <text:p>1107934.52262717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442770942.17993" calcext:value-type="float">
            <text:p>1442770942.17993</text:p>
          </table:table-cell>
          <table:table-cell office:value-type="float" office:value="8096" calcext:value-type="float">
            <text:p>8096</text:p>
          </table:table-cell>
          <table:table-cell table:formula="of:=[.B1189]-[.B$2]" office:value-type="float" office:value="36.7243084907532" calcext:value-type="float">
            <text:p>36.7243084908</text:p>
          </table:table-cell>
          <table:table-cell table:formula="of:=[.C1189]/([.D1189]-[.D1188])" office:value-type="float" office:value="766266.166850953" calcext:value-type="float">
            <text:p>766266.166850953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442770942.183" calcext:value-type="float">
            <text:p>1442770942.183</text:p>
          </table:table-cell>
          <table:table-cell office:value-type="float" office:value="8096" calcext:value-type="float">
            <text:p>8096</text:p>
          </table:table-cell>
          <table:table-cell table:formula="of:=[.B1190]-[.B$2]" office:value-type="float" office:value="36.7273797988892" calcext:value-type="float">
            <text:p>36.7273797989</text:p>
          </table:table-cell>
          <table:table-cell table:formula="of:=[.C1190]/([.D1190]-[.D1189])" office:value-type="float" office:value="2636010.33876727" calcext:value-type="float">
            <text:p>2636010.33876727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442770942.20071" calcext:value-type="float">
            <text:p>1442770942.20071</text:p>
          </table:table-cell>
          <table:table-cell office:value-type="float" office:value="8096" calcext:value-type="float">
            <text:p>8096</text:p>
          </table:table-cell>
          <table:table-cell table:formula="of:=[.B1191]-[.B$2]" office:value-type="float" office:value="36.7450885772705" calcext:value-type="float">
            <text:p>36.7450885773</text:p>
          </table:table-cell>
          <table:table-cell table:formula="of:=[.C1191]/([.D1191]-[.D1190])" office:value-type="float" office:value="457174.3925898" calcext:value-type="float">
            <text:p>457174.3925898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442770942.2182" calcext:value-type="float">
            <text:p>1442770942.2182</text:p>
          </table:table-cell>
          <table:table-cell office:value-type="float" office:value="8096" calcext:value-type="float">
            <text:p>8096</text:p>
          </table:table-cell>
          <table:table-cell table:formula="of:=[.B1192]-[.B$2]" office:value-type="float" office:value="36.7625713348389" calcext:value-type="float">
            <text:p>36.7625713348</text:p>
          </table:table-cell>
          <table:table-cell table:formula="of:=[.C1192]/([.D1192]-[.D1191])" office:value-type="float" office:value="463084.840497491" calcext:value-type="float">
            <text:p>463084.840497491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442770942.23201" calcext:value-type="float">
            <text:p>1442770942.23201</text:p>
          </table:table-cell>
          <table:table-cell office:value-type="float" office:value="8096" calcext:value-type="float">
            <text:p>8096</text:p>
          </table:table-cell>
          <table:table-cell table:formula="of:=[.B1193]-[.B$2]" office:value-type="float" office:value="36.7763864994049" calcext:value-type="float">
            <text:p>36.7763864994</text:p>
          </table:table-cell>
          <table:table-cell table:formula="of:=[.C1193]/([.D1193]-[.D1192])" office:value-type="float" office:value="586022.697109328" calcext:value-type="float">
            <text:p>586022.697109328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442770942.2351" calcext:value-type="float">
            <text:p>1442770942.2351</text:p>
          </table:table-cell>
          <table:table-cell office:value-type="float" office:value="8096" calcext:value-type="float">
            <text:p>8096</text:p>
          </table:table-cell>
          <table:table-cell table:formula="of:=[.B1194]-[.B$2]" office:value-type="float" office:value="36.7794799804687" calcext:value-type="float">
            <text:p>36.7794799805</text:p>
          </table:table-cell>
          <table:table-cell table:formula="of:=[.C1194]/([.D1194]-[.D1193])" office:value-type="float" office:value="2617116.39183044" calcext:value-type="float">
            <text:p>2617116.39183044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442770942.24239" calcext:value-type="float">
            <text:p>1442770942.24239</text:p>
          </table:table-cell>
          <table:table-cell office:value-type="float" office:value="8096" calcext:value-type="float">
            <text:p>8096</text:p>
          </table:table-cell>
          <table:table-cell table:formula="of:=[.B1195]-[.B$2]" office:value-type="float" office:value="36.7867658138275" calcext:value-type="float">
            <text:p>36.7867658138</text:p>
          </table:table-cell>
          <table:table-cell table:formula="of:=[.C1195]/([.D1195]-[.D1194])" office:value-type="float" office:value="1111197.52557348" calcext:value-type="float">
            <text:p>1111197.52557348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442770942.26323" calcext:value-type="float">
            <text:p>1442770942.26323</text:p>
          </table:table-cell>
          <table:table-cell office:value-type="float" office:value="8096" calcext:value-type="float">
            <text:p>8096</text:p>
          </table:table-cell>
          <table:table-cell table:formula="of:=[.B1196]-[.B$2]" office:value-type="float" office:value="36.8076055049896" calcext:value-type="float">
            <text:p>36.807605505</text:p>
          </table:table-cell>
          <table:table-cell table:formula="of:=[.C1196]/([.D1196]-[.D1195])" office:value-type="float" office:value="388489.442430899" calcext:value-type="float">
            <text:p>388489.442430899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442770942.26633" calcext:value-type="float">
            <text:p>1442770942.26633</text:p>
          </table:table-cell>
          <table:table-cell office:value-type="float" office:value="8096" calcext:value-type="float">
            <text:p>8096</text:p>
          </table:table-cell>
          <table:table-cell table:formula="of:=[.B1197]-[.B$2]" office:value-type="float" office:value="36.8107025623322" calcext:value-type="float">
            <text:p>36.8107025623</text:p>
          </table:table-cell>
          <table:table-cell table:formula="of:=[.C1197]/([.D1197]-[.D1196])" office:value-type="float" office:value="2614094.31747498" calcext:value-type="float">
            <text:p>2614094.31747498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442770942.27363" calcext:value-type="float">
            <text:p>1442770942.27363</text:p>
          </table:table-cell>
          <table:table-cell office:value-type="float" office:value="8096" calcext:value-type="float">
            <text:p>8096</text:p>
          </table:table-cell>
          <table:table-cell table:formula="of:=[.B1198]-[.B$2]" office:value-type="float" office:value="36.8180065155029" calcext:value-type="float">
            <text:p>36.8180065155</text:p>
          </table:table-cell>
          <table:table-cell table:formula="of:=[.C1198]/([.D1198]-[.D1197])" office:value-type="float" office:value="1108440.84165171" calcext:value-type="float">
            <text:p>1108440.84165171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442770942.28404" calcext:value-type="float">
            <text:p>1442770942.28404</text:p>
          </table:table-cell>
          <table:table-cell office:value-type="float" office:value="8096" calcext:value-type="float">
            <text:p>8096</text:p>
          </table:table-cell>
          <table:table-cell table:formula="of:=[.B1199]-[.B$2]" office:value-type="float" office:value="36.8284139633179" calcext:value-type="float">
            <text:p>36.8284139633</text:p>
          </table:table-cell>
          <table:table-cell table:formula="of:=[.C1199]/([.D1199]-[.D1198])" office:value-type="float" office:value="777904.453037662" calcext:value-type="float">
            <text:p>777904.453037662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442770942.30502" calcext:value-type="float">
            <text:p>1442770942.30502</text:p>
          </table:table-cell>
          <table:table-cell office:value-type="float" office:value="8096" calcext:value-type="float">
            <text:p>8096</text:p>
          </table:table-cell>
          <table:table-cell table:formula="of:=[.B1200]-[.B$2]" office:value-type="float" office:value="36.849392414093" calcext:value-type="float">
            <text:p>36.8493924141</text:p>
          </table:table-cell>
          <table:table-cell table:formula="of:=[.C1200]/([.D1200]-[.D1199])" office:value-type="float" office:value="385919.822525287" calcext:value-type="float">
            <text:p>385919.822525287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442770942.3081" calcext:value-type="float">
            <text:p>1442770942.3081</text:p>
          </table:table-cell>
          <table:table-cell office:value-type="float" office:value="8096" calcext:value-type="float">
            <text:p>8096</text:p>
          </table:table-cell>
          <table:table-cell table:formula="of:=[.B1201]-[.B$2]" office:value-type="float" office:value="36.8524732589722" calcext:value-type="float">
            <text:p>36.852473259</text:p>
          </table:table-cell>
          <table:table-cell table:formula="of:=[.C1201]/([.D1201]-[.D1200])" office:value-type="float" office:value="2627850.57916731" calcext:value-type="float">
            <text:p>2627850.5791673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42770942.31541" calcext:value-type="float">
            <text:p>1442770942.31541</text:p>
          </table:table-cell>
          <table:table-cell office:value-type="float" office:value="8096" calcext:value-type="float">
            <text:p>8096</text:p>
          </table:table-cell>
          <table:table-cell table:formula="of:=[.B1202]-[.B$2]" office:value-type="float" office:value="36.859787940979" calcext:value-type="float">
            <text:p>36.859787941</text:p>
          </table:table-cell>
          <table:table-cell table:formula="of:=[.C1202]/([.D1202]-[.D1201])" office:value-type="float" office:value="1106815.03207301" calcext:value-type="float">
            <text:p>1106815.03207301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442770942.33628" calcext:value-type="float">
            <text:p>1442770942.33628</text:p>
          </table:table-cell>
          <table:table-cell office:value-type="float" office:value="8096" calcext:value-type="float">
            <text:p>8096</text:p>
          </table:table-cell>
          <table:table-cell table:formula="of:=[.B1203]-[.B$2]" office:value-type="float" office:value="36.8806533813477" calcext:value-type="float">
            <text:p>36.8806533813</text:p>
          </table:table-cell>
          <table:table-cell table:formula="of:=[.C1203]/([.D1203]-[.D1202])" office:value-type="float" office:value="388010.0231272" calcext:value-type="float">
            <text:p>388010.0231272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442770942.33939" calcext:value-type="float">
            <text:p>1442770942.33939</text:p>
          </table:table-cell>
          <table:table-cell office:value-type="float" office:value="8096" calcext:value-type="float">
            <text:p>8096</text:p>
          </table:table-cell>
          <table:table-cell table:formula="of:=[.B1204]-[.B$2]" office:value-type="float" office:value="36.8837633132935" calcext:value-type="float">
            <text:p>36.8837633133</text:p>
          </table:table-cell>
          <table:table-cell table:formula="of:=[.C1204]/([.D1204]-[.D1203])" office:value-type="float" office:value="2603272.39987734" calcext:value-type="float">
            <text:p>2603272.39987734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442770942.34672" calcext:value-type="float">
            <text:p>1442770942.34672</text:p>
          </table:table-cell>
          <table:table-cell office:value-type="float" office:value="8096" calcext:value-type="float">
            <text:p>8096</text:p>
          </table:table-cell>
          <table:table-cell table:formula="of:=[.B1205]-[.B$2]" office:value-type="float" office:value="36.8910942077637" calcext:value-type="float">
            <text:p>36.8910942078</text:p>
          </table:table-cell>
          <table:table-cell table:formula="of:=[.C1205]/([.D1205]-[.D1204])" office:value-type="float" office:value="1104367.28190451" calcext:value-type="float">
            <text:p>1104367.28190451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442770942.36771" calcext:value-type="float">
            <text:p>1442770942.36771</text:p>
          </table:table-cell>
          <table:table-cell office:value-type="float" office:value="8096" calcext:value-type="float">
            <text:p>8096</text:p>
          </table:table-cell>
          <table:table-cell table:formula="of:=[.B1206]-[.B$2]" office:value-type="float" office:value="36.912088394165" calcext:value-type="float">
            <text:p>36.9120883942</text:p>
          </table:table-cell>
          <table:table-cell table:formula="of:=[.C1206]/([.D1206]-[.D1205])" office:value-type="float" office:value="385630.566730263" calcext:value-type="float">
            <text:p>385630.566730263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442770942.37081" calcext:value-type="float">
            <text:p>1442770942.37081</text:p>
          </table:table-cell>
          <table:table-cell office:value-type="float" office:value="8096" calcext:value-type="float">
            <text:p>8096</text:p>
          </table:table-cell>
          <table:table-cell table:formula="of:=[.B1207]-[.B$2]" office:value-type="float" office:value="36.9151811599731" calcext:value-type="float">
            <text:p>36.91518116</text:p>
          </table:table-cell>
          <table:table-cell table:formula="of:=[.C1207]/([.D1207]-[.D1206])" office:value-type="float" office:value="2617721.64539007" calcext:value-type="float">
            <text:p>2617721.64539007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442770942.39506" calcext:value-type="float">
            <text:p>1442770942.39506</text:p>
          </table:table-cell>
          <table:table-cell office:value-type="float" office:value="8096" calcext:value-type="float">
            <text:p>8096</text:p>
          </table:table-cell>
          <table:table-cell table:formula="of:=[.B1208]-[.B$2]" office:value-type="float" office:value="36.9394383430481" calcext:value-type="float">
            <text:p>36.939438343</text:p>
          </table:table-cell>
          <table:table-cell table:formula="of:=[.C1208]/([.D1208]-[.D1207])" office:value-type="float" office:value="333756.808240451" calcext:value-type="float">
            <text:p>333756.808240451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442770942.39815" calcext:value-type="float">
            <text:p>1442770942.39815</text:p>
          </table:table-cell>
          <table:table-cell office:value-type="float" office:value="8096" calcext:value-type="float">
            <text:p>8096</text:p>
          </table:table-cell>
          <table:table-cell table:formula="of:=[.B1209]-[.B$2]" office:value-type="float" office:value="36.9425296783447" calcext:value-type="float">
            <text:p>36.9425296783</text:p>
          </table:table-cell>
          <table:table-cell table:formula="of:=[.C1209]/([.D1209]-[.D1208])" office:value-type="float" office:value="2618932.99275027" calcext:value-type="float">
            <text:p>2618932.99275027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442770942.40345" calcext:value-type="float">
            <text:p>1442770942.40345</text:p>
          </table:table-cell>
          <table:table-cell office:value-type="float" office:value="8096" calcext:value-type="float">
            <text:p>8096</text:p>
          </table:table-cell>
          <table:table-cell table:formula="of:=[.B1210]-[.B$2]" office:value-type="float" office:value="36.9478209018707" calcext:value-type="float">
            <text:p>36.9478209019</text:p>
          </table:table-cell>
          <table:table-cell table:formula="of:=[.C1210]/([.D1210]-[.D1209])" office:value-type="float" office:value="1530080.88964989" calcext:value-type="float">
            <text:p>1530080.88964989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442770942.41685" calcext:value-type="float">
            <text:p>1442770942.41685</text:p>
          </table:table-cell>
          <table:table-cell office:value-type="float" office:value="8096" calcext:value-type="float">
            <text:p>8096</text:p>
          </table:table-cell>
          <table:table-cell table:formula="of:=[.B1211]-[.B$2]" office:value-type="float" office:value="36.9612278938293" calcext:value-type="float">
            <text:p>36.9612278938</text:p>
          </table:table-cell>
          <table:table-cell table:formula="of:=[.C1211]/([.D1211]-[.D1210])" office:value-type="float" office:value="603864.015506909" calcext:value-type="float">
            <text:p>603864.015506909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442770942.42901" calcext:value-type="float">
            <text:p>1442770942.42901</text:p>
          </table:table-cell>
          <table:table-cell office:value-type="float" office:value="8096" calcext:value-type="float">
            <text:p>8096</text:p>
          </table:table-cell>
          <table:table-cell table:formula="of:=[.B1212]-[.B$2]" office:value-type="float" office:value="36.9733839035034" calcext:value-type="float">
            <text:p>36.9733839035</text:p>
          </table:table-cell>
          <table:table-cell table:formula="of:=[.C1212]/([.D1212]-[.D1211])" office:value-type="float" office:value="666008.025418742" calcext:value-type="float">
            <text:p>666008.025418742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442770942.4321" calcext:value-type="float">
            <text:p>1442770942.4321</text:p>
          </table:table-cell>
          <table:table-cell office:value-type="float" office:value="8096" calcext:value-type="float">
            <text:p>8096</text:p>
          </table:table-cell>
          <table:table-cell table:formula="of:=[.B1213]-[.B$2]" office:value-type="float" office:value="36.9764726161957" calcext:value-type="float">
            <text:p>36.9764726162</text:p>
          </table:table-cell>
          <table:table-cell table:formula="of:=[.C1213]/([.D1213]-[.D1212])" office:value-type="float" office:value="2621156.71045928" calcext:value-type="float">
            <text:p>2621156.71045928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442770942.44257" calcext:value-type="float">
            <text:p>1442770942.44257</text:p>
          </table:table-cell>
          <table:table-cell office:value-type="float" office:value="8096" calcext:value-type="float">
            <text:p>8096</text:p>
          </table:table-cell>
          <table:table-cell table:formula="of:=[.B1214]-[.B$2]" office:value-type="float" office:value="36.9869456291199" calcext:value-type="float">
            <text:p>36.9869456291</text:p>
          </table:table-cell>
          <table:table-cell table:formula="of:=[.C1214]/([.D1214]-[.D1213])" office:value-type="float" office:value="773034.470462358" calcext:value-type="float">
            <text:p>773034.470462358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442770942.45443" calcext:value-type="float">
            <text:p>1442770942.45443</text:p>
          </table:table-cell>
          <table:table-cell office:value-type="float" office:value="8096" calcext:value-type="float">
            <text:p>8096</text:p>
          </table:table-cell>
          <table:table-cell table:formula="of:=[.B1215]-[.B$2]" office:value-type="float" office:value="36.9988014698029" calcext:value-type="float">
            <text:p>36.9988014698</text:p>
          </table:table-cell>
          <table:table-cell table:formula="of:=[.C1215]/([.D1215]-[.D1214])" office:value-type="float" office:value="682870.174834597" calcext:value-type="float">
            <text:p>682870.174834597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442770942.45752" calcext:value-type="float">
            <text:p>1442770942.45752</text:p>
          </table:table-cell>
          <table:table-cell office:value-type="float" office:value="8096" calcext:value-type="float">
            <text:p>8096</text:p>
          </table:table-cell>
          <table:table-cell table:formula="of:=[.B1216]-[.B$2]" office:value-type="float" office:value="37.0018911361694" calcext:value-type="float">
            <text:p>37.0018911362</text:p>
          </table:table-cell>
          <table:table-cell table:formula="of:=[.C1216]/([.D1216]-[.D1215])" office:value-type="float" office:value="2620347.64904699" calcext:value-type="float">
            <text:p>2620347.64904699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442770942.48005" calcext:value-type="float">
            <text:p>1442770942.48005</text:p>
          </table:table-cell>
          <table:table-cell office:value-type="float" office:value="8096" calcext:value-type="float">
            <text:p>8096</text:p>
          </table:table-cell>
          <table:table-cell table:formula="of:=[.B1217]-[.B$2]" office:value-type="float" office:value="37.0244226455688" calcext:value-type="float">
            <text:p>37.0244226456</text:p>
          </table:table-cell>
          <table:table-cell table:formula="of:=[.C1217]/([.D1217]-[.D1216])" office:value-type="float" office:value="359319.025480403" calcext:value-type="float">
            <text:p>359319.025480403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442770942.48313" calcext:value-type="float">
            <text:p>1442770942.48313</text:p>
          </table:table-cell>
          <table:table-cell office:value-type="float" office:value="8096" calcext:value-type="float">
            <text:p>8096</text:p>
          </table:table-cell>
          <table:table-cell table:formula="of:=[.B1218]-[.B$2]" office:value-type="float" office:value="37.0275042057037" calcext:value-type="float">
            <text:p>37.0275042057</text:p>
          </table:table-cell>
          <table:table-cell table:formula="of:=[.C1218]/([.D1218]-[.D1217])" office:value-type="float" office:value="2627240.63319149" calcext:value-type="float">
            <text:p>2627240.63319149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442770942.50539" calcext:value-type="float">
            <text:p>1442770942.50539</text:p>
          </table:table-cell>
          <table:table-cell office:value-type="float" office:value="8096" calcext:value-type="float">
            <text:p>8096</text:p>
          </table:table-cell>
          <table:table-cell table:formula="of:=[.B1219]-[.B$2]" office:value-type="float" office:value="37.0497665405273" calcext:value-type="float">
            <text:p>37.0497665405</text:p>
          </table:table-cell>
          <table:table-cell table:formula="of:=[.C1219]/([.D1219]-[.D1218])" office:value-type="float" office:value="363663.562880857" calcext:value-type="float">
            <text:p>363663.562880857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442770942.50848" calcext:value-type="float">
            <text:p>1442770942.50848</text:p>
          </table:table-cell>
          <table:table-cell office:value-type="float" office:value="8096" calcext:value-type="float">
            <text:p>8096</text:p>
          </table:table-cell>
          <table:table-cell table:formula="of:=[.B1220]-[.B$2]" office:value-type="float" office:value="37.0528581142426" calcext:value-type="float">
            <text:p>37.0528581142</text:p>
          </table:table-cell>
          <table:table-cell table:formula="of:=[.C1220]/([.D1220]-[.D1219])" office:value-type="float" office:value="2618731.02367548" calcext:value-type="float">
            <text:p>2618731.02367548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442770942.51158" calcext:value-type="float">
            <text:p>1442770942.51158</text:p>
          </table:table-cell>
          <table:table-cell office:value-type="float" office:value="8096" calcext:value-type="float">
            <text:p>8096</text:p>
          </table:table-cell>
          <table:table-cell table:formula="of:=[.B1221]-[.B$2]" office:value-type="float" office:value="37.0559573173523" calcext:value-type="float">
            <text:p>37.0559573174</text:p>
          </table:table-cell>
          <table:table-cell table:formula="of:=[.C1221]/([.D1221]-[.D1220])" office:value-type="float" office:value="2612284.42064774" calcext:value-type="float">
            <text:p>2612284.42064774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442770942.53066" calcext:value-type="float">
            <text:p>1442770942.53066</text:p>
          </table:table-cell>
          <table:table-cell office:value-type="float" office:value="8096" calcext:value-type="float">
            <text:p>8096</text:p>
          </table:table-cell>
          <table:table-cell table:formula="of:=[.B1222]-[.B$2]" office:value-type="float" office:value="37.075031042099" calcext:value-type="float">
            <text:p>37.0750310421</text:p>
          </table:table-cell>
          <table:table-cell table:formula="of:=[.C1222]/([.D1222]-[.D1221])" office:value-type="float" office:value="424458.259071762" calcext:value-type="float">
            <text:p>424458.259071762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442770942.53376" calcext:value-type="float">
            <text:p>1442770942.53376</text:p>
          </table:table-cell>
          <table:table-cell office:value-type="float" office:value="8096" calcext:value-type="float">
            <text:p>8096</text:p>
          </table:table-cell>
          <table:table-cell table:formula="of:=[.B1223]-[.B$2]" office:value-type="float" office:value="37.0781357288361" calcext:value-type="float">
            <text:p>37.0781357288</text:p>
          </table:table-cell>
          <table:table-cell table:formula="of:=[.C1223]/([.D1223]-[.D1222])" office:value-type="float" office:value="2607670.49485486" calcext:value-type="float">
            <text:p>2607670.49485486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442770942.53685" calcext:value-type="float">
            <text:p>1442770942.53685</text:p>
          </table:table-cell>
          <table:table-cell office:value-type="float" office:value="8096" calcext:value-type="float">
            <text:p>8096</text:p>
          </table:table-cell>
          <table:table-cell table:formula="of:=[.B1224]-[.B$2]" office:value-type="float" office:value="37.0812232494354" calcext:value-type="float">
            <text:p>37.0812232494</text:p>
          </table:table-cell>
          <table:table-cell table:formula="of:=[.C1224]/([.D1224]-[.D1223])" office:value-type="float" office:value="2622168.74007722" calcext:value-type="float">
            <text:p>2622168.74007722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442770942.54759" calcext:value-type="float">
            <text:p>1442770942.54759</text:p>
          </table:table-cell>
          <table:table-cell office:value-type="float" office:value="8096" calcext:value-type="float">
            <text:p>8096</text:p>
          </table:table-cell>
          <table:table-cell table:formula="of:=[.B1225]-[.B$2]" office:value-type="float" office:value="37.0919694900513" calcext:value-type="float">
            <text:p>37.0919694901</text:p>
          </table:table-cell>
          <table:table-cell table:formula="of:=[.C1225]/([.D1225]-[.D1224])" office:value-type="float" office:value="753379.743615912" calcext:value-type="float">
            <text:p>753379.743615912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442770942.55068" calcext:value-type="float">
            <text:p>1442770942.55068</text:p>
          </table:table-cell>
          <table:table-cell office:value-type="float" office:value="8096" calcext:value-type="float">
            <text:p>8096</text:p>
          </table:table-cell>
          <table:table-cell table:formula="of:=[.B1226]-[.B$2]" office:value-type="float" office:value="37.0950565338135" calcext:value-type="float">
            <text:p>37.0950565338</text:p>
          </table:table-cell>
          <table:table-cell table:formula="of:=[.C1226]/([.D1226]-[.D1225])" office:value-type="float" office:value="2622573.77077541" calcext:value-type="float">
            <text:p>2622573.77077541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442770942.56448" calcext:value-type="float">
            <text:p>1442770942.56448</text:p>
          </table:table-cell>
          <table:table-cell office:value-type="float" office:value="8096" calcext:value-type="float">
            <text:p>8096</text:p>
          </table:table-cell>
          <table:table-cell table:formula="of:=[.B1227]-[.B$2]" office:value-type="float" office:value="37.1088573932648" calcext:value-type="float">
            <text:p>37.1088573933</text:p>
          </table:table-cell>
          <table:table-cell table:formula="of:=[.C1227]/([.D1227]-[.D1226])" office:value-type="float" office:value="586630.13188218" calcext:value-type="float">
            <text:p>586630.13188218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442770942.57212" calcext:value-type="float">
            <text:p>1442770942.57212</text:p>
          </table:table-cell>
          <table:table-cell office:value-type="float" office:value="8096" calcext:value-type="float">
            <text:p>8096</text:p>
          </table:table-cell>
          <table:table-cell table:formula="of:=[.B1228]-[.B$2]" office:value-type="float" office:value="37.1164934635162" calcext:value-type="float">
            <text:p>37.1164934635</text:p>
          </table:table-cell>
          <table:table-cell table:formula="of:=[.C1228]/([.D1228]-[.D1227])" office:value-type="float" office:value="1060231.20969152" calcext:value-type="float">
            <text:p>1060231.20969152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442770942.58983" calcext:value-type="float">
            <text:p>1442770942.58983</text:p>
          </table:table-cell>
          <table:table-cell office:value-type="float" office:value="8096" calcext:value-type="float">
            <text:p>8096</text:p>
          </table:table-cell>
          <table:table-cell table:formula="of:=[.B1229]-[.B$2]" office:value-type="float" office:value="37.1342022418976" calcext:value-type="float">
            <text:p>37.1342022419</text:p>
          </table:table-cell>
          <table:table-cell table:formula="of:=[.C1229]/([.D1229]-[.D1228])" office:value-type="float" office:value="457174.3925898" calcext:value-type="float">
            <text:p>457174.3925898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442770942.5929" calcext:value-type="float">
            <text:p>1442770942.5929</text:p>
          </table:table-cell>
          <table:table-cell office:value-type="float" office:value="8096" calcext:value-type="float">
            <text:p>8096</text:p>
          </table:table-cell>
          <table:table-cell table:formula="of:=[.B1230]-[.B$2]" office:value-type="float" office:value="37.1372756958008" calcext:value-type="float">
            <text:p>37.1372756958</text:p>
          </table:table-cell>
          <table:table-cell table:formula="of:=[.C1230]/([.D1230]-[.D1229])" office:value-type="float" office:value="2634169.97781398" calcext:value-type="float">
            <text:p>2634169.97781398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442770942.59596" calcext:value-type="float">
            <text:p>1442770942.59596</text:p>
          </table:table-cell>
          <table:table-cell office:value-type="float" office:value="8096" calcext:value-type="float">
            <text:p>8096</text:p>
          </table:table-cell>
          <table:table-cell table:formula="of:=[.B1231]-[.B$2]" office:value-type="float" office:value="37.140331029892" calcext:value-type="float">
            <text:p>37.1403310299</text:p>
          </table:table-cell>
          <table:table-cell table:formula="of:=[.C1231]/([.D1231]-[.D1230])" office:value-type="float" office:value="2649792.05493562" calcext:value-type="float">
            <text:p>2649792.05493562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442770942.61524" calcext:value-type="float">
            <text:p>1442770942.61524</text:p>
          </table:table-cell>
          <table:table-cell office:value-type="float" office:value="8096" calcext:value-type="float">
            <text:p>8096</text:p>
          </table:table-cell>
          <table:table-cell table:formula="of:=[.B1232]-[.B$2]" office:value-type="float" office:value="37.1596171855926" calcext:value-type="float">
            <text:p>37.1596171856</text:p>
          </table:table-cell>
          <table:table-cell table:formula="of:=[.C1232]/([.D1232]-[.D1231])" office:value-type="float" office:value="419782.984522573" calcext:value-type="float">
            <text:p>419782.984522573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442770942.61832" calcext:value-type="float">
            <text:p>1442770942.61832</text:p>
          </table:table-cell>
          <table:table-cell office:value-type="float" office:value="8096" calcext:value-type="float">
            <text:p>8096</text:p>
          </table:table-cell>
          <table:table-cell table:formula="of:=[.B1233]-[.B$2]" office:value-type="float" office:value="37.1626989841461" calcext:value-type="float">
            <text:p>37.1626989841</text:p>
          </table:table-cell>
          <table:table-cell table:formula="of:=[.C1233]/([.D1233]-[.D1232])" office:value-type="float" office:value="2627037.38078292" calcext:value-type="float">
            <text:p>2627037.38078292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442770942.62141" calcext:value-type="float">
            <text:p>1442770942.62141</text:p>
          </table:table-cell>
          <table:table-cell office:value-type="float" office:value="8096" calcext:value-type="float">
            <text:p>8096</text:p>
          </table:table-cell>
          <table:table-cell table:formula="of:=[.B1234]-[.B$2]" office:value-type="float" office:value="37.1657843589783" calcext:value-type="float">
            <text:p>37.165784359</text:p>
          </table:table-cell>
          <table:table-cell table:formula="of:=[.C1234]/([.D1234]-[.D1233])" office:value-type="float" office:value="2623992.36411406" calcext:value-type="float">
            <text:p>2623992.36411406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442770942.63212" calcext:value-type="float">
            <text:p>1442770942.63212</text:p>
          </table:table-cell>
          <table:table-cell office:value-type="float" office:value="8096" calcext:value-type="float">
            <text:p>8096</text:p>
          </table:table-cell>
          <table:table-cell table:formula="of:=[.B1235]-[.B$2]" office:value-type="float" office:value="37.1764962673187" calcext:value-type="float">
            <text:p>37.1764962673</text:p>
          </table:table-cell>
          <table:table-cell table:formula="of:=[.C1235]/([.D1235]-[.D1234])" office:value-type="float" office:value="755794.368537025" calcext:value-type="float">
            <text:p>755794.368537025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442770942.64069" calcext:value-type="float">
            <text:p>1442770942.64069</text:p>
          </table:table-cell>
          <table:table-cell office:value-type="float" office:value="8096" calcext:value-type="float">
            <text:p>8096</text:p>
          </table:table-cell>
          <table:table-cell table:formula="of:=[.B1236]-[.B$2]" office:value-type="float" office:value="37.185065984726" calcext:value-type="float">
            <text:p>37.1850659847</text:p>
          </table:table-cell>
          <table:table-cell table:formula="of:=[.C1236]/([.D1236]-[.D1235])" office:value-type="float" office:value="944721.933674605" calcext:value-type="float">
            <text:p>944721.933674605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442770942.65757" calcext:value-type="float">
            <text:p>1442770942.65757</text:p>
          </table:table-cell>
          <table:table-cell office:value-type="float" office:value="8096" calcext:value-type="float">
            <text:p>8096</text:p>
          </table:table-cell>
          <table:table-cell table:formula="of:=[.B1237]-[.B$2]" office:value-type="float" office:value="37.2019436359405" calcext:value-type="float">
            <text:p>37.2019436359</text:p>
          </table:table-cell>
          <table:table-cell table:formula="of:=[.C1237]/([.D1237]-[.D1236])" office:value-type="float" office:value="479687.599717474" calcext:value-type="float">
            <text:p>479687.599717474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442770942.66062" calcext:value-type="float">
            <text:p>1442770942.66062</text:p>
          </table:table-cell>
          <table:table-cell office:value-type="float" office:value="8096" calcext:value-type="float">
            <text:p>8096</text:p>
          </table:table-cell>
          <table:table-cell table:formula="of:=[.B1238]-[.B$2]" office:value-type="float" office:value="37.2050001621246" calcext:value-type="float">
            <text:p>37.2050001621</text:p>
          </table:table-cell>
          <table:table-cell table:formula="of:=[.C1238]/([.D1238]-[.D1237])" office:value-type="float" office:value="2648758.59469579" calcext:value-type="float">
            <text:p>2648758.59469579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442770942.66608" calcext:value-type="float">
            <text:p>1442770942.66608</text:p>
          </table:table-cell>
          <table:table-cell office:value-type="float" office:value="8096" calcext:value-type="float">
            <text:p>8096</text:p>
          </table:table-cell>
          <table:table-cell table:formula="of:=[.B1239]-[.B$2]" office:value-type="float" office:value="37.2104539871216" calcext:value-type="float">
            <text:p>37.2104539871</text:p>
          </table:table-cell>
          <table:table-cell table:formula="of:=[.C1239]/([.D1239]-[.D1238])" office:value-type="float" office:value="1484462.74028415" calcext:value-type="float">
            <text:p>1484462.74028415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442770942.6915" calcext:value-type="float">
            <text:p>1442770942.6915</text:p>
          </table:table-cell>
          <table:table-cell office:value-type="float" office:value="8096" calcext:value-type="float">
            <text:p>8096</text:p>
          </table:table-cell>
          <table:table-cell table:formula="of:=[.B1240]-[.B$2]" office:value-type="float" office:value="37.235878944397" calcext:value-type="float">
            <text:p>37.2358789444</text:p>
          </table:table-cell>
          <table:table-cell table:formula="of:=[.C1240]/([.D1240]-[.D1239])" office:value-type="float" office:value="318427.280420105" calcext:value-type="float">
            <text:p>318427.280420105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442770942.69459" calcext:value-type="float">
            <text:p>1442770942.69459</text:p>
          </table:table-cell>
          <table:table-cell office:value-type="float" office:value="8096" calcext:value-type="float">
            <text:p>8096</text:p>
          </table:table-cell>
          <table:table-cell table:formula="of:=[.B1241]-[.B$2]" office:value-type="float" office:value="37.238965511322" calcext:value-type="float">
            <text:p>37.2389655113</text:p>
          </table:table-cell>
          <table:table-cell table:formula="of:=[.C1241]/([.D1241]-[.D1240])" office:value-type="float" office:value="2622978.92661826" calcext:value-type="float">
            <text:p>2622978.92661826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442770942.69998" calcext:value-type="float">
            <text:p>1442770942.69998</text:p>
          </table:table-cell>
          <table:table-cell office:value-type="float" office:value="8096" calcext:value-type="float">
            <text:p>8096</text:p>
          </table:table-cell>
          <table:table-cell table:formula="of:=[.B1242]-[.B$2]" office:value-type="float" office:value="37.2443587779999" calcext:value-type="float">
            <text:p>37.244358778</text:p>
          </table:table-cell>
          <table:table-cell table:formula="of:=[.C1242]/([.D1242]-[.D1241])" office:value-type="float" office:value="1501131.03682419" calcext:value-type="float">
            <text:p>1501131.03682419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442770942.71681" calcext:value-type="float">
            <text:p>1442770942.71681</text:p>
          </table:table-cell>
          <table:table-cell office:value-type="float" office:value="8096" calcext:value-type="float">
            <text:p>8096</text:p>
          </table:table-cell>
          <table:table-cell table:formula="of:=[.B1243]-[.B$2]" office:value-type="float" office:value="37.2611889839172" calcext:value-type="float">
            <text:p>37.2611889839</text:p>
          </table:table-cell>
          <table:table-cell table:formula="of:=[.C1243]/([.D1243]-[.D1242])" office:value-type="float" office:value="481039.866045247" calcext:value-type="float">
            <text:p>481039.866045247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442770942.72533" calcext:value-type="float">
            <text:p>1442770942.72533</text:p>
          </table:table-cell>
          <table:table-cell office:value-type="float" office:value="8096" calcext:value-type="float">
            <text:p>8096</text:p>
          </table:table-cell>
          <table:table-cell table:formula="of:=[.B1244]-[.B$2]" office:value-type="float" office:value="37.2697095870972" calcext:value-type="float">
            <text:p>37.2697095871</text:p>
          </table:table-cell>
          <table:table-cell table:formula="of:=[.C1244]/([.D1244]-[.D1243])" office:value-type="float" office:value="950167.473949298" calcext:value-type="float">
            <text:p>950167.473949298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442770942.72843" calcext:value-type="float">
            <text:p>1442770942.72843</text:p>
          </table:table-cell>
          <table:table-cell office:value-type="float" office:value="8096" calcext:value-type="float">
            <text:p>8096</text:p>
          </table:table-cell>
          <table:table-cell table:formula="of:=[.B1245]-[.B$2]" office:value-type="float" office:value="37.2728044986725" calcext:value-type="float">
            <text:p>37.2728044987</text:p>
          </table:table-cell>
          <table:table-cell table:formula="of:=[.C1245]/([.D1245]-[.D1244])" office:value-type="float" office:value="2615906.7239812" calcext:value-type="float">
            <text:p>2615906.7239812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442770942.74218" calcext:value-type="float">
            <text:p>1442770942.74218</text:p>
          </table:table-cell>
          <table:table-cell office:value-type="float" office:value="8096" calcext:value-type="float">
            <text:p>8096</text:p>
          </table:table-cell>
          <table:table-cell table:formula="of:=[.B1246]-[.B$2]" office:value-type="float" office:value="37.2865560054779" calcext:value-type="float">
            <text:p>37.2865560055</text:p>
          </table:table-cell>
          <table:table-cell table:formula="of:=[.C1246]/([.D1246]-[.D1245])" office:value-type="float" office:value="588735.482922431" calcext:value-type="float">
            <text:p>588735.482922431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442770942.75077" calcext:value-type="float">
            <text:p>1442770942.75077</text:p>
          </table:table-cell>
          <table:table-cell office:value-type="float" office:value="8096" calcext:value-type="float">
            <text:p>8096</text:p>
          </table:table-cell>
          <table:table-cell table:formula="of:=[.B1247]-[.B$2]" office:value-type="float" office:value="37.2951440811157" calcext:value-type="float">
            <text:p>37.2951440811</text:p>
          </table:table-cell>
          <table:table-cell table:formula="of:=[.C1247]/([.D1247]-[.D1246])" office:value-type="float" office:value="942702.456455956" calcext:value-type="float">
            <text:p>942702.456455956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442770942.75386" calcext:value-type="float">
            <text:p>1442770942.75386</text:p>
          </table:table-cell>
          <table:table-cell office:value-type="float" office:value="8096" calcext:value-type="float">
            <text:p>8096</text:p>
          </table:table-cell>
          <table:table-cell table:formula="of:=[.B1248]-[.B$2]" office:value-type="float" office:value="37.2982368469238" calcext:value-type="float">
            <text:p>37.2982368469</text:p>
          </table:table-cell>
          <table:table-cell table:formula="of:=[.C1248]/([.D1248]-[.D1247])" office:value-type="float" office:value="2617721.64539007" calcext:value-type="float">
            <text:p>2617721.64539007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442770942.75922" calcext:value-type="float">
            <text:p>1442770942.75922</text:p>
          </table:table-cell>
          <table:table-cell office:value-type="float" office:value="8096" calcext:value-type="float">
            <text:p>8096</text:p>
          </table:table-cell>
          <table:table-cell table:formula="of:=[.B1249]-[.B$2]" office:value-type="float" office:value="37.3035941123962" calcext:value-type="float">
            <text:p>37.3035941124</text:p>
          </table:table-cell>
          <table:table-cell table:formula="of:=[.C1249]/([.D1249]-[.D1248])" office:value-type="float" office:value="1511218.74428126" calcext:value-type="float">
            <text:p>1511218.74428126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442770942.7763" calcext:value-type="float">
            <text:p>1442770942.7763</text:p>
          </table:table-cell>
          <table:table-cell office:value-type="float" office:value="8096" calcext:value-type="float">
            <text:p>8096</text:p>
          </table:table-cell>
          <table:table-cell table:formula="of:=[.B1250]-[.B$2]" office:value-type="float" office:value="37.3206729888916" calcext:value-type="float">
            <text:p>37.3206729889</text:p>
          </table:table-cell>
          <table:table-cell table:formula="of:=[.C1250]/([.D1250]-[.D1249])" office:value-type="float" office:value="474035.865427032" calcext:value-type="float">
            <text:p>474035.865427032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442770942.77942" calcext:value-type="float">
            <text:p>1442770942.77942</text:p>
          </table:table-cell>
          <table:table-cell office:value-type="float" office:value="8096" calcext:value-type="float">
            <text:p>8096</text:p>
          </table:table-cell>
          <table:table-cell table:formula="of:=[.B1251]-[.B$2]" office:value-type="float" office:value="37.3237931728363" calcext:value-type="float">
            <text:p>37.3237931728</text:p>
          </table:table-cell>
          <table:table-cell table:formula="of:=[.C1251]/([.D1251]-[.D1250])" office:value-type="float" office:value="2594718.81898067" calcext:value-type="float">
            <text:p>2594718.8189806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442770942.78474" calcext:value-type="float">
            <text:p>1442770942.78474</text:p>
          </table:table-cell>
          <table:table-cell office:value-type="float" office:value="8096" calcext:value-type="float">
            <text:p>8096</text:p>
          </table:table-cell>
          <table:table-cell table:formula="of:=[.B1252]-[.B$2]" office:value-type="float" office:value="37.3291122913361" calcext:value-type="float">
            <text:p>37.3291122913</text:p>
          </table:table-cell>
          <table:table-cell table:formula="of:=[.C1252]/([.D1252]-[.D1251])" office:value-type="float" office:value="1522056.70927835" calcext:value-type="float">
            <text:p>1522056.70927835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442770942.80175" calcext:value-type="float">
            <text:p>1442770942.80175</text:p>
          </table:table-cell>
          <table:table-cell office:value-type="float" office:value="8096" calcext:value-type="float">
            <text:p>8096</text:p>
          </table:table-cell>
          <table:table-cell table:formula="of:=[.B1253]-[.B$2]" office:value-type="float" office:value="37.3461232185364" calcext:value-type="float">
            <text:p>37.3461232185</text:p>
          </table:table-cell>
          <table:table-cell table:formula="of:=[.C1253]/([.D1253]-[.D1252])" office:value-type="float" office:value="475929.377902984" calcext:value-type="float">
            <text:p>475929.377902984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442770942.8102" calcext:value-type="float">
            <text:p>1442770942.8102</text:p>
          </table:table-cell>
          <table:table-cell office:value-type="float" office:value="8096" calcext:value-type="float">
            <text:p>8096</text:p>
          </table:table-cell>
          <table:table-cell table:formula="of:=[.B1254]-[.B$2]" office:value-type="float" office:value="37.3545711040497" calcext:value-type="float">
            <text:p>37.354571104</text:p>
          </table:table-cell>
          <table:table-cell table:formula="of:=[.C1254]/([.D1254]-[.D1253])" office:value-type="float" office:value="958346.320774419" calcext:value-type="float">
            <text:p>958346.320774419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442770942.81328" calcext:value-type="float">
            <text:p>1442770942.81328</text:p>
          </table:table-cell>
          <table:table-cell office:value-type="float" office:value="8096" calcext:value-type="float">
            <text:p>8096</text:p>
          </table:table-cell>
          <table:table-cell table:formula="of:=[.B1255]-[.B$2]" office:value-type="float" office:value="37.3576588630676" calcext:value-type="float">
            <text:p>37.3576588631</text:p>
          </table:table-cell>
          <table:table-cell table:formula="of:=[.C1255]/([.D1255]-[.D1254])" office:value-type="float" office:value="2621966.27163926" calcext:value-type="float">
            <text:p>2621966.27163926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442770942.82714" calcext:value-type="float">
            <text:p>1442770942.82714</text:p>
          </table:table-cell>
          <table:table-cell office:value-type="float" office:value="8096" calcext:value-type="float">
            <text:p>8096</text:p>
          </table:table-cell>
          <table:table-cell table:formula="of:=[.B1256]-[.B$2]" office:value-type="float" office:value="37.371518611908" calcext:value-type="float">
            <text:p>37.3715186119</text:p>
          </table:table-cell>
          <table:table-cell table:formula="of:=[.C1256]/([.D1256]-[.D1255])" office:value-type="float" office:value="584137.569393794" calcext:value-type="float">
            <text:p>584137.569393794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442770942.83561" calcext:value-type="float">
            <text:p>1442770942.83561</text:p>
          </table:table-cell>
          <table:table-cell office:value-type="float" office:value="8096" calcext:value-type="float">
            <text:p>8096</text:p>
          </table:table-cell>
          <table:table-cell table:formula="of:=[.B1257]-[.B$2]" office:value-type="float" office:value="37.3799829483032" calcext:value-type="float">
            <text:p>37.3799829483</text:p>
          </table:table-cell>
          <table:table-cell table:formula="of:=[.C1257]/([.D1257]-[.D1256])" office:value-type="float" office:value="956483.724409893" calcext:value-type="float">
            <text:p>956483.724409893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442770942.83869" calcext:value-type="float">
            <text:p>1442770942.83869</text:p>
          </table:table-cell>
          <table:table-cell office:value-type="float" office:value="8096" calcext:value-type="float">
            <text:p>8096</text:p>
          </table:table-cell>
          <table:table-cell table:formula="of:=[.B1258]-[.B$2]" office:value-type="float" office:value="37.3830695152283" calcext:value-type="float">
            <text:p>37.3830695152</text:p>
          </table:table-cell>
          <table:table-cell table:formula="of:=[.C1258]/([.D1258]-[.D1257])" office:value-type="float" office:value="2622978.92661826" calcext:value-type="float">
            <text:p>2622978.92661826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442770942.85265" calcext:value-type="float">
            <text:p>1442770942.85265</text:p>
          </table:table-cell>
          <table:table-cell office:value-type="float" office:value="8096" calcext:value-type="float">
            <text:p>8096</text:p>
          </table:table-cell>
          <table:table-cell table:formula="of:=[.B1259]-[.B$2]" office:value-type="float" office:value="37.3970234394073" calcext:value-type="float">
            <text:p>37.3970234394</text:p>
          </table:table-cell>
          <table:table-cell table:formula="of:=[.C1259]/([.D1259]-[.D1258])" office:value-type="float" office:value="580195.212192663" calcext:value-type="float">
            <text:p>580195.212192663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442770942.85573" calcext:value-type="float">
            <text:p>1442770942.85573</text:p>
          </table:table-cell>
          <table:table-cell office:value-type="float" office:value="8096" calcext:value-type="float">
            <text:p>8096</text:p>
          </table:table-cell>
          <table:table-cell table:formula="of:=[.B1260]-[.B$2]" office:value-type="float" office:value="37.4001054763794" calcext:value-type="float">
            <text:p>37.4001054764</text:p>
          </table:table-cell>
          <table:table-cell table:formula="of:=[.C1260]/([.D1260]-[.D1259])" office:value-type="float" office:value="2626834.15982053" calcext:value-type="float">
            <text:p>2626834.15982053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442770942.87803" calcext:value-type="float">
            <text:p>1442770942.87803</text:p>
          </table:table-cell>
          <table:table-cell office:value-type="float" office:value="8096" calcext:value-type="float">
            <text:p>8096</text:p>
          </table:table-cell>
          <table:table-cell table:formula="of:=[.B1261]-[.B$2]" office:value-type="float" office:value="37.4224011898041" calcext:value-type="float">
            <text:p>37.4224011898</text:p>
          </table:table-cell>
          <table:table-cell table:formula="of:=[.C1261]/([.D1261]-[.D1260])" office:value-type="float" office:value="363119.127241619" calcext:value-type="float">
            <text:p>363119.127241619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442770942.88111" calcext:value-type="float">
            <text:p>1442770942.88111</text:p>
          </table:table-cell>
          <table:table-cell office:value-type="float" office:value="8096" calcext:value-type="float">
            <text:p>8096</text:p>
          </table:table-cell>
          <table:table-cell table:formula="of:=[.B1262]-[.B$2]" office:value-type="float" office:value="37.4254856109619" calcext:value-type="float">
            <text:p>37.425485611</text:p>
          </table:table-cell>
          <table:table-cell table:formula="of:=[.C1262]/([.D1262]-[.D1261])" office:value-type="float" office:value="2624803.67813249" calcext:value-type="float">
            <text:p>2624803.67813249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442770942.89494" calcext:value-type="float">
            <text:p>1442770942.89494</text:p>
          </table:table-cell>
          <table:table-cell office:value-type="float" office:value="8096" calcext:value-type="float">
            <text:p>8096</text:p>
          </table:table-cell>
          <table:table-cell table:formula="of:=[.B1263]-[.B$2]" office:value-type="float" office:value="37.4393172264099" calcext:value-type="float">
            <text:p>37.4393172264</text:p>
          </table:table-cell>
          <table:table-cell table:formula="of:=[.C1263]/([.D1263]-[.D1262])" office:value-type="float" office:value="585325.700417141" calcext:value-type="float">
            <text:p>585325.700417141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442770942.89803" calcext:value-type="float">
            <text:p>1442770942.89803</text:p>
          </table:table-cell>
          <table:table-cell office:value-type="float" office:value="8096" calcext:value-type="float">
            <text:p>8096</text:p>
          </table:table-cell>
          <table:table-cell table:formula="of:=[.B1264]-[.B$2]" office:value-type="float" office:value="37.4424047470093" calcext:value-type="float">
            <text:p>37.442404747</text:p>
          </table:table-cell>
          <table:table-cell table:formula="of:=[.C1264]/([.D1264]-[.D1263])" office:value-type="float" office:value="2622168.74007722" calcext:value-type="float">
            <text:p>2622168.74007722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442770942.91192" calcext:value-type="float">
            <text:p>1442770942.91192</text:p>
          </table:table-cell>
          <table:table-cell office:value-type="float" office:value="8096" calcext:value-type="float">
            <text:p>8096</text:p>
          </table:table-cell>
          <table:table-cell table:formula="of:=[.B1265]-[.B$2]" office:value-type="float" office:value="37.4562926292419" calcext:value-type="float">
            <text:p>37.4562926292</text:p>
          </table:table-cell>
          <table:table-cell table:formula="of:=[.C1265]/([.D1265]-[.D1264])" office:value-type="float" office:value="582954.252085837" calcext:value-type="float">
            <text:p>582954.252085837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442770942.92043" calcext:value-type="float">
            <text:p>1442770942.92043</text:p>
          </table:table-cell>
          <table:table-cell office:value-type="float" office:value="8096" calcext:value-type="float">
            <text:p>8096</text:p>
          </table:table-cell>
          <table:table-cell table:formula="of:=[.B1266]-[.B$2]" office:value-type="float" office:value="37.4648051261902" calcext:value-type="float">
            <text:p>37.4648051262</text:p>
          </table:table-cell>
          <table:table-cell table:formula="of:=[.C1266]/([.D1266]-[.D1265])" office:value-type="float" office:value="951072.293972664" calcext:value-type="float">
            <text:p>951072.293972664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442770942.92352" calcext:value-type="float">
            <text:p>1442770942.92352</text:p>
          </table:table-cell>
          <table:table-cell office:value-type="float" office:value="8096" calcext:value-type="float">
            <text:p>8096</text:p>
          </table:table-cell>
          <table:table-cell table:formula="of:=[.B1267]-[.B$2]" office:value-type="float" office:value="37.467892408371" calcext:value-type="float">
            <text:p>37.4678924084</text:p>
          </table:table-cell>
          <table:table-cell table:formula="of:=[.C1267]/([.D1267]-[.D1266])" office:value-type="float" office:value="2622371.23978686" calcext:value-type="float">
            <text:p>2622371.23978686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442770942.93724" calcext:value-type="float">
            <text:p>1442770942.93724</text:p>
          </table:table-cell>
          <table:table-cell office:value-type="float" office:value="8096" calcext:value-type="float">
            <text:p>8096</text:p>
          </table:table-cell>
          <table:table-cell table:formula="of:=[.B1268]-[.B$2]" office:value-type="float" office:value="37.4816179275513" calcext:value-type="float">
            <text:p>37.4816179276</text:p>
          </table:table-cell>
          <table:table-cell table:formula="of:=[.C1268]/([.D1268]-[.D1267])" office:value-type="float" office:value="589850.182980423" calcext:value-type="float">
            <text:p>589850.182980423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442770942.94573" calcext:value-type="float">
            <text:p>1442770942.94573</text:p>
          </table:table-cell>
          <table:table-cell office:value-type="float" office:value="8096" calcext:value-type="float">
            <text:p>8096</text:p>
          </table:table-cell>
          <table:table-cell table:formula="of:=[.B1269]-[.B$2]" office:value-type="float" office:value="37.4901025295258" calcext:value-type="float">
            <text:p>37.4901025295</text:p>
          </table:table-cell>
          <table:table-cell table:formula="of:=[.C1269]/([.D1269]-[.D1268])" office:value-type="float" office:value="954199.1509259" calcext:value-type="float">
            <text:p>954199.1509259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442770942.96257" calcext:value-type="float">
            <text:p>1442770942.96257</text:p>
          </table:table-cell>
          <table:table-cell office:value-type="float" office:value="8096" calcext:value-type="float">
            <text:p>8096</text:p>
          </table:table-cell>
          <table:table-cell table:formula="of:=[.B1270]-[.B$2]" office:value-type="float" office:value="37.5069489479065" calcext:value-type="float">
            <text:p>37.5069489479</text:p>
          </table:table-cell>
          <table:table-cell table:formula="of:=[.C1270]/([.D1270]-[.D1269])" office:value-type="float" office:value="480576.92840261" calcext:value-type="float">
            <text:p>480576.92840261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442770942.96566" calcext:value-type="float">
            <text:p>1442770942.96566</text:p>
          </table:table-cell>
          <table:table-cell office:value-type="float" office:value="8096" calcext:value-type="float">
            <text:p>8096</text:p>
          </table:table-cell>
          <table:table-cell table:formula="of:=[.B1271]-[.B$2]" office:value-type="float" office:value="37.5100388526916" calcext:value-type="float">
            <text:p>37.5100388527</text:p>
          </table:table-cell>
          <table:table-cell table:formula="of:=[.C1271]/([.D1271]-[.D1270])" office:value-type="float" office:value="2620145.46172839" calcext:value-type="float">
            <text:p>2620145.46172839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442770942.97114" calcext:value-type="float">
            <text:p>1442770942.97114</text:p>
          </table:table-cell>
          <table:table-cell office:value-type="float" office:value="8096" calcext:value-type="float">
            <text:p>8096</text:p>
          </table:table-cell>
          <table:table-cell table:formula="of:=[.B1272]-[.B$2]" office:value-type="float" office:value="37.5155208110809" calcext:value-type="float">
            <text:p>37.5155208111</text:p>
          </table:table-cell>
          <table:table-cell table:formula="of:=[.C1272]/([.D1272]-[.D1271])" office:value-type="float" office:value="1476844.48240769" calcext:value-type="float">
            <text:p>1476844.48240769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442770942.97962" calcext:value-type="float">
            <text:p>1442770942.97962</text:p>
          </table:table-cell>
          <table:table-cell office:value-type="float" office:value="8096" calcext:value-type="float">
            <text:p>8096</text:p>
          </table:table-cell>
          <table:table-cell table:formula="of:=[.B1273]-[.B$2]" office:value-type="float" office:value="37.5239994525909" calcext:value-type="float">
            <text:p>37.5239994526</text:p>
          </table:table-cell>
          <table:table-cell table:formula="of:=[.C1273]/([.D1273]-[.D1272])" office:value-type="float" office:value="954869.95062145" calcext:value-type="float">
            <text:p>954869.95062145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442770942.98271" calcext:value-type="float">
            <text:p>1442770942.98271</text:p>
          </table:table-cell>
          <table:table-cell office:value-type="float" office:value="8096" calcext:value-type="float">
            <text:p>8096</text:p>
          </table:table-cell>
          <table:table-cell table:formula="of:=[.B1274]-[.B$2]" office:value-type="float" office:value="37.5270864963531" calcext:value-type="float">
            <text:p>37.5270864964</text:p>
          </table:table-cell>
          <table:table-cell table:formula="of:=[.C1274]/([.D1274]-[.D1273])" office:value-type="float" office:value="2622573.77077541" calcext:value-type="float">
            <text:p>2622573.77077541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442770942.99648" calcext:value-type="float">
            <text:p>1442770942.99648</text:p>
          </table:table-cell>
          <table:table-cell office:value-type="float" office:value="8096" calcext:value-type="float">
            <text:p>8096</text:p>
          </table:table-cell>
          <table:table-cell table:formula="of:=[.B1275]-[.B$2]" office:value-type="float" office:value="37.540860414505" calcext:value-type="float">
            <text:p>37.5408604145</text:p>
          </table:table-cell>
          <table:table-cell table:formula="of:=[.C1275]/([.D1275]-[.D1274])" office:value-type="float" office:value="587777.559786748" calcext:value-type="float">
            <text:p>587777.559786748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442770943.00502" calcext:value-type="float">
            <text:p>1442770943.00502</text:p>
          </table:table-cell>
          <table:table-cell office:value-type="float" office:value="8096" calcext:value-type="float">
            <text:p>8096</text:p>
          </table:table-cell>
          <table:table-cell table:formula="of:=[.B1276]-[.B$2]" office:value-type="float" office:value="37.5493967533112" calcext:value-type="float">
            <text:p>37.5493967533</text:p>
          </table:table-cell>
          <table:table-cell table:formula="of:=[.C1276]/([.D1276]-[.D1275])" office:value-type="float" office:value="948415.964249805" calcext:value-type="float">
            <text:p>948415.964249805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442770943.00786" calcext:value-type="float">
            <text:p>1442770943.00786</text:p>
          </table:table-cell>
          <table:table-cell office:value-type="float" office:value="8096" calcext:value-type="float">
            <text:p>8096</text:p>
          </table:table-cell>
          <table:table-cell table:formula="of:=[.B1277]-[.B$2]" office:value-type="float" office:value="37.5522327423096" calcext:value-type="float">
            <text:p>37.5522327423</text:p>
          </table:table-cell>
          <table:table-cell table:formula="of:=[.C1277]/([.D1277]-[.D1276])" office:value-type="float" office:value="2854736.03900799" calcext:value-type="float">
            <text:p>2854736.03900799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442770943.0218" calcext:value-type="float">
            <text:p>1442770943.0218</text:p>
          </table:table-cell>
          <table:table-cell office:value-type="float" office:value="8096" calcext:value-type="float">
            <text:p>8096</text:p>
          </table:table-cell>
          <table:table-cell table:formula="of:=[.B1278]-[.B$2]" office:value-type="float" office:value="37.5661721229553" calcext:value-type="float">
            <text:p>37.566172123</text:p>
          </table:table-cell>
          <table:table-cell table:formula="of:=[.C1278]/([.D1278]-[.D1277])" office:value-type="float" office:value="580800.553894571" calcext:value-type="float">
            <text:p>580800.553894571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442770943.03038" calcext:value-type="float">
            <text:p>1442770943.03038</text:p>
          </table:table-cell>
          <table:table-cell office:value-type="float" office:value="8096" calcext:value-type="float">
            <text:p>8096</text:p>
          </table:table-cell>
          <table:table-cell table:formula="of:=[.B1279]-[.B$2]" office:value-type="float" office:value="37.5747561454773" calcext:value-type="float">
            <text:p>37.5747561455</text:p>
          </table:table-cell>
          <table:table-cell table:formula="of:=[.C1279]/([.D1279]-[.D1278])" office:value-type="float" office:value="943147.57204755" calcext:value-type="float">
            <text:p>943147.5720475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442770943.04721" calcext:value-type="float">
            <text:p>1442770943.04721</text:p>
          </table:table-cell>
          <table:table-cell office:value-type="float" office:value="8096" calcext:value-type="float">
            <text:p>8096</text:p>
          </table:table-cell>
          <table:table-cell table:formula="of:=[.B1280]-[.B$2]" office:value-type="float" office:value="37.5915868282318" calcext:value-type="float">
            <text:p>37.5915868282</text:p>
          </table:table-cell>
          <table:table-cell table:formula="of:=[.C1280]/([.D1280]-[.D1279])" office:value-type="float" office:value="481026.237502302" calcext:value-type="float">
            <text:p>481026.237502302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442770943.05004" calcext:value-type="float">
            <text:p>1442770943.05004</text:p>
          </table:table-cell>
          <table:table-cell office:value-type="float" office:value="8096" calcext:value-type="float">
            <text:p>8096</text:p>
          </table:table-cell>
          <table:table-cell table:formula="of:=[.B1281]-[.B$2]" office:value-type="float" office:value="37.5944154262543" calcext:value-type="float">
            <text:p>37.5944154263</text:p>
          </table:table-cell>
          <table:table-cell table:formula="of:=[.C1281]/([.D1281]-[.D1280])" office:value-type="float" office:value="2862195.31220499" calcext:value-type="float">
            <text:p>2862195.31220499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442770943.06392" calcext:value-type="float">
            <text:p>1442770943.06392</text:p>
          </table:table-cell>
          <table:table-cell office:value-type="float" office:value="8096" calcext:value-type="float">
            <text:p>8096</text:p>
          </table:table-cell>
          <table:table-cell table:formula="of:=[.B1282]-[.B$2]" office:value-type="float" office:value="37.6082928180695" calcext:value-type="float">
            <text:p>37.6082928181</text:p>
          </table:table-cell>
          <table:table-cell table:formula="of:=[.C1282]/([.D1282]-[.D1281])" office:value-type="float" office:value="583394.928083016" calcext:value-type="float">
            <text:p>583394.928083016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442770943.07254" calcext:value-type="float">
            <text:p>1442770943.07254</text:p>
          </table:table-cell>
          <table:table-cell office:value-type="float" office:value="8096" calcext:value-type="float">
            <text:p>8096</text:p>
          </table:table-cell>
          <table:table-cell table:formula="of:=[.B1283]-[.B$2]" office:value-type="float" office:value="37.6169195175171" calcext:value-type="float">
            <text:p>37.6169195175</text:p>
          </table:table-cell>
          <table:table-cell table:formula="of:=[.C1283]/([.D1283]-[.D1282])" office:value-type="float" office:value="938481.750656386" calcext:value-type="float">
            <text:p>938481.750656386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442770943.07539" calcext:value-type="float">
            <text:p>1442770943.07539</text:p>
          </table:table-cell>
          <table:table-cell office:value-type="float" office:value="8096" calcext:value-type="float">
            <text:p>8096</text:p>
          </table:table-cell>
          <table:table-cell table:formula="of:=[.B1284]-[.B$2]" office:value-type="float" office:value="37.6197674274445" calcext:value-type="float">
            <text:p>37.6197674274</text:p>
          </table:table-cell>
          <table:table-cell table:formula="of:=[.C1284]/([.D1284]-[.D1283])" office:value-type="float" office:value="2842786.53696107" calcext:value-type="float">
            <text:p>2842786.53696107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442770943.0894" calcext:value-type="float">
            <text:p>1442770943.0894</text:p>
          </table:table-cell>
          <table:table-cell office:value-type="float" office:value="8096" calcext:value-type="float">
            <text:p>8096</text:p>
          </table:table-cell>
          <table:table-cell table:formula="of:=[.B1285]-[.B$2]" office:value-type="float" office:value="37.6337778568268" calcext:value-type="float">
            <text:p>37.6337778568</text:p>
          </table:table-cell>
          <table:table-cell table:formula="of:=[.C1285]/([.D1285]-[.D1284])" office:value-type="float" office:value="577855.23762848" calcext:value-type="float">
            <text:p>577855.23762848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442770943.09781" calcext:value-type="float">
            <text:p>1442770943.09781</text:p>
          </table:table-cell>
          <table:table-cell office:value-type="float" office:value="8096" calcext:value-type="float">
            <text:p>8096</text:p>
          </table:table-cell>
          <table:table-cell table:formula="of:=[.B1286]-[.B$2]" office:value-type="float" office:value="37.6421902179718" calcext:value-type="float">
            <text:p>37.642190218</text:p>
          </table:table-cell>
          <table:table-cell table:formula="of:=[.C1286]/([.D1286]-[.D1285])" office:value-type="float" office:value="962393.299625893" calcext:value-type="float">
            <text:p>962393.299625893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442770943.10065" calcext:value-type="float">
            <text:p>1442770943.10065</text:p>
          </table:table-cell>
          <table:table-cell office:value-type="float" office:value="8096" calcext:value-type="float">
            <text:p>8096</text:p>
          </table:table-cell>
          <table:table-cell table:formula="of:=[.B1287]-[.B$2]" office:value-type="float" office:value="37.6450221538544" calcext:value-type="float">
            <text:p>37.6450221539</text:p>
          </table:table-cell>
          <table:table-cell table:formula="of:=[.C1287]/([.D1287]-[.D1286])" office:value-type="float" office:value="2858821.7868328" calcext:value-type="float">
            <text:p>2858821.7868328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442770943.11476" calcext:value-type="float">
            <text:p>1442770943.11476</text:p>
          </table:table-cell>
          <table:table-cell office:value-type="float" office:value="8096" calcext:value-type="float">
            <text:p>8096</text:p>
          </table:table-cell>
          <table:table-cell table:formula="of:=[.B1288]-[.B$2]" office:value-type="float" office:value="37.6591384410858" calcext:value-type="float">
            <text:p>37.6591384411</text:p>
          </table:table-cell>
          <table:table-cell table:formula="of:=[.C1288]/([.D1288]-[.D1287])" office:value-type="float" office:value="573521.908931226" calcext:value-type="float">
            <text:p>573521.908931226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442770943.1232" calcext:value-type="float">
            <text:p>1442770943.1232</text:p>
          </table:table-cell>
          <table:table-cell office:value-type="float" office:value="8096" calcext:value-type="float">
            <text:p>8096</text:p>
          </table:table-cell>
          <table:table-cell table:formula="of:=[.B1289]-[.B$2]" office:value-type="float" office:value="37.6675713062286" calcext:value-type="float">
            <text:p>37.6675713062</text:p>
          </table:table-cell>
          <table:table-cell table:formula="of:=[.C1289]/([.D1289]-[.D1288])" office:value-type="float" office:value="960053.298953916" calcext:value-type="float">
            <text:p>960053.298953916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442770943.14879" calcext:value-type="float">
            <text:p>1442770943.14879</text:p>
          </table:table-cell>
          <table:table-cell office:value-type="float" office:value="8096" calcext:value-type="float">
            <text:p>8096</text:p>
          </table:table-cell>
          <table:table-cell table:formula="of:=[.B1290]-[.B$2]" office:value-type="float" office:value="37.6931691169739" calcext:value-type="float">
            <text:p>37.693169117</text:p>
          </table:table-cell>
          <table:table-cell table:formula="of:=[.C1290]/([.D1290]-[.D1289])" office:value-type="float" office:value="316277.047305919" calcext:value-type="float">
            <text:p>316277.047305919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442770943.15163" calcext:value-type="float">
            <text:p>1442770943.15163</text:p>
          </table:table-cell>
          <table:table-cell office:value-type="float" office:value="8096" calcext:value-type="float">
            <text:p>8096</text:p>
          </table:table-cell>
          <table:table-cell table:formula="of:=[.B1291]-[.B$2]" office:value-type="float" office:value="37.6960046291351" calcext:value-type="float">
            <text:p>37.6960046291</text:p>
          </table:table-cell>
          <table:table-cell table:formula="of:=[.C1291]/([.D1291]-[.D1290])" office:value-type="float" office:value="2855216.10897166" calcext:value-type="float">
            <text:p>2855216.10897166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442770943.15448" calcext:value-type="float">
            <text:p>1442770943.15448</text:p>
          </table:table-cell>
          <table:table-cell office:value-type="float" office:value="8096" calcext:value-type="float">
            <text:p>8096</text:p>
          </table:table-cell>
          <table:table-cell table:formula="of:=[.B1292]-[.B$2]" office:value-type="float" office:value="37.6988589763641" calcext:value-type="float">
            <text:p>37.6988589764</text:p>
          </table:table-cell>
          <table:table-cell table:formula="of:=[.C1292]/([.D1292]-[.D1291])" office:value-type="float" office:value="2836375.30771801" calcext:value-type="float">
            <text:p>2836375.30771801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442770943.17437" calcext:value-type="float">
            <text:p>1442770943.17437</text:p>
          </table:table-cell>
          <table:table-cell office:value-type="float" office:value="8096" calcext:value-type="float">
            <text:p>8096</text:p>
          </table:table-cell>
          <table:table-cell table:formula="of:=[.B1293]-[.B$2]" office:value-type="float" office:value="37.7187457084656" calcext:value-type="float">
            <text:p>37.7187457085</text:p>
          </table:table-cell>
          <table:table-cell table:formula="of:=[.C1293]/([.D1293]-[.D1292])" office:value-type="float" office:value="407105.599788997" calcext:value-type="float">
            <text:p>407105.599788997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442770943.1772" calcext:value-type="float">
            <text:p>1442770943.1772</text:p>
          </table:table-cell>
          <table:table-cell office:value-type="float" office:value="8096" calcext:value-type="float">
            <text:p>8096</text:p>
          </table:table-cell>
          <table:table-cell table:formula="of:=[.B1294]-[.B$2]" office:value-type="float" office:value="37.7215800285339" calcext:value-type="float">
            <text:p>37.7215800285</text:p>
          </table:table-cell>
          <table:table-cell table:formula="of:=[.C1294]/([.D1294]-[.D1293])" office:value-type="float" office:value="2856416.99057873" calcext:value-type="float">
            <text:p>2856416.99057873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442770943.18003" calcext:value-type="float">
            <text:p>1442770943.18003</text:p>
          </table:table-cell>
          <table:table-cell office:value-type="float" office:value="8096" calcext:value-type="float">
            <text:p>8096</text:p>
          </table:table-cell>
          <table:table-cell table:formula="of:=[.B1295]-[.B$2]" office:value-type="float" office:value="37.7244107723236" calcext:value-type="float">
            <text:p>37.7244107723</text:p>
          </table:table-cell>
          <table:table-cell table:formula="of:=[.C1295]/([.D1295]-[.D1294])" office:value-type="float" office:value="2860025.70403436" calcext:value-type="float">
            <text:p>2860025.70403436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442770943.18287" calcext:value-type="float">
            <text:p>1442770943.18287</text:p>
          </table:table-cell>
          <table:table-cell office:value-type="float" office:value="8096" calcext:value-type="float">
            <text:p>8096</text:p>
          </table:table-cell>
          <table:table-cell table:formula="of:=[.B1296]-[.B$2]" office:value-type="float" office:value="37.7272417545319" calcext:value-type="float">
            <text:p>37.7272417545</text:p>
          </table:table-cell>
          <table:table-cell table:formula="of:=[.C1296]/([.D1296]-[.D1295])" office:value-type="float" office:value="2859784.83948122" calcext:value-type="float">
            <text:p>2859784.83948122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442770943.1857" calcext:value-type="float">
            <text:p>1442770943.1857</text:p>
          </table:table-cell>
          <table:table-cell office:value-type="float" office:value="8096" calcext:value-type="float">
            <text:p>8096</text:p>
          </table:table-cell>
          <table:table-cell table:formula="of:=[.B1297]-[.B$2]" office:value-type="float" office:value="37.730078458786" calcext:value-type="float">
            <text:p>37.7300784588</text:p>
          </table:table-cell>
          <table:table-cell table:formula="of:=[.C1297]/([.D1297]-[.D1296])" office:value-type="float" office:value="2854016.23667843" calcext:value-type="float">
            <text:p>2854016.23667843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442770943.18854" calcext:value-type="float">
            <text:p>1442770943.18854</text:p>
          </table:table-cell>
          <table:table-cell office:value-type="float" office:value="8096" calcext:value-type="float">
            <text:p>8096</text:p>
          </table:table-cell>
          <table:table-cell table:formula="of:=[.B1298]-[.B$2]" office:value-type="float" office:value="37.7329125404358" calcext:value-type="float">
            <text:p>37.7329125404</text:p>
          </table:table-cell>
          <table:table-cell table:formula="of:=[.C1298]/([.D1298]-[.D1297])" office:value-type="float" office:value="2856657.28812989" calcext:value-type="float">
            <text:p>2856657.28812989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442770943.1914" calcext:value-type="float">
            <text:p>1442770943.1914</text:p>
          </table:table-cell>
          <table:table-cell office:value-type="float" office:value="8096" calcext:value-type="float">
            <text:p>8096</text:p>
          </table:table-cell>
          <table:table-cell table:formula="of:=[.B1299]-[.B$2]" office:value-type="float" office:value="37.7357742786407" calcext:value-type="float">
            <text:p>37.7357742786</text:p>
          </table:table-cell>
          <table:table-cell table:formula="of:=[.C1299]/([.D1299]-[.D1298])" office:value-type="float" office:value="2829049.83620761" calcext:value-type="float">
            <text:p>2829049.83620761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442770943.19982" calcext:value-type="float">
            <text:p>1442770943.19982</text:p>
          </table:table-cell>
          <table:table-cell office:value-type="float" office:value="8096" calcext:value-type="float">
            <text:p>8096</text:p>
          </table:table-cell>
          <table:table-cell table:formula="of:=[.B1300]-[.B$2]" office:value-type="float" office:value="37.7441983222961" calcext:value-type="float">
            <text:p>37.7441983223</text:p>
          </table:table-cell>
          <table:table-cell table:formula="of:=[.C1300]/([.D1300]-[.D1299])" office:value-type="float" office:value="961058.647270257" calcext:value-type="float">
            <text:p>961058.647270257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442770943.20267" calcext:value-type="float">
            <text:p>1442770943.20267</text:p>
          </table:table-cell>
          <table:table-cell office:value-type="float" office:value="8096" calcext:value-type="float">
            <text:p>8096</text:p>
          </table:table-cell>
          <table:table-cell table:formula="of:=[.B1301]-[.B$2]" office:value-type="float" office:value="37.7470424175262" calcext:value-type="float">
            <text:p>37.7470424175</text:p>
          </table:table-cell>
          <table:table-cell table:formula="of:=[.C1301]/([.D1301]-[.D1300])" office:value-type="float" office:value="2846599.47891693" calcext:value-type="float">
            <text:p>2846599.4789169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42770943.20549" calcext:value-type="float">
            <text:p>1442770943.20549</text:p>
          </table:table-cell>
          <table:table-cell office:value-type="float" office:value="8096" calcext:value-type="float">
            <text:p>8096</text:p>
          </table:table-cell>
          <table:table-cell table:formula="of:=[.B1302]-[.B$2]" office:value-type="float" office:value="37.7498683929443" calcext:value-type="float">
            <text:p>37.7498683929</text:p>
          </table:table-cell>
          <table:table-cell table:formula="of:=[.C1302]/([.D1302]-[.D1301])" office:value-type="float" office:value="2864851.52990804" calcext:value-type="float">
            <text:p>2864851.52990804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442770943.21663" calcext:value-type="float">
            <text:p>1442770943.21663</text:p>
          </table:table-cell>
          <table:table-cell office:value-type="float" office:value="8096" calcext:value-type="float">
            <text:p>8096</text:p>
          </table:table-cell>
          <table:table-cell table:formula="of:=[.B1303]-[.B$2]" office:value-type="float" office:value="37.7610015869141" calcext:value-type="float">
            <text:p>37.7610015869</text:p>
          </table:table-cell>
          <table:table-cell table:formula="of:=[.C1303]/([.D1303]-[.D1302])" office:value-type="float" office:value="727194.731540175" calcext:value-type="float">
            <text:p>727194.731540175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442770943.23383" calcext:value-type="float">
            <text:p>1442770943.23383</text:p>
          </table:table-cell>
          <table:table-cell office:value-type="float" office:value="8096" calcext:value-type="float">
            <text:p>8096</text:p>
          </table:table-cell>
          <table:table-cell table:formula="of:=[.B1304]-[.B$2]" office:value-type="float" office:value="37.7782070636749" calcext:value-type="float">
            <text:p>37.7782070637</text:p>
          </table:table-cell>
          <table:table-cell table:formula="of:=[.C1304]/([.D1304]-[.D1303])" office:value-type="float" office:value="470547.844301254" calcext:value-type="float">
            <text:p>470547.844301254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442770943.23669" calcext:value-type="float">
            <text:p>1442770943.23669</text:p>
          </table:table-cell>
          <table:table-cell office:value-type="float" office:value="8096" calcext:value-type="float">
            <text:p>8096</text:p>
          </table:table-cell>
          <table:table-cell table:formula="of:=[.B1305]-[.B$2]" office:value-type="float" office:value="37.7810614109039" calcext:value-type="float">
            <text:p>37.7810614109</text:p>
          </table:table-cell>
          <table:table-cell table:formula="of:=[.C1305]/([.D1305]-[.D1304])" office:value-type="float" office:value="2836375.30771801" calcext:value-type="float">
            <text:p>2836375.30771801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442770943.23954" calcext:value-type="float">
            <text:p>1442770943.23954</text:p>
          </table:table-cell>
          <table:table-cell office:value-type="float" office:value="8096" calcext:value-type="float">
            <text:p>8096</text:p>
          </table:table-cell>
          <table:table-cell table:formula="of:=[.B1306]-[.B$2]" office:value-type="float" office:value="37.7839133739471" calcext:value-type="float">
            <text:p>37.7839133739</text:p>
          </table:table-cell>
          <table:table-cell table:formula="of:=[.C1306]/([.D1306]-[.D1305])" office:value-type="float" office:value="2838746.46246447" calcext:value-type="float">
            <text:p>2838746.46246447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442770943.24235" calcext:value-type="float">
            <text:p>1442770943.24235</text:p>
          </table:table-cell>
          <table:table-cell office:value-type="float" office:value="8096" calcext:value-type="float">
            <text:p>8096</text:p>
          </table:table-cell>
          <table:table-cell table:formula="of:=[.B1307]-[.B$2]" office:value-type="float" office:value="37.7867243289948" calcext:value-type="float">
            <text:p>37.786724329</text:p>
          </table:table-cell>
          <table:table-cell table:formula="of:=[.C1307]/([.D1307]-[.D1306])" office:value-type="float" office:value="2880159.89686175" calcext:value-type="float">
            <text:p>2880159.89686175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442770943.25906" calcext:value-type="float">
            <text:p>1442770943.25906</text:p>
          </table:table-cell>
          <table:table-cell office:value-type="float" office:value="8096" calcext:value-type="float">
            <text:p>8096</text:p>
          </table:table-cell>
          <table:table-cell table:formula="of:=[.B1308]-[.B$2]" office:value-type="float" office:value="37.803432226181" calcext:value-type="float">
            <text:p>37.8034322262</text:p>
          </table:table-cell>
          <table:table-cell table:formula="of:=[.C1308]/([.D1308]-[.D1307])" office:value-type="float" office:value="484561.2772054" calcext:value-type="float">
            <text:p>484561.2772054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442770943.26189" calcext:value-type="float">
            <text:p>1442770943.26189</text:p>
          </table:table-cell>
          <table:table-cell office:value-type="float" office:value="8096" calcext:value-type="float">
            <text:p>8096</text:p>
          </table:table-cell>
          <table:table-cell table:formula="of:=[.B1309]-[.B$2]" office:value-type="float" office:value="37.8062651157379" calcext:value-type="float">
            <text:p>37.8062651157</text:p>
          </table:table-cell>
          <table:table-cell table:formula="of:=[.C1309]/([.D1309]-[.D1308])" office:value-type="float" office:value="2857859.38259552" calcext:value-type="float">
            <text:p>2857859.38259552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442770943.26757" calcext:value-type="float">
            <text:p>1442770943.26757</text:p>
          </table:table-cell>
          <table:table-cell office:value-type="float" office:value="8096" calcext:value-type="float">
            <text:p>8096</text:p>
          </table:table-cell>
          <table:table-cell table:formula="of:=[.B1310]-[.B$2]" office:value-type="float" office:value="37.8119463920593" calcext:value-type="float">
            <text:p>37.8119463921</text:p>
          </table:table-cell>
          <table:table-cell table:formula="of:=[.C1310]/([.D1310]-[.D1309])" office:value-type="float" office:value="1425031.90163246" calcext:value-type="float">
            <text:p>1425031.90163246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442770943.28444" calcext:value-type="float">
            <text:p>1442770943.28444</text:p>
          </table:table-cell>
          <table:table-cell office:value-type="float" office:value="8096" calcext:value-type="float">
            <text:p>8096</text:p>
          </table:table-cell>
          <table:table-cell table:formula="of:=[.B1311]-[.B$2]" office:value-type="float" office:value="37.8288204669952" calcext:value-type="float">
            <text:p>37.828820467</text:p>
          </table:table-cell>
          <table:table-cell table:formula="of:=[.C1311]/([.D1311]-[.D1310])" office:value-type="float" office:value="479789.264344755" calcext:value-type="float">
            <text:p>479789.264344755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442770943.28727" calcext:value-type="float">
            <text:p>1442770943.28727</text:p>
          </table:table-cell>
          <table:table-cell office:value-type="float" office:value="8096" calcext:value-type="float">
            <text:p>8096</text:p>
          </table:table-cell>
          <table:table-cell table:formula="of:=[.B1312]-[.B$2]" office:value-type="float" office:value="37.8316507339478" calcext:value-type="float">
            <text:p>37.8316507339</text:p>
          </table:table-cell>
          <table:table-cell table:formula="of:=[.C1312]/([.D1312]-[.D1311])" office:value-type="float" office:value="2860507.55488164" calcext:value-type="float">
            <text:p>2860507.55488164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442770943.29308" calcext:value-type="float">
            <text:p>1442770943.29308</text:p>
          </table:table-cell>
          <table:table-cell office:value-type="float" office:value="8096" calcext:value-type="float">
            <text:p>8096</text:p>
          </table:table-cell>
          <table:table-cell table:formula="of:=[.B1313]-[.B$2]" office:value-type="float" office:value="37.8374524116516" calcext:value-type="float">
            <text:p>37.8374524117</text:p>
          </table:table-cell>
          <table:table-cell table:formula="of:=[.C1313]/([.D1313]-[.D1312])" office:value-type="float" office:value="1395458.41965974" calcext:value-type="float">
            <text:p>1395458.41965974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442770943.31587" calcext:value-type="float">
            <text:p>1442770943.31587</text:p>
          </table:table-cell>
          <table:table-cell office:value-type="float" office:value="8096" calcext:value-type="float">
            <text:p>8096</text:p>
          </table:table-cell>
          <table:table-cell table:formula="of:=[.B1314]-[.B$2]" office:value-type="float" office:value="37.8602423667908" calcext:value-type="float">
            <text:p>37.8602423668</text:p>
          </table:table-cell>
          <table:table-cell table:formula="of:=[.C1314]/([.D1314]-[.D1313])" office:value-type="float" office:value="355244.227141482" calcext:value-type="float">
            <text:p>355244.227141482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442770943.31874" calcext:value-type="float">
            <text:p>1442770943.31874</text:p>
          </table:table-cell>
          <table:table-cell office:value-type="float" office:value="8096" calcext:value-type="float">
            <text:p>8096</text:p>
          </table:table-cell>
          <table:table-cell table:formula="of:=[.B1315]-[.B$2]" office:value-type="float" office:value="37.8631119728088" calcext:value-type="float">
            <text:p>37.8631119728</text:p>
          </table:table-cell>
          <table:table-cell table:formula="of:=[.C1315]/([.D1315]-[.D1314])" office:value-type="float" office:value="2821293.21900964" calcext:value-type="float">
            <text:p>2821293.21900964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442770943.32158" calcext:value-type="float">
            <text:p>1442770943.32158</text:p>
          </table:table-cell>
          <table:table-cell office:value-type="float" office:value="8096" calcext:value-type="float">
            <text:p>8096</text:p>
          </table:table-cell>
          <table:table-cell table:formula="of:=[.B1316]-[.B$2]" office:value-type="float" office:value="37.8659558296204" calcext:value-type="float">
            <text:p>37.8659558296</text:p>
          </table:table-cell>
          <table:table-cell table:formula="of:=[.C1316]/([.D1316]-[.D1315])" office:value-type="float" office:value="2846838.12743125" calcext:value-type="float">
            <text:p>2846838.12743125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442770943.32661" calcext:value-type="float">
            <text:p>1442770943.32661</text:p>
          </table:table-cell>
          <table:table-cell office:value-type="float" office:value="8096" calcext:value-type="float">
            <text:p>8096</text:p>
          </table:table-cell>
          <table:table-cell table:formula="of:=[.B1317]-[.B$2]" office:value-type="float" office:value="37.8709812164307" calcext:value-type="float">
            <text:p>37.8709812164</text:p>
          </table:table-cell>
          <table:table-cell table:formula="of:=[.C1317]/([.D1317]-[.D1316])" office:value-type="float" office:value="1611020.26681848" calcext:value-type="float">
            <text:p>1611020.26681848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442770943.352" calcext:value-type="float">
            <text:p>1442770943.352</text:p>
          </table:table-cell>
          <table:table-cell office:value-type="float" office:value="8096" calcext:value-type="float">
            <text:p>8096</text:p>
          </table:table-cell>
          <table:table-cell table:formula="of:=[.B1318]-[.B$2]" office:value-type="float" office:value="37.8963761329651" calcext:value-type="float">
            <text:p>37.896376133</text:p>
          </table:table-cell>
          <table:table-cell table:formula="of:=[.C1318]/([.D1318]-[.D1317])" office:value-type="float" office:value="318803.961770284" calcext:value-type="float">
            <text:p>318803.961770284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442770943.35482" calcext:value-type="float">
            <text:p>1442770943.35482</text:p>
          </table:table-cell>
          <table:table-cell office:value-type="float" office:value="8096" calcext:value-type="float">
            <text:p>8096</text:p>
          </table:table-cell>
          <table:table-cell table:formula="of:=[.B1319]-[.B$2]" office:value-type="float" office:value="37.8991959095001" calcext:value-type="float">
            <text:p>37.8991959095</text:p>
          </table:table-cell>
          <table:table-cell table:formula="of:=[.C1319]/([.D1319]-[.D1318])" office:value-type="float" office:value="2871149.50401623" calcext:value-type="float">
            <text:p>2871149.50401623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442770943.35764" calcext:value-type="float">
            <text:p>1442770943.35764</text:p>
          </table:table-cell>
          <table:table-cell office:value-type="float" office:value="8096" calcext:value-type="float">
            <text:p>8096</text:p>
          </table:table-cell>
          <table:table-cell table:formula="of:=[.B1320]-[.B$2]" office:value-type="float" office:value="37.9020142555237" calcext:value-type="float">
            <text:p>37.9020142555</text:p>
          </table:table-cell>
          <table:table-cell table:formula="of:=[.C1320]/([.D1320]-[.D1319])" office:value-type="float" office:value="2872606.81702056" calcext:value-type="float">
            <text:p>2872606.81702056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442770943.3605" calcext:value-type="float">
            <text:p>1442770943.3605</text:p>
          </table:table-cell>
          <table:table-cell office:value-type="float" office:value="8096" calcext:value-type="float">
            <text:p>8096</text:p>
          </table:table-cell>
          <table:table-cell table:formula="of:=[.B1321]-[.B$2]" office:value-type="float" office:value="37.9048721790314" calcext:value-type="float">
            <text:p>37.904872179</text:p>
          </table:table-cell>
          <table:table-cell table:formula="of:=[.C1321]/([.D1321]-[.D1320])" office:value-type="float" office:value="2832825.99349295" calcext:value-type="float">
            <text:p>2832825.99349295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442770943.37814" calcext:value-type="float">
            <text:p>1442770943.37814</text:p>
          </table:table-cell>
          <table:table-cell office:value-type="float" office:value="8096" calcext:value-type="float">
            <text:p>8096</text:p>
          </table:table-cell>
          <table:table-cell table:formula="of:=[.B1322]-[.B$2]" office:value-type="float" office:value="37.9225189685822" calcext:value-type="float">
            <text:p>37.9225189686</text:p>
          </table:table-cell>
          <table:table-cell table:formula="of:=[.C1322]/([.D1322]-[.D1321])" office:value-type="float" office:value="458780.333765672" calcext:value-type="float">
            <text:p>458780.333765672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442770943.38097" calcext:value-type="float">
            <text:p>1442770943.38097</text:p>
          </table:table-cell>
          <table:table-cell office:value-type="float" office:value="8096" calcext:value-type="float">
            <text:p>8096</text:p>
          </table:table-cell>
          <table:table-cell table:formula="of:=[.B1323]-[.B$2]" office:value-type="float" office:value="37.9253480434418" calcext:value-type="float">
            <text:p>37.9253480434</text:p>
          </table:table-cell>
          <table:table-cell table:formula="of:=[.C1323]/([.D1323]-[.D1322])" office:value-type="float" office:value="2861712.89263442" calcext:value-type="float">
            <text:p>2861712.89263442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442770943.38644" calcext:value-type="float">
            <text:p>1442770943.38644</text:p>
          </table:table-cell>
          <table:table-cell office:value-type="float" office:value="8096" calcext:value-type="float">
            <text:p>8096</text:p>
          </table:table-cell>
          <table:table-cell table:formula="of:=[.B1324]-[.B$2]" office:value-type="float" office:value="37.9308202266693" calcext:value-type="float">
            <text:p>37.9308202267</text:p>
          </table:table-cell>
          <table:table-cell table:formula="of:=[.C1324]/([.D1324]-[.D1323])" office:value-type="float" office:value="1479482.62391077" calcext:value-type="float">
            <text:p>1479482.62391077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442770943.41157" calcext:value-type="float">
            <text:p>1442770943.41157</text:p>
          </table:table-cell>
          <table:table-cell office:value-type="float" office:value="8096" calcext:value-type="float">
            <text:p>8096</text:p>
          </table:table-cell>
          <table:table-cell table:formula="of:=[.B1325]-[.B$2]" office:value-type="float" office:value="37.9559450149536" calcext:value-type="float">
            <text:p>37.955945015</text:p>
          </table:table-cell>
          <table:table-cell table:formula="of:=[.C1325]/([.D1325]-[.D1324])" office:value-type="float" office:value="322231.571004261" calcext:value-type="float">
            <text:p>322231.571004261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442770943.41438" calcext:value-type="float">
            <text:p>1442770943.41438</text:p>
          </table:table-cell>
          <table:table-cell office:value-type="float" office:value="8096" calcext:value-type="float">
            <text:p>8096</text:p>
          </table:table-cell>
          <table:table-cell table:formula="of:=[.B1326]-[.B$2]" office:value-type="float" office:value="37.9587585926056" calcext:value-type="float">
            <text:p>37.9587585926</text:p>
          </table:table-cell>
          <table:table-cell table:formula="of:=[.C1326]/([.D1326]-[.D1325])" office:value-type="float" office:value="2877475.22955682" calcext:value-type="float">
            <text:p>2877475.22955682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442770943.4172" calcext:value-type="float">
            <text:p>1442770943.4172</text:p>
          </table:table-cell>
          <table:table-cell office:value-type="float" office:value="8096" calcext:value-type="float">
            <text:p>8096</text:p>
          </table:table-cell>
          <table:table-cell table:formula="of:=[.B1327]-[.B$2]" office:value-type="float" office:value="37.9615802764893" calcext:value-type="float">
            <text:p>37.9615802765</text:p>
          </table:table-cell>
          <table:table-cell table:formula="of:=[.C1327]/([.D1327]-[.D1326])" office:value-type="float" office:value="2869208.71854668" calcext:value-type="float">
            <text:p>2869208.71854668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442770943.43661" calcext:value-type="float">
            <text:p>1442770943.43661</text:p>
          </table:table-cell>
          <table:table-cell office:value-type="float" office:value="8096" calcext:value-type="float">
            <text:p>8096</text:p>
          </table:table-cell>
          <table:table-cell table:formula="of:=[.B1328]-[.B$2]" office:value-type="float" office:value="37.9809873104095" calcext:value-type="float">
            <text:p>37.9809873104</text:p>
          </table:table-cell>
          <table:table-cell table:formula="of:=[.C1328]/([.D1328]-[.D1327])" office:value-type="float" office:value="417168.333566751" calcext:value-type="float">
            <text:p>417168.333566751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442770943.43946" calcext:value-type="float">
            <text:p>1442770943.43946</text:p>
          </table:table-cell>
          <table:table-cell office:value-type="float" office:value="8096" calcext:value-type="float">
            <text:p>8096</text:p>
          </table:table-cell>
          <table:table-cell table:formula="of:=[.B1329]-[.B$2]" office:value-type="float" office:value="37.9838325977325" calcext:value-type="float">
            <text:p>37.9838325977</text:p>
          </table:table-cell>
          <table:table-cell table:formula="of:=[.C1329]/([.D1329]-[.D1328])" office:value-type="float" office:value="2845406.83626613" calcext:value-type="float">
            <text:p>2845406.83626613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442770943.44229" calcext:value-type="float">
            <text:p>1442770943.44229</text:p>
          </table:table-cell>
          <table:table-cell office:value-type="float" office:value="8096" calcext:value-type="float">
            <text:p>8096</text:p>
          </table:table-cell>
          <table:table-cell table:formula="of:=[.B1330]-[.B$2]" office:value-type="float" office:value="37.9866628646851" calcext:value-type="float">
            <text:p>37.9866628647</text:p>
          </table:table-cell>
          <table:table-cell table:formula="of:=[.C1330]/([.D1330]-[.D1329])" office:value-type="float" office:value="2860507.55488164" calcext:value-type="float">
            <text:p>2860507.55488164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442770943.44508" calcext:value-type="float">
            <text:p>1442770943.44508</text:p>
          </table:table-cell>
          <table:table-cell office:value-type="float" office:value="8096" calcext:value-type="float">
            <text:p>8096</text:p>
          </table:table-cell>
          <table:table-cell table:formula="of:=[.B1331]-[.B$2]" office:value-type="float" office:value="37.9894604682922" calcext:value-type="float">
            <text:p>37.9894604683</text:p>
          </table:table-cell>
          <table:table-cell table:formula="of:=[.C1331]/([.D1331]-[.D1330])" office:value-type="float" office:value="2893905.33356059" calcext:value-type="float">
            <text:p>2893905.33356059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442770943.46148" calcext:value-type="float">
            <text:p>1442770943.46148</text:p>
          </table:table-cell>
          <table:table-cell office:value-type="float" office:value="8096" calcext:value-type="float">
            <text:p>8096</text:p>
          </table:table-cell>
          <table:table-cell table:formula="of:=[.B1332]-[.B$2]" office:value-type="float" office:value="38.0058560371399" calcext:value-type="float">
            <text:p>38.0058560371</text:p>
          </table:table-cell>
          <table:table-cell table:formula="of:=[.C1332]/([.D1332]-[.D1331])" office:value-type="float" office:value="493791.95532806" calcext:value-type="float">
            <text:p>493791.95532806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442770943.46435" calcext:value-type="float">
            <text:p>1442770943.46435</text:p>
          </table:table-cell>
          <table:table-cell office:value-type="float" office:value="8096" calcext:value-type="float">
            <text:p>8096</text:p>
          </table:table-cell>
          <table:table-cell table:formula="of:=[.B1333]-[.B$2]" office:value-type="float" office:value="38.0087299346924" calcext:value-type="float">
            <text:p>38.0087299347</text:p>
          </table:table-cell>
          <table:table-cell table:formula="of:=[.C1333]/([.D1333]-[.D1332])" office:value-type="float" office:value="2817080.23759748" calcext:value-type="float">
            <text:p>2817080.23759748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442770943.46977" calcext:value-type="float">
            <text:p>1442770943.46977</text:p>
          </table:table-cell>
          <table:table-cell office:value-type="float" office:value="8096" calcext:value-type="float">
            <text:p>8096</text:p>
          </table:table-cell>
          <table:table-cell table:formula="of:=[.B1334]-[.B$2]" office:value-type="float" office:value="38.0141415596008" calcext:value-type="float">
            <text:p>38.0141415596</text:p>
          </table:table-cell>
          <table:table-cell table:formula="of:=[.C1334]/([.D1334]-[.D1333])" office:value-type="float" office:value="1496038.64587188" calcext:value-type="float">
            <text:p>1496038.64587188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442770943.4952" calcext:value-type="float">
            <text:p>1442770943.4952</text:p>
          </table:table-cell>
          <table:table-cell office:value-type="float" office:value="8096" calcext:value-type="float">
            <text:p>8096</text:p>
          </table:table-cell>
          <table:table-cell table:formula="of:=[.B1335]-[.B$2]" office:value-type="float" office:value="38.039571762085" calcext:value-type="float">
            <text:p>38.0395717621</text:p>
          </table:table-cell>
          <table:table-cell table:formula="of:=[.C1335]/([.D1335]-[.D1334])" office:value-type="float" office:value="318361.601920084" calcext:value-type="float">
            <text:p>318361.601920084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442770943.49802" calcext:value-type="float">
            <text:p>1442770943.49802</text:p>
          </table:table-cell>
          <table:table-cell office:value-type="float" office:value="8096" calcext:value-type="float">
            <text:p>8096</text:p>
          </table:table-cell>
          <table:table-cell table:formula="of:=[.B1336]-[.B$2]" office:value-type="float" office:value="38.0423996448517" calcext:value-type="float">
            <text:p>38.0423996449</text:p>
          </table:table-cell>
          <table:table-cell table:formula="of:=[.C1336]/([.D1336]-[.D1335])" office:value-type="float" office:value="2862919.24660653" calcext:value-type="float">
            <text:p>2862919.24660653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442770943.50085" calcext:value-type="float">
            <text:p>1442770943.50085</text:p>
          </table:table-cell>
          <table:table-cell office:value-type="float" office:value="8096" calcext:value-type="float">
            <text:p>8096</text:p>
          </table:table-cell>
          <table:table-cell table:formula="of:=[.B1337]-[.B$2]" office:value-type="float" office:value="38.0452282428741" calcext:value-type="float">
            <text:p>38.0452282429</text:p>
          </table:table-cell>
          <table:table-cell table:formula="of:=[.C1337]/([.D1337]-[.D1336])" office:value-type="float" office:value="2862195.31220499" calcext:value-type="float">
            <text:p>2862195.31220499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442770943.52025" calcext:value-type="float">
            <text:p>1442770943.52025</text:p>
          </table:table-cell>
          <table:table-cell office:value-type="float" office:value="8096" calcext:value-type="float">
            <text:p>8096</text:p>
          </table:table-cell>
          <table:table-cell table:formula="of:=[.B1338]-[.B$2]" office:value-type="float" office:value="38.0646295547485" calcext:value-type="float">
            <text:p>38.0646295547</text:p>
          </table:table-cell>
          <table:table-cell table:formula="of:=[.C1338]/([.D1338]-[.D1337])" office:value-type="float" office:value="417291.369388633" calcext:value-type="float">
            <text:p>417291.369388633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442770943.52308" calcext:value-type="float">
            <text:p>1442770943.52308</text:p>
          </table:table-cell>
          <table:table-cell office:value-type="float" office:value="8096" calcext:value-type="float">
            <text:p>8096</text:p>
          </table:table-cell>
          <table:table-cell table:formula="of:=[.B1339]-[.B$2]" office:value-type="float" office:value="38.0674605369568" calcext:value-type="float">
            <text:p>38.067460537</text:p>
          </table:table-cell>
          <table:table-cell table:formula="of:=[.C1339]/([.D1339]-[.D1338])" office:value-type="float" office:value="2859784.83948122" calcext:value-type="float">
            <text:p>2859784.83948122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442770943.52591" calcext:value-type="float">
            <text:p>1442770943.52591</text:p>
          </table:table-cell>
          <table:table-cell office:value-type="float" office:value="8096" calcext:value-type="float">
            <text:p>8096</text:p>
          </table:table-cell>
          <table:table-cell table:formula="of:=[.B1340]-[.B$2]" office:value-type="float" office:value="38.0702841281891" calcext:value-type="float">
            <text:p>38.0702841282</text:p>
          </table:table-cell>
          <table:table-cell table:formula="of:=[.C1340]/([.D1340]-[.D1339])" office:value-type="float" office:value="2867270.55509584" calcext:value-type="float">
            <text:p>2867270.55509584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442770943.5453" calcext:value-type="float">
            <text:p>1442770943.5453</text:p>
          </table:table-cell>
          <table:table-cell office:value-type="float" office:value="8096" calcext:value-type="float">
            <text:p>8096</text:p>
          </table:table-cell>
          <table:table-cell table:formula="of:=[.B1341]-[.B$2]" office:value-type="float" office:value="38.0896761417389" calcext:value-type="float">
            <text:p>38.0896761417</text:p>
          </table:table-cell>
          <table:table-cell table:formula="of:=[.C1341]/([.D1341]-[.D1340])" office:value-type="float" office:value="417491.457460411" calcext:value-type="float">
            <text:p>417491.457460411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442770943.54814" calcext:value-type="float">
            <text:p>1442770943.54814</text:p>
          </table:table-cell>
          <table:table-cell office:value-type="float" office:value="8096" calcext:value-type="float">
            <text:p>8096</text:p>
          </table:table-cell>
          <table:table-cell table:formula="of:=[.B1342]-[.B$2]" office:value-type="float" office:value="38.0925133228302" calcext:value-type="float">
            <text:p>38.0925133228</text:p>
          </table:table-cell>
          <table:table-cell table:formula="of:=[.C1342]/([.D1342]-[.D1341])" office:value-type="float" office:value="2853536.57008403" calcext:value-type="float">
            <text:p>2853536.57008403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442770943.55097" calcext:value-type="float">
            <text:p>1442770943.55097</text:p>
          </table:table-cell>
          <table:table-cell office:value-type="float" office:value="8096" calcext:value-type="float">
            <text:p>8096</text:p>
          </table:table-cell>
          <table:table-cell table:formula="of:=[.B1343]-[.B$2]" office:value-type="float" office:value="38.0953433513641" calcext:value-type="float">
            <text:p>38.0953433514</text:p>
          </table:table-cell>
          <table:table-cell table:formula="of:=[.C1343]/([.D1343]-[.D1342])" office:value-type="float" office:value="2860748.54119629" calcext:value-type="float">
            <text:p>2860748.54119629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442770943.56197" calcext:value-type="float">
            <text:p>1442770943.56197</text:p>
          </table:table-cell>
          <table:table-cell office:value-type="float" office:value="8096" calcext:value-type="float">
            <text:p>8096</text:p>
          </table:table-cell>
          <table:table-cell table:formula="of:=[.B1344]-[.B$2]" office:value-type="float" office:value="38.1063458919525" calcext:value-type="float">
            <text:p>38.106345892</text:p>
          </table:table-cell>
          <table:table-cell table:formula="of:=[.C1344]/([.D1344]-[.D1343])" office:value-type="float" office:value="735830.0507931" calcext:value-type="float">
            <text:p>735830.0507931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442770943.57009" calcext:value-type="float">
            <text:p>1442770943.57009</text:p>
          </table:table-cell>
          <table:table-cell office:value-type="float" office:value="8096" calcext:value-type="float">
            <text:p>8096</text:p>
          </table:table-cell>
          <table:table-cell table:formula="of:=[.B1345]-[.B$2]" office:value-type="float" office:value="38.1144690513611" calcext:value-type="float">
            <text:p>38.1144690514</text:p>
          </table:table-cell>
          <table:table-cell table:formula="of:=[.C1345]/([.D1345]-[.D1344])" office:value-type="float" office:value="996656.54615362" calcext:value-type="float">
            <text:p>996656.54615362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442770943.57292" calcext:value-type="float">
            <text:p>1442770943.57292</text:p>
          </table:table-cell>
          <table:table-cell office:value-type="float" office:value="8096" calcext:value-type="float">
            <text:p>8096</text:p>
          </table:table-cell>
          <table:table-cell table:formula="of:=[.B1346]-[.B$2]" office:value-type="float" office:value="38.117297410965" calcext:value-type="float">
            <text:p>38.117297411</text:p>
          </table:table-cell>
          <table:table-cell table:formula="of:=[.C1346]/([.D1346]-[.D1345])" office:value-type="float" office:value="2862436.58298913" calcext:value-type="float">
            <text:p>2862436.58298913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442770943.58683" calcext:value-type="float">
            <text:p>1442770943.58683</text:p>
          </table:table-cell>
          <table:table-cell office:value-type="float" office:value="8096" calcext:value-type="float">
            <text:p>8096</text:p>
          </table:table-cell>
          <table:table-cell table:formula="of:=[.B1347]-[.B$2]" office:value-type="float" office:value="38.1312017440796" calcext:value-type="float">
            <text:p>38.1312017441</text:p>
          </table:table-cell>
          <table:table-cell table:formula="of:=[.C1347]/([.D1347]-[.D1346])" office:value-type="float" office:value="582264.531010477" calcext:value-type="float">
            <text:p>582264.531010477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442770943.58972" calcext:value-type="float">
            <text:p>1442770943.58972</text:p>
          </table:table-cell>
          <table:table-cell office:value-type="float" office:value="8096" calcext:value-type="float">
            <text:p>8096</text:p>
          </table:table-cell>
          <table:table-cell table:formula="of:=[.B1348]-[.B$2]" office:value-type="float" office:value="38.1340959072113" calcext:value-type="float">
            <text:p>38.1340959072</text:p>
          </table:table-cell>
          <table:table-cell table:formula="of:=[.C1348]/([.D1348]-[.D1347])" office:value-type="float" office:value="2797354.4100832" calcext:value-type="float">
            <text:p>2797354.4100832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442770943.61187" calcext:value-type="float">
            <text:p>1442770943.61187</text:p>
          </table:table-cell>
          <table:table-cell office:value-type="float" office:value="8096" calcext:value-type="float">
            <text:p>8096</text:p>
          </table:table-cell>
          <table:table-cell table:formula="of:=[.B1349]-[.B$2]" office:value-type="float" office:value="38.1562438011169" calcext:value-type="float">
            <text:p>38.1562438011</text:p>
          </table:table-cell>
          <table:table-cell table:formula="of:=[.C1349]/([.D1349]-[.D1348])" office:value-type="float" office:value="365542.657667259" calcext:value-type="float">
            <text:p>365542.657667259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442770943.61471" calcext:value-type="float">
            <text:p>1442770943.61471</text:p>
          </table:table-cell>
          <table:table-cell office:value-type="float" office:value="8096" calcext:value-type="float">
            <text:p>8096</text:p>
          </table:table-cell>
          <table:table-cell table:formula="of:=[.B1350]-[.B$2]" office:value-type="float" office:value="38.1590809822082" calcext:value-type="float">
            <text:p>38.1590809822</text:p>
          </table:table-cell>
          <table:table-cell table:formula="of:=[.C1350]/([.D1350]-[.D1349])" office:value-type="float" office:value="2853536.57008403" calcext:value-type="float">
            <text:p>2853536.57008403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442770943.61755" calcext:value-type="float">
            <text:p>1442770943.61755</text:p>
          </table:table-cell>
          <table:table-cell office:value-type="float" office:value="8096" calcext:value-type="float">
            <text:p>8096</text:p>
          </table:table-cell>
          <table:table-cell table:formula="of:=[.B1351]-[.B$2]" office:value-type="float" office:value="38.1619215011597" calcext:value-type="float">
            <text:p>38.1619215012</text:p>
          </table:table-cell>
          <table:table-cell table:formula="of:=[.C1351]/([.D1351]-[.D1350])" office:value-type="float" office:value="2850183.41312741" calcext:value-type="float">
            <text:p>2850183.4131274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442770943.62859" calcext:value-type="float">
            <text:p>1442770943.62859</text:p>
          </table:table-cell>
          <table:table-cell office:value-type="float" office:value="8096" calcext:value-type="float">
            <text:p>8096</text:p>
          </table:table-cell>
          <table:table-cell table:formula="of:=[.B1352]-[.B$2]" office:value-type="float" office:value="38.1729636192322" calcext:value-type="float">
            <text:p>38.1729636192</text:p>
          </table:table-cell>
          <table:table-cell table:formula="of:=[.C1352]/([.D1352]-[.D1351])" office:value-type="float" office:value="733192.667098502" calcext:value-type="float">
            <text:p>733192.667098502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442770943.64517" calcext:value-type="float">
            <text:p>1442770943.64517</text:p>
          </table:table-cell>
          <table:table-cell office:value-type="float" office:value="8096" calcext:value-type="float">
            <text:p>8096</text:p>
          </table:table-cell>
          <table:table-cell table:formula="of:=[.B1353]-[.B$2]" office:value-type="float" office:value="38.1895501613617" calcext:value-type="float">
            <text:p>38.1895501614</text:p>
          </table:table-cell>
          <table:table-cell table:formula="of:=[.C1353]/([.D1353]-[.D1352])" office:value-type="float" office:value="488106.558725869" calcext:value-type="float">
            <text:p>488106.558725869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442770943.64801" calcext:value-type="float">
            <text:p>1442770943.64801</text:p>
          </table:table-cell>
          <table:table-cell office:value-type="float" office:value="8096" calcext:value-type="float">
            <text:p>8096</text:p>
          </table:table-cell>
          <table:table-cell table:formula="of:=[.B1354]-[.B$2]" office:value-type="float" office:value="38.1923811435699" calcext:value-type="float">
            <text:p>38.1923811436</text:p>
          </table:table-cell>
          <table:table-cell table:formula="of:=[.C1354]/([.D1354]-[.D1353])" office:value-type="float" office:value="2859784.83948122" calcext:value-type="float">
            <text:p>2859784.83948122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442770943.65358" calcext:value-type="float">
            <text:p>1442770943.65358</text:p>
          </table:table-cell>
          <table:table-cell office:value-type="float" office:value="8096" calcext:value-type="float">
            <text:p>8096</text:p>
          </table:table-cell>
          <table:table-cell table:formula="of:=[.B1355]-[.B$2]" office:value-type="float" office:value="38.1979565620422" calcext:value-type="float">
            <text:p>38.197956562</text:p>
          </table:table-cell>
          <table:table-cell table:formula="of:=[.C1355]/([.D1355]-[.D1354])" office:value-type="float" office:value="1452088.31233697" calcext:value-type="float">
            <text:p>1452088.31233697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442770943.6701" calcext:value-type="float">
            <text:p>1442770943.6701</text:p>
          </table:table-cell>
          <table:table-cell office:value-type="float" office:value="8096" calcext:value-type="float">
            <text:p>8096</text:p>
          </table:table-cell>
          <table:table-cell table:formula="of:=[.B1356]-[.B$2]" office:value-type="float" office:value="38.2144732475281" calcext:value-type="float">
            <text:p>38.2144732475</text:p>
          </table:table-cell>
          <table:table-cell table:formula="of:=[.C1356]/([.D1356]-[.D1355])" office:value-type="float" office:value="490170.985391766" calcext:value-type="float">
            <text:p>490170.985391766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442770943.6785" calcext:value-type="float">
            <text:p>1442770943.6785</text:p>
          </table:table-cell>
          <table:table-cell office:value-type="float" office:value="8096" calcext:value-type="float">
            <text:p>8096</text:p>
          </table:table-cell>
          <table:table-cell table:formula="of:=[.B1357]-[.B$2]" office:value-type="float" office:value="38.2228722572327" calcext:value-type="float">
            <text:p>38.2228722572</text:p>
          </table:table-cell>
          <table:table-cell table:formula="of:=[.C1357]/([.D1357]-[.D1356])" office:value-type="float" office:value="963923.162938572" calcext:value-type="float">
            <text:p>963923.162938572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442770943.68134" calcext:value-type="float">
            <text:p>1442770943.68134</text:p>
          </table:table-cell>
          <table:table-cell office:value-type="float" office:value="8096" calcext:value-type="float">
            <text:p>8096</text:p>
          </table:table-cell>
          <table:table-cell table:formula="of:=[.B1358]-[.B$2]" office:value-type="float" office:value="38.2257165908813" calcext:value-type="float">
            <text:p>38.2257165909</text:p>
          </table:table-cell>
          <table:table-cell table:formula="of:=[.C1358]/([.D1358]-[.D1357])" office:value-type="float" office:value="2846360.87041073" calcext:value-type="float">
            <text:p>2846360.87041073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442770943.69528" calcext:value-type="float">
            <text:p>1442770943.69528</text:p>
          </table:table-cell>
          <table:table-cell office:value-type="float" office:value="8096" calcext:value-type="float">
            <text:p>8096</text:p>
          </table:table-cell>
          <table:table-cell table:formula="of:=[.B1359]-[.B$2]" office:value-type="float" office:value="38.2396578788757" calcext:value-type="float">
            <text:p>38.2396578789</text:p>
          </table:table-cell>
          <table:table-cell table:formula="of:=[.C1359]/([.D1359]-[.D1358])" office:value-type="float" office:value="580721.092861785" calcext:value-type="float">
            <text:p>580721.092861785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442770943.69811" calcext:value-type="float">
            <text:p>1442770943.69811</text:p>
          </table:table-cell>
          <table:table-cell office:value-type="float" office:value="8096" calcext:value-type="float">
            <text:p>8096</text:p>
          </table:table-cell>
          <table:table-cell table:formula="of:=[.B1360]-[.B$2]" office:value-type="float" office:value="38.2424895763397" calcext:value-type="float">
            <text:p>38.2424895763</text:p>
          </table:table-cell>
          <table:table-cell table:formula="of:=[.C1360]/([.D1360]-[.D1359])" office:value-type="float" office:value="2859062.48918077" calcext:value-type="float">
            <text:p>2859062.48918077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442770943.70096" calcext:value-type="float">
            <text:p>1442770943.70096</text:p>
          </table:table-cell>
          <table:table-cell office:value-type="float" office:value="8096" calcext:value-type="float">
            <text:p>8096</text:p>
          </table:table-cell>
          <table:table-cell table:formula="of:=[.B1361]-[.B$2]" office:value-type="float" office:value="38.2453384399414" calcext:value-type="float">
            <text:p>38.2453384399</text:p>
          </table:table-cell>
          <table:table-cell table:formula="of:=[.C1361]/([.D1361]-[.D1360])" office:value-type="float" office:value="2841834.89697883" calcext:value-type="float">
            <text:p>2841834.89697883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442770943.71205" calcext:value-type="float">
            <text:p>1442770943.71205</text:p>
          </table:table-cell>
          <table:table-cell office:value-type="float" office:value="8096" calcext:value-type="float">
            <text:p>8096</text:p>
          </table:table-cell>
          <table:table-cell table:formula="of:=[.B1362]-[.B$2]" office:value-type="float" office:value="38.2564234733582" calcext:value-type="float">
            <text:p>38.2564234734</text:p>
          </table:table-cell>
          <table:table-cell table:formula="of:=[.C1362]/([.D1362]-[.D1361])" office:value-type="float" office:value="730354.13567342" calcext:value-type="float">
            <text:p>730354.13567342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442770943.72881" calcext:value-type="float">
            <text:p>1442770943.72881</text:p>
          </table:table-cell>
          <table:table-cell office:value-type="float" office:value="8096" calcext:value-type="float">
            <text:p>8096</text:p>
          </table:table-cell>
          <table:table-cell table:formula="of:=[.B1363]-[.B$2]" office:value-type="float" office:value="38.2731840610504" calcext:value-type="float">
            <text:p>38.2731840611</text:p>
          </table:table-cell>
          <table:table-cell table:formula="of:=[.C1363]/([.D1363]-[.D1362])" office:value-type="float" office:value="483037.954793098" calcext:value-type="float">
            <text:p>483037.954793098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442770943.73171" calcext:value-type="float">
            <text:p>1442770943.73171</text:p>
          </table:table-cell>
          <table:table-cell office:value-type="float" office:value="8096" calcext:value-type="float">
            <text:p>8096</text:p>
          </table:table-cell>
          <table:table-cell table:formula="of:=[.B1364]-[.B$2]" office:value-type="float" office:value="38.276086807251" calcext:value-type="float">
            <text:p>38.2760868073</text:p>
          </table:table-cell>
          <table:table-cell table:formula="of:=[.C1364]/([.D1364]-[.D1363])" office:value-type="float" office:value="2789082.97199179" calcext:value-type="float">
            <text:p>2789082.97199179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442770943.73713" calcext:value-type="float">
            <text:p>1442770943.73713</text:p>
          </table:table-cell>
          <table:table-cell office:value-type="float" office:value="8096" calcext:value-type="float">
            <text:p>8096</text:p>
          </table:table-cell>
          <table:table-cell table:formula="of:=[.B1365]-[.B$2]" office:value-type="float" office:value="38.2815051078796" calcext:value-type="float">
            <text:p>38.2815051079</text:p>
          </table:table-cell>
          <table:table-cell table:formula="of:=[.C1365]/([.D1365]-[.D1364])" office:value-type="float" office:value="1494195.42303969" calcext:value-type="float">
            <text:p>1494195.42303969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442770943.75371" calcext:value-type="float">
            <text:p>1442770943.75371</text:p>
          </table:table-cell>
          <table:table-cell office:value-type="float" office:value="8096" calcext:value-type="float">
            <text:p>8096</text:p>
          </table:table-cell>
          <table:table-cell table:formula="of:=[.B1366]-[.B$2]" office:value-type="float" office:value="38.2980828285217" calcext:value-type="float">
            <text:p>38.2980828285</text:p>
          </table:table-cell>
          <table:table-cell table:formula="of:=[.C1366]/([.D1366]-[.D1365])" office:value-type="float" office:value="488366.294425588" calcext:value-type="float">
            <text:p>488366.294425588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442770943.76214" calcext:value-type="float">
            <text:p>1442770943.76214</text:p>
          </table:table-cell>
          <table:table-cell office:value-type="float" office:value="8096" calcext:value-type="float">
            <text:p>8096</text:p>
          </table:table-cell>
          <table:table-cell table:formula="of:=[.B1367]-[.B$2]" office:value-type="float" office:value="38.3065161705017" calcext:value-type="float">
            <text:p>38.3065161705</text:p>
          </table:table-cell>
          <table:table-cell table:formula="of:=[.C1367]/([.D1367]-[.D1366])" office:value-type="float" office:value="959999.015718648" calcext:value-type="float">
            <text:p>959999.015718648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442770943.76497" calcext:value-type="float">
            <text:p>1442770943.76497</text:p>
          </table:table-cell>
          <table:table-cell office:value-type="float" office:value="8096" calcext:value-type="float">
            <text:p>8096</text:p>
          </table:table-cell>
          <table:table-cell table:formula="of:=[.B1368]-[.B$2]" office:value-type="float" office:value="38.3093421459198" calcext:value-type="float">
            <text:p>38.3093421459</text:p>
          </table:table-cell>
          <table:table-cell table:formula="of:=[.C1368]/([.D1368]-[.D1367])" office:value-type="float" office:value="2864851.52990804" calcext:value-type="float">
            <text:p>2864851.52990804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442770943.77891" calcext:value-type="float">
            <text:p>1442770943.77891</text:p>
          </table:table-cell>
          <table:table-cell office:value-type="float" office:value="8096" calcext:value-type="float">
            <text:p>8096</text:p>
          </table:table-cell>
          <table:table-cell table:formula="of:=[.B1369]-[.B$2]" office:value-type="float" office:value="38.3232822418213" calcext:value-type="float">
            <text:p>38.3232822418</text:p>
          </table:table-cell>
          <table:table-cell table:formula="of:=[.C1369]/([.D1369]-[.D1368])" office:value-type="float" office:value="580770.753459098" calcext:value-type="float">
            <text:p>580770.753459098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442770943.78742" calcext:value-type="float">
            <text:p>1442770943.78742</text:p>
          </table:table-cell>
          <table:table-cell office:value-type="float" office:value="8096" calcext:value-type="float">
            <text:p>8096</text:p>
          </table:table-cell>
          <table:table-cell table:formula="of:=[.B1370]-[.B$2]" office:value-type="float" office:value="38.3317973613739" calcext:value-type="float">
            <text:p>38.3317973614</text:p>
          </table:table-cell>
          <table:table-cell table:formula="of:=[.C1370]/([.D1370]-[.D1369])" office:value-type="float" office:value="950779.369564609" calcext:value-type="float">
            <text:p>950779.369564609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442770943.79025" calcext:value-type="float">
            <text:p>1442770943.79025</text:p>
          </table:table-cell>
          <table:table-cell office:value-type="float" office:value="8096" calcext:value-type="float">
            <text:p>8096</text:p>
          </table:table-cell>
          <table:table-cell table:formula="of:=[.B1371]-[.B$2]" office:value-type="float" office:value="38.3346281051636" calcext:value-type="float">
            <text:p>38.3346281052</text:p>
          </table:table-cell>
          <table:table-cell table:formula="of:=[.C1371]/([.D1371]-[.D1370])" office:value-type="float" office:value="2860025.70403436" calcext:value-type="float">
            <text:p>2860025.70403436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442770943.80389" calcext:value-type="float">
            <text:p>1442770943.80389</text:p>
          </table:table-cell>
          <table:table-cell office:value-type="float" office:value="8096" calcext:value-type="float">
            <text:p>8096</text:p>
          </table:table-cell>
          <table:table-cell table:formula="of:=[.B1372]-[.B$2]" office:value-type="float" office:value="38.3482668399811" calcext:value-type="float">
            <text:p>38.34826684</text:p>
          </table:table-cell>
          <table:table-cell table:formula="of:=[.C1372]/([.D1372]-[.D1371])" office:value-type="float" office:value="593603.446971419" calcext:value-type="float">
            <text:p>593603.446971419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442770943.80668" calcext:value-type="float">
            <text:p>1442770943.80668</text:p>
          </table:table-cell>
          <table:table-cell office:value-type="float" office:value="8096" calcext:value-type="float">
            <text:p>8096</text:p>
          </table:table-cell>
          <table:table-cell table:formula="of:=[.B1373]-[.B$2]" office:value-type="float" office:value="38.3510522842407" calcext:value-type="float">
            <text:p>38.3510522842</text:p>
          </table:table-cell>
          <table:table-cell table:formula="of:=[.C1373]/([.D1373]-[.D1372])" office:value-type="float" office:value="2906538.1480784" calcext:value-type="float">
            <text:p>2906538.1480784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442770943.80948" calcext:value-type="float">
            <text:p>1442770943.80948</text:p>
          </table:table-cell>
          <table:table-cell office:value-type="float" office:value="8096" calcext:value-type="float">
            <text:p>8096</text:p>
          </table:table-cell>
          <table:table-cell table:formula="of:=[.B1374]-[.B$2]" office:value-type="float" office:value="38.3538510799408" calcext:value-type="float">
            <text:p>38.3538510799</text:p>
          </table:table-cell>
          <table:table-cell table:formula="of:=[.C1374]/([.D1374]-[.D1373])" office:value-type="float" office:value="2892672.73055627" calcext:value-type="float">
            <text:p>2892672.73055627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442770943.82893" calcext:value-type="float">
            <text:p>1442770943.82893</text:p>
          </table:table-cell>
          <table:table-cell office:value-type="float" office:value="8096" calcext:value-type="float">
            <text:p>8096</text:p>
          </table:table-cell>
          <table:table-cell table:formula="of:=[.B1375]-[.B$2]" office:value-type="float" office:value="38.3733036518097" calcext:value-type="float">
            <text:p>38.3733036518</text:p>
          </table:table-cell>
          <table:table-cell table:formula="of:=[.C1375]/([.D1375]-[.D1374])" office:value-type="float" office:value="416191.753695306" calcext:value-type="float">
            <text:p>416191.753695306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442770943.83174" calcext:value-type="float">
            <text:p>1442770943.83174</text:p>
          </table:table-cell>
          <table:table-cell office:value-type="float" office:value="8096" calcext:value-type="float">
            <text:p>8096</text:p>
          </table:table-cell>
          <table:table-cell table:formula="of:=[.B1376]-[.B$2]" office:value-type="float" office:value="38.3761193752289" calcext:value-type="float">
            <text:p>38.3761193752</text:p>
          </table:table-cell>
          <table:table-cell table:formula="of:=[.C1376]/([.D1376]-[.D1375])" office:value-type="float" office:value="2875282.40338696" calcext:value-type="float">
            <text:p>2875282.40338696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442770943.83742" calcext:value-type="float">
            <text:p>1442770943.83742</text:p>
          </table:table-cell>
          <table:table-cell office:value-type="float" office:value="8096" calcext:value-type="float">
            <text:p>8096</text:p>
          </table:table-cell>
          <table:table-cell table:formula="of:=[.B1377]-[.B$2]" office:value-type="float" office:value="38.3817989826202" calcext:value-type="float">
            <text:p>38.3817989826</text:p>
          </table:table-cell>
          <table:table-cell table:formula="of:=[.C1377]/([.D1377]-[.D1376])" office:value-type="float" office:value="1425450.64159181" calcext:value-type="float">
            <text:p>1425450.64159181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442770943.85401" calcext:value-type="float">
            <text:p>1442770943.85401</text:p>
          </table:table-cell>
          <table:table-cell office:value-type="float" office:value="8096" calcext:value-type="float">
            <text:p>8096</text:p>
          </table:table-cell>
          <table:table-cell table:formula="of:=[.B1378]-[.B$2]" office:value-type="float" office:value="38.3983879089355" calcext:value-type="float">
            <text:p>38.3983879089</text:p>
          </table:table-cell>
          <table:table-cell table:formula="of:=[.C1378]/([.D1378]-[.D1377])" office:value-type="float" office:value="488036.407306802" calcext:value-type="float">
            <text:p>488036.407306802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442770943.86247" calcext:value-type="float">
            <text:p>1442770943.86247</text:p>
          </table:table-cell>
          <table:table-cell office:value-type="float" office:value="8096" calcext:value-type="float">
            <text:p>8096</text:p>
          </table:table-cell>
          <table:table-cell table:formula="of:=[.B1379]-[.B$2]" office:value-type="float" office:value="38.4068417549133" calcext:value-type="float">
            <text:p>38.4068417549</text:p>
          </table:table-cell>
          <table:table-cell table:formula="of:=[.C1379]/([.D1379]-[.D1378])" office:value-type="float" office:value="957670.629589937" calcext:value-type="float">
            <text:p>957670.629589937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442770943.8653" calcext:value-type="float">
            <text:p>1442770943.8653</text:p>
          </table:table-cell>
          <table:table-cell office:value-type="float" office:value="8096" calcext:value-type="float">
            <text:p>8096</text:p>
          </table:table-cell>
          <table:table-cell table:formula="of:=[.B1380]-[.B$2]" office:value-type="float" office:value="38.4096732139587" calcext:value-type="float">
            <text:p>38.409673214</text:p>
          </table:table-cell>
          <table:table-cell table:formula="of:=[.C1380]/([.D1380]-[.D1379])" office:value-type="float" office:value="2859303.23206467" calcext:value-type="float">
            <text:p>2859303.23206467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442770943.87093" calcext:value-type="float">
            <text:p>1442770943.87093</text:p>
          </table:table-cell>
          <table:table-cell office:value-type="float" office:value="8096" calcext:value-type="float">
            <text:p>8096</text:p>
          </table:table-cell>
          <table:table-cell table:formula="of:=[.B1381]-[.B$2]" office:value-type="float" office:value="38.4153020381927" calcext:value-type="float">
            <text:p>38.4153020382</text:p>
          </table:table-cell>
          <table:table-cell table:formula="of:=[.C1381]/([.D1381]-[.D1380])" office:value-type="float" office:value="1438311.03325003" calcext:value-type="float">
            <text:p>1438311.03325003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442770943.88768" calcext:value-type="float">
            <text:p>1442770943.88768</text:p>
          </table:table-cell>
          <table:table-cell office:value-type="float" office:value="8096" calcext:value-type="float">
            <text:p>8096</text:p>
          </table:table-cell>
          <table:table-cell table:formula="of:=[.B1382]-[.B$2]" office:value-type="float" office:value="38.4320514202118" calcext:value-type="float">
            <text:p>38.4320514202</text:p>
          </table:table-cell>
          <table:table-cell table:formula="of:=[.C1382]/([.D1382]-[.D1381])" office:value-type="float" office:value="483361.116893469" calcext:value-type="float">
            <text:p>483361.116893469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442770943.89051" calcext:value-type="float">
            <text:p>1442770943.89051</text:p>
          </table:table-cell>
          <table:table-cell office:value-type="float" office:value="8096" calcext:value-type="float">
            <text:p>8096</text:p>
          </table:table-cell>
          <table:table-cell table:formula="of:=[.B1383]-[.B$2]" office:value-type="float" office:value="38.4348819255829" calcext:value-type="float">
            <text:p>38.4348819256</text:p>
          </table:table-cell>
          <table:table-cell table:formula="of:=[.C1383]/([.D1383]-[.D1382])" office:value-type="float" office:value="2860266.60916442" calcext:value-type="float">
            <text:p>2860266.60916442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442770943.89591" calcext:value-type="float">
            <text:p>1442770943.89591</text:p>
          </table:table-cell>
          <table:table-cell office:value-type="float" office:value="8096" calcext:value-type="float">
            <text:p>8096</text:p>
          </table:table-cell>
          <table:table-cell table:formula="of:=[.B1384]-[.B$2]" office:value-type="float" office:value="38.4402852058411" calcext:value-type="float">
            <text:p>38.4402852058</text:p>
          </table:table-cell>
          <table:table-cell table:formula="of:=[.C1384]/([.D1384]-[.D1383])" office:value-type="float" office:value="1498349.07929224" calcext:value-type="float">
            <text:p>1498349.07929224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442770943.91262" calcext:value-type="float">
            <text:p>1442770943.91262</text:p>
          </table:table-cell>
          <table:table-cell office:value-type="float" office:value="8096" calcext:value-type="float">
            <text:p>8096</text:p>
          </table:table-cell>
          <table:table-cell table:formula="of:=[.B1385]-[.B$2]" office:value-type="float" office:value="38.4569988250732" calcext:value-type="float">
            <text:p>38.4569988251</text:p>
          </table:table-cell>
          <table:table-cell table:formula="of:=[.C1385]/([.D1385]-[.D1384])" office:value-type="float" office:value="484395.38364098" calcext:value-type="float">
            <text:p>484395.38364098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442770943.92106" calcext:value-type="float">
            <text:p>1442770943.92106</text:p>
          </table:table-cell>
          <table:table-cell office:value-type="float" office:value="8096" calcext:value-type="float">
            <text:p>8096</text:p>
          </table:table-cell>
          <table:table-cell table:formula="of:=[.B1386]-[.B$2]" office:value-type="float" office:value="38.4654397964478" calcext:value-type="float">
            <text:p>38.4654397964</text:p>
          </table:table-cell>
          <table:table-cell table:formula="of:=[.C1386]/([.D1386]-[.D1385])" office:value-type="float" office:value="959131.318043159" calcext:value-type="float">
            <text:p>959131.318043159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442770943.92391" calcext:value-type="float">
            <text:p>1442770943.92391</text:p>
          </table:table-cell>
          <table:table-cell office:value-type="float" office:value="8096" calcext:value-type="float">
            <text:p>8096</text:p>
          </table:table-cell>
          <table:table-cell table:formula="of:=[.B1387]-[.B$2]" office:value-type="float" office:value="38.468284368515" calcext:value-type="float">
            <text:p>38.4682843685</text:p>
          </table:table-cell>
          <table:table-cell table:formula="of:=[.C1387]/([.D1387]-[.D1386])" office:value-type="float" office:value="2846122.30190261" calcext:value-type="float">
            <text:p>2846122.30190261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442770943.93784" calcext:value-type="float">
            <text:p>1442770943.93784</text:p>
          </table:table-cell>
          <table:table-cell office:value-type="float" office:value="8096" calcext:value-type="float">
            <text:p>8096</text:p>
          </table:table-cell>
          <table:table-cell table:formula="of:=[.B1388]-[.B$2]" office:value-type="float" office:value="38.4822177886963" calcext:value-type="float">
            <text:p>38.4822177887</text:p>
          </table:table-cell>
          <table:table-cell table:formula="of:=[.C1388]/([.D1388]-[.D1387])" office:value-type="float" office:value="581049.009838983" calcext:value-type="float">
            <text:p>581049.009838983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442770943.94602" calcext:value-type="float">
            <text:p>1442770943.94602</text:p>
          </table:table-cell>
          <table:table-cell office:value-type="float" office:value="8096" calcext:value-type="float">
            <text:p>8096</text:p>
          </table:table-cell>
          <table:table-cell table:formula="of:=[.B1389]-[.B$2]" office:value-type="float" office:value="38.4903953075409" calcext:value-type="float">
            <text:p>38.4903953075</text:p>
          </table:table-cell>
          <table:table-cell table:formula="of:=[.C1389]/([.D1389]-[.D1388])" office:value-type="float" office:value="990031.347386221" calcext:value-type="float">
            <text:p>990031.347386221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442770943.94885" calcext:value-type="float">
            <text:p>1442770943.94885</text:p>
          </table:table-cell>
          <table:table-cell office:value-type="float" office:value="8096" calcext:value-type="float">
            <text:p>8096</text:p>
          </table:table-cell>
          <table:table-cell table:formula="of:=[.B1390]-[.B$2]" office:value-type="float" office:value="38.4932281970978" calcext:value-type="float">
            <text:p>38.4932281971</text:p>
          </table:table-cell>
          <table:table-cell table:formula="of:=[.C1390]/([.D1390]-[.D1389])" office:value-type="float" office:value="2857859.38259552" calcext:value-type="float">
            <text:p>2857859.38259552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442770943.95431" calcext:value-type="float">
            <text:p>1442770943.95431</text:p>
          </table:table-cell>
          <table:table-cell office:value-type="float" office:value="8096" calcext:value-type="float">
            <text:p>8096</text:p>
          </table:table-cell>
          <table:table-cell table:formula="of:=[.B1391]-[.B$2]" office:value-type="float" office:value="38.498681306839" calcext:value-type="float">
            <text:p>38.4986813068</text:p>
          </table:table-cell>
          <table:table-cell table:formula="of:=[.C1391]/([.D1391]-[.D1390])" office:value-type="float" office:value="1484657.44945785" calcext:value-type="float">
            <text:p>1484657.44945785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442770943.97116" calcext:value-type="float">
            <text:p>1442770943.97116</text:p>
          </table:table-cell>
          <table:table-cell office:value-type="float" office:value="8096" calcext:value-type="float">
            <text:p>8096</text:p>
          </table:table-cell>
          <table:table-cell table:formula="of:=[.B1392]-[.B$2]" office:value-type="float" office:value="38.5155351161957" calcext:value-type="float">
            <text:p>38.5155351162</text:p>
          </table:table-cell>
          <table:table-cell table:formula="of:=[.C1392]/([.D1392]-[.D1391])" office:value-type="float" office:value="480366.178865469" calcext:value-type="float">
            <text:p>480366.178865469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442770943.97399" calcext:value-type="float">
            <text:p>1442770943.97399</text:p>
          </table:table-cell>
          <table:table-cell office:value-type="float" office:value="8096" calcext:value-type="float">
            <text:p>8096</text:p>
          </table:table-cell>
          <table:table-cell table:formula="of:=[.B1393]-[.B$2]" office:value-type="float" office:value="38.518367767334" calcext:value-type="float">
            <text:p>38.5183677673</text:p>
          </table:table-cell>
          <table:table-cell table:formula="of:=[.C1393]/([.D1393]-[.D1392])" office:value-type="float" office:value="2858099.92290211" calcext:value-type="float">
            <text:p>2858099.92290211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442770943.97946" calcext:value-type="float">
            <text:p>1442770943.97946</text:p>
          </table:table-cell>
          <table:table-cell office:value-type="float" office:value="8096" calcext:value-type="float">
            <text:p>8096</text:p>
          </table:table-cell>
          <table:table-cell table:formula="of:=[.B1394]-[.B$2]" office:value-type="float" office:value="38.5238366127014" calcext:value-type="float">
            <text:p>38.5238366127</text:p>
          </table:table-cell>
          <table:table-cell table:formula="of:=[.C1394]/([.D1394]-[.D1393])" office:value-type="float" office:value="1480385.61269509" calcext:value-type="float">
            <text:p>1480385.61269509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442770943.99614" calcext:value-type="float">
            <text:p>1442770943.99614</text:p>
          </table:table-cell>
          <table:table-cell office:value-type="float" office:value="8096" calcext:value-type="float">
            <text:p>8096</text:p>
          </table:table-cell>
          <table:table-cell table:formula="of:=[.B1395]-[.B$2]" office:value-type="float" office:value="38.5405192375183" calcext:value-type="float">
            <text:p>38.5405192375</text:p>
          </table:table-cell>
          <table:table-cell table:formula="of:=[.C1395]/([.D1395]-[.D1394])" office:value-type="float" office:value="485295.335048305" calcext:value-type="float">
            <text:p>485295.335048305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442770944.00451" calcext:value-type="float">
            <text:p>1442770944.00451</text:p>
          </table:table-cell>
          <table:table-cell office:value-type="float" office:value="8096" calcext:value-type="float">
            <text:p>8096</text:p>
          </table:table-cell>
          <table:table-cell table:formula="of:=[.B1396]-[.B$2]" office:value-type="float" office:value="38.5488810539246" calcext:value-type="float">
            <text:p>38.5488810539</text:p>
          </table:table-cell>
          <table:table-cell table:formula="of:=[.C1396]/([.D1396]-[.D1395])" office:value-type="float" office:value="968210.686131387" calcext:value-type="float">
            <text:p>968210.686131387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442770944.00733" calcext:value-type="float">
            <text:p>1442770944.00733</text:p>
          </table:table-cell>
          <table:table-cell office:value-type="float" office:value="8096" calcext:value-type="float">
            <text:p>8096</text:p>
          </table:table-cell>
          <table:table-cell table:formula="of:=[.B1397]-[.B$2]" office:value-type="float" office:value="38.5517010688782" calcext:value-type="float">
            <text:p>38.5517010689</text:p>
          </table:table-cell>
          <table:table-cell table:formula="of:=[.C1397]/([.D1397]-[.D1396])" office:value-type="float" office:value="2870906.76225905" calcext:value-type="float">
            <text:p>2870906.76225905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442770944.02095" calcext:value-type="float">
            <text:p>1442770944.02095</text:p>
          </table:table-cell>
          <table:table-cell office:value-type="float" office:value="8096" calcext:value-type="float">
            <text:p>8096</text:p>
          </table:table-cell>
          <table:table-cell table:formula="of:=[.B1398]-[.B$2]" office:value-type="float" office:value="38.5653297901154" calcext:value-type="float">
            <text:p>38.5653297901</text:p>
          </table:table-cell>
          <table:table-cell table:formula="of:=[.C1398]/([.D1398]-[.D1397])" office:value-type="float" office:value="594039.591763903" calcext:value-type="float">
            <text:p>594039.591763903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442770944.02945" calcext:value-type="float">
            <text:p>1442770944.02945</text:p>
          </table:table-cell>
          <table:table-cell office:value-type="float" office:value="8096" calcext:value-type="float">
            <text:p>8096</text:p>
          </table:table-cell>
          <table:table-cell table:formula="of:=[.B1399]-[.B$2]" office:value-type="float" office:value="38.5738208293915" calcext:value-type="float">
            <text:p>38.5738208294</text:p>
          </table:table-cell>
          <table:table-cell table:formula="of:=[.C1399]/([.D1399]-[.D1398])" office:value-type="float" office:value="953475.745044084" calcext:value-type="float">
            <text:p>953475.745044084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442770944.03225" calcext:value-type="float">
            <text:p>1442770944.03225</text:p>
          </table:table-cell>
          <table:table-cell office:value-type="float" office:value="8096" calcext:value-type="float">
            <text:p>8096</text:p>
          </table:table-cell>
          <table:table-cell table:formula="of:=[.B1400]-[.B$2]" office:value-type="float" office:value="38.5766296386719" calcext:value-type="float">
            <text:p>38.5766296387</text:p>
          </table:table-cell>
          <table:table-cell table:formula="of:=[.C1400]/([.D1400]-[.D1399])" office:value-type="float" office:value="2882360.17180205" calcext:value-type="float">
            <text:p>2882360.17180205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442770944.04597" calcext:value-type="float">
            <text:p>1442770944.04597</text:p>
          </table:table-cell>
          <table:table-cell office:value-type="float" office:value="8096" calcext:value-type="float">
            <text:p>8096</text:p>
          </table:table-cell>
          <table:table-cell table:formula="of:=[.B1401]-[.B$2]" office:value-type="float" office:value="38.5903458595276" calcext:value-type="float">
            <text:p>38.5903458595</text:p>
          </table:table-cell>
          <table:table-cell table:formula="of:=[.C1401]/([.D1401]-[.D1400])" office:value-type="float" office:value="590250.04665392" calcext:value-type="float">
            <text:p>590250.0466539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42770944.05435" calcext:value-type="float">
            <text:p>1442770944.05435</text:p>
          </table:table-cell>
          <table:table-cell office:value-type="float" office:value="8096" calcext:value-type="float">
            <text:p>8096</text:p>
          </table:table-cell>
          <table:table-cell table:formula="of:=[.B1402]-[.B$2]" office:value-type="float" office:value="38.598724603653" calcext:value-type="float">
            <text:p>38.5987246037</text:p>
          </table:table-cell>
          <table:table-cell table:formula="of:=[.C1402]/([.D1402]-[.D1401])" office:value-type="float" office:value="966254.593631733" calcext:value-type="float">
            <text:p>966254.593631733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442770944.05716" calcext:value-type="float">
            <text:p>1442770944.05716</text:p>
          </table:table-cell>
          <table:table-cell office:value-type="float" office:value="8096" calcext:value-type="float">
            <text:p>8096</text:p>
          </table:table-cell>
          <table:table-cell table:formula="of:=[.B1403]-[.B$2]" office:value-type="float" office:value="38.6015336513519" calcext:value-type="float">
            <text:p>38.6015336514</text:p>
          </table:table-cell>
          <table:table-cell table:formula="of:=[.C1403]/([.D1403]-[.D1402])" office:value-type="float" office:value="2882115.53080971" calcext:value-type="float">
            <text:p>2882115.53080971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442770944.07123" calcext:value-type="float">
            <text:p>1442770944.07123</text:p>
          </table:table-cell>
          <table:table-cell office:value-type="float" office:value="8096" calcext:value-type="float">
            <text:p>8096</text:p>
          </table:table-cell>
          <table:table-cell table:formula="of:=[.B1404]-[.B$2]" office:value-type="float" office:value="38.6156048774719" calcext:value-type="float">
            <text:p>38.6156048775</text:p>
          </table:table-cell>
          <table:table-cell table:formula="of:=[.C1404]/([.D1404]-[.D1403])" office:value-type="float" office:value="575358.531727071" calcext:value-type="float">
            <text:p>575358.531727071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442770944.07402" calcext:value-type="float">
            <text:p>1442770944.07402</text:p>
          </table:table-cell>
          <table:table-cell office:value-type="float" office:value="8096" calcext:value-type="float">
            <text:p>8096</text:p>
          </table:table-cell>
          <table:table-cell table:formula="of:=[.B1405]-[.B$2]" office:value-type="float" office:value="38.6183958053589" calcext:value-type="float">
            <text:p>38.6183958054</text:p>
          </table:table-cell>
          <table:table-cell table:formula="of:=[.C1405]/([.D1405]-[.D1404])" office:value-type="float" office:value="2900827.36921237" calcext:value-type="float">
            <text:p>2900827.36921237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442770944.07953" calcext:value-type="float">
            <text:p>1442770944.07953</text:p>
          </table:table-cell>
          <table:table-cell office:value-type="float" office:value="8096" calcext:value-type="float">
            <text:p>8096</text:p>
          </table:table-cell>
          <table:table-cell table:formula="of:=[.B1406]-[.B$2]" office:value-type="float" office:value="38.6239047050476" calcext:value-type="float">
            <text:p>38.623904705</text:p>
          </table:table-cell>
          <table:table-cell table:formula="of:=[.C1406]/([.D1406]-[.D1405])" office:value-type="float" office:value="1469621.96762746" calcext:value-type="float">
            <text:p>1469621.96762746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442770944.09633" calcext:value-type="float">
            <text:p>1442770944.09633</text:p>
          </table:table-cell>
          <table:table-cell office:value-type="float" office:value="8096" calcext:value-type="float">
            <text:p>8096</text:p>
          </table:table-cell>
          <table:table-cell table:formula="of:=[.B1407]-[.B$2]" office:value-type="float" office:value="38.6407101154327" calcext:value-type="float">
            <text:p>38.6407101154</text:p>
          </table:table-cell>
          <table:table-cell table:formula="of:=[.C1407]/([.D1407]-[.D1406])" office:value-type="float" office:value="481749.616014301" calcext:value-type="float">
            <text:p>481749.616014301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442770944.10478" calcext:value-type="float">
            <text:p>1442770944.10478</text:p>
          </table:table-cell>
          <table:table-cell office:value-type="float" office:value="8096" calcext:value-type="float">
            <text:p>8096</text:p>
          </table:table-cell>
          <table:table-cell table:formula="of:=[.B1408]-[.B$2]" office:value-type="float" office:value="38.6491513252258" calcext:value-type="float">
            <text:p>38.6491513252</text:p>
          </table:table-cell>
          <table:table-cell table:formula="of:=[.C1408]/([.D1408]-[.D1407])" office:value-type="float" office:value="959104.22776444" calcext:value-type="float">
            <text:p>959104.22776444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442770944.1076" calcext:value-type="float">
            <text:p>1442770944.1076</text:p>
          </table:table-cell>
          <table:table-cell office:value-type="float" office:value="8096" calcext:value-type="float">
            <text:p>8096</text:p>
          </table:table-cell>
          <table:table-cell table:formula="of:=[.B1409]-[.B$2]" office:value-type="float" office:value="38.651980638504" calcext:value-type="float">
            <text:p>38.6519806385</text:p>
          </table:table-cell>
          <table:table-cell table:formula="of:=[.C1409]/([.D1409]-[.D1408])" office:value-type="float" office:value="2861471.74382742" calcext:value-type="float">
            <text:p>2861471.74382742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442770944.12983" calcext:value-type="float">
            <text:p>1442770944.12983</text:p>
          </table:table-cell>
          <table:table-cell office:value-type="float" office:value="8096" calcext:value-type="float">
            <text:p>8096</text:p>
          </table:table-cell>
          <table:table-cell table:formula="of:=[.B1410]-[.B$2]" office:value-type="float" office:value="38.674201965332" calcext:value-type="float">
            <text:p>38.6742019653</text:p>
          </table:table-cell>
          <table:table-cell table:formula="of:=[.C1410]/([.D1410]-[.D1409])" office:value-type="float" office:value="364334.680042488" calcext:value-type="float">
            <text:p>364334.680042488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442770944.13265" calcext:value-type="float">
            <text:p>1442770944.13265</text:p>
          </table:table-cell>
          <table:table-cell office:value-type="float" office:value="8096" calcext:value-type="float">
            <text:p>8096</text:p>
          </table:table-cell>
          <table:table-cell table:formula="of:=[.B1411]-[.B$2]" office:value-type="float" office:value="38.6770308017731" calcext:value-type="float">
            <text:p>38.6770308018</text:p>
          </table:table-cell>
          <table:table-cell table:formula="of:=[.C1411]/([.D1411]-[.D1410])" office:value-type="float" office:value="2861954.08209018" calcext:value-type="float">
            <text:p>2861954.08209018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442770944.13548" calcext:value-type="float">
            <text:p>1442770944.13548</text:p>
          </table:table-cell>
          <table:table-cell office:value-type="float" office:value="8096" calcext:value-type="float">
            <text:p>8096</text:p>
          </table:table-cell>
          <table:table-cell table:formula="of:=[.B1412]-[.B$2]" office:value-type="float" office:value="38.6798577308655" calcext:value-type="float">
            <text:p>38.6798577309</text:p>
          </table:table-cell>
          <table:table-cell table:formula="of:=[.C1412]/([.D1412]-[.D1411])" office:value-type="float" office:value="2863885.06232605" calcext:value-type="float">
            <text:p>2863885.06232605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442770944.15471" calcext:value-type="float">
            <text:p>1442770944.15471</text:p>
          </table:table-cell>
          <table:table-cell office:value-type="float" office:value="8096" calcext:value-type="float">
            <text:p>8096</text:p>
          </table:table-cell>
          <table:table-cell table:formula="of:=[.B1413]-[.B$2]" office:value-type="float" office:value="38.6990847587585" calcext:value-type="float">
            <text:p>38.6990847588</text:p>
          </table:table-cell>
          <table:table-cell table:formula="of:=[.C1413]/([.D1413]-[.D1412])" office:value-type="float" office:value="421073.919746044" calcext:value-type="float">
            <text:p>421073.919746044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442770944.15754" calcext:value-type="float">
            <text:p>1442770944.15754</text:p>
          </table:table-cell>
          <table:table-cell office:value-type="float" office:value="8096" calcext:value-type="float">
            <text:p>8096</text:p>
          </table:table-cell>
          <table:table-cell table:formula="of:=[.B1414]-[.B$2]" office:value-type="float" office:value="38.7019124031067" calcext:value-type="float">
            <text:p>38.7019124031</text:p>
          </table:table-cell>
          <table:table-cell table:formula="of:=[.C1414]/([.D1414]-[.D1413])" office:value-type="float" office:value="2863160.63946037" calcext:value-type="float">
            <text:p>2863160.63946037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442770944.18013" calcext:value-type="float">
            <text:p>1442770944.18013</text:p>
          </table:table-cell>
          <table:table-cell office:value-type="float" office:value="8096" calcext:value-type="float">
            <text:p>8096</text:p>
          </table:table-cell>
          <table:table-cell table:formula="of:=[.B1415]-[.B$2]" office:value-type="float" office:value="38.724502325058" calcext:value-type="float">
            <text:p>38.7245023251</text:p>
          </table:table-cell>
          <table:table-cell table:formula="of:=[.C1415]/([.D1415]-[.D1414])" office:value-type="float" office:value="358389.905793201" calcext:value-type="float">
            <text:p>358389.905793201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442770944.18295" calcext:value-type="float">
            <text:p>1442770944.18295</text:p>
          </table:table-cell>
          <table:table-cell office:value-type="float" office:value="8096" calcext:value-type="float">
            <text:p>8096</text:p>
          </table:table-cell>
          <table:table-cell table:formula="of:=[.B1416]-[.B$2]" office:value-type="float" office:value="38.7273280620575" calcext:value-type="float">
            <text:p>38.7273280621</text:p>
          </table:table-cell>
          <table:table-cell table:formula="of:=[.C1416]/([.D1416]-[.D1415])" office:value-type="float" office:value="2865093.24873439" calcext:value-type="float">
            <text:p>2865093.24873439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442770944.18578" calcext:value-type="float">
            <text:p>1442770944.18578</text:p>
          </table:table-cell>
          <table:table-cell office:value-type="float" office:value="8096" calcext:value-type="float">
            <text:p>8096</text:p>
          </table:table-cell>
          <table:table-cell table:formula="of:=[.B1417]-[.B$2]" office:value-type="float" office:value="38.7301528453827" calcext:value-type="float">
            <text:p>38.7301528454</text:p>
          </table:table-cell>
          <table:table-cell table:formula="of:=[.C1417]/([.D1417]-[.D1416])" office:value-type="float" office:value="2866060.53207292" calcext:value-type="float">
            <text:p>2866060.53207292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442770944.1886" calcext:value-type="float">
            <text:p>1442770944.1886</text:p>
          </table:table-cell>
          <table:table-cell office:value-type="float" office:value="8096" calcext:value-type="float">
            <text:p>8096</text:p>
          </table:table-cell>
          <table:table-cell table:formula="of:=[.B1418]-[.B$2]" office:value-type="float" office:value="38.7329785823822" calcext:value-type="float">
            <text:p>38.7329785824</text:p>
          </table:table-cell>
          <table:table-cell table:formula="of:=[.C1418]/([.D1418]-[.D1417])" office:value-type="float" office:value="2865093.24873439" calcext:value-type="float">
            <text:p>2865093.24873439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442770944.19143" calcext:value-type="float">
            <text:p>1442770944.19143</text:p>
          </table:table-cell>
          <table:table-cell office:value-type="float" office:value="8096" calcext:value-type="float">
            <text:p>8096</text:p>
          </table:table-cell>
          <table:table-cell table:formula="of:=[.B1419]-[.B$2]" office:value-type="float" office:value="38.7358055114746" calcext:value-type="float">
            <text:p>38.7358055115</text:p>
          </table:table-cell>
          <table:table-cell table:formula="of:=[.C1419]/([.D1419]-[.D1418])" office:value-type="float" office:value="2863885.06232605" calcext:value-type="float">
            <text:p>2863885.06232605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442770944.19425" calcext:value-type="float">
            <text:p>1442770944.19425</text:p>
          </table:table-cell>
          <table:table-cell office:value-type="float" office:value="8096" calcext:value-type="float">
            <text:p>8096</text:p>
          </table:table-cell>
          <table:table-cell table:formula="of:=[.B1420]-[.B$2]" office:value-type="float" office:value="38.7386264801025" calcext:value-type="float">
            <text:p>38.7386264801</text:p>
          </table:table-cell>
          <table:table-cell table:formula="of:=[.C1420]/([.D1420]-[.D1419])" office:value-type="float" office:value="2869936.20554429" calcext:value-type="float">
            <text:p>2869936.20554429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442770944.19707" calcext:value-type="float">
            <text:p>1442770944.19707</text:p>
          </table:table-cell>
          <table:table-cell office:value-type="float" office:value="8096" calcext:value-type="float">
            <text:p>8096</text:p>
          </table:table-cell>
          <table:table-cell table:formula="of:=[.B1421]-[.B$2]" office:value-type="float" office:value="38.7414464950562" calcext:value-type="float">
            <text:p>38.7414464951</text:p>
          </table:table-cell>
          <table:table-cell table:formula="of:=[.C1421]/([.D1421]-[.D1420])" office:value-type="float" office:value="2870906.76225905" calcext:value-type="float">
            <text:p>2870906.76225905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442770944.19989" calcext:value-type="float">
            <text:p>1442770944.19989</text:p>
          </table:table-cell>
          <table:table-cell office:value-type="float" office:value="8096" calcext:value-type="float">
            <text:p>8096</text:p>
          </table:table-cell>
          <table:table-cell table:formula="of:=[.B1422]-[.B$2]" office:value-type="float" office:value="38.7442708015442" calcext:value-type="float">
            <text:p>38.7442708015</text:p>
          </table:table-cell>
          <table:table-cell table:formula="of:=[.C1422]/([.D1422]-[.D1421])" office:value-type="float" office:value="2866544.41870674" calcext:value-type="float">
            <text:p>2866544.41870674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442770944.20272" calcext:value-type="float">
            <text:p>1442770944.20272</text:p>
          </table:table-cell>
          <table:table-cell office:value-type="float" office:value="8096" calcext:value-type="float">
            <text:p>8096</text:p>
          </table:table-cell>
          <table:table-cell table:formula="of:=[.B1423]-[.B$2]" office:value-type="float" office:value="38.7470951080322" calcext:value-type="float">
            <text:p>38.747095108</text:p>
          </table:table-cell>
          <table:table-cell table:formula="of:=[.C1423]/([.D1423]-[.D1422])" office:value-type="float" office:value="2866544.41870674" calcext:value-type="float">
            <text:p>2866544.41870674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442770944.2129" calcext:value-type="float">
            <text:p>1442770944.2129</text:p>
          </table:table-cell>
          <table:table-cell office:value-type="float" office:value="8096" calcext:value-type="float">
            <text:p>8096</text:p>
          </table:table-cell>
          <table:table-cell table:formula="of:=[.B1424]-[.B$2]" office:value-type="float" office:value="38.7572808265686" calcext:value-type="float">
            <text:p>38.7572808266</text:p>
          </table:table-cell>
          <table:table-cell table:formula="of:=[.C1424]/([.D1424]-[.D1423])" office:value-type="float" office:value="794838.377978559" calcext:value-type="float">
            <text:p>794838.377978559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442770944.2212" calcext:value-type="float">
            <text:p>1442770944.2212</text:p>
          </table:table-cell>
          <table:table-cell office:value-type="float" office:value="8096" calcext:value-type="float">
            <text:p>8096</text:p>
          </table:table-cell>
          <table:table-cell table:formula="of:=[.B1425]-[.B$2]" office:value-type="float" office:value="38.7655780315399" calcext:value-type="float">
            <text:p>38.7655780315</text:p>
          </table:table-cell>
          <table:table-cell table:formula="of:=[.C1425]/([.D1425]-[.D1424])" office:value-type="float" office:value="975750.271084164" calcext:value-type="float">
            <text:p>975750.271084164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442770944.22403" calcext:value-type="float">
            <text:p>1442770944.22403</text:p>
          </table:table-cell>
          <table:table-cell office:value-type="float" office:value="8096" calcext:value-type="float">
            <text:p>8096</text:p>
          </table:table-cell>
          <table:table-cell table:formula="of:=[.B1426]-[.B$2]" office:value-type="float" office:value="38.7684025764465" calcext:value-type="float">
            <text:p>38.7684025764</text:p>
          </table:table-cell>
          <table:table-cell table:formula="of:=[.C1426]/([.D1426]-[.D1425])" office:value-type="float" office:value="2866302.4549675" calcext:value-type="float">
            <text:p>2866302.4549675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442770944.23789" calcext:value-type="float">
            <text:p>1442770944.23789</text:p>
          </table:table-cell>
          <table:table-cell office:value-type="float" office:value="8096" calcext:value-type="float">
            <text:p>8096</text:p>
          </table:table-cell>
          <table:table-cell table:formula="of:=[.B1427]-[.B$2]" office:value-type="float" office:value="38.782267332077" calcext:value-type="float">
            <text:p>38.7822673321</text:p>
          </table:table-cell>
          <table:table-cell table:formula="of:=[.C1427]/([.D1427]-[.D1426])" office:value-type="float" office:value="583926.627757811" calcext:value-type="float">
            <text:p>583926.627757811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442770944.24616" calcext:value-type="float">
            <text:p>1442770944.24616</text:p>
          </table:table-cell>
          <table:table-cell office:value-type="float" office:value="8096" calcext:value-type="float">
            <text:p>8096</text:p>
          </table:table-cell>
          <table:table-cell table:formula="of:=[.B1428]-[.B$2]" office:value-type="float" office:value="38.7905342578888" calcext:value-type="float">
            <text:p>38.7905342579</text:p>
          </table:table-cell>
          <table:table-cell table:formula="of:=[.C1428]/([.D1428]-[.D1427])" office:value-type="float" office:value="979324.138662975" calcext:value-type="float">
            <text:p>979324.138662975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442770944.24898" calcext:value-type="float">
            <text:p>1442770944.24898</text:p>
          </table:table-cell>
          <table:table-cell office:value-type="float" office:value="8096" calcext:value-type="float">
            <text:p>8096</text:p>
          </table:table-cell>
          <table:table-cell table:formula="of:=[.B1429]-[.B$2]" office:value-type="float" office:value="38.793359041214" calcext:value-type="float">
            <text:p>38.7933590412</text:p>
          </table:table-cell>
          <table:table-cell table:formula="of:=[.C1429]/([.D1429]-[.D1428])" office:value-type="float" office:value="2866060.53207292" calcext:value-type="float">
            <text:p>2866060.53207292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442770944.26291" calcext:value-type="float">
            <text:p>1442770944.26291</text:p>
          </table:table-cell>
          <table:table-cell office:value-type="float" office:value="8096" calcext:value-type="float">
            <text:p>8096</text:p>
          </table:table-cell>
          <table:table-cell table:formula="of:=[.B1430]-[.B$2]" office:value-type="float" office:value="38.8072900772095" calcext:value-type="float">
            <text:p>38.8072900772</text:p>
          </table:table-cell>
          <table:table-cell table:formula="of:=[.C1430]/([.D1430]-[.D1429])" office:value-type="float" office:value="581148.451746504" calcext:value-type="float">
            <text:p>581148.451746504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442770944.27126" calcext:value-type="float">
            <text:p>1442770944.27126</text:p>
          </table:table-cell>
          <table:table-cell office:value-type="float" office:value="8096" calcext:value-type="float">
            <text:p>8096</text:p>
          </table:table-cell>
          <table:table-cell table:formula="of:=[.B1431]-[.B$2]" office:value-type="float" office:value="38.8156385421753" calcext:value-type="float">
            <text:p>38.8156385422</text:p>
          </table:table-cell>
          <table:table-cell table:formula="of:=[.C1431]/([.D1431]-[.D1430])" office:value-type="float" office:value="969759.115375828" calcext:value-type="float">
            <text:p>969759.115375828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442770944.27408" calcext:value-type="float">
            <text:p>1442770944.27408</text:p>
          </table:table-cell>
          <table:table-cell office:value-type="float" office:value="8096" calcext:value-type="float">
            <text:p>8096</text:p>
          </table:table-cell>
          <table:table-cell table:formula="of:=[.B1432]-[.B$2]" office:value-type="float" office:value="38.8184604644775" calcext:value-type="float">
            <text:p>38.8184604645</text:p>
          </table:table-cell>
          <table:table-cell table:formula="of:=[.C1432]/([.D1432]-[.D1431])" office:value-type="float" office:value="2868966.30483271" calcext:value-type="float">
            <text:p>2868966.30483271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442770944.28804" calcext:value-type="float">
            <text:p>1442770944.28804</text:p>
          </table:table-cell>
          <table:table-cell office:value-type="float" office:value="8096" calcext:value-type="float">
            <text:p>8096</text:p>
          </table:table-cell>
          <table:table-cell table:formula="of:=[.B1433]-[.B$2]" office:value-type="float" office:value="38.8324117660522" calcext:value-type="float">
            <text:p>38.8324117661</text:p>
          </table:table-cell>
          <table:table-cell table:formula="of:=[.C1433]/([.D1433]-[.D1432])" office:value-type="float" office:value="580304.278898079" calcext:value-type="float">
            <text:p>580304.278898079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442770944.29089" calcext:value-type="float">
            <text:p>1442770944.29089</text:p>
          </table:table-cell>
          <table:table-cell office:value-type="float" office:value="8096" calcext:value-type="float">
            <text:p>8096</text:p>
          </table:table-cell>
          <table:table-cell table:formula="of:=[.B1434]-[.B$2]" office:value-type="float" office:value="38.835268497467" calcext:value-type="float">
            <text:p>38.8352684975</text:p>
          </table:table-cell>
          <table:table-cell table:formula="of:=[.C1434]/([.D1434]-[.D1433])" office:value-type="float" office:value="2834008.11083292" calcext:value-type="float">
            <text:p>2834008.11083292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442770944.31303" calcext:value-type="float">
            <text:p>1442770944.31303</text:p>
          </table:table-cell>
          <table:table-cell office:value-type="float" office:value="8096" calcext:value-type="float">
            <text:p>8096</text:p>
          </table:table-cell>
          <table:table-cell table:formula="of:=[.B1435]-[.B$2]" office:value-type="float" office:value="38.8574080467224" calcext:value-type="float">
            <text:p>38.8574080467</text:p>
          </table:table-cell>
          <table:table-cell table:formula="of:=[.C1435]/([.D1435]-[.D1434])" office:value-type="float" office:value="365680.434891234" calcext:value-type="float">
            <text:p>365680.434891234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442770944.32142" calcext:value-type="float">
            <text:p>1442770944.32142</text:p>
          </table:table-cell>
          <table:table-cell office:value-type="float" office:value="8096" calcext:value-type="float">
            <text:p>8096</text:p>
          </table:table-cell>
          <table:table-cell table:formula="of:=[.B1436]-[.B$2]" office:value-type="float" office:value="38.8657929897308" calcext:value-type="float">
            <text:p>38.8657929897</text:p>
          </table:table-cell>
          <table:table-cell table:formula="of:=[.C1436]/([.D1436]-[.D1435])" office:value-type="float" office:value="965540.253746197" calcext:value-type="float">
            <text:p>965540.253746197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442770944.33807" calcext:value-type="float">
            <text:p>1442770944.33807</text:p>
          </table:table-cell>
          <table:table-cell office:value-type="float" office:value="8096" calcext:value-type="float">
            <text:p>8096</text:p>
          </table:table-cell>
          <table:table-cell table:formula="of:=[.B1437]-[.B$2]" office:value-type="float" office:value="38.8824417591095" calcext:value-type="float">
            <text:p>38.8824417591</text:p>
          </table:table-cell>
          <table:table-cell table:formula="of:=[.C1437]/([.D1437]-[.D1436])" office:value-type="float" office:value="486282.187942145" calcext:value-type="float">
            <text:p>486282.187942145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442770944.34088" calcext:value-type="float">
            <text:p>1442770944.34088</text:p>
          </table:table-cell>
          <table:table-cell office:value-type="float" office:value="8096" calcext:value-type="float">
            <text:p>8096</text:p>
          </table:table-cell>
          <table:table-cell table:formula="of:=[.B1438]-[.B$2]" office:value-type="float" office:value="38.8852605819702" calcext:value-type="float">
            <text:p>38.885260582</text:p>
          </table:table-cell>
          <table:table-cell table:formula="of:=[.C1438]/([.D1438]-[.D1437])" office:value-type="float" office:value="2872120.88167132" calcext:value-type="float">
            <text:p>2872120.88167132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442770944.34648" calcext:value-type="float">
            <text:p>1442770944.34648</text:p>
          </table:table-cell>
          <table:table-cell office:value-type="float" office:value="8096" calcext:value-type="float">
            <text:p>8096</text:p>
          </table:table-cell>
          <table:table-cell table:formula="of:=[.B1439]-[.B$2]" office:value-type="float" office:value="38.8908531665802" calcext:value-type="float">
            <text:p>38.8908531666</text:p>
          </table:table-cell>
          <table:table-cell table:formula="of:=[.C1439]/([.D1439]-[.D1438])" office:value-type="float" office:value="1447631.20535448" calcext:value-type="float">
            <text:p>1447631.20535448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442770944.35491" calcext:value-type="float">
            <text:p>1442770944.35491</text:p>
          </table:table-cell>
          <table:table-cell office:value-type="float" office:value="8096" calcext:value-type="float">
            <text:p>8096</text:p>
          </table:table-cell>
          <table:table-cell table:formula="of:=[.B1440]-[.B$2]" office:value-type="float" office:value="38.8992841243744" calcext:value-type="float">
            <text:p>38.8992841244</text:p>
          </table:table-cell>
          <table:table-cell table:formula="of:=[.C1440]/([.D1440]-[.D1439])" office:value-type="float" office:value="960270.49329789" calcext:value-type="float">
            <text:p>960270.49329789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442770944.35774" calcext:value-type="float">
            <text:p>1442770944.35774</text:p>
          </table:table-cell>
          <table:table-cell office:value-type="float" office:value="8096" calcext:value-type="float">
            <text:p>8096</text:p>
          </table:table-cell>
          <table:table-cell table:formula="of:=[.B1441]-[.B$2]" office:value-type="float" office:value="38.9021129608154" calcext:value-type="float">
            <text:p>38.9021129608</text:p>
          </table:table-cell>
          <table:table-cell table:formula="of:=[.C1441]/([.D1441]-[.D1440])" office:value-type="float" office:value="2861954.08209018" calcext:value-type="float">
            <text:p>2861954.08209018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2770944.37161" calcext:value-type="float">
            <text:p>1442770944.37161</text:p>
          </table:table-cell>
          <table:table-cell office:value-type="float" office:value="8096" calcext:value-type="float">
            <text:p>8096</text:p>
          </table:table-cell>
          <table:table-cell table:formula="of:=[.B1442]-[.B$2]" office:value-type="float" office:value="38.9159889221191" calcext:value-type="float">
            <text:p>38.9159889221</text:p>
          </table:table-cell>
          <table:table-cell table:formula="of:=[.C1442]/([.D1442]-[.D1441])" office:value-type="float" office:value="583455.071890034" calcext:value-type="float">
            <text:p>583455.071890034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442770944.39683" calcext:value-type="float">
            <text:p>1442770944.39683</text:p>
          </table:table-cell>
          <table:table-cell office:value-type="float" office:value="8096" calcext:value-type="float">
            <text:p>8096</text:p>
          </table:table-cell>
          <table:table-cell table:formula="of:=[.B1443]-[.B$2]" office:value-type="float" office:value="38.9412059783936" calcext:value-type="float">
            <text:p>38.9412059784</text:p>
          </table:table-cell>
          <table:table-cell table:formula="of:=[.C1443]/([.D1443]-[.D1442])" office:value-type="float" office:value="321052.541260116" calcext:value-type="float">
            <text:p>321052.541260116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442770944.39965" calcext:value-type="float">
            <text:p>1442770944.39965</text:p>
          </table:table-cell>
          <table:table-cell office:value-type="float" office:value="8096" calcext:value-type="float">
            <text:p>8096</text:p>
          </table:table-cell>
          <table:table-cell table:formula="of:=[.B1444]-[.B$2]" office:value-type="float" office:value="38.9440240859985" calcext:value-type="float">
            <text:p>38.944024086</text:p>
          </table:table-cell>
          <table:table-cell table:formula="of:=[.C1444]/([.D1444]-[.D1443])" office:value-type="float" office:value="2872849.8463621" calcext:value-type="float">
            <text:p>2872849.8463621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442770944.40247" calcext:value-type="float">
            <text:p>1442770944.40247</text:p>
          </table:table-cell>
          <table:table-cell office:value-type="float" office:value="8096" calcext:value-type="float">
            <text:p>8096</text:p>
          </table:table-cell>
          <table:table-cell table:formula="of:=[.B1445]-[.B$2]" office:value-type="float" office:value="38.9468412399292" calcext:value-type="float">
            <text:p>38.9468412399</text:p>
          </table:table-cell>
          <table:table-cell table:formula="of:=[.C1445]/([.D1445]-[.D1444])" office:value-type="float" office:value="2873822.37508463" calcext:value-type="float">
            <text:p>2873822.37508463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442770944.42187" calcext:value-type="float">
            <text:p>1442770944.42187</text:p>
          </table:table-cell>
          <table:table-cell office:value-type="float" office:value="8096" calcext:value-type="float">
            <text:p>8096</text:p>
          </table:table-cell>
          <table:table-cell table:formula="of:=[.B1446]-[.B$2]" office:value-type="float" office:value="38.9662408828735" calcext:value-type="float">
            <text:p>38.9662408829</text:p>
          </table:table-cell>
          <table:table-cell table:formula="of:=[.C1446]/([.D1446]-[.D1445])" office:value-type="float" office:value="417327.268508505" calcext:value-type="float">
            <text:p>417327.268508505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442770944.42469" calcext:value-type="float">
            <text:p>1442770944.42469</text:p>
          </table:table-cell>
          <table:table-cell office:value-type="float" office:value="8096" calcext:value-type="float">
            <text:p>8096</text:p>
          </table:table-cell>
          <table:table-cell table:formula="of:=[.B1447]-[.B$2]" office:value-type="float" office:value="38.969066619873" calcext:value-type="float">
            <text:p>38.9690666199</text:p>
          </table:table-cell>
          <table:table-cell table:formula="of:=[.C1447]/([.D1447]-[.D1446])" office:value-type="float" office:value="2865093.24873439" calcext:value-type="float">
            <text:p>2865093.24873439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442770944.42752" calcext:value-type="float">
            <text:p>1442770944.42752</text:p>
          </table:table-cell>
          <table:table-cell office:value-type="float" office:value="8096" calcext:value-type="float">
            <text:p>8096</text:p>
          </table:table-cell>
          <table:table-cell table:formula="of:=[.B1448]-[.B$2]" office:value-type="float" office:value="38.9718923568726" calcext:value-type="float">
            <text:p>38.9718923569</text:p>
          </table:table-cell>
          <table:table-cell table:formula="of:=[.C1448]/([.D1448]-[.D1447])" office:value-type="float" office:value="2865093.24873439" calcext:value-type="float">
            <text:p>2865093.24873439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442770944.43853" calcext:value-type="float">
            <text:p>1442770944.43853</text:p>
          </table:table-cell>
          <table:table-cell office:value-type="float" office:value="8096" calcext:value-type="float">
            <text:p>8096</text:p>
          </table:table-cell>
          <table:table-cell table:formula="of:=[.B1449]-[.B$2]" office:value-type="float" office:value="38.9829039573669" calcext:value-type="float">
            <text:p>38.9829039574</text:p>
          </table:table-cell>
          <table:table-cell table:formula="of:=[.C1449]/([.D1449]-[.D1448])" office:value-type="float" office:value="735224.639154722" calcext:value-type="float">
            <text:p>735224.639154722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442770944.45534" calcext:value-type="float">
            <text:p>1442770944.45534</text:p>
          </table:table-cell>
          <table:table-cell office:value-type="float" office:value="8096" calcext:value-type="float">
            <text:p>8096</text:p>
          </table:table-cell>
          <table:table-cell table:formula="of:=[.B1450]-[.B$2]" office:value-type="float" office:value="38.999716758728" calcext:value-type="float">
            <text:p>38.9997167587</text:p>
          </table:table-cell>
          <table:table-cell table:formula="of:=[.C1450]/([.D1450]-[.D1449])" office:value-type="float" office:value="481537.83692107" calcext:value-type="float">
            <text:p>481537.83692107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442770944.45816" calcext:value-type="float">
            <text:p>1442770944.45816</text:p>
          </table:table-cell>
          <table:table-cell office:value-type="float" office:value="8096" calcext:value-type="float">
            <text:p>8096</text:p>
          </table:table-cell>
          <table:table-cell table:formula="of:=[.B1451]-[.B$2]" office:value-type="float" office:value="39.0025379657745" calcext:value-type="float">
            <text:p>39.0025379658</text:p>
          </table:table-cell>
          <table:table-cell table:formula="of:=[.C1451]/([.D1451]-[.D1450])" office:value-type="float" office:value="2869693.66889208" calcext:value-type="float">
            <text:p>2869693.66889208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42770944.46371" calcext:value-type="float">
            <text:p>1442770944.46371</text:p>
          </table:table-cell>
          <table:table-cell office:value-type="float" office:value="8096" calcext:value-type="float">
            <text:p>8096</text:p>
          </table:table-cell>
          <table:table-cell table:formula="of:=[.B1452]-[.B$2]" office:value-type="float" office:value="39.0080869197845" calcext:value-type="float">
            <text:p>39.0080869198</text:p>
          </table:table-cell>
          <table:table-cell table:formula="of:=[.C1452]/([.D1452]-[.D1451])" office:value-type="float" office:value="1459013.71418751" calcext:value-type="float">
            <text:p>1459013.71418751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442770944.48061" calcext:value-type="float">
            <text:p>1442770944.48061</text:p>
          </table:table-cell>
          <table:table-cell office:value-type="float" office:value="8096" calcext:value-type="float">
            <text:p>8096</text:p>
          </table:table-cell>
          <table:table-cell table:formula="of:=[.B1453]-[.B$2]" office:value-type="float" office:value="39.0249812602997" calcext:value-type="float">
            <text:p>39.0249812603</text:p>
          </table:table-cell>
          <table:table-cell table:formula="of:=[.C1453]/([.D1453]-[.D1452])" office:value-type="float" office:value="479213.733897827" calcext:value-type="float">
            <text:p>479213.733897827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442770944.48874" calcext:value-type="float">
            <text:p>1442770944.48874</text:p>
          </table:table-cell>
          <table:table-cell office:value-type="float" office:value="8096" calcext:value-type="float">
            <text:p>8096</text:p>
          </table:table-cell>
          <table:table-cell table:formula="of:=[.B1454]-[.B$2]" office:value-type="float" office:value="39.0331161022186" calcext:value-type="float">
            <text:p>39.0331161022</text:p>
          </table:table-cell>
          <table:table-cell table:formula="of:=[.C1454]/([.D1454]-[.D1453])" office:value-type="float" office:value="995225.23985932" calcext:value-type="float">
            <text:p>995225.23985932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442770944.49155" calcext:value-type="float">
            <text:p>1442770944.49155</text:p>
          </table:table-cell>
          <table:table-cell office:value-type="float" office:value="8096" calcext:value-type="float">
            <text:p>8096</text:p>
          </table:table-cell>
          <table:table-cell table:formula="of:=[.B1455]-[.B$2]" office:value-type="float" office:value="39.0359208583832" calcext:value-type="float">
            <text:p>39.0359208584</text:p>
          </table:table-cell>
          <table:table-cell table:formula="of:=[.C1455]/([.D1455]-[.D1454])" office:value-type="float" office:value="2886525.43216593" calcext:value-type="float">
            <text:p>2886525.43216593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442770944.50589" calcext:value-type="float">
            <text:p>1442770944.50589</text:p>
          </table:table-cell>
          <table:table-cell office:value-type="float" office:value="8096" calcext:value-type="float">
            <text:p>8096</text:p>
          </table:table-cell>
          <table:table-cell table:formula="of:=[.B1456]-[.B$2]" office:value-type="float" office:value="39.0502655506134" calcext:value-type="float">
            <text:p>39.0502655506</text:p>
          </table:table-cell>
          <table:table-cell table:formula="of:=[.C1456]/([.D1456]-[.D1455])" office:value-type="float" office:value="564389.940896852" calcext:value-type="float">
            <text:p>564389.940896852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442770944.5309" calcext:value-type="float">
            <text:p>1442770944.5309</text:p>
          </table:table-cell>
          <table:table-cell office:value-type="float" office:value="8096" calcext:value-type="float">
            <text:p>8096</text:p>
          </table:table-cell>
          <table:table-cell table:formula="of:=[.B1457]-[.B$2]" office:value-type="float" office:value="39.075275182724" calcext:value-type="float">
            <text:p>39.0752751827</text:p>
          </table:table-cell>
          <table:table-cell table:formula="of:=[.C1457]/([.D1457]-[.D1456])" office:value-type="float" office:value="323715.277545806" calcext:value-type="float">
            <text:p>323715.277545806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442770944.53371" calcext:value-type="float">
            <text:p>1442770944.53371</text:p>
          </table:table-cell>
          <table:table-cell office:value-type="float" office:value="8096" calcext:value-type="float">
            <text:p>8096</text:p>
          </table:table-cell>
          <table:table-cell table:formula="of:=[.B1458]-[.B$2]" office:value-type="float" office:value="39.0780818462372" calcext:value-type="float">
            <text:p>39.0780818462</text:p>
          </table:table-cell>
          <table:table-cell table:formula="of:=[.C1458]/([.D1458]-[.D1457])" office:value-type="float" office:value="2884563.81107713" calcext:value-type="float">
            <text:p>2884563.81107713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442770944.53651" calcext:value-type="float">
            <text:p>1442770944.53651</text:p>
          </table:table-cell>
          <table:table-cell office:value-type="float" office:value="8096" calcext:value-type="float">
            <text:p>8096</text:p>
          </table:table-cell>
          <table:table-cell table:formula="of:=[.B1459]-[.B$2]" office:value-type="float" office:value="39.0808889865875" calcext:value-type="float">
            <text:p>39.0808889866</text:p>
          </table:table-cell>
          <table:table-cell table:formula="of:=[.C1459]/([.D1459]-[.D1458])" office:value-type="float" office:value="2884073.82232037" calcext:value-type="float">
            <text:p>2884073.82232037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442770944.53943" calcext:value-type="float">
            <text:p>1442770944.53943</text:p>
          </table:table-cell>
          <table:table-cell office:value-type="float" office:value="8096" calcext:value-type="float">
            <text:p>8096</text:p>
          </table:table-cell>
          <table:table-cell table:formula="of:=[.B1460]-[.B$2]" office:value-type="float" office:value="39.0838022232056" calcext:value-type="float">
            <text:p>39.0838022232</text:p>
          </table:table-cell>
          <table:table-cell table:formula="of:=[.C1460]/([.D1460]-[.D1459])" office:value-type="float" office:value="2779039.62550127" calcext:value-type="float">
            <text:p>2779039.62550127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442770944.55604" calcext:value-type="float">
            <text:p>1442770944.55604</text:p>
          </table:table-cell>
          <table:table-cell office:value-type="float" office:value="8096" calcext:value-type="float">
            <text:p>8096</text:p>
          </table:table-cell>
          <table:table-cell table:formula="of:=[.B1461]-[.B$2]" office:value-type="float" office:value="39.1004152297974" calcext:value-type="float">
            <text:p>39.1004152298</text:p>
          </table:table-cell>
          <table:table-cell table:formula="of:=[.C1461]/([.D1461]-[.D1460])" office:value-type="float" office:value="487329.006659013" calcext:value-type="float">
            <text:p>487329.006659013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442770944.56453" calcext:value-type="float">
            <text:p>1442770944.56453</text:p>
          </table:table-cell>
          <table:table-cell office:value-type="float" office:value="8096" calcext:value-type="float">
            <text:p>8096</text:p>
          </table:table-cell>
          <table:table-cell table:formula="of:=[.B1462]-[.B$2]" office:value-type="float" office:value="39.1089069843292" calcext:value-type="float">
            <text:p>39.1089069843</text:p>
          </table:table-cell>
          <table:table-cell table:formula="of:=[.C1462]/([.D1462]-[.D1461])" office:value-type="float" office:value="953395.434315074" calcext:value-type="float">
            <text:p>953395.434315074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442770944.58962" calcext:value-type="float">
            <text:p>1442770944.58962</text:p>
          </table:table-cell>
          <table:table-cell office:value-type="float" office:value="8096" calcext:value-type="float">
            <text:p>8096</text:p>
          </table:table-cell>
          <table:table-cell table:formula="of:=[.B1463]-[.B$2]" office:value-type="float" office:value="39.1339926719665" calcext:value-type="float">
            <text:p>39.133992672</text:p>
          </table:table-cell>
          <table:table-cell table:formula="of:=[.C1463]/([.D1463]-[.D1462])" office:value-type="float" office:value="322733.828031592" calcext:value-type="float">
            <text:p>322733.828031592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442770944.59246" calcext:value-type="float">
            <text:p>1442770944.59246</text:p>
          </table:table-cell>
          <table:table-cell office:value-type="float" office:value="8096" calcext:value-type="float">
            <text:p>8096</text:p>
          </table:table-cell>
          <table:table-cell table:formula="of:=[.B1464]-[.B$2]" office:value-type="float" office:value="39.1368315219879" calcext:value-type="float">
            <text:p>39.136831522</text:p>
          </table:table-cell>
          <table:table-cell table:formula="of:=[.C1464]/([.D1464]-[.D1463])" office:value-type="float" office:value="2851859.00596288" calcext:value-type="float">
            <text:p>2851859.00596288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442770944.59523" calcext:value-type="float">
            <text:p>1442770944.59523</text:p>
          </table:table-cell>
          <table:table-cell office:value-type="float" office:value="8096" calcext:value-type="float">
            <text:p>8096</text:p>
          </table:table-cell>
          <table:table-cell table:formula="of:=[.B1465]-[.B$2]" office:value-type="float" office:value="39.1396059989929" calcext:value-type="float">
            <text:p>39.139605999</text:p>
          </table:table-cell>
          <table:table-cell table:formula="of:=[.C1465]/([.D1465]-[.D1464])" office:value-type="float" office:value="2918027.42837501" calcext:value-type="float">
            <text:p>2918027.42837501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442770944.61456" calcext:value-type="float">
            <text:p>1442770944.61456</text:p>
          </table:table-cell>
          <table:table-cell office:value-type="float" office:value="8096" calcext:value-type="float">
            <text:p>8096</text:p>
          </table:table-cell>
          <table:table-cell table:formula="of:=[.B1466]-[.B$2]" office:value-type="float" office:value="39.1589365005493" calcext:value-type="float">
            <text:p>39.1589365005</text:p>
          </table:table-cell>
          <table:table-cell table:formula="of:=[.C1466]/([.D1466]-[.D1465])" office:value-type="float" office:value="418819.965761366" calcext:value-type="float">
            <text:p>418819.965761366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442770944.61735" calcext:value-type="float">
            <text:p>1442770944.61735</text:p>
          </table:table-cell>
          <table:table-cell office:value-type="float" office:value="8096" calcext:value-type="float">
            <text:p>8096</text:p>
          </table:table-cell>
          <table:table-cell table:formula="of:=[.B1467]-[.B$2]" office:value-type="float" office:value="39.1617279052734" calcext:value-type="float">
            <text:p>39.1617279053</text:p>
          </table:table-cell>
          <table:table-cell table:formula="of:=[.C1467]/([.D1467]-[.D1466])" office:value-type="float" office:value="2900331.84010933" calcext:value-type="float">
            <text:p>2900331.84010933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442770944.62013" calcext:value-type="float">
            <text:p>1442770944.62013</text:p>
          </table:table-cell>
          <table:table-cell office:value-type="float" office:value="8096" calcext:value-type="float">
            <text:p>8096</text:p>
          </table:table-cell>
          <table:table-cell table:formula="of:=[.B1468]-[.B$2]" office:value-type="float" office:value="39.1645050048828" calcext:value-type="float">
            <text:p>39.1645050049</text:p>
          </table:table-cell>
          <table:table-cell table:formula="of:=[.C1468]/([.D1468]-[.D1467])" office:value-type="float" office:value="2915271.73626374" calcext:value-type="float">
            <text:p>2915271.73626374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442770944.62648" calcext:value-type="float">
            <text:p>1442770944.62648</text:p>
          </table:table-cell>
          <table:table-cell office:value-type="float" office:value="8096" calcext:value-type="float">
            <text:p>8096</text:p>
          </table:table-cell>
          <table:table-cell table:formula="of:=[.B1469]-[.B$2]" office:value-type="float" office:value="39.1708600521088" calcext:value-type="float">
            <text:p>39.1708600521</text:p>
          </table:table-cell>
          <table:table-cell table:formula="of:=[.C1469]/([.D1469]-[.D1468])" office:value-type="float" office:value="1273948.04667042" calcext:value-type="float">
            <text:p>1273948.04667042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442770944.64006" calcext:value-type="float">
            <text:p>1442770944.64006</text:p>
          </table:table-cell>
          <table:table-cell office:value-type="float" office:value="8096" calcext:value-type="float">
            <text:p>8096</text:p>
          </table:table-cell>
          <table:table-cell table:formula="of:=[.B1470]-[.B$2]" office:value-type="float" office:value="39.1844401359558" calcext:value-type="float">
            <text:p>39.184440136</text:p>
          </table:table-cell>
          <table:table-cell table:formula="of:=[.C1470]/([.D1470]-[.D1469])" office:value-type="float" office:value="596167.158552643" calcext:value-type="float">
            <text:p>596167.158552643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442770944.64287" calcext:value-type="float">
            <text:p>1442770944.64287</text:p>
          </table:table-cell>
          <table:table-cell office:value-type="float" office:value="8096" calcext:value-type="float">
            <text:p>8096</text:p>
          </table:table-cell>
          <table:table-cell table:formula="of:=[.B1471]-[.B$2]" office:value-type="float" office:value="39.1872475147247" calcext:value-type="float">
            <text:p>39.1872475147</text:p>
          </table:table-cell>
          <table:table-cell table:formula="of:=[.C1471]/([.D1471]-[.D1470])" office:value-type="float" office:value="2883828.89036093" calcext:value-type="float">
            <text:p>2883828.89036093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442770944.7406" calcext:value-type="float">
            <text:p>1442770944.7406</text:p>
          </table:table-cell>
          <table:table-cell office:value-type="float" office:value="8096" calcext:value-type="float">
            <text:p>8096</text:p>
          </table:table-cell>
          <table:table-cell table:formula="of:=[.B1472]-[.B$2]" office:value-type="float" office:value="39.2849786281586" calcext:value-type="float">
            <text:p>39.2849786282</text:p>
          </table:table-cell>
          <table:table-cell table:formula="of:=[.C1472]/([.D1472]-[.D1471])" office:value-type="float" office:value="82839.5350829686" calcext:value-type="float">
            <text:p>82839.5350829686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442770944.7434" calcext:value-type="float">
            <text:p>1442770944.7434</text:p>
          </table:table-cell>
          <table:table-cell office:value-type="float" office:value="8096" calcext:value-type="float">
            <text:p>8096</text:p>
          </table:table-cell>
          <table:table-cell table:formula="of:=[.B1473]-[.B$2]" office:value-type="float" office:value="39.2877776622772" calcext:value-type="float">
            <text:p>39.2877776623</text:p>
          </table:table-cell>
          <table:table-cell table:formula="of:=[.C1473]/([.D1473]-[.D1472])" office:value-type="float" office:value="2892426.33594549" calcext:value-type="float">
            <text:p>2892426.33594549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442770944.74622" calcext:value-type="float">
            <text:p>1442770944.74622</text:p>
          </table:table-cell>
          <table:table-cell office:value-type="float" office:value="8096" calcext:value-type="float">
            <text:p>8096</text:p>
          </table:table-cell>
          <table:table-cell table:formula="of:=[.B1474]-[.B$2]" office:value-type="float" office:value="39.2905931472778" calcext:value-type="float">
            <text:p>39.2905931473</text:p>
          </table:table-cell>
          <table:table-cell table:formula="of:=[.C1474]/([.D1474]-[.D1473])" office:value-type="float" office:value="2875525.88568041" calcext:value-type="float">
            <text:p>2875525.88568041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442770944.749" calcext:value-type="float">
            <text:p>1442770944.749</text:p>
          </table:table-cell>
          <table:table-cell office:value-type="float" office:value="8096" calcext:value-type="float">
            <text:p>8096</text:p>
          </table:table-cell>
          <table:table-cell table:formula="of:=[.B1475]-[.B$2]" office:value-type="float" office:value="39.2933804988861" calcext:value-type="float">
            <text:p>39.2933804989</text:p>
          </table:table-cell>
          <table:table-cell table:formula="of:=[.C1475]/([.D1475]-[.D1474])" office:value-type="float" office:value="2904549.24163887" calcext:value-type="float">
            <text:p>2904549.24163887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442770944.75183" calcext:value-type="float">
            <text:p>1442770944.75183</text:p>
          </table:table-cell>
          <table:table-cell office:value-type="float" office:value="8096" calcext:value-type="float">
            <text:p>8096</text:p>
          </table:table-cell>
          <table:table-cell table:formula="of:=[.B1476]-[.B$2]" office:value-type="float" office:value="39.2962045669556" calcext:value-type="float">
            <text:p>39.296204567</text:p>
          </table:table-cell>
          <table:table-cell table:formula="of:=[.C1476]/([.D1476]-[.D1475])" office:value-type="float" office:value="2866786.42330097" calcext:value-type="float">
            <text:p>2866786.423300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0T12:47:13.104741068</dc:date>
    <meta:editing-duration>PT2M37S</meta:editing-duration>
    <meta:editing-cycles>1</meta:editing-cycles>
    <meta:document-statistic meta:table-count="1" meta:cell-count="7380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4.201cm" style:legend-expansion="high" chart:style-name="ch2"/>
        <chart:plot-area chart:style-name="ch3" table:cell-range-address="'sink_1.receiver_i.routed_msg_sub.network'.D1:'sink_1.receiver_i.routed_msg_sub.network'.E1476" chart:data-source-has-labels="row" svg:x="0.32cm" svg:y="0.18cm" svg:width="11.793cm" svg:height="8.64cm">
          <chartooo:coordinate-region svg:x="1.867cm" svg:y="0.379cm" svg:width="10.05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k_1.receiver_i.routed_msg_sub.network'.E2:'sink_1.receiver_i.routed_msg_sub.network'.E1476" chart:label-cell-address="'sink_1.receiver_i.routed_msg_sub.network'.E1:'sink_1.receiver_i.routed_msg_sub.network'.E1" chart:class="chart:scatter">
            <chart:domain table:cell-range-address="'sink_1.receiver_i.routed_msg_sub.network'.D2:'sink_1.receiver_i.routed_msg_sub.network'.D1476"/>
            <chart:data-point chart:repeated="147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ink_1.receiver_i.routed_msg_sub.network'.E1:'sink_1.receiver_i.routed_msg_s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k_1.receiver_i.routed_msg_sub.network'.D2:'sink_1.receiver_i.routed_msg_sub.network'.D1476</svg:desc>
                </draw:g>
              </table:table-cell>
              <table:table-cell office:value-type="float" office:value="0">
                <text:p>0</text:p>
                <draw:g>
                  <svg:desc>'sink_1.receiver_i.routed_msg_sub.network'.E2:'sink_1.receiver_i.routed_msg_sub.network'.E14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35919380187988">
                <text:p>0.00835919380187988</text:p>
              </table:table-cell>
              <table:table-cell office:value-type="float" office:value="968514.451498816">
                <text:p>968514.451498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1827239990234">
                <text:p>0.0251827239990234</text:p>
              </table:table-cell>
              <table:table-cell office:value-type="float" office:value="481230.746765302">
                <text:p>481230.746765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7731418609619">
                <text:p>0.0277731418609619</text:p>
              </table:table-cell>
              <table:table-cell office:value-type="float" office:value="3125364.49001381">
                <text:p>3125364.49001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35705280303955">
                <text:p>0.0335705280303955</text:p>
              </table:table-cell>
              <table:table-cell office:value-type="float" office:value="1396491.41240336">
                <text:p>1396491.41240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03911972045898">
                <text:p>0.0503911972045898</text:p>
              </table:table-cell>
              <table:table-cell office:value-type="float" office:value="481312.599169395">
                <text:p>481312.599169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29868602752686">
                <text:p>0.0529868602752686</text:p>
              </table:table-cell>
              <table:table-cell office:value-type="float" office:value="3119048.88252044">
                <text:p>3119048.882520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88059425354004">
                <text:p>0.0588059425354004</text:p>
              </table:table-cell>
              <table:table-cell office:value-type="float" office:value="1391284.67996886">
                <text:p>1391284.67996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72473907470703">
                <text:p>0.0672473907470703</text:p>
              </table:table-cell>
              <table:table-cell office:value-type="float" office:value="959077.139015986">
                <text:p>959077.1390159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41009616851807">
                <text:p>0.0841009616851807</text:p>
              </table:table-cell>
              <table:table-cell office:value-type="float" office:value="480372.974352445">
                <text:p>480372.9743524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66837501525879">
                <text:p>0.0866837501525879</text:p>
              </table:table-cell>
              <table:table-cell office:value-type="float" office:value="3134596.61995754">
                <text:p>3134596.619957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0959539413452">
                <text:p>0.100959539413452</text:p>
              </table:table-cell>
              <table:table-cell office:value-type="float" office:value="567114.003440386">
                <text:p>567114.003440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8218116760254">
                <text:p>0.188218116760254</text:p>
              </table:table-cell>
              <table:table-cell office:value-type="float" office:value="92781.709789092">
                <text:p>92781.7097890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080662727356">
                <text:p>0.19080662727356</text:p>
              </table:table-cell>
              <table:table-cell office:value-type="float" office:value="3127667.42046606">
                <text:p>3127667.420466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3406343460083">
                <text:p>0.193406343460083</text:p>
              </table:table-cell>
              <table:table-cell office:value-type="float" office:value="3114186.09537784">
                <text:p>3114186.095377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0482845306396">
                <text:p>0.200482845306396</text:p>
              </table:table-cell>
              <table:table-cell office:value-type="float" office:value="1144068.09689701">
                <text:p>1144068.096897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03038692474365">
                <text:p>0.203038692474365</text:p>
              </table:table-cell>
              <table:table-cell office:value-type="float" office:value="3167638.54328358">
                <text:p>3167638.543283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05599308013916">
                <text:p>0.205599308013916</text:p>
              </table:table-cell>
              <table:table-cell office:value-type="float" office:value="3161739.77504655">
                <text:p>3161739.775046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09235668182373">
                <text:p>0.209235668182373</text:p>
              </table:table-cell>
              <table:table-cell office:value-type="float" office:value="2226402.12326252">
                <text:p>2226402.123262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11795091629028">
                <text:p>0.211795091629028</text:p>
              </table:table-cell>
              <table:table-cell office:value-type="float" office:value="3163212.40652073">
                <text:p>3163212.40652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4349269866943">
                <text:p>0.214349269866943</text:p>
              </table:table-cell>
              <table:table-cell office:value-type="float" office:value="3169708.31550453">
                <text:p>3169708.315504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5969314575195">
                <text:p>0.225969314575195</text:p>
              </table:table-cell>
              <table:table-cell office:value-type="float" office:value="696727.095572243">
                <text:p>696727.0955722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855544090271">
                <text:p>0.22855544090271</text:p>
              </table:table-cell>
              <table:table-cell office:value-type="float" office:value="3130550.86051443">
                <text:p>3130550.860514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1142282485962">
                <text:p>0.231142282485962</text:p>
              </table:table-cell>
              <table:table-cell office:value-type="float" office:value="3129685.27041475">
                <text:p>3129685.270414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34391450881958">
                <text:p>0.234391450881958</text:p>
              </table:table-cell>
              <table:table-cell office:value-type="float" office:value="2491714.49838568">
                <text:p>2491714.498385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1233100891113">
                <text:p>0.251233100891113</text:p>
              </table:table-cell>
              <table:table-cell office:value-type="float" office:value="480712.994011807">
                <text:p>480712.9940118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3820896148682">
                <text:p>0.253820896148682</text:p>
              </table:table-cell>
              <table:table-cell office:value-type="float" office:value="3128531.89460107">
                <text:p>3128531.894601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6411552429199">
                <text:p>0.256411552429199</text:p>
              </table:table-cell>
              <table:table-cell office:value-type="float" office:value="3125076.86213878">
                <text:p>3125076.862138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69760608673096">
                <text:p>0.269760608673096</text:p>
              </table:table-cell>
              <table:table-cell office:value-type="float" office:value="606484.822003929">
                <text:p>606484.8220039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84962892532349">
                <text:p>0.284962892532349</text:p>
              </table:table-cell>
              <table:table-cell office:value-type="float" office:value="532551.560999326">
                <text:p>532551.5609993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87556409835815">
                <text:p>0.287556409835815</text:p>
              </table:table-cell>
              <table:table-cell office:value-type="float" office:value="3121629.45247288">
                <text:p>3121629.452472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0121793746948">
                <text:p>0.290121793746948</text:p>
              </table:table-cell>
              <table:table-cell office:value-type="float" office:value="3155862.93531598">
                <text:p>3155862.935315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94857501983643">
                <text:p>0.294857501983643</text:p>
              </table:table-cell>
              <table:table-cell office:value-type="float" office:value="1709564.77792881">
                <text:p>1709564.777928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03055286407471">
                <text:p>0.303055286407471</text:p>
              </table:table-cell>
              <table:table-cell office:value-type="float" office:value="987583.910656119">
                <text:p>987583.9106561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19936990737915">
                <text:p>0.319936990737915</text:p>
              </table:table-cell>
              <table:table-cell office:value-type="float" office:value="479572.431878204">
                <text:p>479572.4318782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22535514831543">
                <text:p>0.322535514831543</text:p>
              </table:table-cell>
              <table:table-cell office:value-type="float" office:value="3115614.7521791">
                <text:p>3115614.75217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6708307266235">
                <text:p>0.336708307266235</text:p>
              </table:table-cell>
              <table:table-cell office:value-type="float" office:value="571235.346690218">
                <text:p>571235.3466902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39303493499756">
                <text:p>0.339303493499756</text:p>
              </table:table-cell>
              <table:table-cell office:value-type="float" office:value="3119621.97372531">
                <text:p>3119621.973725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41896772384644">
                <text:p>0.341896772384644</text:p>
              </table:table-cell>
              <table:table-cell office:value-type="float" office:value="3121916.44607888">
                <text:p>3121916.446078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89399528503418">
                <text:p>0.389399528503418</text:p>
              </table:table-cell>
              <table:table-cell office:value-type="float" office:value="170432.216180405">
                <text:p>170432.2161804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91997814178467">
                <text:p>0.391997814178467</text:p>
              </table:table-cell>
              <table:table-cell office:value-type="float" office:value="3115900.64085153">
                <text:p>3115900.640851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94585609436035">
                <text:p>0.394585609436035</text:p>
              </table:table-cell>
              <table:table-cell office:value-type="float" office:value="3128531.89460107">
                <text:p>3128531.894601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97174119949341">
                <text:p>0.397174119949341</text:p>
              </table:table-cell>
              <table:table-cell office:value-type="float" office:value="3127667.42046606">
                <text:p>3127667.420466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9977240562439">
                <text:p>0.39977240562439</text:p>
              </table:table-cell>
              <table:table-cell office:value-type="float" office:value="3115900.64085153">
                <text:p>3115900.640851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0236496925354">
                <text:p>0.40236496925354</text:p>
              </table:table-cell>
              <table:table-cell office:value-type="float" office:value="3122777.74360861">
                <text:p>3122777.743608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04938697814941">
                <text:p>0.404938697814941</text:p>
              </table:table-cell>
              <table:table-cell office:value-type="float" office:value="3145630.86465956">
                <text:p>3145630.864659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07530069351196">
                <text:p>0.407530069351196</text:p>
              </table:table-cell>
              <table:table-cell office:value-type="float" office:value="3124214.2960714">
                <text:p>3124214.29607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20267820358276">
                <text:p>0.420267820358276</text:p>
              </table:table-cell>
              <table:table-cell office:value-type="float" office:value="635591.007823906">
                <text:p>635591.0078239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22838449478149">
                <text:p>0.422838449478149</text:p>
              </table:table-cell>
              <table:table-cell office:value-type="float" office:value="3149423.5933964">
                <text:p>3149423.59339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28215026855469">
                <text:p>0.428215026855469</text:p>
              </table:table-cell>
              <table:table-cell office:value-type="float" office:value="1505790.66045852">
                <text:p>1505790.660458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45529460906982">
                <text:p>0.445529460906982</text:p>
              </table:table-cell>
              <table:table-cell office:value-type="float" office:value="467586.75310512">
                <text:p>467586.753105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6211838722229">
                <text:p>0.46211838722229</text:p>
              </table:table-cell>
              <table:table-cell office:value-type="float" office:value="488036.407306802">
                <text:p>488036.4073068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6475100517273">
                <text:p>0.46475100517273</text:p>
              </table:table-cell>
              <table:table-cell office:value-type="float" office:value="3075265.81996015">
                <text:p>3075265.819960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70502853393555">
                <text:p>0.470502853393555</text:p>
              </table:table-cell>
              <table:table-cell office:value-type="float" office:value="1407547.57239378">
                <text:p>1407547.572393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85868215560913">
                <text:p>0.485868215560913</text:p>
              </table:table-cell>
              <table:table-cell office:value-type="float" office:value="526899.393051655">
                <text:p>526899.3930516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88460779190064">
                <text:p>0.488460779190064</text:p>
              </table:table-cell>
              <table:table-cell office:value-type="float" office:value="3122777.74360861">
                <text:p>3122777.743608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04707336425781">
                <text:p>0.504707336425781</text:p>
              </table:table-cell>
              <table:table-cell office:value-type="float" office:value="498320.960098616">
                <text:p>498320.9600986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073082447052">
                <text:p>0.5073082447052</text:p>
              </table:table-cell>
              <table:table-cell office:value-type="float" office:value="3112758.74818957">
                <text:p>3112758.748189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09893655776978">
                <text:p>0.509893655776978</text:p>
              </table:table-cell>
              <table:table-cell office:value-type="float" office:value="3131416.92954629">
                <text:p>3131416.929546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21394014358521">
                <text:p>0.521394014358521</text:p>
              </table:table-cell>
              <table:table-cell office:value-type="float" office:value="703978.049257816">
                <text:p>703978.0492578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29955387115479">
                <text:p>0.529955387115479</text:p>
              </table:table-cell>
              <table:table-cell office:value-type="float" office:value="945642.740928458">
                <text:p>945642.7409284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46767950057983">
                <text:p>0.546767950057983</text:p>
              </table:table-cell>
              <table:table-cell office:value-type="float" office:value="481544.665598366">
                <text:p>481544.6655983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49174547195435">
                <text:p>0.549174547195435</text:p>
              </table:table-cell>
              <table:table-cell office:value-type="float" office:value="3364086.10897563">
                <text:p>3364086.108975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51577568054199">
                <text:p>0.551577568054199</text:p>
              </table:table-cell>
              <table:table-cell office:value-type="float" office:value="3369092.68617918">
                <text:p>3369092.686179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55255174636841">
                <text:p>0.555255174636841</text:p>
              </table:table-cell>
              <table:table-cell office:value-type="float" office:value="2201431.77854133">
                <text:p>2201431.778541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57660341262817">
                <text:p>0.557660341262817</text:p>
              </table:table-cell>
              <table:table-cell office:value-type="float" office:value="3366086.95321174">
                <text:p>3366086.953211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80766201019287">
                <text:p>0.580766201019287</text:p>
              </table:table-cell>
              <table:table-cell office:value-type="float" office:value="350387.308039169">
                <text:p>350387.3080391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83178043365479">
                <text:p>0.583178043365479</text:p>
              </table:table-cell>
              <table:table-cell office:value-type="float" office:value="3356769.98655595">
                <text:p>3356769.98655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89997053146362">
                <text:p>0.589997053146362</text:p>
              </table:table-cell>
              <table:table-cell office:value-type="float" office:value="1187269.15786161">
                <text:p>1187269.157861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92399835586548">
                <text:p>0.592399835586548</text:p>
              </table:table-cell>
              <table:table-cell office:value-type="float" office:value="3369426.98789442">
                <text:p>3369426.987894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06239795684814">
                <text:p>0.606239795684814</text:p>
              </table:table-cell>
              <table:table-cell office:value-type="float" office:value="584972.784785268">
                <text:p>584972.7847852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14782810211182">
                <text:p>0.614782810211182</text:p>
              </table:table-cell>
              <table:table-cell office:value-type="float" office:value="947674.84885019">
                <text:p>947674.848850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17194414138794">
                <text:p>0.617194414138794</text:p>
              </table:table-cell>
              <table:table-cell office:value-type="float" office:value="3357101.84715769">
                <text:p>3357101.847157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3169527053833">
                <text:p>0.63169527053833</text:p>
              </table:table-cell>
              <table:table-cell office:value-type="float" office:value="558311.852550928">
                <text:p>558311.8525509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377854347229">
                <text:p>0.6377854347229</text:p>
              </table:table-cell>
              <table:table-cell office:value-type="float" office:value="1329356.60757908">
                <text:p>1329356.607579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40207290649414">
                <text:p>0.640207290649414</text:p>
              </table:table-cell>
              <table:table-cell office:value-type="float" office:value="3342890.84307935">
                <text:p>3342890.843079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48714780807495">
                <text:p>0.648714780807495</text:p>
              </table:table-cell>
              <table:table-cell office:value-type="float" office:value="951632.014796962">
                <text:p>951632.0147969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65640592575073">
                <text:p>0.665640592575073</text:p>
              </table:table-cell>
              <table:table-cell office:value-type="float" office:value="478322.700924048">
                <text:p>478322.7009240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68047904968262">
                <text:p>0.668047904968262</text:p>
              </table:table-cell>
              <table:table-cell office:value-type="float" office:value="3363086.5785877">
                <text:p>3363086.57858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70449733734131">
                <text:p>0.670449733734131</text:p>
              </table:table-cell>
              <table:table-cell office:value-type="float" office:value="3370764.85844749">
                <text:p>3370764.858447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90875053405762">
                <text:p>0.690875053405762</text:p>
              </table:table-cell>
              <table:table-cell office:value-type="float" office:value="396370.785385783">
                <text:p>396370.7853857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93283557891846">
                <text:p>0.693283557891846</text:p>
              </table:table-cell>
              <table:table-cell office:value-type="float" office:value="3361422.01385864">
                <text:p>3361422.013858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95693254470825">
                <text:p>0.695693254470825</text:p>
              </table:table-cell>
              <table:table-cell office:value-type="float" office:value="3359759.09607203">
                <text:p>3359759.096072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99413537979126">
                <text:p>0.699413537979126</text:p>
              </table:table-cell>
              <table:table-cell office:value-type="float" office:value="2176178.23532428">
                <text:p>2176178.235324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05543041229248">
                <text:p>0.705543041229248</text:p>
              </table:table-cell>
              <table:table-cell office:value-type="float" office:value="1320824.81558987">
                <text:p>1320824.815589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16354370117188">
                <text:p>0.716354370117188</text:p>
              </table:table-cell>
              <table:table-cell office:value-type="float" office:value="748844.113791735">
                <text:p>748844.1137917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24934101104736">
                <text:p>0.724934101104736</text:p>
              </table:table-cell>
              <table:table-cell office:value-type="float" office:value="943619.329294726">
                <text:p>943619.3292947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41769313812256">
                <text:p>0.741769313812256</text:p>
              </table:table-cell>
              <table:table-cell office:value-type="float" office:value="480896.804849034">
                <text:p>480896.8048490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44161605834961">
                <text:p>0.744161605834961</text:p>
              </table:table-cell>
              <table:table-cell office:value-type="float" office:value="3384202.23081523">
                <text:p>3384202.230815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52962589263916">
                <text:p>0.752962589263916</text:p>
              </table:table-cell>
              <table:table-cell office:value-type="float" office:value="919897.198461288">
                <text:p>919897.1984612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67135620117188">
                <text:p>0.767135620117188</text:p>
              </table:table-cell>
              <table:table-cell office:value-type="float" office:value="571225.737375097">
                <text:p>571225.7373750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69550561904907">
                <text:p>0.769550561904907</text:p>
              </table:table-cell>
              <table:table-cell office:value-type="float" office:value="3352461.7616744">
                <text:p>3352461.76167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75859355926514">
                <text:p>0.775859355926514</text:p>
              </table:table-cell>
              <table:table-cell office:value-type="float" office:value="1283288.05351272">
                <text:p>1283288.053512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84309387207031">
                <text:p>0.784309387207031</text:p>
              </table:table-cell>
              <table:table-cell office:value-type="float" office:value="958102.96213532">
                <text:p>958102.962135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01110744476318">
                <text:p>0.801110744476318</text:p>
              </table:table-cell>
              <table:table-cell office:value-type="float" office:value="481865.832042004">
                <text:p>481865.8320420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03525447845459">
                <text:p>0.803525447845459</text:p>
              </table:table-cell>
              <table:table-cell office:value-type="float" office:value="3352792.77093207">
                <text:p>3352792.770932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09527397155762">
                <text:p>0.809527397155762</text:p>
              </table:table-cell>
              <table:table-cell office:value-type="float" office:value="1348895.09748153">
                <text:p>1348895.097481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2641339302063">
                <text:p>0.82641339302063</text:p>
              </table:table-cell>
              <table:table-cell office:value-type="float" office:value="479450.549721144">
                <text:p>479450.5497211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28816175460815">
                <text:p>0.828816175460815</text:p>
              </table:table-cell>
              <table:table-cell office:value-type="float" office:value="3369426.98789442">
                <text:p>3369426.987894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34997653961182">
                <text:p>0.834997653961182</text:p>
              </table:table-cell>
              <table:table-cell office:value-type="float" office:value="1309719.02588036">
                <text:p>1309719.025880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51668357849121">
                <text:p>0.851668357849121</text:p>
              </table:table-cell>
              <table:table-cell office:value-type="float" office:value="485642.361259689">
                <text:p>485642.3612596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54071855545044">
                <text:p>0.854071855545044</text:p>
              </table:table-cell>
              <table:table-cell office:value-type="float" office:value="3368424.28171808">
                <text:p>3368424.281718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60244512557983">
                <text:p>0.860244512557983</text:p>
              </table:table-cell>
              <table:table-cell office:value-type="float" office:value="1311590.77574353">
                <text:p>1311590.775743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85626077651978">
                <text:p>0.885626077651978</text:p>
              </table:table-cell>
              <table:table-cell office:value-type="float" office:value="318971.661913619">
                <text:p>318971.6619136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8799786567688">
                <text:p>0.88799786567688</text:p>
              </table:table-cell>
              <table:table-cell office:value-type="float" office:value="3413458.50261359">
                <text:p>3413458.502613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90397310256958">
                <text:p>0.890397310256958</text:p>
              </table:table-cell>
              <table:table-cell office:value-type="float" office:value="3374114.18759936">
                <text:p>3374114.187599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94095420837402">
                <text:p>0.894095420837402</text:p>
              </table:table-cell>
              <table:table-cell office:value-type="float" office:value="2189226.04500032">
                <text:p>2189226.045000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06518459320068">
                <text:p>0.906518459320068</text:p>
              </table:table-cell>
              <table:table-cell office:value-type="float" office:value="651692.418992055">
                <text:p>651692.4189920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08924102783203">
                <text:p>0.908924102783203</text:p>
              </table:table-cell>
              <table:table-cell office:value-type="float" office:value="3365419.7407334">
                <text:p>3365419.74073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27711725234985">
                <text:p>0.927711725234985</text:p>
              </table:table-cell>
              <table:table-cell office:value-type="float" office:value="430922.008400909">
                <text:p>430922.0084009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44522380828857">
                <text:p>0.944522380828857</text:p>
              </table:table-cell>
              <table:table-cell office:value-type="float" office:value="481599.301989817">
                <text:p>481599.3019898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46907997131348">
                <text:p>0.946907997131348</text:p>
              </table:table-cell>
              <table:table-cell office:value-type="float" office:value="3393672.31501099">
                <text:p>3393672.315010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49313402175903">
                <text:p>0.949313402175903</text:p>
              </table:table-cell>
              <table:table-cell office:value-type="float" office:value="3365753.31390623">
                <text:p>3365753.313906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5287013053894">
                <text:p>0.95287013053894</text:p>
              </table:table-cell>
              <table:table-cell office:value-type="float" office:value="2276249.17442016">
                <text:p>2276249.174420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7835373878479">
                <text:p>0.97835373878479</text:p>
              </table:table-cell>
              <table:table-cell office:value-type="float" office:value="317694.414460266">
                <text:p>317694.4144602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80758905410767">
                <text:p>0.980758905410767</text:p>
              </table:table-cell>
              <table:table-cell office:value-type="float" office:value="3366086.95321174">
                <text:p>3366086.953211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8681378364563">
                <text:p>0.98681378364563</text:p>
              </table:table-cell>
              <table:table-cell office:value-type="float" office:value="1337103.68498976">
                <text:p>1337103.684989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0371861457825">
                <text:p>1.00371861457825</text:p>
              </table:table-cell>
              <table:table-cell office:value-type="float" office:value="478916.354281846">
                <text:p>478916.3542818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0613069534302">
                <text:p>1.00613069534302</text:p>
              </table:table-cell>
              <table:table-cell office:value-type="float" office:value="3356438.19155876">
                <text:p>3356438.191558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0853371620178">
                <text:p>1.00853371620178</text:p>
              </table:table-cell>
              <table:table-cell office:value-type="float" office:value="3369092.68617918">
                <text:p>3369092.686179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2746057510376">
                <text:p>1.02746057510376</text:p>
              </table:table-cell>
              <table:table-cell office:value-type="float" office:value="427751.907589595">
                <text:p>427751.9075895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3731608390808">
                <text:p>1.03731608390808</text:p>
              </table:table-cell>
              <table:table-cell office:value-type="float" office:value="821469.511188524">
                <text:p>821469.5111885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3975057601929">
                <text:p>1.03975057601929</text:p>
              </table:table-cell>
              <table:table-cell office:value-type="float" office:value="3325539.63216139">
                <text:p>3325539.632161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5450987815857">
                <text:p>1.05450987815857</text:p>
              </table:table-cell>
              <table:table-cell office:value-type="float" office:value="548535.420143769">
                <text:p>548535.4201437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5690550804138">
                <text:p>1.05690550804138</text:p>
              </table:table-cell>
              <table:table-cell office:value-type="float" office:value="3379486.98089172">
                <text:p>3379486.980891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5930781364441">
                <text:p>1.05930781364441</text:p>
              </table:table-cell>
              <table:table-cell office:value-type="float" office:value="3370095.79039301">
                <text:p>3370095.790393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6730771064758">
                <text:p>1.06730771064758</text:p>
              </table:table-cell>
              <table:table-cell office:value-type="float" office:value="1012013.02926626">
                <text:p>1012013.029266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8818650245667">
                <text:p>1.08818650245667</text:p>
              </table:table-cell>
              <table:table-cell office:value-type="float" office:value="387761.90088156">
                <text:p>387761.900881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9058833122253">
                <text:p>1.09058833122253</text:p>
              </table:table-cell>
              <table:table-cell office:value-type="float" office:value="3370764.85844749">
                <text:p>3370764.858447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9301495552063">
                <text:p>1.09301495552063</text:p>
              </table:table-cell>
              <table:table-cell office:value-type="float" office:value="3336321.98703085">
                <text:p>3336321.987030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967710018158">
                <text:p>1.0967710018158</text:p>
              </table:table-cell>
              <table:table-cell office:value-type="float" office:value="2155457.99060556">
                <text:p>2155457.990605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10726165771484">
                <text:p>1.10726165771484</text:p>
              </table:table-cell>
              <table:table-cell office:value-type="float" office:value="771734.396581896">
                <text:p>771734.3965818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10965585708618">
                <text:p>1.10965585708618</text:p>
              </table:table-cell>
              <table:table-cell office:value-type="float" office:value="3381506.19239195">
                <text:p>3381506.192391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13050174713135">
                <text:p>1.13050174713135</text:p>
              </table:table-cell>
              <table:table-cell office:value-type="float" office:value="388373.918429901">
                <text:p>388373.9184299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14777278900146">
                <text:p>1.14777278900146</text:p>
              </table:table-cell>
              <table:table-cell office:value-type="float" office:value="468761.529320817">
                <text:p>468761.5293208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15017652511597">
                <text:p>1.15017652511597</text:p>
              </table:table-cell>
              <table:table-cell office:value-type="float" office:value="3368090.17893275">
                <text:p>3368090.178932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15257859230042">
                <text:p>1.15257859230042</text:p>
              </table:table-cell>
              <table:table-cell office:value-type="float" office:value="3370430.29121588">
                <text:p>3370430.291215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15612196922302">
                <text:p>1.15612196922302</text:p>
              </table:table-cell>
              <table:table-cell office:value-type="float" office:value="2284826.07885883">
                <text:p>2284826.078858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18141317367554">
                <text:p>1.18141317367554</text:p>
              </table:table-cell>
              <table:table-cell office:value-type="float" office:value="320111.286720275">
                <text:p>320111.2867202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18380212783813">
                <text:p>1.18380212783813</text:p>
              </table:table-cell>
              <table:table-cell office:value-type="float" office:value="3388930.65708583">
                <text:p>3388930.657085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1899242401123">
                <text:p>1.1899242401123</text:p>
              </table:table-cell>
              <table:table-cell office:value-type="float" office:value="1322419.3934107">
                <text:p>1322419.39341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20668315887451">
                <text:p>1.20668315887451</text:p>
              </table:table-cell>
              <table:table-cell office:value-type="float" office:value="483086.057929779">
                <text:p>483086.0579297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20908713340759">
                <text:p>1.20908713340759</text:p>
              </table:table-cell>
              <table:table-cell office:value-type="float" office:value="3367756.14241793">
                <text:p>3367756.142417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21148419380188">
                <text:p>1.21148419380188</text:p>
              </table:table-cell>
              <table:table-cell office:value-type="float" office:value="3377470.17943107">
                <text:p>3377470.179431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2151472568512">
                <text:p>1.2151472568512</text:p>
              </table:table-cell>
              <table:table-cell office:value-type="float" office:value="2210172.16766467">
                <text:p>2210172.167664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24090909957886">
                <text:p>1.24090909957886</text:p>
              </table:table-cell>
              <table:table-cell office:value-type="float" office:value="314263.233635346">
                <text:p>314263.2336353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4331021308899">
                <text:p>1.24331021308899</text:p>
              </table:table-cell>
              <table:table-cell office:value-type="float" office:value="3371768.95879257">
                <text:p>3371768.958792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25787615776062">
                <text:p>1.25787615776062</text:p>
              </table:table-cell>
              <table:table-cell office:value-type="float" office:value="555817.022686352">
                <text:p>555817.0226863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26027965545654">
                <text:p>1.26027965545654</text:p>
              </table:table-cell>
              <table:table-cell office:value-type="float" office:value="3368424.28171808">
                <text:p>3368424.281718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6268148422241">
                <text:p>1.26268148422241</text:p>
              </table:table-cell>
              <table:table-cell office:value-type="float" office:value="3370764.85844749">
                <text:p>3370764.858447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26614308357239">
                <text:p>1.26614308357239</text:p>
              </table:table-cell>
              <table:table-cell office:value-type="float" office:value="2338803.30491081">
                <text:p>2338803.304910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27483677864075">
                <text:p>1.27483677864075</text:p>
              </table:table-cell>
              <table:table-cell office:value-type="float" office:value="931249.593681439">
                <text:p>931249.5936814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29150223731995">
                <text:p>1.29150223731995</text:p>
              </table:table-cell>
              <table:table-cell office:value-type="float" office:value="485795.210071531">
                <text:p>485795.2100715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29390048980713">
                <text:p>1.29390048980713</text:p>
              </table:table-cell>
              <table:table-cell office:value-type="float" office:value="3375791.34943831">
                <text:p>3375791.349438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30828619003296">
                <text:p>1.30828619003296</text:p>
              </table:table-cell>
              <table:table-cell office:value-type="float" office:value="562781.086280619">
                <text:p>562781.0862806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31067109107971">
                <text:p>1.31067109107971</text:p>
              </table:table-cell>
              <table:table-cell office:value-type="float" office:value="3394690.11136659">
                <text:p>3394690.111366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31719398498535">
                <text:p>1.31719398498535</text:p>
              </table:table-cell>
              <table:table-cell office:value-type="float" office:value="1241166.89879016">
                <text:p>1241166.898790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34290647506714">
                <text:p>1.34290647506714</text:p>
              </table:table-cell>
              <table:table-cell office:value-type="float" office:value="314866.431615452">
                <text:p>314866.4316154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35150504112244">
                <text:p>1.35150504112244</text:p>
              </table:table-cell>
              <table:table-cell office:value-type="float" office:value="941552.341161791">
                <text:p>941552.3411617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35389733314514">
                <text:p>1.35389733314514</text:p>
              </table:table-cell>
              <table:table-cell office:value-type="float" office:value="3384202.23081523">
                <text:p>3384202.230815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36851119995117">
                <text:p>1.36851119995117</text:p>
              </table:table-cell>
              <table:table-cell office:value-type="float" office:value="553994.374484053">
                <text:p>553994.3744840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38540124893188">
                <text:p>1.38540124893188</text:p>
              </table:table-cell>
              <table:table-cell office:value-type="float" office:value="479335.495666413">
                <text:p>479335.4956664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38780903816223">
                <text:p>1.38780903816223</text:p>
              </table:table-cell>
              <table:table-cell office:value-type="float" office:value="3362420.55490643">
                <text:p>3362420.554906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40221953392029">
                <text:p>1.40221953392029</text:p>
              </table:table-cell>
              <table:table-cell office:value-type="float" office:value="561812.732603157">
                <text:p>561812.7326031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40462350845337">
                <text:p>1.40462350845337</text:p>
              </table:table-cell>
              <table:table-cell office:value-type="float" office:value="3367756.14241793">
                <text:p>3367756.142417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4107654094696">
                <text:p>1.4107654094696</text:p>
              </table:table-cell>
              <table:table-cell office:value-type="float" office:value="1318158.65781608">
                <text:p>1318158.657816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41317057609558">
                <text:p>1.41317057609558</text:p>
              </table:table-cell>
              <table:table-cell office:value-type="float" office:value="3366086.95321174">
                <text:p>3366086.953211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42786121368408">
                <text:p>1.42786121368408</text:p>
              </table:table-cell>
              <table:table-cell office:value-type="float" office:value="551099.293766331">
                <text:p>551099.2937663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45339035987854">
                <text:p>1.45339035987854</text:p>
              </table:table-cell>
              <table:table-cell office:value-type="float" office:value="317127.722891004">
                <text:p>317127.7228910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45583415031433">
                <text:p>1.45583415031433</text:p>
              </table:table-cell>
              <table:table-cell office:value-type="float" office:value="3312886.35941463">
                <text:p>3312886.359414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45823836326599">
                <text:p>1.45823836326599</text:p>
              </table:table-cell>
              <table:table-cell office:value-type="float" office:value="3367422.17215391">
                <text:p>3367422.172153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47007322311401">
                <text:p>1.47007322311401</text:p>
              </table:table-cell>
              <table:table-cell office:value-type="float" office:value="684080.766816415">
                <text:p>684080.7668164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47250461578369">
                <text:p>1.47250461578369</text:p>
              </table:table-cell>
              <table:table-cell office:value-type="float" office:value="3329778.89625417">
                <text:p>3329778.896254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48706698417664">
                <text:p>1.48706698417664</text:p>
              </table:table-cell>
              <table:table-cell office:value-type="float" office:value="555953.522225315">
                <text:p>555953.5222253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49565601348877">
                <text:p>1.49565601348877</text:p>
              </table:table-cell>
              <table:table-cell office:value-type="float" office:value="942597.784427481">
                <text:p>942597.7844274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50944042205811">
                <text:p>1.50944042205811</text:p>
              </table:table-cell>
              <table:table-cell office:value-type="float" office:value="587330.240487062">
                <text:p>587330.2404870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51184058189392">
                <text:p>1.51184058189392</text:p>
              </table:table-cell>
              <table:table-cell office:value-type="float" office:value="3373108.69017582">
                <text:p>3373108.690175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52106666564941">
                <text:p>1.52106666564941</text:p>
              </table:table-cell>
              <table:table-cell office:value-type="float" office:value="877512.085794765">
                <text:p>877512.0857947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56923079490662">
                <text:p>1.56923079490662</text:p>
              </table:table-cell>
              <table:table-cell office:value-type="float" office:value="168091.900027226">
                <text:p>168091.9000272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54796147346497">
                <text:p>4.54796147346497</text:p>
              </table:table-cell>
              <table:table-cell office:value-type="float" office:value="2717.93621970494">
                <text:p>2717.936219704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55149340629578">
                <text:p>4.55149340629578</text:p>
              </table:table-cell>
              <table:table-cell office:value-type="float" office:value="2292229.32253274">
                <text:p>2292229.322532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55506062507629">
                <text:p>4.55506062507629</text:p>
              </table:table-cell>
              <table:table-cell office:value-type="float" office:value="2269555.21882101">
                <text:p>2269555.218821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5585925579071">
                <text:p>4.5585925579071</text:p>
              </table:table-cell>
              <table:table-cell office:value-type="float" office:value="2292229.32253274">
                <text:p>2292229.322532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5621178150177">
                <text:p>4.5621178150177</text:p>
              </table:table-cell>
              <table:table-cell office:value-type="float" office:value="2296570.07872312">
                <text:p>2296570.078723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56566452980042">
                <text:p>4.56566452980042</text:p>
              </table:table-cell>
              <table:table-cell office:value-type="float" office:value="2282675.79887066">
                <text:p>2282675.798870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56919169425964">
                <text:p>4.56919169425964</text:p>
              </table:table-cell>
              <table:table-cell office:value-type="float" office:value="2295328.18602136">
                <text:p>2295328.186021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57275295257568">
                <text:p>4.57275295257568</text:p>
              </table:table-cell>
              <table:table-cell office:value-type="float" office:value="2273353.76474526">
                <text:p>2273353.764745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57626962661743">
                <text:p>4.57626962661743</text:p>
              </table:table-cell>
              <table:table-cell office:value-type="float" office:value="2302175.26671186">
                <text:p>2302175.266711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57984328269959">
                <text:p>4.57984328269959</text:p>
              </table:table-cell>
              <table:table-cell office:value-type="float" office:value="2265467.0214157">
                <text:p>2265467.02141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58336901664734">
                <text:p>4.58336901664734</text:p>
              </table:table-cell>
              <table:table-cell office:value-type="float" office:value="2296259.47957804">
                <text:p>2296259.479578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58687853813171">
                <text:p>4.58687853813171</text:p>
              </table:table-cell>
              <table:table-cell office:value-type="float" office:value="2306867.2">
                <text:p>2306867.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59043598175049">
                <text:p>4.59043598175049</text:p>
              </table:table-cell>
              <table:table-cell office:value-type="float" office:value="2275791.51424167">
                <text:p>2275791.514241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59396576881409">
                <text:p>4.59396576881409</text:p>
              </table:table-cell>
              <table:table-cell office:value-type="float" office:value="2293622.77500844">
                <text:p>2293622.775008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59749841690064">
                <text:p>4.59749841690064</text:p>
              </table:table-cell>
              <table:table-cell office:value-type="float" office:value="2291765.21455085">
                <text:p>2291765.214550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60101675987244">
                <text:p>4.60101675987244</text:p>
              </table:table-cell>
              <table:table-cell office:value-type="float" office:value="2301083.2272142">
                <text:p>2301083.22721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60455775260925">
                <text:p>4.60455775260925</text:p>
              </table:table-cell>
              <table:table-cell office:value-type="float" office:value="2286364.47508753">
                <text:p>2286364.475087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60809230804443">
                <text:p>4.60809230804443</text:p>
              </table:table-cell>
              <table:table-cell office:value-type="float" office:value="2290528.5115683">
                <text:p>2290528.51156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61162066459656">
                <text:p>4.61162066459656</text:p>
              </table:table-cell>
              <table:table-cell office:value-type="float" office:value="2294552.68491114">
                <text:p>2294552.684911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61514639854431">
                <text:p>4.61514639854431</text:p>
              </table:table-cell>
              <table:table-cell office:value-type="float" office:value="2296259.47957804">
                <text:p>2296259.479578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61867499351501">
                <text:p>4.61867499351501</text:p>
              </table:table-cell>
              <table:table-cell office:value-type="float" office:value="2294397.64756757">
                <text:p>2294397.647567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62220191955566">
                <text:p>4.62220191955566</text:p>
              </table:table-cell>
              <table:table-cell office:value-type="float" office:value="2295483.34915163">
                <text:p>2295483.349151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62575101852417">
                <text:p>4.62575101852417</text:p>
              </table:table-cell>
              <table:table-cell office:value-type="float" office:value="2281142.36087599">
                <text:p>2281142.360875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62928128242493">
                <text:p>4.62928128242493</text:p>
              </table:table-cell>
              <table:table-cell office:value-type="float" office:value="2293312.972513">
                <text:p>2293312.9725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63283061981201">
                <text:p>4.63283061981201</text:p>
              </table:table-cell>
              <table:table-cell office:value-type="float" office:value="2280989.13038221">
                <text:p>2280989.130382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63634920120239">
                <text:p>4.63634920120239</text:p>
              </table:table-cell>
              <table:table-cell office:value-type="float" office:value="2300927.30613904">
                <text:p>2300927.306139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63988637924194">
                <text:p>4.63988637924194</text:p>
              </table:table-cell>
              <table:table-cell office:value-type="float" office:value="2288830.22270154">
                <text:p>2288830.222701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64341974258423">
                <text:p>4.64341974258423</text:p>
              </table:table-cell>
              <table:table-cell office:value-type="float" office:value="2291301.29446694">
                <text:p>2291301.294466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64692854881287">
                <text:p>4.64692854881287</text:p>
              </table:table-cell>
              <table:table-cell office:value-type="float" office:value="2307337.44540328">
                <text:p>2307337.445403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65045928955078">
                <text:p>4.65045928955078</text:p>
              </table:table-cell>
              <table:table-cell office:value-type="float" office:value="2293003.25369708">
                <text:p>2293003.253697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65398812294006">
                <text:p>4.65398812294006</text:p>
              </table:table-cell>
              <table:table-cell office:value-type="float" office:value="2294242.63117357">
                <text:p>2294242.631173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65751576423645">
                <text:p>4.65751576423645</text:p>
              </table:table-cell>
              <table:table-cell office:value-type="float" office:value="2295017.92268181">
                <text:p>2295017.922681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66105842590332">
                <text:p>4.66105842590332</text:p>
              </table:table-cell>
              <table:table-cell office:value-type="float" office:value="2285287.38030823">
                <text:p>2285287.380308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66460752487183">
                <text:p>4.66460752487183</text:p>
              </table:table-cell>
              <table:table-cell office:value-type="float" office:value="2281142.36087599">
                <text:p>2281142.360875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6681227684021">
                <text:p>4.6681227684021</text:p>
              </table:table-cell>
              <table:table-cell office:value-type="float" office:value="2303112.12588171">
                <text:p>2303112.125881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67166328430176">
                <text:p>4.67166328430176</text:p>
              </table:table-cell>
              <table:table-cell office:value-type="float" office:value="2286672.40296296">
                <text:p>2286672.402962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67519450187683">
                <text:p>4.67519450187683</text:p>
              </table:table-cell>
              <table:table-cell office:value-type="float" office:value="2292693.61852677">
                <text:p>2292693.618526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67872357368469">
                <text:p>4.67872357368469</text:p>
              </table:table-cell>
              <table:table-cell office:value-type="float" office:value="2294087.6357249">
                <text:p>2294087.63572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68225145339966">
                <text:p>4.68225145339966</text:p>
              </table:table-cell>
              <table:table-cell office:value-type="float" office:value="2294862.82246401">
                <text:p>2294862.822464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68578600883484">
                <text:p>4.68578600883484</text:p>
              </table:table-cell>
              <table:table-cell office:value-type="float" office:value="2290528.5115683">
                <text:p>2290528.51156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68931674957275">
                <text:p>4.68931674957275</text:p>
              </table:table-cell>
              <table:table-cell office:value-type="float" office:value="2293003.25369708">
                <text:p>2293003.253697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69284963607788">
                <text:p>4.69284963607788</text:p>
              </table:table-cell>
              <table:table-cell office:value-type="float" office:value="2291610.55365096">
                <text:p>2291610.553650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69640135765076">
                <text:p>4.69640135765076</text:p>
              </table:table-cell>
              <table:table-cell office:value-type="float" office:value="2279457.95690407">
                <text:p>2279457.956904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69993233680725">
                <text:p>4.69993233680725</text:p>
              </table:table-cell>
              <table:table-cell office:value-type="float" office:value="2292848.42565834">
                <text:p>2292848.425658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70346140861511">
                <text:p>4.70346140861511</text:p>
              </table:table-cell>
              <table:table-cell office:value-type="float" office:value="2294087.6357249">
                <text:p>2294087.63572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70699882507324">
                <text:p>4.70699882507324</text:p>
              </table:table-cell>
              <table:table-cell office:value-type="float" office:value="2288675.95767338">
                <text:p>2288675.957673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71053767204285">
                <text:p>4.71053767204285</text:p>
              </table:table-cell>
              <table:table-cell office:value-type="float" office:value="2287750.80401536">
                <text:p>2287750.804015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71406936645508">
                <text:p>4.71406936645508</text:p>
              </table:table-cell>
              <table:table-cell office:value-type="float" office:value="2292384.0669682">
                <text:p>2292384.06696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71766066551209">
                <text:p>4.71766066551209</text:p>
              </table:table-cell>
              <table:table-cell office:value-type="float" office:value="2254337.46159464">
                <text:p>2254337.461594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72118830680847">
                <text:p>4.72118830680847</text:p>
              </table:table-cell>
              <table:table-cell office:value-type="float" office:value="2295017.92268181">
                <text:p>2295017.922681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.929726600647">
                <text:p>14.929726600647</text:p>
              </table:table-cell>
              <table:table-cell office:value-type="float" office:value="793.061628116383">
                <text:p>793.0616281163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.9506158828735">
                <text:p>14.9506158828735</text:p>
              </table:table-cell>
              <table:table-cell office:value-type="float" office:value="387567.170197224">
                <text:p>387567.1701972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.9609229564667">
                <text:p>14.9609229564667</text:p>
              </table:table-cell>
              <table:table-cell office:value-type="float" office:value="785479.983900442">
                <text:p>785479.9839004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.9816172122955">
                <text:p>14.9816172122955</text:p>
              </table:table-cell>
              <table:table-cell office:value-type="float" office:value="391219.673080025">
                <text:p>391219.6730800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.9851295948029">
                <text:p>14.9851295948029</text:p>
              </table:table-cell>
              <table:table-cell office:value-type="float" office:value="2304988.13358675">
                <text:p>2304988.133586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.9921889305115">
                <text:p>14.9921889305115</text:p>
              </table:table-cell>
              <table:table-cell office:value-type="float" office:value="1146850.1193556">
                <text:p>1146850.11935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.0234382152557">
                <text:p>15.0234382152557</text:p>
              </table:table-cell>
              <table:table-cell office:value-type="float" office:value="259077.929823223">
                <text:p>259077.9298232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.0269732475281">
                <text:p>15.0269732475281</text:p>
              </table:table-cell>
              <table:table-cell office:value-type="float" office:value="2290219.54434478">
                <text:p>2290219.544344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.0337867736816">
                <text:p>15.0337867736816</text:p>
              </table:table-cell>
              <table:table-cell office:value-type="float" office:value="1188224.68976135">
                <text:p>1188224.689761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.054717540741">
                <text:p>15.054717540741</text:p>
              </table:table-cell>
              <table:table-cell office:value-type="float" office:value="386799.011094658">
                <text:p>386799.0110946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.0582149028778">
                <text:p>15.0582149028778</text:p>
              </table:table-cell>
              <table:table-cell office:value-type="float" office:value="2314887.53043834">
                <text:p>2314887.530438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.0617532730103">
                <text:p>15.0617532730103</text:p>
              </table:table-cell>
              <table:table-cell office:value-type="float" office:value="2288059.10545111">
                <text:p>2288059.105451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.0756146907806">
                <text:p>15.0756146907806</text:p>
              </table:table-cell>
              <table:table-cell office:value-type="float" office:value="584067.238583395">
                <text:p>584067.2385833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.1306450366974">
                <text:p>15.1306450366974</text:p>
              </table:table-cell>
              <table:table-cell office:value-type="float" office:value="147118.82807802">
                <text:p>147118.828078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.1341786384583">
                <text:p>15.1341786384583</text:p>
              </table:table-cell>
              <table:table-cell office:value-type="float" office:value="2291146.69617435">
                <text:p>2291146.696174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.1470897197723">
                <text:p>15.1470897197723</text:p>
              </table:table-cell>
              <table:table-cell office:value-type="float" office:value="627058.24578509">
                <text:p>627058.2457850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.151291847229">
                <text:p>15.151291847229</text:p>
              </table:table-cell>
              <table:table-cell office:value-type="float" office:value="1926643.13100709">
                <text:p>1926643.1310070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.1548728942871">
                <text:p>15.1548728942871</text:p>
              </table:table-cell>
              <table:table-cell office:value-type="float" office:value="2260791.29054594">
                <text:p>2260791.290545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.16184425354">
                <text:p>15.16184425354</text:p>
              </table:table-cell>
              <table:table-cell office:value-type="float" office:value="1161323.02270862">
                <text:p>1161323.0227086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.182651758194">
                <text:p>15.182651758194</text:p>
              </table:table-cell>
              <table:table-cell office:value-type="float" office:value="389090.385159213">
                <text:p>389090.3851592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.1944265365601">
                <text:p>15.1944265365601</text:p>
              </table:table-cell>
              <table:table-cell office:value-type="float" office:value="687571.328163282">
                <text:p>687571.32816328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.1979506015778">
                <text:p>15.1979506015778</text:p>
              </table:table-cell>
              <table:table-cell office:value-type="float" office:value="2297346.94432041">
                <text:p>2297346.9443204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.2048571109772">
                <text:p>15.2048571109772</text:p>
              </table:table-cell>
              <table:table-cell office:value-type="float" office:value="1172227.4642364">
                <text:p>1172227.46423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.2152280807495">
                <text:p>15.2152280807495</text:p>
              </table:table-cell>
              <table:table-cell office:value-type="float" office:value="780640.59366882">
                <text:p>780640.593668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.2187592983246">
                <text:p>15.2187592983246</text:p>
              </table:table-cell>
              <table:table-cell office:value-type="float" office:value="2292693.61852677">
                <text:p>2292693.6185267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.2315468788147">
                <text:p>15.2315468788147</text:p>
              </table:table-cell>
              <table:table-cell office:value-type="float" office:value="633114.294471893">
                <text:p>633114.29447189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.2418878078461">
                <text:p>15.2418878078461</text:p>
              </table:table-cell>
              <table:table-cell office:value-type="float" office:value="782908.380420999">
                <text:p>782908.3804209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.2631359100342">
                <text:p>15.2631359100342</text:p>
              </table:table-cell>
              <table:table-cell office:value-type="float" office:value="381022.263933304">
                <text:p>381022.2639333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.266669511795">
                <text:p>15.266669511795</text:p>
              </table:table-cell>
              <table:table-cell office:value-type="float" office:value="2291146.69617435">
                <text:p>2291146.696174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.274019241333">
                <text:p>15.274019241333</text:p>
              </table:table-cell>
              <table:table-cell office:value-type="float" office:value="1101537.13251371">
                <text:p>1101537.132513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.284645318985">
                <text:p>15.284645318985</text:p>
              </table:table-cell>
              <table:table-cell office:value-type="float" office:value="761899.194148399">
                <text:p>761899.1941483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.2881734371185">
                <text:p>15.2881734371185</text:p>
              </table:table-cell>
              <table:table-cell office:value-type="float" office:value="2294707.74320854">
                <text:p>2294707.7432085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.2979872226715">
                <text:p>15.2979872226715</text:p>
              </table:table-cell>
              <table:table-cell office:value-type="float" office:value="824961.983965794">
                <text:p>824961.9839657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.3082895278931">
                <text:p>15.3082895278931</text:p>
              </table:table-cell>
              <table:table-cell office:value-type="float" office:value="785843.539469117">
                <text:p>785843.5394691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.3373348712921">
                <text:p>15.3373348712921</text:p>
              </table:table-cell>
              <table:table-cell office:value-type="float" office:value="278736.590880361">
                <text:p>278736.5908803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.340873003006">
                <text:p>15.340873003006</text:p>
              </table:table-cell>
              <table:table-cell office:value-type="float" office:value="2288213.28733154">
                <text:p>2288213.287331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.3444061279297">
                <text:p>15.3444061279297</text:p>
              </table:table-cell>
              <table:table-cell office:value-type="float" office:value="2291455.9136244">
                <text:p>2291455.91362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.3480703830719">
                <text:p>15.3480703830719</text:p>
              </table:table-cell>
              <table:table-cell office:value-type="float" office:value="2209453.13188887">
                <text:p>2209453.1318888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.3516004085541">
                <text:p>15.3516004085541</text:p>
              </table:table-cell>
              <table:table-cell office:value-type="float" office:value="2293467.86329866">
                <text:p>2293467.863298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.3691201210022">
                <text:p>15.3691201210022</text:p>
              </table:table-cell>
              <table:table-cell office:value-type="float" office:value="462108.041097941">
                <text:p>462108.0410979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.3795907497406">
                <text:p>15.3795907497406</text:p>
              </table:table-cell>
              <table:table-cell office:value-type="float" office:value="773210.492155657">
                <text:p>773210.4921556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.3831262588501">
                <text:p>15.3831262588501</text:p>
              </table:table-cell>
              <table:table-cell office:value-type="float" office:value="2289910.66046261">
                <text:p>2289910.6604626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.3902139663696">
                <text:p>15.3902139663696</text:p>
              </table:table-cell>
              <table:table-cell office:value-type="float" office:value="1142259.32400431">
                <text:p>1142259.324004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.4114367961884">
                <text:p>15.4114367961884</text:p>
              </table:table-cell>
              <table:table-cell office:value-type="float" office:value="381475.989260237">
                <text:p>381475.9892602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.41614985466">
                <text:p>15.41614985466</text:p>
              </table:table-cell>
              <table:table-cell office:value-type="float" office:value="1717780.51315257">
                <text:p>1717780.513152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.4197001457214">
                <text:p>15.4197001457214</text:p>
              </table:table-cell>
              <table:table-cell office:value-type="float" office:value="2280376.41420993">
                <text:p>2280376.414209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.4326124191284">
                <text:p>15.4326124191284</text:p>
              </table:table-cell>
              <table:table-cell office:value-type="float" office:value="627000.354222829">
                <text:p>627000.35422282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.4429340362549">
                <text:p>15.4429340362549</text:p>
              </table:table-cell>
              <table:table-cell office:value-type="float" office:value="784373.214081124">
                <text:p>784373.2140811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.4639768600464">
                <text:p>15.4639768600464</text:p>
              </table:table-cell>
              <table:table-cell office:value-type="float" office:value="384739.238431906">
                <text:p>384739.2384319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.4675059318542">
                <text:p>15.4675059318542</text:p>
              </table:table-cell>
              <table:table-cell office:value-type="float" office:value="2294087.6357249">
                <text:p>2294087.63572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.4710369110107">
                <text:p>15.4710369110107</text:p>
              </table:table-cell>
              <table:table-cell office:value-type="float" office:value="2292848.42565834">
                <text:p>2292848.425658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.495936870575">
                <text:p>15.495936870575</text:p>
              </table:table-cell>
              <table:table-cell office:value-type="float" office:value="325141.090254505">
                <text:p>325141.0902545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.4994637966156">
                <text:p>15.4994637966156</text:p>
              </table:table-cell>
              <table:table-cell office:value-type="float" office:value="2295483.34915163">
                <text:p>2295483.349151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.5029826164246">
                <text:p>15.5029826164246</text:p>
              </table:table-cell>
              <table:table-cell office:value-type="float" office:value="2300771.40619283">
                <text:p>2300771.406192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.5065486431122">
                <text:p>15.5065486431122</text:p>
              </table:table-cell>
              <table:table-cell office:value-type="float" office:value="2270313.91214816">
                <text:p>2270313.912148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.5172576904297">
                <text:p>15.5172576904297</text:p>
              </table:table-cell>
              <table:table-cell office:value-type="float" office:value="755996.286127747">
                <text:p>755996.2861277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.5384223461151">
                <text:p>15.5384223461151</text:p>
              </table:table-cell>
              <table:table-cell office:value-type="float" office:value="382524.531479875">
                <text:p>382524.5314798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.5419483184814">
                <text:p>15.5419483184814</text:p>
              </table:table-cell>
              <table:table-cell office:value-type="float" office:value="2296104.21150855">
                <text:p>2296104.211508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.5489292144775">
                <text:p>15.5489292144775</text:p>
              </table:table-cell>
              <table:table-cell office:value-type="float" office:value="1159736.51584699">
                <text:p>1159736.515846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.5696730613709">
                <text:p>15.5696730613709</text:p>
              </table:table-cell>
              <table:table-cell office:value-type="float" office:value="390284.407787969">
                <text:p>390284.4077879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.5730905532837">
                <text:p>15.5730905532837</text:p>
              </table:table-cell>
              <table:table-cell office:value-type="float" office:value="2368988.78080089">
                <text:p>2368988.780800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.6008596420288">
                <text:p>15.6008596420288</text:p>
              </table:table-cell>
              <table:table-cell office:value-type="float" office:value="291547.197472354">
                <text:p>291547.1974723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.6042811870575">
                <text:p>15.6042811870575</text:p>
              </table:table-cell>
              <table:table-cell office:value-type="float" office:value="2366182.50881472">
                <text:p>2366182.508814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.6077008247376">
                <text:p>15.6077008247376</text:p>
              </table:table-cell>
              <table:table-cell office:value-type="float" office:value="2367502.27874224">
                <text:p>2367502.2787422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.6112089157104">
                <text:p>15.6112089157104</text:p>
              </table:table-cell>
              <table:table-cell office:value-type="float" office:value="2307807.88256083">
                <text:p>2307807.882560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.6336598396301">
                <text:p>15.6336598396301</text:p>
              </table:table-cell>
              <table:table-cell office:value-type="float" office:value="360608.767325786">
                <text:p>360608.76732578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.6370832920074">
                <text:p>15.6370832920074</text:p>
              </table:table-cell>
              <table:table-cell office:value-type="float" office:value="2364864.20948534">
                <text:p>2364864.209485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.6405050754547">
                <text:p>15.6405050754547</text:p>
              </table:table-cell>
              <table:table-cell office:value-type="float" office:value="2366017.64102564">
                <text:p>2366017.641025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.6529231071472">
                <text:p>15.6529231071472</text:p>
              </table:table-cell>
              <table:table-cell office:value-type="float" office:value="651955.172967265">
                <text:p>651955.17296726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.6628293991089">
                <text:p>15.6628293991089</text:p>
              </table:table-cell>
              <table:table-cell office:value-type="float" office:value="817258.367845969">
                <text:p>817258.3678459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.6835343837738">
                <text:p>15.6835343837738</text:p>
              </table:table-cell>
              <table:table-cell office:value-type="float" office:value="391016.952247159">
                <text:p>391016.9522471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.6869566440582">
                <text:p>15.6869566440582</text:p>
              </table:table-cell>
              <table:table-cell office:value-type="float" office:value="2365687.97436255">
                <text:p>2365687.974362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.693745136261">
                <text:p>15.693745136261</text:p>
              </table:table-cell>
              <table:table-cell office:value-type="float" office:value="1192606.51086995">
                <text:p>1192606.510869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.7142457962036">
                <text:p>15.7142457962036</text:p>
              </table:table-cell>
              <table:table-cell office:value-type="float" office:value="394914.116065406">
                <text:p>394914.1160654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.7176775932312">
                <text:p>15.7176775932312</text:p>
              </table:table-cell>
              <table:table-cell office:value-type="float" office:value="2359113.87967209">
                <text:p>2359113.8796720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.7246460914612">
                <text:p>15.7246460914612</text:p>
              </table:table-cell>
              <table:table-cell office:value-type="float" office:value="1161799.82154099">
                <text:p>1161799.821540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.735044002533">
                <text:p>15.735044002533</text:p>
              </table:table-cell>
              <table:table-cell office:value-type="float" office:value="778617.93047785">
                <text:p>778617.930477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.7555842399597">
                <text:p>15.7555842399597</text:p>
              </table:table-cell>
              <table:table-cell office:value-type="float" office:value="394153.184882533">
                <text:p>394153.1848825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.7590138912201">
                <text:p>15.7590138912201</text:p>
              </table:table-cell>
              <table:table-cell office:value-type="float" office:value="2360589.86332986">
                <text:p>2360589.863329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.7660949230194">
                <text:p>15.7660949230194</text:p>
              </table:table-cell>
              <table:table-cell office:value-type="float" office:value="1143336.20148148">
                <text:p>1143336.201481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.7865474224091">
                <text:p>15.7865474224091</text:p>
              </table:table-cell>
              <table:table-cell office:value-type="float" office:value="395844.040660263">
                <text:p>395844.0406602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.7899677753449">
                <text:p>15.7899677753449</text:p>
              </table:table-cell>
              <table:table-cell office:value-type="float" office:value="2367007.19252753">
                <text:p>2367007.1925275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.7968702316284">
                <text:p>15.7968702316284</text:p>
              </table:table-cell>
              <table:table-cell office:value-type="float" office:value="1172915.79510207">
                <text:p>1172915.795102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.8175880908966">
                <text:p>15.8175880908966</text:p>
              </table:table-cell>
              <table:table-cell office:value-type="float" office:value="390773.964394628">
                <text:p>390773.9643946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.8210065364838">
                <text:p>15.8210065364838</text:p>
              </table:table-cell>
              <table:table-cell office:value-type="float" office:value="2368327.88282885">
                <text:p>2368327.8828288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.8279719352722">
                <text:p>15.8279719352722</text:p>
              </table:table-cell>
              <table:table-cell office:value-type="float" office:value="1162316.79561869">
                <text:p>1162316.7956186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.8346581459045">
                <text:p>15.8346581459045</text:p>
              </table:table-cell>
              <table:table-cell office:value-type="float" office:value="1210850.27756383">
                <text:p>1210850.2775638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.8486590385437">
                <text:p>15.8486590385437</text:p>
              </table:table-cell>
              <table:table-cell office:value-type="float" office:value="578248.845174034">
                <text:p>578248.84517403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.8589851856232">
                <text:p>15.8589851856232</text:p>
              </table:table-cell>
              <table:table-cell office:value-type="float" office:value="784029.119253769">
                <text:p>784029.1192537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.8795249462128">
                <text:p>15.8795249462128</text:p>
              </table:table-cell>
              <table:table-cell office:value-type="float" office:value="394162.335275682">
                <text:p>394162.33527568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.8829510211945">
                <text:p>15.8829510211945</text:p>
              </table:table-cell>
              <table:table-cell office:value-type="float" office:value="2363053.94460682">
                <text:p>2363053.9446068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.9108657836914">
                <text:p>15.9108657836914</text:p>
              </table:table-cell>
              <table:table-cell office:value-type="float" office:value="290025.752534527">
                <text:p>290025.75253452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.9142713546753">
                <text:p>15.9142713546753</text:p>
              </table:table-cell>
              <table:table-cell office:value-type="float" office:value="2377281.2366284">
                <text:p>2377281.23662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.9176912307739">
                <text:p>15.9176912307739</text:p>
              </table:table-cell>
              <table:table-cell office:value-type="float" office:value="2367337.22699386">
                <text:p>2367337.2269938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.9211893081665">
                <text:p>15.9211893081665</text:p>
              </table:table-cell>
              <table:table-cell office:value-type="float" office:value="2314414.20283533">
                <text:p>2314414.2028353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.9375884532928">
                <text:p>15.9375884532928</text:p>
              </table:table-cell>
              <table:table-cell office:value-type="float" office:value="493684.270590117">
                <text:p>493684.2705901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.962913274765">
                <text:p>15.962913274765</text:p>
              </table:table-cell>
              <table:table-cell office:value-type="float" office:value="319686.360233478">
                <text:p>319686.36023347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.9663298130035">
                <text:p>15.9663298130035</text:p>
              </table:table-cell>
              <table:table-cell office:value-type="float" office:value="2369650.04773203">
                <text:p>2369650.0477320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.9836366176605">
                <text:p>15.9836366176605</text:p>
              </table:table-cell>
              <table:table-cell office:value-type="float" office:value="467792.880341645">
                <text:p>467792.88034164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.9940001964569">
                <text:p>15.9940001964569</text:p>
              </table:table-cell>
              <table:table-cell office:value-type="float" office:value="781197.321799945">
                <text:p>781197.3217999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.9974212646484">
                <text:p>15.9974212646484</text:p>
              </table:table-cell>
              <table:table-cell office:value-type="float" office:value="2366512.31333194">
                <text:p>2366512.3133319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.0148000717163">
                <text:p>16.0148000717163</text:p>
              </table:table-cell>
              <table:table-cell office:value-type="float" office:value="465854.760248038">
                <text:p>465854.7602480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.0252759456635">
                <text:p>16.0252759456635</text:p>
              </table:table-cell>
              <table:table-cell office:value-type="float" office:value="772823.350190036">
                <text:p>772823.35019003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.0287454128265">
                <text:p>16.0287454128265</text:p>
              </table:table-cell>
              <table:table-cell office:value-type="float" office:value="2333499.53161078">
                <text:p>2333499.531610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.0356073379517">
                <text:p>16.0356073379517</text:p>
              </table:table-cell>
              <table:table-cell office:value-type="float" office:value="1179843.82696918">
                <text:p>1179843.8269691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.046003818512">
                <text:p>16.046003818512</text:p>
              </table:table-cell>
              <table:table-cell office:value-type="float" office:value="778725.064991056">
                <text:p>778725.0649910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.0563397407532">
                <text:p>16.0563397407532</text:p>
              </table:table-cell>
              <table:table-cell office:value-type="float" office:value="783287.626499354">
                <text:p>783287.62649935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.0770199298859">
                <text:p>16.0770199298859</text:p>
              </table:table-cell>
              <table:table-cell office:value-type="float" office:value="391485.781297917">
                <text:p>391485.7812979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.0873744487762">
                <text:p>16.0873744487762</text:p>
              </table:table-cell>
              <table:table-cell office:value-type="float" office:value="781880.846972139">
                <text:p>781880.8469721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.0907988548279">
                <text:p>16.0907988548279</text:p>
              </table:table-cell>
              <table:table-cell office:value-type="float" office:value="2364205.61052705">
                <text:p>2364205.610527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.1082775592804">
                <text:p>16.1082775592804</text:p>
              </table:table-cell>
              <table:table-cell office:value-type="float" office:value="463192.224686609">
                <text:p>463192.22468660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.1116688251495">
                <text:p>16.1116688251495</text:p>
              </table:table-cell>
              <table:table-cell office:value-type="float" office:value="2387309.13835771">
                <text:p>2387309.1383577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.1151146888733">
                <text:p>16.1151146888733</text:p>
              </table:table-cell>
              <table:table-cell office:value-type="float" office:value="2349483.51096658">
                <text:p>2349483.5109665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.1292335987091">
                <text:p>16.1292335987091</text:p>
              </table:table-cell>
              <table:table-cell office:value-type="float" office:value="573415.376551445">
                <text:p>573415.3765514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.1500627994537">
                <text:p>16.1500627994537</text:p>
              </table:table-cell>
              <table:table-cell office:value-type="float" office:value="388685.101231629">
                <text:p>388685.10123162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.1534931659698">
                <text:p>16.1534931659698</text:p>
              </table:table-cell>
              <table:table-cell office:value-type="float" office:value="2360097.66360856">
                <text:p>2360097.663608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.1569263935089">
                <text:p>16.1569263935089</text:p>
              </table:table-cell>
              <table:table-cell office:value-type="float" office:value="2358130.91555556">
                <text:p>2358130.9155555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.1816000938416">
                <text:p>16.1816000938416</text:p>
              </table:table-cell>
              <table:table-cell office:value-type="float" office:value="328122.652494468">
                <text:p>328122.65249446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.185010433197">
                <text:p>16.185010433197</text:p>
              </table:table-cell>
              <table:table-cell office:value-type="float" office:value="2373957.29753915">
                <text:p>2373957.297539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.1884307861328">
                <text:p>16.1884307861328</text:p>
              </table:table-cell>
              <table:table-cell office:value-type="float" office:value="2367007.19252753">
                <text:p>2367007.192527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.1919374465942">
                <text:p>16.1919374465942</text:p>
              </table:table-cell>
              <table:table-cell office:value-type="float" office:value="2308749.3326081">
                <text:p>2308749.33260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.2127921581268">
                <text:p>16.2127921581268</text:p>
              </table:table-cell>
              <table:table-cell office:value-type="float" office:value="388209.637296933">
                <text:p>388209.6372969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.2161922454834">
                <text:p>16.2161922454834</text:p>
              </table:table-cell>
              <table:table-cell office:value-type="float" office:value="2381115.29233574">
                <text:p>2381115.2923357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.2230985164642">
                <text:p>16.2230985164642</text:p>
              </table:table-cell>
              <table:table-cell office:value-type="float" office:value="1172267.93192253">
                <text:p>1172267.931922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.2339503765106">
                <text:p>16.2339503765106</text:p>
              </table:table-cell>
              <table:table-cell office:value-type="float" office:value="746047.218208981">
                <text:p>746047.21820898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.2468774318695">
                <text:p>16.2468774318695</text:p>
              </table:table-cell>
              <table:table-cell office:value-type="float" office:value="626283.385909259">
                <text:p>626283.38590925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.2502961158752">
                <text:p>16.2502961158752</text:p>
              </table:table-cell>
              <table:table-cell office:value-type="float" office:value="2368162.71594951">
                <text:p>2368162.7159495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.2753293514252">
                <text:p>16.2753293514252</text:p>
              </table:table-cell>
              <table:table-cell office:value-type="float" office:value="323410.051563378">
                <text:p>323410.05156337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.2961032390594">
                <text:p>16.2961032390594</text:p>
              </table:table-cell>
              <table:table-cell office:value-type="float" office:value="389720.024606344">
                <text:p>389720.0246063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.3064594268799">
                <text:p>16.3064594268799</text:p>
              </table:table-cell>
              <table:table-cell office:value-type="float" office:value="781754.844579506">
                <text:p>781754.8445795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.3099203109741">
                <text:p>16.3099203109741</text:p>
              </table:table-cell>
              <table:table-cell office:value-type="float" office:value="2339286.66189033">
                <text:p>2339286.661890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.3273227214813">
                <text:p>16.3273227214813</text:p>
              </table:table-cell>
              <table:table-cell office:value-type="float" office:value="465222.906714526">
                <text:p>465222.9067145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.3307857513428">
                <text:p>16.3307857513428</text:p>
              </table:table-cell>
              <table:table-cell office:value-type="float" office:value="2337837.18994836">
                <text:p>2337837.189948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.3342051506042">
                <text:p>16.3342051506042</text:p>
              </table:table-cell>
              <table:table-cell office:value-type="float" office:value="2367667.35350718">
                <text:p>2367667.3535071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.3483059406281">
                <text:p>16.3483059406281</text:p>
              </table:table-cell>
              <table:table-cell office:value-type="float" office:value="574152.227381093">
                <text:p>574152.2273810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.3693313598633">
                <text:p>16.3693313598633</text:p>
              </table:table-cell>
              <table:table-cell office:value-type="float" office:value="385057.720344268">
                <text:p>385057.7203442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.3727655410767">
                <text:p>16.3727655410767</text:p>
              </table:table-cell>
              <table:table-cell office:value-type="float" office:value="2357476.06109414">
                <text:p>2357476.061094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.376190662384">
                <text:p>16.376190662384</text:p>
              </table:table-cell>
              <table:table-cell office:value-type="float" office:value="2363711.90199081">
                <text:p>2363711.9019908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.400646686554">
                <text:p>16.400646686554</text:p>
              </table:table-cell>
              <table:table-cell office:value-type="float" office:value="331043.179535174">
                <text:p>331043.17953517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.4040517807007">
                <text:p>16.4040517807007</text:p>
              </table:table-cell>
              <table:table-cell office:value-type="float" office:value="2377614.14255707">
                <text:p>2377614.1425570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.4074652194977">
                <text:p>16.4074652194977</text:p>
              </table:table-cell>
              <table:table-cell office:value-type="float" office:value="2371801.71711951">
                <text:p>2371801.7171195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.4109947681427">
                <text:p>16.4109947681427</text:p>
              </table:table-cell>
              <table:table-cell office:value-type="float" office:value="2293777.70764658">
                <text:p>2293777.7076465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.4318277835846">
                <text:p>16.4318277835846</text:p>
              </table:table-cell>
              <table:table-cell office:value-type="float" office:value="388613.929777981">
                <text:p>388613.92977798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.4352684020996">
                <text:p>16.4352684020996</text:p>
              </table:table-cell>
              <table:table-cell office:value-type="float" office:value="2353065.28889197">
                <text:p>2353065.2888919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.4421956539154">
                <text:p>16.4421956539154</text:p>
              </table:table-cell>
              <table:table-cell office:value-type="float" office:value="1168717.4387885">
                <text:p>1168717.43878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.4479405879974">
                <text:p>16.4479405879974</text:p>
              </table:table-cell>
              <table:table-cell office:value-type="float" office:value="1409241.58300133">
                <text:p>1409241.583001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.4628326892853">
                <text:p>16.4628326892853</text:p>
              </table:table-cell>
              <table:table-cell office:value-type="float" office:value="543643.898434248">
                <text:p>543643.89843424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.4732491970062">
                <text:p>16.4732491970062</text:p>
              </table:table-cell>
              <table:table-cell office:value-type="float" office:value="777227.859555963">
                <text:p>777227.8595559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.4938066005707">
                <text:p>16.4938066005707</text:p>
              </table:table-cell>
              <table:table-cell office:value-type="float" office:value="393824.053442197">
                <text:p>393824.05344219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.4972190856934">
                <text:p>16.4972190856934</text:p>
              </table:table-cell>
              <table:table-cell office:value-type="float" office:value="2372464.55557884">
                <text:p>2372464.555578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.5043075084686">
                <text:p>16.5043075084686</text:p>
              </table:table-cell>
              <table:table-cell office:value-type="float" office:value="1142144.06457906">
                <text:p>1142144.064579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.5253043174744">
                <text:p>16.5253043174744</text:p>
              </table:table-cell>
              <table:table-cell office:value-type="float" office:value="385582.399582136">
                <text:p>385582.3995821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.5287489891052">
                <text:p>16.5287489891052</text:p>
              </table:table-cell>
              <table:table-cell office:value-type="float" office:value="2350296.59357697">
                <text:p>2350296.5935769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.5462248325348">
                <text:p>16.5462248325348</text:p>
              </table:table-cell>
              <table:table-cell office:value-type="float" office:value="463268.055280427">
                <text:p>463268.0552804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.5670685768127">
                <text:p>16.5670685768127</text:p>
              </table:table-cell>
              <table:table-cell office:value-type="float" office:value="388413.899731198">
                <text:p>388413.89973119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.5701589584351">
                <text:p>16.5701589584351</text:p>
              </table:table-cell>
              <table:table-cell office:value-type="float" office:value="2619741.18068199">
                <text:p>2619741.1806819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.573249578476">
                <text:p>16.573249578476</text:p>
              </table:table-cell>
              <table:table-cell office:value-type="float" office:value="2619539.08693975">
                <text:p>2619539.086939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.5983581542969">
                <text:p>16.5983581542969</text:p>
              </table:table-cell>
              <table:table-cell office:value-type="float" office:value="322439.634081263">
                <text:p>322439.6340812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.6014461517334">
                <text:p>16.6014461517334</text:p>
              </table:table-cell>
              <table:table-cell office:value-type="float" office:value="2621763.83446572">
                <text:p>2621763.8344657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.6045219898224">
                <text:p>16.6045219898224</text:p>
              </table:table-cell>
              <table:table-cell office:value-type="float" office:value="2632128.14386482">
                <text:p>2632128.143864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.6087627410889">
                <text:p>16.6087627410889</text:p>
              </table:table-cell>
              <table:table-cell office:value-type="float" office:value="1909095.69820656">
                <text:p>1909095.6982065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.6297569274902">
                <text:p>16.6297569274902</text:p>
              </table:table-cell>
              <table:table-cell office:value-type="float" office:value="385630.566730263">
                <text:p>385630.5667302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.6328456401825">
                <text:p>16.6328456401825</text:p>
              </table:table-cell>
              <table:table-cell office:value-type="float" office:value="2621156.71045928">
                <text:p>2621156.710459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.6401209831238">
                <text:p>16.6401209831238</text:p>
              </table:table-cell>
              <table:table-cell office:value-type="float" office:value="1112799.77663444">
                <text:p>1112799.776634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.6489500999451">
                <text:p>16.6489500999451</text:p>
              </table:table-cell>
              <table:table-cell office:value-type="float" office:value="916966.007344999">
                <text:p>916966.00734499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.6609420776367">
                <text:p>16.6609420776367</text:p>
              </table:table-cell>
              <table:table-cell office:value-type="float" office:value="675118.00039763">
                <text:p>675118.000397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.6713650226593">
                <text:p>16.6713650226593</text:p>
              </table:table-cell>
              <table:table-cell office:value-type="float" office:value="776747.836859803">
                <text:p>776747.83685980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.6924674510956">
                <text:p>16.6924674510956</text:p>
              </table:table-cell>
              <table:table-cell office:value-type="float" office:value="383652.527217264">
                <text:p>383652.52721726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.6956470012665">
                <text:p>16.6956470012665</text:p>
              </table:table-cell>
              <table:table-cell office:value-type="float" office:value="2546272.13437313">
                <text:p>2546272.134373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6.702894449234">
                <text:p>16.702894449234</text:p>
              </table:table-cell>
              <table:table-cell office:value-type="float" office:value="1117082.87334693">
                <text:p>1117082.8733469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.7238116264343">
                <text:p>16.7238116264343</text:p>
              </table:table-cell>
              <table:table-cell office:value-type="float" office:value="387050.313838578">
                <text:p>387050.31383857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.7268848419189">
                <text:p>16.7268848419189</text:p>
              </table:table-cell>
              <table:table-cell office:value-type="float" office:value="2634374.33545384">
                <text:p>2634374.335453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.7341029644012">
                <text:p>16.7341029644012</text:p>
              </table:table-cell>
              <table:table-cell office:value-type="float" office:value="1121621.31078448">
                <text:p>1121621.3107844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.7445077896118">
                <text:p>16.7445077896118</text:p>
              </table:table-cell>
              <table:table-cell office:value-type="float" office:value="778100.528952132">
                <text:p>778100.52895213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.7656404972076">
                <text:p>16.7656404972076</text:p>
              </table:table-cell>
              <table:table-cell office:value-type="float" office:value="383102.825953044">
                <text:p>383102.8259530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.768786907196">
                <text:p>16.768786907196</text:p>
              </table:table-cell>
              <table:table-cell office:value-type="float" office:value="2573091.24679851">
                <text:p>2573091.2467985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.7758922576904">
                <text:p>16.7758922576904</text:p>
              </table:table-cell>
              <table:table-cell office:value-type="float" office:value="1139423.0314744">
                <text:p>1139423.03147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.7967805862427">
                <text:p>16.7967805862427</text:p>
              </table:table-cell>
              <table:table-cell office:value-type="float" office:value="387584.864904351">
                <text:p>387584.86490435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.7998716831207">
                <text:p>16.7998716831207</text:p>
              </table:table-cell>
              <table:table-cell office:value-type="float" office:value="2619134.9929811">
                <text:p>2619134.992981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.8286089897156">
                <text:p>16.8286089897156</text:p>
              </table:table-cell>
              <table:table-cell office:value-type="float" office:value="281724.384060797">
                <text:p>281724.38406079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.8316960334778">
                <text:p>16.8316960334778</text:p>
              </table:table-cell>
              <table:table-cell office:value-type="float" office:value="2622573.77077541">
                <text:p>2622573.7707754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.8347835540771">
                <text:p>16.8347835540771</text:p>
              </table:table-cell>
              <table:table-cell office:value-type="float" office:value="2622168.74007722">
                <text:p>2622168.7400772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.8388352394104">
                <text:p>16.8388352394104</text:p>
              </table:table-cell>
              <table:table-cell office:value-type="float" office:value="1998180.83935507">
                <text:p>1998180.839355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.8493158817291">
                <text:p>16.8493158817291</text:p>
              </table:table-cell>
              <table:table-cell office:value-type="float" office:value="772471.739211538">
                <text:p>772471.7392115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.8524630069733">
                <text:p>16.8524630069733</text:p>
              </table:table-cell>
              <table:table-cell office:value-type="float" office:value="2572506.45333333">
                <text:p>2572506.4533333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.8702290058136">
                <text:p>16.8702290058136</text:p>
              </table:table-cell>
              <table:table-cell office:value-type="float" office:value="455701.93225616">
                <text:p>455701.932256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.8806259632111">
                <text:p>16.8806259632111</text:p>
              </table:table-cell>
              <table:table-cell office:value-type="float" office:value="778689.350210971">
                <text:p>778689.35021097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.9016058444977">
                <text:p>16.9016058444977</text:p>
              </table:table-cell>
              <table:table-cell office:value-type="float" office:value="385893.508614028">
                <text:p>385893.50861402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.9047167301178">
                <text:p>16.9047167301178</text:p>
              </table:table-cell>
              <table:table-cell office:value-type="float" office:value="2602474.33966891">
                <text:p>2602474.339668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.9248151779175">
                <text:p>16.9248151779175</text:p>
              </table:table-cell>
              <table:table-cell office:value-type="float" office:value="402817.176763663">
                <text:p>402817.17676366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.9298045635223">
                <text:p>16.9298045635223</text:p>
              </table:table-cell>
              <table:table-cell office:value-type="float" office:value="1622644.6783581">
                <text:p>1622644.67835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.9328796863556">
                <text:p>16.9328796863556</text:p>
              </table:table-cell>
              <table:table-cell office:value-type="float" office:value="2632740.36160645">
                <text:p>2632740.3616064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.9383339881897">
                <text:p>16.9383339881897</text:p>
              </table:table-cell>
              <table:table-cell office:value-type="float" office:value="1484332.96253879">
                <text:p>1484332.9625387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.9636194705963">
                <text:p>16.9636194705963</text:p>
              </table:table-cell>
              <table:table-cell office:value-type="float" office:value="320183.727160436">
                <text:p>320183.72716043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.9720606803894">
                <text:p>16.9720606803894</text:p>
              </table:table-cell>
              <table:table-cell office:value-type="float" office:value="959104.22776444">
                <text:p>959104.227764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.9751353263855">
                <text:p>16.9751353263855</text:p>
              </table:table-cell>
              <table:table-cell office:value-type="float" office:value="2633148.66501241">
                <text:p>2633148.6650124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.9890267848969">
                <text:p>16.9890267848969</text:p>
              </table:table-cell>
              <table:table-cell office:value-type="float" office:value="582804.173757831">
                <text:p>582804.17375783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.9975106716156">
                <text:p>16.9975106716156</text:p>
              </table:table-cell>
              <table:table-cell office:value-type="float" office:value="954279.597122302">
                <text:p>954279.59712230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.0005915164948">
                <text:p>17.0005915164948</text:p>
              </table:table-cell>
              <table:table-cell office:value-type="float" office:value="2627850.57916731">
                <text:p>2627850.5791673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.0147395133972">
                <text:p>17.0147395133972</text:p>
              </table:table-cell>
              <table:table-cell office:value-type="float" office:value="572236.483780186">
                <text:p>572236.4837801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.0233635902405">
                <text:p>17.0233635902405</text:p>
              </table:table-cell>
              <table:table-cell office:value-type="float" office:value="938767.145416344">
                <text:p>938767.14541634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.0264437198639">
                <text:p>17.0264437198639</text:p>
              </table:table-cell>
              <table:table-cell office:value-type="float" office:value="2628460.8084217">
                <text:p>2628460.808421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.031818151474">
                <text:p>17.031818151474</text:p>
              </table:table-cell>
              <table:table-cell office:value-type="float" office:value="1506391.85449383">
                <text:p>1506391.8544938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.0488018989563">
                <text:p>17.0488018989563</text:p>
              </table:table-cell>
              <table:table-cell office:value-type="float" office:value="476691.02525444">
                <text:p>476691.0252544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.0657894611359">
                <text:p>17.0657894611359</text:p>
              </table:table-cell>
              <table:table-cell office:value-type="float" office:value="476583.980351153">
                <text:p>476583.98035115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.0688569545746">
                <text:p>17.0688569545746</text:p>
              </table:table-cell>
              <table:table-cell office:value-type="float" office:value="2639288.44893518">
                <text:p>2639288.4489351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.0719332695007">
                <text:p>17.0719332695007</text:p>
              </table:table-cell>
              <table:table-cell office:value-type="float" office:value="2631720.15686274">
                <text:p>2631720.1568627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7.0750172138214">
                <text:p>17.0750172138214</text:p>
              </table:table-cell>
              <table:table-cell office:value-type="float" office:value="2625209.52330885">
                <text:p>2625209.5233088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7.0910654067993">
                <text:p>17.0910654067993</text:p>
              </table:table-cell>
              <table:table-cell office:value-type="float" office:value="504480.473978993">
                <text:p>504480.47397899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.0992319583893">
                <text:p>17.0992319583893</text:p>
              </table:table-cell>
              <table:table-cell office:value-type="float" office:value="991360.908066447">
                <text:p>991360.90806644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7.1023197174072">
                <text:p>17.1023197174072</text:p>
              </table:table-cell>
              <table:table-cell office:value-type="float" office:value="2621966.27163926">
                <text:p>2621966.2716392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.1162543296814">
                <text:p>17.1162543296814</text:p>
              </table:table-cell>
              <table:table-cell office:value-type="float" office:value="580999.301645964">
                <text:p>580999.3016459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.1245863437653">
                <text:p>17.1245863437653</text:p>
              </table:table-cell>
              <table:table-cell office:value-type="float" office:value="971673.825621656">
                <text:p>971673.82562165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.1276741027832">
                <text:p>17.1276741027832</text:p>
              </table:table-cell>
              <table:table-cell office:value-type="float" office:value="2621966.27163926">
                <text:p>2621966.2716392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.1499304771423">
                <text:p>17.1499304771423</text:p>
              </table:table-cell>
              <table:table-cell office:value-type="float" office:value="363760.955372255">
                <text:p>363760.95537225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.1583154201508">
                <text:p>17.1583154201508</text:p>
              </table:table-cell>
              <table:table-cell office:value-type="float" office:value="965540.253746197">
                <text:p>965540.25374619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.1749827861786">
                <text:p>17.1749827861786</text:p>
              </table:table-cell>
              <table:table-cell office:value-type="float" office:value="485739.6175545">
                <text:p>485739.61755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.1780698299408">
                <text:p>17.1780698299408</text:p>
              </table:table-cell>
              <table:table-cell office:value-type="float" office:value="2622573.77077541">
                <text:p>2622573.7707754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.1834709644318">
                <text:p>17.1834709644318</text:p>
              </table:table-cell>
              <table:table-cell office:value-type="float" office:value="1498944.34466319">
                <text:p>1498944.3446631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7.2003908157349">
                <text:p>17.2003908157349</text:p>
              </table:table-cell>
              <table:table-cell office:value-type="float" office:value="478491.202728029">
                <text:p>478491.20272802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.2034795284271">
                <text:p>17.2034795284271</text:p>
              </table:table-cell>
              <table:table-cell office:value-type="float" office:value="2621156.71045928">
                <text:p>2621156.7104592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7.2088360786438">
                <text:p>17.2088360786438</text:p>
              </table:table-cell>
              <table:table-cell office:value-type="float" office:value="1511420.53607513">
                <text:p>1511420.536075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7.217248916626">
                <text:p>17.217248916626</text:p>
              </table:table-cell>
              <table:table-cell office:value-type="float" office:value="962338.751459502">
                <text:p>962338.75145950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.2203381061554">
                <text:p>17.2203381061554</text:p>
              </table:table-cell>
              <table:table-cell office:value-type="float" office:value="2620752.11731111">
                <text:p>2620752.117311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.2338426113129">
                <text:p>17.2338426113129</text:p>
              </table:table-cell>
              <table:table-cell office:value-type="float" office:value="599503.640125702">
                <text:p>599503.64012570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.2424356937408">
                <text:p>17.2424356937408</text:p>
              </table:table-cell>
              <table:table-cell office:value-type="float" office:value="942153.187503468">
                <text:p>942153.18750346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.2592778205872">
                <text:p>17.2592778205872</text:p>
              </table:table-cell>
              <table:table-cell office:value-type="float" office:value="480699.383983805">
                <text:p>480699.38398380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7.2623631954193">
                <text:p>17.2623631954193</text:p>
              </table:table-cell>
              <table:table-cell office:value-type="float" office:value="2623992.36411406">
                <text:p>2623992.3641140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.2665395736694">
                <text:p>17.2665395736694</text:p>
              </table:table-cell>
              <table:table-cell office:value-type="float" office:value="1938521.73226009">
                <text:p>1938521.732260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7.2846684455872">
                <text:p>17.2846684455872</text:p>
              </table:table-cell>
              <table:table-cell office:value-type="float" office:value="446580.462189958">
                <text:p>446580.46218995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.287780046463">
                <text:p>17.287780046463</text:p>
              </table:table-cell>
              <table:table-cell office:value-type="float" office:value="2601876.1155467">
                <text:p>2601876.115546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.3016695976257">
                <text:p>17.3016695976257</text:p>
              </table:table-cell>
              <table:table-cell office:value-type="float" office:value="582884.205915169">
                <text:p>582884.20591516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7.3047585487366">
                <text:p>17.3047585487366</text:p>
              </table:table-cell>
              <table:table-cell office:value-type="float" office:value="2620954.39827107">
                <text:p>2620954.3982710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7.3273594379425">
                <text:p>17.3273594379425</text:p>
              </table:table-cell>
              <table:table-cell office:value-type="float" office:value="358215.994345693">
                <text:p>358215.99434569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7.330447435379">
                <text:p>17.330447435379</text:p>
              </table:table-cell>
              <table:table-cell office:value-type="float" office:value="2621763.83446572">
                <text:p>2621763.8344657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7.333518743515">
                <text:p>17.333518743515</text:p>
              </table:table-cell>
              <table:table-cell office:value-type="float" office:value="2636010.33876727">
                <text:p>2636010.3387672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7.3440127372742">
                <text:p>17.3440127372742</text:p>
              </table:table-cell>
              <table:table-cell office:value-type="float" office:value="771488.928410769">
                <text:p>771488.92841076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.3605694770813">
                <text:p>17.3605694770813</text:p>
              </table:table-cell>
              <table:table-cell office:value-type="float" office:value="488985.156154599">
                <text:p>488985.15615459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7.3636572360992">
                <text:p>17.3636572360992</text:p>
              </table:table-cell>
              <table:table-cell office:value-type="float" office:value="2621966.27163926">
                <text:p>2621966.2716392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7.3689479827881">
                <text:p>17.3689479827881</text:p>
              </table:table-cell>
              <table:table-cell office:value-type="float" office:value="1530218.79068091">
                <text:p>1530218.790680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7.385591506958">
                <text:p>17.385591506958</text:p>
              </table:table-cell>
              <table:table-cell office:value-type="float" office:value="486435.439834976">
                <text:p>486435.43983497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7.3940622806549">
                <text:p>17.3940622806549</text:p>
              </table:table-cell>
              <table:table-cell office:value-type="float" office:value="955756.851698613">
                <text:p>955756.85169861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7.3971242904663">
                <text:p>17.3971242904663</text:p>
              </table:table-cell>
              <table:table-cell office:value-type="float" office:value="2644015.04196839">
                <text:p>2644015.0419683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7.4105651378632">
                <text:p>17.4105651378632</text:p>
              </table:table-cell>
              <table:table-cell office:value-type="float" office:value="602342.974439024">
                <text:p>602342.97443902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7.4191355705261">
                <text:p>17.4191355705261</text:p>
              </table:table-cell>
              <table:table-cell office:value-type="float" office:value="944643.090772526">
                <text:p>944643.09077252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7.4222519397736">
                <text:p>17.4222519397736</text:p>
              </table:table-cell>
              <table:table-cell office:value-type="float" office:value="2597894.97238161">
                <text:p>2597894.9723816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7.4446616172791">
                <text:p>17.4446616172791</text:p>
              </table:table-cell>
              <table:table-cell office:value-type="float" office:value="361272.490334387">
                <text:p>361272.49033438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7.447776556015">
                <text:p>17.447776556015</text:p>
              </table:table-cell>
              <table:table-cell office:value-type="float" office:value="2599088.03551473">
                <text:p>2599088.0355147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7.4508640766144">
                <text:p>17.4508640766144</text:p>
              </table:table-cell>
              <table:table-cell office:value-type="float" office:value="2622168.74007722">
                <text:p>2622168.7400772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7.470050573349">
                <text:p>17.470050573349</text:p>
              </table:table-cell>
              <table:table-cell office:value-type="float" office:value="421963.431468549">
                <text:p>421963.43146854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7.4731256961823">
                <text:p>17.4731256961823</text:p>
              </table:table-cell>
              <table:table-cell office:value-type="float" office:value="2632740.36160645">
                <text:p>2632740.3616064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7.4954516887665">
                <text:p>17.4954516887665</text:p>
              </table:table-cell>
              <table:table-cell office:value-type="float" office:value="362626.654535358">
                <text:p>362626.65453535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7.4985394477844">
                <text:p>17.4985394477844</text:p>
              </table:table-cell>
              <table:table-cell office:value-type="float" office:value="2621966.27163926">
                <text:p>2621966.2716392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7.501612663269">
                <text:p>17.501612663269</text:p>
              </table:table-cell>
              <table:table-cell office:value-type="float" office:value="2634374.33545384">
                <text:p>2634374.3354538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7.5122909545898">
                <text:p>17.5122909545898</text:p>
              </table:table-cell>
              <table:table-cell office:value-type="float" office:value="758173.733678664">
                <text:p>758173.73367866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7.5153779983521">
                <text:p>17.5153779983521</text:p>
              </table:table-cell>
              <table:table-cell office:value-type="float" office:value="2622573.77077541">
                <text:p>2622573.7707754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.5208942890167">
                <text:p>17.5208942890167</text:p>
              </table:table-cell>
              <table:table-cell office:value-type="float" office:value="1467652.9015862">
                <text:p>1467652.901586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7.5377600193024">
                <text:p>17.5377600193024</text:p>
              </table:table-cell>
              <table:table-cell office:value-type="float" office:value="480026.649476958">
                <text:p>480026.64947695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.5408389568329">
                <text:p>17.5408389568329</text:p>
              </table:table-cell>
              <table:table-cell office:value-type="float" office:value="2629478.48722317">
                <text:p>2629478.487223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7.5462055206299">
                <text:p>17.5462055206299</text:p>
              </table:table-cell>
              <table:table-cell office:value-type="float" office:value="1508600.34581723">
                <text:p>1508600.3458172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7.5632472038269">
                <text:p>17.5632472038269</text:p>
              </table:table-cell>
              <table:table-cell office:value-type="float" office:value="475070.443828871">
                <text:p>475070.44382887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.5718035697937">
                <text:p>17.5718035697937</text:p>
              </table:table-cell>
              <table:table-cell office:value-type="float" office:value="946196.087382969">
                <text:p>946196.0873829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7.5802521705627">
                <text:p>17.5802521705627</text:p>
              </table:table-cell>
              <table:table-cell office:value-type="float" office:value="958265.187492945">
                <text:p>958265.18749294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7.583114862442">
                <text:p>17.583114862442</text:p>
              </table:table-cell>
              <table:table-cell office:value-type="float" office:value="2828107.36936787">
                <text:p>2828107.3693678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.5972192287445">
                <text:p>17.5972192287445</text:p>
              </table:table-cell>
              <table:table-cell office:value-type="float" office:value="574006.646336928">
                <text:p>574006.6463369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7.6055898666382">
                <text:p>17.6055898666382</text:p>
              </table:table-cell>
              <table:table-cell office:value-type="float" office:value="967190.326810789">
                <text:p>967190.32681078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7.608470916748">
                <text:p>17.608470916748</text:p>
              </table:table-cell>
              <table:table-cell office:value-type="float" office:value="2810086.49321417">
                <text:p>2810086.4932141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7.6223018169403">
                <text:p>17.6223018169403</text:p>
              </table:table-cell>
              <table:table-cell office:value-type="float" office:value="585355.970143594">
                <text:p>585355.97014359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7.6307353973389">
                <text:p>17.6307353973389</text:p>
              </table:table-cell>
              <table:table-cell office:value-type="float" office:value="959971.876402906">
                <text:p>959971.87640290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7.6477911472321">
                <text:p>17.6477911472321</text:p>
              </table:table-cell>
              <table:table-cell office:value-type="float" office:value="474678.63041503">
                <text:p>474678.6304150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7.6506280899048">
                <text:p>17.6506280899048</text:p>
              </table:table-cell>
              <table:table-cell office:value-type="float" office:value="2853776.38322548">
                <text:p>2853776.3832254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7.6561839580536">
                <text:p>17.6561839580536</text:p>
              </table:table-cell>
              <table:table-cell office:value-type="float" office:value="1457198.00815346">
                <text:p>1457198.0081534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7.6818904876709">
                <text:p>17.6818904876709</text:p>
              </table:table-cell>
              <table:table-cell office:value-type="float" office:value="314939.438365439">
                <text:p>314939.43836543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7.6847314834595">
                <text:p>17.6847314834595</text:p>
              </table:table-cell>
              <table:table-cell office:value-type="float" office:value="2849705.03390399">
                <text:p>2849705.0339039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7.6875641345978">
                <text:p>17.6875641345978</text:p>
              </table:table-cell>
              <table:table-cell office:value-type="float" office:value="2858099.92290211">
                <text:p>2858099.922902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7.7074465751648">
                <text:p>17.7074465751648</text:p>
              </table:table-cell>
              <table:table-cell office:value-type="float" office:value="407193.471682275">
                <text:p>407193.47168227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7.7102692127228">
                <text:p>17.7102692127228</text:p>
              </table:table-cell>
              <table:table-cell office:value-type="float" office:value="2868239.30940113">
                <text:p>2868239.3094011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7.7131021022797">
                <text:p>17.7131021022797</text:p>
              </table:table-cell>
              <table:table-cell office:value-type="float" office:value="2857859.38259552">
                <text:p>2857859.3825955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7.7332782745361">
                <text:p>17.7332782745361</text:p>
              </table:table-cell>
              <table:table-cell office:value-type="float" office:value="401265.408378139">
                <text:p>401265.40837813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7.7360992431641">
                <text:p>17.7360992431641</text:p>
              </table:table-cell>
              <table:table-cell office:value-type="float" office:value="2869936.20554429">
                <text:p>2869936.2055442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7.7389674186707">
                <text:p>17.7389674186707</text:p>
              </table:table-cell>
              <table:table-cell office:value-type="float" office:value="2822700.34779717">
                <text:p>2822700.3477971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7.7417974472046">
                <text:p>17.7417974472046</text:p>
              </table:table-cell>
              <table:table-cell office:value-type="float" office:value="2860748.54119629">
                <text:p>2860748.5411962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.7446298599243">
                <text:p>17.7446298599243</text:p>
              </table:table-cell>
              <table:table-cell office:value-type="float" office:value="2858340.5037037">
                <text:p>2858340.503703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.7474331855774">
                <text:p>17.7474331855774</text:p>
              </table:table-cell>
              <table:table-cell office:value-type="float" office:value="2887998.39972785">
                <text:p>2887998.3997278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7.7502653598785">
                <text:p>17.7502653598785</text:p>
              </table:table-cell>
              <table:table-cell office:value-type="float" office:value="2858581.12501052">
                <text:p>2858581.1250105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.7530877590179">
                <text:p>17.7530877590179</text:p>
              </table:table-cell>
              <table:table-cell office:value-type="float" office:value="2868481.60027032">
                <text:p>2868481.6002703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.7559294700623">
                <text:p>17.7559294700623</text:p>
              </table:table-cell>
              <table:table-cell office:value-type="float" office:value="2848987.76608776">
                <text:p>2848987.7660877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.7587268352509">
                <text:p>17.7587268352509</text:p>
              </table:table-cell>
              <table:table-cell office:value-type="float" office:value="2894151.98022671">
                <text:p>2894151.9802267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.7615525722504">
                <text:p>17.7615525722504</text:p>
              </table:table-cell>
              <table:table-cell office:value-type="float" office:value="2865093.24873439">
                <text:p>2865093.2487343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.7839198112488">
                <text:p>17.7839198112488</text:p>
              </table:table-cell>
              <table:table-cell office:value-type="float" office:value="361957.951116559">
                <text:p>361957.95111655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.7867386341095">
                <text:p>17.7867386341095</text:p>
              </table:table-cell>
              <table:table-cell office:value-type="float" office:value="2872120.88167132">
                <text:p>2872120.881671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.8091683387756">
                <text:p>17.8091683387756</text:p>
              </table:table-cell>
              <table:table-cell office:value-type="float" office:value="360949.915324681">
                <text:p>360949.91532468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.8119568824768">
                <text:p>17.8119568824768</text:p>
              </table:table-cell>
              <table:table-cell office:value-type="float" office:value="2903307.55677155">
                <text:p>2903307.5567715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.8147883415222">
                <text:p>17.8147883415222</text:p>
              </table:table-cell>
              <table:table-cell office:value-type="float" office:value="2859303.23206467">
                <text:p>2859303.2320646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.8177382946014">
                <text:p>17.8177382946014</text:p>
              </table:table-cell>
              <table:table-cell office:value-type="float" office:value="2744450.43109998">
                <text:p>2744450.4310999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.8205704689026">
                <text:p>17.8205704689026</text:p>
              </table:table-cell>
              <table:table-cell office:value-type="float" office:value="2858581.12501052">
                <text:p>2858581.1250105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.8432719707489">
                <text:p>17.8432719707489</text:p>
              </table:table-cell>
              <table:table-cell office:value-type="float" office:value="356628.387619858">
                <text:p>356628.38761985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.8460938930511">
                <text:p>17.8460938930511</text:p>
              </table:table-cell>
              <table:table-cell office:value-type="float" office:value="2868966.30483271">
                <text:p>2868966.3048327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.8686556816101">
                <text:p>17.8686556816101</text:p>
              </table:table-cell>
              <table:table-cell office:value-type="float" office:value="358836.799611121">
                <text:p>358836.79961112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.8714962005615">
                <text:p>17.8714962005615</text:p>
              </table:table-cell>
              <table:table-cell office:value-type="float" office:value="2850183.41312741">
                <text:p>2850183.4131274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.8743302822113">
                <text:p>17.8743302822113</text:p>
              </table:table-cell>
              <table:table-cell office:value-type="float" office:value="2856657.28812989">
                <text:p>2856657.2881298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.8941791057587">
                <text:p>17.8941791057587</text:p>
              </table:table-cell>
              <table:table-cell office:value-type="float" office:value="407883.116129342">
                <text:p>407883.11612934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.8970110416412">
                <text:p>17.8970110416412</text:p>
              </table:table-cell>
              <table:table-cell office:value-type="float" office:value="2858821.7868328">
                <text:p>2858821.786832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.8998825550079">
                <text:p>17.8998825550079</text:p>
              </table:table-cell>
              <table:table-cell office:value-type="float" office:value="2819419.2281634">
                <text:p>2819419.228163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.9026534557343">
                <text:p>17.9026534557343</text:p>
              </table:table-cell>
              <table:table-cell office:value-type="float" office:value="2921793.59697126">
                <text:p>2921793.5969712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.9054841995239">
                <text:p>17.9054841995239</text:p>
              </table:table-cell>
              <table:table-cell office:value-type="float" office:value="2860025.70403436">
                <text:p>2860025.7040343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.9279453754425">
                <text:p>17.9279453754425</text:p>
              </table:table-cell>
              <table:table-cell office:value-type="float" office:value="360444.173953656">
                <text:p>360444.17395365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.9307775497437">
                <text:p>17.9307775497437</text:p>
              </table:table-cell>
              <table:table-cell office:value-type="float" office:value="2858581.12501052">
                <text:p>2858581.1250105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.9531919956207">
                <text:p>17.9531919956207</text:p>
              </table:table-cell>
              <table:table-cell office:value-type="float" office:value="361195.634476083">
                <text:p>361195.63447608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.9560062885284">
                <text:p>17.9560062885284</text:p>
              </table:table-cell>
              <table:table-cell office:value-type="float" office:value="2876743.91596069">
                <text:p>2876743.9159606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.9588370323181">
                <text:p>17.9588370323181</text:p>
              </table:table-cell>
              <table:table-cell office:value-type="float" office:value="2860025.70403436">
                <text:p>2860025.7040343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7.9697124958038">
                <text:p>17.9697124958038</text:p>
              </table:table-cell>
              <table:table-cell office:value-type="float" office:value="744428.043056012">
                <text:p>744428.04305601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.9725413322449">
                <text:p>17.9725413322449</text:p>
              </table:table-cell>
              <table:table-cell office:value-type="float" office:value="2861954.08209018">
                <text:p>2861954.0820901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7.9753522872925">
                <text:p>17.9753522872925</text:p>
              </table:table-cell>
              <table:table-cell office:value-type="float" office:value="2880159.89686175">
                <text:p>2880159.8968617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7.9946517944336">
                <text:p>17.9946517944336</text:p>
              </table:table-cell>
              <table:table-cell office:value-type="float" office:value="419492.57775362">
                <text:p>419492.5777536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7.9974818229675">
                <text:p>17.9974818229675</text:p>
              </table:table-cell>
              <table:table-cell office:value-type="float" office:value="2860748.54119629">
                <text:p>2860748.5411962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.0196716785431">
                <text:p>18.0196716785431</text:p>
              </table:table-cell>
              <table:table-cell office:value-type="float" office:value="364851.405744002">
                <text:p>364851.40574400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.0225164890289">
                <text:p>18.0225164890289</text:p>
              </table:table-cell>
              <table:table-cell office:value-type="float" office:value="2845883.7733825">
                <text:p>2845883.773382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8.0253455638886">
                <text:p>18.0253455638886</text:p>
              </table:table-cell>
              <table:table-cell office:value-type="float" office:value="2861712.89263442">
                <text:p>2861712.8926344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.03608751297">
                <text:p>18.03608751297</text:p>
              </table:table-cell>
              <table:table-cell office:value-type="float" office:value="753680.727643991">
                <text:p>753680.72764399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.0389199256897">
                <text:p>18.0389199256897</text:p>
              </table:table-cell>
              <table:table-cell office:value-type="float" office:value="2858340.5037037">
                <text:p>2858340.503703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8.0529134273529">
                <text:p>18.0529134273529</text:p>
              </table:table-cell>
              <table:table-cell office:value-type="float" office:value="578554.260031009">
                <text:p>578554.26003100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8.0612812042236">
                <text:p>18.0612812042236</text:p>
              </table:table-cell>
              <table:table-cell office:value-type="float" office:value="967521.018434624">
                <text:p>967521.01843462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.0778610706329">
                <text:p>18.0778610706329</text:p>
              </table:table-cell>
              <table:table-cell office:value-type="float" office:value="488303.090033218">
                <text:p>488303.09003321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.0807812213898">
                <text:p>18.0807812213898</text:p>
              </table:table-cell>
              <table:table-cell office:value-type="float" office:value="2772459.60026127">
                <text:p>2772459.6002612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8.0861656665802">
                <text:p>18.0861656665802</text:p>
              </table:table-cell>
              <table:table-cell office:value-type="float" office:value="1503590.38186327">
                <text:p>1503590.3818632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8.1028580665588">
                <text:p>18.1028580665588</text:p>
              </table:table-cell>
              <table:table-cell office:value-type="float" office:value="485011.143416223">
                <text:p>485011.14341622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8.1057021617889">
                <text:p>18.1057021617889</text:p>
              </table:table-cell>
              <table:table-cell office:value-type="float" office:value="2846599.47891693">
                <text:p>2846599.4789169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.1085140705109">
                <text:p>18.1085140705109</text:p>
              </table:table-cell>
              <table:table-cell office:value-type="float" office:value="2879183.07478379">
                <text:p>2879183.0747837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8.1196374893188">
                <text:p>18.1196374893188</text:p>
              </table:table-cell>
              <table:table-cell office:value-type="float" office:value="727833.783817383">
                <text:p>727833.78381738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8.122508764267">
                <text:p>18.122508764267</text:p>
              </table:table-cell>
              <table:table-cell office:value-type="float" office:value="2819653.34086191">
                <text:p>2819653.3408619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8.1362125873566">
                <text:p>18.1362125873566</text:p>
              </table:table-cell>
              <table:table-cell office:value-type="float" office:value="590784.042311841">
                <text:p>590784.04231184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.1445233821869">
                <text:p>18.1445233821869</text:p>
              </table:table-cell>
              <table:table-cell office:value-type="float" office:value="974154.718687245">
                <text:p>974154.71868724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.1611456871033">
                <text:p>18.1611456871033</text:p>
              </table:table-cell>
              <table:table-cell office:value-type="float" office:value="487056.400464723">
                <text:p>487056.40046472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.1639487743378">
                <text:p>18.1639487743378</text:p>
              </table:table-cell>
              <table:table-cell office:value-type="float" office:value="2888244.04048652">
                <text:p>2888244.0404865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.1695365905762">
                <text:p>18.1695365905762</text:p>
              </table:table-cell>
              <table:table-cell office:value-type="float" office:value="1448866.54367027">
                <text:p>1448866.5436702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.1860990524292">
                <text:p>18.1860990524292</text:p>
              </table:table-cell>
              <table:table-cell office:value-type="float" office:value="488816.220187712">
                <text:p>488816.22018771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.1889204978943">
                <text:p>18.1889204978943</text:p>
              </table:table-cell>
              <table:table-cell office:value-type="float" office:value="2869451.17322968">
                <text:p>2869451.1732296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.1943514347076">
                <text:p>18.1943514347076</text:p>
              </table:table-cell>
              <table:table-cell office:value-type="float" office:value="1490718.87194346">
                <text:p>1490718.8719434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8.1971874237061">
                <text:p>18.1971874237061</text:p>
              </table:table-cell>
              <table:table-cell office:value-type="float" office:value="2854736.03900799">
                <text:p>2854736.0390079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8.2109251022339">
                <text:p>18.2109251022339</text:p>
              </table:table-cell>
              <table:table-cell office:value-type="float" office:value="589328.101076015">
                <text:p>589328.10107601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8.2192366123199">
                <text:p>18.2192366123199</text:p>
              </table:table-cell>
              <table:table-cell office:value-type="float" office:value="974070.886778922">
                <text:p>974070.88677892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8.2356536388397">
                <text:p>18.2356536388397</text:p>
              </table:table-cell>
              <table:table-cell office:value-type="float" office:value="493146.550640449">
                <text:p>493146.55064044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8.2385070323944">
                <text:p>18.2385070323944</text:p>
              </table:table-cell>
              <table:table-cell office:value-type="float" office:value="2837323.29411765">
                <text:p>2837323.2941176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8.2439646720886">
                <text:p>18.2439646720886</text:p>
              </table:table-cell>
              <table:table-cell office:value-type="float" office:value="1483425.15329169">
                <text:p>1483425.1532916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8.2521831989288">
                <text:p>18.2521831989288</text:p>
              </table:table-cell>
              <table:table-cell office:value-type="float" office:value="985091.386498796">
                <text:p>985091.38649879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8.2550189495087">
                <text:p>18.2550189495087</text:p>
              </table:table-cell>
              <table:table-cell office:value-type="float" office:value="2854976.05380864">
                <text:p>2854976.0538086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8.2689509391785">
                <text:p>18.2689509391785</text:p>
              </table:table-cell>
              <table:table-cell office:value-type="float" office:value="581108.67089929">
                <text:p>581108.6708992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8.2774114608765">
                <text:p>18.2774114608765</text:p>
              </table:table-cell>
              <table:table-cell office:value-type="float" office:value="956914.985740856">
                <text:p>956914.98574085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8.2940328121185">
                <text:p>18.2940328121185</text:p>
              </table:table-cell>
              <table:table-cell office:value-type="float" office:value="487084.346037438">
                <text:p>487084.34603743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8.2968661785126">
                <text:p>18.2968661785126</text:p>
              </table:table-cell>
              <table:table-cell office:value-type="float" office:value="2857378.42342646">
                <text:p>2857378.4234264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8.3023114204407">
                <text:p>18.3023114204407</text:p>
              </table:table-cell>
              <table:table-cell office:value-type="float" office:value="1486802.62638469">
                <text:p>1486802.6263846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8.3190040588379">
                <text:p>18.3190040588379</text:p>
              </table:table-cell>
              <table:table-cell office:value-type="float" office:value="485004.216071072">
                <text:p>485004.21607107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8.3218519687653">
                <text:p>18.3218519687653</text:p>
              </table:table-cell>
              <table:table-cell office:value-type="float" office:value="2842786.53696107">
                <text:p>2842786.5369610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8.3273224830627">
                <text:p>18.3273224830627</text:p>
              </table:table-cell>
              <table:table-cell office:value-type="float" office:value="1479933.98056221">
                <text:p>1479933.9805622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8.3363676071167">
                <text:p>18.3363676071167</text:p>
              </table:table-cell>
              <table:table-cell office:value-type="float" office:value="895067.878749539">
                <text:p>895067.87874953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8.3392066955566">
                <text:p>18.3392066955566</text:p>
              </table:table-cell>
              <table:table-cell office:value-type="float" office:value="2851619.51494793">
                <text:p>2851619.5149479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8.3528978824615">
                <text:p>18.3528978824615</text:p>
              </table:table-cell>
              <table:table-cell office:value-type="float" office:value="591329.302289944">
                <text:p>591329.30228994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8.3612442016602">
                <text:p>18.3612442016602</text:p>
              </table:table-cell>
              <table:table-cell office:value-type="float" office:value="970008.432142143">
                <text:p>970008.43214214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8.3777599334717">
                <text:p>18.3777599334717</text:p>
              </table:table-cell>
              <table:table-cell office:value-type="float" office:value="490199.289525349">
                <text:p>490199.28952534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8.3805983066559">
                <text:p>18.3805983066559</text:p>
              </table:table-cell>
              <table:table-cell office:value-type="float" office:value="2852338.10869383">
                <text:p>2852338.1086938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8.3861343860626">
                <text:p>18.3861343860626</text:p>
              </table:table-cell>
              <table:table-cell office:value-type="float" office:value="1462406.76933678">
                <text:p>1462406.7693367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8.4111711978912">
                <text:p>18.4111711978912</text:p>
              </table:table-cell>
              <table:table-cell office:value-type="float" office:value="323363.855407001">
                <text:p>323363.85540700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8.4140033721924">
                <text:p>18.4140033721924</text:p>
              </table:table-cell>
              <table:table-cell office:value-type="float" office:value="2858581.12501052">
                <text:p>2858581.1250105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8.4168450832367">
                <text:p>18.4168450832367</text:p>
              </table:table-cell>
              <table:table-cell office:value-type="float" office:value="2848987.76608776">
                <text:p>2848987.7660877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8.4360437393188">
                <text:p>18.4360437393188</text:p>
              </table:table-cell>
              <table:table-cell office:value-type="float" office:value="421696.183595157">
                <text:p>421696.18359515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8.4388902187347">
                <text:p>18.4388902187347</text:p>
              </table:table-cell>
              <table:table-cell office:value-type="float" office:value="2844215.19256219">
                <text:p>2844215.1925621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8.4417319297791">
                <text:p>18.4417319297791</text:p>
              </table:table-cell>
              <table:table-cell office:value-type="float" office:value="2848987.76608776">
                <text:p>2848987.7660877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8.4445424079895">
                <text:p>18.4445424079895</text:p>
              </table:table-cell>
              <table:table-cell office:value-type="float" office:value="2880648.55649813">
                <text:p>2880648.5564981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8.4609949588776">
                <text:p>18.4609949588776</text:p>
              </table:table-cell>
              <table:table-cell office:value-type="float" office:value="492081.74799658">
                <text:p>492081.7479965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8.463830947876">
                <text:p>18.463830947876</text:p>
              </table:table-cell>
              <table:table-cell office:value-type="float" office:value="2854736.03900799">
                <text:p>2854736.0390079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8.4692521095276">
                <text:p>18.4692521095276</text:p>
              </table:table-cell>
              <table:table-cell office:value-type="float" office:value="1493406.86005805">
                <text:p>1493406.8600580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8.4944314956665">
                <text:p>18.4944314956665</text:p>
              </table:table-cell>
              <table:table-cell office:value-type="float" office:value="321532.858479311">
                <text:p>321532.85847931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8.497251033783">
                <text:p>18.497251033783</text:p>
              </table:table-cell>
              <table:table-cell office:value-type="float" office:value="2871392.28682564">
                <text:p>2871392.2868256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8.5000693798065">
                <text:p>18.5000693798065</text:p>
              </table:table-cell>
              <table:table-cell office:value-type="float" office:value="2872606.81702056">
                <text:p>2872606.8170205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8.5194585323334">
                <text:p>18.5194585323334</text:p>
              </table:table-cell>
              <table:table-cell office:value-type="float" office:value="417553.061630023">
                <text:p>417553.06163002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8.5222935676575">
                <text:p>18.5222935676575</text:p>
              </table:table-cell>
              <table:table-cell office:value-type="float" office:value="2855696.34042553">
                <text:p>2855696.3404255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8.5251264572144">
                <text:p>18.5251264572144</text:p>
              </table:table-cell>
              <table:table-cell office:value-type="float" office:value="2857859.38259552">
                <text:p>2857859.3825955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8.5445938110352">
                <text:p>18.5445938110352</text:p>
              </table:table-cell>
              <table:table-cell office:value-type="float" office:value="415875.730955764">
                <text:p>415875.73095576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8.5474112033844">
                <text:p>18.5474112033844</text:p>
              </table:table-cell>
              <table:table-cell office:value-type="float" office:value="2873579.18117966">
                <text:p>2873579.1811796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8.5502319335938">
                <text:p>18.5502319335938</text:p>
              </table:table-cell>
              <table:table-cell office:value-type="float" office:value="2870178.78319669">
                <text:p>2870178.7831966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8.5530347824097">
                <text:p>18.5530347824097</text:p>
              </table:table-cell>
              <table:table-cell office:value-type="float" office:value="2888489.72303505">
                <text:p>2888489.7230350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8.5780529975891">
                <text:p>18.5780529975891</text:p>
              </table:table-cell>
              <table:table-cell office:value-type="float" office:value="323604.219642823">
                <text:p>323604.21964282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8.5808849334717">
                <text:p>18.5808849334717</text:p>
              </table:table-cell>
              <table:table-cell office:value-type="float" office:value="2858821.7868328">
                <text:p>2858821.786832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8.5837190151215">
                <text:p>18.5837190151215</text:p>
              </table:table-cell>
              <table:table-cell office:value-type="float" office:value="2856657.28812989">
                <text:p>2856657.2881298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8.6030220985413">
                <text:p>18.6030220985413</text:p>
              </table:table-cell>
              <table:table-cell office:value-type="float" office:value="419414.85844151">
                <text:p>419414.8584415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8.605833530426">
                <text:p>18.605833530426</text:p>
              </table:table-cell>
              <table:table-cell office:value-type="float" office:value="2879671.40298507">
                <text:p>2879671.4029850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8.6086513996124">
                <text:p>18.6086513996124</text:p>
              </table:table-cell>
              <table:table-cell office:value-type="float" office:value="2873092.91682883">
                <text:p>2873092.9168288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8.6281046867371">
                <text:p>18.6281046867371</text:p>
              </table:table-cell>
              <table:table-cell office:value-type="float" office:value="416176.451215178">
                <text:p>416176.45121517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8.6309220790863">
                <text:p>18.6309220790863</text:p>
              </table:table-cell>
              <table:table-cell office:value-type="float" office:value="2873579.18117966">
                <text:p>2873579.1811796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8.6337423324585">
                <text:p>18.6337423324585</text:p>
              </table:table-cell>
              <table:table-cell office:value-type="float" office:value="2870664.06154366">
                <text:p>2870664.0615436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8.6532824039459">
                <text:p>18.6532824039459</text:p>
              </table:table-cell>
              <table:table-cell office:value-type="float" office:value="414328.064521639">
                <text:p>414328.06452163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8.6561017036438">
                <text:p>18.6561017036438</text:p>
              </table:table-cell>
              <table:table-cell office:value-type="float" office:value="2871635.11069767">
                <text:p>2871635.1106976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8.6589193344116">
                <text:p>18.6589193344116</text:p>
              </table:table-cell>
              <table:table-cell office:value-type="float" office:value="2873336.02843121">
                <text:p>2873336.0284312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8.6617078781128">
                <text:p>18.6617078781128</text:p>
              </table:table-cell>
              <table:table-cell office:value-type="float" office:value="2903307.55677155">
                <text:p>2903307.5567715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8.6783130168915">
                <text:p>18.6783130168915</text:p>
              </table:table-cell>
              <table:table-cell office:value-type="float" office:value="487559.911898574">
                <text:p>487559.91189857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8.6811182498932">
                <text:p>18.6811182498932</text:p>
              </table:table-cell>
              <table:table-cell office:value-type="float" office:value="2886034.77681455">
                <text:p>2886034.7768145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8.7034323215485">
                <text:p>18.7034323215485</text:p>
              </table:table-cell>
              <table:table-cell office:value-type="float" office:value="362820.381912984">
                <text:p>362820.38191298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8.7062540054321">
                <text:p>18.7062540054321</text:p>
              </table:table-cell>
              <table:table-cell office:value-type="float" office:value="2869208.71854668">
                <text:p>2869208.7185466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8.7090771198273">
                <text:p>18.7090771198273</text:p>
              </table:table-cell>
              <table:table-cell office:value-type="float" office:value="2867754.85043493">
                <text:p>2867754.8504349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8.7119402885437">
                <text:p>18.7119402885437</text:p>
              </table:table-cell>
              <table:table-cell office:value-type="float" office:value="2827636.37138813">
                <text:p>2827636.3713881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8.7147586345673">
                <text:p>18.7147586345673</text:p>
              </table:table-cell>
              <table:table-cell office:value-type="float" office:value="2872606.81702056">
                <text:p>2872606.8170205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8.7175798416138">
                <text:p>18.7175798416138</text:p>
              </table:table-cell>
              <table:table-cell office:value-type="float" office:value="2869693.66889208">
                <text:p>2869693.6688920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8.7203793525696">
                <text:p>18.7203793525696</text:p>
              </table:table-cell>
              <table:table-cell office:value-type="float" office:value="2891933.67262817">
                <text:p>2891933.6726281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8.7231984138489">
                <text:p>18.7231984138489</text:p>
              </table:table-cell>
              <table:table-cell office:value-type="float" office:value="2871877.97564276">
                <text:p>2871877.9756427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8.7368979454041">
                <text:p>18.7368979454041</text:p>
              </table:table-cell>
              <table:table-cell office:value-type="float" office:value="590969.112147581">
                <text:p>590969.11214758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8.7397770881653">
                <text:p>18.7397770881653</text:p>
              </table:table-cell>
              <table:table-cell office:value-type="float" office:value="2811948.09407088">
                <text:p>2811948.0940708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8.7620530128479">
                <text:p>18.7620530128479</text:p>
              </table:table-cell>
              <table:table-cell office:value-type="float" office:value="363441.702885521">
                <text:p>363441.70288552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8.7648770809174">
                <text:p>18.7648770809174</text:p>
              </table:table-cell>
              <table:table-cell office:value-type="float" office:value="2866786.42330097">
                <text:p>2866786.4233009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8.7677044868469">
                <text:p>18.7677044868469</text:p>
              </table:table-cell>
              <table:table-cell office:value-type="float" office:value="2863402.07302471">
                <text:p>2863402.0730247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8.7870390415192">
                <text:p>18.7870390415192</text:p>
              </table:table-cell>
              <table:table-cell office:value-type="float" office:value="418732.168247118">
                <text:p>418732.16824711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8.7898576259613">
                <text:p>18.7898576259613</text:p>
              </table:table-cell>
              <table:table-cell office:value-type="float" office:value="2872363.82879377">
                <text:p>2872363.8287937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8.7926986217499">
                <text:p>18.7926986217499</text:p>
              </table:table-cell>
              <table:table-cell office:value-type="float" office:value="2849705.03390399">
                <text:p>2849705.0339039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8.8037810325623">
                <text:p>18.8037810325623</text:p>
              </table:table-cell>
              <table:table-cell office:value-type="float" office:value="730526.970806531">
                <text:p>730526.97080653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8.8203463554382">
                <text:p>18.8203463554382</text:p>
              </table:table-cell>
              <table:table-cell office:value-type="float" office:value="488731.795970063">
                <text:p>488731.79597006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8.8287847042084">
                <text:p>18.8287847042084</text:p>
              </table:table-cell>
              <table:table-cell office:value-type="float" office:value="959429.412143644">
                <text:p>959429.41214364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8.8316016197205">
                <text:p>18.8316016197205</text:p>
              </table:table-cell>
              <table:table-cell office:value-type="float" office:value="2874065.61015658">
                <text:p>2874065.6101565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8.8453583717346">
                <text:p>18.8453583717346</text:p>
              </table:table-cell>
              <table:table-cell office:value-type="float" office:value="588511.008388215">
                <text:p>588511.00838821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8.8707315921783">
                <text:p>18.8707315921783</text:p>
              </table:table-cell>
              <table:table-cell office:value-type="float" office:value="319076.564126176">
                <text:p>319076.56412617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8.873548746109">
                <text:p>18.873548746109</text:p>
              </table:table-cell>
              <table:table-cell office:value-type="float" office:value="2873822.37508463">
                <text:p>2873822.3750846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8.8763709068298">
                <text:p>18.8763709068298</text:p>
              </table:table-cell>
              <table:table-cell office:value-type="float" office:value="2868723.93207738">
                <text:p>2868723.9320773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8.895801782608">
                <text:p>18.895801782608</text:p>
              </table:table-cell>
              <table:table-cell office:value-type="float" office:value="416656.464300176">
                <text:p>416656.46430017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8.898619890213">
                <text:p>18.898619890213</text:p>
              </table:table-cell>
              <table:table-cell office:value-type="float" office:value="2872849.8463621">
                <text:p>2872849.846362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8.9014394283295">
                <text:p>18.9014394283295</text:p>
              </table:table-cell>
              <table:table-cell office:value-type="float" office:value="2871392.28682564">
                <text:p>2871392.2868256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8.904226064682">
                <text:p>18.904226064682</text:p>
              </table:table-cell>
              <table:table-cell office:value-type="float" office:value="2905294.76249144">
                <text:p>2905294.7624914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8.9130511283875">
                <text:p>18.9130511283875</text:p>
              </table:table-cell>
              <table:table-cell office:value-type="float" office:value="917387.145319465">
                <text:p>917387.14531946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8.92897772789">
                <text:p>18.92897772789</text:p>
              </table:table-cell>
              <table:table-cell office:value-type="float" office:value="508331.988802563">
                <text:p>508331.98880256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8.9455459117889">
                <text:p>18.9455459117889</text:p>
              </table:table-cell>
              <table:table-cell office:value-type="float" office:value="488647.400909457">
                <text:p>488647.40090945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8.9483630657196">
                <text:p>18.9483630657196</text:p>
              </table:table-cell>
              <table:table-cell office:value-type="float" office:value="2873822.37508463">
                <text:p>2873822.3750846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8.9538669586182">
                <text:p>18.9538669586182</text:p>
              </table:table-cell>
              <table:table-cell office:value-type="float" office:value="1470958.85570717">
                <text:p>1470958.8557071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8.9788227081299">
                <text:p>18.9788227081299</text:p>
              </table:table-cell>
              <table:table-cell office:value-type="float" office:value="324414.219504739">
                <text:p>324414.21950473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8.9816453456879">
                <text:p>18.9816453456879</text:p>
              </table:table-cell>
              <table:table-cell office:value-type="float" office:value="2868239.30940113">
                <text:p>2868239.3094011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8.9871366024017">
                <text:p>18.9871366024017</text:p>
              </table:table-cell>
              <table:table-cell office:value-type="float" office:value="1474343.74713442">
                <text:p>1474343.7471344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9.0037670135498">
                <text:p>19.0037670135498</text:p>
              </table:table-cell>
              <table:table-cell office:value-type="float" office:value="486818.992502115">
                <text:p>486818.99250211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9.0120251178741">
                <text:p>19.0120251178741</text:p>
              </table:table-cell>
              <table:table-cell office:value-type="float" office:value="980370.274099951">
                <text:p>980370.27409995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9.014847278595">
                <text:p>19.014847278595</text:p>
              </table:table-cell>
              <table:table-cell office:value-type="float" office:value="2868723.93207738">
                <text:p>2868723.9320773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9.0287477970123">
                <text:p>19.0287477970123</text:p>
              </table:table-cell>
              <table:table-cell office:value-type="float" office:value="582424.320944034">
                <text:p>582424.32094403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9.036928653717">
                <text:p>19.036928653717</text:p>
              </table:table-cell>
              <table:table-cell office:value-type="float" office:value="989627.406056014">
                <text:p>989627.40605601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9.0397524833679">
                <text:p>19.0397524833679</text:p>
              </table:table-cell>
              <table:table-cell office:value-type="float" office:value="2867028.46876055">
                <text:p>2867028.4687605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9.061984539032">
                <text:p>19.061984539032</text:p>
              </table:table-cell>
              <table:table-cell office:value-type="float" office:value="364158.857927248">
                <text:p>364158.85792724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9.0648050308228">
                <text:p>19.0648050308228</text:p>
              </table:table-cell>
              <table:table-cell office:value-type="float" office:value="2870421.40185968">
                <text:p>2870421.4018596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9.0676276683807">
                <text:p>19.0676276683807</text:p>
              </table:table-cell>
              <table:table-cell office:value-type="float" office:value="2868239.30940113">
                <text:p>2868239.3094011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9.0867245197296">
                <text:p>19.0867245197296</text:p>
              </table:table-cell>
              <table:table-cell office:value-type="float" office:value="423944.233114435">
                <text:p>423944.23311443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9.0952889919281">
                <text:p>19.0952889919281</text:p>
              </table:table-cell>
              <table:table-cell office:value-type="float" office:value="945300.517343132">
                <text:p>945300.51734313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9.1049780845642">
                <text:p>19.1049780845642</text:p>
              </table:table-cell>
              <table:table-cell office:value-type="float" office:value="835578.758926155">
                <text:p>835578.75892615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9.1077990531921">
                <text:p>19.1077990531921</text:p>
              </table:table-cell>
              <table:table-cell office:value-type="float" office:value="2869936.20554429">
                <text:p>2869936.2055442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9.1202766895294">
                <text:p>19.1202766895294</text:p>
              </table:table-cell>
              <table:table-cell office:value-type="float" office:value="648840.836610299">
                <text:p>648840.83661029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9.1284146308899">
                <text:p>19.1284146308899</text:p>
              </table:table-cell>
              <table:table-cell office:value-type="float" office:value="994846.195294876">
                <text:p>994846.19529487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9.1312301158905">
                <text:p>19.1312301158905</text:p>
              </table:table-cell>
              <table:table-cell office:value-type="float" office:value="2875525.88568041">
                <text:p>2875525.8856804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9.1452357769012">
                <text:p>19.1452357769012</text:p>
              </table:table-cell>
              <table:table-cell office:value-type="float" office:value="578051.974397385">
                <text:p>578051.97439738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9.1702296733856">
                <text:p>19.1702296733856</text:p>
              </table:table-cell>
              <table:table-cell office:value-type="float" office:value="323919.081807082">
                <text:p>323919.08180708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9.1730449199677">
                <text:p>19.1730449199677</text:p>
              </table:table-cell>
              <table:table-cell office:value-type="float" office:value="2875769.40921409">
                <text:p>2875769.4092140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9.175895690918">
                <text:p>19.175895690918</text:p>
              </table:table-cell>
              <table:table-cell office:value-type="float" office:value="2839933.52713891">
                <text:p>2839933.5271389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9.1868169307709">
                <text:p>19.1868169307709</text:p>
              </table:table-cell>
              <table:table-cell office:value-type="float" office:value="741307.773571725">
                <text:p>741307.77357172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9.203616142273">
                <text:p>19.203616142273</text:p>
              </table:table-cell>
              <table:table-cell office:value-type="float" office:value="481927.380877365">
                <text:p>481927.38087736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9.2064793109894">
                <text:p>19.2064793109894</text:p>
              </table:table-cell>
              <table:table-cell office:value-type="float" office:value="2827636.37138813">
                <text:p>2827636.3713881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9.2119407653809">
                <text:p>19.2119407653809</text:p>
              </table:table-cell>
              <table:table-cell office:value-type="float" office:value="1482389.01575937">
                <text:p>1482389.0157593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9.2287335395813">
                <text:p>19.2287335395813</text:p>
              </table:table-cell>
              <table:table-cell office:value-type="float" office:value="482112.121759378">
                <text:p>482112.12175937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9.2315518856049">
                <text:p>19.2315518856049</text:p>
              </table:table-cell>
              <table:table-cell office:value-type="float" office:value="2872606.81702056">
                <text:p>2872606.8170205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9.2370986938477">
                <text:p>19.2370986938477</text:p>
              </table:table-cell>
              <table:table-cell office:value-type="float" office:value="1459578.12955083">
                <text:p>1459578.1295508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9.253509759903">
                <text:p>19.253509759903</text:p>
              </table:table-cell>
              <table:table-cell office:value-type="float" office:value="493325.660424506">
                <text:p>493325.66042450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9.2619113922119">
                <text:p>19.2619113922119</text:p>
              </table:table-cell>
              <table:table-cell office:value-type="float" office:value="963622.270325492">
                <text:p>963622.27032549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9.2647476196289">
                <text:p>19.2647476196289</text:p>
              </table:table-cell>
              <table:table-cell office:value-type="float" office:value="2854496.06455952">
                <text:p>2854496.0645595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9.2868995666504">
                <text:p>19.2868995666504</text:p>
              </table:table-cell>
              <table:table-cell office:value-type="float" office:value="365475.774754607">
                <text:p>365475.77475460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9.2952771186829">
                <text:p>19.2952771186829</text:p>
              </table:table-cell>
              <table:table-cell office:value-type="float" office:value="966392.087882065">
                <text:p>966392.08788206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9.2980961799622">
                <text:p>19.2980961799622</text:p>
              </table:table-cell>
              <table:table-cell office:value-type="float" office:value="2871877.97564276">
                <text:p>2871877.9756427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9.3119163513184">
                <text:p>19.3119163513184</text:p>
              </table:table-cell>
              <table:table-cell office:value-type="float" office:value="585810.39202291">
                <text:p>585810.3920229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9.3203539848328">
                <text:p>19.3203539848328</text:p>
              </table:table-cell>
              <table:table-cell office:value-type="float" office:value="959510.742695677">
                <text:p>959510.74269567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9.3231704235077">
                <text:p>19.3231704235077</text:p>
              </table:table-cell>
              <table:table-cell office:value-type="float" office:value="2874552.20384322">
                <text:p>2874552.2038432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9.3370935916901">
                <text:p>19.3370935916901</text:p>
              </table:table-cell>
              <table:table-cell office:value-type="float" office:value="581476.851673003">
                <text:p>581476.85167300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9.3454995155334">
                <text:p>19.3454995155334</text:p>
              </table:table-cell>
              <table:table-cell office:value-type="float" office:value="963130.305584707">
                <text:p>963130.30558470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9.3704736232758">
                <text:p>19.3704736232758</text:p>
              </table:table-cell>
              <table:table-cell office:value-type="float" office:value="324175.745677763">
                <text:p>324175.74567776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9.3732953071594">
                <text:p>19.3732953071594</text:p>
              </table:table-cell>
              <table:table-cell office:value-type="float" office:value="2869208.71854668">
                <text:p>2869208.7185466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9.3760857582092">
                <text:p>19.3760857582092</text:p>
              </table:table-cell>
              <table:table-cell office:value-type="float" office:value="2901323.06766917">
                <text:p>2901323.0676691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9.3871140480042">
                <text:p>19.3871140480042</text:p>
              </table:table-cell>
              <table:table-cell office:value-type="float" office:value="734112.011068834">
                <text:p>734112.01106883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9.389924287796">
                <text:p>19.389924287796</text:p>
              </table:table-cell>
              <table:table-cell office:value-type="float" office:value="2880892.94850259">
                <text:p>2880892.9485025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9.4121642112732">
                <text:p>19.4121642112732</text:p>
              </table:table-cell>
              <table:table-cell office:value-type="float" office:value="364030.029523697">
                <text:p>364030.02952369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9.4149522781372">
                <text:p>19.4149522781372</text:p>
              </table:table-cell>
              <table:table-cell office:value-type="float" office:value="2903804.10330084">
                <text:p>2903804.1033008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9.4177765846252">
                <text:p>19.4177765846252</text:p>
              </table:table-cell>
              <table:table-cell office:value-type="float" office:value="2866544.41870674">
                <text:p>2866544.4187067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9.4372339248657">
                <text:p>19.4372339248657</text:p>
              </table:table-cell>
              <table:table-cell office:value-type="float" office:value="416089.758411959">
                <text:p>416089.75841195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9.4400525093079">
                <text:p>19.4400525093079</text:p>
              </table:table-cell>
              <table:table-cell office:value-type="float" office:value="2872363.82879377">
                <text:p>2872363.8287937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9.4707701206207">
                <text:p>19.4707701206207</text:p>
              </table:table-cell>
              <table:table-cell office:value-type="float" office:value="263562.160401742">
                <text:p>263562.16040174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9.4735889434814">
                <text:p>19.4735889434814</text:p>
              </table:table-cell>
              <table:table-cell office:value-type="float" office:value="2872120.88167132">
                <text:p>2872120.8816713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9.4764070510864">
                <text:p>19.4764070510864</text:p>
              </table:table-cell>
              <table:table-cell office:value-type="float" office:value="2872849.8463621">
                <text:p>2872849.846362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9.4792239665985">
                <text:p>19.4792239665985</text:p>
              </table:table-cell>
              <table:table-cell office:value-type="float" office:value="2874065.61015658">
                <text:p>2874065.6101565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9.4958095550537">
                <text:p>19.4958095550537</text:p>
              </table:table-cell>
              <table:table-cell office:value-type="float" office:value="488134.624940703">
                <text:p>488134.62494070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9.503963470459">
                <text:p>19.503963470459</text:p>
              </table:table-cell>
              <table:table-cell office:value-type="float" office:value="992897.227602339">
                <text:p>992897.22760233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9.5067946910858">
                <text:p>19.5067946910858</text:p>
              </table:table-cell>
              <table:table-cell office:value-type="float" office:value="2859544.01549474">
                <text:p>2859544.0154947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9.5206615924835">
                <text:p>19.5206615924835</text:p>
              </table:table-cell>
              <table:table-cell office:value-type="float" office:value="583836.270829751">
                <text:p>583836.27082975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9.5291337966919">
                <text:p>19.5291337966919</text:p>
              </table:table-cell>
              <table:table-cell office:value-type="float" office:value="955595.474433657">
                <text:p>955595.47443365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9.5319581031799">
                <text:p>19.5319581031799</text:p>
              </table:table-cell>
              <table:table-cell office:value-type="float" office:value="2866544.41870674">
                <text:p>2866544.4187067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9.5373768806458">
                <text:p>19.5373768806458</text:p>
              </table:table-cell>
              <table:table-cell office:value-type="float" office:value="1494063.93804998">
                <text:p>1494063.9380499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9.5541822910309">
                <text:p>19.5541822910309</text:p>
              </table:table-cell>
              <table:table-cell office:value-type="float" office:value="481749.616014301">
                <text:p>481749.61601430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9.5793190002441">
                <text:p>19.5793190002441</text:p>
              </table:table-cell>
              <table:table-cell office:value-type="float" office:value="322078.754673673">
                <text:p>322078.75467367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9.5819005966187">
                <text:p>19.5819005966187</text:p>
              </table:table-cell>
              <table:table-cell office:value-type="float" office:value="3136044.06944957">
                <text:p>3136044.0694495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9.5844781398773">
                <text:p>19.5844781398773</text:p>
              </table:table-cell>
              <table:table-cell office:value-type="float" office:value="3140975.41245028">
                <text:p>3140975.4124502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9.6043162345886">
                <text:p>19.6043162345886</text:p>
              </table:table-cell>
              <table:table-cell office:value-type="float" office:value="408103.707428462">
                <text:p>408103.70742846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9.6069145202637">
                <text:p>19.6069145202637</text:p>
              </table:table-cell>
              <table:table-cell office:value-type="float" office:value="3115900.64085153">
                <text:p>3115900.6408515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9.609513759613">
                <text:p>19.609513759613</text:p>
              </table:table-cell>
              <table:table-cell office:value-type="float" office:value="3114757.40084388">
                <text:p>3114757.4008438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9.6210017204285">
                <text:p>19.6210017204285</text:p>
              </table:table-cell>
              <table:table-cell office:value-type="float" office:value="704737.779843932">
                <text:p>704737.77984393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9.6236000061035">
                <text:p>19.6236000061035</text:p>
              </table:table-cell>
              <table:table-cell office:value-type="float" office:value="3115900.64085153">
                <text:p>3115900.6408515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9.6377408504486">
                <text:p>19.6377408504486</text:p>
              </table:table-cell>
              <table:table-cell office:value-type="float" office:value="572525.925781052">
                <text:p>572525.92578105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9.6461665630341">
                <text:p>19.6461665630341</text:p>
              </table:table-cell>
              <table:table-cell office:value-type="float" office:value="960868.284776457">
                <text:p>960868.28477645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9.662757396698">
                <text:p>19.662757396698</text:p>
              </table:table-cell>
              <table:table-cell office:value-type="float" office:value="487980.300688347">
                <text:p>487980.30068834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9.6653616428375">
                <text:p>19.6653616428375</text:p>
              </table:table-cell>
              <table:table-cell office:value-type="float" office:value="3108769.12789527">
                <text:p>3108769.1278952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9.6879954338074">
                <text:p>19.6879954338074</text:p>
              </table:table-cell>
              <table:table-cell office:value-type="float" office:value="357695.271233396">
                <text:p>357695.27123339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9.6905863285065">
                <text:p>19.6905863285065</text:p>
              </table:table-cell>
              <table:table-cell office:value-type="float" office:value="3124789.28719978">
                <text:p>3124789.2871997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9.6931743621826">
                <text:p>19.6931743621826</text:p>
              </table:table-cell>
              <table:table-cell office:value-type="float" office:value="3128243.68346384">
                <text:p>3128243.6834638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9.7131202220917">
                <text:p>19.7131202220917</text:p>
              </table:table-cell>
              <table:table-cell office:value-type="float" office:value="405898.769815561">
                <text:p>405898.76981556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9.7156851291657">
                <text:p>19.7156851291657</text:p>
              </table:table-cell>
              <table:table-cell office:value-type="float" office:value="3156449.63599182">
                <text:p>3156449.6359918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9.7182815074921">
                <text:p>19.7182815074921</text:p>
              </table:table-cell>
              <table:table-cell office:value-type="float" office:value="3118189.64040404">
                <text:p>3118189.6404040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9.720867395401">
                <text:p>19.720867395401</text:p>
              </table:table-cell>
              <table:table-cell office:value-type="float" office:value="3130839.4969574">
                <text:p>3130839.496957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9.7234363555908">
                <text:p>19.7234363555908</text:p>
              </table:table-cell>
              <table:table-cell office:value-type="float" office:value="3151469.62264501">
                <text:p>3151469.6226450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9.7260172367096">
                <text:p>19.7260172367096</text:p>
              </table:table-cell>
              <table:table-cell office:value-type="float" office:value="3136913.18096998">
                <text:p>3136913.180969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9.7285945415497">
                <text:p>19.7285945415497</text:p>
              </table:table-cell>
              <table:table-cell office:value-type="float" office:value="3141265.97446808">
                <text:p>3141265.9744680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9.7382202148437">
                <text:p>19.7382202148437</text:p>
              </table:table-cell>
              <table:table-cell office:value-type="float" office:value="841084.021103213">
                <text:p>841084.02110321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9.7407867908478">
                <text:p>19.7407867908478</text:p>
              </table:table-cell>
              <table:table-cell office:value-type="float" office:value="3154397.13738969">
                <text:p>3154397.1373896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9.7433435916901">
                <text:p>19.7433435916901</text:p>
              </table:table-cell>
              <table:table-cell office:value-type="float" office:value="3166457.02946662">
                <text:p>3166457.0294666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9.7465023994446">
                <text:p>19.7465023994446</text:p>
              </table:table-cell>
              <table:table-cell office:value-type="float" office:value="2562992.3151936">
                <text:p>2562992.315193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9.7491035461426">
                <text:p>19.7491035461426</text:p>
              </table:table-cell>
              <table:table-cell office:value-type="float" office:value="3112473.43574702">
                <text:p>3112473.4357470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9.7716329097748">
                <text:p>19.7716329097748</text:p>
              </table:table-cell>
              <table:table-cell office:value-type="float" office:value="359353.248150696">
                <text:p>359353.24815069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9.7742276191711">
                <text:p>19.7742276191711</text:p>
              </table:table-cell>
              <table:table-cell office:value-type="float" office:value="3120195.2755674">
                <text:p>3120195.275567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9.7967617511749">
                <text:p>19.7967617511749</text:p>
              </table:table-cell>
              <table:table-cell office:value-type="float" office:value="359277.206623287">
                <text:p>359277.20662328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9.7993650436401">
                <text:p>19.7993650436401</text:p>
              </table:table-cell>
              <table:table-cell office:value-type="float" office:value="3109907.97545563">
                <text:p>3109907.9754556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9.8019573688507">
                <text:p>19.8019573688507</text:p>
              </table:table-cell>
              <table:table-cell office:value-type="float" office:value="3123064.9484043">
                <text:p>3123064.948404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9.8219323158264">
                <text:p>19.8219323158264</text:p>
              </table:table-cell>
              <table:table-cell office:value-type="float" office:value="405307.709194209">
                <text:p>405307.70919420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9.8245387077332">
                <text:p>19.8245387077332</text:p>
              </table:table-cell>
              <table:table-cell office:value-type="float" office:value="3106209.76802049">
                <text:p>3106209.7680204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9.8271312713623">
                <text:p>19.8271312713623</text:p>
              </table:table-cell>
              <table:table-cell office:value-type="float" office:value="3122777.74360861">
                <text:p>3122777.7436086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9.8297123908997">
                <text:p>19.8297123908997</text:p>
              </table:table-cell>
              <table:table-cell office:value-type="float" office:value="3136623.42360983">
                <text:p>3136623.4236098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9.8551924228668">
                <text:p>19.8551924228668</text:p>
              </table:table-cell>
              <table:table-cell office:value-type="float" office:value="317739.004818894">
                <text:p>317739.00481889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9.8577868938446">
                <text:p>19.8577868938446</text:p>
              </table:table-cell>
              <table:table-cell office:value-type="float" office:value="3120482.00551369">
                <text:p>3120482.0055136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9.8603940010071">
                <text:p>19.8603940010071</text:p>
              </table:table-cell>
              <table:table-cell office:value-type="float" office:value="3105357.58427069">
                <text:p>3105357.5842706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9.8629724979401">
                <text:p>19.8629724979401</text:p>
              </table:table-cell>
              <table:table-cell office:value-type="float" office:value="3139813.70171059">
                <text:p>3139813.7017105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9.865505695343">
                <text:p>19.865505695343</text:p>
              </table:table-cell>
              <table:table-cell office:value-type="float" office:value="3195960.95849412">
                <text:p>3195960.9584941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9.8801937103271">
                <text:p>19.8801937103271</text:p>
              </table:table-cell>
              <table:table-cell office:value-type="float" office:value="551197.69476999">
                <text:p>551197.6947699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9.8827650547028">
                <text:p>19.8827650547028</text:p>
              </table:table-cell>
              <table:table-cell office:value-type="float" office:value="3148547.53676402">
                <text:p>3148547.5367640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9.8853170871735">
                <text:p>19.8853170871735</text:p>
              </table:table-cell>
              <table:table-cell office:value-type="float" office:value="3172373.4289985">
                <text:p>3172373.428998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9.8883333206177">
                <text:p>19.8883333206177</text:p>
              </table:table-cell>
              <table:table-cell office:value-type="float" office:value="2684142.37483203">
                <text:p>2684142.3748320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9.9053418636322">
                <text:p>19.9053418636322</text:p>
              </table:table-cell>
              <table:table-cell office:value-type="float" office:value="475996.09167496">
                <text:p>475996.0916749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9.9221112728119">
                <text:p>19.9221112728119</text:p>
              </table:table-cell>
              <table:table-cell office:value-type="float" office:value="482783.854413103">
                <text:p>482783.85441310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9.9247601032257">
                <text:p>19.9247601032257</text:p>
              </table:table-cell>
              <table:table-cell office:value-type="float" office:value="3056443.31089109">
                <text:p>3056443.3108910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9.9273512363434">
                <text:p>19.9273512363434</text:p>
              </table:table-cell>
              <table:table-cell office:value-type="float" office:value="3124501.76518219">
                <text:p>3124501.7651821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9.9390387535095">
                <text:p>19.9390387535095</text:p>
              </table:table-cell>
              <table:table-cell office:value-type="float" office:value="692704.864935436">
                <text:p>692704.86493543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9.9416453838348">
                <text:p>19.9416453838348</text:p>
              </table:table-cell>
              <table:table-cell office:value-type="float" office:value="3105925.65480655">
                <text:p>3105925.6548065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9.9560368061066">
                <text:p>19.9560368061066</text:p>
              </table:table-cell>
              <table:table-cell office:value-type="float" office:value="562557.323879262">
                <text:p>562557.32387926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9.9586229324341">
                <text:p>19.9586229324341</text:p>
              </table:table-cell>
              <table:table-cell office:value-type="float" office:value="3130550.86051443">
                <text:p>3130550.8605144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9.9612166881561">
                <text:p>19.9612166881561</text:p>
              </table:table-cell>
              <table:table-cell office:value-type="float" office:value="3121342.51162791">
                <text:p>3121342.5116279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9.9813585281372">
                <text:p>19.9813585281372</text:p>
              </table:table-cell>
              <table:table-cell office:value-type="float" office:value="401949.375409856">
                <text:p>401949.37540985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9.983962059021">
                <text:p>19.983962059021</text:p>
              </table:table-cell>
              <table:table-cell office:value-type="float" office:value="3109623.18534799">
                <text:p>3109623.1853479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9.989768743515">
                <text:p>19.989768743515</text:p>
              </table:table-cell>
              <table:table-cell office:value-type="float" office:value="1394255.19129542">
                <text:p>1394255.1912954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9.9923617839813">
                <text:p>19.9923617839813</text:p>
              </table:table-cell>
              <table:table-cell office:value-type="float" office:value="3122203.49246046">
                <text:p>3122203.4924604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0.0067989826202">
                <text:p>20.0067989826202</text:p>
              </table:table-cell>
              <table:table-cell office:value-type="float" office:value="560773.610067048">
                <text:p>560773.61006704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0.0093915462494">
                <text:p>20.0093915462494</text:p>
              </table:table-cell>
              <table:table-cell office:value-type="float" office:value="3122777.74360861">
                <text:p>3122777.7436086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0.0152292251587">
                <text:p>20.0152292251587</text:p>
              </table:table-cell>
              <table:table-cell office:value-type="float" office:value="1386852.57030835">
                <text:p>1386852.5703083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0.0405941009521">
                <text:p>20.0405941009521</text:p>
              </table:table-cell>
              <table:table-cell office:value-type="float" office:value="319181.535361131">
                <text:p>319181.53536113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0.0432031154633">
                <text:p>20.0432031154633</text:p>
              </table:table-cell>
              <table:table-cell office:value-type="float" office:value="3103087.37859819">
                <text:p>3103087.3785981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0.0458114147186">
                <text:p>20.0458114147186</text:p>
              </table:table-cell>
              <table:table-cell office:value-type="float" office:value="3103938.3166362">
                <text:p>3103938.316636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0.0489881038666">
                <text:p>20.0489881038666</text:p>
              </table:table-cell>
              <table:table-cell office:value-type="float" office:value="2548565.3845692">
                <text:p>2548565.384569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0.0515789985657">
                <text:p>20.0515789985657</text:p>
              </table:table-cell>
              <table:table-cell office:value-type="float" office:value="3124789.28719978">
                <text:p>3124789.2871997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0.065943479538">
                <text:p>20.065943479538</text:p>
              </table:table-cell>
              <table:table-cell office:value-type="float" office:value="563612.428156484">
                <text:p>563612.42815648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.0914134979248">
                <text:p>20.0914134979248</text:p>
              </table:table-cell>
              <table:table-cell office:value-type="float" office:value="317863.924439993">
                <text:p>317863.92443999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0.0940282344818">
                <text:p>20.0940282344818</text:p>
              </table:table-cell>
              <table:table-cell office:value-type="float" office:value="3096296.6339017">
                <text:p>3096296.633901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0.0966229438782">
                <text:p>20.0966229438782</text:p>
              </table:table-cell>
              <table:table-cell office:value-type="float" office:value="3120195.2755674">
                <text:p>3120195.275567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0.0992152690887">
                <text:p>20.0992152690887</text:p>
              </table:table-cell>
              <table:table-cell office:value-type="float" office:value="3123064.9484043">
                <text:p>3123064.948404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.1252989768982">
                <text:p>20.1252989768982</text:p>
              </table:table-cell>
              <table:table-cell office:value-type="float" office:value="310385.320183176">
                <text:p>310385.32018317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.1278955936432">
                <text:p>20.1278955936432</text:p>
              </table:table-cell>
              <table:table-cell office:value-type="float" office:value="3117903.33155817">
                <text:p>3117903.3315581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.130476474762">
                <text:p>20.130476474762</text:p>
              </table:table-cell>
              <table:table-cell office:value-type="float" office:value="3136913.18096998">
                <text:p>3136913.1809699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0.1330585479736">
                <text:p>20.1330585479736</text:p>
              </table:table-cell>
              <table:table-cell office:value-type="float" office:value="3135464.92927054">
                <text:p>3135464.9292705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0.1356163024902">
                <text:p>20.1356163024902</text:p>
              </table:table-cell>
              <table:table-cell office:value-type="float" office:value="3165276.39671887">
                <text:p>3165276.3967188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0.1505737304687">
                <text:p>20.1505737304687</text:p>
              </table:table-cell>
              <table:table-cell office:value-type="float" office:value="541269.529201734">
                <text:p>541269.52920173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0.1531677246094">
                <text:p>20.1531677246094</text:p>
              </table:table-cell>
              <table:table-cell office:value-type="float" office:value="3121055.62352941">
                <text:p>3121055.6235294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.1590068340302">
                <text:p>20.1590068340302</text:p>
              </table:table-cell>
              <table:table-cell office:value-type="float" office:value="1386512.8081336">
                <text:p>1386512.808133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0.1616008281708">
                <text:p>20.1616008281708</text:p>
              </table:table-cell>
              <table:table-cell office:value-type="float" office:value="3121055.62352941">
                <text:p>3121055.6235294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0.1757659912109">
                <text:p>20.1757659912109</text:p>
              </table:table-cell>
              <table:table-cell office:value-type="float" office:value="571543.015568983">
                <text:p>571543.01556898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0.1842596530914">
                <text:p>20.1842596530914</text:p>
              </table:table-cell>
              <table:table-cell office:value-type="float" office:value="953181.338498246">
                <text:p>953181.33849824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0.1868503093719">
                <text:p>20.1868503093719</text:p>
              </table:table-cell>
              <table:table-cell office:value-type="float" office:value="3125076.86213878">
                <text:p>3125076.8621387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0.1927301883698">
                <text:p>20.1927301883698</text:p>
              </table:table-cell>
              <table:table-cell office:value-type="float" office:value="1376899.08296164">
                <text:p>1376899.0829616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0.2078211307526">
                <text:p>20.2078211307526</text:p>
              </table:table-cell>
              <table:table-cell office:value-type="float" office:value="536480.744186047">
                <text:p>536480.74418604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.2104470729828">
                <text:p>20.2104470729828</text:p>
              </table:table-cell>
              <table:table-cell office:value-type="float" office:value="3083083.81913928">
                <text:p>3083083.8191392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.2180457115173">
                <text:p>20.2180457115173</text:p>
              </table:table-cell>
              <table:table-cell office:value-type="float" office:value="1065454.02353236">
                <text:p>1065454.0235323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0.2263767719269">
                <text:p>20.2263767719269</text:p>
              </table:table-cell>
              <table:table-cell office:value-type="float" office:value="971785.05520419">
                <text:p>971785.0552041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0.2435739040375">
                <text:p>20.2435739040375</text:p>
              </table:table-cell>
              <table:table-cell office:value-type="float" office:value="470776.170580896">
                <text:p>470776.17058089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0.2461647987366">
                <text:p>20.2461647987366</text:p>
              </table:table-cell>
              <table:table-cell office:value-type="float" office:value="3124789.28719978">
                <text:p>3124789.2871997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.2487592697144">
                <text:p>20.2487592697144</text:p>
              </table:table-cell>
              <table:table-cell office:value-type="float" office:value="3120482.00551369">
                <text:p>3120482.0055136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0.2689774036407">
                <text:p>20.2689774036407</text:p>
              </table:table-cell>
              <table:table-cell office:value-type="float" office:value="400432.603200434">
                <text:p>400432.60320043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0.2715742588043">
                <text:p>20.2715742588043</text:p>
              </table:table-cell>
              <table:table-cell office:value-type="float" office:value="3117617.07528461">
                <text:p>3117617.0752846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0.2741725444794">
                <text:p>20.2741725444794</text:p>
              </table:table-cell>
              <table:table-cell office:value-type="float" office:value="3115900.64085153">
                <text:p>3115900.6408515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0.2773535251617">
                <text:p>20.2773535251617</text:p>
              </table:table-cell>
              <table:table-cell office:value-type="float" office:value="2545127.05621346">
                <text:p>2545127.0562134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0.3026540279388">
                <text:p>20.3026540279388</text:p>
              </table:table-cell>
              <table:table-cell office:value-type="float" office:value="319993.64089033">
                <text:p>319993.6408903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0.3052237033844">
                <text:p>20.3052237033844</text:p>
              </table:table-cell>
              <table:table-cell office:value-type="float" office:value="3150592.42753758">
                <text:p>3150592.4275375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0.3077929019928">
                <text:p>20.3077929019928</text:p>
              </table:table-cell>
              <table:table-cell office:value-type="float" office:value="3151177.17000742">
                <text:p>3151177.1700074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0.3111324310303">
                <text:p>20.3111324310303</text:p>
              </table:table-cell>
              <table:table-cell office:value-type="float" office:value="2424293.93760263">
                <text:p>2424293.9376026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0.3280236721039">
                <text:p>20.3280236721039</text:p>
              </table:table-cell>
              <table:table-cell office:value-type="float" office:value="479301.666746651">
                <text:p>479301.66674665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0.3306090831757">
                <text:p>20.3306090831757</text:p>
              </table:table-cell>
              <table:table-cell office:value-type="float" office:value="3131416.92954629">
                <text:p>3131416.9295462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0.336489200592">
                <text:p>20.336489200592</text:p>
              </table:table-cell>
              <table:table-cell office:value-type="float" office:value="1376843.25442971">
                <text:p>1376843.2544297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0.3533141613007">
                <text:p>20.3533141613007</text:p>
              </table:table-cell>
              <table:table-cell office:value-type="float" office:value="481189.831002282">
                <text:p>481189.83100228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0.3558976650238">
                <text:p>20.3558976650238</text:p>
              </table:table-cell>
              <table:table-cell office:value-type="float" office:value="3133728.79143595">
                <text:p>3133728.7914359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0.3584642410278">
                <text:p>20.3584642410278</text:p>
              </table:table-cell>
              <table:table-cell office:value-type="float" office:value="3154397.13738969">
                <text:p>3154397.1373896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0.3701310157776">
                <text:p>20.3701310157776</text:p>
              </table:table-cell>
              <table:table-cell office:value-type="float" office:value="693936.428332039">
                <text:p>693936.42833203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0.372759103775">
                <text:p>20.372759103775</text:p>
              </table:table-cell>
              <table:table-cell office:value-type="float" office:value="3080566.55937585">
                <text:p>3080566.5593758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0.3871743679047">
                <text:p>20.3871743679047</text:p>
              </table:table-cell>
              <table:table-cell office:value-type="float" office:value="561626.892659853">
                <text:p>561626.89265985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0.3897619247437">
                <text:p>20.3897619247437</text:p>
              </table:table-cell>
              <table:table-cell office:value-type="float" office:value="3128820.15885009">
                <text:p>3128820.1588500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0.4123077392578">
                <text:p>20.4123077392578</text:p>
              </table:table-cell>
              <table:table-cell office:value-type="float" office:value="359091.040818916">
                <text:p>359091.04081891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0.4149000644684">
                <text:p>20.4149000644684</text:p>
              </table:table-cell>
              <table:table-cell office:value-type="float" office:value="3123064.9484043">
                <text:p>3123064.948404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0.4174873828888">
                <text:p>20.4174873828888</text:p>
              </table:table-cell>
              <table:table-cell office:value-type="float" office:value="3129108.47622558">
                <text:p>3129108.4762255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0.4209408760071">
                <text:p>20.4209408760071</text:p>
              </table:table-cell>
              <table:table-cell office:value-type="float" office:value="2344293.07449085">
                <text:p>2344293.0744908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0.4235355854034">
                <text:p>20.4235355854034</text:p>
              </table:table-cell>
              <table:table-cell office:value-type="float" office:value="3120195.2755674">
                <text:p>3120195.275567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0.4376962184906">
                <text:p>20.4376962184906</text:p>
              </table:table-cell>
              <table:table-cell office:value-type="float" office:value="571725.850826683">
                <text:p>571725.85082668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0.4444046020508">
                <text:p>20.4444046020508</text:p>
              </table:table-cell>
              <table:table-cell office:value-type="float" office:value="1206848.1069055">
                <text:p>1206848.106905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0.4469978809357">
                <text:p>20.4469978809357</text:p>
              </table:table-cell>
              <table:table-cell office:value-type="float" office:value="3121916.44607888">
                <text:p>3121916.4460788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0.4545521736145">
                <text:p>20.4545521736145</text:p>
              </table:table-cell>
              <table:table-cell office:value-type="float" office:value="1071708.54296986">
                <text:p>1071708.5429698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0.4629034996033">
                <text:p>20.4629034996033</text:p>
              </table:table-cell>
              <table:table-cell office:value-type="float" office:value="969426.89231472">
                <text:p>969426.8923147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0.4798984527588">
                <text:p>20.4798984527588</text:p>
              </table:table-cell>
              <table:table-cell office:value-type="float" office:value="476376.717600516">
                <text:p>476376.71760051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0.4882802963257">
                <text:p>20.4882802963257</text:p>
              </table:table-cell>
              <table:table-cell office:value-type="float" office:value="965897.291614518">
                <text:p>965897.29161451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0.4908578395843">
                <text:p>20.4908578395843</text:p>
              </table:table-cell>
              <table:table-cell office:value-type="float" office:value="3140975.41245028">
                <text:p>3140975.4124502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0.5052869319916">
                <text:p>20.5052869319916</text:p>
              </table:table-cell>
              <table:table-cell office:value-type="float" office:value="561088.651421018">
                <text:p>561088.65142101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0.5078814029694">
                <text:p>20.5078814029694</text:p>
              </table:table-cell>
              <table:table-cell office:value-type="float" office:value="3120482.00551369">
                <text:p>3120482.0055136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0.5104727745056">
                <text:p>20.5104727745056</text:p>
              </table:table-cell>
              <table:table-cell office:value-type="float" office:value="3124214.2960714">
                <text:p>3124214.296071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0.5217206478119">
                <text:p>20.5217206478119</text:p>
              </table:table-cell>
              <table:table-cell office:value-type="float" office:value="719780.51135087">
                <text:p>719780.5113508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0.5387136936188">
                <text:p>20.5387136936188</text:p>
              </table:table-cell>
              <table:table-cell office:value-type="float" office:value="476430.187501754">
                <text:p>476430.18750175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0.5413072109222">
                <text:p>20.5413072109222</text:p>
              </table:table-cell>
              <table:table-cell office:value-type="float" office:value="3121629.45247288">
                <text:p>3121629.4524728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0.5438859462738">
                <text:p>20.5438859462738</text:p>
              </table:table-cell>
              <table:table-cell office:value-type="float" office:value="3139523.40828402">
                <text:p>3139523.4082840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0.5470676422119">
                <text:p>20.5470676422119</text:p>
              </table:table-cell>
              <table:table-cell office:value-type="float" office:value="2544554.90325965">
                <text:p>2544554.9032596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0.5640799999237">
                <text:p>20.5640799999237</text:p>
              </table:table-cell>
              <table:table-cell office:value-type="float" office:value="475889.358615374">
                <text:p>475889.35861537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0.5664830207825">
                <text:p>20.5664830207825</text:p>
              </table:table-cell>
              <table:table-cell office:value-type="float" office:value="3369092.68617918">
                <text:p>3369092.6861791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0.5725448131561">
                <text:p>20.5725448131561</text:p>
              </table:table-cell>
              <table:table-cell office:value-type="float" office:value="1335578.57164208">
                <text:p>1335578.5716420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0.5892701148987">
                <text:p>20.5892701148987</text:p>
              </table:table-cell>
              <table:table-cell office:value-type="float" office:value="484057.036735043">
                <text:p>484057.03673504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0.5916566848755">
                <text:p>20.5916566848755</text:p>
              </table:table-cell>
              <table:table-cell office:value-type="float" office:value="3392316.2021978">
                <text:p>3392316.202197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0.5976696014404">
                <text:p>20.5976696014404</text:p>
              </table:table-cell>
              <table:table-cell office:value-type="float" office:value="1346434.78128469">
                <text:p>1346434.7812846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0.6060156822205">
                <text:p>20.6060156822205</text:p>
              </table:table-cell>
              <table:table-cell office:value-type="float" office:value="970036.141918528">
                <text:p>970036.14191852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0.6227967739105">
                <text:p>20.6227967739105</text:p>
              </table:table-cell>
              <table:table-cell office:value-type="float" office:value="482447.754265824">
                <text:p>482447.75426582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0.6252017021179">
                <text:p>20.6252017021179</text:p>
              </table:table-cell>
              <table:table-cell office:value-type="float" office:value="3366420.65866957">
                <text:p>3366420.6586695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0.6312489509583">
                <text:p>20.6312489509583</text:p>
              </table:table-cell>
              <table:table-cell office:value-type="float" office:value="1338790.61599117">
                <text:p>1338790.6159911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0.6480326652527">
                <text:p>20.6480326652527</text:p>
              </table:table-cell>
              <table:table-cell office:value-type="float" office:value="482372.367520882">
                <text:p>482372.36752088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0.65043592453">
                <text:p>20.65043592453</text:p>
              </table:table-cell>
              <table:table-cell office:value-type="float" office:value="3368758.45079365">
                <text:p>3368758.4507936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0.6555666923523">
                <text:p>20.6555666923523</text:p>
              </table:table-cell>
              <table:table-cell office:value-type="float" office:value="1577931.46765799">
                <text:p>1577931.4676579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0.6649377346039">
                <text:p>20.6649377346039</text:p>
              </table:table-cell>
              <table:table-cell office:value-type="float" office:value="863938.053275665">
                <text:p>863938.05327566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0.6899712085724">
                <text:p>20.6899712085724</text:p>
              </table:table-cell>
              <table:table-cell office:value-type="float" office:value="323406.971408979">
                <text:p>323406.97140897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0.6923484802246">
                <text:p>20.6923484802246</text:p>
              </table:table-cell>
              <table:table-cell office:value-type="float" office:value="3405584.71407081">
                <text:p>3405584.7140708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0.6947340965271">
                <text:p>20.6947340965271</text:p>
              </table:table-cell>
              <table:table-cell office:value-type="float" office:value="3393672.31501099">
                <text:p>3393672.3150109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0.6983373165131">
                <text:p>20.6983373165131</text:p>
              </table:table-cell>
              <table:table-cell office:value-type="float" office:value="2246879.18904255">
                <text:p>2246879.1890425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0.7151126861572">
                <text:p>20.7151126861572</text:p>
              </table:table-cell>
              <table:table-cell office:value-type="float" office:value="482612.316254743">
                <text:p>482612.31625474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0.7174963951111">
                <text:p>20.7174963951111</text:p>
              </table:table-cell>
              <table:table-cell office:value-type="float" office:value="3396387.79595919">
                <text:p>3396387.7959591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0.7233896255493">
                <text:p>20.7233896255493</text:p>
              </table:table-cell>
              <table:table-cell office:value-type="float" office:value="1373779.64171859">
                <text:p>1373779.6417185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0.7317810058594">
                <text:p>20.7317810058594</text:p>
              </table:table-cell>
              <table:table-cell office:value-type="float" office:value="964799.556313217">
                <text:p>964799.55631321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0.7485585212707">
                <text:p>20.7485585212707</text:p>
              </table:table-cell>
              <table:table-cell office:value-type="float" office:value="482550.592354697">
                <text:p>482550.59235469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0.7509906291962">
                <text:p>20.7509906291962</text:p>
              </table:table-cell>
              <table:table-cell office:value-type="float" office:value="3328799.64552495">
                <text:p>3328799.6455249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0.7569823265076">
                <text:p>20.7569823265076</text:p>
              </table:table-cell>
              <table:table-cell office:value-type="float" office:value="1351203.10309976">
                <text:p>1351203.1030997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0.7737059593201">
                <text:p>20.7737059593201</text:p>
              </table:table-cell>
              <table:table-cell office:value-type="float" office:value="484105.343065693">
                <text:p>484105.34306569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0.776115655899">
                <text:p>20.776115655899</text:p>
              </table:table-cell>
              <table:table-cell office:value-type="float" office:value="3359759.09607203">
                <text:p>3359759.0960720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0.7820720672607">
                <text:p>20.7820720672607</text:p>
              </table:table-cell>
              <table:table-cell office:value-type="float" office:value="1359207.66857463">
                <text:p>1359207.6685746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0.7988505363464">
                <text:p>20.7988505363464</text:p>
              </table:table-cell>
              <table:table-cell office:value-type="float" office:value="482523.164577827">
                <text:p>482523.16457782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0.8012564182282">
                <text:p>20.8012564182282</text:p>
              </table:table-cell>
              <table:table-cell office:value-type="float" office:value="3365086.23367357">
                <text:p>3365086.2336735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0.8073387145996">
                <text:p>20.8073387145996</text:p>
              </table:table-cell>
              <table:table-cell office:value-type="float" office:value="1331076.20963506">
                <text:p>1331076.2096350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0.8157021999359">
                <text:p>20.8157021999359</text:p>
              </table:table-cell>
              <table:table-cell office:value-type="float" office:value="968017.480087802">
                <text:p>968017.48008780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0.832414150238">
                <text:p>20.832414150238</text:p>
              </table:table-cell>
              <table:table-cell office:value-type="float" office:value="484443.757529068">
                <text:p>484443.75752906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0.834851026535">
                <text:p>20.834851026535</text:p>
              </table:table-cell>
              <table:table-cell office:value-type="float" office:value="3322285.99784757">
                <text:p>3322285.9978475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0.8567023277283">
                <text:p>20.8567023277283</text:p>
              </table:table-cell>
              <table:table-cell office:value-type="float" office:value="370504.251824857">
                <text:p>370504.25182485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0.8591156005859">
                <text:p>20.8591156005859</text:p>
              </table:table-cell>
              <table:table-cell office:value-type="float" office:value="3354780.19996048">
                <text:p>3354780.1999604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0.861517906189">
                <text:p>20.861517906189</text:p>
              </table:table-cell>
              <table:table-cell office:value-type="float" office:value="3370095.79039301">
                <text:p>3370095.7903930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0.866126537323">
                <text:p>20.866126537323</text:p>
              </table:table-cell>
              <table:table-cell office:value-type="float" office:value="1756703.83776513">
                <text:p>1756703.8377651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0.8745718002319">
                <text:p>20.8745718002319</text:p>
              </table:table-cell>
              <table:table-cell office:value-type="float" office:value="958643.927050985">
                <text:p>958643.92705098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0.8913116455078">
                <text:p>20.8913116455078</text:p>
              </table:table-cell>
              <table:table-cell office:value-type="float" office:value="483636.489261095">
                <text:p>483636.48926109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0.8937122821808">
                <text:p>20.8937122821808</text:p>
              </table:table-cell>
              <table:table-cell office:value-type="float" office:value="3372438.69142914">
                <text:p>3372438.6914291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0.9163529872894">
                <text:p>20.9163529872894</text:p>
              </table:table-cell>
              <table:table-cell office:value-type="float" office:value="357586.036351383">
                <text:p>357586.03635138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0.9250521659851">
                <text:p>20.9250521659851</text:p>
              </table:table-cell>
              <table:table-cell office:value-type="float" office:value="930662.569791981">
                <text:p>930662.56979198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0.9274570941925">
                <text:p>20.9274570941925</text:p>
              </table:table-cell>
              <table:table-cell office:value-type="float" office:value="3366420.65866957">
                <text:p>3366420.6586695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0.933614730835">
                <text:p>20.933614730835</text:p>
              </table:table-cell>
              <table:table-cell office:value-type="float" office:value="1314790.14922368">
                <text:p>1314790.1492236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0.9504120349884">
                <text:p>20.9504120349884</text:p>
              </table:table-cell>
              <table:table-cell office:value-type="float" office:value="481982.104154543">
                <text:p>481982.10415454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0.9589695930481">
                <text:p>20.9589695930481</text:p>
              </table:table-cell>
              <table:table-cell office:value-type="float" office:value="946064.279497395">
                <text:p>946064.27949739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0.9613745212555">
                <text:p>20.9613745212555</text:p>
              </table:table-cell>
              <table:table-cell office:value-type="float" office:value="3366420.65866957">
                <text:p>3366420.6586695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0.9748470783234">
                <text:p>20.9748470783234</text:p>
              </table:table-cell>
              <table:table-cell office:value-type="float" office:value="600925.270474977">
                <text:p>600925.27047497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0.9842941761017">
                <text:p>20.9842941761017</text:p>
              </table:table-cell>
              <table:table-cell office:value-type="float" office:value="856982.767615587">
                <text:p>856982.76761558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0.9866960048676">
                <text:p>20.9866960048676</text:p>
              </table:table-cell>
              <table:table-cell office:value-type="float" office:value="3370764.85844749">
                <text:p>3370764.8584474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1.0010225772858">
                <text:p>21.0010225772858</text:p>
              </table:table-cell>
              <table:table-cell office:value-type="float" office:value="565103.764087203">
                <text:p>565103.76408720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1.009471654892">
                <text:p>21.009471654892</text:p>
              </table:table-cell>
              <table:table-cell office:value-type="float" office:value="958211.106270106">
                <text:p>958211.10627010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1.0119144916534">
                <text:p>21.0119144916534</text:p>
              </table:table-cell>
              <table:table-cell office:value-type="float" office:value="3314179.6978333">
                <text:p>3314179.697833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1.0178694725037">
                <text:p>21.0178694725037</text:p>
              </table:table-cell>
              <table:table-cell office:value-type="float" office:value="1359534.1788045">
                <text:p>1359534.178804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1.0336954593658">
                <text:p>21.0336954593658</text:p>
              </table:table-cell>
              <table:table-cell office:value-type="float" office:value="511563.675017701">
                <text:p>511563.67501770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1.0430991649628">
                <text:p>21.0430991649628</text:p>
              </table:table-cell>
              <table:table-cell office:value-type="float" office:value="860937.203590082">
                <text:p>860937.20359008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1.0455038547516">
                <text:p>21.0455038547516</text:p>
              </table:table-cell>
              <table:table-cell office:value-type="float" office:value="3366754.43029943">
                <text:p>3366754.4302994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1.0575230121613">
                <text:p>21.0575230121613</text:p>
              </table:table-cell>
              <table:table-cell office:value-type="float" office:value="673591.311275093">
                <text:p>673591.31127509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1.0683217048645">
                <text:p>21.0683217048645</text:p>
              </table:table-cell>
              <table:table-cell office:value-type="float" office:value="749720.380279513">
                <text:p>749720.38027951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1.0707356929779">
                <text:p>21.0707356929779</text:p>
              </table:table-cell>
              <table:table-cell office:value-type="float" office:value="3353786.19101235">
                <text:p>3353786.1910123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1.0766618251801">
                <text:p>21.0766618251801</text:p>
              </table:table-cell>
              <table:table-cell office:value-type="float" office:value="1366152.44544577">
                <text:p>1366152.4454457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1.0924890041351">
                <text:p>21.0924890041351</text:p>
              </table:table-cell>
              <table:table-cell office:value-type="float" office:value="511525.144372138">
                <text:p>511525.14437213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1.101851940155">
                <text:p>21.101851940155</text:p>
              </table:table-cell>
              <table:table-cell office:value-type="float" office:value="864686.032543098">
                <text:p>864686.03254309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1.1042582988739">
                <text:p>21.1042582988739</text:p>
              </table:table-cell>
              <table:table-cell office:value-type="float" office:value="3364419.41781433">
                <text:p>3364419.4178143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1.1186487674713">
                <text:p>21.1186487674713</text:p>
              </table:table-cell>
              <table:table-cell office:value-type="float" office:value="562594.60525531">
                <text:p>562594.6052553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1.1270403862">
                <text:p>21.1270403862</text:p>
              </table:table-cell>
              <table:table-cell office:value-type="float" office:value="964772.144898713">
                <text:p>964772.14489871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1.129444360733">
                <text:p>21.129444360733</text:p>
              </table:table-cell>
              <table:table-cell office:value-type="float" office:value="3367756.14241793">
                <text:p>3367756.1424179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1.1353924274445">
                <text:p>21.1353924274445</text:p>
              </table:table-cell>
              <table:table-cell office:value-type="float" office:value="1361114.52557319">
                <text:p>1361114.5255731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1.1521184444427">
                <text:p>21.1521184444427</text:p>
              </table:table-cell>
              <table:table-cell office:value-type="float" office:value="484036.336972945">
                <text:p>484036.33697294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1.1545124053955">
                <text:p>21.1545124053955</text:p>
              </table:table-cell>
              <table:table-cell office:value-type="float" office:value="3381842.96225476">
                <text:p>3381842.9622547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1.1568949222565">
                <text:p>21.1568949222565</text:p>
              </table:table-cell>
              <table:table-cell office:value-type="float" office:value="3398087.1794256">
                <text:p>3398087.179425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1.1758906841278">
                <text:p>21.1758906841278</text:p>
              </table:table-cell>
              <table:table-cell office:value-type="float" office:value="426200.331149434">
                <text:p>426200.33114943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1.1856818199158">
                <text:p>21.1856818199158</text:p>
              </table:table-cell>
              <table:table-cell office:value-type="float" office:value="826870.362675628">
                <text:p>826870.36267562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1.1880867481232">
                <text:p>21.1880867481232</text:p>
              </table:table-cell>
              <table:table-cell office:value-type="float" office:value="3366420.65866957">
                <text:p>3366420.6586695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1.2025215625763">
                <text:p>21.2025215625763</text:p>
              </table:table-cell>
              <table:table-cell office:value-type="float" office:value="560866.232558139">
                <text:p>560866.23255813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1.2049312591553">
                <text:p>21.2049312591553</text:p>
              </table:table-cell>
              <table:table-cell office:value-type="float" office:value="3359759.09607203">
                <text:p>3359759.0960720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1.207332611084">
                <text:p>21.207332611084</text:p>
              </table:table-cell>
              <table:table-cell office:value-type="float" office:value="3371434.19221604">
                <text:p>3371434.1922160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1.2193970680237">
                <text:p>21.2193970680237</text:p>
              </table:table-cell>
              <table:table-cell office:value-type="float" office:value="671062.115805699">
                <text:p>671062.11580569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1.2347741127014">
                <text:p>21.2347741127014</text:p>
              </table:table-cell>
              <table:table-cell office:value-type="float" office:value="526499.088067477">
                <text:p>526499.08806747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1.2445130348206">
                <text:p>21.2445130348206</text:p>
              </table:table-cell>
              <table:table-cell office:value-type="float" office:value="831303.495495495">
                <text:p>831303.49549549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1.246919631958">
                <text:p>21.246919631958</text:p>
              </table:table-cell>
              <table:table-cell office:value-type="float" office:value="3364086.10897563">
                <text:p>3364086.1089756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1.2614424228668">
                <text:p>21.2614424228668</text:p>
              </table:table-cell>
              <table:table-cell office:value-type="float" office:value="557468.605782017">
                <text:p>557468.60578201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1.2693145275116">
                <text:p>21.2693145275116</text:p>
              </table:table-cell>
              <table:table-cell office:value-type="float" office:value="1028441.61318069">
                <text:p>1028441.6131806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1.2717678546905">
                <text:p>21.2717678546905</text:p>
              </table:table-cell>
              <table:table-cell office:value-type="float" office:value="3300008.27832847">
                <text:p>3300008.2783284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1.2741470336914">
                <text:p>21.2741470336914</text:p>
              </table:table-cell>
              <table:table-cell office:value-type="float" office:value="3402854.51287704">
                <text:p>3402854.5128770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1.2937498092651">
                <text:p>21.2937498092651</text:p>
              </table:table-cell>
              <table:table-cell office:value-type="float" office:value="413002.738798346">
                <text:p>413002.73879834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1.3034317493439">
                <text:p>21.3034317493439</text:p>
              </table:table-cell>
              <table:table-cell office:value-type="float" office:value="836196.044817651">
                <text:p>836196.04481765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1.3285956382751">
                <text:p>21.3285956382751</text:p>
              </table:table-cell>
              <table:table-cell office:value-type="float" office:value="321730.874830641">
                <text:p>321730.87483064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1.3310022354126">
                <text:p>21.3310022354126</text:p>
              </table:table-cell>
              <table:table-cell office:value-type="float" office:value="3364086.10897563">
                <text:p>3364086.1089756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1.33340883255">
                <text:p>21.33340883255</text:p>
              </table:table-cell>
              <table:table-cell office:value-type="float" office:value="3364086.10897563">
                <text:p>3364086.1089756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1.3358340263367">
                <text:p>21.3358340263367</text:p>
              </table:table-cell>
              <table:table-cell office:value-type="float" office:value="3338289.93157688">
                <text:p>3338289.9315768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1.3382344245911">
                <text:p>21.3382344245911</text:p>
              </table:table-cell>
              <table:table-cell office:value-type="float" office:value="3372773.6575288">
                <text:p>3372773.657528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1.3454842567444">
                <text:p>21.3454842567444</text:p>
              </table:table-cell>
              <table:table-cell office:value-type="float" office:value="1116715.50855038">
                <text:p>1116715.5085503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1.3622326850891">
                <text:p>21.3622326850891</text:p>
              </table:table-cell>
              <table:table-cell office:value-type="float" office:value="483388.640018221">
                <text:p>483388.64001822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1.370587348938">
                <text:p>21.370587348938</text:p>
              </table:table-cell>
              <table:table-cell office:value-type="float" office:value="969039.586324981">
                <text:p>969039.58632498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1.3729948997498">
                <text:p>21.3729948997498</text:p>
              </table:table-cell>
              <table:table-cell office:value-type="float" office:value="3362753.53376906">
                <text:p>3362753.5337690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1.3873240947723">
                <text:p>21.3873240947723</text:p>
              </table:table-cell>
              <table:table-cell office:value-type="float" office:value="565000.335834678">
                <text:p>565000.33583467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1.3957748413086">
                <text:p>21.3957748413086</text:p>
              </table:table-cell>
              <table:table-cell office:value-type="float" office:value="958021.870052194">
                <text:p>958021.87005219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1.3981757164001">
                <text:p>21.3981757164001</text:p>
              </table:table-cell>
              <table:table-cell office:value-type="float" office:value="3372103.791857">
                <text:p>3372103.79185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1.4123408794403">
                <text:p>21.4123408794403</text:p>
              </table:table-cell>
              <table:table-cell office:value-type="float" office:value="571543.015568983">
                <text:p>571543.01556898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1.4294157028198">
                <text:p>21.4294157028198</text:p>
              </table:table-cell>
              <table:table-cell office:value-type="float" office:value="474148.389125487">
                <text:p>474148.38912548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1.4318344593048">
                <text:p>21.4318344593048</text:p>
              </table:table-cell>
              <table:table-cell office:value-type="float" office:value="3347174.48831937">
                <text:p>3347174.4883193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1.4460101127624">
                <text:p>21.4460101127624</text:p>
              </table:table-cell>
              <table:table-cell office:value-type="float" office:value="571120.056242326">
                <text:p>571120.05624232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1.4545323848724">
                <text:p>21.4545323848724</text:p>
              </table:table-cell>
              <table:table-cell office:value-type="float" office:value="949981.401147014">
                <text:p>949981.40114701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1.4703121185303">
                <text:p>21.4703121185303</text:p>
              </table:table-cell>
              <table:table-cell office:value-type="float" office:value="513063.159084385">
                <text:p>513063.15908438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1.4727413654327">
                <text:p>21.4727413654327</text:p>
              </table:table-cell>
              <table:table-cell office:value-type="float" office:value="3332720.10835214">
                <text:p>3332720.1083521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1.4881451129913">
                <text:p>21.4881451129913</text:p>
              </table:table-cell>
              <table:table-cell office:value-type="float" office:value="525586.385339277">
                <text:p>525586.38533927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1.4948036670685">
                <text:p>21.4948036670685</text:p>
              </table:table-cell>
              <table:table-cell office:value-type="float" office:value="1215879.58980235">
                <text:p>1215879.5898023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1.4972245693207">
                <text:p>21.4972245693207</text:p>
              </table:table-cell>
              <table:table-cell office:value-type="float" office:value="3344207.7195194">
                <text:p>3344207.719519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1.504860162735">
                <text:p>21.504860162735</text:p>
              </table:table-cell>
              <table:table-cell office:value-type="float" office:value="1060297.42034597">
                <text:p>1060297.4203459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1.5299062728882">
                <text:p>21.5299062728882</text:p>
              </table:table-cell>
              <table:table-cell office:value-type="float" office:value="323243.807141293">
                <text:p>323243.80714129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1.53231549263">
                <text:p>21.53231549263</text:p>
              </table:table-cell>
              <table:table-cell office:value-type="float" office:value="3360424.06571004">
                <text:p>3360424.0657100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1.534717798233">
                <text:p>21.534717798233</text:p>
              </table:table-cell>
              <table:table-cell office:value-type="float" office:value="3370095.79039301">
                <text:p>3370095.7903930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1.5466372966766">
                <text:p>21.5466372966766</text:p>
              </table:table-cell>
              <table:table-cell office:value-type="float" office:value="679223.210465256">
                <text:p>679223.21046525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4.5479629039764">
                <text:p>24.5479629039764</text:p>
              </table:table-cell>
              <table:table-cell office:value-type="float" office:value="2697.474735933">
                <text:p>2697.47473593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4.5515115261078">
                <text:p>24.5515115261078</text:p>
              </table:table-cell>
              <table:table-cell office:value-type="float" office:value="2281448.88363343">
                <text:p>2281448.8836334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4.5550713539124">
                <text:p>24.5550713539124</text:p>
              </table:table-cell>
              <table:table-cell office:value-type="float" office:value="2274267.30855268">
                <text:p>2274267.3085526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4.5586004257202">
                <text:p>24.5586004257202</text:p>
              </table:table-cell>
              <table:table-cell office:value-type="float" office:value="2294087.6357249">
                <text:p>2294087.635724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4.5621376037598">
                <text:p>24.5621376037598</text:p>
              </table:table-cell>
              <table:table-cell office:value-type="float" office:value="2288830.22270154">
                <text:p>2288830.2227015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4.5656540393829">
                <text:p>24.5656540393829</text:p>
              </table:table-cell>
              <table:table-cell office:value-type="float" office:value="2302331.35697335">
                <text:p>2302331.3569733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4.5691530704498">
                <text:p>24.5691530704498</text:p>
              </table:table-cell>
              <table:table-cell office:value-type="float" office:value="2313783.40038158">
                <text:p>2313783.4003815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4.5727195739746">
                <text:p>24.5727195739746</text:p>
              </table:table-cell>
              <table:table-cell office:value-type="float" office:value="2270010.37395548">
                <text:p>2270010.3739554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4.576247215271">
                <text:p>24.576247215271</text:p>
              </table:table-cell>
              <table:table-cell office:value-type="float" office:value="2295017.92268181">
                <text:p>2295017.9226818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4.5797905921936">
                <text:p>24.5797905921936</text:p>
              </table:table-cell>
              <table:table-cell office:value-type="float" office:value="2284826.07885883">
                <text:p>2284826.0788588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4.5833165645599">
                <text:p>24.5833165645599</text:p>
              </table:table-cell>
              <table:table-cell office:value-type="float" office:value="2296104.21150855">
                <text:p>2296104.2115085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4.5868442058563">
                <text:p>24.5868442058563</text:p>
              </table:table-cell>
              <table:table-cell office:value-type="float" office:value="2295017.92268181">
                <text:p>2295017.9226818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4.5903742313385">
                <text:p>24.5903742313385</text:p>
              </table:table-cell>
              <table:table-cell office:value-type="float" office:value="2293467.86329866">
                <text:p>2293467.8632986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4.5939033031464">
                <text:p>24.5939033031464</text:p>
              </table:table-cell>
              <table:table-cell office:value-type="float" office:value="2294087.6357249">
                <text:p>2294087.635724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4.5974323749542">
                <text:p>24.5974323749542</text:p>
              </table:table-cell>
              <table:table-cell office:value-type="float" office:value="2294087.6357249">
                <text:p>2294087.635724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4.6009638309479">
                <text:p>24.6009638309479</text:p>
              </table:table-cell>
              <table:table-cell office:value-type="float" office:value="2292538.83229814">
                <text:p>2292538.8322981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4.6044919490814">
                <text:p>24.6044919490814</text:p>
              </table:table-cell>
              <table:table-cell office:value-type="float" office:value="2294707.74320854">
                <text:p>2294707.7432085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4.6080198287964">
                <text:p>24.6080198287964</text:p>
              </table:table-cell>
              <table:table-cell office:value-type="float" office:value="2294862.82246401">
                <text:p>2294862.8224640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4.6115362644196">
                <text:p>24.6115362644196</text:p>
              </table:table-cell>
              <table:table-cell office:value-type="float" office:value="2302331.35697335">
                <text:p>2302331.3569733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4.6150639057159">
                <text:p>24.6150639057159</text:p>
              </table:table-cell>
              <table:table-cell office:value-type="float" office:value="2295017.92268181">
                <text:p>2295017.9226818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4.6185925006866">
                <text:p>24.6185925006866</text:p>
              </table:table-cell>
              <table:table-cell office:value-type="float" office:value="2294397.64756757">
                <text:p>2294397.6475675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4.6221220493317">
                <text:p>24.6221220493317</text:p>
              </table:table-cell>
              <table:table-cell office:value-type="float" office:value="2293777.70764658">
                <text:p>2293777.7076465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4.6256256103516">
                <text:p>24.6256256103516</text:p>
              </table:table-cell>
              <table:table-cell office:value-type="float" office:value="2310791.77842804">
                <text:p>2310791.7784280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4.6291563510895">
                <text:p>24.6291563510895</text:p>
              </table:table-cell>
              <table:table-cell office:value-type="float" office:value="2293003.25369708">
                <text:p>2293003.2536970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4.6327040195465">
                <text:p>24.6327040195465</text:p>
              </table:table-cell>
              <table:table-cell office:value-type="float" office:value="2282062.17634409">
                <text:p>2282062.1763440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4.6362335681915">
                <text:p>24.6362335681915</text:p>
              </table:table-cell>
              <table:table-cell office:value-type="float" office:value="2293777.70764658">
                <text:p>2293777.7076465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4.6398255825043">
                <text:p>24.6398255825043</text:p>
              </table:table-cell>
              <table:table-cell office:value-type="float" office:value="2253888.56922873">
                <text:p>2253888.5692287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4.6433148384094">
                <text:p>24.6433148384094</text:p>
              </table:table-cell>
              <table:table-cell office:value-type="float" office:value="2320265.47208746">
                <text:p>2320265.4720874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4.6468379497528">
                <text:p>24.6468379497528</text:p>
              </table:table-cell>
              <table:table-cell office:value-type="float" office:value="2297968.81532111">
                <text:p>2297968.8153211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4.6503527164459">
                <text:p>24.6503527164459</text:p>
              </table:table-cell>
              <table:table-cell office:value-type="float" office:value="2303424.58173925">
                <text:p>2303424.5817392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4.6538980007172">
                <text:p>24.6538980007172</text:p>
              </table:table-cell>
              <table:table-cell office:value-type="float" office:value="2283596.85164761">
                <text:p>2283596.8516476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4.6573970317841">
                <text:p>24.6573970317841</text:p>
              </table:table-cell>
              <table:table-cell office:value-type="float" office:value="2313783.40038158">
                <text:p>2313783.4003815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4.6609613895416">
                <text:p>24.6609613895416</text:p>
              </table:table-cell>
              <table:table-cell office:value-type="float" office:value="2271376.93538462">
                <text:p>2271376.9353846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4.6645078659058">
                <text:p>24.6645078659058</text:p>
              </table:table-cell>
              <table:table-cell office:value-type="float" office:value="2282829.25606723">
                <text:p>2282829.2560672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4.6680371761322">
                <text:p>24.6680371761322</text:p>
              </table:table-cell>
              <table:table-cell office:value-type="float" office:value="2293932.66121732">
                <text:p>2293932.6612173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4.671567440033">
                <text:p>24.671567440033</text:p>
              </table:table-cell>
              <table:table-cell office:value-type="float" office:value="2293312.972513">
                <text:p>2293312.97251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4.675107717514">
                <text:p>24.675107717514</text:p>
              </table:table-cell>
              <table:table-cell office:value-type="float" office:value="2286826.3980066">
                <text:p>2286826.398006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4.6786317825317">
                <text:p>24.6786317825317</text:p>
              </table:table-cell>
              <table:table-cell office:value-type="float" office:value="2297346.94432041">
                <text:p>2297346.9443204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4.6821618080139">
                <text:p>24.6821618080139</text:p>
              </table:table-cell>
              <table:table-cell office:value-type="float" office:value="2293467.86329866">
                <text:p>2293467.8632986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4.6856842041016">
                <text:p>24.6856842041016</text:p>
              </table:table-cell>
              <table:table-cell office:value-type="float" office:value="2298435.43955598">
                <text:p>2298435.4395559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4.6892161369324">
                <text:p>24.6892161369324</text:p>
              </table:table-cell>
              <table:table-cell office:value-type="float" office:value="2292229.32253274">
                <text:p>2292229.3225327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4.6927745342255">
                <text:p>24.6927745342255</text:p>
              </table:table-cell>
              <table:table-cell office:value-type="float" office:value="2275181.58686767">
                <text:p>2275181.5868676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4.6962988376617">
                <text:p>24.6962988376617</text:p>
              </table:table-cell>
              <table:table-cell office:value-type="float" office:value="2297191.52915708">
                <text:p>2297191.5291570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4.6998279094696">
                <text:p>24.6998279094696</text:p>
              </table:table-cell>
              <table:table-cell office:value-type="float" office:value="2294087.6357249">
                <text:p>2294087.635724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4.7033562660217">
                <text:p>24.7033562660217</text:p>
              </table:table-cell>
              <table:table-cell office:value-type="float" office:value="2294552.68491114">
                <text:p>2294552.6849111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4.7068929672241">
                <text:p>24.7068929672241</text:p>
              </table:table-cell>
              <table:table-cell office:value-type="float" office:value="2289138.81515437">
                <text:p>2289138.8151543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4.7104301452637">
                <text:p>24.7104301452637</text:p>
              </table:table-cell>
              <table:table-cell office:value-type="float" office:value="2288830.22270154">
                <text:p>2288830.2227015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4.7139554023743">
                <text:p>24.7139554023743</text:p>
              </table:table-cell>
              <table:table-cell office:value-type="float" office:value="2296570.07872312">
                <text:p>2296570.0787231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4.7174890041351">
                <text:p>24.7174890041351</text:p>
              </table:table-cell>
              <table:table-cell office:value-type="float" office:value="2291146.69617435">
                <text:p>2291146.6961743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4.9254729747772">
                <text:p>34.9254729747772</text:p>
              </table:table-cell>
              <table:table-cell office:value-type="float" office:value="793.104693667613">
                <text:p>793.10469366761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4.9457726478577">
                <text:p>34.9457726478577</text:p>
              </table:table-cell>
              <table:table-cell office:value-type="float" office:value="398824.156818529">
                <text:p>398824.15681852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4.9560439586639">
                <text:p>34.9560439586639</text:p>
              </table:table-cell>
              <table:table-cell office:value-type="float" office:value="788214.878577563">
                <text:p>788214.87857756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4.9764173030853">
                <text:p>34.9764173030853</text:p>
              </table:table-cell>
              <table:table-cell office:value-type="float" office:value="397381.982680335">
                <text:p>397381.98268033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4.9799325466156">
                <text:p>34.9799325466156</text:p>
              </table:table-cell>
              <table:table-cell office:value-type="float" office:value="2303112.12588171">
                <text:p>2303112.1258817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4.9876704216003">
                <text:p>34.9876704216003</text:p>
              </table:table-cell>
              <table:table-cell office:value-type="float" office:value="1046282.08855338">
                <text:p>1046282.0885533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5.0082805156708">
                <text:p>35.0082805156708</text:p>
              </table:table-cell>
              <table:table-cell office:value-type="float" office:value="392817.226953554">
                <text:p>392817.22695355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5.0117945671082">
                <text:p>35.0117945671082</text:p>
              </table:table-cell>
              <table:table-cell office:value-type="float" office:value="2303893.42451998">
                <text:p>2303893.4245199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5.0184292793274">
                <text:p>35.0184292793274</text:p>
              </table:table-cell>
              <table:table-cell office:value-type="float" office:value="1220248.8566911">
                <text:p>1220248.856691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5.0319502353668">
                <text:p>35.0319502353668</text:p>
              </table:table-cell>
              <table:table-cell office:value-type="float" office:value="598774.2269401">
                <text:p>598774.226940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5.0494787693024">
                <text:p>35.0494787693024</text:p>
              </table:table-cell>
              <table:table-cell office:value-type="float" office:value="461875.478563656">
                <text:p>461875.47856365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5.053035736084">
                <text:p>35.053035736084</text:p>
              </table:table-cell>
              <table:table-cell office:value-type="float" office:value="2276096.60057645">
                <text:p>2276096.6005764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5.0835342407227">
                <text:p>35.0835342407227</text:p>
              </table:table-cell>
              <table:table-cell office:value-type="float" office:value="265455.637773608">
                <text:p>265455.63777360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5.1458246707916">
                <text:p>35.1458246707916</text:p>
              </table:table-cell>
              <table:table-cell office:value-type="float" office:value="129971.810935257">
                <text:p>129971.81093525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5.1493644714355">
                <text:p>35.1493644714355</text:p>
              </table:table-cell>
              <table:table-cell office:value-type="float" office:value="2287134.45032667">
                <text:p>2287134.4503266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5.1561377048492">
                <text:p>35.1561377048492</text:p>
              </table:table-cell>
              <table:table-cell office:value-type="float" office:value="1195293.22341512">
                <text:p>1195293.2234151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5.1663408279419">
                <text:p>35.1663408279419</text:p>
              </table:table-cell>
              <table:table-cell office:value-type="float" office:value="793482.53730576">
                <text:p>793482.5373057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5.169869184494">
                <text:p>35.169869184494</text:p>
              </table:table-cell>
              <table:table-cell office:value-type="float" office:value="2294552.68491114">
                <text:p>2294552.6849111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5.186886548996">
                <text:p>35.186886548996</text:p>
              </table:table-cell>
              <table:table-cell office:value-type="float" office:value="475749.344093253">
                <text:p>475749.34409325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5.1927947998047">
                <text:p>35.1927947998047</text:p>
              </table:table-cell>
              <table:table-cell office:value-type="float" office:value="1370287.12255357">
                <text:p>1370287.1225535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5.2093460559845">
                <text:p>35.2093460559845</text:p>
              </table:table-cell>
              <table:table-cell office:value-type="float" office:value="489147.162731738">
                <text:p>489147.16273173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5.2128977775574">
                <text:p>35.2128977775574</text:p>
              </table:table-cell>
              <table:table-cell office:value-type="float" office:value="2279457.95690407">
                <text:p>2279457.9569040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5.2235658168793">
                <text:p>35.2235658168793</text:p>
              </table:table-cell>
              <table:table-cell office:value-type="float" office:value="758902.339568667">
                <text:p>758902.33956866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5.2339305877686">
                <text:p>35.2339305877686</text:p>
              </table:table-cell>
              <table:table-cell office:value-type="float" office:value="781107.473236262">
                <text:p>781107.47323626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5.2374677658081">
                <text:p>35.2374677658081</text:p>
              </table:table-cell>
              <table:table-cell office:value-type="float" office:value="2288830.22270154">
                <text:p>2288830.2227015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5.2489635944366">
                <text:p>35.2489635944366</text:p>
              </table:table-cell>
              <table:table-cell office:value-type="float" office:value="704255.453138934">
                <text:p>704255.45313893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5.2591304779053">
                <text:p>35.2591304779053</text:p>
              </table:table-cell>
              <table:table-cell office:value-type="float" office:value="796310.887695519">
                <text:p>796310.88769551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5.2754855155945">
                <text:p>35.2754855155945</text:p>
              </table:table-cell>
              <table:table-cell office:value-type="float" office:value="495015.673693111">
                <text:p>495015.67369311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5.2790141105652">
                <text:p>35.2790141105652</text:p>
              </table:table-cell>
              <table:table-cell office:value-type="float" office:value="2294397.64756757">
                <text:p>2294397.6475675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5.2902281284332">
                <text:p>35.2902281284332</text:p>
              </table:table-cell>
              <table:table-cell office:value-type="float" office:value="721953.549144254">
                <text:p>721953.54914425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5.3005919456482">
                <text:p>35.3005919456482</text:p>
              </table:table-cell>
              <table:table-cell office:value-type="float" office:value="781179.350433642">
                <text:p>781179.35043364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5.3040935993195">
                <text:p>35.3040935993195</text:p>
              </table:table-cell>
              <table:table-cell office:value-type="float" office:value="2312050.46530946">
                <text:p>2312050.4653094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5.3213047981262">
                <text:p>35.3213047981262</text:p>
              </table:table-cell>
              <table:table-cell office:value-type="float" office:value="470391.405671224">
                <text:p>470391.40567122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5.327695608139">
                <text:p>35.327695608139</text:p>
              </table:table-cell>
              <table:table-cell office:value-type="float" office:value="1266819.07047193">
                <text:p>1266819.0704719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5.3381974697113">
                <text:p>35.3381974697113</text:p>
              </table:table-cell>
              <table:table-cell office:value-type="float" office:value="770910.942244824">
                <text:p>770910.94224482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5.3417284488678">
                <text:p>35.3417284488678</text:p>
              </table:table-cell>
              <table:table-cell office:value-type="float" office:value="2292848.42565834">
                <text:p>2292848.4256583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5.3522536754608">
                <text:p>35.3522536754608</text:p>
              </table:table-cell>
              <table:table-cell office:value-type="float" office:value="769199.591899606">
                <text:p>769199.59189960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5.3696863651276">
                <text:p>35.3696863651276</text:p>
              </table:table-cell>
              <table:table-cell office:value-type="float" office:value="464414.852485024">
                <text:p>464414.85248502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5.3732151985168">
                <text:p>35.3732151985168</text:p>
              </table:table-cell>
              <table:table-cell office:value-type="float" office:value="2294242.63117357">
                <text:p>2294242.6311735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5.3800845146179">
                <text:p>35.3800845146179</text:p>
              </table:table-cell>
              <table:table-cell office:value-type="float" office:value="1178574.38511731">
                <text:p>1178574.3851173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5.3937530517578">
                <text:p>35.3937530517578</text:p>
              </table:table-cell>
              <table:table-cell office:value-type="float" office:value="592309.178161521">
                <text:p>592309.17816152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5.3972764015198">
                <text:p>35.3972764015198</text:p>
              </table:table-cell>
              <table:table-cell office:value-type="float" office:value="2297813.31601029">
                <text:p>2297813.3160102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5.4120500087738">
                <text:p>35.4120500087738</text:p>
              </table:table-cell>
              <table:table-cell office:value-type="float" office:value="548004.279577181">
                <text:p>548004.27957718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5.4248199462891">
                <text:p>35.4248199462891</text:p>
              </table:table-cell>
              <table:table-cell office:value-type="float" office:value="633989.006627957">
                <text:p>633989.00662795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5.4333231449127">
                <text:p>35.4333231449127</text:p>
              </table:table-cell>
              <table:table-cell office:value-type="float" office:value="952112.300126174">
                <text:p>952112.30012617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5.4368548393249">
                <text:p>35.4368548393249</text:p>
              </table:table-cell>
              <table:table-cell office:value-type="float" office:value="2292384.0669682">
                <text:p>2292384.066968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5.4542770385742">
                <text:p>35.4542770385742</text:p>
              </table:table-cell>
              <table:table-cell office:value-type="float" office:value="464694.490297507">
                <text:p>464694.49029750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5.4646654129028">
                <text:p>35.4646654129028</text:p>
              </table:table-cell>
              <table:table-cell office:value-type="float" office:value="779332.717892224">
                <text:p>779332.71789222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5.4682354927063">
                <text:p>35.4682354927063</text:p>
              </table:table-cell>
              <table:table-cell office:value-type="float" office:value="2267736.42206491">
                <text:p>2267736.4220649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5.4717824459076">
                <text:p>35.4717824459076</text:p>
              </table:table-cell>
              <table:table-cell office:value-type="float" office:value="2282522.36230423">
                <text:p>2282522.3623042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5.4859297275543">
                <text:p>35.4859297275543</text:p>
              </table:table-cell>
              <table:table-cell office:value-type="float" office:value="572265.414810071">
                <text:p>572265.41481007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5.4967567920685">
                <text:p>35.4967567920685</text:p>
              </table:table-cell>
              <table:table-cell office:value-type="float" office:value="747755.773451951">
                <text:p>747755.77345195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5.5075531005859">
                <text:p>35.5075531005859</text:p>
              </table:table-cell>
              <table:table-cell office:value-type="float" office:value="749885.943599143">
                <text:p>749885.94359914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5.5110819339752">
                <text:p>35.5110819339752</text:p>
              </table:table-cell>
              <table:table-cell office:value-type="float" office:value="2294242.63117357">
                <text:p>2294242.6311735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5.5283918380737">
                <text:p>35.5283918380737</text:p>
              </table:table-cell>
              <table:table-cell office:value-type="float" office:value="467709.119237497">
                <text:p>467709.11923749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5.5387132167816">
                <text:p>35.5387132167816</text:p>
              </table:table-cell>
              <table:table-cell office:value-type="float" office:value="784391.332701947">
                <text:p>784391.33270194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5.5422432422638">
                <text:p>35.5422432422638</text:p>
              </table:table-cell>
              <table:table-cell office:value-type="float" office:value="2293467.86329866">
                <text:p>2293467.8632986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5.5595641136169">
                <text:p>35.5595641136169</text:p>
              </table:table-cell>
              <table:table-cell office:value-type="float" office:value="467412.974493799">
                <text:p>467412.97449379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5.5630304813385">
                <text:p>35.5630304813385</text:p>
              </table:table-cell>
              <table:table-cell office:value-type="float" office:value="2335586.02269757">
                <text:p>2335586.0226975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5.5802140235901">
                <text:p>35.5802140235901</text:p>
              </table:table-cell>
              <table:table-cell office:value-type="float" office:value="471148.49089118">
                <text:p>471148.4908911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5.5836391448975">
                <text:p>35.5836391448975</text:p>
              </table:table-cell>
              <table:table-cell office:value-type="float" office:value="2363711.90199081">
                <text:p>2363711.9019908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5.5921976566315">
                <text:p>35.5921976566315</text:p>
              </table:table-cell>
              <table:table-cell office:value-type="float" office:value="945958.859626153">
                <text:p>945958.85962615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5.6010608673096">
                <text:p>35.6010608673096</text:p>
              </table:table-cell>
              <table:table-cell office:value-type="float" office:value="913438.740659045">
                <text:p>913438.74065904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5.604483127594">
                <text:p>35.604483127594</text:p>
              </table:table-cell>
              <table:table-cell office:value-type="float" office:value="2365687.97436255">
                <text:p>2365687.9743625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5.6241867542267">
                <text:p>35.6241867542267</text:p>
              </table:table-cell>
              <table:table-cell office:value-type="float" office:value="410888.825236257">
                <text:p>410888.82523625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5.6320955753326">
                <text:p>35.6320955753326</text:p>
              </table:table-cell>
              <table:table-cell office:value-type="float" office:value="1023667.10430484">
                <text:p>1023667.1043048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5.6355209350586">
                <text:p>35.6355209350586</text:p>
              </table:table-cell>
              <table:table-cell office:value-type="float" office:value="2363547.37829749">
                <text:p>2363547.3782974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5.6453428268433">
                <text:p>35.6453428268433</text:p>
              </table:table-cell>
              <table:table-cell office:value-type="float" office:value="824281.123992621">
                <text:p>824281.12399262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5.6637020111084">
                <text:p>35.6637020111084</text:p>
              </table:table-cell>
              <table:table-cell office:value-type="float" office:value="440978.19832736">
                <text:p>440978.1983273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5.674313545227">
                <text:p>35.674313545227</text:p>
              </table:table-cell>
              <table:table-cell office:value-type="float" office:value="762943.407567179">
                <text:p>762943.40756717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5.6777367591858">
                <text:p>35.6777367591858</text:p>
              </table:table-cell>
              <table:table-cell office:value-type="float" office:value="2365028.9165622">
                <text:p>2365028.916562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5.6851034164429">
                <text:p>35.6851034164429</text:p>
              </table:table-cell>
              <table:table-cell office:value-type="float" office:value="1099005.92866852">
                <text:p>1099005.9286685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5.6987483501434">
                <text:p>35.6987483501434</text:p>
              </table:table-cell>
              <table:table-cell office:value-type="float" office:value="593333.77337457">
                <text:p>593333.7733745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5.7064778804779">
                <text:p>35.7064778804779</text:p>
              </table:table-cell>
              <table:table-cell office:value-type="float" office:value="1047411.63429982">
                <text:p>1047411.6342998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5.7299172878265">
                <text:p>35.7299172878265</text:p>
              </table:table-cell>
              <table:table-cell office:value-type="float" office:value="345401.224509724">
                <text:p>345401.22450972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5.7333431243896">
                <text:p>35.7333431243896</text:p>
              </table:table-cell>
              <table:table-cell office:value-type="float" office:value="2363218.39961027">
                <text:p>2363218.3996102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5.749020576477">
                <text:p>35.749020576477</text:p>
              </table:table-cell>
              <table:table-cell office:value-type="float" office:value="516410.444430927">
                <text:p>516410.44443092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5.7595739364624">
                <text:p>35.7595739364624</text:p>
              </table:table-cell>
              <table:table-cell office:value-type="float" office:value="767149.041749503">
                <text:p>767149.04174950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5.7629797458649">
                <text:p>35.7629797458649</text:p>
              </table:table-cell>
              <table:table-cell office:value-type="float" office:value="2377114.81862093">
                <text:p>2377114.8186209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5.772341966629">
                <text:p>35.772341966629</text:p>
              </table:table-cell>
              <table:table-cell office:value-type="float" office:value="864752.092900071">
                <text:p>864752.09290007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5.7910735607147">
                <text:p>35.7910735607147</text:p>
              </table:table-cell>
              <table:table-cell office:value-type="float" office:value="432210.946007179">
                <text:p>432210.94600717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5.8038263320923">
                <text:p>35.8038263320923</text:p>
              </table:table-cell>
              <table:table-cell office:value-type="float" office:value="634842.40094225">
                <text:p>634842.4009422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5.8072421550751">
                <text:p>35.8072421550751</text:p>
              </table:table-cell>
              <table:table-cell office:value-type="float" office:value="2370146.24024569">
                <text:p>2370146.2402456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5.8122093677521">
                <text:p>35.8122093677521</text:p>
              </table:table-cell>
              <table:table-cell office:value-type="float" office:value="1629887.93241816">
                <text:p>1629887.9324181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5.8440737724304">
                <text:p>35.8440737724304</text:p>
              </table:table-cell>
              <table:table-cell office:value-type="float" office:value="254076.612499906">
                <text:p>254076.61249990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5.8475046157837">
                <text:p>35.8475046157837</text:p>
              </table:table-cell>
              <table:table-cell office:value-type="float" office:value="2359769.64447533">
                <text:p>2359769.6444753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5.8545818328857">
                <text:p>35.8545818328857</text:p>
              </table:table-cell>
              <table:table-cell office:value-type="float" office:value="1143952.47217356">
                <text:p>1143952.4721735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5.8675849437714">
                <text:p>35.8675849437714</text:p>
              </table:table-cell>
              <table:table-cell office:value-type="float" office:value="622620.238434882">
                <text:p>622620.23843488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5.871013879776">
                <text:p>35.871013879776</text:p>
              </table:table-cell>
              <table:table-cell office:value-type="float" office:value="2361082.26839104">
                <text:p>2361082.2683910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5.8860719203949">
                <text:p>35.8860719203949</text:p>
              </table:table-cell>
              <table:table-cell office:value-type="float" office:value="537652.952658412">
                <text:p>537652.95265841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5.8996987342834">
                <text:p>35.8996987342834</text:p>
              </table:table-cell>
              <table:table-cell office:value-type="float" office:value="594122.739637827">
                <text:p>594122.73963782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5.9031183719635">
                <text:p>35.9031183719635</text:p>
              </table:table-cell>
              <table:table-cell office:value-type="float" office:value="2367502.27874224">
                <text:p>2367502.2787422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5.910138130188">
                <text:p>35.910138130188</text:p>
              </table:table-cell>
              <table:table-cell office:value-type="float" office:value="1153316.07458479">
                <text:p>1153316.0745847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5.9280307292938">
                <text:p>35.9280307292938</text:p>
              </table:table-cell>
              <table:table-cell office:value-type="float" office:value="452477.583167882">
                <text:p>452477.58316788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5.9425446987152">
                <text:p>35.9425446987152</text:p>
              </table:table-cell>
              <table:table-cell office:value-type="float" office:value="557807.431237269">
                <text:p>557807.43123726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5.9459218978882">
                <text:p>35.9459218978882</text:p>
              </table:table-cell>
              <table:table-cell office:value-type="float" office:value="2397252.74860572">
                <text:p>2397252.7486057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5.9593396186829">
                <text:p>35.9593396186829</text:p>
              </table:table-cell>
              <table:table-cell office:value-type="float" office:value="603381.164646931">
                <text:p>603381.16464693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5.9634697437286">
                <text:p>35.9634697437286</text:p>
              </table:table-cell>
              <table:table-cell office:value-type="float" office:value="1960231.20614212">
                <text:p>1960231.2061421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5.966878414154">
                <text:p>35.966878414154</text:p>
              </table:table-cell>
              <table:table-cell office:value-type="float" office:value="2375119.61838148">
                <text:p>2375119.6183814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5.9800755977631">
                <text:p>35.9800755977631</text:p>
              </table:table-cell>
              <table:table-cell office:value-type="float" office:value="613464.223872238">
                <text:p>613464.22387223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6.0050234794617">
                <text:p>36.0050234794617</text:p>
              </table:table-cell>
              <table:table-cell office:value-type="float" office:value="324516.53001271">
                <text:p>324516.5300127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6.0084388256073">
                <text:p>36.0084388256073</text:p>
              </table:table-cell>
              <table:table-cell office:value-type="float" office:value="2370477.15071553">
                <text:p>2370477.1507155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6.0118515491486">
                <text:p>36.0118515491486</text:p>
              </table:table-cell>
              <table:table-cell office:value-type="float" office:value="2372298.81123376">
                <text:p>2372298.8112337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6.0218133926392">
                <text:p>36.0218133926392</text:p>
              </table:table-cell>
              <table:table-cell office:value-type="float" office:value="812700.983270708">
                <text:p>812700.98327070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6.0365209579468">
                <text:p>36.0365209579468</text:p>
              </table:table-cell>
              <table:table-cell office:value-type="float" office:value="550465.004279601">
                <text:p>550465.00427960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6.0399258136749">
                <text:p>36.0399258136749</text:p>
              </table:table-cell>
              <table:table-cell office:value-type="float" office:value="2377780.63048806">
                <text:p>2377780.6304880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6.0468497276306">
                <text:p>36.0468497276306</text:p>
              </table:table-cell>
              <table:table-cell office:value-type="float" office:value="1169280.85065941">
                <text:p>1169280.8506594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6.0783698558807">
                <text:p>36.0783698558807</text:p>
              </table:table-cell>
              <table:table-cell office:value-type="float" office:value="256851.746787187">
                <text:p>256851.74678718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6.0817892551422">
                <text:p>36.0817892551422</text:p>
              </table:table-cell>
              <table:table-cell office:value-type="float" office:value="2367667.35350718">
                <text:p>2367667.3535071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6.0887341499329">
                <text:p>36.0887341499329</text:p>
              </table:table-cell>
              <table:table-cell office:value-type="float" office:value="1165748.40138693">
                <text:p>1165748.4013869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6.1161367893219">
                <text:p>36.1161367893219</text:p>
              </table:table-cell>
              <table:table-cell office:value-type="float" office:value="295445.992813329">
                <text:p>295445.99281332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6.1195483207703">
                <text:p>36.1195483207703</text:p>
              </table:table-cell>
              <table:table-cell office:value-type="float" office:value="2373127.76462366">
                <text:p>2373127.7646236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6.1230180263519">
                <text:p>36.1230180263519</text:p>
              </table:table-cell>
              <table:table-cell office:value-type="float" office:value="2333339.1866969">
                <text:p>2333339.186696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6.126455783844">
                <text:p>36.126455783844</text:p>
              </table:table-cell>
              <table:table-cell office:value-type="float" office:value="2355023.59275955">
                <text:p>2355023.5927595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6.1513500213623">
                <text:p>36.1513500213623</text:p>
              </table:table-cell>
              <table:table-cell office:value-type="float" office:value="325215.825310782">
                <text:p>325215.82531078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6.1577610969543">
                <text:p>36.1577610969543</text:p>
              </table:table-cell>
              <table:table-cell office:value-type="float" office:value="1262814.62194124">
                <text:p>1262814.6219412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6.1611471176147">
                <text:p>36.1611471176147</text:p>
              </table:table-cell>
              <table:table-cell office:value-type="float" office:value="2391007.26545557">
                <text:p>2391007.2654555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6.1681249141693">
                <text:p>36.1681249141693</text:p>
              </table:table-cell>
              <table:table-cell office:value-type="float" office:value="1160251.65490142">
                <text:p>1160251.6549014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6.1823627948761">
                <text:p>36.1823627948761</text:p>
              </table:table-cell>
              <table:table-cell office:value-type="float" office:value="568623.952309186">
                <text:p>568623.95230918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6.185779094696">
                <text:p>36.185779094696</text:p>
              </table:table-cell>
              <table:table-cell office:value-type="float" office:value="2369815.42215088">
                <text:p>2369815.4221508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6.1994822025299">
                <text:p>36.1994822025299</text:p>
              </table:table-cell>
              <table:table-cell office:value-type="float" office:value="590814.87923445">
                <text:p>590814.8792344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6.2203822135925">
                <text:p>36.2203822135925</text:p>
              </table:table-cell>
              <table:table-cell office:value-type="float" office:value="387368.216013963">
                <text:p>387368.21601396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6.224235534668">
                <text:p>36.224235534668</text:p>
              </table:table-cell>
              <table:table-cell office:value-type="float" office:value="2101044.74594728">
                <text:p>2101044.7459472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6.227609872818">
                <text:p>36.227609872818</text:p>
              </table:table-cell>
              <table:table-cell office:value-type="float" office:value="2399285.32353565">
                <text:p>2399285.3235356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6.2438926696777">
                <text:p>36.2438926696777</text:p>
              </table:table-cell>
              <table:table-cell office:value-type="float" office:value="497211.877648437">
                <text:p>497211.87764843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6.25537109375">
                <text:p>36.25537109375</text:p>
              </table:table-cell>
              <table:table-cell office:value-type="float" office:value="705323.304752409">
                <text:p>705323.30475240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6.2587678432465">
                <text:p>36.2587678432465</text:p>
              </table:table-cell>
              <table:table-cell office:value-type="float" office:value="2383455.1262722">
                <text:p>2383455.126272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6.2657263278961">
                <text:p>36.2657263278961</text:p>
              </table:table-cell>
              <table:table-cell office:value-type="float" office:value="1163471.70506407">
                <text:p>1163471.7050640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6.2867524623871">
                <text:p>36.2867524623871</text:p>
              </table:table-cell>
              <table:table-cell office:value-type="float" office:value="385044.621657784">
                <text:p>385044.62165778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6.290164232254">
                <text:p>36.290164232254</text:p>
              </table:table-cell>
              <table:table-cell office:value-type="float" office:value="2372961.92760307">
                <text:p>2372961.9276030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6.3078985214233">
                <text:p>36.3078985214233</text:p>
              </table:table-cell>
              <table:table-cell office:value-type="float" office:value="456516.746891091">
                <text:p>456516.74689109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6.3249711990356">
                <text:p>36.3249711990356</text:p>
              </table:table-cell>
              <table:table-cell office:value-type="float" office:value="474207.982124902">
                <text:p>474207.98212490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6.3283812999725">
                <text:p>36.3283812999725</text:p>
              </table:table-cell>
              <table:table-cell office:value-type="float" office:value="2374123.2737188">
                <text:p>2374123.273718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6.3391969203949">
                <text:p>36.3391969203949</text:p>
              </table:table-cell>
              <table:table-cell office:value-type="float" office:value="748546.979631426">
                <text:p>748546.97963142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6.3599638938904">
                <text:p>36.3599638938904</text:p>
              </table:table-cell>
              <table:table-cell office:value-type="float" office:value="389849.777665522">
                <text:p>389849.77766552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6.3663258552551">
                <text:p>36.3663258552551</text:p>
              </table:table-cell>
              <table:table-cell office:value-type="float" office:value="1272563.52810673">
                <text:p>1272563.5281067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6.3697409629822">
                <text:p>36.3697409629822</text:p>
              </table:table-cell>
              <table:table-cell office:value-type="float" office:value="2370642.64060318">
                <text:p>2370642.6406031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6.3910143375397">
                <text:p>36.3910143375397</text:p>
              </table:table-cell>
              <table:table-cell office:value-type="float" office:value="380569.616640703">
                <text:p>380569.61664070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6.3973181247711">
                <text:p>36.3973181247711</text:p>
              </table:table-cell>
              <table:table-cell office:value-type="float" office:value="1284307.3065053">
                <text:p>1284307.306505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6.4007370471954">
                <text:p>36.4007370471954</text:p>
              </table:table-cell>
              <table:table-cell office:value-type="float" office:value="2367997.572106">
                <text:p>2367997.57210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6.4075801372528">
                <text:p>36.4075801372528</text:p>
              </table:table-cell>
              <table:table-cell office:value-type="float" office:value="1183091.25440736">
                <text:p>1183091.2544073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6.4282817840576">
                <text:p>36.4282817840576</text:p>
              </table:table-cell>
              <table:table-cell office:value-type="float" office:value="391079.998433703">
                <text:p>391079.99843370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6.4386239051819">
                <text:p>36.4386239051819</text:p>
              </table:table-cell>
              <table:table-cell office:value-type="float" office:value="782818.1378579">
                <text:p>782818.137857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6.4420402050018">
                <text:p>36.4420402050018</text:p>
              </table:table-cell>
              <table:table-cell office:value-type="float" office:value="2369815.42215088">
                <text:p>2369815.4221508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6.4490029811859">
                <text:p>36.4490029811859</text:p>
              </table:table-cell>
              <table:table-cell office:value-type="float" office:value="1162754.59471305">
                <text:p>1162754.5947130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6.4636194705963">
                <text:p>36.4636194705963</text:p>
              </table:table-cell>
              <table:table-cell office:value-type="float" office:value="553894.972498614">
                <text:p>553894.97249861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6.467022895813">
                <text:p>36.467022895813</text:p>
              </table:table-cell>
              <table:table-cell office:value-type="float" office:value="2378780.04791594">
                <text:p>2378780.0479159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6.4802906513214">
                <text:p>36.4802906513214</text:p>
              </table:table-cell>
              <table:table-cell office:value-type="float" office:value="610201.174935758">
                <text:p>610201.17493575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6.4950604438782">
                <text:p>36.4950604438782</text:p>
              </table:table-cell>
              <table:table-cell office:value-type="float" office:value="548145.816461928">
                <text:p>548145.81646192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6.4984581470489">
                <text:p>36.4984581470489</text:p>
              </table:table-cell>
              <table:table-cell office:value-type="float" office:value="2382786.13318364">
                <text:p>2382786.1331836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6.505432844162">
                <text:p>36.505432844162</text:p>
              </table:table-cell>
              <table:table-cell office:value-type="float" office:value="1160767.25179463">
                <text:p>1160767.2517946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6.5221199989319">
                <text:p>36.5221199989319</text:p>
              </table:table-cell>
              <table:table-cell office:value-type="float" office:value="485163.595090797">
                <text:p>485163.59509079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6.5257964134216">
                <text:p>36.5257964134216</text:p>
              </table:table-cell>
              <table:table-cell office:value-type="float" office:value="2202145.60207523">
                <text:p>2202145.6020752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6.536928653717">
                <text:p>36.536928653717</text:p>
              </table:table-cell>
              <table:table-cell office:value-type="float" office:value="727257.028698706">
                <text:p>727257.02869870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6.5472831726074">
                <text:p>36.5472831726074</text:p>
              </table:table-cell>
              <table:table-cell office:value-type="float" office:value="781880.846972139">
                <text:p>781880.84697213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6.56800532341">
                <text:p>36.56800532341</text:p>
              </table:table-cell>
              <table:table-cell office:value-type="float" office:value="390693.035540471">
                <text:p>390693.03554047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6.5711007118225">
                <text:p>36.5711007118225</text:p>
              </table:table-cell>
              <table:table-cell office:value-type="float" office:value="2615503.7498267">
                <text:p>2615503.749826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6.59929895401">
                <text:p>36.59929895401</text:p>
              </table:table-cell>
              <table:table-cell office:value-type="float" office:value="287110.095238095">
                <text:p>287110.09523809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6.6058566570282">
                <text:p>36.6058566570282</text:p>
              </table:table-cell>
              <table:table-cell office:value-type="float" office:value="1234578.62875841">
                <text:p>1234578.6287584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6.6089475154877">
                <text:p>36.6089475154877</text:p>
              </table:table-cell>
              <table:table-cell office:value-type="float" office:value="2619337.02437519">
                <text:p>2619337.0243751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6.6162326335907">
                <text:p>36.6162326335907</text:p>
              </table:table-cell>
              <table:table-cell office:value-type="float" office:value="1111306.62338002">
                <text:p>1111306.6233800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6.6408178806305">
                <text:p>36.6408178806305</text:p>
              </table:table-cell>
              <table:table-cell office:value-type="float" office:value="329303.178727283">
                <text:p>329303.17872728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6.6476786136627">
                <text:p>36.6476786136627</text:p>
              </table:table-cell>
              <table:table-cell office:value-type="float" office:value="1180048.83180428">
                <text:p>1180048.8318042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6.6508018970489">
                <text:p>36.6508018970489</text:p>
              </table:table-cell>
              <table:table-cell office:value-type="float" office:value="2592143.90717557">
                <text:p>2592143.9071755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6.6581416130066">
                <text:p>36.6581416130066</text:p>
              </table:table-cell>
              <table:table-cell office:value-type="float" office:value="1103039.96050024">
                <text:p>1103039.9605002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6.6723482608795">
                <text:p>36.6723482608795</text:p>
              </table:table-cell>
              <table:table-cell office:value-type="float" office:value="569874.052796751">
                <text:p>569874.05279675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6.6754379272461">
                <text:p>36.6754379272461</text:p>
              </table:table-cell>
              <table:table-cell office:value-type="float" office:value="2620347.64904699">
                <text:p>2620347.6490469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6.6896266937256">
                <text:p>36.6896266937256</text:p>
              </table:table-cell>
              <table:table-cell office:value-type="float" office:value="570592.23659094">
                <text:p>570592.2365909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6.7033786773682">
                <text:p>36.7033786773682</text:p>
              </table:table-cell>
              <table:table-cell office:value-type="float" office:value="588715.069070735">
                <text:p>588715.06907073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6.7064356803894">
                <text:p>36.7064356803894</text:p>
              </table:table-cell>
              <table:table-cell office:value-type="float" office:value="2648345.43628139">
                <text:p>2648345.4362813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6.7137429714203">
                <text:p>36.7137429714203</text:p>
              </table:table-cell>
              <table:table-cell office:value-type="float" office:value="1107934.52262717">
                <text:p>1107934.5226271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6.7243084907532">
                <text:p>36.7243084907532</text:p>
              </table:table-cell>
              <table:table-cell office:value-type="float" office:value="766266.166850953">
                <text:p>766266.16685095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6.7273797988892">
                <text:p>36.7273797988892</text:p>
              </table:table-cell>
              <table:table-cell office:value-type="float" office:value="2636010.33876727">
                <text:p>2636010.3387672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6.7450885772705">
                <text:p>36.7450885772705</text:p>
              </table:table-cell>
              <table:table-cell office:value-type="float" office:value="457174.3925898">
                <text:p>457174.392589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6.7625713348389">
                <text:p>36.7625713348389</text:p>
              </table:table-cell>
              <table:table-cell office:value-type="float" office:value="463084.840497491">
                <text:p>463084.84049749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6.7763864994049">
                <text:p>36.7763864994049</text:p>
              </table:table-cell>
              <table:table-cell office:value-type="float" office:value="586022.697109328">
                <text:p>586022.69710932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6.7794799804687">
                <text:p>36.7794799804687</text:p>
              </table:table-cell>
              <table:table-cell office:value-type="float" office:value="2617116.39183044">
                <text:p>2617116.3918304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6.7867658138275">
                <text:p>36.7867658138275</text:p>
              </table:table-cell>
              <table:table-cell office:value-type="float" office:value="1111197.52557348">
                <text:p>1111197.52557348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6.8076055049896">
                <text:p>36.8076055049896</text:p>
              </table:table-cell>
              <table:table-cell office:value-type="float" office:value="388489.442430899">
                <text:p>388489.44243089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6.8107025623322">
                <text:p>36.8107025623322</text:p>
              </table:table-cell>
              <table:table-cell office:value-type="float" office:value="2614094.31747498">
                <text:p>2614094.3174749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6.8180065155029">
                <text:p>36.8180065155029</text:p>
              </table:table-cell>
              <table:table-cell office:value-type="float" office:value="1108440.84165171">
                <text:p>1108440.8416517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6.8284139633179">
                <text:p>36.8284139633179</text:p>
              </table:table-cell>
              <table:table-cell office:value-type="float" office:value="777904.453037662">
                <text:p>777904.45303766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6.849392414093">
                <text:p>36.849392414093</text:p>
              </table:table-cell>
              <table:table-cell office:value-type="float" office:value="385919.822525287">
                <text:p>385919.82252528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6.8524732589722">
                <text:p>36.8524732589722</text:p>
              </table:table-cell>
              <table:table-cell office:value-type="float" office:value="2627850.57916731">
                <text:p>2627850.5791673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6.859787940979">
                <text:p>36.859787940979</text:p>
              </table:table-cell>
              <table:table-cell office:value-type="float" office:value="1106815.03207301">
                <text:p>1106815.0320730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6.8806533813477">
                <text:p>36.8806533813477</text:p>
              </table:table-cell>
              <table:table-cell office:value-type="float" office:value="388010.0231272">
                <text:p>388010.023127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6.8837633132935">
                <text:p>36.8837633132935</text:p>
              </table:table-cell>
              <table:table-cell office:value-type="float" office:value="2603272.39987734">
                <text:p>2603272.3998773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6.8910942077637">
                <text:p>36.8910942077637</text:p>
              </table:table-cell>
              <table:table-cell office:value-type="float" office:value="1104367.28190451">
                <text:p>1104367.2819045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6.912088394165">
                <text:p>36.912088394165</text:p>
              </table:table-cell>
              <table:table-cell office:value-type="float" office:value="385630.566730263">
                <text:p>385630.56673026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6.9151811599731">
                <text:p>36.9151811599731</text:p>
              </table:table-cell>
              <table:table-cell office:value-type="float" office:value="2617721.64539007">
                <text:p>2617721.6453900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6.9394383430481">
                <text:p>36.9394383430481</text:p>
              </table:table-cell>
              <table:table-cell office:value-type="float" office:value="333756.808240451">
                <text:p>333756.80824045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6.9425296783447">
                <text:p>36.9425296783447</text:p>
              </table:table-cell>
              <table:table-cell office:value-type="float" office:value="2618932.99275027">
                <text:p>2618932.9927502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6.9478209018707">
                <text:p>36.9478209018707</text:p>
              </table:table-cell>
              <table:table-cell office:value-type="float" office:value="1530080.88964989">
                <text:p>1530080.8896498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6.9612278938293">
                <text:p>36.9612278938293</text:p>
              </table:table-cell>
              <table:table-cell office:value-type="float" office:value="603864.015506909">
                <text:p>603864.01550690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6.9733839035034">
                <text:p>36.9733839035034</text:p>
              </table:table-cell>
              <table:table-cell office:value-type="float" office:value="666008.025418742">
                <text:p>666008.02541874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6.9764726161957">
                <text:p>36.9764726161957</text:p>
              </table:table-cell>
              <table:table-cell office:value-type="float" office:value="2621156.71045928">
                <text:p>2621156.7104592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6.9869456291199">
                <text:p>36.9869456291199</text:p>
              </table:table-cell>
              <table:table-cell office:value-type="float" office:value="773034.470462358">
                <text:p>773034.47046235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6.9988014698029">
                <text:p>36.9988014698029</text:p>
              </table:table-cell>
              <table:table-cell office:value-type="float" office:value="682870.174834597">
                <text:p>682870.17483459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7.0018911361694">
                <text:p>37.0018911361694</text:p>
              </table:table-cell>
              <table:table-cell office:value-type="float" office:value="2620347.64904699">
                <text:p>2620347.6490469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7.0244226455688">
                <text:p>37.0244226455688</text:p>
              </table:table-cell>
              <table:table-cell office:value-type="float" office:value="359319.025480403">
                <text:p>359319.02548040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7.0275042057037">
                <text:p>37.0275042057037</text:p>
              </table:table-cell>
              <table:table-cell office:value-type="float" office:value="2627240.63319149">
                <text:p>2627240.6331914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7.0497665405273">
                <text:p>37.0497665405273</text:p>
              </table:table-cell>
              <table:table-cell office:value-type="float" office:value="363663.562880857">
                <text:p>363663.56288085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7.0528581142426">
                <text:p>37.0528581142426</text:p>
              </table:table-cell>
              <table:table-cell office:value-type="float" office:value="2618731.02367548">
                <text:p>2618731.0236754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7.0559573173523">
                <text:p>37.0559573173523</text:p>
              </table:table-cell>
              <table:table-cell office:value-type="float" office:value="2612284.42064774">
                <text:p>2612284.4206477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7.075031042099">
                <text:p>37.075031042099</text:p>
              </table:table-cell>
              <table:table-cell office:value-type="float" office:value="424458.259071762">
                <text:p>424458.25907176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7.0781357288361">
                <text:p>37.0781357288361</text:p>
              </table:table-cell>
              <table:table-cell office:value-type="float" office:value="2607670.49485486">
                <text:p>2607670.4948548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7.0812232494354">
                <text:p>37.0812232494354</text:p>
              </table:table-cell>
              <table:table-cell office:value-type="float" office:value="2622168.74007722">
                <text:p>2622168.7400772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7.0919694900513">
                <text:p>37.0919694900513</text:p>
              </table:table-cell>
              <table:table-cell office:value-type="float" office:value="753379.743615912">
                <text:p>753379.743615912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7.0950565338135">
                <text:p>37.0950565338135</text:p>
              </table:table-cell>
              <table:table-cell office:value-type="float" office:value="2622573.77077541">
                <text:p>2622573.7707754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7.1088573932648">
                <text:p>37.1088573932648</text:p>
              </table:table-cell>
              <table:table-cell office:value-type="float" office:value="586630.13188218">
                <text:p>586630.1318821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7.1164934635162">
                <text:p>37.1164934635162</text:p>
              </table:table-cell>
              <table:table-cell office:value-type="float" office:value="1060231.20969152">
                <text:p>1060231.2096915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7.1342022418976">
                <text:p>37.1342022418976</text:p>
              </table:table-cell>
              <table:table-cell office:value-type="float" office:value="457174.3925898">
                <text:p>457174.392589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7.1372756958008">
                <text:p>37.1372756958008</text:p>
              </table:table-cell>
              <table:table-cell office:value-type="float" office:value="2634169.97781398">
                <text:p>2634169.97781398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7.140331029892">
                <text:p>37.140331029892</text:p>
              </table:table-cell>
              <table:table-cell office:value-type="float" office:value="2649792.05493562">
                <text:p>2649792.0549356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7.1596171855926">
                <text:p>37.1596171855926</text:p>
              </table:table-cell>
              <table:table-cell office:value-type="float" office:value="419782.984522573">
                <text:p>419782.98452257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7.1626989841461">
                <text:p>37.1626989841461</text:p>
              </table:table-cell>
              <table:table-cell office:value-type="float" office:value="2627037.38078292">
                <text:p>2627037.3807829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7.1657843589783">
                <text:p>37.1657843589783</text:p>
              </table:table-cell>
              <table:table-cell office:value-type="float" office:value="2623992.36411406">
                <text:p>2623992.3641140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7.1764962673187">
                <text:p>37.1764962673187</text:p>
              </table:table-cell>
              <table:table-cell office:value-type="float" office:value="755794.368537025">
                <text:p>755794.36853702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7.185065984726">
                <text:p>37.185065984726</text:p>
              </table:table-cell>
              <table:table-cell office:value-type="float" office:value="944721.933674605">
                <text:p>944721.93367460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7.2019436359405">
                <text:p>37.2019436359405</text:p>
              </table:table-cell>
              <table:table-cell office:value-type="float" office:value="479687.599717474">
                <text:p>479687.59971747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7.2050001621246">
                <text:p>37.2050001621246</text:p>
              </table:table-cell>
              <table:table-cell office:value-type="float" office:value="2648758.59469579">
                <text:p>2648758.5946957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7.2104539871216">
                <text:p>37.2104539871216</text:p>
              </table:table-cell>
              <table:table-cell office:value-type="float" office:value="1484462.74028415">
                <text:p>1484462.7402841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7.235878944397">
                <text:p>37.235878944397</text:p>
              </table:table-cell>
              <table:table-cell office:value-type="float" office:value="318427.280420105">
                <text:p>318427.28042010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7.238965511322">
                <text:p>37.238965511322</text:p>
              </table:table-cell>
              <table:table-cell office:value-type="float" office:value="2622978.92661826">
                <text:p>2622978.9266182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7.2443587779999">
                <text:p>37.2443587779999</text:p>
              </table:table-cell>
              <table:table-cell office:value-type="float" office:value="1501131.03682419">
                <text:p>1501131.0368241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7.2611889839172">
                <text:p>37.2611889839172</text:p>
              </table:table-cell>
              <table:table-cell office:value-type="float" office:value="481039.866045247">
                <text:p>481039.866045247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7.2697095870972">
                <text:p>37.2697095870972</text:p>
              </table:table-cell>
              <table:table-cell office:value-type="float" office:value="950167.473949298">
                <text:p>950167.47394929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7.2728044986725">
                <text:p>37.2728044986725</text:p>
              </table:table-cell>
              <table:table-cell office:value-type="float" office:value="2615906.7239812">
                <text:p>2615906.723981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7.2865560054779">
                <text:p>37.2865560054779</text:p>
              </table:table-cell>
              <table:table-cell office:value-type="float" office:value="588735.482922431">
                <text:p>588735.48292243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7.2951440811157">
                <text:p>37.2951440811157</text:p>
              </table:table-cell>
              <table:table-cell office:value-type="float" office:value="942702.456455956">
                <text:p>942702.45645595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7.2982368469238">
                <text:p>37.2982368469238</text:p>
              </table:table-cell>
              <table:table-cell office:value-type="float" office:value="2617721.64539007">
                <text:p>2617721.6453900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7.3035941123962">
                <text:p>37.3035941123962</text:p>
              </table:table-cell>
              <table:table-cell office:value-type="float" office:value="1511218.74428126">
                <text:p>1511218.7442812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7.3206729888916">
                <text:p>37.3206729888916</text:p>
              </table:table-cell>
              <table:table-cell office:value-type="float" office:value="474035.865427032">
                <text:p>474035.86542703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7.3237931728363">
                <text:p>37.3237931728363</text:p>
              </table:table-cell>
              <table:table-cell office:value-type="float" office:value="2594718.81898067">
                <text:p>2594718.8189806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7.3291122913361">
                <text:p>37.3291122913361</text:p>
              </table:table-cell>
              <table:table-cell office:value-type="float" office:value="1522056.70927835">
                <text:p>1522056.7092783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7.3461232185364">
                <text:p>37.3461232185364</text:p>
              </table:table-cell>
              <table:table-cell office:value-type="float" office:value="475929.377902984">
                <text:p>475929.37790298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7.3545711040497">
                <text:p>37.3545711040497</text:p>
              </table:table-cell>
              <table:table-cell office:value-type="float" office:value="958346.320774419">
                <text:p>958346.32077441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7.3576588630676">
                <text:p>37.3576588630676</text:p>
              </table:table-cell>
              <table:table-cell office:value-type="float" office:value="2621966.27163926">
                <text:p>2621966.2716392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7.371518611908">
                <text:p>37.371518611908</text:p>
              </table:table-cell>
              <table:table-cell office:value-type="float" office:value="584137.569393794">
                <text:p>584137.56939379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7.3799829483032">
                <text:p>37.3799829483032</text:p>
              </table:table-cell>
              <table:table-cell office:value-type="float" office:value="956483.724409893">
                <text:p>956483.72440989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7.3830695152283">
                <text:p>37.3830695152283</text:p>
              </table:table-cell>
              <table:table-cell office:value-type="float" office:value="2622978.92661826">
                <text:p>2622978.9266182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7.3970234394073">
                <text:p>37.3970234394073</text:p>
              </table:table-cell>
              <table:table-cell office:value-type="float" office:value="580195.212192663">
                <text:p>580195.21219266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7.4001054763794">
                <text:p>37.4001054763794</text:p>
              </table:table-cell>
              <table:table-cell office:value-type="float" office:value="2626834.15982053">
                <text:p>2626834.1598205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7.4224011898041">
                <text:p>37.4224011898041</text:p>
              </table:table-cell>
              <table:table-cell office:value-type="float" office:value="363119.127241619">
                <text:p>363119.12724161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7.4254856109619">
                <text:p>37.4254856109619</text:p>
              </table:table-cell>
              <table:table-cell office:value-type="float" office:value="2624803.67813249">
                <text:p>2624803.6781324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7.4393172264099">
                <text:p>37.4393172264099</text:p>
              </table:table-cell>
              <table:table-cell office:value-type="float" office:value="585325.700417141">
                <text:p>585325.70041714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7.4424047470093">
                <text:p>37.4424047470093</text:p>
              </table:table-cell>
              <table:table-cell office:value-type="float" office:value="2622168.74007722">
                <text:p>2622168.7400772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7.4562926292419">
                <text:p>37.4562926292419</text:p>
              </table:table-cell>
              <table:table-cell office:value-type="float" office:value="582954.252085837">
                <text:p>582954.25208583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7.4648051261902">
                <text:p>37.4648051261902</text:p>
              </table:table-cell>
              <table:table-cell office:value-type="float" office:value="951072.293972664">
                <text:p>951072.29397266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7.467892408371">
                <text:p>37.467892408371</text:p>
              </table:table-cell>
              <table:table-cell office:value-type="float" office:value="2622371.23978686">
                <text:p>2622371.2397868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7.4816179275513">
                <text:p>37.4816179275513</text:p>
              </table:table-cell>
              <table:table-cell office:value-type="float" office:value="589850.182980423">
                <text:p>589850.18298042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7.4901025295258">
                <text:p>37.4901025295258</text:p>
              </table:table-cell>
              <table:table-cell office:value-type="float" office:value="954199.1509259">
                <text:p>954199.150925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7.5069489479065">
                <text:p>37.5069489479065</text:p>
              </table:table-cell>
              <table:table-cell office:value-type="float" office:value="480576.92840261">
                <text:p>480576.9284026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7.5100388526916">
                <text:p>37.5100388526916</text:p>
              </table:table-cell>
              <table:table-cell office:value-type="float" office:value="2620145.46172839">
                <text:p>2620145.4617283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7.5155208110809">
                <text:p>37.5155208110809</text:p>
              </table:table-cell>
              <table:table-cell office:value-type="float" office:value="1476844.48240769">
                <text:p>1476844.4824076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7.5239994525909">
                <text:p>37.5239994525909</text:p>
              </table:table-cell>
              <table:table-cell office:value-type="float" office:value="954869.95062145">
                <text:p>954869.9506214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7.5270864963531">
                <text:p>37.5270864963531</text:p>
              </table:table-cell>
              <table:table-cell office:value-type="float" office:value="2622573.77077541">
                <text:p>2622573.7707754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7.540860414505">
                <text:p>37.540860414505</text:p>
              </table:table-cell>
              <table:table-cell office:value-type="float" office:value="587777.559786748">
                <text:p>587777.55978674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7.5493967533112">
                <text:p>37.5493967533112</text:p>
              </table:table-cell>
              <table:table-cell office:value-type="float" office:value="948415.964249805">
                <text:p>948415.96424980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7.5522327423096">
                <text:p>37.5522327423096</text:p>
              </table:table-cell>
              <table:table-cell office:value-type="float" office:value="2854736.03900799">
                <text:p>2854736.0390079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7.5661721229553">
                <text:p>37.5661721229553</text:p>
              </table:table-cell>
              <table:table-cell office:value-type="float" office:value="580800.553894571">
                <text:p>580800.55389457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7.5747561454773">
                <text:p>37.5747561454773</text:p>
              </table:table-cell>
              <table:table-cell office:value-type="float" office:value="943147.57204755">
                <text:p>943147.5720475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7.5915868282318">
                <text:p>37.5915868282318</text:p>
              </table:table-cell>
              <table:table-cell office:value-type="float" office:value="481026.237502302">
                <text:p>481026.23750230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7.5944154262543">
                <text:p>37.5944154262543</text:p>
              </table:table-cell>
              <table:table-cell office:value-type="float" office:value="2862195.31220499">
                <text:p>2862195.3122049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7.6082928180695">
                <text:p>37.6082928180695</text:p>
              </table:table-cell>
              <table:table-cell office:value-type="float" office:value="583394.928083016">
                <text:p>583394.928083016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7.6169195175171">
                <text:p>37.6169195175171</text:p>
              </table:table-cell>
              <table:table-cell office:value-type="float" office:value="938481.750656386">
                <text:p>938481.75065638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7.6197674274445">
                <text:p>37.6197674274445</text:p>
              </table:table-cell>
              <table:table-cell office:value-type="float" office:value="2842786.53696107">
                <text:p>2842786.5369610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7.6337778568268">
                <text:p>37.6337778568268</text:p>
              </table:table-cell>
              <table:table-cell office:value-type="float" office:value="577855.23762848">
                <text:p>577855.2376284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7.6421902179718">
                <text:p>37.6421902179718</text:p>
              </table:table-cell>
              <table:table-cell office:value-type="float" office:value="962393.299625893">
                <text:p>962393.29962589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7.6450221538544">
                <text:p>37.6450221538544</text:p>
              </table:table-cell>
              <table:table-cell office:value-type="float" office:value="2858821.7868328">
                <text:p>2858821.7868328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7.6591384410858">
                <text:p>37.6591384410858</text:p>
              </table:table-cell>
              <table:table-cell office:value-type="float" office:value="573521.908931226">
                <text:p>573521.90893122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7.6675713062286">
                <text:p>37.6675713062286</text:p>
              </table:table-cell>
              <table:table-cell office:value-type="float" office:value="960053.298953916">
                <text:p>960053.29895391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7.6931691169739">
                <text:p>37.6931691169739</text:p>
              </table:table-cell>
              <table:table-cell office:value-type="float" office:value="316277.047305919">
                <text:p>316277.04730591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7.6960046291351">
                <text:p>37.6960046291351</text:p>
              </table:table-cell>
              <table:table-cell office:value-type="float" office:value="2855216.10897166">
                <text:p>2855216.1089716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7.6988589763641">
                <text:p>37.6988589763641</text:p>
              </table:table-cell>
              <table:table-cell office:value-type="float" office:value="2836375.30771801">
                <text:p>2836375.3077180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7.7187457084656">
                <text:p>37.7187457084656</text:p>
              </table:table-cell>
              <table:table-cell office:value-type="float" office:value="407105.599788997">
                <text:p>407105.59978899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7.7215800285339">
                <text:p>37.7215800285339</text:p>
              </table:table-cell>
              <table:table-cell office:value-type="float" office:value="2856416.99057873">
                <text:p>2856416.9905787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7.7244107723236">
                <text:p>37.7244107723236</text:p>
              </table:table-cell>
              <table:table-cell office:value-type="float" office:value="2860025.70403436">
                <text:p>2860025.7040343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7.7272417545319">
                <text:p>37.7272417545319</text:p>
              </table:table-cell>
              <table:table-cell office:value-type="float" office:value="2859784.83948122">
                <text:p>2859784.8394812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7.730078458786">
                <text:p>37.730078458786</text:p>
              </table:table-cell>
              <table:table-cell office:value-type="float" office:value="2854016.23667843">
                <text:p>2854016.2366784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7.7329125404358">
                <text:p>37.7329125404358</text:p>
              </table:table-cell>
              <table:table-cell office:value-type="float" office:value="2856657.28812989">
                <text:p>2856657.2881298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7.7357742786407">
                <text:p>37.7357742786407</text:p>
              </table:table-cell>
              <table:table-cell office:value-type="float" office:value="2829049.83620761">
                <text:p>2829049.8362076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7.7441983222961">
                <text:p>37.7441983222961</text:p>
              </table:table-cell>
              <table:table-cell office:value-type="float" office:value="961058.647270257">
                <text:p>961058.64727025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7.7470424175262">
                <text:p>37.7470424175262</text:p>
              </table:table-cell>
              <table:table-cell office:value-type="float" office:value="2846599.47891693">
                <text:p>2846599.4789169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7.7498683929443">
                <text:p>37.7498683929443</text:p>
              </table:table-cell>
              <table:table-cell office:value-type="float" office:value="2864851.52990804">
                <text:p>2864851.5299080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7.7610015869141">
                <text:p>37.7610015869141</text:p>
              </table:table-cell>
              <table:table-cell office:value-type="float" office:value="727194.731540175">
                <text:p>727194.73154017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7.7782070636749">
                <text:p>37.7782070636749</text:p>
              </table:table-cell>
              <table:table-cell office:value-type="float" office:value="470547.844301254">
                <text:p>470547.84430125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7.7810614109039">
                <text:p>37.7810614109039</text:p>
              </table:table-cell>
              <table:table-cell office:value-type="float" office:value="2836375.30771801">
                <text:p>2836375.3077180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7.7839133739471">
                <text:p>37.7839133739471</text:p>
              </table:table-cell>
              <table:table-cell office:value-type="float" office:value="2838746.46246447">
                <text:p>2838746.4624644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7.7867243289948">
                <text:p>37.7867243289948</text:p>
              </table:table-cell>
              <table:table-cell office:value-type="float" office:value="2880159.89686175">
                <text:p>2880159.8968617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7.803432226181">
                <text:p>37.803432226181</text:p>
              </table:table-cell>
              <table:table-cell office:value-type="float" office:value="484561.2772054">
                <text:p>484561.277205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7.8062651157379">
                <text:p>37.8062651157379</text:p>
              </table:table-cell>
              <table:table-cell office:value-type="float" office:value="2857859.38259552">
                <text:p>2857859.3825955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7.8119463920593">
                <text:p>37.8119463920593</text:p>
              </table:table-cell>
              <table:table-cell office:value-type="float" office:value="1425031.90163246">
                <text:p>1425031.9016324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7.8288204669952">
                <text:p>37.8288204669952</text:p>
              </table:table-cell>
              <table:table-cell office:value-type="float" office:value="479789.264344755">
                <text:p>479789.26434475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7.8316507339478">
                <text:p>37.8316507339478</text:p>
              </table:table-cell>
              <table:table-cell office:value-type="float" office:value="2860507.55488164">
                <text:p>2860507.5548816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7.8374524116516">
                <text:p>37.8374524116516</text:p>
              </table:table-cell>
              <table:table-cell office:value-type="float" office:value="1395458.41965974">
                <text:p>1395458.41965974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7.8602423667908">
                <text:p>37.8602423667908</text:p>
              </table:table-cell>
              <table:table-cell office:value-type="float" office:value="355244.227141482">
                <text:p>355244.22714148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7.8631119728088">
                <text:p>37.8631119728088</text:p>
              </table:table-cell>
              <table:table-cell office:value-type="float" office:value="2821293.21900964">
                <text:p>2821293.2190096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7.8659558296204">
                <text:p>37.8659558296204</text:p>
              </table:table-cell>
              <table:table-cell office:value-type="float" office:value="2846838.12743125">
                <text:p>2846838.1274312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7.8709812164307">
                <text:p>37.8709812164307</text:p>
              </table:table-cell>
              <table:table-cell office:value-type="float" office:value="1611020.26681848">
                <text:p>1611020.2668184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7.8963761329651">
                <text:p>37.8963761329651</text:p>
              </table:table-cell>
              <table:table-cell office:value-type="float" office:value="318803.961770284">
                <text:p>318803.96177028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7.8991959095001">
                <text:p>37.8991959095001</text:p>
              </table:table-cell>
              <table:table-cell office:value-type="float" office:value="2871149.50401623">
                <text:p>2871149.5040162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7.9020142555237">
                <text:p>37.9020142555237</text:p>
              </table:table-cell>
              <table:table-cell office:value-type="float" office:value="2872606.81702056">
                <text:p>2872606.8170205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7.9048721790314">
                <text:p>37.9048721790314</text:p>
              </table:table-cell>
              <table:table-cell office:value-type="float" office:value="2832825.99349295">
                <text:p>2832825.9934929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7.9225189685822">
                <text:p>37.9225189685822</text:p>
              </table:table-cell>
              <table:table-cell office:value-type="float" office:value="458780.333765672">
                <text:p>458780.33376567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7.9253480434418">
                <text:p>37.9253480434418</text:p>
              </table:table-cell>
              <table:table-cell office:value-type="float" office:value="2861712.89263442">
                <text:p>2861712.8926344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7.9308202266693">
                <text:p>37.9308202266693</text:p>
              </table:table-cell>
              <table:table-cell office:value-type="float" office:value="1479482.62391077">
                <text:p>1479482.6239107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7.9559450149536">
                <text:p>37.9559450149536</text:p>
              </table:table-cell>
              <table:table-cell office:value-type="float" office:value="322231.571004261">
                <text:p>322231.57100426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7.9587585926056">
                <text:p>37.9587585926056</text:p>
              </table:table-cell>
              <table:table-cell office:value-type="float" office:value="2877475.22955682">
                <text:p>2877475.2295568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7.9615802764893">
                <text:p>37.9615802764893</text:p>
              </table:table-cell>
              <table:table-cell office:value-type="float" office:value="2869208.71854668">
                <text:p>2869208.71854668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7.9809873104095">
                <text:p>37.9809873104095</text:p>
              </table:table-cell>
              <table:table-cell office:value-type="float" office:value="417168.333566751">
                <text:p>417168.33356675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7.9838325977325">
                <text:p>37.9838325977325</text:p>
              </table:table-cell>
              <table:table-cell office:value-type="float" office:value="2845406.83626613">
                <text:p>2845406.8362661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7.9866628646851">
                <text:p>37.9866628646851</text:p>
              </table:table-cell>
              <table:table-cell office:value-type="float" office:value="2860507.55488164">
                <text:p>2860507.5548816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7.9894604682922">
                <text:p>37.9894604682922</text:p>
              </table:table-cell>
              <table:table-cell office:value-type="float" office:value="2893905.33356059">
                <text:p>2893905.3335605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8.0058560371399">
                <text:p>38.0058560371399</text:p>
              </table:table-cell>
              <table:table-cell office:value-type="float" office:value="493791.95532806">
                <text:p>493791.9553280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8.0087299346924">
                <text:p>38.0087299346924</text:p>
              </table:table-cell>
              <table:table-cell office:value-type="float" office:value="2817080.23759748">
                <text:p>2817080.2375974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8.0141415596008">
                <text:p>38.0141415596008</text:p>
              </table:table-cell>
              <table:table-cell office:value-type="float" office:value="1496038.64587188">
                <text:p>1496038.64587188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8.039571762085">
                <text:p>38.039571762085</text:p>
              </table:table-cell>
              <table:table-cell office:value-type="float" office:value="318361.601920084">
                <text:p>318361.60192008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8.0423996448517">
                <text:p>38.0423996448517</text:p>
              </table:table-cell>
              <table:table-cell office:value-type="float" office:value="2862919.24660653">
                <text:p>2862919.2466065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8.0452282428741">
                <text:p>38.0452282428741</text:p>
              </table:table-cell>
              <table:table-cell office:value-type="float" office:value="2862195.31220499">
                <text:p>2862195.3122049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8.0646295547485">
                <text:p>38.0646295547485</text:p>
              </table:table-cell>
              <table:table-cell office:value-type="float" office:value="417291.369388633">
                <text:p>417291.36938863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8.0674605369568">
                <text:p>38.0674605369568</text:p>
              </table:table-cell>
              <table:table-cell office:value-type="float" office:value="2859784.83948122">
                <text:p>2859784.8394812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8.0702841281891">
                <text:p>38.0702841281891</text:p>
              </table:table-cell>
              <table:table-cell office:value-type="float" office:value="2867270.55509584">
                <text:p>2867270.5550958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8.0896761417389">
                <text:p>38.0896761417389</text:p>
              </table:table-cell>
              <table:table-cell office:value-type="float" office:value="417491.457460411">
                <text:p>417491.45746041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8.0925133228302">
                <text:p>38.0925133228302</text:p>
              </table:table-cell>
              <table:table-cell office:value-type="float" office:value="2853536.57008403">
                <text:p>2853536.5700840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8.0953433513641">
                <text:p>38.0953433513641</text:p>
              </table:table-cell>
              <table:table-cell office:value-type="float" office:value="2860748.54119629">
                <text:p>2860748.5411962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8.1063458919525">
                <text:p>38.1063458919525</text:p>
              </table:table-cell>
              <table:table-cell office:value-type="float" office:value="735830.0507931">
                <text:p>735830.050793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8.1144690513611">
                <text:p>38.1144690513611</text:p>
              </table:table-cell>
              <table:table-cell office:value-type="float" office:value="996656.54615362">
                <text:p>996656.5461536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8.117297410965">
                <text:p>38.117297410965</text:p>
              </table:table-cell>
              <table:table-cell office:value-type="float" office:value="2862436.58298913">
                <text:p>2862436.5829891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8.1312017440796">
                <text:p>38.1312017440796</text:p>
              </table:table-cell>
              <table:table-cell office:value-type="float" office:value="582264.531010477">
                <text:p>582264.53101047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8.1340959072113">
                <text:p>38.1340959072113</text:p>
              </table:table-cell>
              <table:table-cell office:value-type="float" office:value="2797354.4100832">
                <text:p>2797354.410083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8.1562438011169">
                <text:p>38.1562438011169</text:p>
              </table:table-cell>
              <table:table-cell office:value-type="float" office:value="365542.657667259">
                <text:p>365542.65766725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8.1590809822082">
                <text:p>38.1590809822082</text:p>
              </table:table-cell>
              <table:table-cell office:value-type="float" office:value="2853536.57008403">
                <text:p>2853536.5700840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8.1619215011597">
                <text:p>38.1619215011597</text:p>
              </table:table-cell>
              <table:table-cell office:value-type="float" office:value="2850183.41312741">
                <text:p>2850183.4131274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8.1729636192322">
                <text:p>38.1729636192322</text:p>
              </table:table-cell>
              <table:table-cell office:value-type="float" office:value="733192.667098502">
                <text:p>733192.66709850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8.1895501613617">
                <text:p>38.1895501613617</text:p>
              </table:table-cell>
              <table:table-cell office:value-type="float" office:value="488106.558725869">
                <text:p>488106.55872586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8.1923811435699">
                <text:p>38.1923811435699</text:p>
              </table:table-cell>
              <table:table-cell office:value-type="float" office:value="2859784.83948122">
                <text:p>2859784.8394812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8.1979565620422">
                <text:p>38.1979565620422</text:p>
              </table:table-cell>
              <table:table-cell office:value-type="float" office:value="1452088.31233697">
                <text:p>1452088.31233697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8.2144732475281">
                <text:p>38.2144732475281</text:p>
              </table:table-cell>
              <table:table-cell office:value-type="float" office:value="490170.985391766">
                <text:p>490170.98539176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8.2228722572327">
                <text:p>38.2228722572327</text:p>
              </table:table-cell>
              <table:table-cell office:value-type="float" office:value="963923.162938572">
                <text:p>963923.16293857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8.2257165908813">
                <text:p>38.2257165908813</text:p>
              </table:table-cell>
              <table:table-cell office:value-type="float" office:value="2846360.87041073">
                <text:p>2846360.8704107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8.2396578788757">
                <text:p>38.2396578788757</text:p>
              </table:table-cell>
              <table:table-cell office:value-type="float" office:value="580721.092861785">
                <text:p>580721.09286178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8.2424895763397">
                <text:p>38.2424895763397</text:p>
              </table:table-cell>
              <table:table-cell office:value-type="float" office:value="2859062.48918077">
                <text:p>2859062.48918077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8.2453384399414">
                <text:p>38.2453384399414</text:p>
              </table:table-cell>
              <table:table-cell office:value-type="float" office:value="2841834.89697883">
                <text:p>2841834.8969788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8.2564234733582">
                <text:p>38.2564234733582</text:p>
              </table:table-cell>
              <table:table-cell office:value-type="float" office:value="730354.13567342">
                <text:p>730354.1356734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8.2731840610504">
                <text:p>38.2731840610504</text:p>
              </table:table-cell>
              <table:table-cell office:value-type="float" office:value="483037.954793098">
                <text:p>483037.95479309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8.276086807251">
                <text:p>38.276086807251</text:p>
              </table:table-cell>
              <table:table-cell office:value-type="float" office:value="2789082.97199179">
                <text:p>2789082.9719917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8.2815051078796">
                <text:p>38.2815051078796</text:p>
              </table:table-cell>
              <table:table-cell office:value-type="float" office:value="1494195.42303969">
                <text:p>1494195.4230396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8.2980828285217">
                <text:p>38.2980828285217</text:p>
              </table:table-cell>
              <table:table-cell office:value-type="float" office:value="488366.294425588">
                <text:p>488366.29442558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8.3065161705017">
                <text:p>38.3065161705017</text:p>
              </table:table-cell>
              <table:table-cell office:value-type="float" office:value="959999.015718648">
                <text:p>959999.01571864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8.3093421459198">
                <text:p>38.3093421459198</text:p>
              </table:table-cell>
              <table:table-cell office:value-type="float" office:value="2864851.52990804">
                <text:p>2864851.5299080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8.3232822418213">
                <text:p>38.3232822418213</text:p>
              </table:table-cell>
              <table:table-cell office:value-type="float" office:value="580770.753459098">
                <text:p>580770.75345909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8.3317973613739">
                <text:p>38.3317973613739</text:p>
              </table:table-cell>
              <table:table-cell office:value-type="float" office:value="950779.369564609">
                <text:p>950779.36956460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8.3346281051636">
                <text:p>38.3346281051636</text:p>
              </table:table-cell>
              <table:table-cell office:value-type="float" office:value="2860025.70403436">
                <text:p>2860025.70403436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8.3482668399811">
                <text:p>38.3482668399811</text:p>
              </table:table-cell>
              <table:table-cell office:value-type="float" office:value="593603.446971419">
                <text:p>593603.44697141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8.3510522842407">
                <text:p>38.3510522842407</text:p>
              </table:table-cell>
              <table:table-cell office:value-type="float" office:value="2906538.1480784">
                <text:p>2906538.148078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8.3538510799408">
                <text:p>38.3538510799408</text:p>
              </table:table-cell>
              <table:table-cell office:value-type="float" office:value="2892672.73055627">
                <text:p>2892672.7305562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8.3733036518097">
                <text:p>38.3733036518097</text:p>
              </table:table-cell>
              <table:table-cell office:value-type="float" office:value="416191.753695306">
                <text:p>416191.75369530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8.3761193752289">
                <text:p>38.3761193752289</text:p>
              </table:table-cell>
              <table:table-cell office:value-type="float" office:value="2875282.40338696">
                <text:p>2875282.4033869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8.3817989826202">
                <text:p>38.3817989826202</text:p>
              </table:table-cell>
              <table:table-cell office:value-type="float" office:value="1425450.64159181">
                <text:p>1425450.6415918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8.3983879089355">
                <text:p>38.3983879089355</text:p>
              </table:table-cell>
              <table:table-cell office:value-type="float" office:value="488036.407306802">
                <text:p>488036.40730680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8.4068417549133">
                <text:p>38.4068417549133</text:p>
              </table:table-cell>
              <table:table-cell office:value-type="float" office:value="957670.629589937">
                <text:p>957670.62958993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8.4096732139587">
                <text:p>38.4096732139587</text:p>
              </table:table-cell>
              <table:table-cell office:value-type="float" office:value="2859303.23206467">
                <text:p>2859303.2320646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8.4153020381927">
                <text:p>38.4153020381927</text:p>
              </table:table-cell>
              <table:table-cell office:value-type="float" office:value="1438311.03325003">
                <text:p>1438311.0332500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8.4320514202118">
                <text:p>38.4320514202118</text:p>
              </table:table-cell>
              <table:table-cell office:value-type="float" office:value="483361.116893469">
                <text:p>483361.11689346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8.4348819255829">
                <text:p>38.4348819255829</text:p>
              </table:table-cell>
              <table:table-cell office:value-type="float" office:value="2860266.60916442">
                <text:p>2860266.6091644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8.4402852058411">
                <text:p>38.4402852058411</text:p>
              </table:table-cell>
              <table:table-cell office:value-type="float" office:value="1498349.07929224">
                <text:p>1498349.0792922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8.4569988250732">
                <text:p>38.4569988250732</text:p>
              </table:table-cell>
              <table:table-cell office:value-type="float" office:value="484395.38364098">
                <text:p>484395.3836409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8.4654397964478">
                <text:p>38.4654397964478</text:p>
              </table:table-cell>
              <table:table-cell office:value-type="float" office:value="959131.318043159">
                <text:p>959131.318043159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8.468284368515">
                <text:p>38.468284368515</text:p>
              </table:table-cell>
              <table:table-cell office:value-type="float" office:value="2846122.30190261">
                <text:p>2846122.30190261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8.4822177886963">
                <text:p>38.4822177886963</text:p>
              </table:table-cell>
              <table:table-cell office:value-type="float" office:value="581049.009838983">
                <text:p>581049.00983898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8.4903953075409">
                <text:p>38.4903953075409</text:p>
              </table:table-cell>
              <table:table-cell office:value-type="float" office:value="990031.347386221">
                <text:p>990031.34738622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8.4932281970978">
                <text:p>38.4932281970978</text:p>
              </table:table-cell>
              <table:table-cell office:value-type="float" office:value="2857859.38259552">
                <text:p>2857859.3825955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8.498681306839">
                <text:p>38.498681306839</text:p>
              </table:table-cell>
              <table:table-cell office:value-type="float" office:value="1484657.44945785">
                <text:p>1484657.4494578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8.5155351161957">
                <text:p>38.5155351161957</text:p>
              </table:table-cell>
              <table:table-cell office:value-type="float" office:value="480366.178865469">
                <text:p>480366.17886546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8.518367767334">
                <text:p>38.518367767334</text:p>
              </table:table-cell>
              <table:table-cell office:value-type="float" office:value="2858099.92290211">
                <text:p>2858099.9229021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8.5238366127014">
                <text:p>38.5238366127014</text:p>
              </table:table-cell>
              <table:table-cell office:value-type="float" office:value="1480385.61269509">
                <text:p>1480385.6126950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8.5405192375183">
                <text:p>38.5405192375183</text:p>
              </table:table-cell>
              <table:table-cell office:value-type="float" office:value="485295.335048305">
                <text:p>485295.33504830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8.5488810539246">
                <text:p>38.5488810539246</text:p>
              </table:table-cell>
              <table:table-cell office:value-type="float" office:value="968210.686131387">
                <text:p>968210.68613138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8.5517010688782">
                <text:p>38.5517010688782</text:p>
              </table:table-cell>
              <table:table-cell office:value-type="float" office:value="2870906.76225905">
                <text:p>2870906.7622590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8.5653297901154">
                <text:p>38.5653297901154</text:p>
              </table:table-cell>
              <table:table-cell office:value-type="float" office:value="594039.591763903">
                <text:p>594039.59176390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8.5738208293915">
                <text:p>38.5738208293915</text:p>
              </table:table-cell>
              <table:table-cell office:value-type="float" office:value="953475.745044084">
                <text:p>953475.74504408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8.5766296386719">
                <text:p>38.5766296386719</text:p>
              </table:table-cell>
              <table:table-cell office:value-type="float" office:value="2882360.17180205">
                <text:p>2882360.1718020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8.5903458595276">
                <text:p>38.5903458595276</text:p>
              </table:table-cell>
              <table:table-cell office:value-type="float" office:value="590250.04665392">
                <text:p>590250.0466539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8.598724603653">
                <text:p>38.598724603653</text:p>
              </table:table-cell>
              <table:table-cell office:value-type="float" office:value="966254.593631733">
                <text:p>966254.593631733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8.6015336513519">
                <text:p>38.6015336513519</text:p>
              </table:table-cell>
              <table:table-cell office:value-type="float" office:value="2882115.53080971">
                <text:p>2882115.5308097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8.6156048774719">
                <text:p>38.6156048774719</text:p>
              </table:table-cell>
              <table:table-cell office:value-type="float" office:value="575358.531727071">
                <text:p>575358.53172707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8.6183958053589">
                <text:p>38.6183958053589</text:p>
              </table:table-cell>
              <table:table-cell office:value-type="float" office:value="2900827.36921237">
                <text:p>2900827.3692123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8.6239047050476">
                <text:p>38.6239047050476</text:p>
              </table:table-cell>
              <table:table-cell office:value-type="float" office:value="1469621.96762746">
                <text:p>1469621.9676274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8.6407101154327">
                <text:p>38.6407101154327</text:p>
              </table:table-cell>
              <table:table-cell office:value-type="float" office:value="481749.616014301">
                <text:p>481749.61601430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8.6491513252258">
                <text:p>38.6491513252258</text:p>
              </table:table-cell>
              <table:table-cell office:value-type="float" office:value="959104.22776444">
                <text:p>959104.2277644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8.651980638504">
                <text:p>38.651980638504</text:p>
              </table:table-cell>
              <table:table-cell office:value-type="float" office:value="2861471.74382742">
                <text:p>2861471.7438274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8.674201965332">
                <text:p>38.674201965332</text:p>
              </table:table-cell>
              <table:table-cell office:value-type="float" office:value="364334.680042488">
                <text:p>364334.680042488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8.6770308017731">
                <text:p>38.6770308017731</text:p>
              </table:table-cell>
              <table:table-cell office:value-type="float" office:value="2861954.08209018">
                <text:p>2861954.0820901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8.6798577308655">
                <text:p>38.6798577308655</text:p>
              </table:table-cell>
              <table:table-cell office:value-type="float" office:value="2863885.06232605">
                <text:p>2863885.0623260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8.6990847587585">
                <text:p>38.6990847587585</text:p>
              </table:table-cell>
              <table:table-cell office:value-type="float" office:value="421073.919746044">
                <text:p>421073.91974604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8.7019124031067">
                <text:p>38.7019124031067</text:p>
              </table:table-cell>
              <table:table-cell office:value-type="float" office:value="2863160.63946037">
                <text:p>2863160.6394603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8.724502325058">
                <text:p>38.724502325058</text:p>
              </table:table-cell>
              <table:table-cell office:value-type="float" office:value="358389.905793201">
                <text:p>358389.90579320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8.7273280620575">
                <text:p>38.7273280620575</text:p>
              </table:table-cell>
              <table:table-cell office:value-type="float" office:value="2865093.24873439">
                <text:p>2865093.2487343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8.7301528453827">
                <text:p>38.7301528453827</text:p>
              </table:table-cell>
              <table:table-cell office:value-type="float" office:value="2866060.53207292">
                <text:p>2866060.5320729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8.7329785823822">
                <text:p>38.7329785823822</text:p>
              </table:table-cell>
              <table:table-cell office:value-type="float" office:value="2865093.24873439">
                <text:p>2865093.2487343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8.7358055114746">
                <text:p>38.7358055114746</text:p>
              </table:table-cell>
              <table:table-cell office:value-type="float" office:value="2863885.06232605">
                <text:p>2863885.0623260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8.7386264801025">
                <text:p>38.7386264801025</text:p>
              </table:table-cell>
              <table:table-cell office:value-type="float" office:value="2869936.20554429">
                <text:p>2869936.2055442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8.7414464950562">
                <text:p>38.7414464950562</text:p>
              </table:table-cell>
              <table:table-cell office:value-type="float" office:value="2870906.76225905">
                <text:p>2870906.7622590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8.7442708015442">
                <text:p>38.7442708015442</text:p>
              </table:table-cell>
              <table:table-cell office:value-type="float" office:value="2866544.41870674">
                <text:p>2866544.4187067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8.7470951080322">
                <text:p>38.7470951080322</text:p>
              </table:table-cell>
              <table:table-cell office:value-type="float" office:value="2866544.41870674">
                <text:p>2866544.41870674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8.7572808265686">
                <text:p>38.7572808265686</text:p>
              </table:table-cell>
              <table:table-cell office:value-type="float" office:value="794838.377978559">
                <text:p>794838.37797855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8.7655780315399">
                <text:p>38.7655780315399</text:p>
              </table:table-cell>
              <table:table-cell office:value-type="float" office:value="975750.271084164">
                <text:p>975750.27108416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8.7684025764465">
                <text:p>38.7684025764465</text:p>
              </table:table-cell>
              <table:table-cell office:value-type="float" office:value="2866302.4549675">
                <text:p>2866302.454967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8.782267332077">
                <text:p>38.782267332077</text:p>
              </table:table-cell>
              <table:table-cell office:value-type="float" office:value="583926.627757811">
                <text:p>583926.62775781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8.7905342578888">
                <text:p>38.7905342578888</text:p>
              </table:table-cell>
              <table:table-cell office:value-type="float" office:value="979324.138662975">
                <text:p>979324.13866297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8.793359041214">
                <text:p>38.793359041214</text:p>
              </table:table-cell>
              <table:table-cell office:value-type="float" office:value="2866060.53207292">
                <text:p>2866060.5320729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8.8072900772095">
                <text:p>38.8072900772095</text:p>
              </table:table-cell>
              <table:table-cell office:value-type="float" office:value="581148.451746504">
                <text:p>581148.45174650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8.8156385421753">
                <text:p>38.8156385421753</text:p>
              </table:table-cell>
              <table:table-cell office:value-type="float" office:value="969759.115375828">
                <text:p>969759.115375828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8.8184604644775">
                <text:p>38.8184604644775</text:p>
              </table:table-cell>
              <table:table-cell office:value-type="float" office:value="2868966.30483271">
                <text:p>2868966.3048327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8.8324117660522">
                <text:p>38.8324117660522</text:p>
              </table:table-cell>
              <table:table-cell office:value-type="float" office:value="580304.278898079">
                <text:p>580304.27889807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8.835268497467">
                <text:p>38.835268497467</text:p>
              </table:table-cell>
              <table:table-cell office:value-type="float" office:value="2834008.11083292">
                <text:p>2834008.1108329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8.8574080467224">
                <text:p>38.8574080467224</text:p>
              </table:table-cell>
              <table:table-cell office:value-type="float" office:value="365680.434891234">
                <text:p>365680.43489123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8.8657929897308">
                <text:p>38.8657929897308</text:p>
              </table:table-cell>
              <table:table-cell office:value-type="float" office:value="965540.253746197">
                <text:p>965540.25374619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8.8824417591095">
                <text:p>38.8824417591095</text:p>
              </table:table-cell>
              <table:table-cell office:value-type="float" office:value="486282.187942145">
                <text:p>486282.18794214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8.8852605819702">
                <text:p>38.8852605819702</text:p>
              </table:table-cell>
              <table:table-cell office:value-type="float" office:value="2872120.88167132">
                <text:p>2872120.88167132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8.8908531665802">
                <text:p>38.8908531665802</text:p>
              </table:table-cell>
              <table:table-cell office:value-type="float" office:value="1447631.20535448">
                <text:p>1447631.2053544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8.8992841243744">
                <text:p>38.8992841243744</text:p>
              </table:table-cell>
              <table:table-cell office:value-type="float" office:value="960270.49329789">
                <text:p>960270.4932978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8.9021129608154">
                <text:p>38.9021129608154</text:p>
              </table:table-cell>
              <table:table-cell office:value-type="float" office:value="2861954.08209018">
                <text:p>2861954.0820901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8.9159889221191">
                <text:p>38.9159889221191</text:p>
              </table:table-cell>
              <table:table-cell office:value-type="float" office:value="583455.071890034">
                <text:p>583455.07189003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8.9412059783936">
                <text:p>38.9412059783936</text:p>
              </table:table-cell>
              <table:table-cell office:value-type="float" office:value="321052.541260116">
                <text:p>321052.54126011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8.9440240859985">
                <text:p>38.9440240859985</text:p>
              </table:table-cell>
              <table:table-cell office:value-type="float" office:value="2872849.8463621">
                <text:p>2872849.846362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8.9468412399292">
                <text:p>38.9468412399292</text:p>
              </table:table-cell>
              <table:table-cell office:value-type="float" office:value="2873822.37508463">
                <text:p>2873822.3750846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8.9662408828735">
                <text:p>38.9662408828735</text:p>
              </table:table-cell>
              <table:table-cell office:value-type="float" office:value="417327.268508505">
                <text:p>417327.26850850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8.969066619873">
                <text:p>38.969066619873</text:p>
              </table:table-cell>
              <table:table-cell office:value-type="float" office:value="2865093.24873439">
                <text:p>2865093.2487343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8.9718923568726">
                <text:p>38.9718923568726</text:p>
              </table:table-cell>
              <table:table-cell office:value-type="float" office:value="2865093.24873439">
                <text:p>2865093.2487343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8.9829039573669">
                <text:p>38.9829039573669</text:p>
              </table:table-cell>
              <table:table-cell office:value-type="float" office:value="735224.639154722">
                <text:p>735224.63915472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8.999716758728">
                <text:p>38.999716758728</text:p>
              </table:table-cell>
              <table:table-cell office:value-type="float" office:value="481537.83692107">
                <text:p>481537.83692107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9.0025379657745">
                <text:p>39.0025379657745</text:p>
              </table:table-cell>
              <table:table-cell office:value-type="float" office:value="2869693.66889208">
                <text:p>2869693.6688920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9.0080869197845">
                <text:p>39.0080869197845</text:p>
              </table:table-cell>
              <table:table-cell office:value-type="float" office:value="1459013.71418751">
                <text:p>1459013.7141875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9.0249812602997">
                <text:p>39.0249812602997</text:p>
              </table:table-cell>
              <table:table-cell office:value-type="float" office:value="479213.733897827">
                <text:p>479213.73389782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9.0331161022186">
                <text:p>39.0331161022186</text:p>
              </table:table-cell>
              <table:table-cell office:value-type="float" office:value="995225.23985932">
                <text:p>995225.2398593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9.0359208583832">
                <text:p>39.0359208583832</text:p>
              </table:table-cell>
              <table:table-cell office:value-type="float" office:value="2886525.43216593">
                <text:p>2886525.4321659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9.0502655506134">
                <text:p>39.0502655506134</text:p>
              </table:table-cell>
              <table:table-cell office:value-type="float" office:value="564389.940896852">
                <text:p>564389.94089685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9.075275182724">
                <text:p>39.075275182724</text:p>
              </table:table-cell>
              <table:table-cell office:value-type="float" office:value="323715.277545806">
                <text:p>323715.27754580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9.0780818462372">
                <text:p>39.0780818462372</text:p>
              </table:table-cell>
              <table:table-cell office:value-type="float" office:value="2884563.81107713">
                <text:p>2884563.8110771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9.0808889865875">
                <text:p>39.0808889865875</text:p>
              </table:table-cell>
              <table:table-cell office:value-type="float" office:value="2884073.82232037">
                <text:p>2884073.8223203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9.0838022232056">
                <text:p>39.0838022232056</text:p>
              </table:table-cell>
              <table:table-cell office:value-type="float" office:value="2779039.62550127">
                <text:p>2779039.62550127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9.1004152297974">
                <text:p>39.1004152297974</text:p>
              </table:table-cell>
              <table:table-cell office:value-type="float" office:value="487329.006659013">
                <text:p>487329.00665901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9.1089069843292">
                <text:p>39.1089069843292</text:p>
              </table:table-cell>
              <table:table-cell office:value-type="float" office:value="953395.434315074">
                <text:p>953395.43431507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9.1339926719665">
                <text:p>39.1339926719665</text:p>
              </table:table-cell>
              <table:table-cell office:value-type="float" office:value="322733.828031592">
                <text:p>322733.828031592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9.1368315219879">
                <text:p>39.1368315219879</text:p>
              </table:table-cell>
              <table:table-cell office:value-type="float" office:value="2851859.00596288">
                <text:p>2851859.0059628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9.1396059989929">
                <text:p>39.1396059989929</text:p>
              </table:table-cell>
              <table:table-cell office:value-type="float" office:value="2918027.42837501">
                <text:p>2918027.4283750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9.1589365005493">
                <text:p>39.1589365005493</text:p>
              </table:table-cell>
              <table:table-cell office:value-type="float" office:value="418819.965761366">
                <text:p>418819.96576136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9.1617279052734">
                <text:p>39.1617279052734</text:p>
              </table:table-cell>
              <table:table-cell office:value-type="float" office:value="2900331.84010933">
                <text:p>2900331.8401093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9.1645050048828">
                <text:p>39.1645050048828</text:p>
              </table:table-cell>
              <table:table-cell office:value-type="float" office:value="2915271.73626374">
                <text:p>2915271.7362637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9.1708600521088">
                <text:p>39.1708600521088</text:p>
              </table:table-cell>
              <table:table-cell office:value-type="float" office:value="1273948.04667042">
                <text:p>1273948.0466704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9.1844401359558">
                <text:p>39.1844401359558</text:p>
              </table:table-cell>
              <table:table-cell office:value-type="float" office:value="596167.158552643">
                <text:p>596167.15855264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9.1872475147247">
                <text:p>39.1872475147247</text:p>
              </table:table-cell>
              <table:table-cell office:value-type="float" office:value="2883828.89036093">
                <text:p>2883828.8903609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9.2849786281586">
                <text:p>39.2849786281586</text:p>
              </table:table-cell>
              <table:table-cell office:value-type="float" office:value="82839.5350829686">
                <text:p>82839.535082968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9.2877776622772">
                <text:p>39.2877776622772</text:p>
              </table:table-cell>
              <table:table-cell office:value-type="float" office:value="2892426.33594549">
                <text:p>2892426.3359454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9.2905931472778">
                <text:p>39.2905931472778</text:p>
              </table:table-cell>
              <table:table-cell office:value-type="float" office:value="2875525.88568041">
                <text:p>2875525.8856804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9.2933804988861">
                <text:p>39.2933804988861</text:p>
              </table:table-cell>
              <table:table-cell office:value-type="float" office:value="2904549.24163887">
                <text:p>2904549.24163887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9.2962045669556">
                <text:p>39.2962045669556</text:p>
              </table:table-cell>
              <table:table-cell office:value-type="float" office:value="2866786.42330097">
                <text:p>2866786.423300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